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22.85pt"/>
    </style:style>
    <style:style style:name="co3" style:family="table-column">
      <style:table-column-properties fo:break-before="auto" style:column-width="28.35pt"/>
    </style:style>
    <style:style style:name="co4" style:family="table-column">
      <style:table-column-properties fo:break-before="auto" style:column-width="53.4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6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ans" fo:font-size="10pt" fo:language="none" fo:country="none" style:font-name-asian="Segoe UI1" style:font-size-asian="10pt" style:language-asian="none" style:country-asian="none" style:font-name-complex="Segoe UI1" style:font-size-complex="10pt" style:language-complex="none" style:country-complex="none"/>
    </style:style>
  </office:automatic-styles>
  <office:body>
    <office:spreadsheet>
      <table:table table:name="results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5" calcext:value-type="float">
            <text:p>-55</text:p>
          </table:table-cell>
          <table:table-cell office:value-type="float" office:value="-304" calcext:value-type="float">
            <text:p>-304</text:p>
          </table:table-cell>
          <table:table-cell office:value-type="float" office:value="-177.7008" calcext:value-type="float">
            <text:p>-177.7008</text:p>
          </table:table-cell>
          <table:table-cell/>
          <table:table-cell office:value-type="string" calcext:value-type="string">
            <text:p>Total Rows</text:p>
          </table:table-cell>
          <table:table-cell office:value-type="float" office:value="4270" calcext:value-type="float">
            <text:p>4270</text:p>
          </table:table-cell>
          <table:table-cell table:number-columns-repeated="2"/>
          <table:table-cell table:formula="of:=ROW()" office:value-type="float" office:value="1" calcext:value-type="float">
            <text:p>1</text:p>
          </table:table-cell>
          <table:table-cell table:style-name="ce1" table:formula="of:=AVERAGEIF([.$A$1:.$A$4270];ROW();[.B$1:.B$4270])" office:value-type="float" office:value="-50.6" calcext:value-type="float">
            <text:p>-50.6</text:p>
          </table:table-cell>
          <table:table-cell table:style-name="ce1" table:formula="of:=AVERAGEIF([.$A$1:.$A$4270];ROW();[.C$1:.C$4270])" office:value-type="float" office:value="-314.3" calcext:value-type="float">
            <text:p>-314.3</text:p>
          </table:table-cell>
          <table:table-cell table:style-name="ce1" table:formula="of:=AVERAGEIF([.$A$1:.$A$4270];ROW();[.D$1:.D$4270])" office:value-type="float" office:value="-177.02164" calcext:value-type="float">
            <text:p>-177.021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5" calcext:value-type="float">
            <text:p>-55</text:p>
          </table:table-cell>
          <table:table-cell office:value-type="float" office:value="-282" calcext:value-type="float">
            <text:p>-282</text:p>
          </table:table-cell>
          <table:table-cell office:value-type="float" office:value="-164.3568" calcext:value-type="float">
            <text:p>-164.3568</text:p>
          </table:table-cell>
          <table:table-cell/>
          <table:table-cell office:value-type="string" calcext:value-type="string">
            <text:p>Max Generations</text:p>
          </table:table-cell>
          <table:table-cell table:formula="of:=MAX([.A1]:INDIRECT(&quot;A&quot;&amp;[.G1]))" office:value-type="float" office:value="538" calcext:value-type="float">
            <text:p>538</text:p>
          </table:table-cell>
          <table:table-cell table:number-columns-repeated="2"/>
          <table:table-cell table:formula="of:=ROW()" office:value-type="float" office:value="2" calcext:value-type="float">
            <text:p>2</text:p>
          </table:table-cell>
          <table:table-cell table:style-name="ce1" table:formula="of:=AVERAGEIF([.$A$1:.$A$4270];ROW();[.B$1:.B$4270])" office:value-type="float" office:value="-48" calcext:value-type="float">
            <text:p>-48</text:p>
          </table:table-cell>
          <table:table-cell table:style-name="ce1" table:formula="of:=AVERAGEIF([.$A$1:.$A$4270];ROW();[.C$1:.C$4270])" office:value-type="float" office:value="-299.1" calcext:value-type="float">
            <text:p>-299.1</text:p>
          </table:table-cell>
          <table:table-cell table:style-name="ce1" table:formula="of:=AVERAGEIF([.$A$1:.$A$4270];ROW();[.D$1:.D$4270])" office:value-type="float" office:value="-165.22604" calcext:value-type="float">
            <text:p>-165.226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5" calcext:value-type="float">
            <text:p>-55</text:p>
          </table:table-cell>
          <table:table-cell office:value-type="float" office:value="-274" calcext:value-type="float">
            <text:p>-274</text:p>
          </table:table-cell>
          <table:table-cell office:value-type="float" office:value="-151.7588" calcext:value-type="float">
            <text:p>-151.7588</text:p>
          </table:table-cell>
          <table:table-cell/>
          <table:table-cell office:value-type="string" calcext:value-type="string">
            <text:p>Labels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Average</text:p>
          </table:table-cell>
          <table:table-cell table:formula="of:=ROW()" office:value-type="float" office:value="3" calcext:value-type="float">
            <text:p>3</text:p>
          </table:table-cell>
          <table:table-cell table:style-name="ce1" table:formula="of:=AVERAGEIF([.$A$1:.$A$4270];ROW();[.B$1:.B$4270])" office:value-type="float" office:value="-46.8" calcext:value-type="float">
            <text:p>-46.8</text:p>
          </table:table-cell>
          <table:table-cell table:style-name="ce1" table:formula="of:=AVERAGEIF([.$A$1:.$A$4270];ROW();[.C$1:.C$4270])" office:value-type="float" office:value="-283.6" calcext:value-type="float">
            <text:p>-283.6</text:p>
          </table:table-cell>
          <table:table-cell table:style-name="ce1" table:formula="of:=AVERAGEIF([.$A$1:.$A$4270];ROW();[.D$1:.D$4270])" office:value-type="float" office:value="-154.2258" calcext:value-type="float">
            <text:p>-154.22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8" calcext:value-type="float">
            <text:p>-48</text:p>
          </table:table-cell>
          <table:table-cell office:value-type="float" office:value="-294" calcext:value-type="float">
            <text:p>-294</text:p>
          </table:table-cell>
          <table:table-cell office:value-type="float" office:value="-138.5784" calcext:value-type="float">
            <text:p>-138.5784</text:p>
          </table:table-cell>
          <table:table-cell table:number-columns-repeated="5"/>
          <table:table-cell table:formula="of:=ROW()" office:value-type="float" office:value="4" calcext:value-type="float">
            <text:p>4</text:p>
          </table:table-cell>
          <table:table-cell table:style-name="ce1" table:formula="of:=AVERAGEIF([.$A$1:.$A$4270];ROW();[.B$1:.B$4270])" office:value-type="float" office:value="-40.7" calcext:value-type="float">
            <text:p>-40.7</text:p>
          </table:table-cell>
          <table:table-cell table:style-name="ce1" table:formula="of:=AVERAGEIF([.$A$1:.$A$4270];ROW();[.C$1:.C$4270])" office:value-type="float" office:value="-273.1" calcext:value-type="float">
            <text:p>-273.1</text:p>
          </table:table-cell>
          <table:table-cell table:style-name="ce1" table:formula="of:=AVERAGEIF([.$A$1:.$A$4270];ROW();[.D$1:.D$4270])" office:value-type="float" office:value="-143.56532" calcext:value-type="float">
            <text:p>-143.565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3" calcext:value-type="float">
            <text:p>-43</text:p>
          </table:table-cell>
          <table:table-cell office:value-type="float" office:value="-244" calcext:value-type="float">
            <text:p>-244</text:p>
          </table:table-cell>
          <table:table-cell office:value-type="float" office:value="-129.8928" calcext:value-type="float">
            <text:p>-129.8928</text:p>
          </table:table-cell>
          <table:table-cell table:number-columns-repeated="5"/>
          <table:table-cell table:formula="of:=ROW()" office:value-type="float" office:value="5" calcext:value-type="float">
            <text:p>5</text:p>
          </table:table-cell>
          <table:table-cell table:style-name="ce1" table:formula="of:=AVERAGEIF([.$A$1:.$A$4270];ROW();[.B$1:.B$4270])" office:value-type="float" office:value="-38.9" calcext:value-type="float">
            <text:p>-38.9</text:p>
          </table:table-cell>
          <table:table-cell table:style-name="ce1" table:formula="of:=AVERAGEIF([.$A$1:.$A$4270];ROW();[.C$1:.C$4270])" office:value-type="float" office:value="-252.5" calcext:value-type="float">
            <text:p>-252.5</text:p>
          </table:table-cell>
          <table:table-cell table:style-name="ce1" table:formula="of:=AVERAGEIF([.$A$1:.$A$4270];ROW();[.D$1:.D$4270])" office:value-type="float" office:value="-133.94456" calcext:value-type="float">
            <text:p>-133.944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5" calcext:value-type="float">
            <text:p>-35</text:p>
          </table:table-cell>
          <table:table-cell office:value-type="float" office:value="-252" calcext:value-type="float">
            <text:p>-252</text:p>
          </table:table-cell>
          <table:table-cell office:value-type="float" office:value="-121.2144" calcext:value-type="float">
            <text:p>-121.2144</text:p>
          </table:table-cell>
          <table:table-cell table:number-columns-repeated="5"/>
          <table:table-cell table:formula="of:=ROW()" office:value-type="float" office:value="6" calcext:value-type="float">
            <text:p>6</text:p>
          </table:table-cell>
          <table:table-cell table:style-name="ce1" table:formula="of:=AVERAGEIF([.$A$1:.$A$4270];ROW();[.B$1:.B$4270])" office:value-type="float" office:value="-37.5" calcext:value-type="float">
            <text:p>-37.5</text:p>
          </table:table-cell>
          <table:table-cell table:style-name="ce1" table:formula="of:=AVERAGEIF([.$A$1:.$A$4270];ROW();[.C$1:.C$4270])" office:value-type="float" office:value="-249" calcext:value-type="float">
            <text:p>-249</text:p>
          </table:table-cell>
          <table:table-cell table:style-name="ce1" table:formula="of:=AVERAGEIF([.$A$1:.$A$4270];ROW();[.D$1:.D$4270])" office:value-type="float" office:value="-124.85124" calcext:value-type="float">
            <text:p>-124.851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3" calcext:value-type="float">
            <text:p>-33</text:p>
          </table:table-cell>
          <table:table-cell office:value-type="float" office:value="-231" calcext:value-type="float">
            <text:p>-231</text:p>
          </table:table-cell>
          <table:table-cell office:value-type="float" office:value="-114.696" calcext:value-type="float">
            <text:p>-114.696</text:p>
          </table:table-cell>
          <table:table-cell table:number-columns-repeated="5"/>
          <table:table-cell table:formula="of:=ROW()" office:value-type="float" office:value="7" calcext:value-type="float">
            <text:p>7</text:p>
          </table:table-cell>
          <table:table-cell table:style-name="ce1" table:formula="of:=AVERAGEIF([.$A$1:.$A$4270];ROW();[.B$1:.B$4270])" office:value-type="float" office:value="-33.8" calcext:value-type="float">
            <text:p>-33.8</text:p>
          </table:table-cell>
          <table:table-cell table:style-name="ce1" table:formula="of:=AVERAGEIF([.$A$1:.$A$4270];ROW();[.C$1:.C$4270])" office:value-type="float" office:value="-236.8" calcext:value-type="float">
            <text:p>-236.8</text:p>
          </table:table-cell>
          <table:table-cell table:style-name="ce1" table:formula="of:=AVERAGEIF([.$A$1:.$A$4270];ROW();[.D$1:.D$4270])" office:value-type="float" office:value="-117.05728" calcext:value-type="float">
            <text:p>-117.057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3" calcext:value-type="float">
            <text:p>-33</text:p>
          </table:table-cell>
          <table:table-cell office:value-type="float" office:value="-205" calcext:value-type="float">
            <text:p>-205</text:p>
          </table:table-cell>
          <table:table-cell office:value-type="float" office:value="-107.7436" calcext:value-type="float">
            <text:p>-107.7436</text:p>
          </table:table-cell>
          <table:table-cell table:number-columns-repeated="5"/>
          <table:table-cell table:formula="of:=ROW()" office:value-type="float" office:value="8" calcext:value-type="float">
            <text:p>8</text:p>
          </table:table-cell>
          <table:table-cell table:style-name="ce1" table:formula="of:=AVERAGEIF([.$A$1:.$A$4270];ROW();[.B$1:.B$4270])" office:value-type="float" office:value="-32.1" calcext:value-type="float">
            <text:p>-32.1</text:p>
          </table:table-cell>
          <table:table-cell table:style-name="ce1" table:formula="of:=AVERAGEIF([.$A$1:.$A$4270];ROW();[.C$1:.C$4270])" office:value-type="float" office:value="-221.1" calcext:value-type="float">
            <text:p>-221.1</text:p>
          </table:table-cell>
          <table:table-cell table:style-name="ce1" table:formula="of:=AVERAGEIF([.$A$1:.$A$4270];ROW();[.D$1:.D$4270])" office:value-type="float" office:value="-109.22932" calcext:value-type="float">
            <text:p>-109.2293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3" calcext:value-type="float">
            <text:p>-33</text:p>
          </table:table-cell>
          <table:table-cell office:value-type="float" office:value="-203" calcext:value-type="float">
            <text:p>-203</text:p>
          </table:table-cell>
          <table:table-cell office:value-type="float" office:value="-100.8312" calcext:value-type="float">
            <text:p>-100.8312</text:p>
          </table:table-cell>
          <table:table-cell table:number-columns-repeated="5"/>
          <table:table-cell table:formula="of:=ROW()" office:value-type="float" office:value="9" calcext:value-type="float">
            <text:p>9</text:p>
          </table:table-cell>
          <table:table-cell table:style-name="ce1" table:formula="of:=AVERAGEIF([.$A$1:.$A$4270];ROW();[.B$1:.B$4270])" office:value-type="float" office:value="-30.3" calcext:value-type="float">
            <text:p>-30.3</text:p>
          </table:table-cell>
          <table:table-cell table:style-name="ce1" table:formula="of:=AVERAGEIF([.$A$1:.$A$4270];ROW();[.C$1:.C$4270])" office:value-type="float" office:value="-208.2" calcext:value-type="float">
            <text:p>-208.2</text:p>
          </table:table-cell>
          <table:table-cell table:style-name="ce1" table:formula="of:=AVERAGEIF([.$A$1:.$A$4270];ROW();[.D$1:.D$4270])" office:value-type="float" office:value="-102.12692" calcext:value-type="float">
            <text:p>-102.126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8" calcext:value-type="float">
            <text:p>-28</text:p>
          </table:table-cell>
          <table:table-cell office:value-type="float" office:value="-179" calcext:value-type="float">
            <text:p>-179</text:p>
          </table:table-cell>
          <table:table-cell office:value-type="float" office:value="-94.0676" calcext:value-type="float">
            <text:p>-94.0676</text:p>
          </table:table-cell>
          <table:table-cell table:number-columns-repeated="5"/>
          <table:table-cell table:formula="of:=ROW()" office:value-type="float" office:value="10" calcext:value-type="float">
            <text:p>10</text:p>
          </table:table-cell>
          <table:table-cell table:style-name="ce1" table:formula="of:=AVERAGEIF([.$A$1:.$A$4270];ROW();[.B$1:.B$4270])" office:value-type="float" office:value="-29.5" calcext:value-type="float">
            <text:p>-29.5</text:p>
          </table:table-cell>
          <table:table-cell table:style-name="ce1" table:formula="of:=AVERAGEIF([.$A$1:.$A$4270];ROW();[.C$1:.C$4270])" office:value-type="float" office:value="-191.4" calcext:value-type="float">
            <text:p>-191.4</text:p>
          </table:table-cell>
          <table:table-cell table:style-name="ce1" table:formula="of:=AVERAGEIF([.$A$1:.$A$4270];ROW();[.D$1:.D$4270])" office:value-type="float" office:value="-95.04852" calcext:value-type="float">
            <text:p>-95.048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7" calcext:value-type="float">
            <text:p>-27</text:p>
          </table:table-cell>
          <table:table-cell office:value-type="float" office:value="-190" calcext:value-type="float">
            <text:p>-190</text:p>
          </table:table-cell>
          <table:table-cell office:value-type="float" office:value="-87.6008" calcext:value-type="float">
            <text:p>-87.6008</text:p>
          </table:table-cell>
          <table:table-cell table:number-columns-repeated="5"/>
          <table:table-cell table:formula="of:=ROW()" office:value-type="float" office:value="11" calcext:value-type="float">
            <text:p>11</text:p>
          </table:table-cell>
          <table:table-cell table:style-name="ce1" table:formula="of:=AVERAGEIF([.$A$1:.$A$4270];ROW();[.B$1:.B$4270])" office:value-type="float" office:value="-29.3" calcext:value-type="float">
            <text:p>-29.3</text:p>
          </table:table-cell>
          <table:table-cell table:style-name="ce1" table:formula="of:=AVERAGEIF([.$A$1:.$A$4270];ROW();[.C$1:.C$4270])" office:value-type="float" office:value="-182.7" calcext:value-type="float">
            <text:p>-182.7</text:p>
          </table:table-cell>
          <table:table-cell table:style-name="ce1" table:formula="of:=AVERAGEIF([.$A$1:.$A$4270];ROW();[.D$1:.D$4270])" office:value-type="float" office:value="-88.68712" calcext:value-type="float">
            <text:p>-88.687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7" calcext:value-type="float">
            <text:p>-27</text:p>
          </table:table-cell>
          <table:table-cell office:value-type="float" office:value="-166" calcext:value-type="float">
            <text:p>-166</text:p>
          </table:table-cell>
          <table:table-cell office:value-type="float" office:value="-83.1432" calcext:value-type="float">
            <text:p>-83.1432</text:p>
          </table:table-cell>
          <table:table-cell table:number-columns-repeated="5"/>
          <table:table-cell table:formula="of:=ROW()" office:value-type="float" office:value="12" calcext:value-type="float">
            <text:p>12</text:p>
          </table:table-cell>
          <table:table-cell table:style-name="ce1" table:formula="of:=AVERAGEIF([.$A$1:.$A$4270];ROW();[.B$1:.B$4270])" office:value-type="float" office:value="-27.5" calcext:value-type="float">
            <text:p>-27.5</text:p>
          </table:table-cell>
          <table:table-cell table:style-name="ce1" table:formula="of:=AVERAGEIF([.$A$1:.$A$4270];ROW();[.C$1:.C$4270])" office:value-type="float" office:value="-173.7" calcext:value-type="float">
            <text:p>-173.7</text:p>
          </table:table-cell>
          <table:table-cell table:style-name="ce1" table:formula="of:=AVERAGEIF([.$A$1:.$A$4270];ROW();[.D$1:.D$4270])" office:value-type="float" office:value="-82.68384" calcext:value-type="float">
            <text:p>-82.683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5" calcext:value-type="float">
            <text:p>-25</text:p>
          </table:table-cell>
          <table:table-cell office:value-type="float" office:value="-164" calcext:value-type="float">
            <text:p>-164</text:p>
          </table:table-cell>
          <table:table-cell office:value-type="float" office:value="-78.3376" calcext:value-type="float">
            <text:p>-78.3376</text:p>
          </table:table-cell>
          <table:table-cell table:number-columns-repeated="5"/>
          <table:table-cell table:formula="of:=ROW()" office:value-type="float" office:value="13" calcext:value-type="float">
            <text:p>13</text:p>
          </table:table-cell>
          <table:table-cell table:style-name="ce1" table:formula="of:=AVERAGEIF([.$A$1:.$A$4270];ROW();[.B$1:.B$4270])" office:value-type="float" office:value="-27.4" calcext:value-type="float">
            <text:p>-27.4</text:p>
          </table:table-cell>
          <table:table-cell table:style-name="ce1" table:formula="of:=AVERAGEIF([.$A$1:.$A$4270];ROW();[.C$1:.C$4270])" office:value-type="float" office:value="-165.3" calcext:value-type="float">
            <text:p>-165.3</text:p>
          </table:table-cell>
          <table:table-cell table:style-name="ce1" table:formula="of:=AVERAGEIF([.$A$1:.$A$4270];ROW();[.D$1:.D$4270])" office:value-type="float" office:value="-77.35236" calcext:value-type="float">
            <text:p>-77.352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5" calcext:value-type="float">
            <text:p>-25</text:p>
          </table:table-cell>
          <table:table-cell office:value-type="float" office:value="-150" calcext:value-type="float">
            <text:p>-150</text:p>
          </table:table-cell>
          <table:table-cell office:value-type="float" office:value="-74.404" calcext:value-type="float">
            <text:p>-74.404</text:p>
          </table:table-cell>
          <table:table-cell table:number-columns-repeated="5"/>
          <table:table-cell table:formula="of:=ROW()" office:value-type="float" office:value="14" calcext:value-type="float">
            <text:p>14</text:p>
          </table:table-cell>
          <table:table-cell table:style-name="ce1" table:formula="of:=AVERAGEIF([.$A$1:.$A$4270];ROW();[.B$1:.B$4270])" office:value-type="float" office:value="-27.1" calcext:value-type="float">
            <text:p>-27.1</text:p>
          </table:table-cell>
          <table:table-cell table:style-name="ce1" table:formula="of:=AVERAGEIF([.$A$1:.$A$4270];ROW();[.C$1:.C$4270])" office:value-type="float" office:value="-155.8" calcext:value-type="float">
            <text:p>-155.8</text:p>
          </table:table-cell>
          <table:table-cell table:style-name="ce1" table:formula="of:=AVERAGEIF([.$A$1:.$A$4270];ROW();[.D$1:.D$4270])" office:value-type="float" office:value="-72.65348" calcext:value-type="float">
            <text:p>-72.653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5" calcext:value-type="float">
            <text:p>-25</text:p>
          </table:table-cell>
          <table:table-cell office:value-type="float" office:value="-146" calcext:value-type="float">
            <text:p>-146</text:p>
          </table:table-cell>
          <table:table-cell office:value-type="float" office:value="-69.9836" calcext:value-type="float">
            <text:p>-69.9836</text:p>
          </table:table-cell>
          <table:table-cell table:number-columns-repeated="5"/>
          <table:table-cell table:formula="of:=ROW()" office:value-type="float" office:value="15" calcext:value-type="float">
            <text:p>15</text:p>
          </table:table-cell>
          <table:table-cell table:style-name="ce1" table:formula="of:=AVERAGEIF([.$A$1:.$A$4270];ROW();[.B$1:.B$4270])" office:value-type="float" office:value="-25.4" calcext:value-type="float">
            <text:p>-25.4</text:p>
          </table:table-cell>
          <table:table-cell table:style-name="ce1" table:formula="of:=AVERAGEIF([.$A$1:.$A$4270];ROW();[.C$1:.C$4270])" office:value-type="float" office:value="-150" calcext:value-type="float">
            <text:p>-150</text:p>
          </table:table-cell>
          <table:table-cell table:style-name="ce1" table:formula="of:=AVERAGEIF([.$A$1:.$A$4270];ROW();[.D$1:.D$4270])" office:value-type="float" office:value="-68.04344" calcext:value-type="float">
            <text:p>-68.043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5" calcext:value-type="float">
            <text:p>-25</text:p>
          </table:table-cell>
          <table:table-cell office:value-type="float" office:value="-152" calcext:value-type="float">
            <text:p>-152</text:p>
          </table:table-cell>
          <table:table-cell office:value-type="float" office:value="-66.168" calcext:value-type="float">
            <text:p>-66.168</text:p>
          </table:table-cell>
          <table:table-cell table:number-columns-repeated="5"/>
          <table:table-cell table:formula="of:=ROW()" office:value-type="float" office:value="16" calcext:value-type="float">
            <text:p>16</text:p>
          </table:table-cell>
          <table:table-cell table:style-name="ce1" table:formula="of:=AVERAGEIF([.$A$1:.$A$4270];ROW();[.B$1:.B$4270])" office:value-type="float" office:value="-24.8" calcext:value-type="float">
            <text:p>-24.8</text:p>
          </table:table-cell>
          <table:table-cell table:style-name="ce1" table:formula="of:=AVERAGEIF([.$A$1:.$A$4270];ROW();[.C$1:.C$4270])" office:value-type="float" office:value="-141.9" calcext:value-type="float">
            <text:p>-141.9</text:p>
          </table:table-cell>
          <table:table-cell table:style-name="ce1" table:formula="of:=AVERAGEIF([.$A$1:.$A$4270];ROW();[.D$1:.D$4270])" office:value-type="float" office:value="-64.1886" calcext:value-type="float">
            <text:p>-64.18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8" calcext:value-type="float">
            <text:p>-18</text:p>
          </table:table-cell>
          <table:table-cell office:value-type="float" office:value="-122" calcext:value-type="float">
            <text:p>-122</text:p>
          </table:table-cell>
          <table:table-cell office:value-type="float" office:value="-63.1656" calcext:value-type="float">
            <text:p>-63.1656</text:p>
          </table:table-cell>
          <table:table-cell table:number-columns-repeated="5"/>
          <table:table-cell table:formula="of:=ROW()" office:value-type="float" office:value="17" calcext:value-type="float">
            <text:p>17</text:p>
          </table:table-cell>
          <table:table-cell table:style-name="ce1" table:formula="of:=AVERAGEIF([.$A$1:.$A$4270];ROW();[.B$1:.B$4270])" office:value-type="float" office:value="-22.9" calcext:value-type="float">
            <text:p>-22.9</text:p>
          </table:table-cell>
          <table:table-cell table:style-name="ce1" table:formula="of:=AVERAGEIF([.$A$1:.$A$4270];ROW();[.C$1:.C$4270])" office:value-type="float" office:value="-139" calcext:value-type="float">
            <text:p>-139</text:p>
          </table:table-cell>
          <table:table-cell table:style-name="ce1" table:formula="of:=AVERAGEIF([.$A$1:.$A$4270];ROW();[.D$1:.D$4270])" office:value-type="float" office:value="-60.7326" calcext:value-type="float">
            <text:p>-60.732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office:value-type="float" office:value="-119" calcext:value-type="float">
            <text:p>-119</text:p>
          </table:table-cell>
          <table:table-cell office:value-type="float" office:value="-58.2656" calcext:value-type="float">
            <text:p>-58.2656</text:p>
          </table:table-cell>
          <table:table-cell table:number-columns-repeated="5"/>
          <table:table-cell table:formula="of:=ROW()" office:value-type="float" office:value="18" calcext:value-type="float">
            <text:p>18</text:p>
          </table:table-cell>
          <table:table-cell table:style-name="ce1" table:formula="of:=AVERAGEIF([.$A$1:.$A$4270];ROW();[.B$1:.B$4270])" office:value-type="float" office:value="-22.1" calcext:value-type="float">
            <text:p>-22.1</text:p>
          </table:table-cell>
          <table:table-cell table:style-name="ce1" table:formula="of:=AVERAGEIF([.$A$1:.$A$4270];ROW();[.C$1:.C$4270])" office:value-type="float" office:value="-131.9" calcext:value-type="float">
            <text:p>-131.9</text:p>
          </table:table-cell>
          <table:table-cell table:style-name="ce1" table:formula="of:=AVERAGEIF([.$A$1:.$A$4270];ROW();[.D$1:.D$4270])" office:value-type="float" office:value="-57.5084" calcext:value-type="float">
            <text:p>-57.50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8" calcext:value-type="float">
            <text:p>-18</text:p>
          </table:table-cell>
          <table:table-cell office:value-type="float" office:value="-119" calcext:value-type="float">
            <text:p>-119</text:p>
          </table:table-cell>
          <table:table-cell office:value-type="float" office:value="-55.0828" calcext:value-type="float">
            <text:p>-55.0828</text:p>
          </table:table-cell>
          <table:table-cell table:number-columns-repeated="5"/>
          <table:table-cell table:formula="of:=ROW()" office:value-type="float" office:value="19" calcext:value-type="float">
            <text:p>19</text:p>
          </table:table-cell>
          <table:table-cell table:style-name="ce1" table:formula="of:=AVERAGEIF([.$A$1:.$A$4270];ROW();[.B$1:.B$4270])" office:value-type="float" office:value="-21.9" calcext:value-type="float">
            <text:p>-21.9</text:p>
          </table:table-cell>
          <table:table-cell table:style-name="ce1" table:formula="of:=AVERAGEIF([.$A$1:.$A$4270];ROW();[.C$1:.C$4270])" office:value-type="float" office:value="-122.3" calcext:value-type="float">
            <text:p>-122.3</text:p>
          </table:table-cell>
          <table:table-cell table:style-name="ce1" table:formula="of:=AVERAGEIF([.$A$1:.$A$4270];ROW();[.D$1:.D$4270])" office:value-type="float" office:value="-54.75096" calcext:value-type="float">
            <text:p>-54.7509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4" calcext:value-type="float">
            <text:p>-14</text:p>
          </table:table-cell>
          <table:table-cell office:value-type="float" office:value="-109" calcext:value-type="float">
            <text:p>-109</text:p>
          </table:table-cell>
          <table:table-cell office:value-type="float" office:value="-51.8028" calcext:value-type="float">
            <text:p>-51.8028</text:p>
          </table:table-cell>
          <table:table-cell table:number-columns-repeated="5"/>
          <table:table-cell table:formula="of:=ROW()" office:value-type="float" office:value="20" calcext:value-type="float">
            <text:p>20</text:p>
          </table:table-cell>
          <table:table-cell table:style-name="ce1" table:formula="of:=AVERAGEIF([.$A$1:.$A$4270];ROW();[.B$1:.B$4270])" office:value-type="float" office:value="-21.1" calcext:value-type="float">
            <text:p>-21.1</text:p>
          </table:table-cell>
          <table:table-cell table:style-name="ce1" table:formula="of:=AVERAGEIF([.$A$1:.$A$4270];ROW();[.C$1:.C$4270])" office:value-type="float" office:value="-115.9" calcext:value-type="float">
            <text:p>-115.9</text:p>
          </table:table-cell>
          <table:table-cell table:style-name="ce1" table:formula="of:=AVERAGEIF([.$A$1:.$A$4270];ROW();[.D$1:.D$4270])" office:value-type="float" office:value="-51.90504" calcext:value-type="float">
            <text:p>-51.905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4" calcext:value-type="float">
            <text:p>-14</text:p>
          </table:table-cell>
          <table:table-cell office:value-type="float" office:value="-114" calcext:value-type="float">
            <text:p>-114</text:p>
          </table:table-cell>
          <table:table-cell office:value-type="float" office:value="-48.9828" calcext:value-type="float">
            <text:p>-48.9828</text:p>
          </table:table-cell>
          <table:table-cell table:number-columns-repeated="5"/>
          <table:table-cell table:formula="of:=ROW()" office:value-type="float" office:value="21" calcext:value-type="float">
            <text:p>21</text:p>
          </table:table-cell>
          <table:table-cell table:style-name="ce1" table:formula="of:=AVERAGEIF([.$A$1:.$A$4270];ROW();[.B$1:.B$4270])" office:value-type="float" office:value="-20.1" calcext:value-type="float">
            <text:p>-20.1</text:p>
          </table:table-cell>
          <table:table-cell table:style-name="ce1" table:formula="of:=AVERAGEIF([.$A$1:.$A$4270];ROW();[.C$1:.C$4270])" office:value-type="float" office:value="-116.7" calcext:value-type="float">
            <text:p>-116.7</text:p>
          </table:table-cell>
          <table:table-cell table:style-name="ce1" table:formula="of:=AVERAGEIF([.$A$1:.$A$4270];ROW();[.D$1:.D$4270])" office:value-type="float" office:value="-49.5264" calcext:value-type="float">
            <text:p>-49.52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4" calcext:value-type="float">
            <text:p>-14</text:p>
          </table:table-cell>
          <table:table-cell office:value-type="float" office:value="-114" calcext:value-type="float">
            <text:p>-114</text:p>
          </table:table-cell>
          <table:table-cell office:value-type="float" office:value="-46.0252" calcext:value-type="float">
            <text:p>-46.0252</text:p>
          </table:table-cell>
          <table:table-cell table:number-columns-repeated="5"/>
          <table:table-cell table:formula="of:=ROW()" office:value-type="float" office:value="22" calcext:value-type="float">
            <text:p>22</text:p>
          </table:table-cell>
          <table:table-cell table:style-name="ce1" table:formula="of:=AVERAGEIF([.$A$1:.$A$4270];ROW();[.B$1:.B$4270])" office:value-type="float" office:value="-20.1" calcext:value-type="float">
            <text:p>-20.1</text:p>
          </table:table-cell>
          <table:table-cell table:style-name="ce1" table:formula="of:=AVERAGEIF([.$A$1:.$A$4270];ROW();[.C$1:.C$4270])" office:value-type="float" office:value="-117.8" calcext:value-type="float">
            <text:p>-117.8</text:p>
          </table:table-cell>
          <table:table-cell table:style-name="ce1" table:formula="of:=AVERAGEIF([.$A$1:.$A$4270];ROW();[.D$1:.D$4270])" office:value-type="float" office:value="-47.46328" calcext:value-type="float">
            <text:p>-47.4632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4" calcext:value-type="float">
            <text:p>-14</text:p>
          </table:table-cell>
          <table:table-cell office:value-type="float" office:value="-101" calcext:value-type="float">
            <text:p>-101</text:p>
          </table:table-cell>
          <table:table-cell office:value-type="float" office:value="-43.8948" calcext:value-type="float">
            <text:p>-43.8948</text:p>
          </table:table-cell>
          <table:table-cell table:number-columns-repeated="5"/>
          <table:table-cell table:formula="of:=ROW()" office:value-type="float" office:value="23" calcext:value-type="float">
            <text:p>23</text:p>
          </table:table-cell>
          <table:table-cell table:style-name="ce1" table:formula="of:=AVERAGEIF([.$A$1:.$A$4270];ROW();[.B$1:.B$4270])" office:value-type="float" office:value="-20" calcext:value-type="float">
            <text:p>-20</text:p>
          </table:table-cell>
          <table:table-cell table:style-name="ce1" table:formula="of:=AVERAGEIF([.$A$1:.$A$4270];ROW();[.C$1:.C$4270])" office:value-type="float" office:value="-105.8" calcext:value-type="float">
            <text:p>-105.8</text:p>
          </table:table-cell>
          <table:table-cell table:style-name="ce1" table:formula="of:=AVERAGEIF([.$A$1:.$A$4270];ROW();[.D$1:.D$4270])" office:value-type="float" office:value="-45.96516" calcext:value-type="float">
            <text:p>-45.965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4" calcext:value-type="float">
            <text:p>-14</text:p>
          </table:table-cell>
          <table:table-cell office:value-type="float" office:value="-110" calcext:value-type="float">
            <text:p>-110</text:p>
          </table:table-cell>
          <table:table-cell office:value-type="float" office:value="-41.2584" calcext:value-type="float">
            <text:p>-41.2584</text:p>
          </table:table-cell>
          <table:table-cell table:number-columns-repeated="5"/>
          <table:table-cell table:formula="of:=ROW()" office:value-type="float" office:value="24" calcext:value-type="float">
            <text:p>24</text:p>
          </table:table-cell>
          <table:table-cell table:style-name="ce1" table:formula="of:=AVERAGEIF([.$A$1:.$A$4270];ROW();[.B$1:.B$4270])" office:value-type="float" office:value="-19.9" calcext:value-type="float">
            <text:p>-19.9</text:p>
          </table:table-cell>
          <table:table-cell table:style-name="ce1" table:formula="of:=AVERAGEIF([.$A$1:.$A$4270];ROW();[.C$1:.C$4270])" office:value-type="float" office:value="-110.6" calcext:value-type="float">
            <text:p>-110.6</text:p>
          </table:table-cell>
          <table:table-cell table:style-name="ce1" table:formula="of:=AVERAGEIF([.$A$1:.$A$4270];ROW();[.D$1:.D$4270])" office:value-type="float" office:value="-44.02724" calcext:value-type="float">
            <text:p>-44.027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4" calcext:value-type="float">
            <text:p>-14</text:p>
          </table:table-cell>
          <table:table-cell office:value-type="float" office:value="-104" calcext:value-type="float">
            <text:p>-104</text:p>
          </table:table-cell>
          <table:table-cell office:value-type="float" office:value="-39.1536" calcext:value-type="float">
            <text:p>-39.1536</text:p>
          </table:table-cell>
          <table:table-cell table:number-columns-repeated="5"/>
          <table:table-cell table:formula="of:=ROW()" office:value-type="float" office:value="25" calcext:value-type="float">
            <text:p>25</text:p>
          </table:table-cell>
          <table:table-cell table:style-name="ce1" table:formula="of:=AVERAGEIF([.$A$1:.$A$4270];ROW();[.B$1:.B$4270])" office:value-type="float" office:value="-19.8" calcext:value-type="float">
            <text:p>-19.8</text:p>
          </table:table-cell>
          <table:table-cell table:style-name="ce1" table:formula="of:=AVERAGEIF([.$A$1:.$A$4270];ROW();[.C$1:.C$4270])" office:value-type="float" office:value="-106.5" calcext:value-type="float">
            <text:p>-106.5</text:p>
          </table:table-cell>
          <table:table-cell table:style-name="ce1" table:formula="of:=AVERAGEIF([.$A$1:.$A$4270];ROW();[.D$1:.D$4270])" office:value-type="float" office:value="-42.61212" calcext:value-type="float">
            <text:p>-42.612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4" calcext:value-type="float">
            <text:p>-14</text:p>
          </table:table-cell>
          <table:table-cell office:value-type="float" office:value="-110" calcext:value-type="float">
            <text:p>-110</text:p>
          </table:table-cell>
          <table:table-cell office:value-type="float" office:value="-37.5396" calcext:value-type="float">
            <text:p>-37.5396</text:p>
          </table:table-cell>
          <table:table-cell table:number-columns-repeated="5"/>
          <table:table-cell table:formula="of:=ROW()" office:value-type="float" office:value="26" calcext:value-type="float">
            <text:p>26</text:p>
          </table:table-cell>
          <table:table-cell table:style-name="ce1" table:formula="of:=AVERAGEIF([.$A$1:.$A$4270];ROW();[.B$1:.B$4270])" office:value-type="float" office:value="-19.7" calcext:value-type="float">
            <text:p>-19.7</text:p>
          </table:table-cell>
          <table:table-cell table:style-name="ce1" table:formula="of:=AVERAGEIF([.$A$1:.$A$4270];ROW();[.C$1:.C$4270])" office:value-type="float" office:value="-98.9" calcext:value-type="float">
            <text:p>-98.9</text:p>
          </table:table-cell>
          <table:table-cell table:style-name="ce1" table:formula="of:=AVERAGEIF([.$A$1:.$A$4270];ROW();[.D$1:.D$4270])" office:value-type="float" office:value="-41.24252" calcext:value-type="float">
            <text:p>-41.2425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4" calcext:value-type="float">
            <text:p>-14</text:p>
          </table:table-cell>
          <table:table-cell office:value-type="float" office:value="-96" calcext:value-type="float">
            <text:p>-96</text:p>
          </table:table-cell>
          <table:table-cell office:value-type="float" office:value="-36.4928" calcext:value-type="float">
            <text:p>-36.4928</text:p>
          </table:table-cell>
          <table:table-cell table:number-columns-repeated="5"/>
          <table:table-cell table:formula="of:=ROW()" office:value-type="float" office:value="27" calcext:value-type="float">
            <text:p>27</text:p>
          </table:table-cell>
          <table:table-cell table:style-name="ce1" table:formula="of:=AVERAGEIF([.$A$1:.$A$4270];ROW();[.B$1:.B$4270])" office:value-type="float" office:value="-18.8" calcext:value-type="float">
            <text:p>-18.8</text:p>
          </table:table-cell>
          <table:table-cell table:style-name="ce1" table:formula="of:=AVERAGEIF([.$A$1:.$A$4270];ROW();[.C$1:.C$4270])" office:value-type="float" office:value="-102.2" calcext:value-type="float">
            <text:p>-102.2</text:p>
          </table:table-cell>
          <table:table-cell table:style-name="ce1" table:formula="of:=AVERAGEIF([.$A$1:.$A$4270];ROW();[.D$1:.D$4270])" office:value-type="float" office:value="-39.87604" calcext:value-type="float">
            <text:p>-39.876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2" calcext:value-type="float">
            <text:p>-12</text:p>
          </table:table-cell>
          <table:table-cell office:value-type="float" office:value="-95" calcext:value-type="float">
            <text:p>-95</text:p>
          </table:table-cell>
          <table:table-cell office:value-type="float" office:value="-35.0852" calcext:value-type="float">
            <text:p>-35.0852</text:p>
          </table:table-cell>
          <table:table-cell table:number-columns-repeated="5"/>
          <table:table-cell table:formula="of:=ROW()" office:value-type="float" office:value="28" calcext:value-type="float">
            <text:p>28</text:p>
          </table:table-cell>
          <table:table-cell table:style-name="ce1" table:formula="of:=AVERAGEIF([.$A$1:.$A$4270];ROW();[.B$1:.B$4270])" office:value-type="float" office:value="-18.8" calcext:value-type="float">
            <text:p>-18.8</text:p>
          </table:table-cell>
          <table:table-cell table:style-name="ce1" table:formula="of:=AVERAGEIF([.$A$1:.$A$4270];ROW();[.C$1:.C$4270])" office:value-type="float" office:value="-99.6" calcext:value-type="float">
            <text:p>-99.6</text:p>
          </table:table-cell>
          <table:table-cell table:style-name="ce1" table:formula="of:=AVERAGEIF([.$A$1:.$A$4270];ROW();[.D$1:.D$4270])" office:value-type="float" office:value="-38.82148" calcext:value-type="float">
            <text:p>-38.8214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2" calcext:value-type="float">
            <text:p>-12</text:p>
          </table:table-cell>
          <table:table-cell office:value-type="float" office:value="-92" calcext:value-type="float">
            <text:p>-92</text:p>
          </table:table-cell>
          <table:table-cell office:value-type="float" office:value="-34.1244" calcext:value-type="float">
            <text:p>-34.1244</text:p>
          </table:table-cell>
          <table:table-cell table:number-columns-repeated="5"/>
          <table:table-cell table:formula="of:=ROW()" office:value-type="float" office:value="29" calcext:value-type="float">
            <text:p>29</text:p>
          </table:table-cell>
          <table:table-cell table:style-name="ce1" table:formula="of:=AVERAGEIF([.$A$1:.$A$4270];ROW();[.B$1:.B$4270])" office:value-type="float" office:value="-18.7" calcext:value-type="float">
            <text:p>-18.7</text:p>
          </table:table-cell>
          <table:table-cell table:style-name="ce1" table:formula="of:=AVERAGEIF([.$A$1:.$A$4270];ROW();[.C$1:.C$4270])" office:value-type="float" office:value="-99.1" calcext:value-type="float">
            <text:p>-99.1</text:p>
          </table:table-cell>
          <table:table-cell table:style-name="ce1" table:formula="of:=AVERAGEIF([.$A$1:.$A$4270];ROW();[.D$1:.D$4270])" office:value-type="float" office:value="-37.8844" calcext:value-type="float">
            <text:p>-37.88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2" calcext:value-type="float">
            <text:p>-12</text:p>
          </table:table-cell>
          <table:table-cell office:value-type="float" office:value="-99" calcext:value-type="float">
            <text:p>-99</text:p>
          </table:table-cell>
          <table:table-cell office:value-type="float" office:value="-33.3068" calcext:value-type="float">
            <text:p>-33.3068</text:p>
          </table:table-cell>
          <table:table-cell table:number-columns-repeated="5"/>
          <table:table-cell table:formula="of:=ROW()" office:value-type="float" office:value="30" calcext:value-type="float">
            <text:p>30</text:p>
          </table:table-cell>
          <table:table-cell table:style-name="ce1" table:formula="of:=AVERAGEIF([.$A$1:.$A$4270];ROW();[.B$1:.B$4270])" office:value-type="float" office:value="-18.7" calcext:value-type="float">
            <text:p>-18.7</text:p>
          </table:table-cell>
          <table:table-cell table:style-name="ce1" table:formula="of:=AVERAGEIF([.$A$1:.$A$4270];ROW();[.C$1:.C$4270])" office:value-type="float" office:value="-96.2" calcext:value-type="float">
            <text:p>-96.2</text:p>
          </table:table-cell>
          <table:table-cell table:style-name="ce1" table:formula="of:=AVERAGEIF([.$A$1:.$A$4270];ROW();[.D$1:.D$4270])" office:value-type="float" office:value="-37.116" calcext:value-type="float">
            <text:p>-37.1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2" calcext:value-type="float">
            <text:p>-12</text:p>
          </table:table-cell>
          <table:table-cell office:value-type="float" office:value="-95" calcext:value-type="float">
            <text:p>-95</text:p>
          </table:table-cell>
          <table:table-cell office:value-type="float" office:value="-32.5132" calcext:value-type="float">
            <text:p>-32.5132</text:p>
          </table:table-cell>
          <table:table-cell table:number-columns-repeated="5"/>
          <table:table-cell table:formula="of:=ROW()" office:value-type="float" office:value="31" calcext:value-type="float">
            <text:p>31</text:p>
          </table:table-cell>
          <table:table-cell table:style-name="ce1" table:formula="of:=AVERAGEIF([.$A$1:.$A$4270];ROW();[.B$1:.B$4270])" office:value-type="float" office:value="-18.5" calcext:value-type="float">
            <text:p>-18.5</text:p>
          </table:table-cell>
          <table:table-cell table:style-name="ce1" table:formula="of:=AVERAGEIF([.$A$1:.$A$4270];ROW();[.C$1:.C$4270])" office:value-type="float" office:value="-97.7" calcext:value-type="float">
            <text:p>-97.7</text:p>
          </table:table-cell>
          <table:table-cell table:style-name="ce1" table:formula="of:=AVERAGEIF([.$A$1:.$A$4270];ROW();[.D$1:.D$4270])" office:value-type="float" office:value="-36.25144" calcext:value-type="float">
            <text:p>-36.251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2" calcext:value-type="float">
            <text:p>-12</text:p>
          </table:table-cell>
          <table:table-cell office:value-type="float" office:value="-104" calcext:value-type="float">
            <text:p>-104</text:p>
          </table:table-cell>
          <table:table-cell office:value-type="float" office:value="-31.8472" calcext:value-type="float">
            <text:p>-31.8472</text:p>
          </table:table-cell>
          <table:table-cell table:number-columns-repeated="5"/>
          <table:table-cell table:formula="of:=ROW()" office:value-type="float" office:value="32" calcext:value-type="float">
            <text:p>32</text:p>
          </table:table-cell>
          <table:table-cell table:style-name="ce1" table:formula="of:=AVERAGEIF([.$A$1:.$A$4270];ROW();[.B$1:.B$4270])" office:value-type="float" office:value="-18" calcext:value-type="float">
            <text:p>-18</text:p>
          </table:table-cell>
          <table:table-cell table:style-name="ce1" table:formula="of:=AVERAGEIF([.$A$1:.$A$4270];ROW();[.C$1:.C$4270])" office:value-type="float" office:value="-100" calcext:value-type="float">
            <text:p>-100</text:p>
          </table:table-cell>
          <table:table-cell table:style-name="ce1" table:formula="of:=AVERAGEIF([.$A$1:.$A$4270];ROW();[.D$1:.D$4270])" office:value-type="float" office:value="-35.58052" calcext:value-type="float">
            <text:p>-35.580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2" calcext:value-type="float">
            <text:p>-12</text:p>
          </table:table-cell>
          <table:table-cell office:value-type="float" office:value="-90" calcext:value-type="float">
            <text:p>-90</text:p>
          </table:table-cell>
          <table:table-cell office:value-type="float" office:value="-31.4632" calcext:value-type="float">
            <text:p>-31.4632</text:p>
          </table:table-cell>
          <table:table-cell table:number-columns-repeated="5"/>
          <table:table-cell table:formula="of:=ROW()" office:value-type="float" office:value="33" calcext:value-type="float">
            <text:p>33</text:p>
          </table:table-cell>
          <table:table-cell table:style-name="ce1" table:formula="of:=AVERAGEIF([.$A$1:.$A$4270];ROW();[.B$1:.B$4270])" office:value-type="float" office:value="-17.5" calcext:value-type="float">
            <text:p>-17.5</text:p>
          </table:table-cell>
          <table:table-cell table:style-name="ce1" table:formula="of:=AVERAGEIF([.$A$1:.$A$4270];ROW();[.C$1:.C$4270])" office:value-type="float" office:value="-93.3" calcext:value-type="float">
            <text:p>-93.3</text:p>
          </table:table-cell>
          <table:table-cell table:style-name="ce1" table:formula="of:=AVERAGEIF([.$A$1:.$A$4270];ROW();[.D$1:.D$4270])" office:value-type="float" office:value="-34.929" calcext:value-type="float">
            <text:p>-34.9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2" calcext:value-type="float">
            <text:p>-12</text:p>
          </table:table-cell>
          <table:table-cell office:value-type="float" office:value="-92" calcext:value-type="float">
            <text:p>-92</text:p>
          </table:table-cell>
          <table:table-cell office:value-type="float" office:value="-31.294" calcext:value-type="float">
            <text:p>-31.294</text:p>
          </table:table-cell>
          <table:table-cell table:number-columns-repeated="5"/>
          <table:table-cell table:formula="of:=ROW()" office:value-type="float" office:value="34" calcext:value-type="float">
            <text:p>34</text:p>
          </table:table-cell>
          <table:table-cell table:style-name="ce1" table:formula="of:=AVERAGEIF([.$A$1:.$A$4270];ROW();[.B$1:.B$4270])" office:value-type="float" office:value="-17.3" calcext:value-type="float">
            <text:p>-17.3</text:p>
          </table:table-cell>
          <table:table-cell table:style-name="ce1" table:formula="of:=AVERAGEIF([.$A$1:.$A$4270];ROW();[.C$1:.C$4270])" office:value-type="float" office:value="-99" calcext:value-type="float">
            <text:p>-99</text:p>
          </table:table-cell>
          <table:table-cell table:style-name="ce1" table:formula="of:=AVERAGEIF([.$A$1:.$A$4270];ROW();[.D$1:.D$4270])" office:value-type="float" office:value="-34.33968" calcext:value-type="float">
            <text:p>-34.3396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2" calcext:value-type="float">
            <text:p>-12</text:p>
          </table:table-cell>
          <table:table-cell office:value-type="float" office:value="-89" calcext:value-type="float">
            <text:p>-89</text:p>
          </table:table-cell>
          <table:table-cell office:value-type="float" office:value="-30.6748" calcext:value-type="float">
            <text:p>-30.6748</text:p>
          </table:table-cell>
          <table:table-cell table:number-columns-repeated="5"/>
          <table:table-cell table:formula="of:=ROW()" office:value-type="float" office:value="35" calcext:value-type="float">
            <text:p>35</text:p>
          </table:table-cell>
          <table:table-cell table:style-name="ce1" table:formula="of:=AVERAGEIF([.$A$1:.$A$4270];ROW();[.B$1:.B$4270])" office:value-type="float" office:value="-17.2" calcext:value-type="float">
            <text:p>-17.2</text:p>
          </table:table-cell>
          <table:table-cell table:style-name="ce1" table:formula="of:=AVERAGEIF([.$A$1:.$A$4270];ROW();[.C$1:.C$4270])" office:value-type="float" office:value="-93.2" calcext:value-type="float">
            <text:p>-93.2</text:p>
          </table:table-cell>
          <table:table-cell table:style-name="ce1" table:formula="of:=AVERAGEIF([.$A$1:.$A$4270];ROW();[.D$1:.D$4270])" office:value-type="float" office:value="-33.788" calcext:value-type="float">
            <text:p>-33.78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2" calcext:value-type="float">
            <text:p>-12</text:p>
          </table:table-cell>
          <table:table-cell office:value-type="float" office:value="-85" calcext:value-type="float">
            <text:p>-85</text:p>
          </table:table-cell>
          <table:table-cell office:value-type="float" office:value="-30.1864" calcext:value-type="float">
            <text:p>-30.1864</text:p>
          </table:table-cell>
          <table:table-cell table:number-columns-repeated="5"/>
          <table:table-cell table:formula="of:=ROW()" office:value-type="float" office:value="36" calcext:value-type="float">
            <text:p>36</text:p>
          </table:table-cell>
          <table:table-cell table:style-name="ce1" table:formula="of:=AVERAGEIF([.$A$1:.$A$4270];ROW();[.B$1:.B$4270])" office:value-type="float" office:value="-17" calcext:value-type="float">
            <text:p>-17</text:p>
          </table:table-cell>
          <table:table-cell table:style-name="ce1" table:formula="of:=AVERAGEIF([.$A$1:.$A$4270];ROW();[.C$1:.C$4270])" office:value-type="float" office:value="-92.7" calcext:value-type="float">
            <text:p>-92.7</text:p>
          </table:table-cell>
          <table:table-cell table:style-name="ce1" table:formula="of:=AVERAGEIF([.$A$1:.$A$4270];ROW();[.D$1:.D$4270])" office:value-type="float" office:value="-33.25864" calcext:value-type="float">
            <text:p>-33.258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2" calcext:value-type="float">
            <text:p>-12</text:p>
          </table:table-cell>
          <table:table-cell office:value-type="float" office:value="-96" calcext:value-type="float">
            <text:p>-96</text:p>
          </table:table-cell>
          <table:table-cell office:value-type="float" office:value="-29.4852" calcext:value-type="float">
            <text:p>-29.4852</text:p>
          </table:table-cell>
          <table:table-cell table:number-columns-repeated="5"/>
          <table:table-cell table:formula="of:=ROW()" office:value-type="float" office:value="37" calcext:value-type="float">
            <text:p>37</text:p>
          </table:table-cell>
          <table:table-cell table:style-name="ce1" table:formula="of:=AVERAGEIF([.$A$1:.$A$4270];ROW();[.B$1:.B$4270])" office:value-type="float" office:value="-16.8" calcext:value-type="float">
            <text:p>-16.8</text:p>
          </table:table-cell>
          <table:table-cell table:style-name="ce1" table:formula="of:=AVERAGEIF([.$A$1:.$A$4270];ROW();[.C$1:.C$4270])" office:value-type="float" office:value="-92.7" calcext:value-type="float">
            <text:p>-92.7</text:p>
          </table:table-cell>
          <table:table-cell table:style-name="ce1" table:formula="of:=AVERAGEIF([.$A$1:.$A$4270];ROW();[.D$1:.D$4270])" office:value-type="float" office:value="-32.72784" calcext:value-type="float">
            <text:p>-32.727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2" calcext:value-type="float">
            <text:p>-12</text:p>
          </table:table-cell>
          <table:table-cell office:value-type="float" office:value="-77" calcext:value-type="float">
            <text:p>-77</text:p>
          </table:table-cell>
          <table:table-cell office:value-type="float" office:value="-29.2208" calcext:value-type="float">
            <text:p>-29.2208</text:p>
          </table:table-cell>
          <table:table-cell table:number-columns-repeated="5"/>
          <table:table-cell table:formula="of:=ROW()" office:value-type="float" office:value="38" calcext:value-type="float">
            <text:p>38</text:p>
          </table:table-cell>
          <table:table-cell table:style-name="ce1" table:formula="of:=AVERAGEIF([.$A$1:.$A$4270];ROW();[.B$1:.B$4270])" office:value-type="float" office:value="-15.7" calcext:value-type="float">
            <text:p>-15.7</text:p>
          </table:table-cell>
          <table:table-cell table:style-name="ce1" table:formula="of:=AVERAGEIF([.$A$1:.$A$4270];ROW();[.C$1:.C$4270])" office:value-type="float" office:value="-87.5" calcext:value-type="float">
            <text:p>-87.5</text:p>
          </table:table-cell>
          <table:table-cell table:style-name="ce1" table:formula="of:=AVERAGEIF([.$A$1:.$A$4270];ROW();[.D$1:.D$4270])" office:value-type="float" office:value="-32.24932" calcext:value-type="float">
            <text:p>-32.249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2" calcext:value-type="float">
            <text:p>-12</text:p>
          </table:table-cell>
          <table:table-cell office:value-type="float" office:value="-93" calcext:value-type="float">
            <text:p>-93</text:p>
          </table:table-cell>
          <table:table-cell office:value-type="float" office:value="-28.212" calcext:value-type="float">
            <text:p>-28.212</text:p>
          </table:table-cell>
          <table:table-cell table:number-columns-repeated="5"/>
          <table:table-cell table:formula="of:=ROW()" office:value-type="float" office:value="39" calcext:value-type="float">
            <text:p>39</text:p>
          </table:table-cell>
          <table:table-cell table:style-name="ce1" table:formula="of:=AVERAGEIF([.$A$1:.$A$4270];ROW();[.B$1:.B$4270])" office:value-type="float" office:value="-15.5" calcext:value-type="float">
            <text:p>-15.5</text:p>
          </table:table-cell>
          <table:table-cell table:style-name="ce1" table:formula="of:=AVERAGEIF([.$A$1:.$A$4270];ROW();[.C$1:.C$4270])" office:value-type="float" office:value="-89.5" calcext:value-type="float">
            <text:p>-89.5</text:p>
          </table:table-cell>
          <table:table-cell table:style-name="ce1" table:formula="of:=AVERAGEIF([.$A$1:.$A$4270];ROW();[.D$1:.D$4270])" office:value-type="float" office:value="-31.6134" calcext:value-type="float">
            <text:p>-31.613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2" calcext:value-type="float">
            <text:p>-12</text:p>
          </table:table-cell>
          <table:table-cell office:value-type="float" office:value="-85" calcext:value-type="float">
            <text:p>-85</text:p>
          </table:table-cell>
          <table:table-cell office:value-type="float" office:value="-28.0624" calcext:value-type="float">
            <text:p>-28.0624</text:p>
          </table:table-cell>
          <table:table-cell table:number-columns-repeated="5"/>
          <table:table-cell table:formula="of:=ROW()" office:value-type="float" office:value="40" calcext:value-type="float">
            <text:p>40</text:p>
          </table:table-cell>
          <table:table-cell table:style-name="ce1" table:formula="of:=AVERAGEIF([.$A$1:.$A$4270];ROW();[.B$1:.B$4270])" office:value-type="float" office:value="-15.2" calcext:value-type="float">
            <text:p>-15.2</text:p>
          </table:table-cell>
          <table:table-cell table:style-name="ce1" table:formula="of:=AVERAGEIF([.$A$1:.$A$4270];ROW();[.C$1:.C$4270])" office:value-type="float" office:value="-83.9" calcext:value-type="float">
            <text:p>-83.9</text:p>
          </table:table-cell>
          <table:table-cell table:style-name="ce1" table:formula="of:=AVERAGEIF([.$A$1:.$A$4270];ROW();[.D$1:.D$4270])" office:value-type="float" office:value="-31.10288" calcext:value-type="float">
            <text:p>-31.1028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1" calcext:value-type="float">
            <text:p>-11</text:p>
          </table:table-cell>
          <table:table-cell office:value-type="float" office:value="-79" calcext:value-type="float">
            <text:p>-79</text:p>
          </table:table-cell>
          <table:table-cell office:value-type="float" office:value="-27.8628" calcext:value-type="float">
            <text:p>-27.8628</text:p>
          </table:table-cell>
          <table:table-cell table:number-columns-repeated="5"/>
          <table:table-cell table:formula="of:=ROW()" office:value-type="float" office:value="41" calcext:value-type="float">
            <text:p>41</text:p>
          </table:table-cell>
          <table:table-cell table:style-name="ce1" table:formula="of:=AVERAGEIF([.$A$1:.$A$4270];ROW();[.B$1:.B$4270])" office:value-type="float" office:value="-15.1" calcext:value-type="float">
            <text:p>-15.1</text:p>
          </table:table-cell>
          <table:table-cell table:style-name="ce1" table:formula="of:=AVERAGEIF([.$A$1:.$A$4270];ROW();[.C$1:.C$4270])" office:value-type="float" office:value="-84.4" calcext:value-type="float">
            <text:p>-84.4</text:p>
          </table:table-cell>
          <table:table-cell table:style-name="ce1" table:formula="of:=AVERAGEIF([.$A$1:.$A$4270];ROW();[.D$1:.D$4270])" office:value-type="float" office:value="-30.6694" calcext:value-type="float">
            <text:p>-30.669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1" calcext:value-type="float">
            <text:p>-11</text:p>
          </table:table-cell>
          <table:table-cell office:value-type="float" office:value="-80" calcext:value-type="float">
            <text:p>-80</text:p>
          </table:table-cell>
          <table:table-cell office:value-type="float" office:value="-27.3456" calcext:value-type="float">
            <text:p>-27.3456</text:p>
          </table:table-cell>
          <table:table-cell table:number-columns-repeated="5"/>
          <table:table-cell table:formula="of:=ROW()" office:value-type="float" office:value="42" calcext:value-type="float">
            <text:p>42</text:p>
          </table:table-cell>
          <table:table-cell table:style-name="ce1" table:formula="of:=AVERAGEIF([.$A$1:.$A$4270];ROW();[.B$1:.B$4270])" office:value-type="float" office:value="-14.6" calcext:value-type="float">
            <text:p>-14.6</text:p>
          </table:table-cell>
          <table:table-cell table:style-name="ce1" table:formula="of:=AVERAGEIF([.$A$1:.$A$4270];ROW();[.C$1:.C$4270])" office:value-type="float" office:value="-88.7" calcext:value-type="float">
            <text:p>-88.7</text:p>
          </table:table-cell>
          <table:table-cell table:style-name="ce1" table:formula="of:=AVERAGEIF([.$A$1:.$A$4270];ROW();[.D$1:.D$4270])" office:value-type="float" office:value="-30.25784" calcext:value-type="float">
            <text:p>-30.2578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9" calcext:value-type="float">
            <text:p>-9</text:p>
          </table:table-cell>
          <table:table-cell office:value-type="float" office:value="-82" calcext:value-type="float">
            <text:p>-82</text:p>
          </table:table-cell>
          <table:table-cell office:value-type="float" office:value="-26.8228" calcext:value-type="float">
            <text:p>-26.8228</text:p>
          </table:table-cell>
          <table:table-cell table:number-columns-repeated="5"/>
          <table:table-cell table:formula="of:=ROW()" office:value-type="float" office:value="43" calcext:value-type="float">
            <text:p>43</text:p>
          </table:table-cell>
          <table:table-cell table:style-name="ce1" table:formula="of:=AVERAGEIF([.$A$1:.$A$4270];ROW();[.B$1:.B$4270])" office:value-type="float" office:value="-14.4" calcext:value-type="float">
            <text:p>-14.4</text:p>
          </table:table-cell>
          <table:table-cell table:style-name="ce1" table:formula="of:=AVERAGEIF([.$A$1:.$A$4270];ROW();[.C$1:.C$4270])" office:value-type="float" office:value="-87.7" calcext:value-type="float">
            <text:p>-87.7</text:p>
          </table:table-cell>
          <table:table-cell table:style-name="ce1" table:formula="of:=AVERAGEIF([.$A$1:.$A$4270];ROW();[.D$1:.D$4270])" office:value-type="float" office:value="-29.79772" calcext:value-type="float">
            <text:p>-29.797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9" calcext:value-type="float">
            <text:p>-9</text:p>
          </table:table-cell>
          <table:table-cell office:value-type="float" office:value="-74" calcext:value-type="float">
            <text:p>-74</text:p>
          </table:table-cell>
          <table:table-cell office:value-type="float" office:value="-26.6524" calcext:value-type="float">
            <text:p>-26.6524</text:p>
          </table:table-cell>
          <table:table-cell table:number-columns-repeated="5"/>
          <table:table-cell table:formula="of:=ROW()" office:value-type="float" office:value="44" calcext:value-type="float">
            <text:p>44</text:p>
          </table:table-cell>
          <table:table-cell table:style-name="ce1" table:formula="of:=AVERAGEIF([.$A$1:.$A$4270];ROW();[.B$1:.B$4270])" office:value-type="float" office:value="-14.6" calcext:value-type="float">
            <text:p>-14.6</text:p>
          </table:table-cell>
          <table:table-cell table:style-name="ce1" table:formula="of:=AVERAGEIF([.$A$1:.$A$4270];ROW();[.C$1:.C$4270])" office:value-type="float" office:value="-83.5" calcext:value-type="float">
            <text:p>-83.5</text:p>
          </table:table-cell>
          <table:table-cell table:style-name="ce1" table:formula="of:=AVERAGEIF([.$A$1:.$A$4270];ROW();[.D$1:.D$4270])" office:value-type="float" office:value="-29.46068" calcext:value-type="float">
            <text:p>-29.4606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9" calcext:value-type="float">
            <text:p>-9</text:p>
          </table:table-cell>
          <table:table-cell office:value-type="float" office:value="-95" calcext:value-type="float">
            <text:p>-95</text:p>
          </table:table-cell>
          <table:table-cell office:value-type="float" office:value="-26.2604" calcext:value-type="float">
            <text:p>-26.2604</text:p>
          </table:table-cell>
          <table:table-cell table:number-columns-repeated="5"/>
          <table:table-cell table:formula="of:=ROW()" office:value-type="float" office:value="45" calcext:value-type="float">
            <text:p>45</text:p>
          </table:table-cell>
          <table:table-cell table:style-name="ce1" table:formula="of:=AVERAGEIF([.$A$1:.$A$4270];ROW();[.B$1:.B$4270])" office:value-type="float" office:value="-14.2" calcext:value-type="float">
            <text:p>-14.2</text:p>
          </table:table-cell>
          <table:table-cell table:style-name="ce1" table:formula="of:=AVERAGEIF([.$A$1:.$A$4270];ROW();[.C$1:.C$4270])" office:value-type="float" office:value="-87.6" calcext:value-type="float">
            <text:p>-87.6</text:p>
          </table:table-cell>
          <table:table-cell table:style-name="ce1" table:formula="of:=AVERAGEIF([.$A$1:.$A$4270];ROW();[.D$1:.D$4270])" office:value-type="float" office:value="-29.01312" calcext:value-type="float">
            <text:p>-29.013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9" calcext:value-type="float">
            <text:p>-9</text:p>
          </table:table-cell>
          <table:table-cell office:value-type="float" office:value="-82" calcext:value-type="float">
            <text:p>-82</text:p>
          </table:table-cell>
          <table:table-cell office:value-type="float" office:value="-26.0088" calcext:value-type="float">
            <text:p>-26.0088</text:p>
          </table:table-cell>
          <table:table-cell table:number-columns-repeated="5"/>
          <table:table-cell table:formula="of:=ROW()" office:value-type="float" office:value="46" calcext:value-type="float">
            <text:p>46</text:p>
          </table:table-cell>
          <table:table-cell table:style-name="ce1" table:formula="of:=AVERAGEIF([.$A$1:.$A$4270];ROW();[.B$1:.B$4270])" office:value-type="float" office:value="-13.7" calcext:value-type="float">
            <text:p>-13.7</text:p>
          </table:table-cell>
          <table:table-cell table:style-name="ce1" table:formula="of:=AVERAGEIF([.$A$1:.$A$4270];ROW();[.C$1:.C$4270])" office:value-type="float" office:value="-82.2" calcext:value-type="float">
            <text:p>-82.2</text:p>
          </table:table-cell>
          <table:table-cell table:style-name="ce1" table:formula="of:=AVERAGEIF([.$A$1:.$A$4270];ROW();[.D$1:.D$4270])" office:value-type="float" office:value="-28.64064" calcext:value-type="float">
            <text:p>-28.6406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9" calcext:value-type="float">
            <text:p>-9</text:p>
          </table:table-cell>
          <table:table-cell office:value-type="float" office:value="-90" calcext:value-type="float">
            <text:p>-90</text:p>
          </table:table-cell>
          <table:table-cell office:value-type="float" office:value="-25.5672" calcext:value-type="float">
            <text:p>-25.5672</text:p>
          </table:table-cell>
          <table:table-cell table:number-columns-repeated="5"/>
          <table:table-cell table:formula="of:=ROW()" office:value-type="float" office:value="47" calcext:value-type="float">
            <text:p>47</text:p>
          </table:table-cell>
          <table:table-cell table:style-name="ce1" table:formula="of:=AVERAGEIF([.$A$1:.$A$4270];ROW();[.B$1:.B$4270])" office:value-type="float" office:value="-13.7" calcext:value-type="float">
            <text:p>-13.7</text:p>
          </table:table-cell>
          <table:table-cell table:style-name="ce1" table:formula="of:=AVERAGEIF([.$A$1:.$A$4270];ROW();[.C$1:.C$4270])" office:value-type="float" office:value="-84.1" calcext:value-type="float">
            <text:p>-84.1</text:p>
          </table:table-cell>
          <table:table-cell table:style-name="ce1" table:formula="of:=AVERAGEIF([.$A$1:.$A$4270];ROW();[.D$1:.D$4270])" office:value-type="float" office:value="-28.33216" calcext:value-type="float">
            <text:p>-28.332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9" calcext:value-type="float">
            <text:p>-9</text:p>
          </table:table-cell>
          <table:table-cell office:value-type="float" office:value="-83" calcext:value-type="float">
            <text:p>-83</text:p>
          </table:table-cell>
          <table:table-cell office:value-type="float" office:value="-25.178" calcext:value-type="float">
            <text:p>-25.178</text:p>
          </table:table-cell>
          <table:table-cell table:number-columns-repeated="5"/>
          <table:table-cell table:formula="of:=ROW()" office:value-type="float" office:value="48" calcext:value-type="float">
            <text:p>48</text:p>
          </table:table-cell>
          <table:table-cell table:style-name="ce1" table:formula="of:=AVERAGEIF([.$A$1:.$A$4270];ROW();[.B$1:.B$4270])" office:value-type="float" office:value="-13.4" calcext:value-type="float">
            <text:p>-13.4</text:p>
          </table:table-cell>
          <table:table-cell table:style-name="ce1" table:formula="of:=AVERAGEIF([.$A$1:.$A$4270];ROW();[.C$1:.C$4270])" office:value-type="float" office:value="-84.2" calcext:value-type="float">
            <text:p>-84.2</text:p>
          </table:table-cell>
          <table:table-cell table:style-name="ce1" table:formula="of:=AVERAGEIF([.$A$1:.$A$4270];ROW();[.D$1:.D$4270])" office:value-type="float" office:value="-27.92304" calcext:value-type="float">
            <text:p>-27.9230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9" calcext:value-type="float">
            <text:p>-9</text:p>
          </table:table-cell>
          <table:table-cell office:value-type="float" office:value="-76" calcext:value-type="float">
            <text:p>-76</text:p>
          </table:table-cell>
          <table:table-cell office:value-type="float" office:value="-24.7172" calcext:value-type="float">
            <text:p>-24.7172</text:p>
          </table:table-cell>
          <table:table-cell table:number-columns-repeated="5"/>
          <table:table-cell table:formula="of:=ROW()" office:value-type="float" office:value="49" calcext:value-type="float">
            <text:p>49</text:p>
          </table:table-cell>
          <table:table-cell table:style-name="ce1" table:formula="of:=AVERAGEIF([.$A$1:.$A$4270];ROW();[.B$1:.B$4270])" office:value-type="float" office:value="-13.4" calcext:value-type="float">
            <text:p>-13.4</text:p>
          </table:table-cell>
          <table:table-cell table:style-name="ce1" table:formula="of:=AVERAGEIF([.$A$1:.$A$4270];ROW();[.C$1:.C$4270])" office:value-type="float" office:value="-82" calcext:value-type="float">
            <text:p>-82</text:p>
          </table:table-cell>
          <table:table-cell table:style-name="ce1" table:formula="of:=AVERAGEIF([.$A$1:.$A$4270];ROW();[.D$1:.D$4270])" office:value-type="float" office:value="-27.65616" calcext:value-type="float">
            <text:p>-27.656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9" calcext:value-type="float">
            <text:p>-9</text:p>
          </table:table-cell>
          <table:table-cell office:value-type="float" office:value="-81" calcext:value-type="float">
            <text:p>-81</text:p>
          </table:table-cell>
          <table:table-cell office:value-type="float" office:value="-24.2584" calcext:value-type="float">
            <text:p>-24.2584</text:p>
          </table:table-cell>
          <table:table-cell table:number-columns-repeated="5"/>
          <table:table-cell table:formula="of:=ROW()" office:value-type="float" office:value="50" calcext:value-type="float">
            <text:p>50</text:p>
          </table:table-cell>
          <table:table-cell table:style-name="ce1" table:formula="of:=AVERAGEIF([.$A$1:.$A$4270];ROW();[.B$1:.B$4270])" office:value-type="float" office:value="-13.2" calcext:value-type="float">
            <text:p>-13.2</text:p>
          </table:table-cell>
          <table:table-cell table:style-name="ce1" table:formula="of:=AVERAGEIF([.$A$1:.$A$4270];ROW();[.C$1:.C$4270])" office:value-type="float" office:value="-84.1" calcext:value-type="float">
            <text:p>-84.1</text:p>
          </table:table-cell>
          <table:table-cell table:style-name="ce1" table:formula="of:=AVERAGEIF([.$A$1:.$A$4270];ROW();[.D$1:.D$4270])" office:value-type="float" office:value="-27.34616" calcext:value-type="float">
            <text:p>-27.346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9" calcext:value-type="float">
            <text:p>-9</text:p>
          </table:table-cell>
          <table:table-cell office:value-type="float" office:value="-78" calcext:value-type="float">
            <text:p>-78</text:p>
          </table:table-cell>
          <table:table-cell office:value-type="float" office:value="-23.9312" calcext:value-type="float">
            <text:p>-23.9312</text:p>
          </table:table-cell>
          <table:table-cell table:number-columns-repeated="5"/>
          <table:table-cell table:formula="of:=ROW()" office:value-type="float" office:value="51" calcext:value-type="float">
            <text:p>51</text:p>
          </table:table-cell>
          <table:table-cell table:style-name="ce1" table:formula="of:=AVERAGEIF([.$A$1:.$A$4270];ROW();[.B$1:.B$4270])" office:value-type="float" office:value="-13.2" calcext:value-type="float">
            <text:p>-13.2</text:p>
          </table:table-cell>
          <table:table-cell table:style-name="ce1" table:formula="of:=AVERAGEIF([.$A$1:.$A$4270];ROW();[.C$1:.C$4270])" office:value-type="float" office:value="-89.1" calcext:value-type="float">
            <text:p>-89.1</text:p>
          </table:table-cell>
          <table:table-cell table:style-name="ce1" table:formula="of:=AVERAGEIF([.$A$1:.$A$4270];ROW();[.D$1:.D$4270])" office:value-type="float" office:value="-27.0736" calcext:value-type="float">
            <text:p>-27.07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9" calcext:value-type="float">
            <text:p>-9</text:p>
          </table:table-cell>
          <table:table-cell office:value-type="float" office:value="-99" calcext:value-type="float">
            <text:p>-99</text:p>
          </table:table-cell>
          <table:table-cell office:value-type="float" office:value="-23.5764" calcext:value-type="float">
            <text:p>-23.5764</text:p>
          </table:table-cell>
          <table:table-cell table:number-columns-repeated="5"/>
          <table:table-cell table:formula="of:=ROW()" office:value-type="float" office:value="52" calcext:value-type="float">
            <text:p>52</text:p>
          </table:table-cell>
          <table:table-cell table:style-name="ce1" table:formula="of:=AVERAGEIF([.$A$1:.$A$4270];ROW();[.B$1:.B$4270])" office:value-type="float" office:value="-13.2" calcext:value-type="float">
            <text:p>-13.2</text:p>
          </table:table-cell>
          <table:table-cell table:style-name="ce1" table:formula="of:=AVERAGEIF([.$A$1:.$A$4270];ROW();[.C$1:.C$4270])" office:value-type="float" office:value="-84.4" calcext:value-type="float">
            <text:p>-84.4</text:p>
          </table:table-cell>
          <table:table-cell table:style-name="ce1" table:formula="of:=AVERAGEIF([.$A$1:.$A$4270];ROW();[.D$1:.D$4270])" office:value-type="float" office:value="-26.8622" calcext:value-type="float">
            <text:p>-26.86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9" calcext:value-type="float">
            <text:p>-9</text:p>
          </table:table-cell>
          <table:table-cell office:value-type="float" office:value="-83" calcext:value-type="float">
            <text:p>-83</text:p>
          </table:table-cell>
          <table:table-cell office:value-type="float" office:value="-23.3032" calcext:value-type="float">
            <text:p>-23.3032</text:p>
          </table:table-cell>
          <table:table-cell table:number-columns-repeated="5"/>
          <table:table-cell table:formula="of:=ROW()" office:value-type="float" office:value="53" calcext:value-type="float">
            <text:p>53</text:p>
          </table:table-cell>
          <table:table-cell table:style-name="ce1" table:formula="of:=AVERAGEIF([.$A$1:.$A$4270];ROW();[.B$1:.B$4270])" office:value-type="float" office:value="-13.2" calcext:value-type="float">
            <text:p>-13.2</text:p>
          </table:table-cell>
          <table:table-cell table:style-name="ce1" table:formula="of:=AVERAGEIF([.$A$1:.$A$4270];ROW();[.C$1:.C$4270])" office:value-type="float" office:value="-81.5" calcext:value-type="float">
            <text:p>-81.5</text:p>
          </table:table-cell>
          <table:table-cell table:style-name="ce1" table:formula="of:=AVERAGEIF([.$A$1:.$A$4270];ROW();[.D$1:.D$4270])" office:value-type="float" office:value="-26.5414" calcext:value-type="float">
            <text:p>-26.54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9" calcext:value-type="float">
            <text:p>-9</text:p>
          </table:table-cell>
          <table:table-cell office:value-type="float" office:value="-71" calcext:value-type="float">
            <text:p>-71</text:p>
          </table:table-cell>
          <table:table-cell office:value-type="float" office:value="-22.9328" calcext:value-type="float">
            <text:p>-22.9328</text:p>
          </table:table-cell>
          <table:table-cell table:number-columns-repeated="5"/>
          <table:table-cell table:formula="of:=ROW()" office:value-type="float" office:value="54" calcext:value-type="float">
            <text:p>54</text:p>
          </table:table-cell>
          <table:table-cell table:style-name="ce1" table:formula="of:=AVERAGEIF([.$A$1:.$A$4270];ROW();[.B$1:.B$4270])" office:value-type="float" office:value="-12.9" calcext:value-type="float">
            <text:p>-12.9</text:p>
          </table:table-cell>
          <table:table-cell table:style-name="ce1" table:formula="of:=AVERAGEIF([.$A$1:.$A$4270];ROW();[.C$1:.C$4270])" office:value-type="float" office:value="-83.5" calcext:value-type="float">
            <text:p>-83.5</text:p>
          </table:table-cell>
          <table:table-cell table:style-name="ce1" table:formula="of:=AVERAGEIF([.$A$1:.$A$4270];ROW();[.D$1:.D$4270])" office:value-type="float" office:value="-26.2666" calcext:value-type="float">
            <text:p>-26.26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9" calcext:value-type="float">
            <text:p>-9</text:p>
          </table:table-cell>
          <table:table-cell office:value-type="float" office:value="-83" calcext:value-type="float">
            <text:p>-83</text:p>
          </table:table-cell>
          <table:table-cell office:value-type="float" office:value="-21.8024" calcext:value-type="float">
            <text:p>-21.8024</text:p>
          </table:table-cell>
          <table:table-cell table:number-columns-repeated="5"/>
          <table:table-cell table:formula="of:=ROW()" office:value-type="float" office:value="55" calcext:value-type="float">
            <text:p>55</text:p>
          </table:table-cell>
          <table:table-cell table:style-name="ce1" table:formula="of:=AVERAGEIF([.$A$1:.$A$4270];ROW();[.B$1:.B$4270])" office:value-type="float" office:value="-13" calcext:value-type="float">
            <text:p>-13</text:p>
          </table:table-cell>
          <table:table-cell table:style-name="ce1" table:formula="of:=AVERAGEIF([.$A$1:.$A$4270];ROW();[.C$1:.C$4270])" office:value-type="float" office:value="-81.4" calcext:value-type="float">
            <text:p>-81.4</text:p>
          </table:table-cell>
          <table:table-cell table:style-name="ce1" table:formula="of:=AVERAGEIF([.$A$1:.$A$4270];ROW();[.D$1:.D$4270])" office:value-type="float" office:value="-25.86428" calcext:value-type="float">
            <text:p>-25.864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9" calcext:value-type="float">
            <text:p>-9</text:p>
          </table:table-cell>
          <table:table-cell office:value-type="float" office:value="-70" calcext:value-type="float">
            <text:p>-70</text:p>
          </table:table-cell>
          <table:table-cell office:value-type="float" office:value="-21.612" calcext:value-type="float">
            <text:p>-21.612</text:p>
          </table:table-cell>
          <table:table-cell table:number-columns-repeated="5"/>
          <table:table-cell table:formula="of:=ROW()" office:value-type="float" office:value="56" calcext:value-type="float">
            <text:p>56</text:p>
          </table:table-cell>
          <table:table-cell table:style-name="ce1" table:formula="of:=AVERAGEIF([.$A$1:.$A$4270];ROW();[.B$1:.B$4270])" office:value-type="float" office:value="-12.9" calcext:value-type="float">
            <text:p>-12.9</text:p>
          </table:table-cell>
          <table:table-cell table:style-name="ce1" table:formula="of:=AVERAGEIF([.$A$1:.$A$4270];ROW();[.C$1:.C$4270])" office:value-type="float" office:value="-78.9" calcext:value-type="float">
            <text:p>-78.9</text:p>
          </table:table-cell>
          <table:table-cell table:style-name="ce1" table:formula="of:=AVERAGEIF([.$A$1:.$A$4270];ROW();[.D$1:.D$4270])" office:value-type="float" office:value="-25.5778" calcext:value-type="float">
            <text:p>-25.577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9" calcext:value-type="float">
            <text:p>-9</text:p>
          </table:table-cell>
          <table:table-cell office:value-type="float" office:value="-89" calcext:value-type="float">
            <text:p>-89</text:p>
          </table:table-cell>
          <table:table-cell office:value-type="float" office:value="-21.0824" calcext:value-type="float">
            <text:p>-21.0824</text:p>
          </table:table-cell>
          <table:table-cell table:number-columns-repeated="5"/>
          <table:table-cell table:formula="of:=ROW()" office:value-type="float" office:value="57" calcext:value-type="float">
            <text:p>57</text:p>
          </table:table-cell>
          <table:table-cell table:style-name="ce1" table:formula="of:=AVERAGEIF([.$A$1:.$A$4270];ROW();[.B$1:.B$4270])" office:value-type="float" office:value="-12.7" calcext:value-type="float">
            <text:p>-12.7</text:p>
          </table:table-cell>
          <table:table-cell table:style-name="ce1" table:formula="of:=AVERAGEIF([.$A$1:.$A$4270];ROW();[.C$1:.C$4270])" office:value-type="float" office:value="-78.8" calcext:value-type="float">
            <text:p>-78.8</text:p>
          </table:table-cell>
          <table:table-cell table:style-name="ce1" table:formula="of:=AVERAGEIF([.$A$1:.$A$4270];ROW();[.D$1:.D$4270])" office:value-type="float" office:value="-25.25464" calcext:value-type="float">
            <text:p>-25.254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9" calcext:value-type="float">
            <text:p>-9</text:p>
          </table:table-cell>
          <table:table-cell office:value-type="float" office:value="-82" calcext:value-type="float">
            <text:p>-82</text:p>
          </table:table-cell>
          <table:table-cell office:value-type="float" office:value="-20.9532" calcext:value-type="float">
            <text:p>-20.9532</text:p>
          </table:table-cell>
          <table:table-cell table:number-columns-repeated="5"/>
          <table:table-cell table:formula="of:=ROW()" office:value-type="float" office:value="58" calcext:value-type="float">
            <text:p>58</text:p>
          </table:table-cell>
          <table:table-cell table:style-name="ce1" table:formula="of:=AVERAGEIF([.$A$1:.$A$4270];ROW();[.B$1:.B$4270])" office:value-type="float" office:value="-12.4" calcext:value-type="float">
            <text:p>-12.4</text:p>
          </table:table-cell>
          <table:table-cell table:style-name="ce1" table:formula="of:=AVERAGEIF([.$A$1:.$A$4270];ROW();[.C$1:.C$4270])" office:value-type="float" office:value="-82.1" calcext:value-type="float">
            <text:p>-82.1</text:p>
          </table:table-cell>
          <table:table-cell table:style-name="ce1" table:formula="of:=AVERAGEIF([.$A$1:.$A$4270];ROW();[.D$1:.D$4270])" office:value-type="float" office:value="-24.96068" calcext:value-type="float">
            <text:p>-24.9606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9" calcext:value-type="float">
            <text:p>-9</text:p>
          </table:table-cell>
          <table:table-cell office:value-type="float" office:value="-83" calcext:value-type="float">
            <text:p>-83</text:p>
          </table:table-cell>
          <table:table-cell office:value-type="float" office:value="-20.2952" calcext:value-type="float">
            <text:p>-20.2952</text:p>
          </table:table-cell>
          <table:table-cell table:number-columns-repeated="5"/>
          <table:table-cell table:formula="of:=ROW()" office:value-type="float" office:value="59" calcext:value-type="float">
            <text:p>59</text:p>
          </table:table-cell>
          <table:table-cell table:style-name="ce1" table:formula="of:=AVERAGEIF([.$A$1:.$A$4270];ROW();[.B$1:.B$4270])" office:value-type="float" office:value="-12.4" calcext:value-type="float">
            <text:p>-12.4</text:p>
          </table:table-cell>
          <table:table-cell table:style-name="ce1" table:formula="of:=AVERAGEIF([.$A$1:.$A$4270];ROW();[.C$1:.C$4270])" office:value-type="float" office:value="-78" calcext:value-type="float">
            <text:p>-78</text:p>
          </table:table-cell>
          <table:table-cell table:style-name="ce1" table:formula="of:=AVERAGEIF([.$A$1:.$A$4270];ROW();[.D$1:.D$4270])" office:value-type="float" office:value="-24.66592" calcext:value-type="float">
            <text:p>-24.6659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9" calcext:value-type="float">
            <text:p>-9</text:p>
          </table:table-cell>
          <table:table-cell office:value-type="float" office:value="-73" calcext:value-type="float">
            <text:p>-73</text:p>
          </table:table-cell>
          <table:table-cell office:value-type="float" office:value="-20.2388" calcext:value-type="float">
            <text:p>-20.2388</text:p>
          </table:table-cell>
          <table:table-cell table:number-columns-repeated="5"/>
          <table:table-cell table:formula="of:=ROW()" office:value-type="float" office:value="60" calcext:value-type="float">
            <text:p>60</text:p>
          </table:table-cell>
          <table:table-cell table:style-name="ce1" table:formula="of:=AVERAGEIF([.$A$1:.$A$4270];ROW();[.B$1:.B$4270])" office:value-type="float" office:value="-12.2" calcext:value-type="float">
            <text:p>-12.2</text:p>
          </table:table-cell>
          <table:table-cell table:style-name="ce1" table:formula="of:=AVERAGEIF([.$A$1:.$A$4270];ROW();[.C$1:.C$4270])" office:value-type="float" office:value="-84.2" calcext:value-type="float">
            <text:p>-84.2</text:p>
          </table:table-cell>
          <table:table-cell table:style-name="ce1" table:formula="of:=AVERAGEIF([.$A$1:.$A$4270];ROW();[.D$1:.D$4270])" office:value-type="float" office:value="-24.4264" calcext:value-type="float">
            <text:p>-24.426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9" calcext:value-type="float">
            <text:p>-9</text:p>
          </table:table-cell>
          <table:table-cell office:value-type="float" office:value="-83" calcext:value-type="float">
            <text:p>-83</text:p>
          </table:table-cell>
          <table:table-cell office:value-type="float" office:value="-19.4604" calcext:value-type="float">
            <text:p>-19.4604</text:p>
          </table:table-cell>
          <table:table-cell table:number-columns-repeated="5"/>
          <table:table-cell table:formula="of:=ROW()" office:value-type="float" office:value="61" calcext:value-type="float">
            <text:p>61</text:p>
          </table:table-cell>
          <table:table-cell table:style-name="ce1" table:formula="of:=AVERAGEIF([.$A$1:.$A$4270];ROW();[.B$1:.B$4270])" office:value-type="float" office:value="-11.9" calcext:value-type="float">
            <text:p>-11.9</text:p>
          </table:table-cell>
          <table:table-cell table:style-name="ce1" table:formula="of:=AVERAGEIF([.$A$1:.$A$4270];ROW();[.C$1:.C$4270])" office:value-type="float" office:value="-82.5" calcext:value-type="float">
            <text:p>-82.5</text:p>
          </table:table-cell>
          <table:table-cell table:style-name="ce1" table:formula="of:=AVERAGEIF([.$A$1:.$A$4270];ROW();[.D$1:.D$4270])" office:value-type="float" office:value="-24.21544" calcext:value-type="float">
            <text:p>-24.215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9" calcext:value-type="float">
            <text:p>-9</text:p>
          </table:table-cell>
          <table:table-cell office:value-type="float" office:value="-67" calcext:value-type="float">
            <text:p>-67</text:p>
          </table:table-cell>
          <table:table-cell office:value-type="float" office:value="-19.2828" calcext:value-type="float">
            <text:p>-19.2828</text:p>
          </table:table-cell>
          <table:table-cell table:number-columns-repeated="5"/>
          <table:table-cell table:formula="of:=ROW()" office:value-type="float" office:value="62" calcext:value-type="float">
            <text:p>62</text:p>
          </table:table-cell>
          <table:table-cell table:style-name="ce1" table:formula="of:=AVERAGEIF([.$A$1:.$A$4270];ROW();[.B$1:.B$4270])" office:value-type="float" office:value="-12.1" calcext:value-type="float">
            <text:p>-12.1</text:p>
          </table:table-cell>
          <table:table-cell table:style-name="ce1" table:formula="of:=AVERAGEIF([.$A$1:.$A$4270];ROW();[.C$1:.C$4270])" office:value-type="float" office:value="-81.2" calcext:value-type="float">
            <text:p>-81.2</text:p>
          </table:table-cell>
          <table:table-cell table:style-name="ce1" table:formula="of:=AVERAGEIF([.$A$1:.$A$4270];ROW();[.D$1:.D$4270])" office:value-type="float" office:value="-23.98044" calcext:value-type="float">
            <text:p>-23.9804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9" calcext:value-type="float">
            <text:p>-9</text:p>
          </table:table-cell>
          <table:table-cell office:value-type="float" office:value="-74" calcext:value-type="float">
            <text:p>-74</text:p>
          </table:table-cell>
          <table:table-cell office:value-type="float" office:value="-18.7576" calcext:value-type="float">
            <text:p>-18.7576</text:p>
          </table:table-cell>
          <table:table-cell table:number-columns-repeated="5"/>
          <table:table-cell table:formula="of:=ROW()" office:value-type="float" office:value="63" calcext:value-type="float">
            <text:p>63</text:p>
          </table:table-cell>
          <table:table-cell table:style-name="ce1" table:formula="of:=AVERAGEIF([.$A$1:.$A$4270];ROW();[.B$1:.B$4270])" office:value-type="float" office:value="-11.9" calcext:value-type="float">
            <text:p>-11.9</text:p>
          </table:table-cell>
          <table:table-cell table:style-name="ce1" table:formula="of:=AVERAGEIF([.$A$1:.$A$4270];ROW();[.C$1:.C$4270])" office:value-type="float" office:value="-83.2" calcext:value-type="float">
            <text:p>-83.2</text:p>
          </table:table-cell>
          <table:table-cell table:style-name="ce1" table:formula="of:=AVERAGEIF([.$A$1:.$A$4270];ROW();[.D$1:.D$4270])" office:value-type="float" office:value="-23.78776" calcext:value-type="float">
            <text:p>-23.7877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9" calcext:value-type="float">
            <text:p>-9</text:p>
          </table:table-cell>
          <table:table-cell office:value-type="float" office:value="-66" calcext:value-type="float">
            <text:p>-66</text:p>
          </table:table-cell>
          <table:table-cell office:value-type="float" office:value="-18.5408" calcext:value-type="float">
            <text:p>-18.5408</text:p>
          </table:table-cell>
          <table:table-cell table:number-columns-repeated="5"/>
          <table:table-cell table:formula="of:=ROW()" office:value-type="float" office:value="64" calcext:value-type="float">
            <text:p>64</text:p>
          </table:table-cell>
          <table:table-cell table:style-name="ce1" table:formula="of:=AVERAGEIF([.$A$1:.$A$4270];ROW();[.B$1:.B$4270])" office:value-type="float" office:value="-11.8" calcext:value-type="float">
            <text:p>-11.8</text:p>
          </table:table-cell>
          <table:table-cell table:style-name="ce1" table:formula="of:=AVERAGEIF([.$A$1:.$A$4270];ROW();[.C$1:.C$4270])" office:value-type="float" office:value="-80.2" calcext:value-type="float">
            <text:p>-80.2</text:p>
          </table:table-cell>
          <table:table-cell table:style-name="ce1" table:formula="of:=AVERAGEIF([.$A$1:.$A$4270];ROW();[.D$1:.D$4270])" office:value-type="float" office:value="-23.5442" calcext:value-type="float">
            <text:p>-23.54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8" calcext:value-type="float">
            <text:p>-8</text:p>
          </table:table-cell>
          <table:table-cell office:value-type="float" office:value="-65" calcext:value-type="float">
            <text:p>-65</text:p>
          </table:table-cell>
          <table:table-cell office:value-type="float" office:value="-17.9384" calcext:value-type="float">
            <text:p>-17.9384</text:p>
          </table:table-cell>
          <table:table-cell table:number-columns-repeated="5"/>
          <table:table-cell table:formula="of:=ROW()" office:value-type="float" office:value="65" calcext:value-type="float">
            <text:p>65</text:p>
          </table:table-cell>
          <table:table-cell table:style-name="ce1" table:formula="of:=AVERAGEIF([.$A$1:.$A$4270];ROW();[.B$1:.B$4270])" office:value-type="float" office:value="-11.6" calcext:value-type="float">
            <text:p>-11.6</text:p>
          </table:table-cell>
          <table:table-cell table:style-name="ce1" table:formula="of:=AVERAGEIF([.$A$1:.$A$4270];ROW();[.C$1:.C$4270])" office:value-type="float" office:value="-77.9" calcext:value-type="float">
            <text:p>-77.9</text:p>
          </table:table-cell>
          <table:table-cell table:style-name="ce1" table:formula="of:=AVERAGEIF([.$A$1:.$A$4270];ROW();[.D$1:.D$4270])" office:value-type="float" office:value="-23.26584" calcext:value-type="float">
            <text:p>-23.265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8" calcext:value-type="float">
            <text:p>-8</text:p>
          </table:table-cell>
          <table:table-cell office:value-type="float" office:value="-75" calcext:value-type="float">
            <text:p>-75</text:p>
          </table:table-cell>
          <table:table-cell office:value-type="float" office:value="-17.7312" calcext:value-type="float">
            <text:p>-17.7312</text:p>
          </table:table-cell>
          <table:table-cell table:number-columns-repeated="5"/>
          <table:table-cell table:formula="of:=ROW()" office:value-type="float" office:value="66" calcext:value-type="float">
            <text:p>66</text:p>
          </table:table-cell>
          <table:table-cell table:style-name="ce1" table:formula="of:=AVERAGEIF([.$A$1:.$A$4270];ROW();[.B$1:.B$4270])" office:value-type="float" office:value="-11.6" calcext:value-type="float">
            <text:p>-11.6</text:p>
          </table:table-cell>
          <table:table-cell table:style-name="ce1" table:formula="of:=AVERAGEIF([.$A$1:.$A$4270];ROW();[.C$1:.C$4270])" office:value-type="float" office:value="-78.4" calcext:value-type="float">
            <text:p>-78.4</text:p>
          </table:table-cell>
          <table:table-cell table:style-name="ce1" table:formula="of:=AVERAGEIF([.$A$1:.$A$4270];ROW();[.D$1:.D$4270])" office:value-type="float" office:value="-23.05576" calcext:value-type="float">
            <text:p>-23.0557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8" calcext:value-type="float">
            <text:p>-8</text:p>
          </table:table-cell>
          <table:table-cell office:value-type="float" office:value="-74" calcext:value-type="float">
            <text:p>-74</text:p>
          </table:table-cell>
          <table:table-cell office:value-type="float" office:value="-17.7892" calcext:value-type="float">
            <text:p>-17.7892</text:p>
          </table:table-cell>
          <table:table-cell table:number-columns-repeated="5"/>
          <table:table-cell table:formula="of:=ROW()" office:value-type="float" office:value="67" calcext:value-type="float">
            <text:p>67</text:p>
          </table:table-cell>
          <table:table-cell table:style-name="ce1" table:formula="of:=AVERAGEIF([.$A$1:.$A$4270];ROW();[.B$1:.B$4270])" office:value-type="float" office:value="-11.5" calcext:value-type="float">
            <text:p>-11.5</text:p>
          </table:table-cell>
          <table:table-cell table:style-name="ce1" table:formula="of:=AVERAGEIF([.$A$1:.$A$4270];ROW();[.C$1:.C$4270])" office:value-type="float" office:value="-76" calcext:value-type="float">
            <text:p>-76</text:p>
          </table:table-cell>
          <table:table-cell table:style-name="ce1" table:formula="of:=AVERAGEIF([.$A$1:.$A$4270];ROW();[.D$1:.D$4270])" office:value-type="float" office:value="-22.80224" calcext:value-type="float">
            <text:p>-22.8022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7" calcext:value-type="float">
            <text:p>-7</text:p>
          </table:table-cell>
          <table:table-cell office:value-type="float" office:value="-87" calcext:value-type="float">
            <text:p>-87</text:p>
          </table:table-cell>
          <table:table-cell office:value-type="float" office:value="-17.6072" calcext:value-type="float">
            <text:p>-17.6072</text:p>
          </table:table-cell>
          <table:table-cell table:number-columns-repeated="5"/>
          <table:table-cell table:formula="of:=ROW()" office:value-type="float" office:value="68" calcext:value-type="float">
            <text:p>68</text:p>
          </table:table-cell>
          <table:table-cell table:style-name="ce1" table:formula="of:=AVERAGEIF([.$A$1:.$A$4270];ROW();[.B$1:.B$4270])" office:value-type="float" office:value="-11.5" calcext:value-type="float">
            <text:p>-11.5</text:p>
          </table:table-cell>
          <table:table-cell table:style-name="ce1" table:formula="of:=AVERAGEIF([.$A$1:.$A$4270];ROW();[.C$1:.C$4270])" office:value-type="float" office:value="-78.3" calcext:value-type="float">
            <text:p>-78.3</text:p>
          </table:table-cell>
          <table:table-cell table:style-name="ce1" table:formula="of:=AVERAGEIF([.$A$1:.$A$4270];ROW();[.D$1:.D$4270])" office:value-type="float" office:value="-22.65596" calcext:value-type="float">
            <text:p>-22.6559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7" calcext:value-type="float">
            <text:p>-7</text:p>
          </table:table-cell>
          <table:table-cell office:value-type="float" office:value="-68" calcext:value-type="float">
            <text:p>-68</text:p>
          </table:table-cell>
          <table:table-cell office:value-type="float" office:value="-17.3228" calcext:value-type="float">
            <text:p>-17.3228</text:p>
          </table:table-cell>
          <table:table-cell table:number-columns-repeated="5"/>
          <table:table-cell table:formula="of:=ROW()" office:value-type="float" office:value="69" calcext:value-type="float">
            <text:p>69</text:p>
          </table:table-cell>
          <table:table-cell table:style-name="ce1" table:formula="of:=AVERAGEIF([.$A$1:.$A$4270];ROW();[.B$1:.B$4270])" office:value-type="float" office:value="-11.6" calcext:value-type="float">
            <text:p>-11.6</text:p>
          </table:table-cell>
          <table:table-cell table:style-name="ce1" table:formula="of:=AVERAGEIF([.$A$1:.$A$4270];ROW();[.C$1:.C$4270])" office:value-type="float" office:value="-78.5" calcext:value-type="float">
            <text:p>-78.5</text:p>
          </table:table-cell>
          <table:table-cell table:style-name="ce1" table:formula="of:=AVERAGEIF([.$A$1:.$A$4270];ROW();[.D$1:.D$4270])" office:value-type="float" office:value="-22.48324" calcext:value-type="float">
            <text:p>-22.4832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7" calcext:value-type="float">
            <text:p>-7</text:p>
          </table:table-cell>
          <table:table-cell office:value-type="float" office:value="-67" calcext:value-type="float">
            <text:p>-67</text:p>
          </table:table-cell>
          <table:table-cell office:value-type="float" office:value="-16.6856" calcext:value-type="float">
            <text:p>-16.6856</text:p>
          </table:table-cell>
          <table:table-cell table:number-columns-repeated="5"/>
          <table:table-cell table:formula="of:=ROW()" office:value-type="float" office:value="70" calcext:value-type="float">
            <text:p>70</text:p>
          </table:table-cell>
          <table:table-cell table:style-name="ce1" table:formula="of:=AVERAGEIF([.$A$1:.$A$4270];ROW();[.B$1:.B$4270])" office:value-type="float" office:value="-11.5" calcext:value-type="float">
            <text:p>-11.5</text:p>
          </table:table-cell>
          <table:table-cell table:style-name="ce1" table:formula="of:=AVERAGEIF([.$A$1:.$A$4270];ROW();[.C$1:.C$4270])" office:value-type="float" office:value="-83.5" calcext:value-type="float">
            <text:p>-83.5</text:p>
          </table:table-cell>
          <table:table-cell table:style-name="ce1" table:formula="of:=AVERAGEIF([.$A$1:.$A$4270];ROW();[.D$1:.D$4270])" office:value-type="float" office:value="-22.27848" calcext:value-type="float">
            <text:p>-22.2784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7" calcext:value-type="float">
            <text:p>-7</text:p>
          </table:table-cell>
          <table:table-cell office:value-type="float" office:value="-91" calcext:value-type="float">
            <text:p>-91</text:p>
          </table:table-cell>
          <table:table-cell office:value-type="float" office:value="-16.3776" calcext:value-type="float">
            <text:p>-16.3776</text:p>
          </table:table-cell>
          <table:table-cell table:number-columns-repeated="5"/>
          <table:table-cell table:formula="of:=ROW()" office:value-type="float" office:value="71" calcext:value-type="float">
            <text:p>71</text:p>
          </table:table-cell>
          <table:table-cell table:style-name="ce1" table:formula="of:=AVERAGEIF([.$A$1:.$A$4270];ROW();[.B$1:.B$4270])" office:value-type="float" office:value="-11" calcext:value-type="float">
            <text:p>-11</text:p>
          </table:table-cell>
          <table:table-cell table:style-name="ce1" table:formula="of:=AVERAGEIF([.$A$1:.$A$4270];ROW();[.C$1:.C$4270])" office:value-type="float" office:value="-76.4" calcext:value-type="float">
            <text:p>-76.4</text:p>
          </table:table-cell>
          <table:table-cell table:style-name="ce1" table:formula="of:=AVERAGEIF([.$A$1:.$A$4270];ROW();[.D$1:.D$4270])" office:value-type="float" office:value="-22.1852" calcext:value-type="float">
            <text:p>-22.18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7" calcext:value-type="float">
            <text:p>-7</text:p>
          </table:table-cell>
          <table:table-cell office:value-type="float" office:value="-72" calcext:value-type="float">
            <text:p>-72</text:p>
          </table:table-cell>
          <table:table-cell office:value-type="float" office:value="-16.3816" calcext:value-type="float">
            <text:p>-16.3816</text:p>
          </table:table-cell>
          <table:table-cell table:number-columns-repeated="5"/>
          <table:table-cell table:formula="of:=ROW()" office:value-type="float" office:value="72" calcext:value-type="float">
            <text:p>72</text:p>
          </table:table-cell>
          <table:table-cell table:style-name="ce1" table:formula="of:=AVERAGEIF([.$A$1:.$A$4270];ROW();[.B$1:.B$4270])" office:value-type="float" office:value="-11" calcext:value-type="float">
            <text:p>-11</text:p>
          </table:table-cell>
          <table:table-cell table:style-name="ce1" table:formula="of:=AVERAGEIF([.$A$1:.$A$4270];ROW();[.C$1:.C$4270])" office:value-type="float" office:value="-79.5" calcext:value-type="float">
            <text:p>-79.5</text:p>
          </table:table-cell>
          <table:table-cell table:style-name="ce1" table:formula="of:=AVERAGEIF([.$A$1:.$A$4270];ROW();[.D$1:.D$4270])" office:value-type="float" office:value="-21.89844" calcext:value-type="float">
            <text:p>-21.898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7" calcext:value-type="float">
            <text:p>-7</text:p>
          </table:table-cell>
          <table:table-cell office:value-type="float" office:value="-70" calcext:value-type="float">
            <text:p>-70</text:p>
          </table:table-cell>
          <table:table-cell office:value-type="float" office:value="-16.244" calcext:value-type="float">
            <text:p>-16.244</text:p>
          </table:table-cell>
          <table:table-cell table:number-columns-repeated="5"/>
          <table:table-cell table:formula="of:=ROW()" office:value-type="float" office:value="73" calcext:value-type="float">
            <text:p>73</text:p>
          </table:table-cell>
          <table:table-cell table:style-name="ce1" table:formula="of:=AVERAGEIF([.$A$1:.$A$4270];ROW();[.B$1:.B$4270])" office:value-type="float" office:value="-10.9" calcext:value-type="float">
            <text:p>-10.9</text:p>
          </table:table-cell>
          <table:table-cell table:style-name="ce1" table:formula="of:=AVERAGEIF([.$A$1:.$A$4270];ROW();[.C$1:.C$4270])" office:value-type="float" office:value="-82.3" calcext:value-type="float">
            <text:p>-82.3</text:p>
          </table:table-cell>
          <table:table-cell table:style-name="ce1" table:formula="of:=AVERAGEIF([.$A$1:.$A$4270];ROW();[.D$1:.D$4270])" office:value-type="float" office:value="-21.78336" calcext:value-type="float">
            <text:p>-21.783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7" calcext:value-type="float">
            <text:p>-7</text:p>
          </table:table-cell>
          <table:table-cell office:value-type="float" office:value="-72" calcext:value-type="float">
            <text:p>-72</text:p>
          </table:table-cell>
          <table:table-cell office:value-type="float" office:value="-16.0904" calcext:value-type="float">
            <text:p>-16.0904</text:p>
          </table:table-cell>
          <table:table-cell table:number-columns-repeated="5"/>
          <table:table-cell table:formula="of:=ROW()" office:value-type="float" office:value="74" calcext:value-type="float">
            <text:p>74</text:p>
          </table:table-cell>
          <table:table-cell table:style-name="ce1" table:formula="of:=AVERAGEIF([.$A$1:.$A$4270];ROW();[.B$1:.B$4270])" office:value-type="float" office:value="-10.8" calcext:value-type="float">
            <text:p>-10.8</text:p>
          </table:table-cell>
          <table:table-cell table:style-name="ce1" table:formula="of:=AVERAGEIF([.$A$1:.$A$4270];ROW();[.C$1:.C$4270])" office:value-type="float" office:value="-81.7" calcext:value-type="float">
            <text:p>-81.7</text:p>
          </table:table-cell>
          <table:table-cell table:style-name="ce1" table:formula="of:=AVERAGEIF([.$A$1:.$A$4270];ROW();[.D$1:.D$4270])" office:value-type="float" office:value="-21.71716" calcext:value-type="float">
            <text:p>-21.7171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7" calcext:value-type="float">
            <text:p>-7</text:p>
          </table:table-cell>
          <table:table-cell office:value-type="float" office:value="-101" calcext:value-type="float">
            <text:p>-101</text:p>
          </table:table-cell>
          <table:table-cell office:value-type="float" office:value="-15.9976" calcext:value-type="float">
            <text:p>-15.9976</text:p>
          </table:table-cell>
          <table:table-cell table:number-columns-repeated="5"/>
          <table:table-cell table:formula="of:=ROW()" office:value-type="float" office:value="75" calcext:value-type="float">
            <text:p>75</text:p>
          </table:table-cell>
          <table:table-cell table:style-name="ce1" table:formula="of:=AVERAGEIF([.$A$1:.$A$4270];ROW();[.B$1:.B$4270])" office:value-type="float" office:value="-10.2" calcext:value-type="float">
            <text:p>-10.2</text:p>
          </table:table-cell>
          <table:table-cell table:style-name="ce1" table:formula="of:=AVERAGEIF([.$A$1:.$A$4270];ROW();[.C$1:.C$4270])" office:value-type="float" office:value="-79.2" calcext:value-type="float">
            <text:p>-79.2</text:p>
          </table:table-cell>
          <table:table-cell table:style-name="ce1" table:formula="of:=AVERAGEIF([.$A$1:.$A$4270];ROW();[.D$1:.D$4270])" office:value-type="float" office:value="-21.58972" calcext:value-type="float">
            <text:p>-21.589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7" calcext:value-type="float">
            <text:p>-7</text:p>
          </table:table-cell>
          <table:table-cell office:value-type="float" office:value="-84" calcext:value-type="float">
            <text:p>-84</text:p>
          </table:table-cell>
          <table:table-cell office:value-type="float" office:value="-16.314" calcext:value-type="float">
            <text:p>-16.314</text:p>
          </table:table-cell>
          <table:table-cell table:number-columns-repeated="5"/>
          <table:table-cell table:formula="of:=ROW()" office:value-type="float" office:value="76" calcext:value-type="float">
            <text:p>76</text:p>
          </table:table-cell>
          <table:table-cell table:style-name="ce1" table:formula="of:=AVERAGEIF([.$A$1:.$A$4270];ROW();[.B$1:.B$4270])" office:value-type="float" office:value="-10.2" calcext:value-type="float">
            <text:p>-10.2</text:p>
          </table:table-cell>
          <table:table-cell table:style-name="ce1" table:formula="of:=AVERAGEIF([.$A$1:.$A$4270];ROW();[.C$1:.C$4270])" office:value-type="float" office:value="-78.5" calcext:value-type="float">
            <text:p>-78.5</text:p>
          </table:table-cell>
          <table:table-cell table:style-name="ce1" table:formula="of:=AVERAGEIF([.$A$1:.$A$4270];ROW();[.D$1:.D$4270])" office:value-type="float" office:value="-21.45776" calcext:value-type="float">
            <text:p>-21.457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7" calcext:value-type="float">
            <text:p>-7</text:p>
          </table:table-cell>
          <table:table-cell office:value-type="float" office:value="-72" calcext:value-type="float">
            <text:p>-72</text:p>
          </table:table-cell>
          <table:table-cell office:value-type="float" office:value="-16.1652" calcext:value-type="float">
            <text:p>-16.1652</text:p>
          </table:table-cell>
          <table:table-cell table:number-columns-repeated="5"/>
          <table:table-cell table:formula="of:=ROW()" office:value-type="float" office:value="77" calcext:value-type="float">
            <text:p>77</text:p>
          </table:table-cell>
          <table:table-cell table:style-name="ce1" table:formula="of:=AVERAGEIF([.$A$1:.$A$4270];ROW();[.B$1:.B$4270])" office:value-type="float" office:value="-10.1" calcext:value-type="float">
            <text:p>-10.1</text:p>
          </table:table-cell>
          <table:table-cell table:style-name="ce1" table:formula="of:=AVERAGEIF([.$A$1:.$A$4270];ROW();[.C$1:.C$4270])" office:value-type="float" office:value="-75.9" calcext:value-type="float">
            <text:p>-75.9</text:p>
          </table:table-cell>
          <table:table-cell table:style-name="ce1" table:formula="of:=AVERAGEIF([.$A$1:.$A$4270];ROW();[.D$1:.D$4270])" office:value-type="float" office:value="-21.24104" calcext:value-type="float">
            <text:p>-21.241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7" calcext:value-type="float">
            <text:p>-7</text:p>
          </table:table-cell>
          <table:table-cell office:value-type="float" office:value="-90" calcext:value-type="float">
            <text:p>-90</text:p>
          </table:table-cell>
          <table:table-cell office:value-type="float" office:value="-15.9764" calcext:value-type="float">
            <text:p>-15.9764</text:p>
          </table:table-cell>
          <table:table-cell table:number-columns-repeated="5"/>
          <table:table-cell table:formula="of:=ROW()" office:value-type="float" office:value="78" calcext:value-type="float">
            <text:p>78</text:p>
          </table:table-cell>
          <table:table-cell table:style-name="ce1" table:formula="of:=AVERAGEIF([.$A$1:.$A$4270];ROW();[.B$1:.B$4270])" office:value-type="float" office:value="-10.1" calcext:value-type="float">
            <text:p>-10.1</text:p>
          </table:table-cell>
          <table:table-cell table:style-name="ce1" table:formula="of:=AVERAGEIF([.$A$1:.$A$4270];ROW();[.C$1:.C$4270])" office:value-type="float" office:value="-78.9" calcext:value-type="float">
            <text:p>-78.9</text:p>
          </table:table-cell>
          <table:table-cell table:style-name="ce1" table:formula="of:=AVERAGEIF([.$A$1:.$A$4270];ROW();[.D$1:.D$4270])" office:value-type="float" office:value="-21.08068" calcext:value-type="float">
            <text:p>-21.080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7" calcext:value-type="float">
            <text:p>-7</text:p>
          </table:table-cell>
          <table:table-cell office:value-type="float" office:value="-77" calcext:value-type="float">
            <text:p>-77</text:p>
          </table:table-cell>
          <table:table-cell office:value-type="float" office:value="-15.8908" calcext:value-type="float">
            <text:p>-15.8908</text:p>
          </table:table-cell>
          <table:table-cell table:number-columns-repeated="5"/>
          <table:table-cell table:formula="of:=ROW()" office:value-type="float" office:value="79" calcext:value-type="float">
            <text:p>79</text:p>
          </table:table-cell>
          <table:table-cell table:style-name="ce1" table:formula="of:=AVERAGEIF([.$A$1:.$A$4270];ROW();[.B$1:.B$4270])" office:value-type="float" office:value="-10" calcext:value-type="float">
            <text:p>-10</text:p>
          </table:table-cell>
          <table:table-cell table:style-name="ce1" table:formula="of:=AVERAGEIF([.$A$1:.$A$4270];ROW();[.C$1:.C$4270])" office:value-type="float" office:value="-76.1" calcext:value-type="float">
            <text:p>-76.1</text:p>
          </table:table-cell>
          <table:table-cell table:style-name="ce1" table:formula="of:=AVERAGEIF([.$A$1:.$A$4270];ROW();[.D$1:.D$4270])" office:value-type="float" office:value="-20.92916" calcext:value-type="float">
            <text:p>-20.929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7" calcext:value-type="float">
            <text:p>-7</text:p>
          </table:table-cell>
          <table:table-cell office:value-type="float" office:value="-70" calcext:value-type="float">
            <text:p>-70</text:p>
          </table:table-cell>
          <table:table-cell office:value-type="float" office:value="-15.5656" calcext:value-type="float">
            <text:p>-15.5656</text:p>
          </table:table-cell>
          <table:table-cell table:number-columns-repeated="5"/>
          <table:table-cell table:formula="of:=ROW()" office:value-type="float" office:value="80" calcext:value-type="float">
            <text:p>80</text:p>
          </table:table-cell>
          <table:table-cell table:style-name="ce1" table:formula="of:=AVERAGEIF([.$A$1:.$A$4270];ROW();[.B$1:.B$4270])" office:value-type="float" office:value="-10.1" calcext:value-type="float">
            <text:p>-10.1</text:p>
          </table:table-cell>
          <table:table-cell table:style-name="ce1" table:formula="of:=AVERAGEIF([.$A$1:.$A$4270];ROW();[.C$1:.C$4270])" office:value-type="float" office:value="-74.1" calcext:value-type="float">
            <text:p>-74.1</text:p>
          </table:table-cell>
          <table:table-cell table:style-name="ce1" table:formula="of:=AVERAGEIF([.$A$1:.$A$4270];ROW();[.D$1:.D$4270])" office:value-type="float" office:value="-20.71768" calcext:value-type="float">
            <text:p>-20.7176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7" calcext:value-type="float">
            <text:p>-7</text:p>
          </table:table-cell>
          <table:table-cell office:value-type="float" office:value="-71" calcext:value-type="float">
            <text:p>-71</text:p>
          </table:table-cell>
          <table:table-cell office:value-type="float" office:value="-15.4756" calcext:value-type="float">
            <text:p>-15.4756</text:p>
          </table:table-cell>
          <table:table-cell table:number-columns-repeated="5"/>
          <table:table-cell table:formula="of:=ROW()" office:value-type="float" office:value="81" calcext:value-type="float">
            <text:p>81</text:p>
          </table:table-cell>
          <table:table-cell table:style-name="ce1" table:formula="of:=AVERAGEIF([.$A$1:.$A$4270];ROW();[.B$1:.B$4270])" office:value-type="float" office:value="-10.1" calcext:value-type="float">
            <text:p>-10.1</text:p>
          </table:table-cell>
          <table:table-cell table:style-name="ce1" table:formula="of:=AVERAGEIF([.$A$1:.$A$4270];ROW();[.C$1:.C$4270])" office:value-type="float" office:value="-78.9" calcext:value-type="float">
            <text:p>-78.9</text:p>
          </table:table-cell>
          <table:table-cell table:style-name="ce1" table:formula="of:=AVERAGEIF([.$A$1:.$A$4270];ROW();[.D$1:.D$4270])" office:value-type="float" office:value="-20.5488" calcext:value-type="float">
            <text:p>-20.54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7" calcext:value-type="float">
            <text:p>-7</text:p>
          </table:table-cell>
          <table:table-cell office:value-type="float" office:value="-86" calcext:value-type="float">
            <text:p>-86</text:p>
          </table:table-cell>
          <table:table-cell office:value-type="float" office:value="-15.4644" calcext:value-type="float">
            <text:p>-15.4644</text:p>
          </table:table-cell>
          <table:table-cell table:number-columns-repeated="5"/>
          <table:table-cell table:formula="of:=ROW()" office:value-type="float" office:value="82" calcext:value-type="float">
            <text:p>82</text:p>
          </table:table-cell>
          <table:table-cell table:style-name="ce1" table:formula="of:=AVERAGEIF([.$A$1:.$A$4270];ROW();[.B$1:.B$4270])" office:value-type="float" office:value="-9.9" calcext:value-type="float">
            <text:p>-9.9</text:p>
          </table:table-cell>
          <table:table-cell table:style-name="ce1" table:formula="of:=AVERAGEIF([.$A$1:.$A$4270];ROW();[.C$1:.C$4270])" office:value-type="float" office:value="-78.1" calcext:value-type="float">
            <text:p>-78.1</text:p>
          </table:table-cell>
          <table:table-cell table:style-name="ce1" table:formula="of:=AVERAGEIF([.$A$1:.$A$4270];ROW();[.D$1:.D$4270])" office:value-type="float" office:value="-20.46436" calcext:value-type="float">
            <text:p>-20.4643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7" calcext:value-type="float">
            <text:p>-7</text:p>
          </table:table-cell>
          <table:table-cell office:value-type="float" office:value="-82" calcext:value-type="float">
            <text:p>-82</text:p>
          </table:table-cell>
          <table:table-cell office:value-type="float" office:value="-15.3588" calcext:value-type="float">
            <text:p>-15.3588</text:p>
          </table:table-cell>
          <table:table-cell table:number-columns-repeated="5"/>
          <table:table-cell table:formula="of:=ROW()" office:value-type="float" office:value="83" calcext:value-type="float">
            <text:p>83</text:p>
          </table:table-cell>
          <table:table-cell table:style-name="ce1" table:formula="of:=AVERAGEIF([.$A$1:.$A$4270];ROW();[.B$1:.B$4270])" office:value-type="float" office:value="-9.5" calcext:value-type="float">
            <text:p>-9.5</text:p>
          </table:table-cell>
          <table:table-cell table:style-name="ce1" table:formula="of:=AVERAGEIF([.$A$1:.$A$4270];ROW();[.C$1:.C$4270])" office:value-type="float" office:value="-82.3" calcext:value-type="float">
            <text:p>-82.3</text:p>
          </table:table-cell>
          <table:table-cell table:style-name="ce1" table:formula="of:=AVERAGEIF([.$A$1:.$A$4270];ROW();[.D$1:.D$4270])" office:value-type="float" office:value="-20.36024" calcext:value-type="float">
            <text:p>-20.3602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7" calcext:value-type="float">
            <text:p>-7</text:p>
          </table:table-cell>
          <table:table-cell office:value-type="float" office:value="-66" calcext:value-type="float">
            <text:p>-66</text:p>
          </table:table-cell>
          <table:table-cell office:value-type="float" office:value="-15.32" calcext:value-type="float">
            <text:p>-15.32</text:p>
          </table:table-cell>
          <table:table-cell table:number-columns-repeated="5"/>
          <table:table-cell table:formula="of:=ROW()" office:value-type="float" office:value="84" calcext:value-type="float">
            <text:p>84</text:p>
          </table:table-cell>
          <table:table-cell table:style-name="ce1" table:formula="of:=AVERAGEIF([.$A$1:.$A$4270];ROW();[.B$1:.B$4270])" office:value-type="float" office:value="-9.4" calcext:value-type="float">
            <text:p>-9.4</text:p>
          </table:table-cell>
          <table:table-cell table:style-name="ce1" table:formula="of:=AVERAGEIF([.$A$1:.$A$4270];ROW();[.C$1:.C$4270])" office:value-type="float" office:value="-75.5" calcext:value-type="float">
            <text:p>-75.5</text:p>
          </table:table-cell>
          <table:table-cell table:style-name="ce1" table:formula="of:=AVERAGEIF([.$A$1:.$A$4270];ROW();[.D$1:.D$4270])" office:value-type="float" office:value="-20.269" calcext:value-type="float">
            <text:p>-20.26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7" calcext:value-type="float">
            <text:p>-7</text:p>
          </table:table-cell>
          <table:table-cell office:value-type="float" office:value="-70" calcext:value-type="float">
            <text:p>-70</text:p>
          </table:table-cell>
          <table:table-cell office:value-type="float" office:value="-14.9052" calcext:value-type="float">
            <text:p>-14.9052</text:p>
          </table:table-cell>
          <table:table-cell table:number-columns-repeated="5"/>
          <table:table-cell table:formula="of:=ROW()" office:value-type="float" office:value="85" calcext:value-type="float">
            <text:p>85</text:p>
          </table:table-cell>
          <table:table-cell table:style-name="ce1" table:formula="of:=AVERAGEIF([.$A$1:.$A$4270];ROW();[.B$1:.B$4270])" office:value-type="float" office:value="-9.3" calcext:value-type="float">
            <text:p>-9.3</text:p>
          </table:table-cell>
          <table:table-cell table:style-name="ce1" table:formula="of:=AVERAGEIF([.$A$1:.$A$4270];ROW();[.C$1:.C$4270])" office:value-type="float" office:value="-76.1" calcext:value-type="float">
            <text:p>-76.1</text:p>
          </table:table-cell>
          <table:table-cell table:style-name="ce1" table:formula="of:=AVERAGEIF([.$A$1:.$A$4270];ROW();[.D$1:.D$4270])" office:value-type="float" office:value="-20.07364" calcext:value-type="float">
            <text:p>-20.0736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7" calcext:value-type="float">
            <text:p>-7</text:p>
          </table:table-cell>
          <table:table-cell office:value-type="float" office:value="-71" calcext:value-type="float">
            <text:p>-71</text:p>
          </table:table-cell>
          <table:table-cell office:value-type="float" office:value="-15.048" calcext:value-type="float">
            <text:p>-15.048</text:p>
          </table:table-cell>
          <table:table-cell table:number-columns-repeated="5"/>
          <table:table-cell table:formula="of:=ROW()" office:value-type="float" office:value="86" calcext:value-type="float">
            <text:p>86</text:p>
          </table:table-cell>
          <table:table-cell table:style-name="ce1" table:formula="of:=AVERAGEIF([.$A$1:.$A$4270];ROW();[.B$1:.B$4270])" office:value-type="float" office:value="-9.3" calcext:value-type="float">
            <text:p>-9.3</text:p>
          </table:table-cell>
          <table:table-cell table:style-name="ce1" table:formula="of:=AVERAGEIF([.$A$1:.$A$4270];ROW();[.C$1:.C$4270])" office:value-type="float" office:value="-78.3" calcext:value-type="float">
            <text:p>-78.3</text:p>
          </table:table-cell>
          <table:table-cell table:style-name="ce1" table:formula="of:=AVERAGEIF([.$A$1:.$A$4270];ROW();[.D$1:.D$4270])" office:value-type="float" office:value="-19.99808" calcext:value-type="float">
            <text:p>-19.9980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7" calcext:value-type="float">
            <text:p>-7</text:p>
          </table:table-cell>
          <table:table-cell office:value-type="float" office:value="-82" calcext:value-type="float">
            <text:p>-82</text:p>
          </table:table-cell>
          <table:table-cell office:value-type="float" office:value="-14.876" calcext:value-type="float">
            <text:p>-14.876</text:p>
          </table:table-cell>
          <table:table-cell table:number-columns-repeated="5"/>
          <table:table-cell table:formula="of:=ROW()" office:value-type="float" office:value="87" calcext:value-type="float">
            <text:p>87</text:p>
          </table:table-cell>
          <table:table-cell table:style-name="ce1" table:formula="of:=AVERAGEIF([.$A$1:.$A$4270];ROW();[.B$1:.B$4270])" office:value-type="float" office:value="-9.3" calcext:value-type="float">
            <text:p>-9.3</text:p>
          </table:table-cell>
          <table:table-cell table:style-name="ce1" table:formula="of:=AVERAGEIF([.$A$1:.$A$4270];ROW();[.C$1:.C$4270])" office:value-type="float" office:value="-79.3" calcext:value-type="float">
            <text:p>-79.3</text:p>
          </table:table-cell>
          <table:table-cell table:style-name="ce1" table:formula="of:=AVERAGEIF([.$A$1:.$A$4270];ROW();[.D$1:.D$4270])" office:value-type="float" office:value="-19.90284" calcext:value-type="float">
            <text:p>-19.9028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7" calcext:value-type="float">
            <text:p>-7</text:p>
          </table:table-cell>
          <table:table-cell office:value-type="float" office:value="-86" calcext:value-type="float">
            <text:p>-86</text:p>
          </table:table-cell>
          <table:table-cell office:value-type="float" office:value="-14.904" calcext:value-type="float">
            <text:p>-14.904</text:p>
          </table:table-cell>
          <table:table-cell table:number-columns-repeated="5"/>
          <table:table-cell table:formula="of:=ROW()" office:value-type="float" office:value="88" calcext:value-type="float">
            <text:p>88</text:p>
          </table:table-cell>
          <table:table-cell table:style-name="ce1" table:formula="of:=AVERAGEIF([.$A$1:.$A$4270];ROW();[.B$1:.B$4270])" office:value-type="float" office:value="-9" calcext:value-type="float">
            <text:p>-9</text:p>
          </table:table-cell>
          <table:table-cell table:style-name="ce1" table:formula="of:=AVERAGEIF([.$A$1:.$A$4270];ROW();[.C$1:.C$4270])" office:value-type="float" office:value="-76.9" calcext:value-type="float">
            <text:p>-76.9</text:p>
          </table:table-cell>
          <table:table-cell table:style-name="ce1" table:formula="of:=AVERAGEIF([.$A$1:.$A$4270];ROW();[.D$1:.D$4270])" office:value-type="float" office:value="-19.87684" calcext:value-type="float">
            <text:p>-19.8768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7" calcext:value-type="float">
            <text:p>-7</text:p>
          </table:table-cell>
          <table:table-cell office:value-type="float" office:value="-64" calcext:value-type="float">
            <text:p>-64</text:p>
          </table:table-cell>
          <table:table-cell office:value-type="float" office:value="-14.9132" calcext:value-type="float">
            <text:p>-14.9132</text:p>
          </table:table-cell>
          <table:table-cell table:number-columns-repeated="5"/>
          <table:table-cell table:formula="of:=ROW()" office:value-type="float" office:value="89" calcext:value-type="float">
            <text:p>89</text:p>
          </table:table-cell>
          <table:table-cell table:style-name="ce1" table:formula="of:=AVERAGEIF([.$A$1:.$A$4270];ROW();[.B$1:.B$4270])" office:value-type="float" office:value="-8.9" calcext:value-type="float">
            <text:p>-8.9</text:p>
          </table:table-cell>
          <table:table-cell table:style-name="ce1" table:formula="of:=AVERAGEIF([.$A$1:.$A$4270];ROW();[.C$1:.C$4270])" office:value-type="float" office:value="-78" calcext:value-type="float">
            <text:p>-78</text:p>
          </table:table-cell>
          <table:table-cell table:style-name="ce1" table:formula="of:=AVERAGEIF([.$A$1:.$A$4270];ROW();[.D$1:.D$4270])" office:value-type="float" office:value="-19.70564" calcext:value-type="float">
            <text:p>-19.705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7" calcext:value-type="float">
            <text:p>-7</text:p>
          </table:table-cell>
          <table:table-cell office:value-type="float" office:value="-62" calcext:value-type="float">
            <text:p>-62</text:p>
          </table:table-cell>
          <table:table-cell office:value-type="float" office:value="-14.7032" calcext:value-type="float">
            <text:p>-14.7032</text:p>
          </table:table-cell>
          <table:table-cell table:number-columns-repeated="5"/>
          <table:table-cell table:formula="of:=ROW()" office:value-type="float" office:value="90" calcext:value-type="float">
            <text:p>90</text:p>
          </table:table-cell>
          <table:table-cell table:style-name="ce1" table:formula="of:=AVERAGEIF([.$A$1:.$A$4270];ROW();[.B$1:.B$4270])" office:value-type="float" office:value="-8.9" calcext:value-type="float">
            <text:p>-8.9</text:p>
          </table:table-cell>
          <table:table-cell table:style-name="ce1" table:formula="of:=AVERAGEIF([.$A$1:.$A$4270];ROW();[.C$1:.C$4270])" office:value-type="float" office:value="-75.7" calcext:value-type="float">
            <text:p>-75.7</text:p>
          </table:table-cell>
          <table:table-cell table:style-name="ce1" table:formula="of:=AVERAGEIF([.$A$1:.$A$4270];ROW();[.D$1:.D$4270])" office:value-type="float" office:value="-19.55704" calcext:value-type="float">
            <text:p>-19.5570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7" calcext:value-type="float">
            <text:p>-7</text:p>
          </table:table-cell>
          <table:table-cell office:value-type="float" office:value="-70" calcext:value-type="float">
            <text:p>-70</text:p>
          </table:table-cell>
          <table:table-cell office:value-type="float" office:value="-14.5368" calcext:value-type="float">
            <text:p>-14.5368</text:p>
          </table:table-cell>
          <table:table-cell table:number-columns-repeated="5"/>
          <table:table-cell table:formula="of:=ROW()" office:value-type="float" office:value="91" calcext:value-type="float">
            <text:p>91</text:p>
          </table:table-cell>
          <table:table-cell table:style-name="ce1" table:formula="of:=AVERAGEIF([.$A$1:.$A$4270];ROW();[.B$1:.B$4270])" office:value-type="float" office:value="-8.9" calcext:value-type="float">
            <text:p>-8.9</text:p>
          </table:table-cell>
          <table:table-cell table:style-name="ce1" table:formula="of:=AVERAGEIF([.$A$1:.$A$4270];ROW();[.C$1:.C$4270])" office:value-type="float" office:value="-77.8" calcext:value-type="float">
            <text:p>-77.8</text:p>
          </table:table-cell>
          <table:table-cell table:style-name="ce1" table:formula="of:=AVERAGEIF([.$A$1:.$A$4270];ROW();[.D$1:.D$4270])" office:value-type="float" office:value="-19.40332" calcext:value-type="float">
            <text:p>-19.4033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7" calcext:value-type="float">
            <text:p>-7</text:p>
          </table:table-cell>
          <table:table-cell office:value-type="float" office:value="-79" calcext:value-type="float">
            <text:p>-79</text:p>
          </table:table-cell>
          <table:table-cell office:value-type="float" office:value="-14.6844" calcext:value-type="float">
            <text:p>-14.6844</text:p>
          </table:table-cell>
          <table:table-cell table:number-columns-repeated="5"/>
          <table:table-cell table:formula="of:=ROW()" office:value-type="float" office:value="92" calcext:value-type="float">
            <text:p>92</text:p>
          </table:table-cell>
          <table:table-cell table:style-name="ce1" table:formula="of:=AVERAGEIF([.$A$1:.$A$4270];ROW();[.B$1:.B$4270])" office:value-type="float" office:value="-8.8" calcext:value-type="float">
            <text:p>-8.8</text:p>
          </table:table-cell>
          <table:table-cell table:style-name="ce1" table:formula="of:=AVERAGEIF([.$A$1:.$A$4270];ROW();[.C$1:.C$4270])" office:value-type="float" office:value="-78.9" calcext:value-type="float">
            <text:p>-78.9</text:p>
          </table:table-cell>
          <table:table-cell table:style-name="ce1" table:formula="of:=AVERAGEIF([.$A$1:.$A$4270];ROW();[.D$1:.D$4270])" office:value-type="float" office:value="-19.2762" calcext:value-type="float">
            <text:p>-19.276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office:value-type="float" office:value="-63" calcext:value-type="float">
            <text:p>-63</text:p>
          </table:table-cell>
          <table:table-cell office:value-type="float" office:value="-14.614" calcext:value-type="float">
            <text:p>-14.614</text:p>
          </table:table-cell>
          <table:table-cell table:number-columns-repeated="5"/>
          <table:table-cell table:formula="of:=ROW()" office:value-type="float" office:value="93" calcext:value-type="float">
            <text:p>93</text:p>
          </table:table-cell>
          <table:table-cell table:style-name="ce1" table:formula="of:=AVERAGEIF([.$A$1:.$A$4270];ROW();[.B$1:.B$4270])" office:value-type="float" office:value="-8.5" calcext:value-type="float">
            <text:p>-8.5</text:p>
          </table:table-cell>
          <table:table-cell table:style-name="ce1" table:formula="of:=AVERAGEIF([.$A$1:.$A$4270];ROW();[.C$1:.C$4270])" office:value-type="float" office:value="-75.4" calcext:value-type="float">
            <text:p>-75.4</text:p>
          </table:table-cell>
          <table:table-cell table:style-name="ce1" table:formula="of:=AVERAGEIF([.$A$1:.$A$4270];ROW();[.D$1:.D$4270])" office:value-type="float" office:value="-19.23156" calcext:value-type="float">
            <text:p>-19.2315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7" calcext:value-type="float">
            <text:p>-7</text:p>
          </table:table-cell>
          <table:table-cell office:value-type="float" office:value="-83" calcext:value-type="float">
            <text:p>-83</text:p>
          </table:table-cell>
          <table:table-cell office:value-type="float" office:value="-14.4548" calcext:value-type="float">
            <text:p>-14.4548</text:p>
          </table:table-cell>
          <table:table-cell table:number-columns-repeated="5"/>
          <table:table-cell table:formula="of:=ROW()" office:value-type="float" office:value="94" calcext:value-type="float">
            <text:p>94</text:p>
          </table:table-cell>
          <table:table-cell table:style-name="ce1" table:formula="of:=AVERAGEIF([.$A$1:.$A$4270];ROW();[.B$1:.B$4270])" office:value-type="float" office:value="-8.3" calcext:value-type="float">
            <text:p>-8.3</text:p>
          </table:table-cell>
          <table:table-cell table:style-name="ce1" table:formula="of:=AVERAGEIF([.$A$1:.$A$4270];ROW();[.C$1:.C$4270])" office:value-type="float" office:value="-78.5" calcext:value-type="float">
            <text:p>-78.5</text:p>
          </table:table-cell>
          <table:table-cell table:style-name="ce1" table:formula="of:=AVERAGEIF([.$A$1:.$A$4270];ROW();[.D$1:.D$4270])" office:value-type="float" office:value="-19.0826" calcext:value-type="float">
            <text:p>-19.08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7" calcext:value-type="float">
            <text:p>-7</text:p>
          </table:table-cell>
          <table:table-cell office:value-type="float" office:value="-64" calcext:value-type="float">
            <text:p>-64</text:p>
          </table:table-cell>
          <table:table-cell office:value-type="float" office:value="-14.6376" calcext:value-type="float">
            <text:p>-14.6376</text:p>
          </table:table-cell>
          <table:table-cell table:number-columns-repeated="5"/>
          <table:table-cell table:formula="of:=ROW()" office:value-type="float" office:value="95" calcext:value-type="float">
            <text:p>95</text:p>
          </table:table-cell>
          <table:table-cell table:style-name="ce1" table:formula="of:=AVERAGEIF([.$A$1:.$A$4270];ROW();[.B$1:.B$4270])" office:value-type="float" office:value="-8.3" calcext:value-type="float">
            <text:p>-8.3</text:p>
          </table:table-cell>
          <table:table-cell table:style-name="ce1" table:formula="of:=AVERAGEIF([.$A$1:.$A$4270];ROW();[.C$1:.C$4270])" office:value-type="float" office:value="-76.7" calcext:value-type="float">
            <text:p>-76.7</text:p>
          </table:table-cell>
          <table:table-cell table:style-name="ce1" table:formula="of:=AVERAGEIF([.$A$1:.$A$4270];ROW();[.D$1:.D$4270])" office:value-type="float" office:value="-19.0116" calcext:value-type="float">
            <text:p>-19.011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7" calcext:value-type="float">
            <text:p>-7</text:p>
          </table:table-cell>
          <table:table-cell office:value-type="float" office:value="-61" calcext:value-type="float">
            <text:p>-61</text:p>
          </table:table-cell>
          <table:table-cell office:value-type="float" office:value="-14.3892" calcext:value-type="float">
            <text:p>-14.3892</text:p>
          </table:table-cell>
          <table:table-cell table:number-columns-repeated="5"/>
          <table:table-cell table:formula="of:=ROW()" office:value-type="float" office:value="96" calcext:value-type="float">
            <text:p>96</text:p>
          </table:table-cell>
          <table:table-cell table:style-name="ce1" table:formula="of:=AVERAGEIF([.$A$1:.$A$4270];ROW();[.B$1:.B$4270])" office:value-type="float" office:value="-8.6" calcext:value-type="float">
            <text:p>-8.6</text:p>
          </table:table-cell>
          <table:table-cell table:style-name="ce1" table:formula="of:=AVERAGEIF([.$A$1:.$A$4270];ROW();[.C$1:.C$4270])" office:value-type="float" office:value="-71.5" calcext:value-type="float">
            <text:p>-71.5</text:p>
          </table:table-cell>
          <table:table-cell table:style-name="ce1" table:formula="of:=AVERAGEIF([.$A$1:.$A$4270];ROW();[.D$1:.D$4270])" office:value-type="float" office:value="-18.88336" calcext:value-type="float">
            <text:p>-18.8833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7" calcext:value-type="float">
            <text:p>-7</text:p>
          </table:table-cell>
          <table:table-cell office:value-type="float" office:value="-63" calcext:value-type="float">
            <text:p>-63</text:p>
          </table:table-cell>
          <table:table-cell office:value-type="float" office:value="-14.2416" calcext:value-type="float">
            <text:p>-14.2416</text:p>
          </table:table-cell>
          <table:table-cell table:number-columns-repeated="5"/>
          <table:table-cell table:formula="of:=ROW()" office:value-type="float" office:value="97" calcext:value-type="float">
            <text:p>97</text:p>
          </table:table-cell>
          <table:table-cell table:style-name="ce1" table:formula="of:=AVERAGEIF([.$A$1:.$A$4270];ROW();[.B$1:.B$4270])" office:value-type="float" office:value="-8.6" calcext:value-type="float">
            <text:p>-8.6</text:p>
          </table:table-cell>
          <table:table-cell table:style-name="ce1" table:formula="of:=AVERAGEIF([.$A$1:.$A$4270];ROW();[.C$1:.C$4270])" office:value-type="float" office:value="-76.6" calcext:value-type="float">
            <text:p>-76.6</text:p>
          </table:table-cell>
          <table:table-cell table:style-name="ce1" table:formula="of:=AVERAGEIF([.$A$1:.$A$4270];ROW();[.D$1:.D$4270])" office:value-type="float" office:value="-18.64132" calcext:value-type="float">
            <text:p>-18.641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7" calcext:value-type="float">
            <text:p>-7</text:p>
          </table:table-cell>
          <table:table-cell office:value-type="float" office:value="-63" calcext:value-type="float">
            <text:p>-63</text:p>
          </table:table-cell>
          <table:table-cell office:value-type="float" office:value="-13.846" calcext:value-type="float">
            <text:p>-13.846</text:p>
          </table:table-cell>
          <table:table-cell table:number-columns-repeated="5"/>
          <table:table-cell table:formula="of:=ROW()" office:value-type="float" office:value="98" calcext:value-type="float">
            <text:p>98</text:p>
          </table:table-cell>
          <table:table-cell table:style-name="ce1" table:formula="of:=AVERAGEIF([.$A$1:.$A$4270];ROW();[.B$1:.B$4270])" office:value-type="float" office:value="-8.5" calcext:value-type="float">
            <text:p>-8.5</text:p>
          </table:table-cell>
          <table:table-cell table:style-name="ce1" table:formula="of:=AVERAGEIF([.$A$1:.$A$4270];ROW();[.C$1:.C$4270])" office:value-type="float" office:value="-70.1" calcext:value-type="float">
            <text:p>-70.1</text:p>
          </table:table-cell>
          <table:table-cell table:style-name="ce1" table:formula="of:=AVERAGEIF([.$A$1:.$A$4270];ROW();[.D$1:.D$4270])" office:value-type="float" office:value="-18.53376" calcext:value-type="float">
            <text:p>-18.5337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7" calcext:value-type="float">
            <text:p>-7</text:p>
          </table:table-cell>
          <table:table-cell office:value-type="float" office:value="-69" calcext:value-type="float">
            <text:p>-69</text:p>
          </table:table-cell>
          <table:table-cell office:value-type="float" office:value="-13.6388" calcext:value-type="float">
            <text:p>-13.6388</text:p>
          </table:table-cell>
          <table:table-cell table:number-columns-repeated="5"/>
          <table:table-cell table:formula="of:=ROW()" office:value-type="float" office:value="99" calcext:value-type="float">
            <text:p>99</text:p>
          </table:table-cell>
          <table:table-cell table:style-name="ce1" table:formula="of:=AVERAGEIF([.$A$1:.$A$4270];ROW();[.B$1:.B$4270])" office:value-type="float" office:value="-8.4" calcext:value-type="float">
            <text:p>-8.4</text:p>
          </table:table-cell>
          <table:table-cell table:style-name="ce1" table:formula="of:=AVERAGEIF([.$A$1:.$A$4270];ROW();[.C$1:.C$4270])" office:value-type="float" office:value="-76" calcext:value-type="float">
            <text:p>-76</text:p>
          </table:table-cell>
          <table:table-cell table:style-name="ce1" table:formula="of:=AVERAGEIF([.$A$1:.$A$4270];ROW();[.D$1:.D$4270])" office:value-type="float" office:value="-18.29224" calcext:value-type="float">
            <text:p>-18.2922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7" calcext:value-type="float">
            <text:p>-7</text:p>
          </table:table-cell>
          <table:table-cell office:value-type="float" office:value="-75" calcext:value-type="float">
            <text:p>-75</text:p>
          </table:table-cell>
          <table:table-cell office:value-type="float" office:value="-13.7392" calcext:value-type="float">
            <text:p>-13.7392</text:p>
          </table:table-cell>
          <table:table-cell table:number-columns-repeated="5"/>
          <table:table-cell table:formula="of:=ROW()" office:value-type="float" office:value="100" calcext:value-type="float">
            <text:p>100</text:p>
          </table:table-cell>
          <table:table-cell table:style-name="ce1" table:formula="of:=AVERAGEIF([.$A$1:.$A$4270];ROW();[.B$1:.B$4270])" office:value-type="float" office:value="-8.3" calcext:value-type="float">
            <text:p>-8.3</text:p>
          </table:table-cell>
          <table:table-cell table:style-name="ce1" table:formula="of:=AVERAGEIF([.$A$1:.$A$4270];ROW();[.C$1:.C$4270])" office:value-type="float" office:value="-74.8" calcext:value-type="float">
            <text:p>-74.8</text:p>
          </table:table-cell>
          <table:table-cell table:style-name="ce1" table:formula="of:=AVERAGEIF([.$A$1:.$A$4270];ROW();[.D$1:.D$4270])" office:value-type="float" office:value="-18.26508" calcext:value-type="float">
            <text:p>-18.265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7" calcext:value-type="float">
            <text:p>-7</text:p>
          </table:table-cell>
          <table:table-cell office:value-type="float" office:value="-80" calcext:value-type="float">
            <text:p>-80</text:p>
          </table:table-cell>
          <table:table-cell office:value-type="float" office:value="-13.9104" calcext:value-type="float">
            <text:p>-13.9104</text:p>
          </table:table-cell>
          <table:table-cell table:number-columns-repeated="5"/>
          <table:table-cell table:formula="of:=ROW()" office:value-type="float" office:value="101" calcext:value-type="float">
            <text:p>101</text:p>
          </table:table-cell>
          <table:table-cell table:style-name="ce1" table:formula="of:=AVERAGEIF([.$A$1:.$A$4270];ROW();[.B$1:.B$4270])" office:value-type="float" office:value="-8" calcext:value-type="float">
            <text:p>-8</text:p>
          </table:table-cell>
          <table:table-cell table:style-name="ce1" table:formula="of:=AVERAGEIF([.$A$1:.$A$4270];ROW();[.C$1:.C$4270])" office:value-type="float" office:value="-77" calcext:value-type="float">
            <text:p>-77</text:p>
          </table:table-cell>
          <table:table-cell table:style-name="ce1" table:formula="of:=AVERAGEIF([.$A$1:.$A$4270];ROW();[.D$1:.D$4270])" office:value-type="float" office:value="-18.11952" calcext:value-type="float">
            <text:p>-18.1195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7" calcext:value-type="float">
            <text:p>-7</text:p>
          </table:table-cell>
          <table:table-cell office:value-type="float" office:value="-67" calcext:value-type="float">
            <text:p>-67</text:p>
          </table:table-cell>
          <table:table-cell office:value-type="float" office:value="-14.0592" calcext:value-type="float">
            <text:p>-14.0592</text:p>
          </table:table-cell>
          <table:table-cell table:number-columns-repeated="5"/>
          <table:table-cell table:formula="of:=ROW()" office:value-type="float" office:value="102" calcext:value-type="float">
            <text:p>102</text:p>
          </table:table-cell>
          <table:table-cell table:style-name="ce1" table:formula="of:=AVERAGEIF([.$A$1:.$A$4270];ROW();[.B$1:.B$4270])" office:value-type="float" office:value="-7.6" calcext:value-type="float">
            <text:p>-7.6</text:p>
          </table:table-cell>
          <table:table-cell table:style-name="ce1" table:formula="of:=AVERAGEIF([.$A$1:.$A$4270];ROW();[.C$1:.C$4270])" office:value-type="float" office:value="-72.7" calcext:value-type="float">
            <text:p>-72.7</text:p>
          </table:table-cell>
          <table:table-cell table:style-name="ce1" table:formula="of:=AVERAGEIF([.$A$1:.$A$4270];ROW();[.D$1:.D$4270])" office:value-type="float" office:value="-18.013" calcext:value-type="float">
            <text:p>-18.0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7" calcext:value-type="float">
            <text:p>-7</text:p>
          </table:table-cell>
          <table:table-cell office:value-type="float" office:value="-60" calcext:value-type="float">
            <text:p>-60</text:p>
          </table:table-cell>
          <table:table-cell office:value-type="float" office:value="-13.7044" calcext:value-type="float">
            <text:p>-13.7044</text:p>
          </table:table-cell>
          <table:table-cell table:number-columns-repeated="5"/>
          <table:table-cell table:formula="of:=ROW()" office:value-type="float" office:value="103" calcext:value-type="float">
            <text:p>103</text:p>
          </table:table-cell>
          <table:table-cell table:style-name="ce1" table:formula="of:=AVERAGEIF([.$A$1:.$A$4270];ROW();[.B$1:.B$4270])" office:value-type="float" office:value="-7.6" calcext:value-type="float">
            <text:p>-7.6</text:p>
          </table:table-cell>
          <table:table-cell table:style-name="ce1" table:formula="of:=AVERAGEIF([.$A$1:.$A$4270];ROW();[.C$1:.C$4270])" office:value-type="float" office:value="-74.4" calcext:value-type="float">
            <text:p>-74.4</text:p>
          </table:table-cell>
          <table:table-cell table:style-name="ce1" table:formula="of:=AVERAGEIF([.$A$1:.$A$4270];ROW();[.D$1:.D$4270])" office:value-type="float" office:value="-17.83348" calcext:value-type="float">
            <text:p>-17.8334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7" calcext:value-type="float">
            <text:p>-7</text:p>
          </table:table-cell>
          <table:table-cell office:value-type="float" office:value="-58" calcext:value-type="float">
            <text:p>-58</text:p>
          </table:table-cell>
          <table:table-cell office:value-type="float" office:value="-13.728" calcext:value-type="float">
            <text:p>-13.728</text:p>
          </table:table-cell>
          <table:table-cell table:number-columns-repeated="5"/>
          <table:table-cell table:formula="of:=ROW()" office:value-type="float" office:value="104" calcext:value-type="float">
            <text:p>104</text:p>
          </table:table-cell>
          <table:table-cell table:style-name="ce1" table:formula="of:=AVERAGEIF([.$A$1:.$A$4270];ROW();[.B$1:.B$4270])" office:value-type="float" office:value="-7.5" calcext:value-type="float">
            <text:p>-7.5</text:p>
          </table:table-cell>
          <table:table-cell table:style-name="ce1" table:formula="of:=AVERAGEIF([.$A$1:.$A$4270];ROW();[.C$1:.C$4270])" office:value-type="float" office:value="-77.7" calcext:value-type="float">
            <text:p>-77.7</text:p>
          </table:table-cell>
          <table:table-cell table:style-name="ce1" table:formula="of:=AVERAGEIF([.$A$1:.$A$4270];ROW();[.D$1:.D$4270])" office:value-type="float" office:value="-17.75516" calcext:value-type="float">
            <text:p>-17.7551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7" calcext:value-type="float">
            <text:p>-7</text:p>
          </table:table-cell>
          <table:table-cell office:value-type="float" office:value="-61" calcext:value-type="float">
            <text:p>-61</text:p>
          </table:table-cell>
          <table:table-cell office:value-type="float" office:value="-13.4552" calcext:value-type="float">
            <text:p>-13.4552</text:p>
          </table:table-cell>
          <table:table-cell table:number-columns-repeated="5"/>
          <table:table-cell table:formula="of:=ROW()" office:value-type="float" office:value="105" calcext:value-type="float">
            <text:p>105</text:p>
          </table:table-cell>
          <table:table-cell table:style-name="ce1" table:formula="of:=AVERAGEIF([.$A$1:.$A$4270];ROW();[.B$1:.B$4270])" office:value-type="float" office:value="-7.6" calcext:value-type="float">
            <text:p>-7.6</text:p>
          </table:table-cell>
          <table:table-cell table:style-name="ce1" table:formula="of:=AVERAGEIF([.$A$1:.$A$4270];ROW();[.C$1:.C$4270])" office:value-type="float" office:value="-72.9" calcext:value-type="float">
            <text:p>-72.9</text:p>
          </table:table-cell>
          <table:table-cell table:style-name="ce1" table:formula="of:=AVERAGEIF([.$A$1:.$A$4270];ROW();[.D$1:.D$4270])" office:value-type="float" office:value="-17.68608" calcext:value-type="float">
            <text:p>-17.686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7" calcext:value-type="float">
            <text:p>-7</text:p>
          </table:table-cell>
          <table:table-cell office:value-type="float" office:value="-81" calcext:value-type="float">
            <text:p>-81</text:p>
          </table:table-cell>
          <table:table-cell office:value-type="float" office:value="-13.4168" calcext:value-type="float">
            <text:p>-13.4168</text:p>
          </table:table-cell>
          <table:table-cell table:number-columns-repeated="5"/>
          <table:table-cell table:formula="of:=ROW()" office:value-type="float" office:value="106" calcext:value-type="float">
            <text:p>106</text:p>
          </table:table-cell>
          <table:table-cell table:style-name="ce1" table:formula="of:=AVERAGEIF([.$A$1:.$A$4270];ROW();[.B$1:.B$4270])" office:value-type="float" office:value="-7.4" calcext:value-type="float">
            <text:p>-7.4</text:p>
          </table:table-cell>
          <table:table-cell table:style-name="ce1" table:formula="of:=AVERAGEIF([.$A$1:.$A$4270];ROW();[.C$1:.C$4270])" office:value-type="float" office:value="-77.8" calcext:value-type="float">
            <text:p>-77.8</text:p>
          </table:table-cell>
          <table:table-cell table:style-name="ce1" table:formula="of:=AVERAGEIF([.$A$1:.$A$4270];ROW();[.D$1:.D$4270])" office:value-type="float" office:value="-17.5204" calcext:value-type="float">
            <text:p>-17.52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7" calcext:value-type="float">
            <text:p>-7</text:p>
          </table:table-cell>
          <table:table-cell office:value-type="float" office:value="-75" calcext:value-type="float">
            <text:p>-75</text:p>
          </table:table-cell>
          <table:table-cell office:value-type="float" office:value="-13.318" calcext:value-type="float">
            <text:p>-13.318</text:p>
          </table:table-cell>
          <table:table-cell table:number-columns-repeated="5"/>
          <table:table-cell table:formula="of:=ROW()" office:value-type="float" office:value="107" calcext:value-type="float">
            <text:p>107</text:p>
          </table:table-cell>
          <table:table-cell table:style-name="ce1" table:formula="of:=AVERAGEIF([.$A$1:.$A$4270];ROW();[.B$1:.B$4270])" office:value-type="float" office:value="-7.4" calcext:value-type="float">
            <text:p>-7.4</text:p>
          </table:table-cell>
          <table:table-cell table:style-name="ce1" table:formula="of:=AVERAGEIF([.$A$1:.$A$4270];ROW();[.C$1:.C$4270])" office:value-type="float" office:value="-75.4" calcext:value-type="float">
            <text:p>-75.4</text:p>
          </table:table-cell>
          <table:table-cell table:style-name="ce1" table:formula="of:=AVERAGEIF([.$A$1:.$A$4270];ROW();[.D$1:.D$4270])" office:value-type="float" office:value="-17.44396" calcext:value-type="float">
            <text:p>-17.4439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7" calcext:value-type="float">
            <text:p>-7</text:p>
          </table:table-cell>
          <table:table-cell office:value-type="float" office:value="-81" calcext:value-type="float">
            <text:p>-81</text:p>
          </table:table-cell>
          <table:table-cell office:value-type="float" office:value="-13.5536" calcext:value-type="float">
            <text:p>-13.5536</text:p>
          </table:table-cell>
          <table:table-cell table:number-columns-repeated="5"/>
          <table:table-cell table:formula="of:=ROW()" office:value-type="float" office:value="108" calcext:value-type="float">
            <text:p>108</text:p>
          </table:table-cell>
          <table:table-cell table:style-name="ce1" table:formula="of:=AVERAGEIF([.$A$1:.$A$4270];ROW();[.B$1:.B$4270])" office:value-type="float" office:value="-7.3" calcext:value-type="float">
            <text:p>-7.3</text:p>
          </table:table-cell>
          <table:table-cell table:style-name="ce1" table:formula="of:=AVERAGEIF([.$A$1:.$A$4270];ROW();[.C$1:.C$4270])" office:value-type="float" office:value="-76.3" calcext:value-type="float">
            <text:p>-76.3</text:p>
          </table:table-cell>
          <table:table-cell table:style-name="ce1" table:formula="of:=AVERAGEIF([.$A$1:.$A$4270];ROW();[.D$1:.D$4270])" office:value-type="float" office:value="-17.29544" calcext:value-type="float">
            <text:p>-17.2954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7" calcext:value-type="float">
            <text:p>-7</text:p>
          </table:table-cell>
          <table:table-cell office:value-type="float" office:value="-85" calcext:value-type="float">
            <text:p>-85</text:p>
          </table:table-cell>
          <table:table-cell office:value-type="float" office:value="-13.4836" calcext:value-type="float">
            <text:p>-13.4836</text:p>
          </table:table-cell>
          <table:table-cell table:number-columns-repeated="5"/>
          <table:table-cell table:formula="of:=ROW()" office:value-type="float" office:value="109" calcext:value-type="float">
            <text:p>109</text:p>
          </table:table-cell>
          <table:table-cell table:style-name="ce1" table:formula="of:=AVERAGEIF([.$A$1:.$A$4270];ROW();[.B$1:.B$4270])" office:value-type="float" office:value="-7.3" calcext:value-type="float">
            <text:p>-7.3</text:p>
          </table:table-cell>
          <table:table-cell table:style-name="ce1" table:formula="of:=AVERAGEIF([.$A$1:.$A$4270];ROW();[.C$1:.C$4270])" office:value-type="float" office:value="-74.1" calcext:value-type="float">
            <text:p>-74.1</text:p>
          </table:table-cell>
          <table:table-cell table:style-name="ce1" table:formula="of:=AVERAGEIF([.$A$1:.$A$4270];ROW();[.D$1:.D$4270])" office:value-type="float" office:value="-17.249" calcext:value-type="float">
            <text:p>-17.24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7" calcext:value-type="float">
            <text:p>-7</text:p>
          </table:table-cell>
          <table:table-cell office:value-type="float" office:value="-92" calcext:value-type="float">
            <text:p>-92</text:p>
          </table:table-cell>
          <table:table-cell office:value-type="float" office:value="-13.602" calcext:value-type="float">
            <text:p>-13.602</text:p>
          </table:table-cell>
          <table:table-cell table:number-columns-repeated="5"/>
          <table:table-cell table:formula="of:=ROW()" office:value-type="float" office:value="110" calcext:value-type="float">
            <text:p>110</text:p>
          </table:table-cell>
          <table:table-cell table:style-name="ce1" table:formula="of:=AVERAGEIF([.$A$1:.$A$4270];ROW();[.B$1:.B$4270])" office:value-type="float" office:value="-7.3" calcext:value-type="float">
            <text:p>-7.3</text:p>
          </table:table-cell>
          <table:table-cell table:style-name="ce1" table:formula="of:=AVERAGEIF([.$A$1:.$A$4270];ROW();[.C$1:.C$4270])" office:value-type="float" office:value="-77.2" calcext:value-type="float">
            <text:p>-77.2</text:p>
          </table:table-cell>
          <table:table-cell table:style-name="ce1" table:formula="of:=AVERAGEIF([.$A$1:.$A$4270];ROW();[.D$1:.D$4270])" office:value-type="float" office:value="-17.13176" calcext:value-type="float">
            <text:p>-17.1317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6" calcext:value-type="float">
            <text:p>-6</text:p>
          </table:table-cell>
          <table:table-cell office:value-type="float" office:value="-59" calcext:value-type="float">
            <text:p>-59</text:p>
          </table:table-cell>
          <table:table-cell office:value-type="float" office:value="-13.538" calcext:value-type="float">
            <text:p>-13.538</text:p>
          </table:table-cell>
          <table:table-cell table:number-columns-repeated="5"/>
          <table:table-cell table:formula="of:=ROW()" office:value-type="float" office:value="111" calcext:value-type="float">
            <text:p>111</text:p>
          </table:table-cell>
          <table:table-cell table:style-name="ce1" table:formula="of:=AVERAGEIF([.$A$1:.$A$4270];ROW();[.B$1:.B$4270])" office:value-type="float" office:value="-7.1" calcext:value-type="float">
            <text:p>-7.1</text:p>
          </table:table-cell>
          <table:table-cell table:style-name="ce1" table:formula="of:=AVERAGEIF([.$A$1:.$A$4270];ROW();[.C$1:.C$4270])" office:value-type="float" office:value="-81.2" calcext:value-type="float">
            <text:p>-81.2</text:p>
          </table:table-cell>
          <table:table-cell table:style-name="ce1" table:formula="of:=AVERAGEIF([.$A$1:.$A$4270];ROW();[.D$1:.D$4270])" office:value-type="float" office:value="-17.052" calcext:value-type="float">
            <text:p>-17.0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6" calcext:value-type="float">
            <text:p>-6</text:p>
          </table:table-cell>
          <table:table-cell office:value-type="float" office:value="-58" calcext:value-type="float">
            <text:p>-58</text:p>
          </table:table-cell>
          <table:table-cell office:value-type="float" office:value="-13.0096" calcext:value-type="float">
            <text:p>-13.0096</text:p>
          </table:table-cell>
          <table:table-cell table:number-columns-repeated="5"/>
          <table:table-cell table:formula="of:=ROW()" office:value-type="float" office:value="112" calcext:value-type="float">
            <text:p>112</text:p>
          </table:table-cell>
          <table:table-cell table:style-name="ce1" table:formula="of:=AVERAGEIF([.$A$1:.$A$4270];ROW();[.B$1:.B$4270])" office:value-type="float" office:value="-7.1" calcext:value-type="float">
            <text:p>-7.1</text:p>
          </table:table-cell>
          <table:table-cell table:style-name="ce1" table:formula="of:=AVERAGEIF([.$A$1:.$A$4270];ROW();[.C$1:.C$4270])" office:value-type="float" office:value="-74.6" calcext:value-type="float">
            <text:p>-74.6</text:p>
          </table:table-cell>
          <table:table-cell table:style-name="ce1" table:formula="of:=AVERAGEIF([.$A$1:.$A$4270];ROW();[.D$1:.D$4270])" office:value-type="float" office:value="-17.06316" calcext:value-type="float">
            <text:p>-17.0631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6" calcext:value-type="float">
            <text:p>-6</text:p>
          </table:table-cell>
          <table:table-cell office:value-type="float" office:value="-68" calcext:value-type="float">
            <text:p>-68</text:p>
          </table:table-cell>
          <table:table-cell office:value-type="float" office:value="-12.8632" calcext:value-type="float">
            <text:p>-12.8632</text:p>
          </table:table-cell>
          <table:table-cell table:number-columns-repeated="5"/>
          <table:table-cell table:formula="of:=ROW()" office:value-type="float" office:value="113" calcext:value-type="float">
            <text:p>113</text:p>
          </table:table-cell>
          <table:table-cell table:style-name="ce1" table:formula="of:=AVERAGEIF([.$A$1:.$A$4270];ROW();[.B$1:.B$4270])" office:value-type="float" office:value="-7.1" calcext:value-type="float">
            <text:p>-7.1</text:p>
          </table:table-cell>
          <table:table-cell table:style-name="ce1" table:formula="of:=AVERAGEIF([.$A$1:.$A$4270];ROW();[.C$1:.C$4270])" office:value-type="float" office:value="-78.8" calcext:value-type="float">
            <text:p>-78.8</text:p>
          </table:table-cell>
          <table:table-cell table:style-name="ce1" table:formula="of:=AVERAGEIF([.$A$1:.$A$4270];ROW();[.D$1:.D$4270])" office:value-type="float" office:value="-16.86392" calcext:value-type="float">
            <text:p>-16.863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6" calcext:value-type="float">
            <text:p>-6</text:p>
          </table:table-cell>
          <table:table-cell office:value-type="float" office:value="-63" calcext:value-type="float">
            <text:p>-63</text:p>
          </table:table-cell>
          <table:table-cell office:value-type="float" office:value="-12.918" calcext:value-type="float">
            <text:p>-12.918</text:p>
          </table:table-cell>
          <table:table-cell table:number-columns-repeated="5"/>
          <table:table-cell table:formula="of:=ROW()" office:value-type="float" office:value="114" calcext:value-type="float">
            <text:p>114</text:p>
          </table:table-cell>
          <table:table-cell table:style-name="ce1" table:formula="of:=AVERAGEIF([.$A$1:.$A$4270];ROW();[.B$1:.B$4270])" office:value-type="float" office:value="-7.1" calcext:value-type="float">
            <text:p>-7.1</text:p>
          </table:table-cell>
          <table:table-cell table:style-name="ce1" table:formula="of:=AVERAGEIF([.$A$1:.$A$4270];ROW();[.C$1:.C$4270])" office:value-type="float" office:value="-78.8" calcext:value-type="float">
            <text:p>-78.8</text:p>
          </table:table-cell>
          <table:table-cell table:style-name="ce1" table:formula="of:=AVERAGEIF([.$A$1:.$A$4270];ROW();[.D$1:.D$4270])" office:value-type="float" office:value="-16.81816" calcext:value-type="float">
            <text:p>-16.8181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6" calcext:value-type="float">
            <text:p>-6</text:p>
          </table:table-cell>
          <table:table-cell office:value-type="float" office:value="-66" calcext:value-type="float">
            <text:p>-66</text:p>
          </table:table-cell>
          <table:table-cell office:value-type="float" office:value="-12.9852" calcext:value-type="float">
            <text:p>-12.9852</text:p>
          </table:table-cell>
          <table:table-cell table:number-columns-repeated="5"/>
          <table:table-cell table:formula="of:=ROW()" office:value-type="float" office:value="115" calcext:value-type="float">
            <text:p>115</text:p>
          </table:table-cell>
          <table:table-cell table:style-name="ce1" table:formula="of:=AVERAGEIF([.$A$1:.$A$4270];ROW();[.B$1:.B$4270])" office:value-type="float" office:value="-7.1" calcext:value-type="float">
            <text:p>-7.1</text:p>
          </table:table-cell>
          <table:table-cell table:style-name="ce1" table:formula="of:=AVERAGEIF([.$A$1:.$A$4270];ROW();[.C$1:.C$4270])" office:value-type="float" office:value="-73.4" calcext:value-type="float">
            <text:p>-73.4</text:p>
          </table:table-cell>
          <table:table-cell table:style-name="ce1" table:formula="of:=AVERAGEIF([.$A$1:.$A$4270];ROW();[.D$1:.D$4270])" office:value-type="float" office:value="-16.71544" calcext:value-type="float">
            <text:p>-16.7154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-77" calcext:value-type="float">
            <text:p>-77</text:p>
          </table:table-cell>
          <table:table-cell office:value-type="float" office:value="-12.7972" calcext:value-type="float">
            <text:p>-12.7972</text:p>
          </table:table-cell>
          <table:table-cell table:number-columns-repeated="5"/>
          <table:table-cell table:formula="of:=ROW()" office:value-type="float" office:value="116" calcext:value-type="float">
            <text:p>116</text:p>
          </table:table-cell>
          <table:table-cell table:style-name="ce1" table:formula="of:=AVERAGEIF([.$A$1:.$A$4270];ROW();[.B$1:.B$4270])" office:value-type="float" office:value="-7.1" calcext:value-type="float">
            <text:p>-7.1</text:p>
          </table:table-cell>
          <table:table-cell table:style-name="ce1" table:formula="of:=AVERAGEIF([.$A$1:.$A$4270];ROW();[.C$1:.C$4270])" office:value-type="float" office:value="-71.6" calcext:value-type="float">
            <text:p>-71.6</text:p>
          </table:table-cell>
          <table:table-cell table:style-name="ce1" table:formula="of:=AVERAGEIF([.$A$1:.$A$4270];ROW();[.D$1:.D$4270])" office:value-type="float" office:value="-16.53048" calcext:value-type="float">
            <text:p>-16.5304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6" calcext:value-type="float">
            <text:p>-6</text:p>
          </table:table-cell>
          <table:table-cell office:value-type="float" office:value="-67" calcext:value-type="float">
            <text:p>-67</text:p>
          </table:table-cell>
          <table:table-cell office:value-type="float" office:value="-12.9684" calcext:value-type="float">
            <text:p>-12.9684</text:p>
          </table:table-cell>
          <table:table-cell table:number-columns-repeated="5"/>
          <table:table-cell table:formula="of:=ROW()" office:value-type="float" office:value="117" calcext:value-type="float">
            <text:p>117</text:p>
          </table:table-cell>
          <table:table-cell table:style-name="ce1" table:formula="of:=AVERAGEIF([.$A$1:.$A$4270];ROW();[.B$1:.B$4270])" office:value-type="float" office:value="-7" calcext:value-type="float">
            <text:p>-7</text:p>
          </table:table-cell>
          <table:table-cell table:style-name="ce1" table:formula="of:=AVERAGEIF([.$A$1:.$A$4270];ROW();[.C$1:.C$4270])" office:value-type="float" office:value="-76.5" calcext:value-type="float">
            <text:p>-76.5</text:p>
          </table:table-cell>
          <table:table-cell table:style-name="ce1" table:formula="of:=AVERAGEIF([.$A$1:.$A$4270];ROW();[.D$1:.D$4270])" office:value-type="float" office:value="-16.30152" calcext:value-type="float">
            <text:p>-16.3015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6" calcext:value-type="float">
            <text:p>-6</text:p>
          </table:table-cell>
          <table:table-cell office:value-type="float" office:value="-58" calcext:value-type="float">
            <text:p>-58</text:p>
          </table:table-cell>
          <table:table-cell office:value-type="float" office:value="-12.7748" calcext:value-type="float">
            <text:p>-12.7748</text:p>
          </table:table-cell>
          <table:table-cell table:number-columns-repeated="5"/>
          <table:table-cell table:formula="of:=ROW()" office:value-type="float" office:value="118" calcext:value-type="float">
            <text:p>118</text:p>
          </table:table-cell>
          <table:table-cell table:style-name="ce1" table:formula="of:=AVERAGEIF([.$A$1:.$A$4270];ROW();[.B$1:.B$4270])" office:value-type="float" office:value="-7" calcext:value-type="float">
            <text:p>-7</text:p>
          </table:table-cell>
          <table:table-cell table:style-name="ce1" table:formula="of:=AVERAGEIF([.$A$1:.$A$4270];ROW();[.C$1:.C$4270])" office:value-type="float" office:value="-74" calcext:value-type="float">
            <text:p>-74</text:p>
          </table:table-cell>
          <table:table-cell table:style-name="ce1" table:formula="of:=AVERAGEIF([.$A$1:.$A$4270];ROW();[.D$1:.D$4270])" office:value-type="float" office:value="-16.21752" calcext:value-type="float">
            <text:p>-16.217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6" calcext:value-type="float">
            <text:p>-6</text:p>
          </table:table-cell>
          <table:table-cell office:value-type="float" office:value="-60" calcext:value-type="float">
            <text:p>-60</text:p>
          </table:table-cell>
          <table:table-cell office:value-type="float" office:value="-12.6588" calcext:value-type="float">
            <text:p>-12.6588</text:p>
          </table:table-cell>
          <table:table-cell table:number-columns-repeated="5"/>
          <table:table-cell table:formula="of:=ROW()" office:value-type="float" office:value="119" calcext:value-type="float">
            <text:p>119</text:p>
          </table:table-cell>
          <table:table-cell table:style-name="ce1" table:formula="of:=AVERAGEIF([.$A$1:.$A$4270];ROW();[.B$1:.B$4270])" office:value-type="float" office:value="-6.8" calcext:value-type="float">
            <text:p>-6.8</text:p>
          </table:table-cell>
          <table:table-cell table:style-name="ce1" table:formula="of:=AVERAGEIF([.$A$1:.$A$4270];ROW();[.C$1:.C$4270])" office:value-type="float" office:value="-68.8" calcext:value-type="float">
            <text:p>-68.8</text:p>
          </table:table-cell>
          <table:table-cell table:style-name="ce1" table:formula="of:=AVERAGEIF([.$A$1:.$A$4270];ROW();[.D$1:.D$4270])" office:value-type="float" office:value="-16.11736" calcext:value-type="float">
            <text:p>-16.1173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" calcext:value-type="float">
            <text:p>-6</text:p>
          </table:table-cell>
          <table:table-cell office:value-type="float" office:value="-64" calcext:value-type="float">
            <text:p>-64</text:p>
          </table:table-cell>
          <table:table-cell office:value-type="float" office:value="-12.5412" calcext:value-type="float">
            <text:p>-12.5412</text:p>
          </table:table-cell>
          <table:table-cell table:number-columns-repeated="5"/>
          <table:table-cell table:formula="of:=ROW()" office:value-type="float" office:value="120" calcext:value-type="float">
            <text:p>120</text:p>
          </table:table-cell>
          <table:table-cell table:style-name="ce1" table:formula="of:=AVERAGEIF([.$A$1:.$A$4270];ROW();[.B$1:.B$4270])" office:value-type="float" office:value="-6.7" calcext:value-type="float">
            <text:p>-6.7</text:p>
          </table:table-cell>
          <table:table-cell table:style-name="ce1" table:formula="of:=AVERAGEIF([.$A$1:.$A$4270];ROW();[.C$1:.C$4270])" office:value-type="float" office:value="-73.5" calcext:value-type="float">
            <text:p>-73.5</text:p>
          </table:table-cell>
          <table:table-cell table:style-name="ce1" table:formula="of:=AVERAGEIF([.$A$1:.$A$4270];ROW();[.D$1:.D$4270])" office:value-type="float" office:value="-15.96464" calcext:value-type="float">
            <text:p>-15.9646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6" calcext:value-type="float">
            <text:p>-6</text:p>
          </table:table-cell>
          <table:table-cell office:value-type="float" office:value="-60" calcext:value-type="float">
            <text:p>-60</text:p>
          </table:table-cell>
          <table:table-cell office:value-type="float" office:value="-12.698" calcext:value-type="float">
            <text:p>-12.698</text:p>
          </table:table-cell>
          <table:table-cell table:number-columns-repeated="5"/>
          <table:table-cell table:formula="of:=ROW()" office:value-type="float" office:value="121" calcext:value-type="float">
            <text:p>121</text:p>
          </table:table-cell>
          <table:table-cell table:style-name="ce1" table:formula="of:=AVERAGEIF([.$A$1:.$A$4270];ROW();[.B$1:.B$4270])" office:value-type="float" office:value="-6.7" calcext:value-type="float">
            <text:p>-6.7</text:p>
          </table:table-cell>
          <table:table-cell table:style-name="ce1" table:formula="of:=AVERAGEIF([.$A$1:.$A$4270];ROW();[.C$1:.C$4270])" office:value-type="float" office:value="-74.5" calcext:value-type="float">
            <text:p>-74.5</text:p>
          </table:table-cell>
          <table:table-cell table:style-name="ce1" table:formula="of:=AVERAGEIF([.$A$1:.$A$4270];ROW();[.D$1:.D$4270])" office:value-type="float" office:value="-15.88564" calcext:value-type="float">
            <text:p>-15.8856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6" calcext:value-type="float">
            <text:p>-6</text:p>
          </table:table-cell>
          <table:table-cell office:value-type="float" office:value="-60" calcext:value-type="float">
            <text:p>-60</text:p>
          </table:table-cell>
          <table:table-cell office:value-type="float" office:value="-12.5628" calcext:value-type="float">
            <text:p>-12.5628</text:p>
          </table:table-cell>
          <table:table-cell table:number-columns-repeated="5"/>
          <table:table-cell table:formula="of:=ROW()" office:value-type="float" office:value="122" calcext:value-type="float">
            <text:p>122</text:p>
          </table:table-cell>
          <table:table-cell table:style-name="ce1" table:formula="of:=AVERAGEIF([.$A$1:.$A$4270];ROW();[.B$1:.B$4270])" office:value-type="float" office:value="-6.7" calcext:value-type="float">
            <text:p>-6.7</text:p>
          </table:table-cell>
          <table:table-cell table:style-name="ce1" table:formula="of:=AVERAGEIF([.$A$1:.$A$4270];ROW();[.C$1:.C$4270])" office:value-type="float" office:value="-71.1" calcext:value-type="float">
            <text:p>-71.1</text:p>
          </table:table-cell>
          <table:table-cell table:style-name="ce1" table:formula="of:=AVERAGEIF([.$A$1:.$A$4270];ROW();[.D$1:.D$4270])" office:value-type="float" office:value="-15.83388" calcext:value-type="float">
            <text:p>-15.8338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6" calcext:value-type="float">
            <text:p>-6</text:p>
          </table:table-cell>
          <table:table-cell office:value-type="float" office:value="-70" calcext:value-type="float">
            <text:p>-70</text:p>
          </table:table-cell>
          <table:table-cell office:value-type="float" office:value="-12.3144" calcext:value-type="float">
            <text:p>-12.3144</text:p>
          </table:table-cell>
          <table:table-cell table:number-columns-repeated="5"/>
          <table:table-cell table:formula="of:=ROW()" office:value-type="float" office:value="123" calcext:value-type="float">
            <text:p>123</text:p>
          </table:table-cell>
          <table:table-cell table:style-name="ce1" table:formula="of:=AVERAGEIF([.$A$1:.$A$4270];ROW();[.B$1:.B$4270])" office:value-type="float" office:value="-6.7" calcext:value-type="float">
            <text:p>-6.7</text:p>
          </table:table-cell>
          <table:table-cell table:style-name="ce1" table:formula="of:=AVERAGEIF([.$A$1:.$A$4270];ROW();[.C$1:.C$4270])" office:value-type="float" office:value="-76.9" calcext:value-type="float">
            <text:p>-76.9</text:p>
          </table:table-cell>
          <table:table-cell table:style-name="ce1" table:formula="of:=AVERAGEIF([.$A$1:.$A$4270];ROW();[.D$1:.D$4270])" office:value-type="float" office:value="-15.72984" calcext:value-type="float">
            <text:p>-15.7298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6" calcext:value-type="float">
            <text:p>-6</text:p>
          </table:table-cell>
          <table:table-cell office:value-type="float" office:value="-59" calcext:value-type="float">
            <text:p>-59</text:p>
          </table:table-cell>
          <table:table-cell office:value-type="float" office:value="-12.5072" calcext:value-type="float">
            <text:p>-12.5072</text:p>
          </table:table-cell>
          <table:table-cell table:number-columns-repeated="5"/>
          <table:table-cell table:formula="of:=ROW()" office:value-type="float" office:value="124" calcext:value-type="float">
            <text:p>124</text:p>
          </table:table-cell>
          <table:table-cell table:style-name="ce1" table:formula="of:=AVERAGEIF([.$A$1:.$A$4270];ROW();[.B$1:.B$4270])" office:value-type="float" office:value="-6.6" calcext:value-type="float">
            <text:p>-6.6</text:p>
          </table:table-cell>
          <table:table-cell table:style-name="ce1" table:formula="of:=AVERAGEIF([.$A$1:.$A$4270];ROW();[.C$1:.C$4270])" office:value-type="float" office:value="-71.9" calcext:value-type="float">
            <text:p>-71.9</text:p>
          </table:table-cell>
          <table:table-cell table:style-name="ce1" table:formula="of:=AVERAGEIF([.$A$1:.$A$4270];ROW();[.D$1:.D$4270])" office:value-type="float" office:value="-15.68684" calcext:value-type="float">
            <text:p>-15.6868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6" calcext:value-type="float">
            <text:p>-6</text:p>
          </table:table-cell>
          <table:table-cell office:value-type="float" office:value="-67" calcext:value-type="float">
            <text:p>-67</text:p>
          </table:table-cell>
          <table:table-cell office:value-type="float" office:value="-12.1496" calcext:value-type="float">
            <text:p>-12.1496</text:p>
          </table:table-cell>
          <table:table-cell table:number-columns-repeated="5"/>
          <table:table-cell table:formula="of:=ROW()" office:value-type="float" office:value="125" calcext:value-type="float">
            <text:p>125</text:p>
          </table:table-cell>
          <table:table-cell table:style-name="ce1" table:formula="of:=AVERAGEIF([.$A$1:.$A$4270];ROW();[.B$1:.B$4270])" office:value-type="float" office:value="-6.4" calcext:value-type="float">
            <text:p>-6.4</text:p>
          </table:table-cell>
          <table:table-cell table:style-name="ce1" table:formula="of:=AVERAGEIF([.$A$1:.$A$4270];ROW();[.C$1:.C$4270])" office:value-type="float" office:value="-75.3" calcext:value-type="float">
            <text:p>-75.3</text:p>
          </table:table-cell>
          <table:table-cell table:style-name="ce1" table:formula="of:=AVERAGEIF([.$A$1:.$A$4270];ROW();[.D$1:.D$4270])" office:value-type="float" office:value="-15.518" calcext:value-type="float">
            <text:p>-15.51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6" calcext:value-type="float">
            <text:p>-6</text:p>
          </table:table-cell>
          <table:table-cell office:value-type="float" office:value="-77" calcext:value-type="float">
            <text:p>-77</text:p>
          </table:table-cell>
          <table:table-cell office:value-type="float" office:value="-12.4664" calcext:value-type="float">
            <text:p>-12.4664</text:p>
          </table:table-cell>
          <table:table-cell table:number-columns-repeated="5"/>
          <table:table-cell table:formula="of:=ROW()" office:value-type="float" office:value="126" calcext:value-type="float">
            <text:p>126</text:p>
          </table:table-cell>
          <table:table-cell table:style-name="ce1" table:formula="of:=AVERAGEIF([.$A$1:.$A$4270];ROW();[.B$1:.B$4270])" office:value-type="float" office:value="-6.4" calcext:value-type="float">
            <text:p>-6.4</text:p>
          </table:table-cell>
          <table:table-cell table:style-name="ce1" table:formula="of:=AVERAGEIF([.$A$1:.$A$4270];ROW();[.C$1:.C$4270])" office:value-type="float" office:value="-75.5" calcext:value-type="float">
            <text:p>-75.5</text:p>
          </table:table-cell>
          <table:table-cell table:style-name="ce1" table:formula="of:=AVERAGEIF([.$A$1:.$A$4270];ROW();[.D$1:.D$4270])" office:value-type="float" office:value="-15.4862" calcext:value-type="float">
            <text:p>-15.48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6" calcext:value-type="float">
            <text:p>-6</text:p>
          </table:table-cell>
          <table:table-cell office:value-type="float" office:value="-74" calcext:value-type="float">
            <text:p>-74</text:p>
          </table:table-cell>
          <table:table-cell office:value-type="float" office:value="-12.4628" calcext:value-type="float">
            <text:p>-12.4628</text:p>
          </table:table-cell>
          <table:table-cell table:number-columns-repeated="5"/>
          <table:table-cell table:formula="of:=ROW()" office:value-type="float" office:value="127" calcext:value-type="float">
            <text:p>127</text:p>
          </table:table-cell>
          <table:table-cell table:style-name="ce1" table:formula="of:=AVERAGEIF([.$A$1:.$A$4270];ROW();[.B$1:.B$4270])" office:value-type="float" office:value="-6.5" calcext:value-type="float">
            <text:p>-6.5</text:p>
          </table:table-cell>
          <table:table-cell table:style-name="ce1" table:formula="of:=AVERAGEIF([.$A$1:.$A$4270];ROW();[.C$1:.C$4270])" office:value-type="float" office:value="-69.5" calcext:value-type="float">
            <text:p>-69.5</text:p>
          </table:table-cell>
          <table:table-cell table:style-name="ce1" table:formula="of:=AVERAGEIF([.$A$1:.$A$4270];ROW();[.D$1:.D$4270])" office:value-type="float" office:value="-15.40204" calcext:value-type="float">
            <text:p>-15.4020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" calcext:value-type="float">
            <text:p>-6</text:p>
          </table:table-cell>
          <table:table-cell office:value-type="float" office:value="-65" calcext:value-type="float">
            <text:p>-65</text:p>
          </table:table-cell>
          <table:table-cell office:value-type="float" office:value="-12.5916" calcext:value-type="float">
            <text:p>-12.5916</text:p>
          </table:table-cell>
          <table:table-cell table:number-columns-repeated="5"/>
          <table:table-cell table:formula="of:=ROW()" office:value-type="float" office:value="128" calcext:value-type="float">
            <text:p>128</text:p>
          </table:table-cell>
          <table:table-cell table:style-name="ce1" table:formula="of:=AVERAGEIF([.$A$1:.$A$4270];ROW();[.B$1:.B$4270])" office:value-type="float" office:value="-6.4" calcext:value-type="float">
            <text:p>-6.4</text:p>
          </table:table-cell>
          <table:table-cell table:style-name="ce1" table:formula="of:=AVERAGEIF([.$A$1:.$A$4270];ROW();[.C$1:.C$4270])" office:value-type="float" office:value="-69.6" calcext:value-type="float">
            <text:p>-69.6</text:p>
          </table:table-cell>
          <table:table-cell table:style-name="ce1" table:formula="of:=AVERAGEIF([.$A$1:.$A$4270];ROW();[.D$1:.D$4270])" office:value-type="float" office:value="-15.24048" calcext:value-type="float">
            <text:p>-15.2404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" calcext:value-type="float">
            <text:p>-6</text:p>
          </table:table-cell>
          <table:table-cell office:value-type="float" office:value="-66" calcext:value-type="float">
            <text:p>-66</text:p>
          </table:table-cell>
          <table:table-cell office:value-type="float" office:value="-12.3828" calcext:value-type="float">
            <text:p>-12.3828</text:p>
          </table:table-cell>
          <table:table-cell table:number-columns-repeated="5"/>
          <table:table-cell table:formula="of:=ROW()" office:value-type="float" office:value="129" calcext:value-type="float">
            <text:p>129</text:p>
          </table:table-cell>
          <table:table-cell table:style-name="ce1" table:formula="of:=AVERAGEIF([.$A$1:.$A$4270];ROW();[.B$1:.B$4270])" office:value-type="float" office:value="-6.4" calcext:value-type="float">
            <text:p>-6.4</text:p>
          </table:table-cell>
          <table:table-cell table:style-name="ce1" table:formula="of:=AVERAGEIF([.$A$1:.$A$4270];ROW();[.C$1:.C$4270])" office:value-type="float" office:value="-71.9" calcext:value-type="float">
            <text:p>-71.9</text:p>
          </table:table-cell>
          <table:table-cell table:style-name="ce1" table:formula="of:=AVERAGEIF([.$A$1:.$A$4270];ROW();[.D$1:.D$4270])" office:value-type="float" office:value="-15.0678" calcext:value-type="float">
            <text:p>-15.067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6" calcext:value-type="float">
            <text:p>-6</text:p>
          </table:table-cell>
          <table:table-cell office:value-type="float" office:value="-65" calcext:value-type="float">
            <text:p>-65</text:p>
          </table:table-cell>
          <table:table-cell office:value-type="float" office:value="-12.5788" calcext:value-type="float">
            <text:p>-12.5788</text:p>
          </table:table-cell>
          <table:table-cell table:number-columns-repeated="5"/>
          <table:table-cell table:formula="of:=ROW()" office:value-type="float" office:value="130" calcext:value-type="float">
            <text:p>130</text:p>
          </table:table-cell>
          <table:table-cell table:style-name="ce1" table:formula="of:=AVERAGEIF([.$A$1:.$A$4270];ROW();[.B$1:.B$4270])" office:value-type="float" office:value="-6.3" calcext:value-type="float">
            <text:p>-6.3</text:p>
          </table:table-cell>
          <table:table-cell table:style-name="ce1" table:formula="of:=AVERAGEIF([.$A$1:.$A$4270];ROW();[.C$1:.C$4270])" office:value-type="float" office:value="-67.4" calcext:value-type="float">
            <text:p>-67.4</text:p>
          </table:table-cell>
          <table:table-cell table:style-name="ce1" table:formula="of:=AVERAGEIF([.$A$1:.$A$4270];ROW();[.D$1:.D$4270])" office:value-type="float" office:value="-15.05736" calcext:value-type="float">
            <text:p>-15.0573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6" calcext:value-type="float">
            <text:p>-6</text:p>
          </table:table-cell>
          <table:table-cell office:value-type="float" office:value="-78" calcext:value-type="float">
            <text:p>-78</text:p>
          </table:table-cell>
          <table:table-cell office:value-type="float" office:value="-12.3352" calcext:value-type="float">
            <text:p>-12.3352</text:p>
          </table:table-cell>
          <table:table-cell table:number-columns-repeated="5"/>
          <table:table-cell table:formula="of:=ROW()" office:value-type="float" office:value="131" calcext:value-type="float">
            <text:p>131</text:p>
          </table:table-cell>
          <table:table-cell table:style-name="ce1" table:formula="of:=AVERAGEIF([.$A$1:.$A$4270];ROW();[.B$1:.B$4270])" office:value-type="float" office:value="-6.3" calcext:value-type="float">
            <text:p>-6.3</text:p>
          </table:table-cell>
          <table:table-cell table:style-name="ce1" table:formula="of:=AVERAGEIF([.$A$1:.$A$4270];ROW();[.C$1:.C$4270])" office:value-type="float" office:value="-71.2" calcext:value-type="float">
            <text:p>-71.2</text:p>
          </table:table-cell>
          <table:table-cell table:style-name="ce1" table:formula="of:=AVERAGEIF([.$A$1:.$A$4270];ROW();[.D$1:.D$4270])" office:value-type="float" office:value="-14.88216" calcext:value-type="float">
            <text:p>-14.8821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6" calcext:value-type="float">
            <text:p>-6</text:p>
          </table:table-cell>
          <table:table-cell office:value-type="float" office:value="-57" calcext:value-type="float">
            <text:p>-57</text:p>
          </table:table-cell>
          <table:table-cell office:value-type="float" office:value="-12.438" calcext:value-type="float">
            <text:p>-12.438</text:p>
          </table:table-cell>
          <table:table-cell table:number-columns-repeated="5"/>
          <table:table-cell table:formula="of:=ROW()" office:value-type="float" office:value="132" calcext:value-type="float">
            <text:p>132</text:p>
          </table:table-cell>
          <table:table-cell table:style-name="ce1" table:formula="of:=AVERAGEIF([.$A$1:.$A$4270];ROW();[.B$1:.B$4270])" office:value-type="float" office:value="-6.3" calcext:value-type="float">
            <text:p>-6.3</text:p>
          </table:table-cell>
          <table:table-cell table:style-name="ce1" table:formula="of:=AVERAGEIF([.$A$1:.$A$4270];ROW();[.C$1:.C$4270])" office:value-type="float" office:value="-68.1" calcext:value-type="float">
            <text:p>-68.1</text:p>
          </table:table-cell>
          <table:table-cell table:style-name="ce1" table:formula="of:=AVERAGEIF([.$A$1:.$A$4270];ROW();[.D$1:.D$4270])" office:value-type="float" office:value="-14.81892" calcext:value-type="float">
            <text:p>-14.8189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6" calcext:value-type="float">
            <text:p>-6</text:p>
          </table:table-cell>
          <table:table-cell office:value-type="float" office:value="-65" calcext:value-type="float">
            <text:p>-65</text:p>
          </table:table-cell>
          <table:table-cell office:value-type="float" office:value="-11.9784" calcext:value-type="float">
            <text:p>-11.9784</text:p>
          </table:table-cell>
          <table:table-cell table:number-columns-repeated="5"/>
          <table:table-cell table:formula="of:=ROW()" office:value-type="float" office:value="133" calcext:value-type="float">
            <text:p>133</text:p>
          </table:table-cell>
          <table:table-cell table:style-name="ce1" table:formula="of:=AVERAGEIF([.$A$1:.$A$4270];ROW();[.B$1:.B$4270])" office:value-type="float" office:value="-6.1" calcext:value-type="float">
            <text:p>-6.1</text:p>
          </table:table-cell>
          <table:table-cell table:style-name="ce1" table:formula="of:=AVERAGEIF([.$A$1:.$A$4270];ROW();[.C$1:.C$4270])" office:value-type="float" office:value="-69.1" calcext:value-type="float">
            <text:p>-69.1</text:p>
          </table:table-cell>
          <table:table-cell table:style-name="ce1" table:formula="of:=AVERAGEIF([.$A$1:.$A$4270];ROW();[.D$1:.D$4270])" office:value-type="float" office:value="-14.7208" calcext:value-type="float">
            <text:p>-14.720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" calcext:value-type="float">
            <text:p>-6</text:p>
          </table:table-cell>
          <table:table-cell office:value-type="float" office:value="-77" calcext:value-type="float">
            <text:p>-77</text:p>
          </table:table-cell>
          <table:table-cell office:value-type="float" office:value="-12.1448" calcext:value-type="float">
            <text:p>-12.1448</text:p>
          </table:table-cell>
          <table:table-cell table:number-columns-repeated="5"/>
          <table:table-cell table:formula="of:=ROW()" office:value-type="float" office:value="134" calcext:value-type="float">
            <text:p>134</text:p>
          </table:table-cell>
          <table:table-cell table:style-name="ce1" table:formula="of:=AVERAGEIF([.$A$1:.$A$4270];ROW();[.B$1:.B$4270])" office:value-type="float" office:value="-5.9" calcext:value-type="float">
            <text:p>-5.9</text:p>
          </table:table-cell>
          <table:table-cell table:style-name="ce1" table:formula="of:=AVERAGEIF([.$A$1:.$A$4270];ROW();[.C$1:.C$4270])" office:value-type="float" office:value="-68.4" calcext:value-type="float">
            <text:p>-68.4</text:p>
          </table:table-cell>
          <table:table-cell table:style-name="ce1" table:formula="of:=AVERAGEIF([.$A$1:.$A$4270];ROW();[.D$1:.D$4270])" office:value-type="float" office:value="-14.67648" calcext:value-type="float">
            <text:p>-14.6764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6" calcext:value-type="float">
            <text:p>-6</text:p>
          </table:table-cell>
          <table:table-cell office:value-type="float" office:value="-61" calcext:value-type="float">
            <text:p>-61</text:p>
          </table:table-cell>
          <table:table-cell office:value-type="float" office:value="-12.3904" calcext:value-type="float">
            <text:p>-12.3904</text:p>
          </table:table-cell>
          <table:table-cell table:number-columns-repeated="5"/>
          <table:table-cell table:formula="of:=ROW()" office:value-type="float" office:value="135" calcext:value-type="float">
            <text:p>135</text:p>
          </table:table-cell>
          <table:table-cell table:style-name="ce1" table:formula="of:=AVERAGEIF([.$A$1:.$A$4270];ROW();[.B$1:.B$4270])" office:value-type="float" office:value="-5.8" calcext:value-type="float">
            <text:p>-5.8</text:p>
          </table:table-cell>
          <table:table-cell table:style-name="ce1" table:formula="of:=AVERAGEIF([.$A$1:.$A$4270];ROW();[.C$1:.C$4270])" office:value-type="float" office:value="-64" calcext:value-type="float">
            <text:p>-64</text:p>
          </table:table-cell>
          <table:table-cell table:style-name="ce1" table:formula="of:=AVERAGEIF([.$A$1:.$A$4270];ROW();[.D$1:.D$4270])" office:value-type="float" office:value="-14.54612" calcext:value-type="float">
            <text:p>-14.5461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" calcext:value-type="float">
            <text:p>-6</text:p>
          </table:table-cell>
          <table:table-cell office:value-type="float" office:value="-71" calcext:value-type="float">
            <text:p>-71</text:p>
          </table:table-cell>
          <table:table-cell office:value-type="float" office:value="-11.9928" calcext:value-type="float">
            <text:p>-11.9928</text:p>
          </table:table-cell>
          <table:table-cell table:number-columns-repeated="5"/>
          <table:table-cell table:formula="of:=ROW()" office:value-type="float" office:value="136" calcext:value-type="float">
            <text:p>136</text:p>
          </table:table-cell>
          <table:table-cell table:style-name="ce1" table:formula="of:=AVERAGEIF([.$A$1:.$A$4270];ROW();[.B$1:.B$4270])" office:value-type="float" office:value="-5.8" calcext:value-type="float">
            <text:p>-5.8</text:p>
          </table:table-cell>
          <table:table-cell table:style-name="ce1" table:formula="of:=AVERAGEIF([.$A$1:.$A$4270];ROW();[.C$1:.C$4270])" office:value-type="float" office:value="-70" calcext:value-type="float">
            <text:p>-70</text:p>
          </table:table-cell>
          <table:table-cell table:style-name="ce1" table:formula="of:=AVERAGEIF([.$A$1:.$A$4270];ROW();[.D$1:.D$4270])" office:value-type="float" office:value="-14.33272" calcext:value-type="float">
            <text:p>-14.3327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6" calcext:value-type="float">
            <text:p>-6</text:p>
          </table:table-cell>
          <table:table-cell office:value-type="float" office:value="-73" calcext:value-type="float">
            <text:p>-73</text:p>
          </table:table-cell>
          <table:table-cell office:value-type="float" office:value="-12.022" calcext:value-type="float">
            <text:p>-12.022</text:p>
          </table:table-cell>
          <table:table-cell table:number-columns-repeated="5"/>
          <table:table-cell table:formula="of:=ROW()" office:value-type="float" office:value="137" calcext:value-type="float">
            <text:p>137</text:p>
          </table:table-cell>
          <table:table-cell table:style-name="ce1" table:formula="of:=AVERAGEIF([.$A$1:.$A$4270];ROW();[.B$1:.B$4270])" office:value-type="float" office:value="-5.8" calcext:value-type="float">
            <text:p>-5.8</text:p>
          </table:table-cell>
          <table:table-cell table:style-name="ce1" table:formula="of:=AVERAGEIF([.$A$1:.$A$4270];ROW();[.C$1:.C$4270])" office:value-type="float" office:value="-67.8" calcext:value-type="float">
            <text:p>-67.8</text:p>
          </table:table-cell>
          <table:table-cell table:style-name="ce1" table:formula="of:=AVERAGEIF([.$A$1:.$A$4270];ROW();[.D$1:.D$4270])" office:value-type="float" office:value="-14.31684" calcext:value-type="float">
            <text:p>-14.3168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6" calcext:value-type="float">
            <text:p>-6</text:p>
          </table:table-cell>
          <table:table-cell office:value-type="float" office:value="-71" calcext:value-type="float">
            <text:p>-71</text:p>
          </table:table-cell>
          <table:table-cell office:value-type="float" office:value="-11.9864" calcext:value-type="float">
            <text:p>-11.9864</text:p>
          </table:table-cell>
          <table:table-cell table:number-columns-repeated="5"/>
          <table:table-cell table:formula="of:=ROW()" office:value-type="float" office:value="138" calcext:value-type="float">
            <text:p>138</text:p>
          </table:table-cell>
          <table:table-cell table:style-name="ce1" table:formula="of:=AVERAGEIF([.$A$1:.$A$4270];ROW();[.B$1:.B$4270])" office:value-type="float" office:value="-5.5" calcext:value-type="float">
            <text:p>-5.5</text:p>
          </table:table-cell>
          <table:table-cell table:style-name="ce1" table:formula="of:=AVERAGEIF([.$A$1:.$A$4270];ROW();[.C$1:.C$4270])" office:value-type="float" office:value="-67.4" calcext:value-type="float">
            <text:p>-67.4</text:p>
          </table:table-cell>
          <table:table-cell table:style-name="ce1" table:formula="of:=AVERAGEIF([.$A$1:.$A$4270];ROW();[.D$1:.D$4270])" office:value-type="float" office:value="-14.25656" calcext:value-type="float">
            <text:p>-14.2565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6" calcext:value-type="float">
            <text:p>-6</text:p>
          </table:table-cell>
          <table:table-cell office:value-type="float" office:value="-59" calcext:value-type="float">
            <text:p>-59</text:p>
          </table:table-cell>
          <table:table-cell office:value-type="float" office:value="-12.0992" calcext:value-type="float">
            <text:p>-12.0992</text:p>
          </table:table-cell>
          <table:table-cell table:number-columns-repeated="5"/>
          <table:table-cell table:formula="of:=ROW()" office:value-type="float" office:value="139" calcext:value-type="float">
            <text:p>139</text:p>
          </table:table-cell>
          <table:table-cell table:style-name="ce1" table:formula="of:=AVERAGEIF([.$A$1:.$A$4270];ROW();[.B$1:.B$4270])" office:value-type="float" office:value="-5.4" calcext:value-type="float">
            <text:p>-5.4</text:p>
          </table:table-cell>
          <table:table-cell table:style-name="ce1" table:formula="of:=AVERAGEIF([.$A$1:.$A$4270];ROW();[.C$1:.C$4270])" office:value-type="float" office:value="-67.6" calcext:value-type="float">
            <text:p>-67.6</text:p>
          </table:table-cell>
          <table:table-cell table:style-name="ce1" table:formula="of:=AVERAGEIF([.$A$1:.$A$4270];ROW();[.D$1:.D$4270])" office:value-type="float" office:value="-14.124" calcext:value-type="float">
            <text:p>-14.12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6" calcext:value-type="float">
            <text:p>-6</text:p>
          </table:table-cell>
          <table:table-cell office:value-type="float" office:value="-69" calcext:value-type="float">
            <text:p>-69</text:p>
          </table:table-cell>
          <table:table-cell office:value-type="float" office:value="-11.9624" calcext:value-type="float">
            <text:p>-11.9624</text:p>
          </table:table-cell>
          <table:table-cell table:number-columns-repeated="5"/>
          <table:table-cell table:formula="of:=ROW()" office:value-type="float" office:value="140" calcext:value-type="float">
            <text:p>140</text:p>
          </table:table-cell>
          <table:table-cell table:style-name="ce1" table:formula="of:=AVERAGEIF([.$A$1:.$A$4270];ROW();[.B$1:.B$4270])" office:value-type="float" office:value="-5.3" calcext:value-type="float">
            <text:p>-5.3</text:p>
          </table:table-cell>
          <table:table-cell table:style-name="ce1" table:formula="of:=AVERAGEIF([.$A$1:.$A$4270];ROW();[.C$1:.C$4270])" office:value-type="float" office:value="-67.7" calcext:value-type="float">
            <text:p>-67.7</text:p>
          </table:table-cell>
          <table:table-cell table:style-name="ce1" table:formula="of:=AVERAGEIF([.$A$1:.$A$4270];ROW();[.D$1:.D$4270])" office:value-type="float" office:value="-14.01832" calcext:value-type="float">
            <text:p>-14.0183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6" calcext:value-type="float">
            <text:p>-6</text:p>
          </table:table-cell>
          <table:table-cell office:value-type="float" office:value="-70" calcext:value-type="float">
            <text:p>-70</text:p>
          </table:table-cell>
          <table:table-cell office:value-type="float" office:value="-11.8584" calcext:value-type="float">
            <text:p>-11.8584</text:p>
          </table:table-cell>
          <table:table-cell table:number-columns-repeated="5"/>
          <table:table-cell table:formula="of:=ROW()" office:value-type="float" office:value="141" calcext:value-type="float">
            <text:p>141</text:p>
          </table:table-cell>
          <table:table-cell table:style-name="ce1" table:formula="of:=AVERAGEIF([.$A$1:.$A$4270];ROW();[.B$1:.B$4270])" office:value-type="float" office:value="-5.3" calcext:value-type="float">
            <text:p>-5.3</text:p>
          </table:table-cell>
          <table:table-cell table:style-name="ce1" table:formula="of:=AVERAGEIF([.$A$1:.$A$4270];ROW();[.C$1:.C$4270])" office:value-type="float" office:value="-66.9" calcext:value-type="float">
            <text:p>-66.9</text:p>
          </table:table-cell>
          <table:table-cell table:style-name="ce1" table:formula="of:=AVERAGEIF([.$A$1:.$A$4270];ROW();[.D$1:.D$4270])" office:value-type="float" office:value="-13.87568" calcext:value-type="float">
            <text:p>-13.875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6" calcext:value-type="float">
            <text:p>-6</text:p>
          </table:table-cell>
          <table:table-cell office:value-type="float" office:value="-59" calcext:value-type="float">
            <text:p>-59</text:p>
          </table:table-cell>
          <table:table-cell office:value-type="float" office:value="-11.8896" calcext:value-type="float">
            <text:p>-11.8896</text:p>
          </table:table-cell>
          <table:table-cell table:number-columns-repeated="5"/>
          <table:table-cell table:formula="of:=ROW()" office:value-type="float" office:value="142" calcext:value-type="float">
            <text:p>142</text:p>
          </table:table-cell>
          <table:table-cell table:style-name="ce1" table:formula="of:=AVERAGEIF([.$A$1:.$A$4270];ROW();[.B$1:.B$4270])" office:value-type="float" office:value="-5.3" calcext:value-type="float">
            <text:p>-5.3</text:p>
          </table:table-cell>
          <table:table-cell table:style-name="ce1" table:formula="of:=AVERAGEIF([.$A$1:.$A$4270];ROW();[.C$1:.C$4270])" office:value-type="float" office:value="-67.9" calcext:value-type="float">
            <text:p>-67.9</text:p>
          </table:table-cell>
          <table:table-cell table:style-name="ce1" table:formula="of:=AVERAGEIF([.$A$1:.$A$4270];ROW();[.D$1:.D$4270])" office:value-type="float" office:value="-13.8424" calcext:value-type="float">
            <text:p>-13.84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6" calcext:value-type="float">
            <text:p>-6</text:p>
          </table:table-cell>
          <table:table-cell office:value-type="float" office:value="-67" calcext:value-type="float">
            <text:p>-67</text:p>
          </table:table-cell>
          <table:table-cell office:value-type="float" office:value="-11.8648" calcext:value-type="float">
            <text:p>-11.8648</text:p>
          </table:table-cell>
          <table:table-cell table:number-columns-repeated="5"/>
          <table:table-cell table:formula="of:=ROW()" office:value-type="float" office:value="143" calcext:value-type="float">
            <text:p>143</text:p>
          </table:table-cell>
          <table:table-cell table:style-name="ce1" table:formula="of:=AVERAGEIF([.$A$1:.$A$4270];ROW();[.B$1:.B$4270])" office:value-type="float" office:value="-5.3" calcext:value-type="float">
            <text:p>-5.3</text:p>
          </table:table-cell>
          <table:table-cell table:style-name="ce1" table:formula="of:=AVERAGEIF([.$A$1:.$A$4270];ROW();[.C$1:.C$4270])" office:value-type="float" office:value="-71.5" calcext:value-type="float">
            <text:p>-71.5</text:p>
          </table:table-cell>
          <table:table-cell table:style-name="ce1" table:formula="of:=AVERAGEIF([.$A$1:.$A$4270];ROW();[.D$1:.D$4270])" office:value-type="float" office:value="-13.77992" calcext:value-type="float">
            <text:p>-13.7799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5" calcext:value-type="float">
            <text:p>-5</text:p>
          </table:table-cell>
          <table:table-cell office:value-type="float" office:value="-87" calcext:value-type="float">
            <text:p>-87</text:p>
          </table:table-cell>
          <table:table-cell office:value-type="float" office:value="-11.8416" calcext:value-type="float">
            <text:p>-11.8416</text:p>
          </table:table-cell>
          <table:table-cell table:number-columns-repeated="5"/>
          <table:table-cell table:formula="of:=ROW()" office:value-type="float" office:value="144" calcext:value-type="float">
            <text:p>144</text:p>
          </table:table-cell>
          <table:table-cell table:style-name="ce1" table:formula="of:=AVERAGEIF([.$A$1:.$A$4270];ROW();[.B$1:.B$4270])" office:value-type="float" office:value="-5.2" calcext:value-type="float">
            <text:p>-5.2</text:p>
          </table:table-cell>
          <table:table-cell table:style-name="ce1" table:formula="of:=AVERAGEIF([.$A$1:.$A$4270];ROW();[.C$1:.C$4270])" office:value-type="float" office:value="-73" calcext:value-type="float">
            <text:p>-73</text:p>
          </table:table-cell>
          <table:table-cell table:style-name="ce1" table:formula="of:=AVERAGEIF([.$A$1:.$A$4270];ROW();[.D$1:.D$4270])" office:value-type="float" office:value="-13.8166" calcext:value-type="float">
            <text:p>-13.816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5" calcext:value-type="float">
            <text:p>-5</text:p>
          </table:table-cell>
          <table:table-cell office:value-type="float" office:value="-76" calcext:value-type="float">
            <text:p>-76</text:p>
          </table:table-cell>
          <table:table-cell office:value-type="float" office:value="-11.9892" calcext:value-type="float">
            <text:p>-11.9892</text:p>
          </table:table-cell>
          <table:table-cell table:number-columns-repeated="5"/>
          <table:table-cell table:formula="of:=ROW()" office:value-type="float" office:value="145" calcext:value-type="float">
            <text:p>145</text:p>
          </table:table-cell>
          <table:table-cell table:style-name="ce1" table:formula="of:=AVERAGEIF([.$A$1:.$A$4270];ROW();[.B$1:.B$4270])" office:value-type="float" office:value="-5.1" calcext:value-type="float">
            <text:p>-5.1</text:p>
          </table:table-cell>
          <table:table-cell table:style-name="ce1" table:formula="of:=AVERAGEIF([.$A$1:.$A$4270];ROW();[.C$1:.C$4270])" office:value-type="float" office:value="-72.2" calcext:value-type="float">
            <text:p>-72.2</text:p>
          </table:table-cell>
          <table:table-cell table:style-name="ce1" table:formula="of:=AVERAGEIF([.$A$1:.$A$4270];ROW();[.D$1:.D$4270])" office:value-type="float" office:value="-13.71364" calcext:value-type="float">
            <text:p>-13.7136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5" calcext:value-type="float">
            <text:p>-5</text:p>
          </table:table-cell>
          <table:table-cell office:value-type="float" office:value="-87" calcext:value-type="float">
            <text:p>-87</text:p>
          </table:table-cell>
          <table:table-cell office:value-type="float" office:value="-11.7828" calcext:value-type="float">
            <text:p>-11.7828</text:p>
          </table:table-cell>
          <table:table-cell table:number-columns-repeated="5"/>
          <table:table-cell table:formula="of:=ROW()" office:value-type="float" office:value="146" calcext:value-type="float">
            <text:p>146</text:p>
          </table:table-cell>
          <table:table-cell table:style-name="ce1" table:formula="of:=AVERAGEIF([.$A$1:.$A$4270];ROW();[.B$1:.B$4270])" office:value-type="float" office:value="-5" calcext:value-type="float">
            <text:p>-5</text:p>
          </table:table-cell>
          <table:table-cell table:style-name="ce1" table:formula="of:=AVERAGEIF([.$A$1:.$A$4270];ROW();[.C$1:.C$4270])" office:value-type="float" office:value="-71.3" calcext:value-type="float">
            <text:p>-71.3</text:p>
          </table:table-cell>
          <table:table-cell table:style-name="ce1" table:formula="of:=AVERAGEIF([.$A$1:.$A$4270];ROW();[.D$1:.D$4270])" office:value-type="float" office:value="-13.63072" calcext:value-type="float">
            <text:p>-13.6307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5" calcext:value-type="float">
            <text:p>-5</text:p>
          </table:table-cell>
          <table:table-cell office:value-type="float" office:value="-75" calcext:value-type="float">
            <text:p>-75</text:p>
          </table:table-cell>
          <table:table-cell office:value-type="float" office:value="-11.892" calcext:value-type="float">
            <text:p>-11.892</text:p>
          </table:table-cell>
          <table:table-cell table:number-columns-repeated="5"/>
          <table:table-cell table:formula="of:=ROW()" office:value-type="float" office:value="147" calcext:value-type="float">
            <text:p>147</text:p>
          </table:table-cell>
          <table:table-cell table:style-name="ce1" table:formula="of:=AVERAGEIF([.$A$1:.$A$4270];ROW();[.B$1:.B$4270])" office:value-type="float" office:value="-5.1" calcext:value-type="float">
            <text:p>-5.1</text:p>
          </table:table-cell>
          <table:table-cell table:style-name="ce1" table:formula="of:=AVERAGEIF([.$A$1:.$A$4270];ROW();[.C$1:.C$4270])" office:value-type="float" office:value="-72.2" calcext:value-type="float">
            <text:p>-72.2</text:p>
          </table:table-cell>
          <table:table-cell table:style-name="ce1" table:formula="of:=AVERAGEIF([.$A$1:.$A$4270];ROW();[.D$1:.D$4270])" office:value-type="float" office:value="-13.62528" calcext:value-type="float">
            <text:p>-13.6252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5" calcext:value-type="float">
            <text:p>-5</text:p>
          </table:table-cell>
          <table:table-cell office:value-type="float" office:value="-100" calcext:value-type="float">
            <text:p>-100</text:p>
          </table:table-cell>
          <table:table-cell office:value-type="float" office:value="-11.8556" calcext:value-type="float">
            <text:p>-11.8556</text:p>
          </table:table-cell>
          <table:table-cell table:number-columns-repeated="5"/>
          <table:table-cell table:formula="of:=ROW()" office:value-type="float" office:value="148" calcext:value-type="float">
            <text:p>148</text:p>
          </table:table-cell>
          <table:table-cell table:style-name="ce1" table:formula="of:=AVERAGEIF([.$A$1:.$A$4270];ROW();[.B$1:.B$4270])" office:value-type="float" office:value="-5.1" calcext:value-type="float">
            <text:p>-5.1</text:p>
          </table:table-cell>
          <table:table-cell table:style-name="ce1" table:formula="of:=AVERAGEIF([.$A$1:.$A$4270];ROW();[.C$1:.C$4270])" office:value-type="float" office:value="-72" calcext:value-type="float">
            <text:p>-72</text:p>
          </table:table-cell>
          <table:table-cell table:style-name="ce1" table:formula="of:=AVERAGEIF([.$A$1:.$A$4270];ROW();[.D$1:.D$4270])" office:value-type="float" office:value="-13.63488" calcext:value-type="float">
            <text:p>-13.6348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5" calcext:value-type="float">
            <text:p>-5</text:p>
          </table:table-cell>
          <table:table-cell office:value-type="float" office:value="-73" calcext:value-type="float">
            <text:p>-73</text:p>
          </table:table-cell>
          <table:table-cell office:value-type="float" office:value="-12.0972" calcext:value-type="float">
            <text:p>-12.0972</text:p>
          </table:table-cell>
          <table:table-cell table:number-columns-repeated="5"/>
          <table:table-cell table:formula="of:=ROW()" office:value-type="float" office:value="149" calcext:value-type="float">
            <text:p>149</text:p>
          </table:table-cell>
          <table:table-cell table:style-name="ce1" table:formula="of:=AVERAGEIF([.$A$1:.$A$4270];ROW();[.B$1:.B$4270])" office:value-type="float" office:value="-5.1" calcext:value-type="float">
            <text:p>-5.1</text:p>
          </table:table-cell>
          <table:table-cell table:style-name="ce1" table:formula="of:=AVERAGEIF([.$A$1:.$A$4270];ROW();[.C$1:.C$4270])" office:value-type="float" office:value="-71.7" calcext:value-type="float">
            <text:p>-71.7</text:p>
          </table:table-cell>
          <table:table-cell table:style-name="ce1" table:formula="of:=AVERAGEIF([.$A$1:.$A$4270];ROW();[.D$1:.D$4270])" office:value-type="float" office:value="-13.51212" calcext:value-type="float">
            <text:p>-13.512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4" calcext:value-type="float">
            <text:p>-4</text:p>
          </table:table-cell>
          <table:table-cell office:value-type="float" office:value="-70" calcext:value-type="float">
            <text:p>-70</text:p>
          </table:table-cell>
          <table:table-cell office:value-type="float" office:value="-11.9444" calcext:value-type="float">
            <text:p>-11.9444</text:p>
          </table:table-cell>
          <table:table-cell table:number-columns-repeated="5"/>
          <table:table-cell table:formula="of:=ROW()" office:value-type="float" office:value="150" calcext:value-type="float">
            <text:p>150</text:p>
          </table:table-cell>
          <table:table-cell table:style-name="ce1" table:formula="of:=AVERAGEIF([.$A$1:.$A$4270];ROW();[.B$1:.B$4270])" office:value-type="float" office:value="-5" calcext:value-type="float">
            <text:p>-5</text:p>
          </table:table-cell>
          <table:table-cell table:style-name="ce1" table:formula="of:=AVERAGEIF([.$A$1:.$A$4270];ROW();[.C$1:.C$4270])" office:value-type="float" office:value="-73.4" calcext:value-type="float">
            <text:p>-73.4</text:p>
          </table:table-cell>
          <table:table-cell table:style-name="ce1" table:formula="of:=AVERAGEIF([.$A$1:.$A$4270];ROW();[.D$1:.D$4270])" office:value-type="float" office:value="-13.43736" calcext:value-type="float">
            <text:p>-13.4373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4" calcext:value-type="float">
            <text:p>-4</text:p>
          </table:table-cell>
          <table:table-cell office:value-type="float" office:value="-79" calcext:value-type="float">
            <text:p>-79</text:p>
          </table:table-cell>
          <table:table-cell office:value-type="float" office:value="-11.6516" calcext:value-type="float">
            <text:p>-11.6516</text:p>
          </table:table-cell>
          <table:table-cell table:number-columns-repeated="5"/>
          <table:table-cell table:formula="of:=ROW()" office:value-type="float" office:value="151" calcext:value-type="float">
            <text:p>151</text:p>
          </table:table-cell>
          <table:table-cell table:style-name="ce1" table:formula="of:=AVERAGEIF([.$A$1:.$A$4270];ROW();[.B$1:.B$4270])" office:value-type="float" office:value="-5" calcext:value-type="float">
            <text:p>-5</text:p>
          </table:table-cell>
          <table:table-cell table:style-name="ce1" table:formula="of:=AVERAGEIF([.$A$1:.$A$4270];ROW();[.C$1:.C$4270])" office:value-type="float" office:value="-70.3" calcext:value-type="float">
            <text:p>-70.3</text:p>
          </table:table-cell>
          <table:table-cell table:style-name="ce1" table:formula="of:=AVERAGEIF([.$A$1:.$A$4270];ROW();[.D$1:.D$4270])" office:value-type="float" office:value="-13.396" calcext:value-type="float">
            <text:p>-13.39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11.6256" calcext:value-type="float">
            <text:p>-11.6256</text:p>
          </table:table-cell>
          <table:table-cell table:number-columns-repeated="5"/>
          <table:table-cell table:formula="of:=ROW()" office:value-type="float" office:value="152" calcext:value-type="float">
            <text:p>152</text:p>
          </table:table-cell>
          <table:table-cell table:style-name="ce1" table:formula="of:=AVERAGEIF([.$A$1:.$A$4270];ROW();[.B$1:.B$4270])" office:value-type="float" office:value="-5" calcext:value-type="float">
            <text:p>-5</text:p>
          </table:table-cell>
          <table:table-cell table:style-name="ce1" table:formula="of:=AVERAGEIF([.$A$1:.$A$4270];ROW();[.C$1:.C$4270])" office:value-type="float" office:value="-66.8" calcext:value-type="float">
            <text:p>-66.8</text:p>
          </table:table-cell>
          <table:table-cell table:style-name="ce1" table:formula="of:=AVERAGEIF([.$A$1:.$A$4270];ROW();[.D$1:.D$4270])" office:value-type="float" office:value="-13.27248" calcext:value-type="float">
            <text:p>-13.272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4" calcext:value-type="float">
            <text:p>-4</text:p>
          </table:table-cell>
          <table:table-cell office:value-type="float" office:value="-61" calcext:value-type="float">
            <text:p>-61</text:p>
          </table:table-cell>
          <table:table-cell office:value-type="float" office:value="-11.5048" calcext:value-type="float">
            <text:p>-11.5048</text:p>
          </table:table-cell>
          <table:table-cell table:number-columns-repeated="5"/>
          <table:table-cell table:formula="of:=ROW()" office:value-type="float" office:value="153" calcext:value-type="float">
            <text:p>153</text:p>
          </table:table-cell>
          <table:table-cell table:style-name="ce1" table:formula="of:=AVERAGEIF([.$A$1:.$A$4270];ROW();[.B$1:.B$4270])" office:value-type="float" office:value="-4.9" calcext:value-type="float">
            <text:p>-4.9</text:p>
          </table:table-cell>
          <table:table-cell table:style-name="ce1" table:formula="of:=AVERAGEIF([.$A$1:.$A$4270];ROW();[.C$1:.C$4270])" office:value-type="float" office:value="-72" calcext:value-type="float">
            <text:p>-72</text:p>
          </table:table-cell>
          <table:table-cell table:style-name="ce1" table:formula="of:=AVERAGEIF([.$A$1:.$A$4270];ROW();[.D$1:.D$4270])" office:value-type="float" office:value="-13.14484" calcext:value-type="float">
            <text:p>-13.1448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4" calcext:value-type="float">
            <text:p>-4</text:p>
          </table:table-cell>
          <table:table-cell office:value-type="float" office:value="-78" calcext:value-type="float">
            <text:p>-78</text:p>
          </table:table-cell>
          <table:table-cell office:value-type="float" office:value="-11.3" calcext:value-type="float">
            <text:p>-11.3</text:p>
          </table:table-cell>
          <table:table-cell table:number-columns-repeated="5"/>
          <table:table-cell table:formula="of:=ROW()" office:value-type="float" office:value="154" calcext:value-type="float">
            <text:p>154</text:p>
          </table:table-cell>
          <table:table-cell table:style-name="ce1" table:formula="of:=AVERAGEIF([.$A$1:.$A$4270];ROW();[.B$1:.B$4270])" office:value-type="float" office:value="-4.9" calcext:value-type="float">
            <text:p>-4.9</text:p>
          </table:table-cell>
          <table:table-cell table:style-name="ce1" table:formula="of:=AVERAGEIF([.$A$1:.$A$4270];ROW();[.C$1:.C$4270])" office:value-type="float" office:value="-70" calcext:value-type="float">
            <text:p>-70</text:p>
          </table:table-cell>
          <table:table-cell table:style-name="ce1" table:formula="of:=AVERAGEIF([.$A$1:.$A$4270];ROW();[.D$1:.D$4270])" office:value-type="float" office:value="-13.12808" calcext:value-type="float">
            <text:p>-13.128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4" calcext:value-type="float">
            <text:p>-4</text:p>
          </table:table-cell>
          <table:table-cell office:value-type="float" office:value="-76" calcext:value-type="float">
            <text:p>-76</text:p>
          </table:table-cell>
          <table:table-cell office:value-type="float" office:value="-11.4608" calcext:value-type="float">
            <text:p>-11.4608</text:p>
          </table:table-cell>
          <table:table-cell table:number-columns-repeated="5"/>
          <table:table-cell table:formula="of:=ROW()" office:value-type="float" office:value="155" calcext:value-type="float">
            <text:p>155</text:p>
          </table:table-cell>
          <table:table-cell table:style-name="ce1" table:formula="of:=AVERAGEIF([.$A$1:.$A$4270];ROW();[.B$1:.B$4270])" office:value-type="float" office:value="-4.8" calcext:value-type="float">
            <text:p>-4.8</text:p>
          </table:table-cell>
          <table:table-cell table:style-name="ce1" table:formula="of:=AVERAGEIF([.$A$1:.$A$4270];ROW();[.C$1:.C$4270])" office:value-type="float" office:value="-72.7" calcext:value-type="float">
            <text:p>-72.7</text:p>
          </table:table-cell>
          <table:table-cell table:style-name="ce1" table:formula="of:=AVERAGEIF([.$A$1:.$A$4270];ROW();[.D$1:.D$4270])" office:value-type="float" office:value="-13.09216" calcext:value-type="float">
            <text:p>-13.0921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-78" calcext:value-type="float">
            <text:p>-78</text:p>
          </table:table-cell>
          <table:table-cell office:value-type="float" office:value="-11.6096" calcext:value-type="float">
            <text:p>-11.6096</text:p>
          </table:table-cell>
          <table:table-cell table:number-columns-repeated="5"/>
          <table:table-cell table:formula="of:=ROW()" office:value-type="float" office:value="156" calcext:value-type="float">
            <text:p>156</text:p>
          </table:table-cell>
          <table:table-cell table:style-name="ce1" table:formula="of:=AVERAGEIF([.$A$1:.$A$4270];ROW();[.B$1:.B$4270])" office:value-type="float" office:value="-4.8" calcext:value-type="float">
            <text:p>-4.8</text:p>
          </table:table-cell>
          <table:table-cell table:style-name="ce1" table:formula="of:=AVERAGEIF([.$A$1:.$A$4270];ROW();[.C$1:.C$4270])" office:value-type="float" office:value="-67.7" calcext:value-type="float">
            <text:p>-67.7</text:p>
          </table:table-cell>
          <table:table-cell table:style-name="ce1" table:formula="of:=AVERAGEIF([.$A$1:.$A$4270];ROW();[.D$1:.D$4270])" office:value-type="float" office:value="-13.13292" calcext:value-type="float">
            <text:p>-13.1329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4" calcext:value-type="float">
            <text:p>-4</text:p>
          </table:table-cell>
          <table:table-cell office:value-type="float" office:value="-63" calcext:value-type="float">
            <text:p>-63</text:p>
          </table:table-cell>
          <table:table-cell office:value-type="float" office:value="-11.538" calcext:value-type="float">
            <text:p>-11.538</text:p>
          </table:table-cell>
          <table:table-cell table:number-columns-repeated="5"/>
          <table:table-cell table:formula="of:=ROW()" office:value-type="float" office:value="157" calcext:value-type="float">
            <text:p>157</text:p>
          </table:table-cell>
          <table:table-cell table:style-name="ce1" table:formula="of:=AVERAGEIF([.$A$1:.$A$4270];ROW();[.B$1:.B$4270])" office:value-type="float" office:value="-4.7" calcext:value-type="float">
            <text:p>-4.7</text:p>
          </table:table-cell>
          <table:table-cell table:style-name="ce1" table:formula="of:=AVERAGEIF([.$A$1:.$A$4270];ROW();[.C$1:.C$4270])" office:value-type="float" office:value="-73.4" calcext:value-type="float">
            <text:p>-73.4</text:p>
          </table:table-cell>
          <table:table-cell table:style-name="ce1" table:formula="of:=AVERAGEIF([.$A$1:.$A$4270];ROW();[.D$1:.D$4270])" office:value-type="float" office:value="-12.96192" calcext:value-type="float">
            <text:p>-12.9619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4" calcext:value-type="float">
            <text:p>-4</text:p>
          </table:table-cell>
          <table:table-cell office:value-type="float" office:value="-58" calcext:value-type="float">
            <text:p>-58</text:p>
          </table:table-cell>
          <table:table-cell office:value-type="float" office:value="-11.4156" calcext:value-type="float">
            <text:p>-11.4156</text:p>
          </table:table-cell>
          <table:table-cell table:number-columns-repeated="5"/>
          <table:table-cell table:formula="of:=ROW()" office:value-type="float" office:value="158" calcext:value-type="float">
            <text:p>158</text:p>
          </table:table-cell>
          <table:table-cell table:style-name="ce1" table:formula="of:=AVERAGEIF([.$A$1:.$A$4270];ROW();[.B$1:.B$4270])" office:value-type="float" office:value="-4.6" calcext:value-type="float">
            <text:p>-4.6</text:p>
          </table:table-cell>
          <table:table-cell table:style-name="ce1" table:formula="of:=AVERAGEIF([.$A$1:.$A$4270];ROW();[.C$1:.C$4270])" office:value-type="float" office:value="-72.5" calcext:value-type="float">
            <text:p>-72.5</text:p>
          </table:table-cell>
          <table:table-cell table:style-name="ce1" table:formula="of:=AVERAGEIF([.$A$1:.$A$4270];ROW();[.D$1:.D$4270])" office:value-type="float" office:value="-12.97124" calcext:value-type="float">
            <text:p>-12.9712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4" calcext:value-type="float">
            <text:p>-4</text:p>
          </table:table-cell>
          <table:table-cell office:value-type="float" office:value="-63" calcext:value-type="float">
            <text:p>-63</text:p>
          </table:table-cell>
          <table:table-cell office:value-type="float" office:value="-11.482" calcext:value-type="float">
            <text:p>-11.482</text:p>
          </table:table-cell>
          <table:table-cell table:number-columns-repeated="5"/>
          <table:table-cell table:formula="of:=ROW()" office:value-type="float" office:value="159" calcext:value-type="float">
            <text:p>159</text:p>
          </table:table-cell>
          <table:table-cell table:style-name="ce1" table:formula="of:=AVERAGEIF([.$A$1:.$A$4270];ROW();[.B$1:.B$4270])" office:value-type="float" office:value="-4.5" calcext:value-type="float">
            <text:p>-4.5</text:p>
          </table:table-cell>
          <table:table-cell table:style-name="ce1" table:formula="of:=AVERAGEIF([.$A$1:.$A$4270];ROW();[.C$1:.C$4270])" office:value-type="float" office:value="-74.8" calcext:value-type="float">
            <text:p>-74.8</text:p>
          </table:table-cell>
          <table:table-cell table:style-name="ce1" table:formula="of:=AVERAGEIF([.$A$1:.$A$4270];ROW();[.D$1:.D$4270])" office:value-type="float" office:value="-12.9" calcext:value-type="float">
            <text:p>-12.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4" calcext:value-type="float">
            <text:p>-4</text:p>
          </table:table-cell>
          <table:table-cell office:value-type="float" office:value="-87" calcext:value-type="float">
            <text:p>-87</text:p>
          </table:table-cell>
          <table:table-cell office:value-type="float" office:value="-11.102" calcext:value-type="float">
            <text:p>-11.102</text:p>
          </table:table-cell>
          <table:table-cell table:number-columns-repeated="5"/>
          <table:table-cell table:formula="of:=ROW()" office:value-type="float" office:value="160" calcext:value-type="float">
            <text:p>160</text:p>
          </table:table-cell>
          <table:table-cell table:style-name="ce1" table:formula="of:=AVERAGEIF([.$A$1:.$A$4270];ROW();[.B$1:.B$4270])" office:value-type="float" office:value="-4.5" calcext:value-type="float">
            <text:p>-4.5</text:p>
          </table:table-cell>
          <table:table-cell table:style-name="ce1" table:formula="of:=AVERAGEIF([.$A$1:.$A$4270];ROW();[.C$1:.C$4270])" office:value-type="float" office:value="-74.4" calcext:value-type="float">
            <text:p>-74.4</text:p>
          </table:table-cell>
          <table:table-cell table:style-name="ce1" table:formula="of:=AVERAGEIF([.$A$1:.$A$4270];ROW();[.D$1:.D$4270])" office:value-type="float" office:value="-12.85228" calcext:value-type="float">
            <text:p>-12.8522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4" calcext:value-type="float">
            <text:p>-4</text:p>
          </table:table-cell>
          <table:table-cell office:value-type="float" office:value="-61" calcext:value-type="float">
            <text:p>-61</text:p>
          </table:table-cell>
          <table:table-cell office:value-type="float" office:value="-11.2516" calcext:value-type="float">
            <text:p>-11.2516</text:p>
          </table:table-cell>
          <table:table-cell table:number-columns-repeated="5"/>
          <table:table-cell table:formula="of:=ROW()" office:value-type="float" office:value="161" calcext:value-type="float">
            <text:p>161</text:p>
          </table:table-cell>
          <table:table-cell table:style-name="ce1" table:formula="of:=AVERAGEIF([.$A$1:.$A$4270];ROW();[.B$1:.B$4270])" office:value-type="float" office:value="-4.5" calcext:value-type="float">
            <text:p>-4.5</text:p>
          </table:table-cell>
          <table:table-cell table:style-name="ce1" table:formula="of:=AVERAGEIF([.$A$1:.$A$4270];ROW();[.C$1:.C$4270])" office:value-type="float" office:value="-70" calcext:value-type="float">
            <text:p>-70</text:p>
          </table:table-cell>
          <table:table-cell table:style-name="ce1" table:formula="of:=AVERAGEIF([.$A$1:.$A$4270];ROW();[.D$1:.D$4270])" office:value-type="float" office:value="-12.82504" calcext:value-type="float">
            <text:p>-12.8250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4" calcext:value-type="float">
            <text:p>-4</text:p>
          </table:table-cell>
          <table:table-cell office:value-type="float" office:value="-70" calcext:value-type="float">
            <text:p>-70</text:p>
          </table:table-cell>
          <table:table-cell office:value-type="float" office:value="-10.9672" calcext:value-type="float">
            <text:p>-10.9672</text:p>
          </table:table-cell>
          <table:table-cell table:number-columns-repeated="5"/>
          <table:table-cell table:formula="of:=ROW()" office:value-type="float" office:value="162" calcext:value-type="float">
            <text:p>162</text:p>
          </table:table-cell>
          <table:table-cell table:style-name="ce1" table:formula="of:=AVERAGEIF([.$A$1:.$A$4270];ROW();[.B$1:.B$4270])" office:value-type="float" office:value="-4.5" calcext:value-type="float">
            <text:p>-4.5</text:p>
          </table:table-cell>
          <table:table-cell table:style-name="ce1" table:formula="of:=AVERAGEIF([.$A$1:.$A$4270];ROW();[.C$1:.C$4270])" office:value-type="float" office:value="-73" calcext:value-type="float">
            <text:p>-73</text:p>
          </table:table-cell>
          <table:table-cell table:style-name="ce1" table:formula="of:=AVERAGEIF([.$A$1:.$A$4270];ROW();[.D$1:.D$4270])" office:value-type="float" office:value="-12.7756" calcext:value-type="float">
            <text:p>-12.775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4" calcext:value-type="float">
            <text:p>-4</text:p>
          </table:table-cell>
          <table:table-cell office:value-type="float" office:value="-70" calcext:value-type="float">
            <text:p>-70</text:p>
          </table:table-cell>
          <table:table-cell office:value-type="float" office:value="-11.332" calcext:value-type="float">
            <text:p>-11.332</text:p>
          </table:table-cell>
          <table:table-cell table:number-columns-repeated="5"/>
          <table:table-cell table:formula="of:=ROW()" office:value-type="float" office:value="163" calcext:value-type="float">
            <text:p>163</text:p>
          </table:table-cell>
          <table:table-cell table:style-name="ce1" table:formula="of:=AVERAGEIF([.$A$1:.$A$4270];ROW();[.B$1:.B$4270])" office:value-type="float" office:value="-4.4" calcext:value-type="float">
            <text:p>-4.4</text:p>
          </table:table-cell>
          <table:table-cell table:style-name="ce1" table:formula="of:=AVERAGEIF([.$A$1:.$A$4270];ROW();[.C$1:.C$4270])" office:value-type="float" office:value="-65.2" calcext:value-type="float">
            <text:p>-65.2</text:p>
          </table:table-cell>
          <table:table-cell table:style-name="ce1" table:formula="of:=AVERAGEIF([.$A$1:.$A$4270];ROW();[.D$1:.D$4270])" office:value-type="float" office:value="-12.74812" calcext:value-type="float">
            <text:p>-12.7481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4" calcext:value-type="float">
            <text:p>-4</text:p>
          </table:table-cell>
          <table:table-cell office:value-type="float" office:value="-79" calcext:value-type="float">
            <text:p>-79</text:p>
          </table:table-cell>
          <table:table-cell office:value-type="float" office:value="-11.2016" calcext:value-type="float">
            <text:p>-11.2016</text:p>
          </table:table-cell>
          <table:table-cell table:number-columns-repeated="5"/>
          <table:table-cell table:formula="of:=ROW()" office:value-type="float" office:value="164" calcext:value-type="float">
            <text:p>164</text:p>
          </table:table-cell>
          <table:table-cell table:style-name="ce1" table:formula="of:=AVERAGEIF([.$A$1:.$A$4270];ROW();[.B$1:.B$4270])" office:value-type="float" office:value="-4.4" calcext:value-type="float">
            <text:p>-4.4</text:p>
          </table:table-cell>
          <table:table-cell table:style-name="ce1" table:formula="of:=AVERAGEIF([.$A$1:.$A$4270];ROW();[.C$1:.C$4270])" office:value-type="float" office:value="-72.7" calcext:value-type="float">
            <text:p>-72.7</text:p>
          </table:table-cell>
          <table:table-cell table:style-name="ce1" table:formula="of:=AVERAGEIF([.$A$1:.$A$4270];ROW();[.D$1:.D$4270])" office:value-type="float" office:value="-12.54236" calcext:value-type="float">
            <text:p>-12.5423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4" calcext:value-type="float">
            <text:p>-4</text:p>
          </table:table-cell>
          <table:table-cell office:value-type="float" office:value="-88" calcext:value-type="float">
            <text:p>-88</text:p>
          </table:table-cell>
          <table:table-cell office:value-type="float" office:value="-11.2416" calcext:value-type="float">
            <text:p>-11.2416</text:p>
          </table:table-cell>
          <table:table-cell table:number-columns-repeated="5"/>
          <table:table-cell table:formula="of:=ROW()" office:value-type="float" office:value="165" calcext:value-type="float">
            <text:p>165</text:p>
          </table:table-cell>
          <table:table-cell table:style-name="ce1" table:formula="of:=AVERAGEIF([.$A$1:.$A$4270];ROW();[.B$1:.B$4270])" office:value-type="float" office:value="-4.4" calcext:value-type="float">
            <text:p>-4.4</text:p>
          </table:table-cell>
          <table:table-cell table:style-name="ce1" table:formula="of:=AVERAGEIF([.$A$1:.$A$4270];ROW();[.C$1:.C$4270])" office:value-type="float" office:value="-67.2" calcext:value-type="float">
            <text:p>-67.2</text:p>
          </table:table-cell>
          <table:table-cell table:style-name="ce1" table:formula="of:=AVERAGEIF([.$A$1:.$A$4270];ROW();[.D$1:.D$4270])" office:value-type="float" office:value="-12.51948" calcext:value-type="float">
            <text:p>-12.5194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4" calcext:value-type="float">
            <text:p>-4</text:p>
          </table:table-cell>
          <table:table-cell office:value-type="float" office:value="-54" calcext:value-type="float">
            <text:p>-54</text:p>
          </table:table-cell>
          <table:table-cell office:value-type="float" office:value="-11.3824" calcext:value-type="float">
            <text:p>-11.3824</text:p>
          </table:table-cell>
          <table:table-cell table:number-columns-repeated="5"/>
          <table:table-cell table:formula="of:=ROW()" office:value-type="float" office:value="166" calcext:value-type="float">
            <text:p>166</text:p>
          </table:table-cell>
          <table:table-cell table:style-name="ce1" table:formula="of:=AVERAGEIF([.$A$1:.$A$4270];ROW();[.B$1:.B$4270])" office:value-type="float" office:value="-4.4" calcext:value-type="float">
            <text:p>-4.4</text:p>
          </table:table-cell>
          <table:table-cell table:style-name="ce1" table:formula="of:=AVERAGEIF([.$A$1:.$A$4270];ROW();[.C$1:.C$4270])" office:value-type="float" office:value="-72.6" calcext:value-type="float">
            <text:p>-72.6</text:p>
          </table:table-cell>
          <table:table-cell table:style-name="ce1" table:formula="of:=AVERAGEIF([.$A$1:.$A$4270];ROW();[.D$1:.D$4270])" office:value-type="float" office:value="-12.40276" calcext:value-type="float">
            <text:p>-12.402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4" calcext:value-type="float">
            <text:p>-4</text:p>
          </table:table-cell>
          <table:table-cell office:value-type="float" office:value="-74" calcext:value-type="float">
            <text:p>-74</text:p>
          </table:table-cell>
          <table:table-cell office:value-type="float" office:value="-10.8948" calcext:value-type="float">
            <text:p>-10.8948</text:p>
          </table:table-cell>
          <table:table-cell table:number-columns-repeated="5"/>
          <table:table-cell table:formula="of:=ROW()" office:value-type="float" office:value="167" calcext:value-type="float">
            <text:p>167</text:p>
          </table:table-cell>
          <table:table-cell table:style-name="ce1" table:formula="of:=AVERAGEIF([.$A$1:.$A$4270];ROW();[.B$1:.B$4270])" office:value-type="float" office:value="-4.4" calcext:value-type="float">
            <text:p>-4.4</text:p>
          </table:table-cell>
          <table:table-cell table:style-name="ce1" table:formula="of:=AVERAGEIF([.$A$1:.$A$4270];ROW();[.C$1:.C$4270])" office:value-type="float" office:value="-72.7" calcext:value-type="float">
            <text:p>-72.7</text:p>
          </table:table-cell>
          <table:table-cell table:style-name="ce1" table:formula="of:=AVERAGEIF([.$A$1:.$A$4270];ROW();[.D$1:.D$4270])" office:value-type="float" office:value="-12.31396" calcext:value-type="float">
            <text:p>-12.3139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4" calcext:value-type="float">
            <text:p>-4</text:p>
          </table:table-cell>
          <table:table-cell office:value-type="float" office:value="-64" calcext:value-type="float">
            <text:p>-64</text:p>
          </table:table-cell>
          <table:table-cell office:value-type="float" office:value="-10.9812" calcext:value-type="float">
            <text:p>-10.9812</text:p>
          </table:table-cell>
          <table:table-cell table:number-columns-repeated="5"/>
          <table:table-cell table:formula="of:=ROW()" office:value-type="float" office:value="168" calcext:value-type="float">
            <text:p>168</text:p>
          </table:table-cell>
          <table:table-cell table:style-name="ce1" table:formula="of:=AVERAGEIF([.$A$1:.$A$4270];ROW();[.B$1:.B$4270])" office:value-type="float" office:value="-4.3" calcext:value-type="float">
            <text:p>-4.3</text:p>
          </table:table-cell>
          <table:table-cell table:style-name="ce1" table:formula="of:=AVERAGEIF([.$A$1:.$A$4270];ROW();[.C$1:.C$4270])" office:value-type="float" office:value="-73.2" calcext:value-type="float">
            <text:p>-73.2</text:p>
          </table:table-cell>
          <table:table-cell table:style-name="ce1" table:formula="of:=AVERAGEIF([.$A$1:.$A$4270];ROW();[.D$1:.D$4270])" office:value-type="float" office:value="-12.3342" calcext:value-type="float">
            <text:p>-12.334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10.8504" calcext:value-type="float">
            <text:p>-10.8504</text:p>
          </table:table-cell>
          <table:table-cell table:number-columns-repeated="5"/>
          <table:table-cell table:formula="of:=ROW()" office:value-type="float" office:value="169" calcext:value-type="float">
            <text:p>169</text:p>
          </table:table-cell>
          <table:table-cell table:style-name="ce1" table:formula="of:=AVERAGEIF([.$A$1:.$A$4270];ROW();[.B$1:.B$4270])" office:value-type="float" office:value="-4.3" calcext:value-type="float">
            <text:p>-4.3</text:p>
          </table:table-cell>
          <table:table-cell table:style-name="ce1" table:formula="of:=AVERAGEIF([.$A$1:.$A$4270];ROW();[.C$1:.C$4270])" office:value-type="float" office:value="-68.2" calcext:value-type="float">
            <text:p>-68.2</text:p>
          </table:table-cell>
          <table:table-cell table:style-name="ce1" table:formula="of:=AVERAGEIF([.$A$1:.$A$4270];ROW();[.D$1:.D$4270])" office:value-type="float" office:value="-12.35404" calcext:value-type="float">
            <text:p>-12.354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4" calcext:value-type="float">
            <text:p>-4</text:p>
          </table:table-cell>
          <table:table-cell office:value-type="float" office:value="-66" calcext:value-type="float">
            <text:p>-66</text:p>
          </table:table-cell>
          <table:table-cell office:value-type="float" office:value="-10.9808" calcext:value-type="float">
            <text:p>-10.9808</text:p>
          </table:table-cell>
          <table:table-cell table:number-columns-repeated="5"/>
          <table:table-cell table:formula="of:=ROW()" office:value-type="float" office:value="170" calcext:value-type="float">
            <text:p>170</text:p>
          </table:table-cell>
          <table:table-cell table:style-name="ce1" table:formula="of:=AVERAGEIF([.$A$1:.$A$4270];ROW();[.B$1:.B$4270])" office:value-type="float" office:value="-4.3" calcext:value-type="float">
            <text:p>-4.3</text:p>
          </table:table-cell>
          <table:table-cell table:style-name="ce1" table:formula="of:=AVERAGEIF([.$A$1:.$A$4270];ROW();[.C$1:.C$4270])" office:value-type="float" office:value="-66.6" calcext:value-type="float">
            <text:p>-66.6</text:p>
          </table:table-cell>
          <table:table-cell table:style-name="ce1" table:formula="of:=AVERAGEIF([.$A$1:.$A$4270];ROW();[.D$1:.D$4270])" office:value-type="float" office:value="-12.24072" calcext:value-type="float">
            <text:p>-12.2407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4" calcext:value-type="float">
            <text:p>-4</text:p>
          </table:table-cell>
          <table:table-cell office:value-type="float" office:value="-100" calcext:value-type="float">
            <text:p>-100</text:p>
          </table:table-cell>
          <table:table-cell office:value-type="float" office:value="-10.9564" calcext:value-type="float">
            <text:p>-10.9564</text:p>
          </table:table-cell>
          <table:table-cell table:number-columns-repeated="5"/>
          <table:table-cell table:formula="of:=ROW()" office:value-type="float" office:value="171" calcext:value-type="float">
            <text:p>171</text:p>
          </table:table-cell>
          <table:table-cell table:style-name="ce1" table:formula="of:=AVERAGEIF([.$A$1:.$A$4270];ROW();[.B$1:.B$4270])" office:value-type="float" office:value="-4.3" calcext:value-type="float">
            <text:p>-4.3</text:p>
          </table:table-cell>
          <table:table-cell table:style-name="ce1" table:formula="of:=AVERAGEIF([.$A$1:.$A$4270];ROW();[.C$1:.C$4270])" office:value-type="float" office:value="-69.6" calcext:value-type="float">
            <text:p>-69.6</text:p>
          </table:table-cell>
          <table:table-cell table:style-name="ce1" table:formula="of:=AVERAGEIF([.$A$1:.$A$4270];ROW();[.D$1:.D$4270])" office:value-type="float" office:value="-12.08988" calcext:value-type="float">
            <text:p>-12.0898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4" calcext:value-type="float">
            <text:p>-4</text:p>
          </table:table-cell>
          <table:table-cell office:value-type="float" office:value="-70" calcext:value-type="float">
            <text:p>-70</text:p>
          </table:table-cell>
          <table:table-cell office:value-type="float" office:value="-11.2112" calcext:value-type="float">
            <text:p>-11.2112</text:p>
          </table:table-cell>
          <table:table-cell table:number-columns-repeated="5"/>
          <table:table-cell table:formula="of:=ROW()" office:value-type="float" office:value="172" calcext:value-type="float">
            <text:p>172</text:p>
          </table:table-cell>
          <table:table-cell table:style-name="ce1" table:formula="of:=AVERAGEIF([.$A$1:.$A$4270];ROW();[.B$1:.B$4270])" office:value-type="float" office:value="-4.3" calcext:value-type="float">
            <text:p>-4.3</text:p>
          </table:table-cell>
          <table:table-cell table:style-name="ce1" table:formula="of:=AVERAGEIF([.$A$1:.$A$4270];ROW();[.C$1:.C$4270])" office:value-type="float" office:value="-66" calcext:value-type="float">
            <text:p>-66</text:p>
          </table:table-cell>
          <table:table-cell table:style-name="ce1" table:formula="of:=AVERAGEIF([.$A$1:.$A$4270];ROW();[.D$1:.D$4270])" office:value-type="float" office:value="-12.03984" calcext:value-type="float">
            <text:p>-12.0398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4" calcext:value-type="float">
            <text:p>-4</text:p>
          </table:table-cell>
          <table:table-cell office:value-type="float" office:value="-60" calcext:value-type="float">
            <text:p>-60</text:p>
          </table:table-cell>
          <table:table-cell office:value-type="float" office:value="-11.2384" calcext:value-type="float">
            <text:p>-11.2384</text:p>
          </table:table-cell>
          <table:table-cell table:number-columns-repeated="5"/>
          <table:table-cell table:formula="of:=ROW()" office:value-type="float" office:value="173" calcext:value-type="float">
            <text:p>173</text:p>
          </table:table-cell>
          <table:table-cell table:style-name="ce1" table:formula="of:=AVERAGEIF([.$A$1:.$A$4270];ROW();[.B$1:.B$4270])" office:value-type="float" office:value="-4.3" calcext:value-type="float">
            <text:p>-4.3</text:p>
          </table:table-cell>
          <table:table-cell table:style-name="ce1" table:formula="of:=AVERAGEIF([.$A$1:.$A$4270];ROW();[.C$1:.C$4270])" office:value-type="float" office:value="-68.4" calcext:value-type="float">
            <text:p>-68.4</text:p>
          </table:table-cell>
          <table:table-cell table:style-name="ce1" table:formula="of:=AVERAGEIF([.$A$1:.$A$4270];ROW();[.D$1:.D$4270])" office:value-type="float" office:value="-11.98484" calcext:value-type="float">
            <text:p>-11.9848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4" calcext:value-type="float">
            <text:p>-4</text:p>
          </table:table-cell>
          <table:table-cell office:value-type="float" office:value="-56" calcext:value-type="float">
            <text:p>-56</text:p>
          </table:table-cell>
          <table:table-cell office:value-type="float" office:value="-10.722" calcext:value-type="float">
            <text:p>-10.722</text:p>
          </table:table-cell>
          <table:table-cell table:number-columns-repeated="5"/>
          <table:table-cell table:formula="of:=ROW()" office:value-type="float" office:value="174" calcext:value-type="float">
            <text:p>174</text:p>
          </table:table-cell>
          <table:table-cell table:style-name="ce1" table:formula="of:=AVERAGEIF([.$A$1:.$A$4270];ROW();[.B$1:.B$4270])" office:value-type="float" office:value="-4.3" calcext:value-type="float">
            <text:p>-4.3</text:p>
          </table:table-cell>
          <table:table-cell table:style-name="ce1" table:formula="of:=AVERAGEIF([.$A$1:.$A$4270];ROW();[.C$1:.C$4270])" office:value-type="float" office:value="-68.7" calcext:value-type="float">
            <text:p>-68.7</text:p>
          </table:table-cell>
          <table:table-cell table:style-name="ce1" table:formula="of:=AVERAGEIF([.$A$1:.$A$4270];ROW();[.D$1:.D$4270])" office:value-type="float" office:value="-11.88108" calcext:value-type="float">
            <text:p>-11.8810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4" calcext:value-type="float">
            <text:p>-4</text:p>
          </table:table-cell>
          <table:table-cell office:value-type="float" office:value="-64" calcext:value-type="float">
            <text:p>-64</text:p>
          </table:table-cell>
          <table:table-cell office:value-type="float" office:value="-10.498" calcext:value-type="float">
            <text:p>-10.498</text:p>
          </table:table-cell>
          <table:table-cell table:number-columns-repeated="5"/>
          <table:table-cell table:formula="of:=ROW()" office:value-type="float" office:value="175" calcext:value-type="float">
            <text:p>175</text:p>
          </table:table-cell>
          <table:table-cell table:style-name="ce1" table:formula="of:=AVERAGEIF([.$A$1:.$A$4270];ROW();[.B$1:.B$4270])" office:value-type="float" office:value="-4.3" calcext:value-type="float">
            <text:p>-4.3</text:p>
          </table:table-cell>
          <table:table-cell table:style-name="ce1" table:formula="of:=AVERAGEIF([.$A$1:.$A$4270];ROW();[.C$1:.C$4270])" office:value-type="float" office:value="-71.1" calcext:value-type="float">
            <text:p>-71.1</text:p>
          </table:table-cell>
          <table:table-cell table:style-name="ce1" table:formula="of:=AVERAGEIF([.$A$1:.$A$4270];ROW();[.D$1:.D$4270])" office:value-type="float" office:value="-11.79576" calcext:value-type="float">
            <text:p>-11.7957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4" calcext:value-type="float">
            <text:p>-4</text:p>
          </table:table-cell>
          <table:table-cell office:value-type="float" office:value="-64" calcext:value-type="float">
            <text:p>-64</text:p>
          </table:table-cell>
          <table:table-cell office:value-type="float" office:value="-10.71" calcext:value-type="float">
            <text:p>-10.71</text:p>
          </table:table-cell>
          <table:table-cell table:number-columns-repeated="5"/>
          <table:table-cell table:formula="of:=ROW()" office:value-type="float" office:value="176" calcext:value-type="float">
            <text:p>176</text:p>
          </table:table-cell>
          <table:table-cell table:style-name="ce1" table:formula="of:=AVERAGEIF([.$A$1:.$A$4270];ROW();[.B$1:.B$4270])" office:value-type="float" office:value="-4.3" calcext:value-type="float">
            <text:p>-4.3</text:p>
          </table:table-cell>
          <table:table-cell table:style-name="ce1" table:formula="of:=AVERAGEIF([.$A$1:.$A$4270];ROW();[.C$1:.C$4270])" office:value-type="float" office:value="-71.1" calcext:value-type="float">
            <text:p>-71.1</text:p>
          </table:table-cell>
          <table:table-cell table:style-name="ce1" table:formula="of:=AVERAGEIF([.$A$1:.$A$4270];ROW();[.D$1:.D$4270])" office:value-type="float" office:value="-11.81672" calcext:value-type="float">
            <text:p>-11.8167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10.8728" calcext:value-type="float">
            <text:p>-10.8728</text:p>
          </table:table-cell>
          <table:table-cell table:number-columns-repeated="5"/>
          <table:table-cell table:formula="of:=ROW()" office:value-type="float" office:value="177" calcext:value-type="float">
            <text:p>177</text:p>
          </table:table-cell>
          <table:table-cell table:style-name="ce1" table:formula="of:=AVERAGEIF([.$A$1:.$A$4270];ROW();[.B$1:.B$4270])" office:value-type="float" office:value="-4.3" calcext:value-type="float">
            <text:p>-4.3</text:p>
          </table:table-cell>
          <table:table-cell table:style-name="ce1" table:formula="of:=AVERAGEIF([.$A$1:.$A$4270];ROW();[.C$1:.C$4270])" office:value-type="float" office:value="-69.6" calcext:value-type="float">
            <text:p>-69.6</text:p>
          </table:table-cell>
          <table:table-cell table:style-name="ce1" table:formula="of:=AVERAGEIF([.$A$1:.$A$4270];ROW();[.D$1:.D$4270])" office:value-type="float" office:value="-11.835" calcext:value-type="float">
            <text:p>-11.8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4" calcext:value-type="float">
            <text:p>-4</text:p>
          </table:table-cell>
          <table:table-cell office:value-type="float" office:value="-58" calcext:value-type="float">
            <text:p>-58</text:p>
          </table:table-cell>
          <table:table-cell office:value-type="float" office:value="-10.634" calcext:value-type="float">
            <text:p>-10.634</text:p>
          </table:table-cell>
          <table:table-cell table:number-columns-repeated="5"/>
          <table:table-cell table:formula="of:=ROW()" office:value-type="float" office:value="178" calcext:value-type="float">
            <text:p>178</text:p>
          </table:table-cell>
          <table:table-cell table:style-name="ce1" table:formula="of:=AVERAGEIF([.$A$1:.$A$4270];ROW();[.B$1:.B$4270])" office:value-type="float" office:value="-4.2" calcext:value-type="float">
            <text:p>-4.2</text:p>
          </table:table-cell>
          <table:table-cell table:style-name="ce1" table:formula="of:=AVERAGEIF([.$A$1:.$A$4270];ROW();[.C$1:.C$4270])" office:value-type="float" office:value="-68" calcext:value-type="float">
            <text:p>-68</text:p>
          </table:table-cell>
          <table:table-cell table:style-name="ce1" table:formula="of:=AVERAGEIF([.$A$1:.$A$4270];ROW();[.D$1:.D$4270])" office:value-type="float" office:value="-11.7854" calcext:value-type="float">
            <text:p>-11.785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4" calcext:value-type="float">
            <text:p>-4</text:p>
          </table:table-cell>
          <table:table-cell office:value-type="float" office:value="-64" calcext:value-type="float">
            <text:p>-64</text:p>
          </table:table-cell>
          <table:table-cell office:value-type="float" office:value="-10.422" calcext:value-type="float">
            <text:p>-10.422</text:p>
          </table:table-cell>
          <table:table-cell table:number-columns-repeated="5"/>
          <table:table-cell table:formula="of:=ROW()" office:value-type="float" office:value="179" calcext:value-type="float">
            <text:p>179</text:p>
          </table:table-cell>
          <table:table-cell table:style-name="ce1" table:formula="of:=AVERAGEIF([.$A$1:.$A$4270];ROW();[.B$1:.B$4270])" office:value-type="float" office:value="-4.2" calcext:value-type="float">
            <text:p>-4.2</text:p>
          </table:table-cell>
          <table:table-cell table:style-name="ce1" table:formula="of:=AVERAGEIF([.$A$1:.$A$4270];ROW();[.C$1:.C$4270])" office:value-type="float" office:value="-67.9" calcext:value-type="float">
            <text:p>-67.9</text:p>
          </table:table-cell>
          <table:table-cell table:style-name="ce1" table:formula="of:=AVERAGEIF([.$A$1:.$A$4270];ROW();[.D$1:.D$4270])" office:value-type="float" office:value="-11.69752" calcext:value-type="float">
            <text:p>-11.6975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4" calcext:value-type="float">
            <text:p>-4</text:p>
          </table:table-cell>
          <table:table-cell office:value-type="float" office:value="-73" calcext:value-type="float">
            <text:p>-73</text:p>
          </table:table-cell>
          <table:table-cell office:value-type="float" office:value="-10.4472" calcext:value-type="float">
            <text:p>-10.4472</text:p>
          </table:table-cell>
          <table:table-cell table:number-columns-repeated="5"/>
          <table:table-cell table:formula="of:=ROW()" office:value-type="float" office:value="180" calcext:value-type="float">
            <text:p>180</text:p>
          </table:table-cell>
          <table:table-cell table:style-name="ce1" table:formula="of:=AVERAGEIF([.$A$1:.$A$4270];ROW();[.B$1:.B$4270])" office:value-type="float" office:value="-4.2" calcext:value-type="float">
            <text:p>-4.2</text:p>
          </table:table-cell>
          <table:table-cell table:style-name="ce1" table:formula="of:=AVERAGEIF([.$A$1:.$A$4270];ROW();[.C$1:.C$4270])" office:value-type="float" office:value="-71" calcext:value-type="float">
            <text:p>-71</text:p>
          </table:table-cell>
          <table:table-cell table:style-name="ce1" table:formula="of:=AVERAGEIF([.$A$1:.$A$4270];ROW();[.D$1:.D$4270])" office:value-type="float" office:value="-11.59156" calcext:value-type="float">
            <text:p>-11.5915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10.6324" calcext:value-type="float">
            <text:p>-10.6324</text:p>
          </table:table-cell>
          <table:table-cell table:number-columns-repeated="5"/>
          <table:table-cell table:formula="of:=ROW()" office:value-type="float" office:value="181" calcext:value-type="float">
            <text:p>181</text:p>
          </table:table-cell>
          <table:table-cell table:style-name="ce1" table:formula="of:=AVERAGEIF([.$A$1:.$A$4270];ROW();[.B$1:.B$4270])" office:value-type="float" office:value="-4.2" calcext:value-type="float">
            <text:p>-4.2</text:p>
          </table:table-cell>
          <table:table-cell table:style-name="ce1" table:formula="of:=AVERAGEIF([.$A$1:.$A$4270];ROW();[.C$1:.C$4270])" office:value-type="float" office:value="-68.4" calcext:value-type="float">
            <text:p>-68.4</text:p>
          </table:table-cell>
          <table:table-cell table:style-name="ce1" table:formula="of:=AVERAGEIF([.$A$1:.$A$4270];ROW();[.D$1:.D$4270])" office:value-type="float" office:value="-11.56316" calcext:value-type="float">
            <text:p>-11.563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10.5776" calcext:value-type="float">
            <text:p>-10.5776</text:p>
          </table:table-cell>
          <table:table-cell table:number-columns-repeated="5"/>
          <table:table-cell table:formula="of:=ROW()" office:value-type="float" office:value="182" calcext:value-type="float">
            <text:p>182</text:p>
          </table:table-cell>
          <table:table-cell table:style-name="ce1" table:formula="of:=AVERAGEIF([.$A$1:.$A$4270];ROW();[.B$1:.B$4270])" office:value-type="float" office:value="-4" calcext:value-type="float">
            <text:p>-4</text:p>
          </table:table-cell>
          <table:table-cell table:style-name="ce1" table:formula="of:=AVERAGEIF([.$A$1:.$A$4270];ROW();[.C$1:.C$4270])" office:value-type="float" office:value="-68.2" calcext:value-type="float">
            <text:p>-68.2</text:p>
          </table:table-cell>
          <table:table-cell table:style-name="ce1" table:formula="of:=AVERAGEIF([.$A$1:.$A$4270];ROW();[.D$1:.D$4270])" office:value-type="float" office:value="-11.5332" calcext:value-type="float">
            <text:p>-11.533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10.3672" calcext:value-type="float">
            <text:p>-10.3672</text:p>
          </table:table-cell>
          <table:table-cell table:number-columns-repeated="5"/>
          <table:table-cell table:formula="of:=ROW()" office:value-type="float" office:value="183" calcext:value-type="float">
            <text:p>183</text:p>
          </table:table-cell>
          <table:table-cell table:style-name="ce1" table:formula="of:=AVERAGEIF([.$A$1:.$A$4270];ROW();[.B$1:.B$4270])" office:value-type="float" office:value="-4" calcext:value-type="float">
            <text:p>-4</text:p>
          </table:table-cell>
          <table:table-cell table:style-name="ce1" table:formula="of:=AVERAGEIF([.$A$1:.$A$4270];ROW();[.C$1:.C$4270])" office:value-type="float" office:value="-64.2" calcext:value-type="float">
            <text:p>-64.2</text:p>
          </table:table-cell>
          <table:table-cell table:style-name="ce1" table:formula="of:=AVERAGEIF([.$A$1:.$A$4270];ROW();[.D$1:.D$4270])" office:value-type="float" office:value="-11.41904" calcext:value-type="float">
            <text:p>-11.4190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3" calcext:value-type="float">
            <text:p>-3</text:p>
          </table:table-cell>
          <table:table-cell office:value-type="float" office:value="-70" calcext:value-type="float">
            <text:p>-70</text:p>
          </table:table-cell>
          <table:table-cell office:value-type="float" office:value="-10.3252" calcext:value-type="float">
            <text:p>-10.3252</text:p>
          </table:table-cell>
          <table:table-cell table:number-columns-repeated="5"/>
          <table:table-cell table:formula="of:=ROW()" office:value-type="float" office:value="184" calcext:value-type="float">
            <text:p>184</text:p>
          </table:table-cell>
          <table:table-cell table:style-name="ce1" table:formula="of:=AVERAGEIF([.$A$1:.$A$4270];ROW();[.B$1:.B$4270])" office:value-type="float" office:value="-4" calcext:value-type="float">
            <text:p>-4</text:p>
          </table:table-cell>
          <table:table-cell table:style-name="ce1" table:formula="of:=AVERAGEIF([.$A$1:.$A$4270];ROW();[.C$1:.C$4270])" office:value-type="float" office:value="-69.8" calcext:value-type="float">
            <text:p>-69.8</text:p>
          </table:table-cell>
          <table:table-cell table:style-name="ce1" table:formula="of:=AVERAGEIF([.$A$1:.$A$4270];ROW();[.D$1:.D$4270])" office:value-type="float" office:value="-11.2924" calcext:value-type="float">
            <text:p>-11.292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3" calcext:value-type="float">
            <text:p>-3</text:p>
          </table:table-cell>
          <table:table-cell office:value-type="float" office:value="-82" calcext:value-type="float">
            <text:p>-82</text:p>
          </table:table-cell>
          <table:table-cell office:value-type="float" office:value="-10.4964" calcext:value-type="float">
            <text:p>-10.4964</text:p>
          </table:table-cell>
          <table:table-cell table:number-columns-repeated="5"/>
          <table:table-cell table:formula="of:=ROW()" office:value-type="float" office:value="185" calcext:value-type="float">
            <text:p>185</text:p>
          </table:table-cell>
          <table:table-cell table:style-name="ce1" table:formula="of:=AVERAGEIF([.$A$1:.$A$4270];ROW();[.B$1:.B$4270])" office:value-type="float" office:value="-3.9" calcext:value-type="float">
            <text:p>-3.9</text:p>
          </table:table-cell>
          <table:table-cell table:style-name="ce1" table:formula="of:=AVERAGEIF([.$A$1:.$A$4270];ROW();[.C$1:.C$4270])" office:value-type="float" office:value="-69.4" calcext:value-type="float">
            <text:p>-69.4</text:p>
          </table:table-cell>
          <table:table-cell table:style-name="ce1" table:formula="of:=AVERAGEIF([.$A$1:.$A$4270];ROW();[.D$1:.D$4270])" office:value-type="float" office:value="-11.34944" calcext:value-type="float">
            <text:p>-11.3494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3" calcext:value-type="float">
            <text:p>-3</text:p>
          </table:table-cell>
          <table:table-cell office:value-type="float" office:value="-74" calcext:value-type="float">
            <text:p>-74</text:p>
          </table:table-cell>
          <table:table-cell office:value-type="float" office:value="-10.7284" calcext:value-type="float">
            <text:p>-10.7284</text:p>
          </table:table-cell>
          <table:table-cell table:number-columns-repeated="5"/>
          <table:table-cell table:formula="of:=ROW()" office:value-type="float" office:value="186" calcext:value-type="float">
            <text:p>186</text:p>
          </table:table-cell>
          <table:table-cell table:style-name="ce1" table:formula="of:=AVERAGEIF([.$A$1:.$A$4270];ROW();[.B$1:.B$4270])" office:value-type="float" office:value="-3.9" calcext:value-type="float">
            <text:p>-3.9</text:p>
          </table:table-cell>
          <table:table-cell table:style-name="ce1" table:formula="of:=AVERAGEIF([.$A$1:.$A$4270];ROW();[.C$1:.C$4270])" office:value-type="float" office:value="-68.5" calcext:value-type="float">
            <text:p>-68.5</text:p>
          </table:table-cell>
          <table:table-cell table:style-name="ce1" table:formula="of:=AVERAGEIF([.$A$1:.$A$4270];ROW();[.D$1:.D$4270])" office:value-type="float" office:value="-11.28132" calcext:value-type="float">
            <text:p>-11.2813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3" calcext:value-type="float">
            <text:p>-3</text:p>
          </table:table-cell>
          <table:table-cell office:value-type="float" office:value="-96" calcext:value-type="float">
            <text:p>-96</text:p>
          </table:table-cell>
          <table:table-cell office:value-type="float" office:value="-10.816" calcext:value-type="float">
            <text:p>-10.816</text:p>
          </table:table-cell>
          <table:table-cell table:number-columns-repeated="5"/>
          <table:table-cell table:formula="of:=ROW()" office:value-type="float" office:value="187" calcext:value-type="float">
            <text:p>187</text:p>
          </table:table-cell>
          <table:table-cell table:style-name="ce1" table:formula="of:=AVERAGEIF([.$A$1:.$A$4270];ROW();[.B$1:.B$4270])" office:value-type="float" office:value="-4" calcext:value-type="float">
            <text:p>-4</text:p>
          </table:table-cell>
          <table:table-cell table:style-name="ce1" table:formula="of:=AVERAGEIF([.$A$1:.$A$4270];ROW();[.C$1:.C$4270])" office:value-type="float" office:value="-71.6" calcext:value-type="float">
            <text:p>-71.6</text:p>
          </table:table-cell>
          <table:table-cell table:style-name="ce1" table:formula="of:=AVERAGEIF([.$A$1:.$A$4270];ROW();[.D$1:.D$4270])" office:value-type="float" office:value="-11.25664" calcext:value-type="float">
            <text:p>-11.2566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3" calcext:value-type="float">
            <text:p>-3</text:p>
          </table:table-cell>
          <table:table-cell office:value-type="float" office:value="-77" calcext:value-type="float">
            <text:p>-77</text:p>
          </table:table-cell>
          <table:table-cell office:value-type="float" office:value="-11.0808" calcext:value-type="float">
            <text:p>-11.0808</text:p>
          </table:table-cell>
          <table:table-cell table:number-columns-repeated="5"/>
          <table:table-cell table:formula="of:=ROW()" office:value-type="float" office:value="188" calcext:value-type="float">
            <text:p>188</text:p>
          </table:table-cell>
          <table:table-cell table:style-name="ce1" table:formula="of:=AVERAGEIF([.$A$1:.$A$4270];ROW();[.B$1:.B$4270])" office:value-type="float" office:value="-4" calcext:value-type="float">
            <text:p>-4</text:p>
          </table:table-cell>
          <table:table-cell table:style-name="ce1" table:formula="of:=AVERAGEIF([.$A$1:.$A$4270];ROW();[.C$1:.C$4270])" office:value-type="float" office:value="-76.3" calcext:value-type="float">
            <text:p>-76.3</text:p>
          </table:table-cell>
          <table:table-cell table:style-name="ce1" table:formula="of:=AVERAGEIF([.$A$1:.$A$4270];ROW();[.D$1:.D$4270])" office:value-type="float" office:value="-11.22416" calcext:value-type="float">
            <text:p>-11.2241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3" calcext:value-type="float">
            <text:p>-3</text:p>
          </table:table-cell>
          <table:table-cell office:value-type="float" office:value="-74" calcext:value-type="float">
            <text:p>-74</text:p>
          </table:table-cell>
          <table:table-cell office:value-type="float" office:value="-10.7744" calcext:value-type="float">
            <text:p>-10.7744</text:p>
          </table:table-cell>
          <table:table-cell table:number-columns-repeated="5"/>
          <table:table-cell table:formula="of:=ROW()" office:value-type="float" office:value="189" calcext:value-type="float">
            <text:p>189</text:p>
          </table:table-cell>
          <table:table-cell table:style-name="ce1" table:formula="of:=AVERAGEIF([.$A$1:.$A$4270];ROW();[.B$1:.B$4270])" office:value-type="float" office:value="-3.9" calcext:value-type="float">
            <text:p>-3.9</text:p>
          </table:table-cell>
          <table:table-cell table:style-name="ce1" table:formula="of:=AVERAGEIF([.$A$1:.$A$4270];ROW();[.C$1:.C$4270])" office:value-type="float" office:value="-69.5" calcext:value-type="float">
            <text:p>-69.5</text:p>
          </table:table-cell>
          <table:table-cell table:style-name="ce1" table:formula="of:=AVERAGEIF([.$A$1:.$A$4270];ROW();[.D$1:.D$4270])" office:value-type="float" office:value="-11.22352" calcext:value-type="float">
            <text:p>-11.2235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" calcext:value-type="float">
            <text:p>-3</text:p>
          </table:table-cell>
          <table:table-cell office:value-type="float" office:value="-68" calcext:value-type="float">
            <text:p>-68</text:p>
          </table:table-cell>
          <table:table-cell office:value-type="float" office:value="-10.8308" calcext:value-type="float">
            <text:p>-10.8308</text:p>
          </table:table-cell>
          <table:table-cell table:number-columns-repeated="5"/>
          <table:table-cell table:formula="of:=ROW()" office:value-type="float" office:value="190" calcext:value-type="float">
            <text:p>190</text:p>
          </table:table-cell>
          <table:table-cell table:style-name="ce1" table:formula="of:=AVERAGEIF([.$A$1:.$A$4270];ROW();[.B$1:.B$4270])" office:value-type="float" office:value="-3.9" calcext:value-type="float">
            <text:p>-3.9</text:p>
          </table:table-cell>
          <table:table-cell table:style-name="ce1" table:formula="of:=AVERAGEIF([.$A$1:.$A$4270];ROW();[.C$1:.C$4270])" office:value-type="float" office:value="-69.8" calcext:value-type="float">
            <text:p>-69.8</text:p>
          </table:table-cell>
          <table:table-cell table:style-name="ce1" table:formula="of:=AVERAGEIF([.$A$1:.$A$4270];ROW();[.D$1:.D$4270])" office:value-type="float" office:value="-11.12488" calcext:value-type="float">
            <text:p>-11.1248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3" calcext:value-type="float">
            <text:p>-3</text:p>
          </table:table-cell>
          <table:table-cell office:value-type="float" office:value="-72" calcext:value-type="float">
            <text:p>-72</text:p>
          </table:table-cell>
          <table:table-cell office:value-type="float" office:value="-10.6248" calcext:value-type="float">
            <text:p>-10.6248</text:p>
          </table:table-cell>
          <table:table-cell table:number-columns-repeated="5"/>
          <table:table-cell table:formula="of:=ROW()" office:value-type="float" office:value="191" calcext:value-type="float">
            <text:p>191</text:p>
          </table:table-cell>
          <table:table-cell table:style-name="ce1" table:formula="of:=AVERAGEIF([.$A$1:.$A$4270];ROW();[.B$1:.B$4270])" office:value-type="float" office:value="-3.9" calcext:value-type="float">
            <text:p>-3.9</text:p>
          </table:table-cell>
          <table:table-cell table:style-name="ce1" table:formula="of:=AVERAGEIF([.$A$1:.$A$4270];ROW();[.C$1:.C$4270])" office:value-type="float" office:value="-74.9" calcext:value-type="float">
            <text:p>-74.9</text:p>
          </table:table-cell>
          <table:table-cell table:style-name="ce1" table:formula="of:=AVERAGEIF([.$A$1:.$A$4270];ROW();[.D$1:.D$4270])" office:value-type="float" office:value="-11.12592" calcext:value-type="float">
            <text:p>-11.1259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3" calcext:value-type="float">
            <text:p>-3</text:p>
          </table:table-cell>
          <table:table-cell office:value-type="float" office:value="-85" calcext:value-type="float">
            <text:p>-85</text:p>
          </table:table-cell>
          <table:table-cell office:value-type="float" office:value="-10.6828" calcext:value-type="float">
            <text:p>-10.6828</text:p>
          </table:table-cell>
          <table:table-cell table:number-columns-repeated="5"/>
          <table:table-cell table:formula="of:=ROW()" office:value-type="float" office:value="192" calcext:value-type="float">
            <text:p>192</text:p>
          </table:table-cell>
          <table:table-cell table:style-name="ce1" table:formula="of:=AVERAGEIF([.$A$1:.$A$4270];ROW();[.B$1:.B$4270])" office:value-type="float" office:value="-3.8" calcext:value-type="float">
            <text:p>-3.8</text:p>
          </table:table-cell>
          <table:table-cell table:style-name="ce1" table:formula="of:=AVERAGEIF([.$A$1:.$A$4270];ROW();[.C$1:.C$4270])" office:value-type="float" office:value="-69.2" calcext:value-type="float">
            <text:p>-69.2</text:p>
          </table:table-cell>
          <table:table-cell table:style-name="ce1" table:formula="of:=AVERAGEIF([.$A$1:.$A$4270];ROW();[.D$1:.D$4270])" office:value-type="float" office:value="-11.11588" calcext:value-type="float">
            <text:p>-11.1158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3" calcext:value-type="float">
            <text:p>-3</text:p>
          </table:table-cell>
          <table:table-cell office:value-type="float" office:value="-79" calcext:value-type="float">
            <text:p>-79</text:p>
          </table:table-cell>
          <table:table-cell office:value-type="float" office:value="-10.91" calcext:value-type="float">
            <text:p>-10.91</text:p>
          </table:table-cell>
          <table:table-cell table:number-columns-repeated="5"/>
          <table:table-cell table:formula="of:=ROW()" office:value-type="float" office:value="193" calcext:value-type="float">
            <text:p>193</text:p>
          </table:table-cell>
          <table:table-cell table:style-name="ce1" table:formula="of:=AVERAGEIF([.$A$1:.$A$4270];ROW();[.B$1:.B$4270])" office:value-type="float" office:value="-3.7" calcext:value-type="float">
            <text:p>-3.7</text:p>
          </table:table-cell>
          <table:table-cell table:style-name="ce1" table:formula="of:=AVERAGEIF([.$A$1:.$A$4270];ROW();[.C$1:.C$4270])" office:value-type="float" office:value="-71.2" calcext:value-type="float">
            <text:p>-71.2</text:p>
          </table:table-cell>
          <table:table-cell table:style-name="ce1" table:formula="of:=AVERAGEIF([.$A$1:.$A$4270];ROW();[.D$1:.D$4270])" office:value-type="float" office:value="-10.96868" calcext:value-type="float">
            <text:p>-10.9686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3" calcext:value-type="float">
            <text:p>-3</text:p>
          </table:table-cell>
          <table:table-cell office:value-type="float" office:value="-88" calcext:value-type="float">
            <text:p>-88</text:p>
          </table:table-cell>
          <table:table-cell office:value-type="float" office:value="-10.9116" calcext:value-type="float">
            <text:p>-10.9116</text:p>
          </table:table-cell>
          <table:table-cell table:number-columns-repeated="5"/>
          <table:table-cell table:formula="of:=ROW()" office:value-type="float" office:value="194" calcext:value-type="float">
            <text:p>194</text:p>
          </table:table-cell>
          <table:table-cell table:style-name="ce1" table:formula="of:=AVERAGEIF([.$A$1:.$A$4270];ROW();[.B$1:.B$4270])" office:value-type="float" office:value="-3.8" calcext:value-type="float">
            <text:p>-3.8</text:p>
          </table:table-cell>
          <table:table-cell table:style-name="ce1" table:formula="of:=AVERAGEIF([.$A$1:.$A$4270];ROW();[.C$1:.C$4270])" office:value-type="float" office:value="-67" calcext:value-type="float">
            <text:p>-67</text:p>
          </table:table-cell>
          <table:table-cell table:style-name="ce1" table:formula="of:=AVERAGEIF([.$A$1:.$A$4270];ROW();[.D$1:.D$4270])" office:value-type="float" office:value="-10.99836" calcext:value-type="float">
            <text:p>-10.9983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3" calcext:value-type="float">
            <text:p>-3</text:p>
          </table:table-cell>
          <table:table-cell office:value-type="float" office:value="-73" calcext:value-type="float">
            <text:p>-73</text:p>
          </table:table-cell>
          <table:table-cell office:value-type="float" office:value="-11.0644" calcext:value-type="float">
            <text:p>-11.0644</text:p>
          </table:table-cell>
          <table:table-cell table:number-columns-repeated="5"/>
          <table:table-cell table:formula="of:=ROW()" office:value-type="float" office:value="195" calcext:value-type="float">
            <text:p>195</text:p>
          </table:table-cell>
          <table:table-cell table:style-name="ce1" table:formula="of:=AVERAGEIF([.$A$1:.$A$4270];ROW();[.B$1:.B$4270])" office:value-type="float" office:value="-3.8" calcext:value-type="float">
            <text:p>-3.8</text:p>
          </table:table-cell>
          <table:table-cell table:style-name="ce1" table:formula="of:=AVERAGEIF([.$A$1:.$A$4270];ROW();[.C$1:.C$4270])" office:value-type="float" office:value="-70.8" calcext:value-type="float">
            <text:p>-70.8</text:p>
          </table:table-cell>
          <table:table-cell table:style-name="ce1" table:formula="of:=AVERAGEIF([.$A$1:.$A$4270];ROW();[.D$1:.D$4270])" office:value-type="float" office:value="-10.8946" calcext:value-type="float">
            <text:p>-10.894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3" calcext:value-type="float">
            <text:p>-3</text:p>
          </table:table-cell>
          <table:table-cell office:value-type="float" office:value="-62" calcext:value-type="float">
            <text:p>-62</text:p>
          </table:table-cell>
          <table:table-cell office:value-type="float" office:value="-11.1436" calcext:value-type="float">
            <text:p>-11.1436</text:p>
          </table:table-cell>
          <table:table-cell table:number-columns-repeated="5"/>
          <table:table-cell table:formula="of:=ROW()" office:value-type="float" office:value="196" calcext:value-type="float">
            <text:p>196</text:p>
          </table:table-cell>
          <table:table-cell table:style-name="ce1" table:formula="of:=AVERAGEIF([.$A$1:.$A$4270];ROW();[.B$1:.B$4270])" office:value-type="float" office:value="-3.7" calcext:value-type="float">
            <text:p>-3.7</text:p>
          </table:table-cell>
          <table:table-cell table:style-name="ce1" table:formula="of:=AVERAGEIF([.$A$1:.$A$4270];ROW();[.C$1:.C$4270])" office:value-type="float" office:value="-70.2" calcext:value-type="float">
            <text:p>-70.2</text:p>
          </table:table-cell>
          <table:table-cell table:style-name="ce1" table:formula="of:=AVERAGEIF([.$A$1:.$A$4270];ROW();[.D$1:.D$4270])" office:value-type="float" office:value="-10.94648" calcext:value-type="float">
            <text:p>-10.9464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3" calcext:value-type="float">
            <text:p>-3</text:p>
          </table:table-cell>
          <table:table-cell office:value-type="float" office:value="-78" calcext:value-type="float">
            <text:p>-78</text:p>
          </table:table-cell>
          <table:table-cell office:value-type="float" office:value="-10.6468" calcext:value-type="float">
            <text:p>-10.6468</text:p>
          </table:table-cell>
          <table:table-cell table:number-columns-repeated="5"/>
          <table:table-cell table:formula="of:=ROW()" office:value-type="float" office:value="197" calcext:value-type="float">
            <text:p>197</text:p>
          </table:table-cell>
          <table:table-cell table:style-name="ce1" table:formula="of:=AVERAGEIF([.$A$1:.$A$4270];ROW();[.B$1:.B$4270])" office:value-type="float" office:value="-3.7" calcext:value-type="float">
            <text:p>-3.7</text:p>
          </table:table-cell>
          <table:table-cell table:style-name="ce1" table:formula="of:=AVERAGEIF([.$A$1:.$A$4270];ROW();[.C$1:.C$4270])" office:value-type="float" office:value="-77.3" calcext:value-type="float">
            <text:p>-77.3</text:p>
          </table:table-cell>
          <table:table-cell table:style-name="ce1" table:formula="of:=AVERAGEIF([.$A$1:.$A$4270];ROW();[.D$1:.D$4270])" office:value-type="float" office:value="-10.81016" calcext:value-type="float">
            <text:p>-10.810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3" calcext:value-type="float">
            <text:p>-3</text:p>
          </table:table-cell>
          <table:table-cell office:value-type="float" office:value="-71" calcext:value-type="float">
            <text:p>-71</text:p>
          </table:table-cell>
          <table:table-cell office:value-type="float" office:value="-10.6656" calcext:value-type="float">
            <text:p>-10.6656</text:p>
          </table:table-cell>
          <table:table-cell table:number-columns-repeated="5"/>
          <table:table-cell table:formula="of:=ROW()" office:value-type="float" office:value="198" calcext:value-type="float">
            <text:p>198</text:p>
          </table:table-cell>
          <table:table-cell table:style-name="ce1" table:formula="of:=AVERAGEIF([.$A$1:.$A$4270];ROW();[.B$1:.B$4270])" office:value-type="float" office:value="-3.7" calcext:value-type="float">
            <text:p>-3.7</text:p>
          </table:table-cell>
          <table:table-cell table:style-name="ce1" table:formula="of:=AVERAGEIF([.$A$1:.$A$4270];ROW();[.C$1:.C$4270])" office:value-type="float" office:value="-70.8" calcext:value-type="float">
            <text:p>-70.8</text:p>
          </table:table-cell>
          <table:table-cell table:style-name="ce1" table:formula="of:=AVERAGEIF([.$A$1:.$A$4270];ROW();[.D$1:.D$4270])" office:value-type="float" office:value="-10.88248" calcext:value-type="float">
            <text:p>-10.8824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10.5572" calcext:value-type="float">
            <text:p>-10.5572</text:p>
          </table:table-cell>
          <table:table-cell table:number-columns-repeated="5"/>
          <table:table-cell table:formula="of:=ROW()" office:value-type="float" office:value="199" calcext:value-type="float">
            <text:p>199</text:p>
          </table:table-cell>
          <table:table-cell table:style-name="ce1" table:formula="of:=AVERAGEIF([.$A$1:.$A$4270];ROW();[.B$1:.B$4270])" office:value-type="float" office:value="-3.6" calcext:value-type="float">
            <text:p>-3.6</text:p>
          </table:table-cell>
          <table:table-cell table:style-name="ce1" table:formula="of:=AVERAGEIF([.$A$1:.$A$4270];ROW();[.C$1:.C$4270])" office:value-type="float" office:value="-71.4" calcext:value-type="float">
            <text:p>-71.4</text:p>
          </table:table-cell>
          <table:table-cell table:style-name="ce1" table:formula="of:=AVERAGEIF([.$A$1:.$A$4270];ROW();[.D$1:.D$4270])" office:value-type="float" office:value="-10.83824" calcext:value-type="float">
            <text:p>-10.8382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" calcext:value-type="float">
            <text:p>-3</text:p>
          </table:table-cell>
          <table:table-cell office:value-type="float" office:value="-79" calcext:value-type="float">
            <text:p>-79</text:p>
          </table:table-cell>
          <table:table-cell office:value-type="float" office:value="-9.944" calcext:value-type="float">
            <text:p>-9.944</text:p>
          </table:table-cell>
          <table:table-cell table:number-columns-repeated="5"/>
          <table:table-cell table:formula="of:=ROW()" office:value-type="float" office:value="200" calcext:value-type="float">
            <text:p>200</text:p>
          </table:table-cell>
          <table:table-cell table:style-name="ce1" table:formula="of:=AVERAGEIF([.$A$1:.$A$4270];ROW();[.B$1:.B$4270])" office:value-type="float" office:value="-3.6" calcext:value-type="float">
            <text:p>-3.6</text:p>
          </table:table-cell>
          <table:table-cell table:style-name="ce1" table:formula="of:=AVERAGEIF([.$A$1:.$A$4270];ROW();[.C$1:.C$4270])" office:value-type="float" office:value="-74.5" calcext:value-type="float">
            <text:p>-74.5</text:p>
          </table:table-cell>
          <table:table-cell table:style-name="ce1" table:formula="of:=AVERAGEIF([.$A$1:.$A$4270];ROW();[.D$1:.D$4270])" office:value-type="float" office:value="-10.70484" calcext:value-type="float">
            <text:p>-10.7048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10.206" calcext:value-type="float">
            <text:p>-10.206</text:p>
          </table:table-cell>
          <table:table-cell table:number-columns-repeated="5"/>
          <table:table-cell table:formula="of:=ROW()" office:value-type="float" office:value="201" calcext:value-type="float">
            <text:p>201</text:p>
          </table:table-cell>
          <table:table-cell table:style-name="ce1" table:formula="of:=AVERAGEIF([.$A$1:.$A$4270];ROW();[.B$1:.B$4270])" office:value-type="float" office:value="-3.6" calcext:value-type="float">
            <text:p>-3.6</text:p>
          </table:table-cell>
          <table:table-cell table:style-name="ce1" table:formula="of:=AVERAGEIF([.$A$1:.$A$4270];ROW();[.C$1:.C$4270])" office:value-type="float" office:value="-70.3" calcext:value-type="float">
            <text:p>-70.3</text:p>
          </table:table-cell>
          <table:table-cell table:style-name="ce1" table:formula="of:=AVERAGEIF([.$A$1:.$A$4270];ROW();[.D$1:.D$4270])" office:value-type="float" office:value="-10.76852" calcext:value-type="float">
            <text:p>-10.7685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10.2256" calcext:value-type="float">
            <text:p>-10.2256</text:p>
          </table:table-cell>
          <table:table-cell table:number-columns-repeated="5"/>
          <table:table-cell table:formula="of:=ROW()" office:value-type="float" office:value="202" calcext:value-type="float">
            <text:p>202</text:p>
          </table:table-cell>
          <table:table-cell table:style-name="ce1" table:formula="of:=AVERAGEIF([.$A$1:.$A$4270];ROW();[.B$1:.B$4270])" office:value-type="float" office:value="-3.6" calcext:value-type="float">
            <text:p>-3.6</text:p>
          </table:table-cell>
          <table:table-cell table:style-name="ce1" table:formula="of:=AVERAGEIF([.$A$1:.$A$4270];ROW();[.C$1:.C$4270])" office:value-type="float" office:value="-71.8" calcext:value-type="float">
            <text:p>-71.8</text:p>
          </table:table-cell>
          <table:table-cell table:style-name="ce1" table:formula="of:=AVERAGEIF([.$A$1:.$A$4270];ROW();[.D$1:.D$4270])" office:value-type="float" office:value="-10.73108" calcext:value-type="float">
            <text:p>-10.7310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3" calcext:value-type="float">
            <text:p>-3</text:p>
          </table:table-cell>
          <table:table-cell office:value-type="float" office:value="-75" calcext:value-type="float">
            <text:p>-75</text:p>
          </table:table-cell>
          <table:table-cell office:value-type="float" office:value="-10.2364" calcext:value-type="float">
            <text:p>-10.2364</text:p>
          </table:table-cell>
          <table:table-cell table:number-columns-repeated="5"/>
          <table:table-cell table:formula="of:=ROW()" office:value-type="float" office:value="203" calcext:value-type="float">
            <text:p>203</text:p>
          </table:table-cell>
          <table:table-cell table:style-name="ce1" table:formula="of:=AVERAGEIF([.$A$1:.$A$4270];ROW();[.B$1:.B$4270])" office:value-type="float" office:value="-3.5" calcext:value-type="float">
            <text:p>-3.5</text:p>
          </table:table-cell>
          <table:table-cell table:style-name="ce1" table:formula="of:=AVERAGEIF([.$A$1:.$A$4270];ROW();[.C$1:.C$4270])" office:value-type="float" office:value="-68.6" calcext:value-type="float">
            <text:p>-68.6</text:p>
          </table:table-cell>
          <table:table-cell table:style-name="ce1" table:formula="of:=AVERAGEIF([.$A$1:.$A$4270];ROW();[.D$1:.D$4270])" office:value-type="float" office:value="-10.70708" calcext:value-type="float">
            <text:p>-10.7070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10.3204" calcext:value-type="float">
            <text:p>-10.3204</text:p>
          </table:table-cell>
          <table:table-cell table:number-columns-repeated="5"/>
          <table:table-cell table:formula="of:=ROW()" office:value-type="float" office:value="204" calcext:value-type="float">
            <text:p>204</text:p>
          </table:table-cell>
          <table:table-cell table:style-name="ce1" table:formula="of:=AVERAGEIF([.$A$1:.$A$4270];ROW();[.B$1:.B$4270])" office:value-type="float" office:value="-3.5" calcext:value-type="float">
            <text:p>-3.5</text:p>
          </table:table-cell>
          <table:table-cell table:style-name="ce1" table:formula="of:=AVERAGEIF([.$A$1:.$A$4270];ROW();[.C$1:.C$4270])" office:value-type="float" office:value="-68.7" calcext:value-type="float">
            <text:p>-68.7</text:p>
          </table:table-cell>
          <table:table-cell table:style-name="ce1" table:formula="of:=AVERAGEIF([.$A$1:.$A$4270];ROW();[.D$1:.D$4270])" office:value-type="float" office:value="-10.64064" calcext:value-type="float">
            <text:p>-10.6406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3" calcext:value-type="float">
            <text:p>-3</text:p>
          </table:table-cell>
          <table:table-cell office:value-type="float" office:value="-55" calcext:value-type="float">
            <text:p>-55</text:p>
          </table:table-cell>
          <table:table-cell office:value-type="float" office:value="-10.0904" calcext:value-type="float">
            <text:p>-10.0904</text:p>
          </table:table-cell>
          <table:table-cell table:number-columns-repeated="5"/>
          <table:table-cell table:formula="of:=ROW()" office:value-type="float" office:value="205" calcext:value-type="float">
            <text:p>205</text:p>
          </table:table-cell>
          <table:table-cell table:style-name="ce1" table:formula="of:=AVERAGEIF([.$A$1:.$A$4270];ROW();[.B$1:.B$4270])" office:value-type="float" office:value="-3.5" calcext:value-type="float">
            <text:p>-3.5</text:p>
          </table:table-cell>
          <table:table-cell table:style-name="ce1" table:formula="of:=AVERAGEIF([.$A$1:.$A$4270];ROW();[.C$1:.C$4270])" office:value-type="float" office:value="-70.7" calcext:value-type="float">
            <text:p>-70.7</text:p>
          </table:table-cell>
          <table:table-cell table:style-name="ce1" table:formula="of:=AVERAGEIF([.$A$1:.$A$4270];ROW();[.D$1:.D$4270])" office:value-type="float" office:value="-10.5414" calcext:value-type="float">
            <text:p>-10.541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 office:value-type="float" office:value="-10.0388" calcext:value-type="float">
            <text:p>-10.0388</text:p>
          </table:table-cell>
          <table:table-cell table:number-columns-repeated="5"/>
          <table:table-cell table:formula="of:=ROW()" office:value-type="float" office:value="206" calcext:value-type="float">
            <text:p>206</text:p>
          </table:table-cell>
          <table:table-cell table:style-name="ce1" table:formula="of:=AVERAGEIF([.$A$1:.$A$4270];ROW();[.B$1:.B$4270])" office:value-type="float" office:value="-3.5" calcext:value-type="float">
            <text:p>-3.5</text:p>
          </table:table-cell>
          <table:table-cell table:style-name="ce1" table:formula="of:=AVERAGEIF([.$A$1:.$A$4270];ROW();[.C$1:.C$4270])" office:value-type="float" office:value="-73.6" calcext:value-type="float">
            <text:p>-73.6</text:p>
          </table:table-cell>
          <table:table-cell table:style-name="ce1" table:formula="of:=AVERAGEIF([.$A$1:.$A$4270];ROW();[.D$1:.D$4270])" office:value-type="float" office:value="-10.5174" calcext:value-type="float">
            <text:p>-10.517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9.8808" calcext:value-type="float">
            <text:p>-9.8808</text:p>
          </table:table-cell>
          <table:table-cell table:number-columns-repeated="5"/>
          <table:table-cell table:formula="of:=ROW()" office:value-type="float" office:value="207" calcext:value-type="float">
            <text:p>207</text:p>
          </table:table-cell>
          <table:table-cell table:style-name="ce1" table:formula="of:=AVERAGEIF([.$A$1:.$A$4270];ROW();[.B$1:.B$4270])" office:value-type="float" office:value="-3.5" calcext:value-type="float">
            <text:p>-3.5</text:p>
          </table:table-cell>
          <table:table-cell table:style-name="ce1" table:formula="of:=AVERAGEIF([.$A$1:.$A$4270];ROW();[.C$1:.C$4270])" office:value-type="float" office:value="-64.3" calcext:value-type="float">
            <text:p>-64.3</text:p>
          </table:table-cell>
          <table:table-cell table:style-name="ce1" table:formula="of:=AVERAGEIF([.$A$1:.$A$4270];ROW();[.D$1:.D$4270])" office:value-type="float" office:value="-10.4602" calcext:value-type="float">
            <text:p>-10.460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10.0456" calcext:value-type="float">
            <text:p>-10.0456</text:p>
          </table:table-cell>
          <table:table-cell table:number-columns-repeated="5"/>
          <table:table-cell table:formula="of:=ROW()" office:value-type="float" office:value="208" calcext:value-type="float">
            <text:p>208</text:p>
          </table:table-cell>
          <table:table-cell table:style-name="ce1" table:formula="of:=AVERAGEIF([.$A$1:.$A$4270];ROW();[.B$1:.B$4270])" office:value-type="float" office:value="-3.4" calcext:value-type="float">
            <text:p>-3.4</text:p>
          </table:table-cell>
          <table:table-cell table:style-name="ce1" table:formula="of:=AVERAGEIF([.$A$1:.$A$4270];ROW();[.C$1:.C$4270])" office:value-type="float" office:value="-69.8" calcext:value-type="float">
            <text:p>-69.8</text:p>
          </table:table-cell>
          <table:table-cell table:style-name="ce1" table:formula="of:=AVERAGEIF([.$A$1:.$A$4270];ROW();[.D$1:.D$4270])" office:value-type="float" office:value="-10.31884" calcext:value-type="float">
            <text:p>-10.3188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3" calcext:value-type="float">
            <text:p>-3</text:p>
          </table:table-cell>
          <table:table-cell office:value-type="float" office:value="-69" calcext:value-type="float">
            <text:p>-69</text:p>
          </table:table-cell>
          <table:table-cell office:value-type="float" office:value="-9.7444" calcext:value-type="float">
            <text:p>-9.7444</text:p>
          </table:table-cell>
          <table:table-cell table:number-columns-repeated="5"/>
          <table:table-cell table:formula="of:=ROW()" office:value-type="float" office:value="209" calcext:value-type="float">
            <text:p>209</text:p>
          </table:table-cell>
          <table:table-cell table:style-name="ce1" table:formula="of:=AVERAGEIF([.$A$1:.$A$4270];ROW();[.B$1:.B$4270])" office:value-type="float" office:value="-3.4" calcext:value-type="float">
            <text:p>-3.4</text:p>
          </table:table-cell>
          <table:table-cell table:style-name="ce1" table:formula="of:=AVERAGEIF([.$A$1:.$A$4270];ROW();[.C$1:.C$4270])" office:value-type="float" office:value="-70.4" calcext:value-type="float">
            <text:p>-70.4</text:p>
          </table:table-cell>
          <table:table-cell table:style-name="ce1" table:formula="of:=AVERAGEIF([.$A$1:.$A$4270];ROW();[.D$1:.D$4270])" office:value-type="float" office:value="-10.21472" calcext:value-type="float">
            <text:p>-10.2147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 office:value-type="float" office:value="-9.7156" calcext:value-type="float">
            <text:p>-9.7156</text:p>
          </table:table-cell>
          <table:table-cell table:number-columns-repeated="5"/>
          <table:table-cell table:formula="of:=ROW()" office:value-type="float" office:value="210" calcext:value-type="float">
            <text:p>210</text:p>
          </table:table-cell>
          <table:table-cell table:style-name="ce1" table:formula="of:=AVERAGEIF([.$A$1:.$A$4270];ROW();[.B$1:.B$4270])" office:value-type="float" office:value="-3.4" calcext:value-type="float">
            <text:p>-3.4</text:p>
          </table:table-cell>
          <table:table-cell table:style-name="ce1" table:formula="of:=AVERAGEIF([.$A$1:.$A$4270];ROW();[.C$1:.C$4270])" office:value-type="float" office:value="-66" calcext:value-type="float">
            <text:p>-66</text:p>
          </table:table-cell>
          <table:table-cell table:style-name="ce1" table:formula="of:=AVERAGEIF([.$A$1:.$A$4270];ROW();[.D$1:.D$4270])" office:value-type="float" office:value="-10.19384" calcext:value-type="float">
            <text:p>-10.1938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9.6392" calcext:value-type="float">
            <text:p>-9.6392</text:p>
          </table:table-cell>
          <table:table-cell table:number-columns-repeated="5"/>
          <table:table-cell table:formula="of:=ROW()" office:value-type="float" office:value="211" calcext:value-type="float">
            <text:p>211</text:p>
          </table:table-cell>
          <table:table-cell table:style-name="ce1" table:formula="of:=AVERAGEIF([.$A$1:.$A$4270];ROW();[.B$1:.B$4270])" office:value-type="float" office:value="-3.4" calcext:value-type="float">
            <text:p>-3.4</text:p>
          </table:table-cell>
          <table:table-cell table:style-name="ce1" table:formula="of:=AVERAGEIF([.$A$1:.$A$4270];ROW();[.C$1:.C$4270])" office:value-type="float" office:value="-72.5" calcext:value-type="float">
            <text:p>-72.5</text:p>
          </table:table-cell>
          <table:table-cell table:style-name="ce1" table:formula="of:=AVERAGEIF([.$A$1:.$A$4270];ROW();[.D$1:.D$4270])" office:value-type="float" office:value="-10.18076" calcext:value-type="float">
            <text:p>-10.1807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3" calcext:value-type="float">
            <text:p>-3</text:p>
          </table:table-cell>
          <table:table-cell office:value-type="float" office:value="-73" calcext:value-type="float">
            <text:p>-73</text:p>
          </table:table-cell>
          <table:table-cell office:value-type="float" office:value="-9.7412" calcext:value-type="float">
            <text:p>-9.7412</text:p>
          </table:table-cell>
          <table:table-cell table:number-columns-repeated="5"/>
          <table:table-cell table:formula="of:=ROW()" office:value-type="float" office:value="212" calcext:value-type="float">
            <text:p>212</text:p>
          </table:table-cell>
          <table:table-cell table:style-name="ce1" table:formula="of:=AVERAGEIF([.$A$1:.$A$4270];ROW();[.B$1:.B$4270])" office:value-type="float" office:value="-3.4" calcext:value-type="float">
            <text:p>-3.4</text:p>
          </table:table-cell>
          <table:table-cell table:style-name="ce1" table:formula="of:=AVERAGEIF([.$A$1:.$A$4270];ROW();[.C$1:.C$4270])" office:value-type="float" office:value="-72.6" calcext:value-type="float">
            <text:p>-72.6</text:p>
          </table:table-cell>
          <table:table-cell table:style-name="ce1" table:formula="of:=AVERAGEIF([.$A$1:.$A$4270];ROW();[.D$1:.D$4270])" office:value-type="float" office:value="-10.1856" calcext:value-type="float">
            <text:p>-10.185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9.8948" calcext:value-type="float">
            <text:p>-9.8948</text:p>
          </table:table-cell>
          <table:table-cell table:number-columns-repeated="5"/>
          <table:table-cell table:formula="of:=ROW()" office:value-type="float" office:value="213" calcext:value-type="float">
            <text:p>213</text:p>
          </table:table-cell>
          <table:table-cell table:style-name="ce1" table:formula="of:=AVERAGEIF([.$A$1:.$A$4270];ROW();[.B$1:.B$4270])" office:value-type="float" office:value="-3.4" calcext:value-type="float">
            <text:p>-3.4</text:p>
          </table:table-cell>
          <table:table-cell table:style-name="ce1" table:formula="of:=AVERAGEIF([.$A$1:.$A$4270];ROW();[.C$1:.C$4270])" office:value-type="float" office:value="-67.6" calcext:value-type="float">
            <text:p>-67.6</text:p>
          </table:table-cell>
          <table:table-cell table:style-name="ce1" table:formula="of:=AVERAGEIF([.$A$1:.$A$4270];ROW();[.D$1:.D$4270])" office:value-type="float" office:value="-10.22372" calcext:value-type="float">
            <text:p>-10.2237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9.7944" calcext:value-type="float">
            <text:p>-9.7944</text:p>
          </table:table-cell>
          <table:table-cell table:number-columns-repeated="5"/>
          <table:table-cell table:formula="of:=ROW()" office:value-type="float" office:value="214" calcext:value-type="float">
            <text:p>214</text:p>
          </table:table-cell>
          <table:table-cell table:style-name="ce1" table:formula="of:=AVERAGEIF([.$A$1:.$A$4270];ROW();[.B$1:.B$4270])" office:value-type="float" office:value="-3.4" calcext:value-type="float">
            <text:p>-3.4</text:p>
          </table:table-cell>
          <table:table-cell table:style-name="ce1" table:formula="of:=AVERAGEIF([.$A$1:.$A$4270];ROW();[.C$1:.C$4270])" office:value-type="float" office:value="-69.2" calcext:value-type="float">
            <text:p>-69.2</text:p>
          </table:table-cell>
          <table:table-cell table:style-name="ce1" table:formula="of:=AVERAGEIF([.$A$1:.$A$4270];ROW();[.D$1:.D$4270])" office:value-type="float" office:value="-10.05232" calcext:value-type="float">
            <text:p>-10.0523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9.978" calcext:value-type="float">
            <text:p>-9.978</text:p>
          </table:table-cell>
          <table:table-cell table:number-columns-repeated="5"/>
          <table:table-cell table:formula="of:=ROW()" office:value-type="float" office:value="215" calcext:value-type="float">
            <text:p>215</text:p>
          </table:table-cell>
          <table:table-cell table:style-name="ce1" table:formula="of:=AVERAGEIF([.$A$1:.$A$4270];ROW();[.B$1:.B$4270])" office:value-type="float" office:value="-3.4" calcext:value-type="float">
            <text:p>-3.4</text:p>
          </table:table-cell>
          <table:table-cell table:style-name="ce1" table:formula="of:=AVERAGEIF([.$A$1:.$A$4270];ROW();[.C$1:.C$4270])" office:value-type="float" office:value="-67.1" calcext:value-type="float">
            <text:p>-67.1</text:p>
          </table:table-cell>
          <table:table-cell table:style-name="ce1" table:formula="of:=AVERAGEIF([.$A$1:.$A$4270];ROW();[.D$1:.D$4270])" office:value-type="float" office:value="-10.08968" calcext:value-type="float">
            <text:p>-10.0896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3" calcext:value-type="float">
            <text:p>-3</text:p>
          </table:table-cell>
          <table:table-cell office:value-type="float" office:value="-78" calcext:value-type="float">
            <text:p>-78</text:p>
          </table:table-cell>
          <table:table-cell office:value-type="float" office:value="-9.922" calcext:value-type="float">
            <text:p>-9.922</text:p>
          </table:table-cell>
          <table:table-cell table:number-columns-repeated="5"/>
          <table:table-cell table:formula="of:=ROW()" office:value-type="float" office:value="216" calcext:value-type="float">
            <text:p>216</text:p>
          </table:table-cell>
          <table:table-cell table:style-name="ce1" table:formula="of:=AVERAGEIF([.$A$1:.$A$4270];ROW();[.B$1:.B$4270])" office:value-type="float" office:value="-3.4" calcext:value-type="float">
            <text:p>-3.4</text:p>
          </table:table-cell>
          <table:table-cell table:style-name="ce1" table:formula="of:=AVERAGEIF([.$A$1:.$A$4270];ROW();[.C$1:.C$4270])" office:value-type="float" office:value="-70" calcext:value-type="float">
            <text:p>-70</text:p>
          </table:table-cell>
          <table:table-cell table:style-name="ce1" table:formula="of:=AVERAGEIF([.$A$1:.$A$4270];ROW();[.D$1:.D$4270])" office:value-type="float" office:value="-10.02696" calcext:value-type="float">
            <text:p>-10.0269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3" calcext:value-type="float">
            <text:p>-3</text:p>
          </table:table-cell>
          <table:table-cell office:value-type="float" office:value="-84" calcext:value-type="float">
            <text:p>-84</text:p>
          </table:table-cell>
          <table:table-cell office:value-type="float" office:value="-10.1596" calcext:value-type="float">
            <text:p>-10.1596</text:p>
          </table:table-cell>
          <table:table-cell table:number-columns-repeated="5"/>
          <table:table-cell table:formula="of:=ROW()" office:value-type="float" office:value="217" calcext:value-type="float">
            <text:p>217</text:p>
          </table:table-cell>
          <table:table-cell table:style-name="ce1" table:formula="of:=AVERAGEIF([.$A$1:.$A$4270];ROW();[.B$1:.B$4270])" office:value-type="float" office:value="-3.4" calcext:value-type="float">
            <text:p>-3.4</text:p>
          </table:table-cell>
          <table:table-cell table:style-name="ce1" table:formula="of:=AVERAGEIF([.$A$1:.$A$4270];ROW();[.C$1:.C$4270])" office:value-type="float" office:value="-70.9" calcext:value-type="float">
            <text:p>-70.9</text:p>
          </table:table-cell>
          <table:table-cell table:style-name="ce1" table:formula="of:=AVERAGEIF([.$A$1:.$A$4270];ROW();[.D$1:.D$4270])" office:value-type="float" office:value="-9.95024" calcext:value-type="float">
            <text:p>-9.9502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3" calcext:value-type="float">
            <text:p>-3</text:p>
          </table:table-cell>
          <table:table-cell office:value-type="float" office:value="-73" calcext:value-type="float">
            <text:p>-73</text:p>
          </table:table-cell>
          <table:table-cell office:value-type="float" office:value="-10.2476" calcext:value-type="float">
            <text:p>-10.2476</text:p>
          </table:table-cell>
          <table:table-cell table:number-columns-repeated="5"/>
          <table:table-cell table:formula="of:=ROW()" office:value-type="float" office:value="218" calcext:value-type="float">
            <text:p>218</text:p>
          </table:table-cell>
          <table:table-cell table:style-name="ce1" table:formula="of:=AVERAGEIF([.$A$1:.$A$4270];ROW();[.B$1:.B$4270])" office:value-type="float" office:value="-3.4" calcext:value-type="float">
            <text:p>-3.4</text:p>
          </table:table-cell>
          <table:table-cell table:style-name="ce1" table:formula="of:=AVERAGEIF([.$A$1:.$A$4270];ROW();[.C$1:.C$4270])" office:value-type="float" office:value="-72.3" calcext:value-type="float">
            <text:p>-72.3</text:p>
          </table:table-cell>
          <table:table-cell table:style-name="ce1" table:formula="of:=AVERAGEIF([.$A$1:.$A$4270];ROW();[.D$1:.D$4270])" office:value-type="float" office:value="-9.87376" calcext:value-type="float">
            <text:p>-9.8737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10.0116" calcext:value-type="float">
            <text:p>-10.0116</text:p>
          </table:table-cell>
          <table:table-cell table:number-columns-repeated="5"/>
          <table:table-cell table:formula="of:=ROW()" office:value-type="float" office:value="219" calcext:value-type="float">
            <text:p>219</text:p>
          </table:table-cell>
          <table:table-cell table:style-name="ce1" table:formula="of:=AVERAGEIF([.$A$1:.$A$4270];ROW();[.B$1:.B$4270])" office:value-type="float" office:value="-3.4" calcext:value-type="float">
            <text:p>-3.4</text:p>
          </table:table-cell>
          <table:table-cell table:style-name="ce1" table:formula="of:=AVERAGEIF([.$A$1:.$A$4270];ROW();[.C$1:.C$4270])" office:value-type="float" office:value="-67.5" calcext:value-type="float">
            <text:p>-67.5</text:p>
          </table:table-cell>
          <table:table-cell table:style-name="ce1" table:formula="of:=AVERAGEIF([.$A$1:.$A$4270];ROW();[.D$1:.D$4270])" office:value-type="float" office:value="-9.93272" calcext:value-type="float">
            <text:p>-9.9327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9.6444" calcext:value-type="float">
            <text:p>-9.6444</text:p>
          </table:table-cell>
          <table:table-cell table:number-columns-repeated="5"/>
          <table:table-cell table:formula="of:=ROW()" office:value-type="float" office:value="220" calcext:value-type="float">
            <text:p>220</text:p>
          </table:table-cell>
          <table:table-cell table:style-name="ce1" table:formula="of:=AVERAGEIF([.$A$1:.$A$4270];ROW();[.B$1:.B$4270])" office:value-type="float" office:value="-3.4" calcext:value-type="float">
            <text:p>-3.4</text:p>
          </table:table-cell>
          <table:table-cell table:style-name="ce1" table:formula="of:=AVERAGEIF([.$A$1:.$A$4270];ROW();[.C$1:.C$4270])" office:value-type="float" office:value="-64.6" calcext:value-type="float">
            <text:p>-64.6</text:p>
          </table:table-cell>
          <table:table-cell table:style-name="ce1" table:formula="of:=AVERAGEIF([.$A$1:.$A$4270];ROW();[.D$1:.D$4270])" office:value-type="float" office:value="-9.9092" calcext:value-type="float">
            <text:p>-9.909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9.638" calcext:value-type="float">
            <text:p>-9.638</text:p>
          </table:table-cell>
          <table:table-cell table:number-columns-repeated="5"/>
          <table:table-cell table:formula="of:=ROW()" office:value-type="float" office:value="221" calcext:value-type="float">
            <text:p>221</text:p>
          </table:table-cell>
          <table:table-cell table:style-name="ce1" table:formula="of:=AVERAGEIF([.$A$1:.$A$4270];ROW();[.B$1:.B$4270])" office:value-type="float" office:value="-3.3" calcext:value-type="float">
            <text:p>-3.3</text:p>
          </table:table-cell>
          <table:table-cell table:style-name="ce1" table:formula="of:=AVERAGEIF([.$A$1:.$A$4270];ROW();[.C$1:.C$4270])" office:value-type="float" office:value="-64.2" calcext:value-type="float">
            <text:p>-64.2</text:p>
          </table:table-cell>
          <table:table-cell table:style-name="ce1" table:formula="of:=AVERAGEIF([.$A$1:.$A$4270];ROW();[.D$1:.D$4270])" office:value-type="float" office:value="-9.76572" calcext:value-type="float">
            <text:p>-9.7657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3" calcext:value-type="float">
            <text:p>-3</text:p>
          </table:table-cell>
          <table:table-cell office:value-type="float" office:value="-62" calcext:value-type="float">
            <text:p>-62</text:p>
          </table:table-cell>
          <table:table-cell office:value-type="float" office:value="-9.8272" calcext:value-type="float">
            <text:p>-9.8272</text:p>
          </table:table-cell>
          <table:table-cell table:number-columns-repeated="5"/>
          <table:table-cell table:formula="of:=ROW()" office:value-type="float" office:value="222" calcext:value-type="float">
            <text:p>222</text:p>
          </table:table-cell>
          <table:table-cell table:style-name="ce1" table:formula="of:=AVERAGEIF([.$A$1:.$A$4270];ROW();[.B$1:.B$4270])" office:value-type="float" office:value="-3.1" calcext:value-type="float">
            <text:p>-3.1</text:p>
          </table:table-cell>
          <table:table-cell table:style-name="ce1" table:formula="of:=AVERAGEIF([.$A$1:.$A$4270];ROW();[.C$1:.C$4270])" office:value-type="float" office:value="-67.4" calcext:value-type="float">
            <text:p>-67.4</text:p>
          </table:table-cell>
          <table:table-cell table:style-name="ce1" table:formula="of:=AVERAGEIF([.$A$1:.$A$4270];ROW();[.D$1:.D$4270])" office:value-type="float" office:value="-9.66448" calcext:value-type="float">
            <text:p>-9.6644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9.8776" calcext:value-type="float">
            <text:p>-9.8776</text:p>
          </table:table-cell>
          <table:table-cell table:number-columns-repeated="5"/>
          <table:table-cell table:formula="of:=ROW()" office:value-type="float" office:value="223" calcext:value-type="float">
            <text:p>223</text:p>
          </table:table-cell>
          <table:table-cell table:style-name="ce1" table:formula="of:=AVERAGEIF([.$A$1:.$A$4270];ROW();[.B$1:.B$4270])" office:value-type="float" office:value="-3.1" calcext:value-type="float">
            <text:p>-3.1</text:p>
          </table:table-cell>
          <table:table-cell table:style-name="ce1" table:formula="of:=AVERAGEIF([.$A$1:.$A$4270];ROW();[.C$1:.C$4270])" office:value-type="float" office:value="-68.6" calcext:value-type="float">
            <text:p>-68.6</text:p>
          </table:table-cell>
          <table:table-cell table:style-name="ce1" table:formula="of:=AVERAGEIF([.$A$1:.$A$4270];ROW();[.D$1:.D$4270])" office:value-type="float" office:value="-9.67076" calcext:value-type="float">
            <text:p>-9.6707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3" calcext:value-type="float">
            <text:p>-3</text:p>
          </table:table-cell>
          <table:table-cell office:value-type="float" office:value="-88" calcext:value-type="float">
            <text:p>-88</text:p>
          </table:table-cell>
          <table:table-cell office:value-type="float" office:value="-9.6732" calcext:value-type="float">
            <text:p>-9.6732</text:p>
          </table:table-cell>
          <table:table-cell table:number-columns-repeated="5"/>
          <table:table-cell table:formula="of:=ROW()" office:value-type="float" office:value="224" calcext:value-type="float">
            <text:p>224</text:p>
          </table:table-cell>
          <table:table-cell table:style-name="ce1" table:formula="of:=AVERAGEIF([.$A$1:.$A$4270];ROW();[.B$1:.B$4270])" office:value-type="float" office:value="-3.1" calcext:value-type="float">
            <text:p>-3.1</text:p>
          </table:table-cell>
          <table:table-cell table:style-name="ce1" table:formula="of:=AVERAGEIF([.$A$1:.$A$4270];ROW();[.C$1:.C$4270])" office:value-type="float" office:value="-68.5" calcext:value-type="float">
            <text:p>-68.5</text:p>
          </table:table-cell>
          <table:table-cell table:style-name="ce1" table:formula="of:=AVERAGEIF([.$A$1:.$A$4270];ROW();[.D$1:.D$4270])" office:value-type="float" office:value="-9.5966" calcext:value-type="float">
            <text:p>-9.596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9.846" calcext:value-type="float">
            <text:p>-9.846</text:p>
          </table:table-cell>
          <table:table-cell table:number-columns-repeated="5"/>
          <table:table-cell table:formula="of:=ROW()" office:value-type="float" office:value="225" calcext:value-type="float">
            <text:p>225</text:p>
          </table:table-cell>
          <table:table-cell table:style-name="ce1" table:formula="of:=AVERAGEIF([.$A$1:.$A$4270];ROW();[.B$1:.B$4270])" office:value-type="float" office:value="-3.1" calcext:value-type="float">
            <text:p>-3.1</text:p>
          </table:table-cell>
          <table:table-cell table:style-name="ce1" table:formula="of:=AVERAGEIF([.$A$1:.$A$4270];ROW();[.C$1:.C$4270])" office:value-type="float" office:value="-64.4" calcext:value-type="float">
            <text:p>-64.4</text:p>
          </table:table-cell>
          <table:table-cell table:style-name="ce1" table:formula="of:=AVERAGEIF([.$A$1:.$A$4270];ROW();[.D$1:.D$4270])" office:value-type="float" office:value="-9.56612" calcext:value-type="float">
            <text:p>-9.5661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3" calcext:value-type="float">
            <text:p>-3</text:p>
          </table:table-cell>
          <table:table-cell office:value-type="float" office:value="-67" calcext:value-type="float">
            <text:p>-67</text:p>
          </table:table-cell>
          <table:table-cell office:value-type="float" office:value="-9.7392" calcext:value-type="float">
            <text:p>-9.7392</text:p>
          </table:table-cell>
          <table:table-cell table:number-columns-repeated="5"/>
          <table:table-cell table:formula="of:=ROW()" office:value-type="float" office:value="226" calcext:value-type="float">
            <text:p>226</text:p>
          </table:table-cell>
          <table:table-cell table:style-name="ce1" table:formula="of:=AVERAGEIF([.$A$1:.$A$4270];ROW();[.B$1:.B$4270])" office:value-type="float" office:value="-3" calcext:value-type="float">
            <text:p>-3</text:p>
          </table:table-cell>
          <table:table-cell table:style-name="ce1" table:formula="of:=AVERAGEIF([.$A$1:.$A$4270];ROW();[.C$1:.C$4270])" office:value-type="float" office:value="-70.2" calcext:value-type="float">
            <text:p>-70.2</text:p>
          </table:table-cell>
          <table:table-cell table:style-name="ce1" table:formula="of:=AVERAGEIF([.$A$1:.$A$4270];ROW();[.D$1:.D$4270])" office:value-type="float" office:value="-9.46688" calcext:value-type="float">
            <text:p>-9.4668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9.7124" calcext:value-type="float">
            <text:p>-9.7124</text:p>
          </table:table-cell>
          <table:table-cell table:number-columns-repeated="5"/>
          <table:table-cell table:formula="of:=ROW()" office:value-type="float" office:value="227" calcext:value-type="float">
            <text:p>227</text:p>
          </table:table-cell>
          <table:table-cell table:style-name="ce1" table:formula="of:=AVERAGEIF([.$A$1:.$A$4270];ROW();[.B$1:.B$4270])" office:value-type="float" office:value="-3" calcext:value-type="float">
            <text:p>-3</text:p>
          </table:table-cell>
          <table:table-cell table:style-name="ce1" table:formula="of:=AVERAGEIF([.$A$1:.$A$4270];ROW();[.C$1:.C$4270])" office:value-type="float" office:value="-70.8" calcext:value-type="float">
            <text:p>-70.8</text:p>
          </table:table-cell>
          <table:table-cell table:style-name="ce1" table:formula="of:=AVERAGEIF([.$A$1:.$A$4270];ROW();[.D$1:.D$4270])" office:value-type="float" office:value="-9.50952" calcext:value-type="float">
            <text:p>-9.5095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9.4972" calcext:value-type="float">
            <text:p>-9.4972</text:p>
          </table:table-cell>
          <table:table-cell table:number-columns-repeated="5"/>
          <table:table-cell table:formula="of:=ROW()" office:value-type="float" office:value="228" calcext:value-type="float">
            <text:p>228</text:p>
          </table:table-cell>
          <table:table-cell table:style-name="ce1" table:formula="of:=AVERAGEIF([.$A$1:.$A$4270];ROW();[.B$1:.B$4270])" office:value-type="float" office:value="-2.8" calcext:value-type="float">
            <text:p>-2.8</text:p>
          </table:table-cell>
          <table:table-cell table:style-name="ce1" table:formula="of:=AVERAGEIF([.$A$1:.$A$4270];ROW();[.C$1:.C$4270])" office:value-type="float" office:value="-65" calcext:value-type="float">
            <text:p>-65</text:p>
          </table:table-cell>
          <table:table-cell table:style-name="ce1" table:formula="of:=AVERAGEIF([.$A$1:.$A$4270];ROW();[.D$1:.D$4270])" office:value-type="float" office:value="-9.49664" calcext:value-type="float">
            <text:p>-9.4966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3" calcext:value-type="float">
            <text:p>-3</text:p>
          </table:table-cell>
          <table:table-cell office:value-type="float" office:value="-73" calcext:value-type="float">
            <text:p>-73</text:p>
          </table:table-cell>
          <table:table-cell office:value-type="float" office:value="-9.4688" calcext:value-type="float">
            <text:p>-9.4688</text:p>
          </table:table-cell>
          <table:table-cell table:number-columns-repeated="5"/>
          <table:table-cell table:formula="of:=ROW()" office:value-type="float" office:value="229" calcext:value-type="float">
            <text:p>229</text:p>
          </table:table-cell>
          <table:table-cell table:style-name="ce1" table:formula="of:=AVERAGEIF([.$A$1:.$A$4270];ROW();[.B$1:.B$4270])" office:value-type="float" office:value="-2.8" calcext:value-type="float">
            <text:p>-2.8</text:p>
          </table:table-cell>
          <table:table-cell table:style-name="ce1" table:formula="of:=AVERAGEIF([.$A$1:.$A$4270];ROW();[.C$1:.C$4270])" office:value-type="float" office:value="-68.1" calcext:value-type="float">
            <text:p>-68.1</text:p>
          </table:table-cell>
          <table:table-cell table:style-name="ce1" table:formula="of:=AVERAGEIF([.$A$1:.$A$4270];ROW();[.D$1:.D$4270])" office:value-type="float" office:value="-9.40452" calcext:value-type="float">
            <text:p>-9.4045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9.564" calcext:value-type="float">
            <text:p>-9.564</text:p>
          </table:table-cell>
          <table:table-cell table:number-columns-repeated="5"/>
          <table:table-cell table:formula="of:=ROW()" office:value-type="float" office:value="230" calcext:value-type="float">
            <text:p>230</text:p>
          </table:table-cell>
          <table:table-cell table:style-name="ce1" table:formula="of:=AVERAGEIF([.$A$1:.$A$4270];ROW();[.B$1:.B$4270])" office:value-type="float" office:value="-2.8" calcext:value-type="float">
            <text:p>-2.8</text:p>
          </table:table-cell>
          <table:table-cell table:style-name="ce1" table:formula="of:=AVERAGEIF([.$A$1:.$A$4270];ROW();[.C$1:.C$4270])" office:value-type="float" office:value="-67.8" calcext:value-type="float">
            <text:p>-67.8</text:p>
          </table:table-cell>
          <table:table-cell table:style-name="ce1" table:formula="of:=AVERAGEIF([.$A$1:.$A$4270];ROW();[.D$1:.D$4270])" office:value-type="float" office:value="-9.3884" calcext:value-type="float">
            <text:p>-9.388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3" calcext:value-type="float">
            <text:p>-3</text:p>
          </table:table-cell>
          <table:table-cell office:value-type="float" office:value="-62" calcext:value-type="float">
            <text:p>-62</text:p>
          </table:table-cell>
          <table:table-cell office:value-type="float" office:value="-9.5524" calcext:value-type="float">
            <text:p>-9.5524</text:p>
          </table:table-cell>
          <table:table-cell table:number-columns-repeated="5"/>
          <table:table-cell table:formula="of:=ROW()" office:value-type="float" office:value="231" calcext:value-type="float">
            <text:p>231</text:p>
          </table:table-cell>
          <table:table-cell table:style-name="ce1" table:formula="of:=AVERAGEIF([.$A$1:.$A$4270];ROW();[.B$1:.B$4270])" office:value-type="float" office:value="-2.8" calcext:value-type="float">
            <text:p>-2.8</text:p>
          </table:table-cell>
          <table:table-cell table:style-name="ce1" table:formula="of:=AVERAGEIF([.$A$1:.$A$4270];ROW();[.C$1:.C$4270])" office:value-type="float" office:value="-68.9" calcext:value-type="float">
            <text:p>-68.9</text:p>
          </table:table-cell>
          <table:table-cell table:style-name="ce1" table:formula="of:=AVERAGEIF([.$A$1:.$A$4270];ROW();[.D$1:.D$4270])" office:value-type="float" office:value="-9.41608" calcext:value-type="float">
            <text:p>-9.4160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3" calcext:value-type="float">
            <text:p>-3</text:p>
          </table:table-cell>
          <table:table-cell office:value-type="float" office:value="-84" calcext:value-type="float">
            <text:p>-84</text:p>
          </table:table-cell>
          <table:table-cell office:value-type="float" office:value="-9.4404" calcext:value-type="float">
            <text:p>-9.4404</text:p>
          </table:table-cell>
          <table:table-cell table:number-columns-repeated="5"/>
          <table:table-cell table:formula="of:=ROW()" office:value-type="float" office:value="232" calcext:value-type="float">
            <text:p>232</text:p>
          </table:table-cell>
          <table:table-cell table:style-name="ce1" table:formula="of:=AVERAGEIF([.$A$1:.$A$4270];ROW();[.B$1:.B$4270])" office:value-type="float" office:value="-2.7" calcext:value-type="float">
            <text:p>-2.7</text:p>
          </table:table-cell>
          <table:table-cell table:style-name="ce1" table:formula="of:=AVERAGEIF([.$A$1:.$A$4270];ROW();[.C$1:.C$4270])" office:value-type="float" office:value="-70.5" calcext:value-type="float">
            <text:p>-70.5</text:p>
          </table:table-cell>
          <table:table-cell table:style-name="ce1" table:formula="of:=AVERAGEIF([.$A$1:.$A$4270];ROW();[.D$1:.D$4270])" office:value-type="float" office:value="-9.32464" calcext:value-type="float">
            <text:p>-9.3246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9.7252" calcext:value-type="float">
            <text:p>-9.7252</text:p>
          </table:table-cell>
          <table:table-cell table:number-columns-repeated="5"/>
          <table:table-cell table:formula="of:=ROW()" office:value-type="float" office:value="233" calcext:value-type="float">
            <text:p>233</text:p>
          </table:table-cell>
          <table:table-cell table:style-name="ce1" table:formula="of:=AVERAGEIF([.$A$1:.$A$4270];ROW();[.B$1:.B$4270])" office:value-type="float" office:value="-2.7" calcext:value-type="float">
            <text:p>-2.7</text:p>
          </table:table-cell>
          <table:table-cell table:style-name="ce1" table:formula="of:=AVERAGEIF([.$A$1:.$A$4270];ROW();[.C$1:.C$4270])" office:value-type="float" office:value="-67.5" calcext:value-type="float">
            <text:p>-67.5</text:p>
          </table:table-cell>
          <table:table-cell table:style-name="ce1" table:formula="of:=AVERAGEIF([.$A$1:.$A$4270];ROW();[.D$1:.D$4270])" office:value-type="float" office:value="-9.31496" calcext:value-type="float">
            <text:p>-9.3149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9.5036" calcext:value-type="float">
            <text:p>-9.5036</text:p>
          </table:table-cell>
          <table:table-cell table:number-columns-repeated="5"/>
          <table:table-cell table:formula="of:=ROW()" office:value-type="float" office:value="234" calcext:value-type="float">
            <text:p>234</text:p>
          </table:table-cell>
          <table:table-cell table:style-name="ce1" table:formula="of:=AVERAGEIF([.$A$1:.$A$4270];ROW();[.B$1:.B$4270])" office:value-type="float" office:value="-2.7" calcext:value-type="float">
            <text:p>-2.7</text:p>
          </table:table-cell>
          <table:table-cell table:style-name="ce1" table:formula="of:=AVERAGEIF([.$A$1:.$A$4270];ROW();[.C$1:.C$4270])" office:value-type="float" office:value="-68.9" calcext:value-type="float">
            <text:p>-68.9</text:p>
          </table:table-cell>
          <table:table-cell table:style-name="ce1" table:formula="of:=AVERAGEIF([.$A$1:.$A$4270];ROW();[.D$1:.D$4270])" office:value-type="float" office:value="-9.30308" calcext:value-type="float">
            <text:p>-9.3030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3" calcext:value-type="float">
            <text:p>-3</text:p>
          </table:table-cell>
          <table:table-cell office:value-type="float" office:value="-70" calcext:value-type="float">
            <text:p>-70</text:p>
          </table:table-cell>
          <table:table-cell office:value-type="float" office:value="-9.1976" calcext:value-type="float">
            <text:p>-9.1976</text:p>
          </table:table-cell>
          <table:table-cell table:number-columns-repeated="5"/>
          <table:table-cell table:formula="of:=ROW()" office:value-type="float" office:value="235" calcext:value-type="float">
            <text:p>235</text:p>
          </table:table-cell>
          <table:table-cell table:style-name="ce1" table:formula="of:=AVERAGEIF([.$A$1:.$A$4270];ROW();[.B$1:.B$4270])" office:value-type="float" office:value="-2.7" calcext:value-type="float">
            <text:p>-2.7</text:p>
          </table:table-cell>
          <table:table-cell table:style-name="ce1" table:formula="of:=AVERAGEIF([.$A$1:.$A$4270];ROW();[.C$1:.C$4270])" office:value-type="float" office:value="-68.7" calcext:value-type="float">
            <text:p>-68.7</text:p>
          </table:table-cell>
          <table:table-cell table:style-name="ce1" table:formula="of:=AVERAGEIF([.$A$1:.$A$4270];ROW();[.D$1:.D$4270])" office:value-type="float" office:value="-9.2258" calcext:value-type="float">
            <text:p>-9.225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3" calcext:value-type="float">
            <text:p>-3</text:p>
          </table:table-cell>
          <table:table-cell office:value-type="float" office:value="-75" calcext:value-type="float">
            <text:p>-75</text:p>
          </table:table-cell>
          <table:table-cell office:value-type="float" office:value="-9.2756" calcext:value-type="float">
            <text:p>-9.2756</text:p>
          </table:table-cell>
          <table:table-cell table:number-columns-repeated="5"/>
          <table:table-cell table:formula="of:=ROW()" office:value-type="float" office:value="236" calcext:value-type="float">
            <text:p>236</text:p>
          </table:table-cell>
          <table:table-cell table:style-name="ce1" table:formula="of:=AVERAGEIF([.$A$1:.$A$4270];ROW();[.B$1:.B$4270])" office:value-type="float" office:value="-2.7" calcext:value-type="float">
            <text:p>-2.7</text:p>
          </table:table-cell>
          <table:table-cell table:style-name="ce1" table:formula="of:=AVERAGEIF([.$A$1:.$A$4270];ROW();[.C$1:.C$4270])" office:value-type="float" office:value="-67.6" calcext:value-type="float">
            <text:p>-67.6</text:p>
          </table:table-cell>
          <table:table-cell table:style-name="ce1" table:formula="of:=AVERAGEIF([.$A$1:.$A$4270];ROW();[.D$1:.D$4270])" office:value-type="float" office:value="-9.20936" calcext:value-type="float">
            <text:p>-9.209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9.4332" calcext:value-type="float">
            <text:p>-9.4332</text:p>
          </table:table-cell>
          <table:table-cell table:number-columns-repeated="5"/>
          <table:table-cell table:formula="of:=ROW()" office:value-type="float" office:value="237" calcext:value-type="float">
            <text:p>237</text:p>
          </table:table-cell>
          <table:table-cell table:style-name="ce1" table:formula="of:=AVERAGEIF([.$A$1:.$A$4270];ROW();[.B$1:.B$4270])" office:value-type="float" office:value="-2.7" calcext:value-type="float">
            <text:p>-2.7</text:p>
          </table:table-cell>
          <table:table-cell table:style-name="ce1" table:formula="of:=AVERAGEIF([.$A$1:.$A$4270];ROW();[.C$1:.C$4270])" office:value-type="float" office:value="-69" calcext:value-type="float">
            <text:p>-69</text:p>
          </table:table-cell>
          <table:table-cell table:style-name="ce1" table:formula="of:=AVERAGEIF([.$A$1:.$A$4270];ROW();[.D$1:.D$4270])" office:value-type="float" office:value="-9.19672" calcext:value-type="float">
            <text:p>-9.1967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3" calcext:value-type="float">
            <text:p>-3</text:p>
          </table:table-cell>
          <table:table-cell office:value-type="float" office:value="-77" calcext:value-type="float">
            <text:p>-77</text:p>
          </table:table-cell>
          <table:table-cell office:value-type="float" office:value="-9.2328" calcext:value-type="float">
            <text:p>-9.2328</text:p>
          </table:table-cell>
          <table:table-cell table:number-columns-repeated="5"/>
          <table:table-cell table:formula="of:=ROW()" office:value-type="float" office:value="238" calcext:value-type="float">
            <text:p>238</text:p>
          </table:table-cell>
          <table:table-cell table:style-name="ce1" table:formula="of:=AVERAGEIF([.$A$1:.$A$4270];ROW();[.B$1:.B$4270])" office:value-type="float" office:value="-2.7" calcext:value-type="float">
            <text:p>-2.7</text:p>
          </table:table-cell>
          <table:table-cell table:style-name="ce1" table:formula="of:=AVERAGEIF([.$A$1:.$A$4270];ROW();[.C$1:.C$4270])" office:value-type="float" office:value="-66.9" calcext:value-type="float">
            <text:p>-66.9</text:p>
          </table:table-cell>
          <table:table-cell table:style-name="ce1" table:formula="of:=AVERAGEIF([.$A$1:.$A$4270];ROW();[.D$1:.D$4270])" office:value-type="float" office:value="-9.17152" calcext:value-type="float">
            <text:p>-9.1715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3" calcext:value-type="float">
            <text:p>-3</text:p>
          </table:table-cell>
          <table:table-cell office:value-type="float" office:value="-79" calcext:value-type="float">
            <text:p>-79</text:p>
          </table:table-cell>
          <table:table-cell office:value-type="float" office:value="-9.4264" calcext:value-type="float">
            <text:p>-9.4264</text:p>
          </table:table-cell>
          <table:table-cell table:number-columns-repeated="5"/>
          <table:table-cell table:formula="of:=ROW()" office:value-type="float" office:value="239" calcext:value-type="float">
            <text:p>239</text:p>
          </table:table-cell>
          <table:table-cell table:style-name="ce1" table:formula="of:=AVERAGEIF([.$A$1:.$A$4270];ROW();[.B$1:.B$4270])" office:value-type="float" office:value="-2.7" calcext:value-type="float">
            <text:p>-2.7</text:p>
          </table:table-cell>
          <table:table-cell table:style-name="ce1" table:formula="of:=AVERAGEIF([.$A$1:.$A$4270];ROW();[.C$1:.C$4270])" office:value-type="float" office:value="-66.9" calcext:value-type="float">
            <text:p>-66.9</text:p>
          </table:table-cell>
          <table:table-cell table:style-name="ce1" table:formula="of:=AVERAGEIF([.$A$1:.$A$4270];ROW();[.D$1:.D$4270])" office:value-type="float" office:value="-9.08084" calcext:value-type="float">
            <text:p>-9.0808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9.3944" calcext:value-type="float">
            <text:p>-9.3944</text:p>
          </table:table-cell>
          <table:table-cell table:number-columns-repeated="5"/>
          <table:table-cell table:formula="of:=ROW()" office:value-type="float" office:value="240" calcext:value-type="float">
            <text:p>240</text:p>
          </table:table-cell>
          <table:table-cell table:style-name="ce1" table:formula="of:=AVERAGEIF([.$A$1:.$A$4270];ROW();[.B$1:.B$4270])" office:value-type="float" office:value="-2.7" calcext:value-type="float">
            <text:p>-2.7</text:p>
          </table:table-cell>
          <table:table-cell table:style-name="ce1" table:formula="of:=AVERAGEIF([.$A$1:.$A$4270];ROW();[.C$1:.C$4270])" office:value-type="float" office:value="-66" calcext:value-type="float">
            <text:p>-66</text:p>
          </table:table-cell>
          <table:table-cell table:style-name="ce1" table:formula="of:=AVERAGEIF([.$A$1:.$A$4270];ROW();[.D$1:.D$4270])" office:value-type="float" office:value="-9.036" calcext:value-type="float">
            <text:p>-9.03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9.154" calcext:value-type="float">
            <text:p>-9.154</text:p>
          </table:table-cell>
          <table:table-cell table:number-columns-repeated="5"/>
          <table:table-cell table:formula="of:=ROW()" office:value-type="float" office:value="241" calcext:value-type="float">
            <text:p>241</text:p>
          </table:table-cell>
          <table:table-cell table:style-name="ce1" table:formula="of:=AVERAGEIF([.$A$1:.$A$4270];ROW();[.B$1:.B$4270])" office:value-type="float" office:value="-2.7" calcext:value-type="float">
            <text:p>-2.7</text:p>
          </table:table-cell>
          <table:table-cell table:style-name="ce1" table:formula="of:=AVERAGEIF([.$A$1:.$A$4270];ROW();[.C$1:.C$4270])" office:value-type="float" office:value="-68.3" calcext:value-type="float">
            <text:p>-68.3</text:p>
          </table:table-cell>
          <table:table-cell table:style-name="ce1" table:formula="of:=AVERAGEIF([.$A$1:.$A$4270];ROW();[.D$1:.D$4270])" office:value-type="float" office:value="-8.95884" calcext:value-type="float">
            <text:p>-8.9588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9.1064" calcext:value-type="float">
            <text:p>-9.1064</text:p>
          </table:table-cell>
          <table:table-cell table:number-columns-repeated="5"/>
          <table:table-cell table:formula="of:=ROW()" office:value-type="float" office:value="242" calcext:value-type="float">
            <text:p>242</text:p>
          </table:table-cell>
          <table:table-cell table:style-name="ce1" table:formula="of:=AVERAGEIF([.$A$1:.$A$4270];ROW();[.B$1:.B$4270])" office:value-type="float" office:value="-2.7" calcext:value-type="float">
            <text:p>-2.7</text:p>
          </table:table-cell>
          <table:table-cell table:style-name="ce1" table:formula="of:=AVERAGEIF([.$A$1:.$A$4270];ROW();[.C$1:.C$4270])" office:value-type="float" office:value="-66.4" calcext:value-type="float">
            <text:p>-66.4</text:p>
          </table:table-cell>
          <table:table-cell table:style-name="ce1" table:formula="of:=AVERAGEIF([.$A$1:.$A$4270];ROW();[.D$1:.D$4270])" office:value-type="float" office:value="-8.97916" calcext:value-type="float">
            <text:p>-8.9791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9.0664" calcext:value-type="float">
            <text:p>-9.0664</text:p>
          </table:table-cell>
          <table:table-cell table:number-columns-repeated="5"/>
          <table:table-cell table:formula="of:=ROW()" office:value-type="float" office:value="243" calcext:value-type="float">
            <text:p>243</text:p>
          </table:table-cell>
          <table:table-cell table:style-name="ce1" table:formula="of:=AVERAGEIF([.$A$1:.$A$4270];ROW();[.B$1:.B$4270])" office:value-type="float" office:value="-2.5" calcext:value-type="float">
            <text:p>-2.5</text:p>
          </table:table-cell>
          <table:table-cell table:style-name="ce1" table:formula="of:=AVERAGEIF([.$A$1:.$A$4270];ROW();[.C$1:.C$4270])" office:value-type="float" office:value="-64.5" calcext:value-type="float">
            <text:p>-64.5</text:p>
          </table:table-cell>
          <table:table-cell table:style-name="ce1" table:formula="of:=AVERAGEIF([.$A$1:.$A$4270];ROW();[.D$1:.D$4270])" office:value-type="float" office:value="-8.87728" calcext:value-type="float">
            <text:p>-8.8772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8.7568" calcext:value-type="float">
            <text:p>-8.7568</text:p>
          </table:table-cell>
          <table:table-cell table:number-columns-repeated="5"/>
          <table:table-cell table:formula="of:=ROW()" office:value-type="float" office:value="244" calcext:value-type="float">
            <text:p>244</text:p>
          </table:table-cell>
          <table:table-cell table:style-name="ce1" table:formula="of:=AVERAGEIF([.$A$1:.$A$4270];ROW();[.B$1:.B$4270])" office:value-type="float" office:value="-2.77777777777778" calcext:value-type="float">
            <text:p>-2.7777777778</text:p>
          </table:table-cell>
          <table:table-cell table:style-name="ce1" table:formula="of:=AVERAGEIF([.$A$1:.$A$4270];ROW();[.C$1:.C$4270])" office:value-type="float" office:value="-64.2222222222222" calcext:value-type="float">
            <text:p>-64.2222222222</text:p>
          </table:table-cell>
          <table:table-cell table:style-name="ce1" table:formula="of:=AVERAGEIF([.$A$1:.$A$4270];ROW();[.D$1:.D$4270])" office:value-type="float" office:value="-9.01542222222222" calcext:value-type="float">
            <text:p>-9.015422222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3" calcext:value-type="float">
            <text:p>-3</text:p>
          </table:table-cell>
          <table:table-cell office:value-type="float" office:value="-74" calcext:value-type="float">
            <text:p>-74</text:p>
          </table:table-cell>
          <table:table-cell office:value-type="float" office:value="-8.76" calcext:value-type="float">
            <text:p>-8.76</text:p>
          </table:table-cell>
          <table:table-cell table:number-columns-repeated="5"/>
          <table:table-cell table:formula="of:=ROW()" office:value-type="float" office:value="245" calcext:value-type="float">
            <text:p>245</text:p>
          </table:table-cell>
          <table:table-cell table:style-name="ce1" table:formula="of:=AVERAGEIF([.$A$1:.$A$4270];ROW();[.B$1:.B$4270])" office:value-type="float" office:value="-2.77777777777778" calcext:value-type="float">
            <text:p>-2.7777777778</text:p>
          </table:table-cell>
          <table:table-cell table:style-name="ce1" table:formula="of:=AVERAGEIF([.$A$1:.$A$4270];ROW();[.C$1:.C$4270])" office:value-type="float" office:value="-62.7777777777778" calcext:value-type="float">
            <text:p>-62.7777777778</text:p>
          </table:table-cell>
          <table:table-cell table:style-name="ce1" table:formula="of:=AVERAGEIF([.$A$1:.$A$4270];ROW();[.D$1:.D$4270])" office:value-type="float" office:value="-8.95591111111111" calcext:value-type="float">
            <text:p>-8.955911111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9.0544" calcext:value-type="float">
            <text:p>-9.0544</text:p>
          </table:table-cell>
          <table:table-cell table:number-columns-repeated="5"/>
          <table:table-cell table:formula="of:=ROW()" office:value-type="float" office:value="246" calcext:value-type="float">
            <text:p>246</text:p>
          </table:table-cell>
          <table:table-cell table:style-name="ce1" table:formula="of:=AVERAGEIF([.$A$1:.$A$4270];ROW();[.B$1:.B$4270])" office:value-type="float" office:value="-2.77777777777778" calcext:value-type="float">
            <text:p>-2.7777777778</text:p>
          </table:table-cell>
          <table:table-cell table:style-name="ce1" table:formula="of:=AVERAGEIF([.$A$1:.$A$4270];ROW();[.C$1:.C$4270])" office:value-type="float" office:value="-64.7777777777778" calcext:value-type="float">
            <text:p>-64.7777777778</text:p>
          </table:table-cell>
          <table:table-cell table:style-name="ce1" table:formula="of:=AVERAGEIF([.$A$1:.$A$4270];ROW();[.D$1:.D$4270])" office:value-type="float" office:value="-8.91924444444445" calcext:value-type="float">
            <text:p>-8.919244444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 office:value-type="float" office:value="-8.9412" calcext:value-type="float">
            <text:p>-8.9412</text:p>
          </table:table-cell>
          <table:table-cell table:number-columns-repeated="5"/>
          <table:table-cell table:formula="of:=ROW()" office:value-type="float" office:value="247" calcext:value-type="float">
            <text:p>247</text:p>
          </table:table-cell>
          <table:table-cell table:style-name="ce1" table:formula="of:=AVERAGEIF([.$A$1:.$A$4270];ROW();[.B$1:.B$4270])" office:value-type="float" office:value="-2.77777777777778" calcext:value-type="float">
            <text:p>-2.7777777778</text:p>
          </table:table-cell>
          <table:table-cell table:style-name="ce1" table:formula="of:=AVERAGEIF([.$A$1:.$A$4270];ROW();[.C$1:.C$4270])" office:value-type="float" office:value="-66.2222222222222" calcext:value-type="float">
            <text:p>-66.2222222222</text:p>
          </table:table-cell>
          <table:table-cell table:style-name="ce1" table:formula="of:=AVERAGEIF([.$A$1:.$A$4270];ROW();[.D$1:.D$4270])" office:value-type="float" office:value="-8.92586666666667" calcext:value-type="float">
            <text:p>-8.925866666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3" calcext:value-type="float">
            <text:p>-3</text:p>
          </table:table-cell>
          <table:table-cell office:value-type="float" office:value="-78" calcext:value-type="float">
            <text:p>-78</text:p>
          </table:table-cell>
          <table:table-cell office:value-type="float" office:value="-8.95" calcext:value-type="float">
            <text:p>-8.95</text:p>
          </table:table-cell>
          <table:table-cell table:number-columns-repeated="5"/>
          <table:table-cell table:formula="of:=ROW()" office:value-type="float" office:value="248" calcext:value-type="float">
            <text:p>248</text:p>
          </table:table-cell>
          <table:table-cell table:style-name="ce1" table:formula="of:=AVERAGEIF([.$A$1:.$A$4270];ROW();[.B$1:.B$4270])" office:value-type="float" office:value="-2.66666666666667" calcext:value-type="float">
            <text:p>-2.6666666667</text:p>
          </table:table-cell>
          <table:table-cell table:style-name="ce1" table:formula="of:=AVERAGEIF([.$A$1:.$A$4270];ROW();[.C$1:.C$4270])" office:value-type="float" office:value="-69.3333333333333" calcext:value-type="float">
            <text:p>-69.3333333333</text:p>
          </table:table-cell>
          <table:table-cell table:style-name="ce1" table:formula="of:=AVERAGEIF([.$A$1:.$A$4270];ROW();[.D$1:.D$4270])" office:value-type="float" office:value="-8.94133333333333" calcext:value-type="float">
            <text:p>-8.941333333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9.174" calcext:value-type="float">
            <text:p>-9.174</text:p>
          </table:table-cell>
          <table:table-cell table:number-columns-repeated="5"/>
          <table:table-cell table:formula="of:=ROW()" office:value-type="float" office:value="249" calcext:value-type="float">
            <text:p>249</text:p>
          </table:table-cell>
          <table:table-cell table:style-name="ce1" table:formula="of:=AVERAGEIF([.$A$1:.$A$4270];ROW();[.B$1:.B$4270])" office:value-type="float" office:value="-3" calcext:value-type="float">
            <text:p>-3</text:p>
          </table:table-cell>
          <table:table-cell table:style-name="ce1" table:formula="of:=AVERAGEIF([.$A$1:.$A$4270];ROW();[.C$1:.C$4270])" office:value-type="float" office:value="-70.25" calcext:value-type="float">
            <text:p>-70.25</text:p>
          </table:table-cell>
          <table:table-cell table:style-name="ce1" table:formula="of:=AVERAGEIF([.$A$1:.$A$4270];ROW();[.D$1:.D$4270])" office:value-type="float" office:value="-9.0439" calcext:value-type="float">
            <text:p>-9.04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9.0592" calcext:value-type="float">
            <text:p>-9.0592</text:p>
          </table:table-cell>
          <table:table-cell table:number-columns-repeated="5"/>
          <table:table-cell table:formula="of:=ROW()" office:value-type="float" office:value="250" calcext:value-type="float">
            <text:p>250</text:p>
          </table:table-cell>
          <table:table-cell table:style-name="ce1" table:formula="of:=AVERAGEIF([.$A$1:.$A$4270];ROW();[.B$1:.B$4270])" office:value-type="float" office:value="-3" calcext:value-type="float">
            <text:p>-3</text:p>
          </table:table-cell>
          <table:table-cell table:style-name="ce1" table:formula="of:=AVERAGEIF([.$A$1:.$A$4270];ROW();[.C$1:.C$4270])" office:value-type="float" office:value="-65.625" calcext:value-type="float">
            <text:p>-65.625</text:p>
          </table:table-cell>
          <table:table-cell table:style-name="ce1" table:formula="of:=AVERAGEIF([.$A$1:.$A$4270];ROW();[.D$1:.D$4270])" office:value-type="float" office:value="-8.99665" calcext:value-type="float">
            <text:p>-8.9966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9.0584" calcext:value-type="float">
            <text:p>-9.0584</text:p>
          </table:table-cell>
          <table:table-cell table:number-columns-repeated="5"/>
          <table:table-cell table:formula="of:=ROW()" office:value-type="float" office:value="251" calcext:value-type="float">
            <text:p>251</text:p>
          </table:table-cell>
          <table:table-cell table:style-name="ce1" table:formula="of:=AVERAGEIF([.$A$1:.$A$4270];ROW();[.B$1:.B$4270])" office:value-type="float" office:value="-3" calcext:value-type="float">
            <text:p>-3</text:p>
          </table:table-cell>
          <table:table-cell table:style-name="ce1" table:formula="of:=AVERAGEIF([.$A$1:.$A$4270];ROW();[.C$1:.C$4270])" office:value-type="float" office:value="-69.125" calcext:value-type="float">
            <text:p>-69.125</text:p>
          </table:table-cell>
          <table:table-cell table:style-name="ce1" table:formula="of:=AVERAGEIF([.$A$1:.$A$4270];ROW();[.D$1:.D$4270])" office:value-type="float" office:value="-8.95375" calcext:value-type="float">
            <text:p>-8.9537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8.784" calcext:value-type="float">
            <text:p>-8.784</text:p>
          </table:table-cell>
          <table:table-cell table:number-columns-repeated="5"/>
          <table:table-cell table:formula="of:=ROW()" office:value-type="float" office:value="252" calcext:value-type="float">
            <text:p>252</text:p>
          </table:table-cell>
          <table:table-cell table:style-name="ce1" table:formula="of:=AVERAGEIF([.$A$1:.$A$4270];ROW();[.B$1:.B$4270])" office:value-type="float" office:value="-3" calcext:value-type="float">
            <text:p>-3</text:p>
          </table:table-cell>
          <table:table-cell table:style-name="ce1" table:formula="of:=AVERAGEIF([.$A$1:.$A$4270];ROW();[.C$1:.C$4270])" office:value-type="float" office:value="-71.125" calcext:value-type="float">
            <text:p>-71.125</text:p>
          </table:table-cell>
          <table:table-cell table:style-name="ce1" table:formula="of:=AVERAGEIF([.$A$1:.$A$4270];ROW();[.D$1:.D$4270])" office:value-type="float" office:value="-8.91" calcext:value-type="float">
            <text:p>-8.9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3" calcext:value-type="float">
            <text:p>-3</text:p>
          </table:table-cell>
          <table:table-cell office:value-type="float" office:value="-72" calcext:value-type="float">
            <text:p>-72</text:p>
          </table:table-cell>
          <table:table-cell office:value-type="float" office:value="-8.7852" calcext:value-type="float">
            <text:p>-8.7852</text:p>
          </table:table-cell>
          <table:table-cell table:number-columns-repeated="5"/>
          <table:table-cell table:formula="of:=ROW()" office:value-type="float" office:value="253" calcext:value-type="float">
            <text:p>253</text:p>
          </table:table-cell>
          <table:table-cell table:style-name="ce1" table:formula="of:=AVERAGEIF([.$A$1:.$A$4270];ROW();[.B$1:.B$4270])" office:value-type="float" office:value="-3" calcext:value-type="float">
            <text:p>-3</text:p>
          </table:table-cell>
          <table:table-cell table:style-name="ce1" table:formula="of:=AVERAGEIF([.$A$1:.$A$4270];ROW();[.C$1:.C$4270])" office:value-type="float" office:value="-69.375" calcext:value-type="float">
            <text:p>-69.375</text:p>
          </table:table-cell>
          <table:table-cell table:style-name="ce1" table:formula="of:=AVERAGEIF([.$A$1:.$A$4270];ROW();[.D$1:.D$4270])" office:value-type="float" office:value="-8.98115" calcext:value-type="float">
            <text:p>-8.9811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3" calcext:value-type="float">
            <text:p>-3</text:p>
          </table:table-cell>
          <table:table-cell office:value-type="float" office:value="-54" calcext:value-type="float">
            <text:p>-54</text:p>
          </table:table-cell>
          <table:table-cell office:value-type="float" office:value="-8.8608" calcext:value-type="float">
            <text:p>-8.8608</text:p>
          </table:table-cell>
          <table:table-cell table:number-columns-repeated="5"/>
          <table:table-cell table:formula="of:=ROW()" office:value-type="float" office:value="254" calcext:value-type="float">
            <text:p>254</text:p>
          </table:table-cell>
          <table:table-cell table:style-name="ce1" table:formula="of:=AVERAGEIF([.$A$1:.$A$4270];ROW();[.B$1:.B$4270])" office:value-type="float" office:value="-2.875" calcext:value-type="float">
            <text:p>-2.875</text:p>
          </table:table-cell>
          <table:table-cell table:style-name="ce1" table:formula="of:=AVERAGEIF([.$A$1:.$A$4270];ROW();[.C$1:.C$4270])" office:value-type="float" office:value="-65.125" calcext:value-type="float">
            <text:p>-65.125</text:p>
          </table:table-cell>
          <table:table-cell table:style-name="ce1" table:formula="of:=AVERAGEIF([.$A$1:.$A$4270];ROW();[.D$1:.D$4270])" office:value-type="float" office:value="-9.0133" calcext:value-type="float">
            <text:p>-9.01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3" calcext:value-type="float">
            <text:p>-3</text:p>
          </table:table-cell>
          <table:table-cell office:value-type="float" office:value="-69" calcext:value-type="float">
            <text:p>-69</text:p>
          </table:table-cell>
          <table:table-cell office:value-type="float" office:value="-8.676" calcext:value-type="float">
            <text:p>-8.676</text:p>
          </table:table-cell>
          <table:table-cell table:number-columns-repeated="5"/>
          <table:table-cell table:formula="of:=ROW()" office:value-type="float" office:value="255" calcext:value-type="float">
            <text:p>255</text:p>
          </table:table-cell>
          <table:table-cell table:style-name="ce1" table:formula="of:=AVERAGEIF([.$A$1:.$A$4270];ROW();[.B$1:.B$4270])" office:value-type="float" office:value="-2.875" calcext:value-type="float">
            <text:p>-2.875</text:p>
          </table:table-cell>
          <table:table-cell table:style-name="ce1" table:formula="of:=AVERAGEIF([.$A$1:.$A$4270];ROW();[.C$1:.C$4270])" office:value-type="float" office:value="-66.625" calcext:value-type="float">
            <text:p>-66.625</text:p>
          </table:table-cell>
          <table:table-cell table:style-name="ce1" table:formula="of:=AVERAGEIF([.$A$1:.$A$4270];ROW();[.D$1:.D$4270])" office:value-type="float" office:value="-8.93905" calcext:value-type="float">
            <text:p>-8.9390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3" calcext:value-type="float">
            <text:p>-3</text:p>
          </table:table-cell>
          <table:table-cell office:value-type="float" office:value="-62" calcext:value-type="float">
            <text:p>-62</text:p>
          </table:table-cell>
          <table:table-cell office:value-type="float" office:value="-8.854" calcext:value-type="float">
            <text:p>-8.854</text:p>
          </table:table-cell>
          <table:table-cell table:number-columns-repeated="5"/>
          <table:table-cell table:formula="of:=ROW()" office:value-type="float" office:value="256" calcext:value-type="float">
            <text:p>256</text:p>
          </table:table-cell>
          <table:table-cell table:style-name="ce1" table:formula="of:=AVERAGEIF([.$A$1:.$A$4270];ROW();[.B$1:.B$4270])" office:value-type="float" office:value="-2.875" calcext:value-type="float">
            <text:p>-2.875</text:p>
          </table:table-cell>
          <table:table-cell table:style-name="ce1" table:formula="of:=AVERAGEIF([.$A$1:.$A$4270];ROW();[.C$1:.C$4270])" office:value-type="float" office:value="-63.625" calcext:value-type="float">
            <text:p>-63.625</text:p>
          </table:table-cell>
          <table:table-cell table:style-name="ce1" table:formula="of:=AVERAGEIF([.$A$1:.$A$4270];ROW();[.D$1:.D$4270])" office:value-type="float" office:value="-8.9764" calcext:value-type="float">
            <text:p>-8.976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8.7128" calcext:value-type="float">
            <text:p>-8.7128</text:p>
          </table:table-cell>
          <table:table-cell table:number-columns-repeated="5"/>
          <table:table-cell table:formula="of:=ROW()" office:value-type="float" office:value="257" calcext:value-type="float">
            <text:p>257</text:p>
          </table:table-cell>
          <table:table-cell table:style-name="ce1" table:formula="of:=AVERAGEIF([.$A$1:.$A$4270];ROW();[.B$1:.B$4270])" office:value-type="float" office:value="-2.875" calcext:value-type="float">
            <text:p>-2.875</text:p>
          </table:table-cell>
          <table:table-cell table:style-name="ce1" table:formula="of:=AVERAGEIF([.$A$1:.$A$4270];ROW();[.C$1:.C$4270])" office:value-type="float" office:value="-68.25" calcext:value-type="float">
            <text:p>-68.25</text:p>
          </table:table-cell>
          <table:table-cell table:style-name="ce1" table:formula="of:=AVERAGEIF([.$A$1:.$A$4270];ROW();[.D$1:.D$4270])" office:value-type="float" office:value="-8.80945" calcext:value-type="float">
            <text:p>-8.8094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8.7548" calcext:value-type="float">
            <text:p>-8.7548</text:p>
          </table:table-cell>
          <table:table-cell table:number-columns-repeated="5"/>
          <table:table-cell table:formula="of:=ROW()" office:value-type="float" office:value="258" calcext:value-type="float">
            <text:p>258</text:p>
          </table:table-cell>
          <table:table-cell table:style-name="ce1" table:formula="of:=AVERAGEIF([.$A$1:.$A$4270];ROW();[.B$1:.B$4270])" office:value-type="float" office:value="-2.875" calcext:value-type="float">
            <text:p>-2.875</text:p>
          </table:table-cell>
          <table:table-cell table:style-name="ce1" table:formula="of:=AVERAGEIF([.$A$1:.$A$4270];ROW();[.C$1:.C$4270])" office:value-type="float" office:value="-65.375" calcext:value-type="float">
            <text:p>-65.375</text:p>
          </table:table-cell>
          <table:table-cell table:style-name="ce1" table:formula="of:=AVERAGEIF([.$A$1:.$A$4270];ROW();[.D$1:.D$4270])" office:value-type="float" office:value="-8.8534" calcext:value-type="float">
            <text:p>-8.853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8.7048" calcext:value-type="float">
            <text:p>-8.7048</text:p>
          </table:table-cell>
          <table:table-cell table:number-columns-repeated="5"/>
          <table:table-cell table:formula="of:=ROW()" office:value-type="float" office:value="259" calcext:value-type="float">
            <text:p>259</text:p>
          </table:table-cell>
          <table:table-cell table:style-name="ce1" table:formula="of:=AVERAGEIF([.$A$1:.$A$4270];ROW();[.B$1:.B$4270])" office:value-type="float" office:value="-2.875" calcext:value-type="float">
            <text:p>-2.875</text:p>
          </table:table-cell>
          <table:table-cell table:style-name="ce1" table:formula="of:=AVERAGEIF([.$A$1:.$A$4270];ROW();[.C$1:.C$4270])" office:value-type="float" office:value="-66.5" calcext:value-type="float">
            <text:p>-66.5</text:p>
          </table:table-cell>
          <table:table-cell table:style-name="ce1" table:formula="of:=AVERAGEIF([.$A$1:.$A$4270];ROW();[.D$1:.D$4270])" office:value-type="float" office:value="-8.81155" calcext:value-type="float">
            <text:p>-8.8115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3" calcext:value-type="float">
            <text:p>-3</text:p>
          </table:table-cell>
          <table:table-cell office:value-type="float" office:value="-79" calcext:value-type="float">
            <text:p>-79</text:p>
          </table:table-cell>
          <table:table-cell office:value-type="float" office:value="-8.5104" calcext:value-type="float">
            <text:p>-8.5104</text:p>
          </table:table-cell>
          <table:table-cell table:number-columns-repeated="5"/>
          <table:table-cell table:formula="of:=ROW()" office:value-type="float" office:value="260" calcext:value-type="float">
            <text:p>260</text:p>
          </table:table-cell>
          <table:table-cell table:style-name="ce1" table:formula="of:=AVERAGEIF([.$A$1:.$A$4270];ROW();[.B$1:.B$4270])" office:value-type="float" office:value="-2.75" calcext:value-type="float">
            <text:p>-2.75</text:p>
          </table:table-cell>
          <table:table-cell table:style-name="ce1" table:formula="of:=AVERAGEIF([.$A$1:.$A$4270];ROW();[.C$1:.C$4270])" office:value-type="float" office:value="-62.375" calcext:value-type="float">
            <text:p>-62.375</text:p>
          </table:table-cell>
          <table:table-cell table:style-name="ce1" table:formula="of:=AVERAGEIF([.$A$1:.$A$4270];ROW();[.D$1:.D$4270])" office:value-type="float" office:value="-8.7137" calcext:value-type="float">
            <text:p>-8.713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3" calcext:value-type="float">
            <text:p>-3</text:p>
          </table:table-cell>
          <table:table-cell office:value-type="float" office:value="-81" calcext:value-type="float">
            <text:p>-81</text:p>
          </table:table-cell>
          <table:table-cell office:value-type="float" office:value="-8.5996" calcext:value-type="float">
            <text:p>-8.5996</text:p>
          </table:table-cell>
          <table:table-cell table:number-columns-repeated="5"/>
          <table:table-cell table:formula="of:=ROW()" office:value-type="float" office:value="261" calcext:value-type="float">
            <text:p>261</text:p>
          </table:table-cell>
          <table:table-cell table:style-name="ce1" table:formula="of:=AVERAGEIF([.$A$1:.$A$4270];ROW();[.B$1:.B$4270])" office:value-type="float" office:value="-2.75" calcext:value-type="float">
            <text:p>-2.75</text:p>
          </table:table-cell>
          <table:table-cell table:style-name="ce1" table:formula="of:=AVERAGEIF([.$A$1:.$A$4270];ROW();[.C$1:.C$4270])" office:value-type="float" office:value="-69" calcext:value-type="float">
            <text:p>-69</text:p>
          </table:table-cell>
          <table:table-cell table:style-name="ce1" table:formula="of:=AVERAGEIF([.$A$1:.$A$4270];ROW();[.D$1:.D$4270])" office:value-type="float" office:value="-8.6023" calcext:value-type="float">
            <text:p>-8.602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8.8132" calcext:value-type="float">
            <text:p>-8.8132</text:p>
          </table:table-cell>
          <table:table-cell table:number-columns-repeated="5"/>
          <table:table-cell table:formula="of:=ROW()" office:value-type="float" office:value="262" calcext:value-type="float">
            <text:p>262</text:p>
          </table:table-cell>
          <table:table-cell table:style-name="ce1" table:formula="of:=AVERAGEIF([.$A$1:.$A$4270];ROW();[.B$1:.B$4270])" office:value-type="float" office:value="-2.75" calcext:value-type="float">
            <text:p>-2.75</text:p>
          </table:table-cell>
          <table:table-cell table:style-name="ce1" table:formula="of:=AVERAGEIF([.$A$1:.$A$4270];ROW();[.C$1:.C$4270])" office:value-type="float" office:value="-67.125" calcext:value-type="float">
            <text:p>-67.125</text:p>
          </table:table-cell>
          <table:table-cell table:style-name="ce1" table:formula="of:=AVERAGEIF([.$A$1:.$A$4270];ROW();[.D$1:.D$4270])" office:value-type="float" office:value="-8.67815" calcext:value-type="float">
            <text:p>-8.6781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3" calcext:value-type="float">
            <text:p>-3</text:p>
          </table:table-cell>
          <table:table-cell office:value-type="float" office:value="-71" calcext:value-type="float">
            <text:p>-71</text:p>
          </table:table-cell>
          <table:table-cell office:value-type="float" office:value="-8.6396" calcext:value-type="float">
            <text:p>-8.6396</text:p>
          </table:table-cell>
          <table:table-cell table:number-columns-repeated="5"/>
          <table:table-cell table:formula="of:=ROW()" office:value-type="float" office:value="263" calcext:value-type="float">
            <text:p>263</text:p>
          </table:table-cell>
          <table:table-cell table:style-name="ce1" table:formula="of:=AVERAGEIF([.$A$1:.$A$4270];ROW();[.B$1:.B$4270])" office:value-type="float" office:value="-2.625" calcext:value-type="float">
            <text:p>-2.625</text:p>
          </table:table-cell>
          <table:table-cell table:style-name="ce1" table:formula="of:=AVERAGEIF([.$A$1:.$A$4270];ROW();[.C$1:.C$4270])" office:value-type="float" office:value="-71.125" calcext:value-type="float">
            <text:p>-71.125</text:p>
          </table:table-cell>
          <table:table-cell table:style-name="ce1" table:formula="of:=AVERAGEIF([.$A$1:.$A$4270];ROW();[.D$1:.D$4270])" office:value-type="float" office:value="-8.68705" calcext:value-type="float">
            <text:p>-8.6870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3" calcext:value-type="float">
            <text:p>-3</text:p>
          </table:table-cell>
          <table:table-cell office:value-type="float" office:value="-68" calcext:value-type="float">
            <text:p>-68</text:p>
          </table:table-cell>
          <table:table-cell office:value-type="float" office:value="-8.6324" calcext:value-type="float">
            <text:p>-8.6324</text:p>
          </table:table-cell>
          <table:table-cell table:number-columns-repeated="5"/>
          <table:table-cell table:formula="of:=ROW()" office:value-type="float" office:value="264" calcext:value-type="float">
            <text:p>264</text:p>
          </table:table-cell>
          <table:table-cell table:style-name="ce1" table:formula="of:=AVERAGEIF([.$A$1:.$A$4270];ROW();[.B$1:.B$4270])" office:value-type="float" office:value="-2.5" calcext:value-type="float">
            <text:p>-2.5</text:p>
          </table:table-cell>
          <table:table-cell table:style-name="ce1" table:formula="of:=AVERAGEIF([.$A$1:.$A$4270];ROW();[.C$1:.C$4270])" office:value-type="float" office:value="-64.25" calcext:value-type="float">
            <text:p>-64.25</text:p>
          </table:table-cell>
          <table:table-cell table:style-name="ce1" table:formula="of:=AVERAGEIF([.$A$1:.$A$4270];ROW();[.D$1:.D$4270])" office:value-type="float" office:value="-8.6847" calcext:value-type="float">
            <text:p>-8.684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8.5468" calcext:value-type="float">
            <text:p>-8.5468</text:p>
          </table:table-cell>
          <table:table-cell table:number-columns-repeated="5"/>
          <table:table-cell table:formula="of:=ROW()" office:value-type="float" office:value="265" calcext:value-type="float">
            <text:p>265</text:p>
          </table:table-cell>
          <table:table-cell table:style-name="ce1" table:formula="of:=AVERAGEIF([.$A$1:.$A$4270];ROW();[.B$1:.B$4270])" office:value-type="float" office:value="-2.5" calcext:value-type="float">
            <text:p>-2.5</text:p>
          </table:table-cell>
          <table:table-cell table:style-name="ce1" table:formula="of:=AVERAGEIF([.$A$1:.$A$4270];ROW();[.C$1:.C$4270])" office:value-type="float" office:value="-61.5" calcext:value-type="float">
            <text:p>-61.5</text:p>
          </table:table-cell>
          <table:table-cell table:style-name="ce1" table:formula="of:=AVERAGEIF([.$A$1:.$A$4270];ROW();[.D$1:.D$4270])" office:value-type="float" office:value="-8.6438" calcext:value-type="float">
            <text:p>-8.643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8.2868" calcext:value-type="float">
            <text:p>-8.2868</text:p>
          </table:table-cell>
          <table:table-cell table:number-columns-repeated="5"/>
          <table:table-cell table:formula="of:=ROW()" office:value-type="float" office:value="266" calcext:value-type="float">
            <text:p>266</text:p>
          </table:table-cell>
          <table:table-cell table:style-name="ce1" table:formula="of:=AVERAGEIF([.$A$1:.$A$4270];ROW();[.B$1:.B$4270])" office:value-type="float" office:value="-2.5" calcext:value-type="float">
            <text:p>-2.5</text:p>
          </table:table-cell>
          <table:table-cell table:style-name="ce1" table:formula="of:=AVERAGEIF([.$A$1:.$A$4270];ROW();[.C$1:.C$4270])" office:value-type="float" office:value="-63" calcext:value-type="float">
            <text:p>-63</text:p>
          </table:table-cell>
          <table:table-cell table:style-name="ce1" table:formula="of:=AVERAGEIF([.$A$1:.$A$4270];ROW();[.D$1:.D$4270])" office:value-type="float" office:value="-8.4874" calcext:value-type="float">
            <text:p>-8.487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3" calcext:value-type="float">
            <text:p>-3</text:p>
          </table:table-cell>
          <table:table-cell office:value-type="float" office:value="-73" calcext:value-type="float">
            <text:p>-73</text:p>
          </table:table-cell>
          <table:table-cell office:value-type="float" office:value="-8.3884" calcext:value-type="float">
            <text:p>-8.3884</text:p>
          </table:table-cell>
          <table:table-cell table:number-columns-repeated="5"/>
          <table:table-cell table:formula="of:=ROW()" office:value-type="float" office:value="267" calcext:value-type="float">
            <text:p>267</text:p>
          </table:table-cell>
          <table:table-cell table:style-name="ce1" table:formula="of:=AVERAGEIF([.$A$1:.$A$4270];ROW();[.B$1:.B$4270])" office:value-type="float" office:value="-2.5" calcext:value-type="float">
            <text:p>-2.5</text:p>
          </table:table-cell>
          <table:table-cell table:style-name="ce1" table:formula="of:=AVERAGEIF([.$A$1:.$A$4270];ROW();[.C$1:.C$4270])" office:value-type="float" office:value="-70" calcext:value-type="float">
            <text:p>-70</text:p>
          </table:table-cell>
          <table:table-cell table:style-name="ce1" table:formula="of:=AVERAGEIF([.$A$1:.$A$4270];ROW();[.D$1:.D$4270])" office:value-type="float" office:value="-8.50805" calcext:value-type="float">
            <text:p>-8.5080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8.5672" calcext:value-type="float">
            <text:p>-8.5672</text:p>
          </table:table-cell>
          <table:table-cell table:number-columns-repeated="5"/>
          <table:table-cell table:formula="of:=ROW()" office:value-type="float" office:value="268" calcext:value-type="float">
            <text:p>268</text:p>
          </table:table-cell>
          <table:table-cell table:style-name="ce1" table:formula="of:=AVERAGEIF([.$A$1:.$A$4270];ROW();[.B$1:.B$4270])" office:value-type="float" office:value="-2.5" calcext:value-type="float">
            <text:p>-2.5</text:p>
          </table:table-cell>
          <table:table-cell table:style-name="ce1" table:formula="of:=AVERAGEIF([.$A$1:.$A$4270];ROW();[.C$1:.C$4270])" office:value-type="float" office:value="-68.125" calcext:value-type="float">
            <text:p>-68.125</text:p>
          </table:table-cell>
          <table:table-cell table:style-name="ce1" table:formula="of:=AVERAGEIF([.$A$1:.$A$4270];ROW();[.D$1:.D$4270])" office:value-type="float" office:value="-8.5649" calcext:value-type="float">
            <text:p>-8.564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3" calcext:value-type="float">
            <text:p>-3</text:p>
          </table:table-cell>
          <table:table-cell office:value-type="float" office:value="-70" calcext:value-type="float">
            <text:p>-70</text:p>
          </table:table-cell>
          <table:table-cell office:value-type="float" office:value="-8.3808" calcext:value-type="float">
            <text:p>-8.3808</text:p>
          </table:table-cell>
          <table:table-cell table:number-columns-repeated="5"/>
          <table:table-cell table:formula="of:=ROW()" office:value-type="float" office:value="269" calcext:value-type="float">
            <text:p>269</text:p>
          </table:table-cell>
          <table:table-cell table:style-name="ce1" table:formula="of:=AVERAGEIF([.$A$1:.$A$4270];ROW();[.B$1:.B$4270])" office:value-type="float" office:value="-2.5" calcext:value-type="float">
            <text:p>-2.5</text:p>
          </table:table-cell>
          <table:table-cell table:style-name="ce1" table:formula="of:=AVERAGEIF([.$A$1:.$A$4270];ROW();[.C$1:.C$4270])" office:value-type="float" office:value="-69.125" calcext:value-type="float">
            <text:p>-69.125</text:p>
          </table:table-cell>
          <table:table-cell table:style-name="ce1" table:formula="of:=AVERAGEIF([.$A$1:.$A$4270];ROW();[.D$1:.D$4270])" office:value-type="float" office:value="-8.56985" calcext:value-type="float">
            <text:p>-8.5698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3" calcext:value-type="float">
            <text:p>-3</text:p>
          </table:table-cell>
          <table:table-cell office:value-type="float" office:value="-72" calcext:value-type="float">
            <text:p>-72</text:p>
          </table:table-cell>
          <table:table-cell office:value-type="float" office:value="-8.8064" calcext:value-type="float">
            <text:p>-8.8064</text:p>
          </table:table-cell>
          <table:table-cell table:number-columns-repeated="5"/>
          <table:table-cell table:formula="of:=ROW()" office:value-type="float" office:value="270" calcext:value-type="float">
            <text:p>270</text:p>
          </table:table-cell>
          <table:table-cell table:style-name="ce1" table:formula="of:=AVERAGEIF([.$A$1:.$A$4270];ROW();[.B$1:.B$4270])" office:value-type="float" office:value="-2.5" calcext:value-type="float">
            <text:p>-2.5</text:p>
          </table:table-cell>
          <table:table-cell table:style-name="ce1" table:formula="of:=AVERAGEIF([.$A$1:.$A$4270];ROW();[.C$1:.C$4270])" office:value-type="float" office:value="-68.625" calcext:value-type="float">
            <text:p>-68.625</text:p>
          </table:table-cell>
          <table:table-cell table:style-name="ce1" table:formula="of:=AVERAGEIF([.$A$1:.$A$4270];ROW();[.D$1:.D$4270])" office:value-type="float" office:value="-8.54265" calcext:value-type="float">
            <text:p>-8.5426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3" calcext:value-type="float">
            <text:p>-3</text:p>
          </table:table-cell>
          <table:table-cell office:value-type="float" office:value="-70" calcext:value-type="float">
            <text:p>-70</text:p>
          </table:table-cell>
          <table:table-cell office:value-type="float" office:value="-8.478" calcext:value-type="float">
            <text:p>-8.478</text:p>
          </table:table-cell>
          <table:table-cell table:number-columns-repeated="5"/>
          <table:table-cell table:formula="of:=ROW()" office:value-type="float" office:value="271" calcext:value-type="float">
            <text:p>271</text:p>
          </table:table-cell>
          <table:table-cell table:style-name="ce1" table:formula="of:=AVERAGEIF([.$A$1:.$A$4270];ROW();[.B$1:.B$4270])" office:value-type="float" office:value="-2.5" calcext:value-type="float">
            <text:p>-2.5</text:p>
          </table:table-cell>
          <table:table-cell table:style-name="ce1" table:formula="of:=AVERAGEIF([.$A$1:.$A$4270];ROW();[.C$1:.C$4270])" office:value-type="float" office:value="-70.25" calcext:value-type="float">
            <text:p>-70.25</text:p>
          </table:table-cell>
          <table:table-cell table:style-name="ce1" table:formula="of:=AVERAGEIF([.$A$1:.$A$4270];ROW();[.D$1:.D$4270])" office:value-type="float" office:value="-8.4838" calcext:value-type="float">
            <text:p>-8.483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3" calcext:value-type="float">
            <text:p>-3</text:p>
          </table:table-cell>
          <table:table-cell office:value-type="float" office:value="-76" calcext:value-type="float">
            <text:p>-76</text:p>
          </table:table-cell>
          <table:table-cell office:value-type="float" office:value="-8.5272" calcext:value-type="float">
            <text:p>-8.5272</text:p>
          </table:table-cell>
          <table:table-cell table:number-columns-repeated="5"/>
          <table:table-cell table:formula="of:=ROW()" office:value-type="float" office:value="272" calcext:value-type="float">
            <text:p>272</text:p>
          </table:table-cell>
          <table:table-cell table:style-name="ce1" table:formula="of:=AVERAGEIF([.$A$1:.$A$4270];ROW();[.B$1:.B$4270])" office:value-type="float" office:value="-2.5" calcext:value-type="float">
            <text:p>-2.5</text:p>
          </table:table-cell>
          <table:table-cell table:style-name="ce1" table:formula="of:=AVERAGEIF([.$A$1:.$A$4270];ROW();[.C$1:.C$4270])" office:value-type="float" office:value="-66.875" calcext:value-type="float">
            <text:p>-66.875</text:p>
          </table:table-cell>
          <table:table-cell table:style-name="ce1" table:formula="of:=AVERAGEIF([.$A$1:.$A$4270];ROW();[.D$1:.D$4270])" office:value-type="float" office:value="-8.50615" calcext:value-type="float">
            <text:p>-8.5061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8.646" calcext:value-type="float">
            <text:p>-8.646</text:p>
          </table:table-cell>
          <table:table-cell table:number-columns-repeated="5"/>
          <table:table-cell table:formula="of:=ROW()" office:value-type="float" office:value="273" calcext:value-type="float">
            <text:p>273</text:p>
          </table:table-cell>
          <table:table-cell table:style-name="ce1" table:formula="of:=AVERAGEIF([.$A$1:.$A$4270];ROW();[.B$1:.B$4270])" office:value-type="float" office:value="-2.5" calcext:value-type="float">
            <text:p>-2.5</text:p>
          </table:table-cell>
          <table:table-cell table:style-name="ce1" table:formula="of:=AVERAGEIF([.$A$1:.$A$4270];ROW();[.C$1:.C$4270])" office:value-type="float" office:value="-62" calcext:value-type="float">
            <text:p>-62</text:p>
          </table:table-cell>
          <table:table-cell table:style-name="ce1" table:formula="of:=AVERAGEIF([.$A$1:.$A$4270];ROW();[.D$1:.D$4270])" office:value-type="float" office:value="-8.4676" calcext:value-type="float">
            <text:p>-8.467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3" calcext:value-type="float">
            <text:p>-3</text:p>
          </table:table-cell>
          <table:table-cell office:value-type="float" office:value="-69" calcext:value-type="float">
            <text:p>-69</text:p>
          </table:table-cell>
          <table:table-cell office:value-type="float" office:value="-8.3976" calcext:value-type="float">
            <text:p>-8.3976</text:p>
          </table:table-cell>
          <table:table-cell table:number-columns-repeated="5"/>
          <table:table-cell table:formula="of:=ROW()" office:value-type="float" office:value="274" calcext:value-type="float">
            <text:p>274</text:p>
          </table:table-cell>
          <table:table-cell table:style-name="ce1" table:formula="of:=AVERAGEIF([.$A$1:.$A$4270];ROW();[.B$1:.B$4270])" office:value-type="float" office:value="-2.5" calcext:value-type="float">
            <text:p>-2.5</text:p>
          </table:table-cell>
          <table:table-cell table:style-name="ce1" table:formula="of:=AVERAGEIF([.$A$1:.$A$4270];ROW();[.C$1:.C$4270])" office:value-type="float" office:value="-64.75" calcext:value-type="float">
            <text:p>-64.75</text:p>
          </table:table-cell>
          <table:table-cell table:style-name="ce1" table:formula="of:=AVERAGEIF([.$A$1:.$A$4270];ROW();[.D$1:.D$4270])" office:value-type="float" office:value="-8.27795" calcext:value-type="float">
            <text:p>-8.2779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8.3412" calcext:value-type="float">
            <text:p>-8.3412</text:p>
          </table:table-cell>
          <table:table-cell table:number-columns-repeated="5"/>
          <table:table-cell table:formula="of:=ROW()" office:value-type="float" office:value="275" calcext:value-type="float">
            <text:p>275</text:p>
          </table:table-cell>
          <table:table-cell table:style-name="ce1" table:formula="of:=AVERAGEIF([.$A$1:.$A$4270];ROW();[.B$1:.B$4270])" office:value-type="float" office:value="-2.5" calcext:value-type="float">
            <text:p>-2.5</text:p>
          </table:table-cell>
          <table:table-cell table:style-name="ce1" table:formula="of:=AVERAGEIF([.$A$1:.$A$4270];ROW();[.C$1:.C$4270])" office:value-type="float" office:value="-68" calcext:value-type="float">
            <text:p>-68</text:p>
          </table:table-cell>
          <table:table-cell table:style-name="ce1" table:formula="of:=AVERAGEIF([.$A$1:.$A$4270];ROW();[.D$1:.D$4270])" office:value-type="float" office:value="-8.25155" calcext:value-type="float">
            <text:p>-8.2515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3" calcext:value-type="float">
            <text:p>-3</text:p>
          </table:table-cell>
          <table:table-cell office:value-type="float" office:value="-51" calcext:value-type="float">
            <text:p>-51</text:p>
          </table:table-cell>
          <table:table-cell office:value-type="float" office:value="-8.272" calcext:value-type="float">
            <text:p>-8.272</text:p>
          </table:table-cell>
          <table:table-cell table:number-columns-repeated="5"/>
          <table:table-cell table:formula="of:=ROW()" office:value-type="float" office:value="276" calcext:value-type="float">
            <text:p>276</text:p>
          </table:table-cell>
          <table:table-cell table:style-name="ce1" table:formula="of:=AVERAGEIF([.$A$1:.$A$4270];ROW();[.B$1:.B$4270])" office:value-type="float" office:value="-2.5" calcext:value-type="float">
            <text:p>-2.5</text:p>
          </table:table-cell>
          <table:table-cell table:style-name="ce1" table:formula="of:=AVERAGEIF([.$A$1:.$A$4270];ROW();[.C$1:.C$4270])" office:value-type="float" office:value="-64.625" calcext:value-type="float">
            <text:p>-64.625</text:p>
          </table:table-cell>
          <table:table-cell table:style-name="ce1" table:formula="of:=AVERAGEIF([.$A$1:.$A$4270];ROW();[.D$1:.D$4270])" office:value-type="float" office:value="-8.23775" calcext:value-type="float">
            <text:p>-8.2377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 office:value-type="float" office:value="-7.8992" calcext:value-type="float">
            <text:p>-7.8992</text:p>
          </table:table-cell>
          <table:table-cell table:number-columns-repeated="5"/>
          <table:table-cell table:formula="of:=ROW()" office:value-type="float" office:value="277" calcext:value-type="float">
            <text:p>277</text:p>
          </table:table-cell>
          <table:table-cell table:style-name="ce1" table:formula="of:=AVERAGEIF([.$A$1:.$A$4270];ROW();[.B$1:.B$4270])" office:value-type="float" office:value="-2.5" calcext:value-type="float">
            <text:p>-2.5</text:p>
          </table:table-cell>
          <table:table-cell table:style-name="ce1" table:formula="of:=AVERAGEIF([.$A$1:.$A$4270];ROW();[.C$1:.C$4270])" office:value-type="float" office:value="-65.875" calcext:value-type="float">
            <text:p>-65.875</text:p>
          </table:table-cell>
          <table:table-cell table:style-name="ce1" table:formula="of:=AVERAGEIF([.$A$1:.$A$4270];ROW();[.D$1:.D$4270])" office:value-type="float" office:value="-8.20925" calcext:value-type="float">
            <text:p>-8.2092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3" calcext:value-type="float">
            <text:p>-3</text:p>
          </table:table-cell>
          <table:table-cell office:value-type="float" office:value="-69" calcext:value-type="float">
            <text:p>-69</text:p>
          </table:table-cell>
          <table:table-cell office:value-type="float" office:value="-7.8432" calcext:value-type="float">
            <text:p>-7.8432</text:p>
          </table:table-cell>
          <table:table-cell table:number-columns-repeated="5"/>
          <table:table-cell table:formula="of:=ROW()" office:value-type="float" office:value="278" calcext:value-type="float">
            <text:p>278</text:p>
          </table:table-cell>
          <table:table-cell table:style-name="ce1" table:formula="of:=AVERAGEIF([.$A$1:.$A$4270];ROW();[.B$1:.B$4270])" office:value-type="float" office:value="-2.5" calcext:value-type="float">
            <text:p>-2.5</text:p>
          </table:table-cell>
          <table:table-cell table:style-name="ce1" table:formula="of:=AVERAGEIF([.$A$1:.$A$4270];ROW();[.C$1:.C$4270])" office:value-type="float" office:value="-67.125" calcext:value-type="float">
            <text:p>-67.125</text:p>
          </table:table-cell>
          <table:table-cell table:style-name="ce1" table:formula="of:=AVERAGEIF([.$A$1:.$A$4270];ROW();[.D$1:.D$4270])" office:value-type="float" office:value="-8.24985" calcext:value-type="float">
            <text:p>-8.24985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8.1804" calcext:value-type="float">
            <text:p>-8.1804</text:p>
          </table:table-cell>
          <table:table-cell table:number-columns-repeated="5"/>
          <table:table-cell table:formula="of:=ROW()" office:value-type="float" office:value="279" calcext:value-type="float">
            <text:p>279</text:p>
          </table:table-cell>
          <table:table-cell table:style-name="ce1" table:formula="of:=AVERAGEIF([.$A$1:.$A$4270];ROW();[.B$1:.B$4270])" office:value-type="float" office:value="-2.5" calcext:value-type="float">
            <text:p>-2.5</text:p>
          </table:table-cell>
          <table:table-cell table:style-name="ce1" table:formula="of:=AVERAGEIF([.$A$1:.$A$4270];ROW();[.C$1:.C$4270])" office:value-type="float" office:value="-66.5" calcext:value-type="float">
            <text:p>-66.5</text:p>
          </table:table-cell>
          <table:table-cell table:style-name="ce1" table:formula="of:=AVERAGEIF([.$A$1:.$A$4270];ROW();[.D$1:.D$4270])" office:value-type="float" office:value="-8.27905" calcext:value-type="float">
            <text:p>-8.2790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 office:value-type="float" office:value="-7.8664" calcext:value-type="float">
            <text:p>-7.8664</text:p>
          </table:table-cell>
          <table:table-cell table:number-columns-repeated="5"/>
          <table:table-cell table:formula="of:=ROW()" office:value-type="float" office:value="280" calcext:value-type="float">
            <text:p>280</text:p>
          </table:table-cell>
          <table:table-cell table:style-name="ce1" table:formula="of:=AVERAGEIF([.$A$1:.$A$4270];ROW();[.B$1:.B$4270])" office:value-type="float" office:value="-2.5" calcext:value-type="float">
            <text:p>-2.5</text:p>
          </table:table-cell>
          <table:table-cell table:style-name="ce1" table:formula="of:=AVERAGEIF([.$A$1:.$A$4270];ROW();[.C$1:.C$4270])" office:value-type="float" office:value="-67.875" calcext:value-type="float">
            <text:p>-67.875</text:p>
          </table:table-cell>
          <table:table-cell table:style-name="ce1" table:formula="of:=AVERAGEIF([.$A$1:.$A$4270];ROW();[.D$1:.D$4270])" office:value-type="float" office:value="-8.15635" calcext:value-type="float">
            <text:p>-8.1563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3" calcext:value-type="float">
            <text:p>-3</text:p>
          </table:table-cell>
          <table:table-cell office:value-type="float" office:value="-53" calcext:value-type="float">
            <text:p>-53</text:p>
          </table:table-cell>
          <table:table-cell office:value-type="float" office:value="-7.8864" calcext:value-type="float">
            <text:p>-7.8864</text:p>
          </table:table-cell>
          <table:table-cell table:number-columns-repeated="5"/>
          <table:table-cell table:formula="of:=ROW()" office:value-type="float" office:value="281" calcext:value-type="float">
            <text:p>281</text:p>
          </table:table-cell>
          <table:table-cell table:style-name="ce1" table:formula="of:=AVERAGEIF([.$A$1:.$A$4270];ROW();[.B$1:.B$4270])" office:value-type="float" office:value="-2.5" calcext:value-type="float">
            <text:p>-2.5</text:p>
          </table:table-cell>
          <table:table-cell table:style-name="ce1" table:formula="of:=AVERAGEIF([.$A$1:.$A$4270];ROW();[.C$1:.C$4270])" office:value-type="float" office:value="-63.75" calcext:value-type="float">
            <text:p>-63.75</text:p>
          </table:table-cell>
          <table:table-cell table:style-name="ce1" table:formula="of:=AVERAGEIF([.$A$1:.$A$4270];ROW();[.D$1:.D$4270])" office:value-type="float" office:value="-8.14045" calcext:value-type="float">
            <text:p>-8.1404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 office:value-type="float" office:value="-7.8432" calcext:value-type="float">
            <text:p>-7.8432</text:p>
          </table:table-cell>
          <table:table-cell table:number-columns-repeated="5"/>
          <table:table-cell table:formula="of:=ROW()" office:value-type="float" office:value="282" calcext:value-type="float">
            <text:p>282</text:p>
          </table:table-cell>
          <table:table-cell table:style-name="ce1" table:formula="of:=AVERAGEIF([.$A$1:.$A$4270];ROW();[.B$1:.B$4270])" office:value-type="float" office:value="-2.375" calcext:value-type="float">
            <text:p>-2.375</text:p>
          </table:table-cell>
          <table:table-cell table:style-name="ce1" table:formula="of:=AVERAGEIF([.$A$1:.$A$4270];ROW();[.C$1:.C$4270])" office:value-type="float" office:value="-65.5" calcext:value-type="float">
            <text:p>-65.5</text:p>
          </table:table-cell>
          <table:table-cell table:style-name="ce1" table:formula="of:=AVERAGEIF([.$A$1:.$A$4270];ROW();[.D$1:.D$4270])" office:value-type="float" office:value="-8.0707" calcext:value-type="float">
            <text:p>-8.070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 office:value-type="float" office:value="-7.7452" calcext:value-type="float">
            <text:p>-7.7452</text:p>
          </table:table-cell>
          <table:table-cell table:number-columns-repeated="5"/>
          <table:table-cell table:formula="of:=ROW()" office:value-type="float" office:value="283" calcext:value-type="float">
            <text:p>283</text:p>
          </table:table-cell>
          <table:table-cell table:style-name="ce1" table:formula="of:=AVERAGEIF([.$A$1:.$A$4270];ROW();[.B$1:.B$4270])" office:value-type="float" office:value="-2.375" calcext:value-type="float">
            <text:p>-2.375</text:p>
          </table:table-cell>
          <table:table-cell table:style-name="ce1" table:formula="of:=AVERAGEIF([.$A$1:.$A$4270];ROW();[.C$1:.C$4270])" office:value-type="float" office:value="-60.875" calcext:value-type="float">
            <text:p>-60.875</text:p>
          </table:table-cell>
          <table:table-cell table:style-name="ce1" table:formula="of:=AVERAGEIF([.$A$1:.$A$4270];ROW();[.D$1:.D$4270])" office:value-type="float" office:value="-8.1209" calcext:value-type="float">
            <text:p>-8.120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7.8148" calcext:value-type="float">
            <text:p>-7.8148</text:p>
          </table:table-cell>
          <table:table-cell table:number-columns-repeated="5"/>
          <table:table-cell table:formula="of:=ROW()" office:value-type="float" office:value="284" calcext:value-type="float">
            <text:p>284</text:p>
          </table:table-cell>
          <table:table-cell table:style-name="ce1" table:formula="of:=AVERAGEIF([.$A$1:.$A$4270];ROW();[.B$1:.B$4270])" office:value-type="float" office:value="-2.25" calcext:value-type="float">
            <text:p>-2.25</text:p>
          </table:table-cell>
          <table:table-cell table:style-name="ce1" table:formula="of:=AVERAGEIF([.$A$1:.$A$4270];ROW();[.C$1:.C$4270])" office:value-type="float" office:value="-67.375" calcext:value-type="float">
            <text:p>-67.375</text:p>
          </table:table-cell>
          <table:table-cell table:style-name="ce1" table:formula="of:=AVERAGEIF([.$A$1:.$A$4270];ROW();[.D$1:.D$4270])" office:value-type="float" office:value="-8.0216" calcext:value-type="float">
            <text:p>-8.021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8.006" calcext:value-type="float">
            <text:p>-8.006</text:p>
          </table:table-cell>
          <table:table-cell table:number-columns-repeated="5"/>
          <table:table-cell table:formula="of:=ROW()" office:value-type="float" office:value="285" calcext:value-type="float">
            <text:p>285</text:p>
          </table:table-cell>
          <table:table-cell table:style-name="ce1" table:formula="of:=AVERAGEIF([.$A$1:.$A$4270];ROW();[.B$1:.B$4270])" office:value-type="float" office:value="-2.25" calcext:value-type="float">
            <text:p>-2.25</text:p>
          </table:table-cell>
          <table:table-cell table:style-name="ce1" table:formula="of:=AVERAGEIF([.$A$1:.$A$4270];ROW();[.C$1:.C$4270])" office:value-type="float" office:value="-59.25" calcext:value-type="float">
            <text:p>-59.25</text:p>
          </table:table-cell>
          <table:table-cell table:style-name="ce1" table:formula="of:=AVERAGEIF([.$A$1:.$A$4270];ROW();[.D$1:.D$4270])" office:value-type="float" office:value="-8.0547" calcext:value-type="float">
            <text:p>-8.054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3" calcext:value-type="float">
            <text:p>-3</text:p>
          </table:table-cell>
          <table:table-cell office:value-type="float" office:value="-80" calcext:value-type="float">
            <text:p>-80</text:p>
          </table:table-cell>
          <table:table-cell office:value-type="float" office:value="-7.974" calcext:value-type="float">
            <text:p>-7.974</text:p>
          </table:table-cell>
          <table:table-cell table:number-columns-repeated="5"/>
          <table:table-cell table:formula="of:=ROW()" office:value-type="float" office:value="286" calcext:value-type="float">
            <text:p>286</text:p>
          </table:table-cell>
          <table:table-cell table:style-name="ce1" table:formula="of:=AVERAGEIF([.$A$1:.$A$4270];ROW();[.B$1:.B$4270])" office:value-type="float" office:value="-2.25" calcext:value-type="float">
            <text:p>-2.25</text:p>
          </table:table-cell>
          <table:table-cell table:style-name="ce1" table:formula="of:=AVERAGEIF([.$A$1:.$A$4270];ROW();[.C$1:.C$4270])" office:value-type="float" office:value="-68.25" calcext:value-type="float">
            <text:p>-68.25</text:p>
          </table:table-cell>
          <table:table-cell table:style-name="ce1" table:formula="of:=AVERAGEIF([.$A$1:.$A$4270];ROW();[.D$1:.D$4270])" office:value-type="float" office:value="-7.99515" calcext:value-type="float">
            <text:p>-7.9951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7.8392" calcext:value-type="float">
            <text:p>-7.8392</text:p>
          </table:table-cell>
          <table:table-cell table:number-columns-repeated="5"/>
          <table:table-cell table:formula="of:=ROW()" office:value-type="float" office:value="287" calcext:value-type="float">
            <text:p>287</text:p>
          </table:table-cell>
          <table:table-cell table:style-name="ce1" table:formula="of:=AVERAGEIF([.$A$1:.$A$4270];ROW();[.B$1:.B$4270])" office:value-type="float" office:value="-2.25" calcext:value-type="float">
            <text:p>-2.25</text:p>
          </table:table-cell>
          <table:table-cell table:style-name="ce1" table:formula="of:=AVERAGEIF([.$A$1:.$A$4270];ROW();[.C$1:.C$4270])" office:value-type="float" office:value="-64.25" calcext:value-type="float">
            <text:p>-64.25</text:p>
          </table:table-cell>
          <table:table-cell table:style-name="ce1" table:formula="of:=AVERAGEIF([.$A$1:.$A$4270];ROW();[.D$1:.D$4270])" office:value-type="float" office:value="-7.9786" calcext:value-type="float">
            <text:p>-7.978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 office:value-type="float" office:value="-7.8904" calcext:value-type="float">
            <text:p>-7.8904</text:p>
          </table:table-cell>
          <table:table-cell table:number-columns-repeated="5"/>
          <table:table-cell table:formula="of:=ROW()" office:value-type="float" office:value="288" calcext:value-type="float">
            <text:p>288</text:p>
          </table:table-cell>
          <table:table-cell table:style-name="ce1" table:formula="of:=AVERAGEIF([.$A$1:.$A$4270];ROW();[.B$1:.B$4270])" office:value-type="float" office:value="-2.25" calcext:value-type="float">
            <text:p>-2.25</text:p>
          </table:table-cell>
          <table:table-cell table:style-name="ce1" table:formula="of:=AVERAGEIF([.$A$1:.$A$4270];ROW();[.C$1:.C$4270])" office:value-type="float" office:value="-75.125" calcext:value-type="float">
            <text:p>-75.125</text:p>
          </table:table-cell>
          <table:table-cell table:style-name="ce1" table:formula="of:=AVERAGEIF([.$A$1:.$A$4270];ROW();[.D$1:.D$4270])" office:value-type="float" office:value="-8.02795" calcext:value-type="float">
            <text:p>-8.0279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3" calcext:value-type="float">
            <text:p>-3</text:p>
          </table:table-cell>
          <table:table-cell office:value-type="float" office:value="-74" calcext:value-type="float">
            <text:p>-74</text:p>
          </table:table-cell>
          <table:table-cell office:value-type="float" office:value="-7.5256" calcext:value-type="float">
            <text:p>-7.5256</text:p>
          </table:table-cell>
          <table:table-cell table:number-columns-repeated="5"/>
          <table:table-cell table:formula="of:=ROW()" office:value-type="float" office:value="289" calcext:value-type="float">
            <text:p>289</text:p>
          </table:table-cell>
          <table:table-cell table:style-name="ce1" table:formula="of:=AVERAGEIF([.$A$1:.$A$4270];ROW();[.B$1:.B$4270])" office:value-type="float" office:value="-2.25" calcext:value-type="float">
            <text:p>-2.25</text:p>
          </table:table-cell>
          <table:table-cell table:style-name="ce1" table:formula="of:=AVERAGEIF([.$A$1:.$A$4270];ROW();[.C$1:.C$4270])" office:value-type="float" office:value="-69.25" calcext:value-type="float">
            <text:p>-69.25</text:p>
          </table:table-cell>
          <table:table-cell table:style-name="ce1" table:formula="of:=AVERAGEIF([.$A$1:.$A$4270];ROW();[.D$1:.D$4270])" office:value-type="float" office:value="-8.06275" calcext:value-type="float">
            <text:p>-8.0627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3" calcext:value-type="float">
            <text:p>-3</text:p>
          </table:table-cell>
          <table:table-cell office:value-type="float" office:value="-75" calcext:value-type="float">
            <text:p>-75</text:p>
          </table:table-cell>
          <table:table-cell office:value-type="float" office:value="-7.9332" calcext:value-type="float">
            <text:p>-7.9332</text:p>
          </table:table-cell>
          <table:table-cell table:number-columns-repeated="5"/>
          <table:table-cell table:formula="of:=ROW()" office:value-type="float" office:value="290" calcext:value-type="float">
            <text:p>290</text:p>
          </table:table-cell>
          <table:table-cell table:style-name="ce1" table:formula="of:=AVERAGEIF([.$A$1:.$A$4270];ROW();[.B$1:.B$4270])" office:value-type="float" office:value="-2.25" calcext:value-type="float">
            <text:p>-2.25</text:p>
          </table:table-cell>
          <table:table-cell table:style-name="ce1" table:formula="of:=AVERAGEIF([.$A$1:.$A$4270];ROW();[.C$1:.C$4270])" office:value-type="float" office:value="-61.875" calcext:value-type="float">
            <text:p>-61.875</text:p>
          </table:table-cell>
          <table:table-cell table:style-name="ce1" table:formula="of:=AVERAGEIF([.$A$1:.$A$4270];ROW();[.D$1:.D$4270])" office:value-type="float" office:value="-8.078" calcext:value-type="float">
            <text:p>-8.07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3" calcext:value-type="float">
            <text:p>-3</text:p>
          </table:table-cell>
          <table:table-cell office:value-type="float" office:value="-73" calcext:value-type="float">
            <text:p>-73</text:p>
          </table:table-cell>
          <table:table-cell office:value-type="float" office:value="-8.0492" calcext:value-type="float">
            <text:p>-8.0492</text:p>
          </table:table-cell>
          <table:table-cell table:number-columns-repeated="5"/>
          <table:table-cell table:formula="of:=ROW()" office:value-type="float" office:value="291" calcext:value-type="float">
            <text:p>291</text:p>
          </table:table-cell>
          <table:table-cell table:style-name="ce1" table:formula="of:=AVERAGEIF([.$A$1:.$A$4270];ROW();[.B$1:.B$4270])" office:value-type="float" office:value="-2.375" calcext:value-type="float">
            <text:p>-2.375</text:p>
          </table:table-cell>
          <table:table-cell table:style-name="ce1" table:formula="of:=AVERAGEIF([.$A$1:.$A$4270];ROW();[.C$1:.C$4270])" office:value-type="float" office:value="-64.5" calcext:value-type="float">
            <text:p>-64.5</text:p>
          </table:table-cell>
          <table:table-cell table:style-name="ce1" table:formula="of:=AVERAGEIF([.$A$1:.$A$4270];ROW();[.D$1:.D$4270])" office:value-type="float" office:value="-7.902" calcext:value-type="float">
            <text:p>-7.90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8.0052" calcext:value-type="float">
            <text:p>-8.0052</text:p>
          </table:table-cell>
          <table:table-cell table:number-columns-repeated="5"/>
          <table:table-cell table:formula="of:=ROW()" office:value-type="float" office:value="292" calcext:value-type="float">
            <text:p>292</text:p>
          </table:table-cell>
          <table:table-cell table:style-name="ce1" table:formula="of:=AVERAGEIF([.$A$1:.$A$4270];ROW();[.B$1:.B$4270])" office:value-type="float" office:value="-2.375" calcext:value-type="float">
            <text:p>-2.375</text:p>
          </table:table-cell>
          <table:table-cell table:style-name="ce1" table:formula="of:=AVERAGEIF([.$A$1:.$A$4270];ROW();[.C$1:.C$4270])" office:value-type="float" office:value="-65.875" calcext:value-type="float">
            <text:p>-65.875</text:p>
          </table:table-cell>
          <table:table-cell table:style-name="ce1" table:formula="of:=AVERAGEIF([.$A$1:.$A$4270];ROW();[.D$1:.D$4270])" office:value-type="float" office:value="-7.9424" calcext:value-type="float">
            <text:p>-7.942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3" calcext:value-type="float">
            <text:p>-3</text:p>
          </table:table-cell>
          <table:table-cell office:value-type="float" office:value="-75" calcext:value-type="float">
            <text:p>-75</text:p>
          </table:table-cell>
          <table:table-cell office:value-type="float" office:value="-7.9548" calcext:value-type="float">
            <text:p>-7.9548</text:p>
          </table:table-cell>
          <table:table-cell table:number-columns-repeated="5"/>
          <table:table-cell table:formula="of:=ROW()" office:value-type="float" office:value="293" calcext:value-type="float">
            <text:p>293</text:p>
          </table:table-cell>
          <table:table-cell table:style-name="ce1" table:formula="of:=AVERAGEIF([.$A$1:.$A$4270];ROW();[.B$1:.B$4270])" office:value-type="float" office:value="-2.25" calcext:value-type="float">
            <text:p>-2.25</text:p>
          </table:table-cell>
          <table:table-cell table:style-name="ce1" table:formula="of:=AVERAGEIF([.$A$1:.$A$4270];ROW();[.C$1:.C$4270])" office:value-type="float" office:value="-64.625" calcext:value-type="float">
            <text:p>-64.625</text:p>
          </table:table-cell>
          <table:table-cell table:style-name="ce1" table:formula="of:=AVERAGEIF([.$A$1:.$A$4270];ROW();[.D$1:.D$4270])" office:value-type="float" office:value="-7.89585" calcext:value-type="float">
            <text:p>-7.8958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3" calcext:value-type="float">
            <text:p>-3</text:p>
          </table:table-cell>
          <table:table-cell office:value-type="float" office:value="-75" calcext:value-type="float">
            <text:p>-75</text:p>
          </table:table-cell>
          <table:table-cell office:value-type="float" office:value="-8.0048" calcext:value-type="float">
            <text:p>-8.0048</text:p>
          </table:table-cell>
          <table:table-cell table:number-columns-repeated="5"/>
          <table:table-cell table:formula="of:=ROW()" office:value-type="float" office:value="294" calcext:value-type="float">
            <text:p>294</text:p>
          </table:table-cell>
          <table:table-cell table:style-name="ce1" table:formula="of:=AVERAGEIF([.$A$1:.$A$4270];ROW();[.B$1:.B$4270])" office:value-type="float" office:value="-2.25" calcext:value-type="float">
            <text:p>-2.25</text:p>
          </table:table-cell>
          <table:table-cell table:style-name="ce1" table:formula="of:=AVERAGEIF([.$A$1:.$A$4270];ROW();[.C$1:.C$4270])" office:value-type="float" office:value="-64.125" calcext:value-type="float">
            <text:p>-64.125</text:p>
          </table:table-cell>
          <table:table-cell table:style-name="ce1" table:formula="of:=AVERAGEIF([.$A$1:.$A$4270];ROW();[.D$1:.D$4270])" office:value-type="float" office:value="-7.79925" calcext:value-type="float">
            <text:p>-7.7992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3" calcext:value-type="float">
            <text:p>-3</text:p>
          </table:table-cell>
          <table:table-cell office:value-type="float" office:value="-77" calcext:value-type="float">
            <text:p>-77</text:p>
          </table:table-cell>
          <table:table-cell office:value-type="float" office:value="-8.0832" calcext:value-type="float">
            <text:p>-8.0832</text:p>
          </table:table-cell>
          <table:table-cell table:number-columns-repeated="5"/>
          <table:table-cell table:formula="of:=ROW()" office:value-type="float" office:value="295" calcext:value-type="float">
            <text:p>295</text:p>
          </table:table-cell>
          <table:table-cell table:style-name="ce1" table:formula="of:=AVERAGEIF([.$A$1:.$A$4270];ROW();[.B$1:.B$4270])" office:value-type="float" office:value="-2.25" calcext:value-type="float">
            <text:p>-2.25</text:p>
          </table:table-cell>
          <table:table-cell table:style-name="ce1" table:formula="of:=AVERAGEIF([.$A$1:.$A$4270];ROW();[.C$1:.C$4270])" office:value-type="float" office:value="-67" calcext:value-type="float">
            <text:p>-67</text:p>
          </table:table-cell>
          <table:table-cell table:style-name="ce1" table:formula="of:=AVERAGEIF([.$A$1:.$A$4270];ROW();[.D$1:.D$4270])" office:value-type="float" office:value="-7.77435" calcext:value-type="float">
            <text:p>-7.7743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8.092" calcext:value-type="float">
            <text:p>-8.092</text:p>
          </table:table-cell>
          <table:table-cell table:number-columns-repeated="5"/>
          <table:table-cell table:formula="of:=ROW()" office:value-type="float" office:value="296" calcext:value-type="float">
            <text:p>296</text:p>
          </table:table-cell>
          <table:table-cell table:style-name="ce1" table:formula="of:=AVERAGEIF([.$A$1:.$A$4270];ROW();[.B$1:.B$4270])" office:value-type="float" office:value="-2.25" calcext:value-type="float">
            <text:p>-2.25</text:p>
          </table:table-cell>
          <table:table-cell table:style-name="ce1" table:formula="of:=AVERAGEIF([.$A$1:.$A$4270];ROW();[.C$1:.C$4270])" office:value-type="float" office:value="-60.875" calcext:value-type="float">
            <text:p>-60.875</text:p>
          </table:table-cell>
          <table:table-cell table:style-name="ce1" table:formula="of:=AVERAGEIF([.$A$1:.$A$4270];ROW();[.D$1:.D$4270])" office:value-type="float" office:value="-7.7253" calcext:value-type="float">
            <text:p>-7.725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3" calcext:value-type="float">
            <text:p>-3</text:p>
          </table:table-cell>
          <table:table-cell office:value-type="float" office:value="-62" calcext:value-type="float">
            <text:p>-62</text:p>
          </table:table-cell>
          <table:table-cell office:value-type="float" office:value="-7.8836" calcext:value-type="float">
            <text:p>-7.8836</text:p>
          </table:table-cell>
          <table:table-cell table:number-columns-repeated="5"/>
          <table:table-cell table:formula="of:=ROW()" office:value-type="float" office:value="297" calcext:value-type="float">
            <text:p>297</text:p>
          </table:table-cell>
          <table:table-cell table:style-name="ce1" table:formula="of:=AVERAGEIF([.$A$1:.$A$4270];ROW();[.B$1:.B$4270])" office:value-type="float" office:value="-2.25" calcext:value-type="float">
            <text:p>-2.25</text:p>
          </table:table-cell>
          <table:table-cell table:style-name="ce1" table:formula="of:=AVERAGEIF([.$A$1:.$A$4270];ROW();[.C$1:.C$4270])" office:value-type="float" office:value="-62.25" calcext:value-type="float">
            <text:p>-62.25</text:p>
          </table:table-cell>
          <table:table-cell table:style-name="ce1" table:formula="of:=AVERAGEIF([.$A$1:.$A$4270];ROW();[.D$1:.D$4270])" office:value-type="float" office:value="-7.6826" calcext:value-type="float">
            <text:p>-7.682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7.8416" calcext:value-type="float">
            <text:p>-7.8416</text:p>
          </table:table-cell>
          <table:table-cell table:number-columns-repeated="5"/>
          <table:table-cell table:formula="of:=ROW()" office:value-type="float" office:value="298" calcext:value-type="float">
            <text:p>298</text:p>
          </table:table-cell>
          <table:table-cell table:style-name="ce1" table:formula="of:=AVERAGEIF([.$A$1:.$A$4270];ROW();[.B$1:.B$4270])" office:value-type="float" office:value="-2.125" calcext:value-type="float">
            <text:p>-2.125</text:p>
          </table:table-cell>
          <table:table-cell table:style-name="ce1" table:formula="of:=AVERAGEIF([.$A$1:.$A$4270];ROW();[.C$1:.C$4270])" office:value-type="float" office:value="-63.25" calcext:value-type="float">
            <text:p>-63.25</text:p>
          </table:table-cell>
          <table:table-cell table:style-name="ce1" table:formula="of:=AVERAGEIF([.$A$1:.$A$4270];ROW();[.D$1:.D$4270])" office:value-type="float" office:value="-7.61165" calcext:value-type="float">
            <text:p>-7.6116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7.7864" calcext:value-type="float">
            <text:p>-7.7864</text:p>
          </table:table-cell>
          <table:table-cell table:number-columns-repeated="5"/>
          <table:table-cell table:formula="of:=ROW()" office:value-type="float" office:value="299" calcext:value-type="float">
            <text:p>299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68.375" calcext:value-type="float">
            <text:p>-68.375</text:p>
          </table:table-cell>
          <table:table-cell table:style-name="ce1" table:formula="of:=AVERAGEIF([.$A$1:.$A$4270];ROW();[.D$1:.D$4270])" office:value-type="float" office:value="-7.6849" calcext:value-type="float">
            <text:p>-7.684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" calcext:value-type="float">
            <text:p>-2</text:p>
          </table:table-cell>
          <table:table-cell office:value-type="float" office:value="-74" calcext:value-type="float">
            <text:p>-74</text:p>
          </table:table-cell>
          <table:table-cell office:value-type="float" office:value="-7.7916" calcext:value-type="float">
            <text:p>-7.7916</text:p>
          </table:table-cell>
          <table:table-cell table:number-columns-repeated="5"/>
          <table:table-cell table:formula="of:=ROW()" office:value-type="float" office:value="300" calcext:value-type="float">
            <text:p>300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67.5" calcext:value-type="float">
            <text:p>-67.5</text:p>
          </table:table-cell>
          <table:table-cell table:style-name="ce1" table:formula="of:=AVERAGEIF([.$A$1:.$A$4270];ROW();[.D$1:.D$4270])" office:value-type="float" office:value="-7.7236" calcext:value-type="float">
            <text:p>-7.723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7.9616" calcext:value-type="float">
            <text:p>-7.9616</text:p>
          </table:table-cell>
          <table:table-cell table:number-columns-repeated="5"/>
          <table:table-cell table:formula="of:=ROW()" office:value-type="float" office:value="301" calcext:value-type="float">
            <text:p>301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69.125" calcext:value-type="float">
            <text:p>-69.125</text:p>
          </table:table-cell>
          <table:table-cell table:style-name="ce1" table:formula="of:=AVERAGEIF([.$A$1:.$A$4270];ROW();[.D$1:.D$4270])" office:value-type="float" office:value="-7.68875" calcext:value-type="float">
            <text:p>-7.6887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7.8404" calcext:value-type="float">
            <text:p>-7.8404</text:p>
          </table:table-cell>
          <table:table-cell table:number-columns-repeated="5"/>
          <table:table-cell table:formula="of:=ROW()" office:value-type="float" office:value="302" calcext:value-type="float">
            <text:p>302</text:p>
          </table:table-cell>
          <table:table-cell table:style-name="ce1" table:formula="of:=AVERAGEIF([.$A$1:.$A$4270];ROW();[.B$1:.B$4270])" office:value-type="float" office:value="-1.875" calcext:value-type="float">
            <text:p>-1.875</text:p>
          </table:table-cell>
          <table:table-cell table:style-name="ce1" table:formula="of:=AVERAGEIF([.$A$1:.$A$4270];ROW();[.C$1:.C$4270])" office:value-type="float" office:value="-62.75" calcext:value-type="float">
            <text:p>-62.75</text:p>
          </table:table-cell>
          <table:table-cell table:style-name="ce1" table:formula="of:=AVERAGEIF([.$A$1:.$A$4270];ROW();[.D$1:.D$4270])" office:value-type="float" office:value="-7.6865" calcext:value-type="float">
            <text:p>-7.686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7.4892" calcext:value-type="float">
            <text:p>-7.4892</text:p>
          </table:table-cell>
          <table:table-cell table:number-columns-repeated="5"/>
          <table:table-cell table:formula="of:=ROW()" office:value-type="float" office:value="303" calcext:value-type="float">
            <text:p>303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67.25" calcext:value-type="float">
            <text:p>-67.25</text:p>
          </table:table-cell>
          <table:table-cell table:style-name="ce1" table:formula="of:=AVERAGEIF([.$A$1:.$A$4270];ROW();[.D$1:.D$4270])" office:value-type="float" office:value="-7.6581" calcext:value-type="float">
            <text:p>-7.658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2" calcext:value-type="float">
            <text:p>-2</text:p>
          </table:table-cell>
          <table:table-cell office:value-type="float" office:value="-73" calcext:value-type="float">
            <text:p>-73</text:p>
          </table:table-cell>
          <table:table-cell office:value-type="float" office:value="-7.4688" calcext:value-type="float">
            <text:p>-7.4688</text:p>
          </table:table-cell>
          <table:table-cell table:number-columns-repeated="5"/>
          <table:table-cell table:formula="of:=ROW()" office:value-type="float" office:value="304" calcext:value-type="float">
            <text:p>304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67" calcext:value-type="float">
            <text:p>-67</text:p>
          </table:table-cell>
          <table:table-cell table:style-name="ce1" table:formula="of:=AVERAGEIF([.$A$1:.$A$4270];ROW();[.D$1:.D$4270])" office:value-type="float" office:value="-7.7007" calcext:value-type="float">
            <text:p>-7.700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7.5844" calcext:value-type="float">
            <text:p>-7.5844</text:p>
          </table:table-cell>
          <table:table-cell table:number-columns-repeated="5"/>
          <table:table-cell table:formula="of:=ROW()" office:value-type="float" office:value="305" calcext:value-type="float">
            <text:p>305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66.5" calcext:value-type="float">
            <text:p>-66.5</text:p>
          </table:table-cell>
          <table:table-cell table:style-name="ce1" table:formula="of:=AVERAGEIF([.$A$1:.$A$4270];ROW();[.D$1:.D$4270])" office:value-type="float" office:value="-7.6893" calcext:value-type="float">
            <text:p>-7.689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7.484" calcext:value-type="float">
            <text:p>-7.484</text:p>
          </table:table-cell>
          <table:table-cell table:number-columns-repeated="5"/>
          <table:table-cell table:formula="of:=ROW()" office:value-type="float" office:value="306" calcext:value-type="float">
            <text:p>306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73.75" calcext:value-type="float">
            <text:p>-73.75</text:p>
          </table:table-cell>
          <table:table-cell table:style-name="ce1" table:formula="of:=AVERAGEIF([.$A$1:.$A$4270];ROW();[.D$1:.D$4270])" office:value-type="float" office:value="-7.63885" calcext:value-type="float">
            <text:p>-7.6388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7.7256" calcext:value-type="float">
            <text:p>-7.7256</text:p>
          </table:table-cell>
          <table:table-cell table:number-columns-repeated="5"/>
          <table:table-cell table:formula="of:=ROW()" office:value-type="float" office:value="307" calcext:value-type="float">
            <text:p>307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68.875" calcext:value-type="float">
            <text:p>-68.875</text:p>
          </table:table-cell>
          <table:table-cell table:style-name="ce1" table:formula="of:=AVERAGEIF([.$A$1:.$A$4270];ROW();[.D$1:.D$4270])" office:value-type="float" office:value="-7.7641" calcext:value-type="float">
            <text:p>-7.764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2" calcext:value-type="float">
            <text:p>-2</text:p>
          </table:table-cell>
          <table:table-cell office:value-type="float" office:value="-77" calcext:value-type="float">
            <text:p>-77</text:p>
          </table:table-cell>
          <table:table-cell office:value-type="float" office:value="-7.5376" calcext:value-type="float">
            <text:p>-7.5376</text:p>
          </table:table-cell>
          <table:table-cell table:number-columns-repeated="5"/>
          <table:table-cell table:formula="of:=ROW()" office:value-type="float" office:value="308" calcext:value-type="float">
            <text:p>308</text:p>
          </table:table-cell>
          <table:table-cell table:style-name="ce1" table:formula="of:=AVERAGEIF([.$A$1:.$A$4270];ROW();[.B$1:.B$4270])" office:value-type="float" office:value="-2.125" calcext:value-type="float">
            <text:p>-2.125</text:p>
          </table:table-cell>
          <table:table-cell table:style-name="ce1" table:formula="of:=AVERAGEIF([.$A$1:.$A$4270];ROW();[.C$1:.C$4270])" office:value-type="float" office:value="-72.875" calcext:value-type="float">
            <text:p>-72.875</text:p>
          </table:table-cell>
          <table:table-cell table:style-name="ce1" table:formula="of:=AVERAGEIF([.$A$1:.$A$4270];ROW();[.D$1:.D$4270])" office:value-type="float" office:value="-7.7024" calcext:value-type="float">
            <text:p>-7.702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2" calcext:value-type="float">
            <text:p>-2</text:p>
          </table:table-cell>
          <table:table-cell office:value-type="float" office:value="-84" calcext:value-type="float">
            <text:p>-84</text:p>
          </table:table-cell>
          <table:table-cell office:value-type="float" office:value="-7.95" calcext:value-type="float">
            <text:p>-7.95</text:p>
          </table:table-cell>
          <table:table-cell table:number-columns-repeated="5"/>
          <table:table-cell table:formula="of:=ROW()" office:value-type="float" office:value="309" calcext:value-type="float">
            <text:p>309</text:p>
          </table:table-cell>
          <table:table-cell table:style-name="ce1" table:formula="of:=AVERAGEIF([.$A$1:.$A$4270];ROW();[.B$1:.B$4270])" office:value-type="float" office:value="-2.125" calcext:value-type="float">
            <text:p>-2.125</text:p>
          </table:table-cell>
          <table:table-cell table:style-name="ce1" table:formula="of:=AVERAGEIF([.$A$1:.$A$4270];ROW();[.C$1:.C$4270])" office:value-type="float" office:value="-70.25" calcext:value-type="float">
            <text:p>-70.25</text:p>
          </table:table-cell>
          <table:table-cell table:style-name="ce1" table:formula="of:=AVERAGEIF([.$A$1:.$A$4270];ROW();[.D$1:.D$4270])" office:value-type="float" office:value="-7.75235" calcext:value-type="float">
            <text:p>-7.7523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7.9228" calcext:value-type="float">
            <text:p>-7.9228</text:p>
          </table:table-cell>
          <table:table-cell table:number-columns-repeated="5"/>
          <table:table-cell table:formula="of:=ROW()" office:value-type="float" office:value="310" calcext:value-type="float">
            <text:p>310</text:p>
          </table:table-cell>
          <table:table-cell table:style-name="ce1" table:formula="of:=AVERAGEIF([.$A$1:.$A$4270];ROW();[.B$1:.B$4270])" office:value-type="float" office:value="-2.125" calcext:value-type="float">
            <text:p>-2.125</text:p>
          </table:table-cell>
          <table:table-cell table:style-name="ce1" table:formula="of:=AVERAGEIF([.$A$1:.$A$4270];ROW();[.C$1:.C$4270])" office:value-type="float" office:value="-68.125" calcext:value-type="float">
            <text:p>-68.125</text:p>
          </table:table-cell>
          <table:table-cell table:style-name="ce1" table:formula="of:=AVERAGEIF([.$A$1:.$A$4270];ROW();[.D$1:.D$4270])" office:value-type="float" office:value="-7.6512" calcext:value-type="float">
            <text:p>-7.651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2" calcext:value-type="float">
            <text:p>-2</text:p>
          </table:table-cell>
          <table:table-cell office:value-type="float" office:value="-84" calcext:value-type="float">
            <text:p>-84</text:p>
          </table:table-cell>
          <table:table-cell office:value-type="float" office:value="-8.0352" calcext:value-type="float">
            <text:p>-8.0352</text:p>
          </table:table-cell>
          <table:table-cell table:number-columns-repeated="5"/>
          <table:table-cell table:formula="of:=ROW()" office:value-type="float" office:value="311" calcext:value-type="float">
            <text:p>311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63.75" calcext:value-type="float">
            <text:p>-63.75</text:p>
          </table:table-cell>
          <table:table-cell table:style-name="ce1" table:formula="of:=AVERAGEIF([.$A$1:.$A$4270];ROW();[.D$1:.D$4270])" office:value-type="float" office:value="-7.66295" calcext:value-type="float">
            <text:p>-7.6629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8.4788" calcext:value-type="float">
            <text:p>-8.4788</text:p>
          </table:table-cell>
          <table:table-cell table:number-columns-repeated="5"/>
          <table:table-cell table:formula="of:=ROW()" office:value-type="float" office:value="312" calcext:value-type="float">
            <text:p>312</text:p>
          </table:table-cell>
          <table:table-cell table:style-name="ce1" table:formula="of:=AVERAGEIF([.$A$1:.$A$4270];ROW();[.B$1:.B$4270])" office:value-type="float" office:value="-1.875" calcext:value-type="float">
            <text:p>-1.875</text:p>
          </table:table-cell>
          <table:table-cell table:style-name="ce1" table:formula="of:=AVERAGEIF([.$A$1:.$A$4270];ROW();[.C$1:.C$4270])" office:value-type="float" office:value="-64.375" calcext:value-type="float">
            <text:p>-64.375</text:p>
          </table:table-cell>
          <table:table-cell table:style-name="ce1" table:formula="of:=AVERAGEIF([.$A$1:.$A$4270];ROW();[.D$1:.D$4270])" office:value-type="float" office:value="-7.5679" calcext:value-type="float">
            <text:p>-7.567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8.0056" calcext:value-type="float">
            <text:p>-8.0056</text:p>
          </table:table-cell>
          <table:table-cell table:number-columns-repeated="5"/>
          <table:table-cell table:formula="of:=ROW()" office:value-type="float" office:value="313" calcext:value-type="float">
            <text:p>313</text:p>
          </table:table-cell>
          <table:table-cell table:style-name="ce1" table:formula="of:=AVERAGEIF([.$A$1:.$A$4270];ROW();[.B$1:.B$4270])" office:value-type="float" office:value="-1.875" calcext:value-type="float">
            <text:p>-1.875</text:p>
          </table:table-cell>
          <table:table-cell table:style-name="ce1" table:formula="of:=AVERAGEIF([.$A$1:.$A$4270];ROW();[.C$1:.C$4270])" office:value-type="float" office:value="-64.5" calcext:value-type="float">
            <text:p>-64.5</text:p>
          </table:table-cell>
          <table:table-cell table:style-name="ce1" table:formula="of:=AVERAGEIF([.$A$1:.$A$4270];ROW();[.D$1:.D$4270])" office:value-type="float" office:value="-7.5142" calcext:value-type="float">
            <text:p>-7.514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7.8268" calcext:value-type="float">
            <text:p>-7.8268</text:p>
          </table:table-cell>
          <table:table-cell table:number-columns-repeated="5"/>
          <table:table-cell table:formula="of:=ROW()" office:value-type="float" office:value="314" calcext:value-type="float">
            <text:p>314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66.125" calcext:value-type="float">
            <text:p>-66.125</text:p>
          </table:table-cell>
          <table:table-cell table:style-name="ce1" table:formula="of:=AVERAGEIF([.$A$1:.$A$4270];ROW();[.D$1:.D$4270])" office:value-type="float" office:value="-7.41555" calcext:value-type="float">
            <text:p>-7.4155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7.4904" calcext:value-type="float">
            <text:p>-7.4904</text:p>
          </table:table-cell>
          <table:table-cell table:number-columns-repeated="5"/>
          <table:table-cell table:formula="of:=ROW()" office:value-type="float" office:value="315" calcext:value-type="float">
            <text:p>315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63.625" calcext:value-type="float">
            <text:p>-63.625</text:p>
          </table:table-cell>
          <table:table-cell table:style-name="ce1" table:formula="of:=AVERAGEIF([.$A$1:.$A$4270];ROW();[.D$1:.D$4270])" office:value-type="float" office:value="-7.41545" calcext:value-type="float">
            <text:p>-7.4154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7.37" calcext:value-type="float">
            <text:p>-7.37</text:p>
          </table:table-cell>
          <table:table-cell table:number-columns-repeated="5"/>
          <table:table-cell table:formula="of:=ROW()" office:value-type="float" office:value="316" calcext:value-type="float">
            <text:p>316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60.5" calcext:value-type="float">
            <text:p>-60.5</text:p>
          </table:table-cell>
          <table:table-cell table:style-name="ce1" table:formula="of:=AVERAGEIF([.$A$1:.$A$4270];ROW();[.D$1:.D$4270])" office:value-type="float" office:value="-7.4016" calcext:value-type="float">
            <text:p>-7.40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7.3564" calcext:value-type="float">
            <text:p>-7.3564</text:p>
          </table:table-cell>
          <table:table-cell table:number-columns-repeated="5"/>
          <table:table-cell table:formula="of:=ROW()" office:value-type="float" office:value="317" calcext:value-type="float">
            <text:p>317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65.625" calcext:value-type="float">
            <text:p>-65.625</text:p>
          </table:table-cell>
          <table:table-cell table:style-name="ce1" table:formula="of:=AVERAGEIF([.$A$1:.$A$4270];ROW();[.D$1:.D$4270])" office:value-type="float" office:value="-7.3264" calcext:value-type="float">
            <text:p>-7.326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7.2196" calcext:value-type="float">
            <text:p>-7.2196</text:p>
          </table:table-cell>
          <table:table-cell table:number-columns-repeated="5"/>
          <table:table-cell table:formula="of:=ROW()" office:value-type="float" office:value="318" calcext:value-type="float">
            <text:p>318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62.5" calcext:value-type="float">
            <text:p>-62.5</text:p>
          </table:table-cell>
          <table:table-cell table:style-name="ce1" table:formula="of:=AVERAGEIF([.$A$1:.$A$4270];ROW();[.D$1:.D$4270])" office:value-type="float" office:value="-7.36855" calcext:value-type="float">
            <text:p>-7.3685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7.12" calcext:value-type="float">
            <text:p>-7.12</text:p>
          </table:table-cell>
          <table:table-cell table:number-columns-repeated="5"/>
          <table:table-cell table:formula="of:=ROW()" office:value-type="float" office:value="319" calcext:value-type="float">
            <text:p>319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71.125" calcext:value-type="float">
            <text:p>-71.125</text:p>
          </table:table-cell>
          <table:table-cell table:style-name="ce1" table:formula="of:=AVERAGEIF([.$A$1:.$A$4270];ROW();[.D$1:.D$4270])" office:value-type="float" office:value="-7.263" calcext:value-type="float">
            <text:p>-7.26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7.176" calcext:value-type="float">
            <text:p>-7.176</text:p>
          </table:table-cell>
          <table:table-cell table:number-columns-repeated="5"/>
          <table:table-cell table:formula="of:=ROW()" office:value-type="float" office:value="320" calcext:value-type="float">
            <text:p>320</text:p>
          </table:table-cell>
          <table:table-cell table:style-name="ce1" table:formula="of:=AVERAGEIF([.$A$1:.$A$4270];ROW();[.B$1:.B$4270])" office:value-type="float" office:value="-2.125" calcext:value-type="float">
            <text:p>-2.125</text:p>
          </table:table-cell>
          <table:table-cell table:style-name="ce1" table:formula="of:=AVERAGEIF([.$A$1:.$A$4270];ROW();[.C$1:.C$4270])" office:value-type="float" office:value="-65.75" calcext:value-type="float">
            <text:p>-65.75</text:p>
          </table:table-cell>
          <table:table-cell table:style-name="ce1" table:formula="of:=AVERAGEIF([.$A$1:.$A$4270];ROW();[.D$1:.D$4270])" office:value-type="float" office:value="-7.3825" calcext:value-type="float">
            <text:p>-7.382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7.228" calcext:value-type="float">
            <text:p>-7.228</text:p>
          </table:table-cell>
          <table:table-cell table:number-columns-repeated="5"/>
          <table:table-cell table:formula="of:=ROW()" office:value-type="float" office:value="321" calcext:value-type="float">
            <text:p>321</text:p>
          </table:table-cell>
          <table:table-cell table:style-name="ce1" table:formula="of:=AVERAGEIF([.$A$1:.$A$4270];ROW();[.B$1:.B$4270])" office:value-type="float" office:value="-2.125" calcext:value-type="float">
            <text:p>-2.125</text:p>
          </table:table-cell>
          <table:table-cell table:style-name="ce1" table:formula="of:=AVERAGEIF([.$A$1:.$A$4270];ROW();[.C$1:.C$4270])" office:value-type="float" office:value="-64.25" calcext:value-type="float">
            <text:p>-64.25</text:p>
          </table:table-cell>
          <table:table-cell table:style-name="ce1" table:formula="of:=AVERAGEIF([.$A$1:.$A$4270];ROW();[.D$1:.D$4270])" office:value-type="float" office:value="-7.4651" calcext:value-type="float">
            <text:p>-7.465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7.1732" calcext:value-type="float">
            <text:p>-7.1732</text:p>
          </table:table-cell>
          <table:table-cell table:number-columns-repeated="5"/>
          <table:table-cell table:formula="of:=ROW()" office:value-type="float" office:value="322" calcext:value-type="float">
            <text:p>322</text:p>
          </table:table-cell>
          <table:table-cell table:style-name="ce1" table:formula="of:=AVERAGEIF([.$A$1:.$A$4270];ROW();[.B$1:.B$4270])" office:value-type="float" office:value="-2.125" calcext:value-type="float">
            <text:p>-2.125</text:p>
          </table:table-cell>
          <table:table-cell table:style-name="ce1" table:formula="of:=AVERAGEIF([.$A$1:.$A$4270];ROW();[.C$1:.C$4270])" office:value-type="float" office:value="-69.5" calcext:value-type="float">
            <text:p>-69.5</text:p>
          </table:table-cell>
          <table:table-cell table:style-name="ce1" table:formula="of:=AVERAGEIF([.$A$1:.$A$4270];ROW();[.D$1:.D$4270])" office:value-type="float" office:value="-7.3124" calcext:value-type="float">
            <text:p>-7.312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7.2704" calcext:value-type="float">
            <text:p>-7.2704</text:p>
          </table:table-cell>
          <table:table-cell table:number-columns-repeated="5"/>
          <table:table-cell table:formula="of:=ROW()" office:value-type="float" office:value="323" calcext:value-type="float">
            <text:p>323</text:p>
          </table:table-cell>
          <table:table-cell table:style-name="ce1" table:formula="of:=AVERAGEIF([.$A$1:.$A$4270];ROW();[.B$1:.B$4270])" office:value-type="float" office:value="-2.125" calcext:value-type="float">
            <text:p>-2.125</text:p>
          </table:table-cell>
          <table:table-cell table:style-name="ce1" table:formula="of:=AVERAGEIF([.$A$1:.$A$4270];ROW();[.C$1:.C$4270])" office:value-type="float" office:value="-71" calcext:value-type="float">
            <text:p>-71</text:p>
          </table:table-cell>
          <table:table-cell table:style-name="ce1" table:formula="of:=AVERAGEIF([.$A$1:.$A$4270];ROW();[.D$1:.D$4270])" office:value-type="float" office:value="-7.36165" calcext:value-type="float">
            <text:p>-7.3616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7.3352" calcext:value-type="float">
            <text:p>-7.3352</text:p>
          </table:table-cell>
          <table:table-cell table:number-columns-repeated="5"/>
          <table:table-cell table:formula="of:=ROW()" office:value-type="float" office:value="324" calcext:value-type="float">
            <text:p>324</text:p>
          </table:table-cell>
          <table:table-cell table:style-name="ce1" table:formula="of:=AVERAGEIF([.$A$1:.$A$4270];ROW();[.B$1:.B$4270])" office:value-type="float" office:value="-1.875" calcext:value-type="float">
            <text:p>-1.875</text:p>
          </table:table-cell>
          <table:table-cell table:style-name="ce1" table:formula="of:=AVERAGEIF([.$A$1:.$A$4270];ROW();[.C$1:.C$4270])" office:value-type="float" office:value="-63.625" calcext:value-type="float">
            <text:p>-63.625</text:p>
          </table:table-cell>
          <table:table-cell table:style-name="ce1" table:formula="of:=AVERAGEIF([.$A$1:.$A$4270];ROW();[.D$1:.D$4270])" office:value-type="float" office:value="-7.3945" calcext:value-type="float">
            <text:p>-7.394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7.4276" calcext:value-type="float">
            <text:p>-7.4276</text:p>
          </table:table-cell>
          <table:table-cell table:number-columns-repeated="5"/>
          <table:table-cell table:formula="of:=ROW()" office:value-type="float" office:value="325" calcext:value-type="float">
            <text:p>325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65.375" calcext:value-type="float">
            <text:p>-65.375</text:p>
          </table:table-cell>
          <table:table-cell table:style-name="ce1" table:formula="of:=AVERAGEIF([.$A$1:.$A$4270];ROW();[.D$1:.D$4270])" office:value-type="float" office:value="-7.3605" calcext:value-type="float">
            <text:p>-7.360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7.4096" calcext:value-type="float">
            <text:p>-7.4096</text:p>
          </table:table-cell>
          <table:table-cell table:number-columns-repeated="5"/>
          <table:table-cell table:formula="of:=ROW()" office:value-type="float" office:value="326" calcext:value-type="float">
            <text:p>326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65.5" calcext:value-type="float">
            <text:p>-65.5</text:p>
          </table:table-cell>
          <table:table-cell table:style-name="ce1" table:formula="of:=AVERAGEIF([.$A$1:.$A$4270];ROW();[.D$1:.D$4270])" office:value-type="float" office:value="-7.2833" calcext:value-type="float">
            <text:p>-7.283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7.026" calcext:value-type="float">
            <text:p>-7.026</text:p>
          </table:table-cell>
          <table:table-cell table:number-columns-repeated="5"/>
          <table:table-cell table:formula="of:=ROW()" office:value-type="float" office:value="327" calcext:value-type="float">
            <text:p>327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63.875" calcext:value-type="float">
            <text:p>-63.875</text:p>
          </table:table-cell>
          <table:table-cell table:style-name="ce1" table:formula="of:=AVERAGEIF([.$A$1:.$A$4270];ROW();[.D$1:.D$4270])" office:value-type="float" office:value="-7.33675" calcext:value-type="float">
            <text:p>-7.3367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6.8208" calcext:value-type="float">
            <text:p>-6.8208</text:p>
          </table:table-cell>
          <table:table-cell table:number-columns-repeated="5"/>
          <table:table-cell table:formula="of:=ROW()" office:value-type="float" office:value="328" calcext:value-type="float">
            <text:p>328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68.75" calcext:value-type="float">
            <text:p>-68.75</text:p>
          </table:table-cell>
          <table:table-cell table:style-name="ce1" table:formula="of:=AVERAGEIF([.$A$1:.$A$4270];ROW();[.D$1:.D$4270])" office:value-type="float" office:value="-7.20975" calcext:value-type="float">
            <text:p>-7.2097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6.8896" calcext:value-type="float">
            <text:p>-6.8896</text:p>
          </table:table-cell>
          <table:table-cell table:number-columns-repeated="5"/>
          <table:table-cell table:formula="of:=ROW()" office:value-type="float" office:value="329" calcext:value-type="float">
            <text:p>329</text:p>
          </table:table-cell>
          <table:table-cell table:style-name="ce1" table:formula="of:=AVERAGEIF([.$A$1:.$A$4270];ROW();[.B$1:.B$4270])" office:value-type="float" office:value="-2.125" calcext:value-type="float">
            <text:p>-2.125</text:p>
          </table:table-cell>
          <table:table-cell table:style-name="ce1" table:formula="of:=AVERAGEIF([.$A$1:.$A$4270];ROW();[.C$1:.C$4270])" office:value-type="float" office:value="-61" calcext:value-type="float">
            <text:p>-61</text:p>
          </table:table-cell>
          <table:table-cell table:style-name="ce1" table:formula="of:=AVERAGEIF([.$A$1:.$A$4270];ROW();[.D$1:.D$4270])" office:value-type="float" office:value="-7.2331" calcext:value-type="float">
            <text:p>-7.233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6.8548" calcext:value-type="float">
            <text:p>-6.8548</text:p>
          </table:table-cell>
          <table:table-cell table:number-columns-repeated="5"/>
          <table:table-cell table:formula="of:=ROW()" office:value-type="float" office:value="330" calcext:value-type="float">
            <text:p>330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62.375" calcext:value-type="float">
            <text:p>-62.375</text:p>
          </table:table-cell>
          <table:table-cell table:style-name="ce1" table:formula="of:=AVERAGEIF([.$A$1:.$A$4270];ROW();[.D$1:.D$4270])" office:value-type="float" office:value="-7.14265" calcext:value-type="float">
            <text:p>-7.1426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6.8204" calcext:value-type="float">
            <text:p>-6.8204</text:p>
          </table:table-cell>
          <table:table-cell table:number-columns-repeated="5"/>
          <table:table-cell table:formula="of:=ROW()" office:value-type="float" office:value="331" calcext:value-type="float">
            <text:p>331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67" calcext:value-type="float">
            <text:p>-67</text:p>
          </table:table-cell>
          <table:table-cell table:style-name="ce1" table:formula="of:=AVERAGEIF([.$A$1:.$A$4270];ROW();[.D$1:.D$4270])" office:value-type="float" office:value="-7.09785" calcext:value-type="float">
            <text:p>-7.0978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7.1032" calcext:value-type="float">
            <text:p>-7.1032</text:p>
          </table:table-cell>
          <table:table-cell table:number-columns-repeated="5"/>
          <table:table-cell table:formula="of:=ROW()" office:value-type="float" office:value="332" calcext:value-type="float">
            <text:p>332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62.875" calcext:value-type="float">
            <text:p>-62.875</text:p>
          </table:table-cell>
          <table:table-cell table:style-name="ce1" table:formula="of:=AVERAGEIF([.$A$1:.$A$4270];ROW();[.D$1:.D$4270])" office:value-type="float" office:value="-7.16555" calcext:value-type="float">
            <text:p>-7.1655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2" calcext:value-type="float">
            <text:p>-2</text:p>
          </table:table-cell>
          <table:table-cell office:value-type="float" office:value="-85" calcext:value-type="float">
            <text:p>-85</text:p>
          </table:table-cell>
          <table:table-cell office:value-type="float" office:value="-7.0124" calcext:value-type="float">
            <text:p>-7.0124</text:p>
          </table:table-cell>
          <table:table-cell table:number-columns-repeated="5"/>
          <table:table-cell table:formula="of:=ROW()" office:value-type="float" office:value="333" calcext:value-type="float">
            <text:p>333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72.25" calcext:value-type="float">
            <text:p>-72.25</text:p>
          </table:table-cell>
          <table:table-cell table:style-name="ce1" table:formula="of:=AVERAGEIF([.$A$1:.$A$4270];ROW();[.D$1:.D$4270])" office:value-type="float" office:value="-7.1072" calcext:value-type="float">
            <text:p>-7.107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7.2104" calcext:value-type="float">
            <text:p>-7.2104</text:p>
          </table:table-cell>
          <table:table-cell table:number-columns-repeated="5"/>
          <table:table-cell table:formula="of:=ROW()" office:value-type="float" office:value="334" calcext:value-type="float">
            <text:p>334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68.25" calcext:value-type="float">
            <text:p>-68.25</text:p>
          </table:table-cell>
          <table:table-cell table:style-name="ce1" table:formula="of:=AVERAGEIF([.$A$1:.$A$4270];ROW();[.D$1:.D$4270])" office:value-type="float" office:value="-7.14355" calcext:value-type="float">
            <text:p>-7.1435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7.0808" calcext:value-type="float">
            <text:p>-7.0808</text:p>
          </table:table-cell>
          <table:table-cell table:number-columns-repeated="5"/>
          <table:table-cell table:formula="of:=ROW()" office:value-type="float" office:value="335" calcext:value-type="float">
            <text:p>335</text:p>
          </table:table-cell>
          <table:table-cell table:style-name="ce1" table:formula="of:=AVERAGEIF([.$A$1:.$A$4270];ROW();[.B$1:.B$4270])" office:value-type="float" office:value="-2" calcext:value-type="float">
            <text:p>-2</text:p>
          </table:table-cell>
          <table:table-cell table:style-name="ce1" table:formula="of:=AVERAGEIF([.$A$1:.$A$4270];ROW();[.C$1:.C$4270])" office:value-type="float" office:value="-66" calcext:value-type="float">
            <text:p>-66</text:p>
          </table:table-cell>
          <table:table-cell table:style-name="ce1" table:formula="of:=AVERAGEIF([.$A$1:.$A$4270];ROW();[.D$1:.D$4270])" office:value-type="float" office:value="-7.1426" calcext:value-type="float">
            <text:p>-7.142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2" calcext:value-type="float">
            <text:p>-2</text:p>
          </table:table-cell>
          <table:table-cell office:value-type="float" office:value="-69" calcext:value-type="float">
            <text:p>-69</text:p>
          </table:table-cell>
          <table:table-cell office:value-type="float" office:value="-6.9636" calcext:value-type="float">
            <text:p>-6.9636</text:p>
          </table:table-cell>
          <table:table-cell table:number-columns-repeated="5"/>
          <table:table-cell table:formula="of:=ROW()" office:value-type="float" office:value="336" calcext:value-type="float">
            <text:p>336</text:p>
          </table:table-cell>
          <table:table-cell table:style-name="ce1" table:formula="of:=AVERAGEIF([.$A$1:.$A$4270];ROW();[.B$1:.B$4270])" office:value-type="float" office:value="-1.875" calcext:value-type="float">
            <text:p>-1.875</text:p>
          </table:table-cell>
          <table:table-cell table:style-name="ce1" table:formula="of:=AVERAGEIF([.$A$1:.$A$4270];ROW();[.C$1:.C$4270])" office:value-type="float" office:value="-63" calcext:value-type="float">
            <text:p>-63</text:p>
          </table:table-cell>
          <table:table-cell table:style-name="ce1" table:formula="of:=AVERAGEIF([.$A$1:.$A$4270];ROW();[.D$1:.D$4270])" office:value-type="float" office:value="-7.14445" calcext:value-type="float">
            <text:p>-7.1444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7.0248" calcext:value-type="float">
            <text:p>-7.0248</text:p>
          </table:table-cell>
          <table:table-cell table:number-columns-repeated="5"/>
          <table:table-cell table:formula="of:=ROW()" office:value-type="float" office:value="337" calcext:value-type="float">
            <text:p>337</text:p>
          </table:table-cell>
          <table:table-cell table:style-name="ce1" table:formula="of:=AVERAGEIF([.$A$1:.$A$4270];ROW();[.B$1:.B$4270])" office:value-type="float" office:value="-1.875" calcext:value-type="float">
            <text:p>-1.875</text:p>
          </table:table-cell>
          <table:table-cell table:style-name="ce1" table:formula="of:=AVERAGEIF([.$A$1:.$A$4270];ROW();[.C$1:.C$4270])" office:value-type="float" office:value="-73.25" calcext:value-type="float">
            <text:p>-73.25</text:p>
          </table:table-cell>
          <table:table-cell table:style-name="ce1" table:formula="of:=AVERAGEIF([.$A$1:.$A$4270];ROW();[.D$1:.D$4270])" office:value-type="float" office:value="-7.1065" calcext:value-type="float">
            <text:p>-7.106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6.9264" calcext:value-type="float">
            <text:p>-6.9264</text:p>
          </table:table-cell>
          <table:table-cell table:number-columns-repeated="5"/>
          <table:table-cell table:formula="of:=ROW()" office:value-type="float" office:value="338" calcext:value-type="float">
            <text:p>338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6" calcext:value-type="float">
            <text:p>-66</text:p>
          </table:table-cell>
          <table:table-cell table:style-name="ce1" table:formula="of:=AVERAGEIF([.$A$1:.$A$4270];ROW();[.D$1:.D$4270])" office:value-type="float" office:value="-7.1628" calcext:value-type="float">
            <text:p>-7.162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6.8952" calcext:value-type="float">
            <text:p>-6.8952</text:p>
          </table:table-cell>
          <table:table-cell table:number-columns-repeated="5"/>
          <table:table-cell table:formula="of:=ROW()" office:value-type="float" office:value="339" calcext:value-type="float">
            <text:p>339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3.375" calcext:value-type="float">
            <text:p>-63.375</text:p>
          </table:table-cell>
          <table:table-cell table:style-name="ce1" table:formula="of:=AVERAGEIF([.$A$1:.$A$4270];ROW();[.D$1:.D$4270])" office:value-type="float" office:value="-7.0973" calcext:value-type="float">
            <text:p>-7.097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6.7432" calcext:value-type="float">
            <text:p>-6.7432</text:p>
          </table:table-cell>
          <table:table-cell table:number-columns-repeated="5"/>
          <table:table-cell table:formula="of:=ROW()" office:value-type="float" office:value="340" calcext:value-type="float">
            <text:p>340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5.125" calcext:value-type="float">
            <text:p>-65.125</text:p>
          </table:table-cell>
          <table:table-cell table:style-name="ce1" table:formula="of:=AVERAGEIF([.$A$1:.$A$4270];ROW();[.D$1:.D$4270])" office:value-type="float" office:value="-6.9525" calcext:value-type="float">
            <text:p>-6.952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2" calcext:value-type="float">
            <text:p>-2</text:p>
          </table:table-cell>
          <table:table-cell office:value-type="float" office:value="-70" calcext:value-type="float">
            <text:p>-70</text:p>
          </table:table-cell>
          <table:table-cell office:value-type="float" office:value="-6.7136" calcext:value-type="float">
            <text:p>-6.7136</text:p>
          </table:table-cell>
          <table:table-cell table:number-columns-repeated="5"/>
          <table:table-cell table:formula="of:=ROW()" office:value-type="float" office:value="341" calcext:value-type="float">
            <text:p>341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3.625" calcext:value-type="float">
            <text:p>-63.625</text:p>
          </table:table-cell>
          <table:table-cell table:style-name="ce1" table:formula="of:=AVERAGEIF([.$A$1:.$A$4270];ROW();[.D$1:.D$4270])" office:value-type="float" office:value="-7.0079" calcext:value-type="float">
            <text:p>-7.007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2" calcext:value-type="float">
            <text:p>-2</text:p>
          </table:table-cell>
          <table:table-cell office:value-type="float" office:value="-74" calcext:value-type="float">
            <text:p>-74</text:p>
          </table:table-cell>
          <table:table-cell office:value-type="float" office:value="-6.8856" calcext:value-type="float">
            <text:p>-6.8856</text:p>
          </table:table-cell>
          <table:table-cell table:number-columns-repeated="5"/>
          <table:table-cell table:formula="of:=ROW()" office:value-type="float" office:value="342" calcext:value-type="float">
            <text:p>342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6.75" calcext:value-type="float">
            <text:p>-66.75</text:p>
          </table:table-cell>
          <table:table-cell table:style-name="ce1" table:formula="of:=AVERAGEIF([.$A$1:.$A$4270];ROW();[.D$1:.D$4270])" office:value-type="float" office:value="-7.0057" calcext:value-type="float">
            <text:p>-7.005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2" calcext:value-type="float">
            <text:p>-2</text:p>
          </table:table-cell>
          <table:table-cell office:value-type="float" office:value="-79" calcext:value-type="float">
            <text:p>-79</text:p>
          </table:table-cell>
          <table:table-cell office:value-type="float" office:value="-7.1232" calcext:value-type="float">
            <text:p>-7.1232</text:p>
          </table:table-cell>
          <table:table-cell table:number-columns-repeated="5"/>
          <table:table-cell table:formula="of:=ROW()" office:value-type="float" office:value="343" calcext:value-type="float">
            <text:p>343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4.5" calcext:value-type="float">
            <text:p>-64.5</text:p>
          </table:table-cell>
          <table:table-cell table:style-name="ce1" table:formula="of:=AVERAGEIF([.$A$1:.$A$4270];ROW();[.D$1:.D$4270])" office:value-type="float" office:value="-7.04225" calcext:value-type="float">
            <text:p>-7.0422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7.1748" calcext:value-type="float">
            <text:p>-7.1748</text:p>
          </table:table-cell>
          <table:table-cell table:number-columns-repeated="5"/>
          <table:table-cell table:formula="of:=ROW()" office:value-type="float" office:value="344" calcext:value-type="float">
            <text:p>344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7.375" calcext:value-type="float">
            <text:p>-67.375</text:p>
          </table:table-cell>
          <table:table-cell table:style-name="ce1" table:formula="of:=AVERAGEIF([.$A$1:.$A$4270];ROW();[.D$1:.D$4270])" office:value-type="float" office:value="-7.0096" calcext:value-type="float">
            <text:p>-7.009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2" calcext:value-type="float">
            <text:p>-2</text:p>
          </table:table-cell>
          <table:table-cell office:value-type="float" office:value="-79" calcext:value-type="float">
            <text:p>-79</text:p>
          </table:table-cell>
          <table:table-cell office:value-type="float" office:value="-6.988" calcext:value-type="float">
            <text:p>-6.988</text:p>
          </table:table-cell>
          <table:table-cell table:number-columns-repeated="5"/>
          <table:table-cell table:formula="of:=ROW()" office:value-type="float" office:value="345" calcext:value-type="float">
            <text:p>345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8.875" calcext:value-type="float">
            <text:p>-68.875</text:p>
          </table:table-cell>
          <table:table-cell table:style-name="ce1" table:formula="of:=AVERAGEIF([.$A$1:.$A$4270];ROW();[.D$1:.D$4270])" office:value-type="float" office:value="-6.93745" calcext:value-type="float">
            <text:p>-6.937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7.1608" calcext:value-type="float">
            <text:p>-7.1608</text:p>
          </table:table-cell>
          <table:table-cell table:number-columns-repeated="5"/>
          <table:table-cell table:formula="of:=ROW()" office:value-type="float" office:value="346" calcext:value-type="float">
            <text:p>346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6.25" calcext:value-type="float">
            <text:p>-66.25</text:p>
          </table:table-cell>
          <table:table-cell table:style-name="ce1" table:formula="of:=AVERAGEIF([.$A$1:.$A$4270];ROW();[.D$1:.D$4270])" office:value-type="float" office:value="-6.96715" calcext:value-type="float">
            <text:p>-6.9671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7.022" calcext:value-type="float">
            <text:p>-7.022</text:p>
          </table:table-cell>
          <table:table-cell table:number-columns-repeated="5"/>
          <table:table-cell table:formula="of:=ROW()" office:value-type="float" office:value="347" calcext:value-type="float">
            <text:p>347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8" calcext:value-type="float">
            <text:p>-68</text:p>
          </table:table-cell>
          <table:table-cell table:style-name="ce1" table:formula="of:=AVERAGEIF([.$A$1:.$A$4270];ROW();[.D$1:.D$4270])" office:value-type="float" office:value="-6.98895" calcext:value-type="float">
            <text:p>-6.9889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7.0576" calcext:value-type="float">
            <text:p>-7.0576</text:p>
          </table:table-cell>
          <table:table-cell table:number-columns-repeated="5"/>
          <table:table-cell table:formula="of:=ROW()" office:value-type="float" office:value="348" calcext:value-type="float">
            <text:p>348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8.375" calcext:value-type="float">
            <text:p>-68.375</text:p>
          </table:table-cell>
          <table:table-cell table:style-name="ce1" table:formula="of:=AVERAGEIF([.$A$1:.$A$4270];ROW();[.D$1:.D$4270])" office:value-type="float" office:value="-6.98835" calcext:value-type="float">
            <text:p>-6.9883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2" calcext:value-type="float">
            <text:p>-2</text:p>
          </table:table-cell>
          <table:table-cell office:value-type="float" office:value="-77" calcext:value-type="float">
            <text:p>-77</text:p>
          </table:table-cell>
          <table:table-cell office:value-type="float" office:value="-6.946" calcext:value-type="float">
            <text:p>-6.946</text:p>
          </table:table-cell>
          <table:table-cell table:number-columns-repeated="5"/>
          <table:table-cell table:formula="of:=ROW()" office:value-type="float" office:value="349" calcext:value-type="float">
            <text:p>349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5.375" calcext:value-type="float">
            <text:p>-65.375</text:p>
          </table:table-cell>
          <table:table-cell table:style-name="ce1" table:formula="of:=AVERAGEIF([.$A$1:.$A$4270];ROW();[.D$1:.D$4270])" office:value-type="float" office:value="-7.0262" calcext:value-type="float">
            <text:p>-7.0262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2" calcext:value-type="float">
            <text:p>-2</text:p>
          </table:table-cell>
          <table:table-cell office:value-type="float" office:value="-77" calcext:value-type="float">
            <text:p>-77</text:p>
          </table:table-cell>
          <table:table-cell office:value-type="float" office:value="-7.0696" calcext:value-type="float">
            <text:p>-7.0696</text:p>
          </table:table-cell>
          <table:table-cell table:number-columns-repeated="5"/>
          <table:table-cell table:formula="of:=ROW()" office:value-type="float" office:value="350" calcext:value-type="float">
            <text:p>350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4.375" calcext:value-type="float">
            <text:p>-64.375</text:p>
          </table:table-cell>
          <table:table-cell table:style-name="ce1" table:formula="of:=AVERAGEIF([.$A$1:.$A$4270];ROW();[.D$1:.D$4270])" office:value-type="float" office:value="-6.95575" calcext:value-type="float">
            <text:p>-6.9557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2" calcext:value-type="float">
            <text:p>-2</text:p>
          </table:table-cell>
          <table:table-cell office:value-type="float" office:value="-67" calcext:value-type="float">
            <text:p>-67</text:p>
          </table:table-cell>
          <table:table-cell office:value-type="float" office:value="-7.114" calcext:value-type="float">
            <text:p>-7.114</text:p>
          </table:table-cell>
          <table:table-cell table:number-columns-repeated="5"/>
          <table:table-cell table:formula="of:=ROW()" office:value-type="float" office:value="351" calcext:value-type="float">
            <text:p>351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5" calcext:value-type="float">
            <text:p>-65</text:p>
          </table:table-cell>
          <table:table-cell table:style-name="ce1" table:formula="of:=AVERAGEIF([.$A$1:.$A$4270];ROW();[.D$1:.D$4270])" office:value-type="float" office:value="-6.8564" calcext:value-type="float">
            <text:p>-6.8564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6.9772" calcext:value-type="float">
            <text:p>-6.9772</text:p>
          </table:table-cell>
          <table:table-cell table:number-columns-repeated="5"/>
          <table:table-cell table:formula="of:=ROW()" office:value-type="float" office:value="352" calcext:value-type="float">
            <text:p>352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6.75" calcext:value-type="float">
            <text:p>-66.75</text:p>
          </table:table-cell>
          <table:table-cell table:style-name="ce1" table:formula="of:=AVERAGEIF([.$A$1:.$A$4270];ROW();[.D$1:.D$4270])" office:value-type="float" office:value="-6.8991" calcext:value-type="float">
            <text:p>-6.899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2" calcext:value-type="float">
            <text:p>-2</text:p>
          </table:table-cell>
          <table:table-cell office:value-type="float" office:value="-85" calcext:value-type="float">
            <text:p>-85</text:p>
          </table:table-cell>
          <table:table-cell office:value-type="float" office:value="-6.8596" calcext:value-type="float">
            <text:p>-6.8596</text:p>
          </table:table-cell>
          <table:table-cell table:number-columns-repeated="5"/>
          <table:table-cell table:formula="of:=ROW()" office:value-type="float" office:value="353" calcext:value-type="float">
            <text:p>353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8.625" calcext:value-type="float">
            <text:p>-68.625</text:p>
          </table:table-cell>
          <table:table-cell table:style-name="ce1" table:formula="of:=AVERAGEIF([.$A$1:.$A$4270];ROW();[.D$1:.D$4270])" office:value-type="float" office:value="-6.8604" calcext:value-type="float">
            <text:p>-6.8604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2" calcext:value-type="float">
            <text:p>-2</text:p>
          </table:table-cell>
          <table:table-cell office:value-type="float" office:value="-67" calcext:value-type="float">
            <text:p>-67</text:p>
          </table:table-cell>
          <table:table-cell office:value-type="float" office:value="-7.0232" calcext:value-type="float">
            <text:p>-7.0232</text:p>
          </table:table-cell>
          <table:table-cell table:number-columns-repeated="5"/>
          <table:table-cell table:formula="of:=ROW()" office:value-type="float" office:value="354" calcext:value-type="float">
            <text:p>354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1.375" calcext:value-type="float">
            <text:p>-61.375</text:p>
          </table:table-cell>
          <table:table-cell table:style-name="ce1" table:formula="of:=AVERAGEIF([.$A$1:.$A$4270];ROW();[.D$1:.D$4270])" office:value-type="float" office:value="-6.8953" calcext:value-type="float">
            <text:p>-6.895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7.0508" calcext:value-type="float">
            <text:p>-7.0508</text:p>
          </table:table-cell>
          <table:table-cell table:number-columns-repeated="5"/>
          <table:table-cell table:formula="of:=ROW()" office:value-type="float" office:value="355" calcext:value-type="float">
            <text:p>355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3.125" calcext:value-type="float">
            <text:p>-63.125</text:p>
          </table:table-cell>
          <table:table-cell table:style-name="ce1" table:formula="of:=AVERAGEIF([.$A$1:.$A$4270];ROW();[.D$1:.D$4270])" office:value-type="float" office:value="-6.79735" calcext:value-type="float">
            <text:p>-6.7973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2" calcext:value-type="float">
            <text:p>-2</text:p>
          </table:table-cell>
          <table:table-cell office:value-type="float" office:value="-74" calcext:value-type="float">
            <text:p>-74</text:p>
          </table:table-cell>
          <table:table-cell office:value-type="float" office:value="-6.9348" calcext:value-type="float">
            <text:p>-6.9348</text:p>
          </table:table-cell>
          <table:table-cell table:number-columns-repeated="5"/>
          <table:table-cell table:formula="of:=ROW()" office:value-type="float" office:value="356" calcext:value-type="float">
            <text:p>356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3" calcext:value-type="float">
            <text:p>-63</text:p>
          </table:table-cell>
          <table:table-cell table:style-name="ce1" table:formula="of:=AVERAGEIF([.$A$1:.$A$4270];ROW();[.D$1:.D$4270])" office:value-type="float" office:value="-6.76975" calcext:value-type="float">
            <text:p>-6.7697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6.8928" calcext:value-type="float">
            <text:p>-6.8928</text:p>
          </table:table-cell>
          <table:table-cell table:number-columns-repeated="5"/>
          <table:table-cell table:formula="of:=ROW()" office:value-type="float" office:value="357" calcext:value-type="float">
            <text:p>357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6.5" calcext:value-type="float">
            <text:p>-66.5</text:p>
          </table:table-cell>
          <table:table-cell table:style-name="ce1" table:formula="of:=AVERAGEIF([.$A$1:.$A$4270];ROW();[.D$1:.D$4270])" office:value-type="float" office:value="-6.8055" calcext:value-type="float">
            <text:p>-6.805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2" calcext:value-type="float">
            <text:p>-2</text:p>
          </table:table-cell>
          <table:table-cell office:value-type="float" office:value="-73" calcext:value-type="float">
            <text:p>-73</text:p>
          </table:table-cell>
          <table:table-cell office:value-type="float" office:value="-6.8472" calcext:value-type="float">
            <text:p>-6.8472</text:p>
          </table:table-cell>
          <table:table-cell table:number-columns-repeated="5"/>
          <table:table-cell table:formula="of:=ROW()" office:value-type="float" office:value="358" calcext:value-type="float">
            <text:p>358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5" calcext:value-type="float">
            <text:p>-65</text:p>
          </table:table-cell>
          <table:table-cell table:style-name="ce1" table:formula="of:=AVERAGEIF([.$A$1:.$A$4270];ROW();[.D$1:.D$4270])" office:value-type="float" office:value="-6.8712" calcext:value-type="float">
            <text:p>-6.871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6.8256" calcext:value-type="float">
            <text:p>-6.8256</text:p>
          </table:table-cell>
          <table:table-cell table:number-columns-repeated="5"/>
          <table:table-cell table:formula="of:=ROW()" office:value-type="float" office:value="359" calcext:value-type="float">
            <text:p>359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70.375" calcext:value-type="float">
            <text:p>-70.375</text:p>
          </table:table-cell>
          <table:table-cell table:style-name="ce1" table:formula="of:=AVERAGEIF([.$A$1:.$A$4270];ROW();[.D$1:.D$4270])" office:value-type="float" office:value="-6.87255" calcext:value-type="float">
            <text:p>-6.8725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6.9676" calcext:value-type="float">
            <text:p>-6.9676</text:p>
          </table:table-cell>
          <table:table-cell table:number-columns-repeated="5"/>
          <table:table-cell table:formula="of:=ROW()" office:value-type="float" office:value="360" calcext:value-type="float">
            <text:p>360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7.75" calcext:value-type="float">
            <text:p>-67.75</text:p>
          </table:table-cell>
          <table:table-cell table:style-name="ce1" table:formula="of:=AVERAGEIF([.$A$1:.$A$4270];ROW();[.D$1:.D$4270])" office:value-type="float" office:value="-6.9373" calcext:value-type="float">
            <text:p>-6.937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6.78" calcext:value-type="float">
            <text:p>-6.78</text:p>
          </table:table-cell>
          <table:table-cell table:number-columns-repeated="5"/>
          <table:table-cell table:formula="of:=ROW()" office:value-type="float" office:value="361" calcext:value-type="float">
            <text:p>361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8.125" calcext:value-type="float">
            <text:p>-68.125</text:p>
          </table:table-cell>
          <table:table-cell table:style-name="ce1" table:formula="of:=AVERAGEIF([.$A$1:.$A$4270];ROW();[.D$1:.D$4270])" office:value-type="float" office:value="-6.86445" calcext:value-type="float">
            <text:p>-6.8644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6.8096" calcext:value-type="float">
            <text:p>-6.8096</text:p>
          </table:table-cell>
          <table:table-cell table:number-columns-repeated="5"/>
          <table:table-cell table:formula="of:=ROW()" office:value-type="float" office:value="362" calcext:value-type="float">
            <text:p>362</text:p>
          </table:table-cell>
          <table:table-cell table:style-name="ce1" table:formula="of:=AVERAGEIF([.$A$1:.$A$4270];ROW();[.B$1:.B$4270])" office:value-type="float" office:value="-1.625" calcext:value-type="float">
            <text:p>-1.625</text:p>
          </table:table-cell>
          <table:table-cell table:style-name="ce1" table:formula="of:=AVERAGEIF([.$A$1:.$A$4270];ROW();[.C$1:.C$4270])" office:value-type="float" office:value="-62.125" calcext:value-type="float">
            <text:p>-62.125</text:p>
          </table:table-cell>
          <table:table-cell table:style-name="ce1" table:formula="of:=AVERAGEIF([.$A$1:.$A$4270];ROW();[.D$1:.D$4270])" office:value-type="float" office:value="-6.8637" calcext:value-type="float">
            <text:p>-6.863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6.706" calcext:value-type="float">
            <text:p>-6.706</text:p>
          </table:table-cell>
          <table:table-cell table:number-columns-repeated="5"/>
          <table:table-cell table:formula="of:=ROW()" office:value-type="float" office:value="363" calcext:value-type="float">
            <text:p>363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4.75" calcext:value-type="float">
            <text:p>-64.75</text:p>
          </table:table-cell>
          <table:table-cell table:style-name="ce1" table:formula="of:=AVERAGEIF([.$A$1:.$A$4270];ROW();[.D$1:.D$4270])" office:value-type="float" office:value="-6.7979" calcext:value-type="float">
            <text:p>-6.797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6.7292" calcext:value-type="float">
            <text:p>-6.7292</text:p>
          </table:table-cell>
          <table:table-cell table:number-columns-repeated="5"/>
          <table:table-cell table:formula="of:=ROW()" office:value-type="float" office:value="364" calcext:value-type="float">
            <text:p>364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3.75" calcext:value-type="float">
            <text:p>-63.75</text:p>
          </table:table-cell>
          <table:table-cell table:style-name="ce1" table:formula="of:=AVERAGEIF([.$A$1:.$A$4270];ROW();[.D$1:.D$4270])" office:value-type="float" office:value="-6.82265" calcext:value-type="float">
            <text:p>-6.8226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6.5416" calcext:value-type="float">
            <text:p>-6.5416</text:p>
          </table:table-cell>
          <table:table-cell table:number-columns-repeated="5"/>
          <table:table-cell table:formula="of:=ROW()" office:value-type="float" office:value="365" calcext:value-type="float">
            <text:p>365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3.375" calcext:value-type="float">
            <text:p>-63.375</text:p>
          </table:table-cell>
          <table:table-cell table:style-name="ce1" table:formula="of:=AVERAGEIF([.$A$1:.$A$4270];ROW();[.D$1:.D$4270])" office:value-type="float" office:value="-6.81585" calcext:value-type="float">
            <text:p>-6.8158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6.4164" calcext:value-type="float">
            <text:p>-6.4164</text:p>
          </table:table-cell>
          <table:table-cell table:number-columns-repeated="5"/>
          <table:table-cell table:formula="of:=ROW()" office:value-type="float" office:value="366" calcext:value-type="float">
            <text:p>366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8.75" calcext:value-type="float">
            <text:p>-68.75</text:p>
          </table:table-cell>
          <table:table-cell table:style-name="ce1" table:formula="of:=AVERAGEIF([.$A$1:.$A$4270];ROW();[.D$1:.D$4270])" office:value-type="float" office:value="-6.79775" calcext:value-type="float">
            <text:p>-6.7977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6.6328" calcext:value-type="float">
            <text:p>-6.6328</text:p>
          </table:table-cell>
          <table:table-cell table:number-columns-repeated="5"/>
          <table:table-cell table:formula="of:=ROW()" office:value-type="float" office:value="367" calcext:value-type="float">
            <text:p>367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4.25" calcext:value-type="float">
            <text:p>-64.25</text:p>
          </table:table-cell>
          <table:table-cell table:style-name="ce1" table:formula="of:=AVERAGEIF([.$A$1:.$A$4270];ROW();[.D$1:.D$4270])" office:value-type="float" office:value="-6.7831" calcext:value-type="float">
            <text:p>-6.783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6.6568" calcext:value-type="float">
            <text:p>-6.6568</text:p>
          </table:table-cell>
          <table:table-cell table:number-columns-repeated="5"/>
          <table:table-cell table:formula="of:=ROW()" office:value-type="float" office:value="368" calcext:value-type="float">
            <text:p>368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1.25" calcext:value-type="float">
            <text:p>-61.25</text:p>
          </table:table-cell>
          <table:table-cell table:style-name="ce1" table:formula="of:=AVERAGEIF([.$A$1:.$A$4270];ROW();[.D$1:.D$4270])" office:value-type="float" office:value="-6.72715" calcext:value-type="float">
            <text:p>-6.7271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6.6356" calcext:value-type="float">
            <text:p>-6.6356</text:p>
          </table:table-cell>
          <table:table-cell table:number-columns-repeated="5"/>
          <table:table-cell table:formula="of:=ROW()" office:value-type="float" office:value="369" calcext:value-type="float">
            <text:p>369</text:p>
          </table:table-cell>
          <table:table-cell table:style-name="ce1" table:formula="of:=AVERAGEIF([.$A$1:.$A$4270];ROW();[.B$1:.B$4270])" office:value-type="float" office:value="-1.75" calcext:value-type="float">
            <text:p>-1.75</text:p>
          </table:table-cell>
          <table:table-cell table:style-name="ce1" table:formula="of:=AVERAGEIF([.$A$1:.$A$4270];ROW();[.C$1:.C$4270])" office:value-type="float" office:value="-65" calcext:value-type="float">
            <text:p>-65</text:p>
          </table:table-cell>
          <table:table-cell table:style-name="ce1" table:formula="of:=AVERAGEIF([.$A$1:.$A$4270];ROW();[.D$1:.D$4270])" office:value-type="float" office:value="-6.66" calcext:value-type="float">
            <text:p>-6.66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2" calcext:value-type="float">
            <text:p>-2</text:p>
          </table:table-cell>
          <table:table-cell office:value-type="float" office:value="-67" calcext:value-type="float">
            <text:p>-67</text:p>
          </table:table-cell>
          <table:table-cell office:value-type="float" office:value="-6.6108" calcext:value-type="float">
            <text:p>-6.6108</text:p>
          </table:table-cell>
          <table:table-cell table:number-columns-repeated="5"/>
          <table:table-cell table:formula="of:=ROW()" office:value-type="float" office:value="370" calcext:value-type="float">
            <text:p>370</text:p>
          </table:table-cell>
          <table:table-cell table:style-name="ce1" table:formula="of:=AVERAGEIF([.$A$1:.$A$4270];ROW();[.B$1:.B$4270])" office:value-type="float" office:value="-1.625" calcext:value-type="float">
            <text:p>-1.625</text:p>
          </table:table-cell>
          <table:table-cell table:style-name="ce1" table:formula="of:=AVERAGEIF([.$A$1:.$A$4270];ROW();[.C$1:.C$4270])" office:value-type="float" office:value="-64" calcext:value-type="float">
            <text:p>-64</text:p>
          </table:table-cell>
          <table:table-cell table:style-name="ce1" table:formula="of:=AVERAGEIF([.$A$1:.$A$4270];ROW();[.D$1:.D$4270])" office:value-type="float" office:value="-6.68665" calcext:value-type="float">
            <text:p>-6.6866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6.8408" calcext:value-type="float">
            <text:p>-6.8408</text:p>
          </table:table-cell>
          <table:table-cell table:number-columns-repeated="5"/>
          <table:table-cell table:formula="of:=ROW()" office:value-type="float" office:value="371" calcext:value-type="float">
            <text:p>371</text:p>
          </table:table-cell>
          <table:table-cell table:style-name="ce1" table:formula="of:=AVERAGEIF([.$A$1:.$A$4270];ROW();[.B$1:.B$4270])" office:value-type="float" office:value="-1.625" calcext:value-type="float">
            <text:p>-1.625</text:p>
          </table:table-cell>
          <table:table-cell table:style-name="ce1" table:formula="of:=AVERAGEIF([.$A$1:.$A$4270];ROW();[.C$1:.C$4270])" office:value-type="float" office:value="-56.625" calcext:value-type="float">
            <text:p>-56.625</text:p>
          </table:table-cell>
          <table:table-cell table:style-name="ce1" table:formula="of:=AVERAGEIF([.$A$1:.$A$4270];ROW();[.D$1:.D$4270])" office:value-type="float" office:value="-6.644" calcext:value-type="float">
            <text:p>-6.64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6.7508" calcext:value-type="float">
            <text:p>-6.7508</text:p>
          </table:table-cell>
          <table:table-cell table:number-columns-repeated="5"/>
          <table:table-cell table:formula="of:=ROW()" office:value-type="float" office:value="372" calcext:value-type="float">
            <text:p>372</text:p>
          </table:table-cell>
          <table:table-cell table:style-name="ce1" table:formula="of:=AVERAGEIF([.$A$1:.$A$4270];ROW();[.B$1:.B$4270])" office:value-type="float" office:value="-1.625" calcext:value-type="float">
            <text:p>-1.625</text:p>
          </table:table-cell>
          <table:table-cell table:style-name="ce1" table:formula="of:=AVERAGEIF([.$A$1:.$A$4270];ROW();[.C$1:.C$4270])" office:value-type="float" office:value="-68.375" calcext:value-type="float">
            <text:p>-68.375</text:p>
          </table:table-cell>
          <table:table-cell table:style-name="ce1" table:formula="of:=AVERAGEIF([.$A$1:.$A$4270];ROW();[.D$1:.D$4270])" office:value-type="float" office:value="-6.49205" calcext:value-type="float">
            <text:p>-6.4920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6.4304" calcext:value-type="float">
            <text:p>-6.4304</text:p>
          </table:table-cell>
          <table:table-cell table:number-columns-repeated="5"/>
          <table:table-cell table:formula="of:=ROW()" office:value-type="float" office:value="373" calcext:value-type="float">
            <text:p>373</text:p>
          </table:table-cell>
          <table:table-cell table:style-name="ce1" table:formula="of:=AVERAGEIF([.$A$1:.$A$4270];ROW();[.B$1:.B$4270])" office:value-type="float" office:value="-1.5" calcext:value-type="float">
            <text:p>-1.5</text:p>
          </table:table-cell>
          <table:table-cell table:style-name="ce1" table:formula="of:=AVERAGEIF([.$A$1:.$A$4270];ROW();[.C$1:.C$4270])" office:value-type="float" office:value="-63.25" calcext:value-type="float">
            <text:p>-63.25</text:p>
          </table:table-cell>
          <table:table-cell table:style-name="ce1" table:formula="of:=AVERAGEIF([.$A$1:.$A$4270];ROW();[.D$1:.D$4270])" office:value-type="float" office:value="-6.59375" calcext:value-type="float">
            <text:p>-6.5937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6.4864" calcext:value-type="float">
            <text:p>-6.4864</text:p>
          </table:table-cell>
          <table:table-cell table:number-columns-repeated="5"/>
          <table:table-cell table:formula="of:=ROW()" office:value-type="float" office:value="374" calcext:value-type="float">
            <text:p>374</text:p>
          </table:table-cell>
          <table:table-cell table:style-name="ce1" table:formula="of:=AVERAGEIF([.$A$1:.$A$4270];ROW();[.B$1:.B$4270])" office:value-type="float" office:value="-1.5" calcext:value-type="float">
            <text:p>-1.5</text:p>
          </table:table-cell>
          <table:table-cell table:style-name="ce1" table:formula="of:=AVERAGEIF([.$A$1:.$A$4270];ROW();[.C$1:.C$4270])" office:value-type="float" office:value="-69.375" calcext:value-type="float">
            <text:p>-69.375</text:p>
          </table:table-cell>
          <table:table-cell table:style-name="ce1" table:formula="of:=AVERAGEIF([.$A$1:.$A$4270];ROW();[.D$1:.D$4270])" office:value-type="float" office:value="-6.6178" calcext:value-type="float">
            <text:p>-6.617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6.268" calcext:value-type="float">
            <text:p>-6.268</text:p>
          </table:table-cell>
          <table:table-cell table:number-columns-repeated="5"/>
          <table:table-cell table:formula="of:=ROW()" office:value-type="float" office:value="375" calcext:value-type="float">
            <text:p>375</text:p>
          </table:table-cell>
          <table:table-cell table:style-name="ce1" table:formula="of:=AVERAGEIF([.$A$1:.$A$4270];ROW();[.B$1:.B$4270])" office:value-type="float" office:value="-1.375" calcext:value-type="float">
            <text:p>-1.375</text:p>
          </table:table-cell>
          <table:table-cell table:style-name="ce1" table:formula="of:=AVERAGEIF([.$A$1:.$A$4270];ROW();[.C$1:.C$4270])" office:value-type="float" office:value="-60.375" calcext:value-type="float">
            <text:p>-60.375</text:p>
          </table:table-cell>
          <table:table-cell table:style-name="ce1" table:formula="of:=AVERAGEIF([.$A$1:.$A$4270];ROW();[.D$1:.D$4270])" office:value-type="float" office:value="-6.66925" calcext:value-type="float">
            <text:p>-6.6692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office:value-type="float" office:value="-6.2788" calcext:value-type="float">
            <text:p>-6.2788</text:p>
          </table:table-cell>
          <table:table-cell table:number-columns-repeated="5"/>
          <table:table-cell table:formula="of:=ROW()" office:value-type="float" office:value="376" calcext:value-type="float">
            <text:p>376</text:p>
          </table:table-cell>
          <table:table-cell table:style-name="ce1" table:formula="of:=AVERAGEIF([.$A$1:.$A$4270];ROW();[.B$1:.B$4270])" office:value-type="float" office:value="-1.375" calcext:value-type="float">
            <text:p>-1.375</text:p>
          </table:table-cell>
          <table:table-cell table:style-name="ce1" table:formula="of:=AVERAGEIF([.$A$1:.$A$4270];ROW();[.C$1:.C$4270])" office:value-type="float" office:value="-65.75" calcext:value-type="float">
            <text:p>-65.75</text:p>
          </table:table-cell>
          <table:table-cell table:style-name="ce1" table:formula="of:=AVERAGEIF([.$A$1:.$A$4270];ROW();[.D$1:.D$4270])" office:value-type="float" office:value="-6.60915" calcext:value-type="float">
            <text:p>-6.6091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office:value-type="float" office:value="-74" calcext:value-type="float">
            <text:p>-74</text:p>
          </table:table-cell>
          <table:table-cell office:value-type="float" office:value="-6.5784" calcext:value-type="float">
            <text:p>-6.5784</text:p>
          </table:table-cell>
          <table:table-cell table:number-columns-repeated="5"/>
          <table:table-cell table:formula="of:=ROW()" office:value-type="float" office:value="377" calcext:value-type="float">
            <text:p>377</text:p>
          </table:table-cell>
          <table:table-cell table:style-name="ce1" table:formula="of:=AVERAGEIF([.$A$1:.$A$4270];ROW();[.B$1:.B$4270])" office:value-type="float" office:value="-1.375" calcext:value-type="float">
            <text:p>-1.375</text:p>
          </table:table-cell>
          <table:table-cell table:style-name="ce1" table:formula="of:=AVERAGEIF([.$A$1:.$A$4270];ROW();[.C$1:.C$4270])" office:value-type="float" office:value="-63" calcext:value-type="float">
            <text:p>-63</text:p>
          </table:table-cell>
          <table:table-cell table:style-name="ce1" table:formula="of:=AVERAGEIF([.$A$1:.$A$4270];ROW();[.D$1:.D$4270])" office:value-type="float" office:value="-6.6516" calcext:value-type="float">
            <text:p>-6.651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6.7824" calcext:value-type="float">
            <text:p>-6.7824</text:p>
          </table:table-cell>
          <table:table-cell table:number-columns-repeated="5"/>
          <table:table-cell table:formula="of:=ROW()" office:value-type="float" office:value="378" calcext:value-type="float">
            <text:p>378</text:p>
          </table:table-cell>
          <table:table-cell table:style-name="ce1" table:formula="of:=AVERAGEIF([.$A$1:.$A$4270];ROW();[.B$1:.B$4270])" office:value-type="float" office:value="-1.375" calcext:value-type="float">
            <text:p>-1.375</text:p>
          </table:table-cell>
          <table:table-cell table:style-name="ce1" table:formula="of:=AVERAGEIF([.$A$1:.$A$4270];ROW();[.C$1:.C$4270])" office:value-type="float" office:value="-70.25" calcext:value-type="float">
            <text:p>-70.25</text:p>
          </table:table-cell>
          <table:table-cell table:style-name="ce1" table:formula="of:=AVERAGEIF([.$A$1:.$A$4270];ROW();[.D$1:.D$4270])" office:value-type="float" office:value="-6.60185" calcext:value-type="float">
            <text:p>-6.6018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6.6956" calcext:value-type="float">
            <text:p>-6.6956</text:p>
          </table:table-cell>
          <table:table-cell table:number-columns-repeated="5"/>
          <table:table-cell table:formula="of:=ROW()" office:value-type="float" office:value="379" calcext:value-type="float">
            <text:p>379</text:p>
          </table:table-cell>
          <table:table-cell table:style-name="ce1" table:formula="of:=AVERAGEIF([.$A$1:.$A$4270];ROW();[.B$1:.B$4270])" office:value-type="float" office:value="-1.375" calcext:value-type="float">
            <text:p>-1.375</text:p>
          </table:table-cell>
          <table:table-cell table:style-name="ce1" table:formula="of:=AVERAGEIF([.$A$1:.$A$4270];ROW();[.C$1:.C$4270])" office:value-type="float" office:value="-66.375" calcext:value-type="float">
            <text:p>-66.375</text:p>
          </table:table-cell>
          <table:table-cell table:style-name="ce1" table:formula="of:=AVERAGEIF([.$A$1:.$A$4270];ROW();[.D$1:.D$4270])" office:value-type="float" office:value="-6.6547" calcext:value-type="float">
            <text:p>-6.6547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6.4888" calcext:value-type="float">
            <text:p>-6.4888</text:p>
          </table:table-cell>
          <table:table-cell table:number-columns-repeated="5"/>
          <table:table-cell table:formula="of:=ROW()" office:value-type="float" office:value="380" calcext:value-type="float">
            <text:p>380</text:p>
          </table:table-cell>
          <table:table-cell table:style-name="ce1" table:formula="of:=AVERAGEIF([.$A$1:.$A$4270];ROW();[.B$1:.B$4270])" office:value-type="float" office:value="-1.375" calcext:value-type="float">
            <text:p>-1.375</text:p>
          </table:table-cell>
          <table:table-cell table:style-name="ce1" table:formula="of:=AVERAGEIF([.$A$1:.$A$4270];ROW();[.C$1:.C$4270])" office:value-type="float" office:value="-67.125" calcext:value-type="float">
            <text:p>-67.125</text:p>
          </table:table-cell>
          <table:table-cell table:style-name="ce1" table:formula="of:=AVERAGEIF([.$A$1:.$A$4270];ROW();[.D$1:.D$4270])" office:value-type="float" office:value="-6.65855" calcext:value-type="float">
            <text:p>-6.6585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6.4804" calcext:value-type="float">
            <text:p>-6.4804</text:p>
          </table:table-cell>
          <table:table-cell table:number-columns-repeated="5"/>
          <table:table-cell table:formula="of:=ROW()" office:value-type="float" office:value="381" calcext:value-type="float">
            <text:p>381</text:p>
          </table:table-cell>
          <table:table-cell table:style-name="ce1" table:formula="of:=AVERAGEIF([.$A$1:.$A$4270];ROW();[.B$1:.B$4270])" office:value-type="float" office:value="-1.375" calcext:value-type="float">
            <text:p>-1.375</text:p>
          </table:table-cell>
          <table:table-cell table:style-name="ce1" table:formula="of:=AVERAGEIF([.$A$1:.$A$4270];ROW();[.C$1:.C$4270])" office:value-type="float" office:value="-63.875" calcext:value-type="float">
            <text:p>-63.875</text:p>
          </table:table-cell>
          <table:table-cell table:style-name="ce1" table:formula="of:=AVERAGEIF([.$A$1:.$A$4270];ROW();[.D$1:.D$4270])" office:value-type="float" office:value="-6.61535" calcext:value-type="float">
            <text:p>-6.6153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4872" calcext:value-type="float">
            <text:p>-6.4872</text:p>
          </table:table-cell>
          <table:table-cell table:number-columns-repeated="5"/>
          <table:table-cell table:formula="of:=ROW()" office:value-type="float" office:value="382" calcext:value-type="float">
            <text:p>382</text:p>
          </table:table-cell>
          <table:table-cell table:style-name="ce1" table:formula="of:=AVERAGEIF([.$A$1:.$A$4270];ROW();[.B$1:.B$4270])" office:value-type="float" office:value="-1.375" calcext:value-type="float">
            <text:p>-1.375</text:p>
          </table:table-cell>
          <table:table-cell table:style-name="ce1" table:formula="of:=AVERAGEIF([.$A$1:.$A$4270];ROW();[.C$1:.C$4270])" office:value-type="float" office:value="-62.375" calcext:value-type="float">
            <text:p>-62.375</text:p>
          </table:table-cell>
          <table:table-cell table:style-name="ce1" table:formula="of:=AVERAGEIF([.$A$1:.$A$4270];ROW();[.D$1:.D$4270])" office:value-type="float" office:value="-6.494" calcext:value-type="float">
            <text:p>-6.49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6.2944" calcext:value-type="float">
            <text:p>-6.2944</text:p>
          </table:table-cell>
          <table:table-cell table:number-columns-repeated="5"/>
          <table:table-cell table:formula="of:=ROW()" office:value-type="float" office:value="383" calcext:value-type="float">
            <text:p>383</text:p>
          </table:table-cell>
          <table:table-cell table:style-name="ce1" table:formula="of:=AVERAGEIF([.$A$1:.$A$4270];ROW();[.B$1:.B$4270])" office:value-type="float" office:value="-1.375" calcext:value-type="float">
            <text:p>-1.375</text:p>
          </table:table-cell>
          <table:table-cell table:style-name="ce1" table:formula="of:=AVERAGEIF([.$A$1:.$A$4270];ROW();[.C$1:.C$4270])" office:value-type="float" office:value="-61.25" calcext:value-type="float">
            <text:p>-61.25</text:p>
          </table:table-cell>
          <table:table-cell table:style-name="ce1" table:formula="of:=AVERAGEIF([.$A$1:.$A$4270];ROW();[.D$1:.D$4270])" office:value-type="float" office:value="-6.4753" calcext:value-type="float">
            <text:p>-6.475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6.1488" calcext:value-type="float">
            <text:p>-6.1488</text:p>
          </table:table-cell>
          <table:table-cell table:number-columns-repeated="5"/>
          <table:table-cell table:formula="of:=ROW()" office:value-type="float" office:value="384" calcext:value-type="float">
            <text:p>384</text:p>
          </table:table-cell>
          <table:table-cell table:style-name="ce1" table:formula="of:=AVERAGEIF([.$A$1:.$A$4270];ROW();[.B$1:.B$4270])" office:value-type="float" office:value="-1.5" calcext:value-type="float">
            <text:p>-1.5</text:p>
          </table:table-cell>
          <table:table-cell table:style-name="ce1" table:formula="of:=AVERAGEIF([.$A$1:.$A$4270];ROW();[.C$1:.C$4270])" office:value-type="float" office:value="-60.625" calcext:value-type="float">
            <text:p>-60.625</text:p>
          </table:table-cell>
          <table:table-cell table:style-name="ce1" table:formula="of:=AVERAGEIF([.$A$1:.$A$4270];ROW();[.D$1:.D$4270])" office:value-type="float" office:value="-6.44925" calcext:value-type="float">
            <text:p>-6.4492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6.2788" calcext:value-type="float">
            <text:p>-6.2788</text:p>
          </table:table-cell>
          <table:table-cell table:number-columns-repeated="5"/>
          <table:table-cell table:formula="of:=ROW()" office:value-type="float" office:value="385" calcext:value-type="float">
            <text:p>385</text:p>
          </table:table-cell>
          <table:table-cell table:style-name="ce1" table:formula="of:=AVERAGEIF([.$A$1:.$A$4270];ROW();[.B$1:.B$4270])" office:value-type="float" office:value="-1.5" calcext:value-type="float">
            <text:p>-1.5</text:p>
          </table:table-cell>
          <table:table-cell table:style-name="ce1" table:formula="of:=AVERAGEIF([.$A$1:.$A$4270];ROW();[.C$1:.C$4270])" office:value-type="float" office:value="-62.75" calcext:value-type="float">
            <text:p>-62.75</text:p>
          </table:table-cell>
          <table:table-cell table:style-name="ce1" table:formula="of:=AVERAGEIF([.$A$1:.$A$4270];ROW();[.D$1:.D$4270])" office:value-type="float" office:value="-6.45275" calcext:value-type="float">
            <text:p>-6.4527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6.2116" calcext:value-type="float">
            <text:p>-6.2116</text:p>
          </table:table-cell>
          <table:table-cell table:number-columns-repeated="5"/>
          <table:table-cell table:formula="of:=ROW()" office:value-type="float" office:value="386" calcext:value-type="float">
            <text:p>386</text:p>
          </table:table-cell>
          <table:table-cell table:style-name="ce1" table:formula="of:=AVERAGEIF([.$A$1:.$A$4270];ROW();[.B$1:.B$4270])" office:value-type="float" office:value="-1.5" calcext:value-type="float">
            <text:p>-1.5</text:p>
          </table:table-cell>
          <table:table-cell table:style-name="ce1" table:formula="of:=AVERAGEIF([.$A$1:.$A$4270];ROW();[.C$1:.C$4270])" office:value-type="float" office:value="-64.375" calcext:value-type="float">
            <text:p>-64.375</text:p>
          </table:table-cell>
          <table:table-cell table:style-name="ce1" table:formula="of:=AVERAGEIF([.$A$1:.$A$4270];ROW();[.D$1:.D$4270])" office:value-type="float" office:value="-6.4609" calcext:value-type="float">
            <text:p>-6.460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6.2236" calcext:value-type="float">
            <text:p>-6.2236</text:p>
          </table:table-cell>
          <table:table-cell table:number-columns-repeated="5"/>
          <table:table-cell table:formula="of:=ROW()" office:value-type="float" office:value="387" calcext:value-type="float">
            <text:p>387</text:p>
          </table:table-cell>
          <table:table-cell table:style-name="ce1" table:formula="of:=AVERAGEIF([.$A$1:.$A$4270];ROW();[.B$1:.B$4270])" office:value-type="float" office:value="-1.5" calcext:value-type="float">
            <text:p>-1.5</text:p>
          </table:table-cell>
          <table:table-cell table:style-name="ce1" table:formula="of:=AVERAGEIF([.$A$1:.$A$4270];ROW();[.C$1:.C$4270])" office:value-type="float" office:value="-70.5" calcext:value-type="float">
            <text:p>-70.5</text:p>
          </table:table-cell>
          <table:table-cell table:style-name="ce1" table:formula="of:=AVERAGEIF([.$A$1:.$A$4270];ROW();[.D$1:.D$4270])" office:value-type="float" office:value="-6.4168" calcext:value-type="float">
            <text:p>-6.4168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6.2704" calcext:value-type="float">
            <text:p>-6.2704</text:p>
          </table:table-cell>
          <table:table-cell table:number-columns-repeated="5"/>
          <table:table-cell table:formula="of:=ROW()" office:value-type="float" office:value="388" calcext:value-type="float">
            <text:p>388</text:p>
          </table:table-cell>
          <table:table-cell table:style-name="ce1" table:formula="of:=AVERAGEIF([.$A$1:.$A$4270];ROW();[.B$1:.B$4270])" office:value-type="float" office:value="-1.375" calcext:value-type="float">
            <text:p>-1.375</text:p>
          </table:table-cell>
          <table:table-cell table:style-name="ce1" table:formula="of:=AVERAGEIF([.$A$1:.$A$4270];ROW();[.C$1:.C$4270])" office:value-type="float" office:value="-65.625" calcext:value-type="float">
            <text:p>-65.625</text:p>
          </table:table-cell>
          <table:table-cell table:style-name="ce1" table:formula="of:=AVERAGEIF([.$A$1:.$A$4270];ROW();[.D$1:.D$4270])" office:value-type="float" office:value="-6.50755" calcext:value-type="float">
            <text:p>-6.5075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6.2012" calcext:value-type="float">
            <text:p>-6.2012</text:p>
          </table:table-cell>
          <table:table-cell table:number-columns-repeated="5"/>
          <table:table-cell table:formula="of:=ROW()" office:value-type="float" office:value="389" calcext:value-type="float">
            <text:p>389</text:p>
          </table:table-cell>
          <table:table-cell table:style-name="ce1" table:formula="of:=AVERAGEIF([.$A$1:.$A$4270];ROW();[.B$1:.B$4270])" office:value-type="float" office:value="-1.375" calcext:value-type="float">
            <text:p>-1.375</text:p>
          </table:table-cell>
          <table:table-cell table:style-name="ce1" table:formula="of:=AVERAGEIF([.$A$1:.$A$4270];ROW();[.C$1:.C$4270])" office:value-type="float" office:value="-66.25" calcext:value-type="float">
            <text:p>-66.25</text:p>
          </table:table-cell>
          <table:table-cell table:style-name="ce1" table:formula="of:=AVERAGEIF([.$A$1:.$A$4270];ROW();[.D$1:.D$4270])" office:value-type="float" office:value="-6.48995" calcext:value-type="float">
            <text:p>-6.4899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6.3224" calcext:value-type="float">
            <text:p>-6.3224</text:p>
          </table:table-cell>
          <table:table-cell table:number-columns-repeated="5"/>
          <table:table-cell table:formula="of:=ROW()" office:value-type="float" office:value="390" calcext:value-type="float">
            <text:p>390</text:p>
          </table:table-cell>
          <table:table-cell table:style-name="ce1" table:formula="of:=AVERAGEIF([.$A$1:.$A$4270];ROW();[.B$1:.B$4270])" office:value-type="float" office:value="-1.375" calcext:value-type="float">
            <text:p>-1.375</text:p>
          </table:table-cell>
          <table:table-cell table:style-name="ce1" table:formula="of:=AVERAGEIF([.$A$1:.$A$4270];ROW();[.C$1:.C$4270])" office:value-type="float" office:value="-61.125" calcext:value-type="float">
            <text:p>-61.125</text:p>
          </table:table-cell>
          <table:table-cell table:style-name="ce1" table:formula="of:=AVERAGEIF([.$A$1:.$A$4270];ROW();[.D$1:.D$4270])" office:value-type="float" office:value="-6.5278" calcext:value-type="float">
            <text:p>-6.527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6.4676" calcext:value-type="float">
            <text:p>-6.4676</text:p>
          </table:table-cell>
          <table:table-cell table:number-columns-repeated="5"/>
          <table:table-cell table:formula="of:=ROW()" office:value-type="float" office:value="391" calcext:value-type="float">
            <text:p>391</text:p>
          </table:table-cell>
          <table:table-cell table:style-name="ce1" table:formula="of:=AVERAGEIF([.$A$1:.$A$4270];ROW();[.B$1:.B$4270])" office:value-type="float" office:value="-1.375" calcext:value-type="float">
            <text:p>-1.375</text:p>
          </table:table-cell>
          <table:table-cell table:style-name="ce1" table:formula="of:=AVERAGEIF([.$A$1:.$A$4270];ROW();[.C$1:.C$4270])" office:value-type="float" office:value="-63" calcext:value-type="float">
            <text:p>-63</text:p>
          </table:table-cell>
          <table:table-cell table:style-name="ce1" table:formula="of:=AVERAGEIF([.$A$1:.$A$4270];ROW();[.D$1:.D$4270])" office:value-type="float" office:value="-6.4399" calcext:value-type="float">
            <text:p>-6.439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6.376" calcext:value-type="float">
            <text:p>-6.376</text:p>
          </table:table-cell>
          <table:table-cell table:number-columns-repeated="5"/>
          <table:table-cell table:formula="of:=ROW()" office:value-type="float" office:value="392" calcext:value-type="float">
            <text:p>392</text:p>
          </table:table-cell>
          <table:table-cell table:style-name="ce1" table:formula="of:=AVERAGEIF([.$A$1:.$A$4270];ROW();[.B$1:.B$4270])" office:value-type="float" office:value="-1.375" calcext:value-type="float">
            <text:p>-1.375</text:p>
          </table:table-cell>
          <table:table-cell table:style-name="ce1" table:formula="of:=AVERAGEIF([.$A$1:.$A$4270];ROW();[.C$1:.C$4270])" office:value-type="float" office:value="-66.5" calcext:value-type="float">
            <text:p>-66.5</text:p>
          </table:table-cell>
          <table:table-cell table:style-name="ce1" table:formula="of:=AVERAGEIF([.$A$1:.$A$4270];ROW();[.D$1:.D$4270])" office:value-type="float" office:value="-6.36245" calcext:value-type="float">
            <text:p>-6.3624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6.5244" calcext:value-type="float">
            <text:p>-6.5244</text:p>
          </table:table-cell>
          <table:table-cell table:number-columns-repeated="5"/>
          <table:table-cell table:formula="of:=ROW()" office:value-type="float" office:value="393" calcext:value-type="float">
            <text:p>393</text:p>
          </table:table-cell>
          <table:table-cell table:style-name="ce1" table:formula="of:=AVERAGEIF([.$A$1:.$A$4270];ROW();[.B$1:.B$4270])" office:value-type="float" office:value="-1.25" calcext:value-type="float">
            <text:p>-1.25</text:p>
          </table:table-cell>
          <table:table-cell table:style-name="ce1" table:formula="of:=AVERAGEIF([.$A$1:.$A$4270];ROW();[.C$1:.C$4270])" office:value-type="float" office:value="-68.75" calcext:value-type="float">
            <text:p>-68.75</text:p>
          </table:table-cell>
          <table:table-cell table:style-name="ce1" table:formula="of:=AVERAGEIF([.$A$1:.$A$4270];ROW();[.D$1:.D$4270])" office:value-type="float" office:value="-6.49035" calcext:value-type="float">
            <text:p>-6.4903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6.5944" calcext:value-type="float">
            <text:p>-6.5944</text:p>
          </table:table-cell>
          <table:table-cell table:number-columns-repeated="5"/>
          <table:table-cell table:formula="of:=ROW()" office:value-type="float" office:value="394" calcext:value-type="float">
            <text:p>394</text:p>
          </table:table-cell>
          <table:table-cell table:style-name="ce1" table:formula="of:=AVERAGEIF([.$A$1:.$A$4270];ROW();[.B$1:.B$4270])" office:value-type="float" office:value="-1.25" calcext:value-type="float">
            <text:p>-1.25</text:p>
          </table:table-cell>
          <table:table-cell table:style-name="ce1" table:formula="of:=AVERAGEIF([.$A$1:.$A$4270];ROW();[.C$1:.C$4270])" office:value-type="float" office:value="-67.125" calcext:value-type="float">
            <text:p>-67.125</text:p>
          </table:table-cell>
          <table:table-cell table:style-name="ce1" table:formula="of:=AVERAGEIF([.$A$1:.$A$4270];ROW();[.D$1:.D$4270])" office:value-type="float" office:value="-6.53615" calcext:value-type="float">
            <text:p>-6.5361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office:value-type="float" office:value="-6.5444" calcext:value-type="float">
            <text:p>-6.5444</text:p>
          </table:table-cell>
          <table:table-cell table:number-columns-repeated="5"/>
          <table:table-cell table:formula="of:=ROW()" office:value-type="float" office:value="395" calcext:value-type="float">
            <text:p>395</text:p>
          </table:table-cell>
          <table:table-cell table:style-name="ce1" table:formula="of:=AVERAGEIF([.$A$1:.$A$4270];ROW();[.B$1:.B$4270])" office:value-type="float" office:value="-1.25" calcext:value-type="float">
            <text:p>-1.25</text:p>
          </table:table-cell>
          <table:table-cell table:style-name="ce1" table:formula="of:=AVERAGEIF([.$A$1:.$A$4270];ROW();[.C$1:.C$4270])" office:value-type="float" office:value="-62.375" calcext:value-type="float">
            <text:p>-62.375</text:p>
          </table:table-cell>
          <table:table-cell table:style-name="ce1" table:formula="of:=AVERAGEIF([.$A$1:.$A$4270];ROW();[.D$1:.D$4270])" office:value-type="float" office:value="-6.45495" calcext:value-type="float">
            <text:p>-6.4549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6.6104" calcext:value-type="float">
            <text:p>-6.6104</text:p>
          </table:table-cell>
          <table:table-cell table:number-columns-repeated="5"/>
          <table:table-cell table:formula="of:=ROW()" office:value-type="float" office:value="396" calcext:value-type="float">
            <text:p>396</text:p>
          </table:table-cell>
          <table:table-cell table:style-name="ce1" table:formula="of:=AVERAGEIF([.$A$1:.$A$4270];ROW();[.B$1:.B$4270])" office:value-type="float" office:value="-1.25" calcext:value-type="float">
            <text:p>-1.25</text:p>
          </table:table-cell>
          <table:table-cell table:style-name="ce1" table:formula="of:=AVERAGEIF([.$A$1:.$A$4270];ROW();[.C$1:.C$4270])" office:value-type="float" office:value="-62" calcext:value-type="float">
            <text:p>-62</text:p>
          </table:table-cell>
          <table:table-cell table:style-name="ce1" table:formula="of:=AVERAGEIF([.$A$1:.$A$4270];ROW();[.D$1:.D$4270])" office:value-type="float" office:value="-6.3745" calcext:value-type="float">
            <text:p>-6.374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6.6364" calcext:value-type="float">
            <text:p>-6.6364</text:p>
          </table:table-cell>
          <table:table-cell table:number-columns-repeated="5"/>
          <table:table-cell table:formula="of:=ROW()" office:value-type="float" office:value="397" calcext:value-type="float">
            <text:p>397</text:p>
          </table:table-cell>
          <table:table-cell table:style-name="ce1" table:formula="of:=AVERAGEIF([.$A$1:.$A$4270];ROW();[.B$1:.B$4270])" office:value-type="float" office:value="-1.25" calcext:value-type="float">
            <text:p>-1.25</text:p>
          </table:table-cell>
          <table:table-cell table:style-name="ce1" table:formula="of:=AVERAGEIF([.$A$1:.$A$4270];ROW();[.C$1:.C$4270])" office:value-type="float" office:value="-70.75" calcext:value-type="float">
            <text:p>-70.75</text:p>
          </table:table-cell>
          <table:table-cell table:style-name="ce1" table:formula="of:=AVERAGEIF([.$A$1:.$A$4270];ROW();[.D$1:.D$4270])" office:value-type="float" office:value="-6.358" calcext:value-type="float">
            <text:p>-6.35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-74" calcext:value-type="float">
            <text:p>-74</text:p>
          </table:table-cell>
          <table:table-cell office:value-type="float" office:value="-6.5204" calcext:value-type="float">
            <text:p>-6.5204</text:p>
          </table:table-cell>
          <table:table-cell table:number-columns-repeated="5"/>
          <table:table-cell table:formula="of:=ROW()" office:value-type="float" office:value="398" calcext:value-type="float">
            <text:p>398</text:p>
          </table:table-cell>
          <table:table-cell table:style-name="ce1" table:formula="of:=AVERAGEIF([.$A$1:.$A$4270];ROW();[.B$1:.B$4270])" office:value-type="float" office:value="-1.25" calcext:value-type="float">
            <text:p>-1.25</text:p>
          </table:table-cell>
          <table:table-cell table:style-name="ce1" table:formula="of:=AVERAGEIF([.$A$1:.$A$4270];ROW();[.C$1:.C$4270])" office:value-type="float" office:value="-65" calcext:value-type="float">
            <text:p>-65</text:p>
          </table:table-cell>
          <table:table-cell table:style-name="ce1" table:formula="of:=AVERAGEIF([.$A$1:.$A$4270];ROW();[.D$1:.D$4270])" office:value-type="float" office:value="-6.45485" calcext:value-type="float">
            <text:p>-6.4548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6.5356" calcext:value-type="float">
            <text:p>-6.5356</text:p>
          </table:table-cell>
          <table:table-cell table:number-columns-repeated="5"/>
          <table:table-cell table:formula="of:=ROW()" office:value-type="float" office:value="399" calcext:value-type="float">
            <text:p>399</text:p>
          </table:table-cell>
          <table:table-cell table:style-name="ce1" table:formula="of:=AVERAGEIF([.$A$1:.$A$4270];ROW();[.B$1:.B$4270])" office:value-type="float" office:value="-1.125" calcext:value-type="float">
            <text:p>-1.125</text:p>
          </table:table-cell>
          <table:table-cell table:style-name="ce1" table:formula="of:=AVERAGEIF([.$A$1:.$A$4270];ROW();[.C$1:.C$4270])" office:value-type="float" office:value="-61.625" calcext:value-type="float">
            <text:p>-61.625</text:p>
          </table:table-cell>
          <table:table-cell table:style-name="ce1" table:formula="of:=AVERAGEIF([.$A$1:.$A$4270];ROW();[.D$1:.D$4270])" office:value-type="float" office:value="-6.42885" calcext:value-type="float">
            <text:p>-6.4288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6.5412" calcext:value-type="float">
            <text:p>-6.5412</text:p>
          </table:table-cell>
          <table:table-cell table:number-columns-repeated="5"/>
          <table:table-cell table:formula="of:=ROW()" office:value-type="float" office:value="400" calcext:value-type="float">
            <text:p>400</text:p>
          </table:table-cell>
          <table:table-cell table:style-name="ce1" table:formula="of:=AVERAGEIF([.$A$1:.$A$4270];ROW();[.B$1:.B$4270])" office:value-type="float" office:value="-1.28571428571429" calcext:value-type="float">
            <text:p>-1.2857142857</text:p>
          </table:table-cell>
          <table:table-cell table:style-name="ce1" table:formula="of:=AVERAGEIF([.$A$1:.$A$4270];ROW();[.C$1:.C$4270])" office:value-type="float" office:value="-61.2857142857143" calcext:value-type="float">
            <text:p>-61.2857142857</text:p>
          </table:table-cell>
          <table:table-cell table:style-name="ce1" table:formula="of:=AVERAGEIF([.$A$1:.$A$4270];ROW();[.D$1:.D$4270])" office:value-type="float" office:value="-6.48737142857143" calcext:value-type="float">
            <text:p>-6.487371428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6.3452" calcext:value-type="float">
            <text:p>-6.3452</text:p>
          </table:table-cell>
          <table:table-cell table:number-columns-repeated="5"/>
          <table:table-cell table:formula="of:=ROW()" office:value-type="float" office:value="401" calcext:value-type="float">
            <text:p>401</text:p>
          </table:table-cell>
          <table:table-cell table:style-name="ce1" table:formula="of:=AVERAGEIF([.$A$1:.$A$4270];ROW();[.B$1:.B$4270])" office:value-type="float" office:value="-1.28571428571429" calcext:value-type="float">
            <text:p>-1.2857142857</text:p>
          </table:table-cell>
          <table:table-cell table:style-name="ce1" table:formula="of:=AVERAGEIF([.$A$1:.$A$4270];ROW();[.C$1:.C$4270])" office:value-type="float" office:value="-64.5714285714286" calcext:value-type="float">
            <text:p>-64.5714285714</text:p>
          </table:table-cell>
          <table:table-cell table:style-name="ce1" table:formula="of:=AVERAGEIF([.$A$1:.$A$4270];ROW();[.D$1:.D$4270])" office:value-type="float" office:value="-6.41417142857143" calcext:value-type="float">
            <text:p>-6.4141714286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6.3756" calcext:value-type="float">
            <text:p>-6.3756</text:p>
          </table:table-cell>
          <table:table-cell table:number-columns-repeated="5"/>
          <table:table-cell table:formula="of:=ROW()" office:value-type="float" office:value="402" calcext:value-type="float">
            <text:p>402</text:p>
          </table:table-cell>
          <table:table-cell table:style-name="ce1" table:formula="of:=AVERAGEIF([.$A$1:.$A$4270];ROW();[.B$1:.B$4270])" office:value-type="float" office:value="-1.28571428571429" calcext:value-type="float">
            <text:p>-1.2857142857</text:p>
          </table:table-cell>
          <table:table-cell table:style-name="ce1" table:formula="of:=AVERAGEIF([.$A$1:.$A$4270];ROW();[.C$1:.C$4270])" office:value-type="float" office:value="-62.5714285714286" calcext:value-type="float">
            <text:p>-62.5714285714</text:p>
          </table:table-cell>
          <table:table-cell table:style-name="ce1" table:formula="of:=AVERAGEIF([.$A$1:.$A$4270];ROW();[.D$1:.D$4270])" office:value-type="float" office:value="-6.38651428571429" calcext:value-type="float">
            <text:p>-6.386514285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office:value-type="float" office:value="-79" calcext:value-type="float">
            <text:p>-79</text:p>
          </table:table-cell>
          <table:table-cell office:value-type="float" office:value="-6.3828" calcext:value-type="float">
            <text:p>-6.3828</text:p>
          </table:table-cell>
          <table:table-cell table:number-columns-repeated="5"/>
          <table:table-cell table:formula="of:=ROW()" office:value-type="float" office:value="403" calcext:value-type="float">
            <text:p>403</text:p>
          </table:table-cell>
          <table:table-cell table:style-name="ce1" table:formula="of:=AVERAGEIF([.$A$1:.$A$4270];ROW();[.B$1:.B$4270])" office:value-type="float" office:value="-1.28571428571429" calcext:value-type="float">
            <text:p>-1.2857142857</text:p>
          </table:table-cell>
          <table:table-cell table:style-name="ce1" table:formula="of:=AVERAGEIF([.$A$1:.$A$4270];ROW();[.C$1:.C$4270])" office:value-type="float" office:value="-70.2857142857143" calcext:value-type="float">
            <text:p>-70.2857142857</text:p>
          </table:table-cell>
          <table:table-cell table:style-name="ce1" table:formula="of:=AVERAGEIF([.$A$1:.$A$4270];ROW();[.D$1:.D$4270])" office:value-type="float" office:value="-6.33497142857143" calcext:value-type="float">
            <text:p>-6.334971428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6.7312" calcext:value-type="float">
            <text:p>-6.7312</text:p>
          </table:table-cell>
          <table:table-cell table:number-columns-repeated="5"/>
          <table:table-cell table:formula="of:=ROW()" office:value-type="float" office:value="404" calcext:value-type="float">
            <text:p>404</text:p>
          </table:table-cell>
          <table:table-cell table:style-name="ce1" table:formula="of:=AVERAGEIF([.$A$1:.$A$4270];ROW();[.B$1:.B$4270])" office:value-type="float" office:value="-1.28571428571429" calcext:value-type="float">
            <text:p>-1.2857142857</text:p>
          </table:table-cell>
          <table:table-cell table:style-name="ce1" table:formula="of:=AVERAGEIF([.$A$1:.$A$4270];ROW();[.C$1:.C$4270])" office:value-type="float" office:value="-59.8571428571429" calcext:value-type="float">
            <text:p>-59.8571428571</text:p>
          </table:table-cell>
          <table:table-cell table:style-name="ce1" table:formula="of:=AVERAGEIF([.$A$1:.$A$4270];ROW();[.D$1:.D$4270])" office:value-type="float" office:value="-6.46" calcext:value-type="float">
            <text:p>-6.46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1948" calcext:value-type="float">
            <text:p>-6.1948</text:p>
          </table:table-cell>
          <table:table-cell table:number-columns-repeated="5"/>
          <table:table-cell table:formula="of:=ROW()" office:value-type="float" office:value="405" calcext:value-type="float">
            <text:p>405</text:p>
          </table:table-cell>
          <table:table-cell table:style-name="ce1" table:formula="of:=AVERAGEIF([.$A$1:.$A$4270];ROW();[.B$1:.B$4270])" office:value-type="float" office:value="-1.28571428571429" calcext:value-type="float">
            <text:p>-1.2857142857</text:p>
          </table:table-cell>
          <table:table-cell table:style-name="ce1" table:formula="of:=AVERAGEIF([.$A$1:.$A$4270];ROW();[.C$1:.C$4270])" office:value-type="float" office:value="-62" calcext:value-type="float">
            <text:p>-62</text:p>
          </table:table-cell>
          <table:table-cell table:style-name="ce1" table:formula="of:=AVERAGEIF([.$A$1:.$A$4270];ROW();[.D$1:.D$4270])" office:value-type="float" office:value="-6.3284" calcext:value-type="float">
            <text:p>-6.328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6.1996" calcext:value-type="float">
            <text:p>-6.1996</text:p>
          </table:table-cell>
          <table:table-cell table:number-columns-repeated="5"/>
          <table:table-cell table:formula="of:=ROW()" office:value-type="float" office:value="406" calcext:value-type="float">
            <text:p>406</text:p>
          </table:table-cell>
          <table:table-cell table:style-name="ce1" table:formula="of:=AVERAGEIF([.$A$1:.$A$4270];ROW();[.B$1:.B$4270])" office:value-type="float" office:value="-1.28571428571429" calcext:value-type="float">
            <text:p>-1.2857142857</text:p>
          </table:table-cell>
          <table:table-cell table:style-name="ce1" table:formula="of:=AVERAGEIF([.$A$1:.$A$4270];ROW();[.C$1:.C$4270])" office:value-type="float" office:value="-64.5714285714286" calcext:value-type="float">
            <text:p>-64.5714285714</text:p>
          </table:table-cell>
          <table:table-cell table:style-name="ce1" table:formula="of:=AVERAGEIF([.$A$1:.$A$4270];ROW();[.D$1:.D$4270])" office:value-type="float" office:value="-6.33165714285714" calcext:value-type="float">
            <text:p>-6.331657142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5.9948" calcext:value-type="float">
            <text:p>-5.9948</text:p>
          </table:table-cell>
          <table:table-cell table:number-columns-repeated="5"/>
          <table:table-cell table:formula="of:=ROW()" office:value-type="float" office:value="407" calcext:value-type="float">
            <text:p>407</text:p>
          </table:table-cell>
          <table:table-cell table:style-name="ce1" table:formula="of:=AVERAGEIF([.$A$1:.$A$4270];ROW();[.B$1:.B$4270])" office:value-type="float" office:value="-1.28571428571429" calcext:value-type="float">
            <text:p>-1.2857142857</text:p>
          </table:table-cell>
          <table:table-cell table:style-name="ce1" table:formula="of:=AVERAGEIF([.$A$1:.$A$4270];ROW();[.C$1:.C$4270])" office:value-type="float" office:value="-69" calcext:value-type="float">
            <text:p>-69</text:p>
          </table:table-cell>
          <table:table-cell table:style-name="ce1" table:formula="of:=AVERAGEIF([.$A$1:.$A$4270];ROW();[.D$1:.D$4270])" office:value-type="float" office:value="-6.25148571428572" calcext:value-type="float">
            <text:p>-6.2514857143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5.8028" calcext:value-type="float">
            <text:p>-5.8028</text:p>
          </table:table-cell>
          <table:table-cell table:number-columns-repeated="5"/>
          <table:table-cell table:formula="of:=ROW()" office:value-type="float" office:value="408" calcext:value-type="float">
            <text:p>408</text:p>
          </table:table-cell>
          <table:table-cell table:style-name="ce1" table:formula="of:=AVERAGEIF([.$A$1:.$A$4270];ROW();[.B$1:.B$4270])" office:value-type="float" office:value="-1.28571428571429" calcext:value-type="float">
            <text:p>-1.2857142857</text:p>
          </table:table-cell>
          <table:table-cell table:style-name="ce1" table:formula="of:=AVERAGEIF([.$A$1:.$A$4270];ROW();[.C$1:.C$4270])" office:value-type="float" office:value="-60.5714285714286" calcext:value-type="float">
            <text:p>-60.5714285714</text:p>
          </table:table-cell>
          <table:table-cell table:style-name="ce1" table:formula="of:=AVERAGEIF([.$A$1:.$A$4270];ROW();[.D$1:.D$4270])" office:value-type="float" office:value="-6.32314285714286" calcext:value-type="float">
            <text:p>-6.323142857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5.8044" calcext:value-type="float">
            <text:p>-5.8044</text:p>
          </table:table-cell>
          <table:table-cell table:number-columns-repeated="5"/>
          <table:table-cell table:formula="of:=ROW()" office:value-type="float" office:value="409" calcext:value-type="float">
            <text:p>409</text:p>
          </table:table-cell>
          <table:table-cell table:style-name="ce1" table:formula="of:=AVERAGEIF([.$A$1:.$A$4270];ROW();[.B$1:.B$4270])" office:value-type="float" office:value="-1.28571428571429" calcext:value-type="float">
            <text:p>-1.2857142857</text:p>
          </table:table-cell>
          <table:table-cell table:style-name="ce1" table:formula="of:=AVERAGEIF([.$A$1:.$A$4270];ROW();[.C$1:.C$4270])" office:value-type="float" office:value="-62" calcext:value-type="float">
            <text:p>-62</text:p>
          </table:table-cell>
          <table:table-cell table:style-name="ce1" table:formula="of:=AVERAGEIF([.$A$1:.$A$4270];ROW();[.D$1:.D$4270])" office:value-type="float" office:value="-6.294" calcext:value-type="float">
            <text:p>-6.29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5.7692" calcext:value-type="float">
            <text:p>-5.7692</text:p>
          </table:table-cell>
          <table:table-cell table:number-columns-repeated="5"/>
          <table:table-cell table:formula="of:=ROW()" office:value-type="float" office:value="410" calcext:value-type="float">
            <text:p>410</text:p>
          </table:table-cell>
          <table:table-cell table:style-name="ce1" table:formula="of:=AVERAGEIF([.$A$1:.$A$4270];ROW();[.B$1:.B$4270])" office:value-type="float" office:value="-1.28571428571429" calcext:value-type="float">
            <text:p>-1.2857142857</text:p>
          </table:table-cell>
          <table:table-cell table:style-name="ce1" table:formula="of:=AVERAGEIF([.$A$1:.$A$4270];ROW();[.C$1:.C$4270])" office:value-type="float" office:value="-59" calcext:value-type="float">
            <text:p>-59</text:p>
          </table:table-cell>
          <table:table-cell table:style-name="ce1" table:formula="of:=AVERAGEIF([.$A$1:.$A$4270];ROW();[.D$1:.D$4270])" office:value-type="float" office:value="-6.26302857142857" calcext:value-type="float">
            <text:p>-6.263028571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5.93" calcext:value-type="float">
            <text:p>-5.93</text:p>
          </table:table-cell>
          <table:table-cell table:number-columns-repeated="5"/>
          <table:table-cell table:formula="of:=ROW()" office:value-type="float" office:value="411" calcext:value-type="float">
            <text:p>411</text:p>
          </table:table-cell>
          <table:table-cell table:style-name="ce1" table:formula="of:=AVERAGEIF([.$A$1:.$A$4270];ROW();[.B$1:.B$4270])" office:value-type="float" office:value="-1.42857142857143" calcext:value-type="float">
            <text:p>-1.4285714286</text:p>
          </table:table-cell>
          <table:table-cell table:style-name="ce1" table:formula="of:=AVERAGEIF([.$A$1:.$A$4270];ROW();[.C$1:.C$4270])" office:value-type="float" office:value="-66" calcext:value-type="float">
            <text:p>-66</text:p>
          </table:table-cell>
          <table:table-cell table:style-name="ce1" table:formula="of:=AVERAGEIF([.$A$1:.$A$4270];ROW();[.D$1:.D$4270])" office:value-type="float" office:value="-6.238" calcext:value-type="float">
            <text:p>-6.23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5.8212" calcext:value-type="float">
            <text:p>-5.8212</text:p>
          </table:table-cell>
          <table:table-cell table:number-columns-repeated="5"/>
          <table:table-cell table:formula="of:=ROW()" office:value-type="float" office:value="412" calcext:value-type="float">
            <text:p>412</text:p>
          </table:table-cell>
          <table:table-cell table:style-name="ce1" table:formula="of:=AVERAGEIF([.$A$1:.$A$4270];ROW();[.B$1:.B$4270])" office:value-type="float" office:value="-1.28571428571429" calcext:value-type="float">
            <text:p>-1.2857142857</text:p>
          </table:table-cell>
          <table:table-cell table:style-name="ce1" table:formula="of:=AVERAGEIF([.$A$1:.$A$4270];ROW();[.C$1:.C$4270])" office:value-type="float" office:value="-59" calcext:value-type="float">
            <text:p>-59</text:p>
          </table:table-cell>
          <table:table-cell table:style-name="ce1" table:formula="of:=AVERAGEIF([.$A$1:.$A$4270];ROW();[.D$1:.D$4270])" office:value-type="float" office:value="-6.27377142857143" calcext:value-type="float">
            <text:p>-6.273771428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5.7408" calcext:value-type="float">
            <text:p>-5.7408</text:p>
          </table:table-cell>
          <table:table-cell table:number-columns-repeated="5"/>
          <table:table-cell table:formula="of:=ROW()" office:value-type="float" office:value="413" calcext:value-type="float">
            <text:p>413</text:p>
          </table:table-cell>
          <table:table-cell table:style-name="ce1" table:formula="of:=AVERAGEIF([.$A$1:.$A$4270];ROW();[.B$1:.B$4270])" office:value-type="float" office:value="-1.28571428571429" calcext:value-type="float">
            <text:p>-1.2857142857</text:p>
          </table:table-cell>
          <table:table-cell table:style-name="ce1" table:formula="of:=AVERAGEIF([.$A$1:.$A$4270];ROW();[.C$1:.C$4270])" office:value-type="float" office:value="-66" calcext:value-type="float">
            <text:p>-66</text:p>
          </table:table-cell>
          <table:table-cell table:style-name="ce1" table:formula="of:=AVERAGEIF([.$A$1:.$A$4270];ROW();[.D$1:.D$4270])" office:value-type="float" office:value="-6.17222857142857" calcext:value-type="float">
            <text:p>-6.172228571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5.8292" calcext:value-type="float">
            <text:p>-5.8292</text:p>
          </table:table-cell>
          <table:table-cell table:number-columns-repeated="5"/>
          <table:table-cell table:formula="of:=ROW()" office:value-type="float" office:value="414" calcext:value-type="float">
            <text:p>414</text:p>
          </table:table-cell>
          <table:table-cell table:style-name="ce1" table:formula="of:=AVERAGEIF([.$A$1:.$A$4270];ROW();[.B$1:.B$4270])" office:value-type="float" office:value="-1.28571428571429" calcext:value-type="float">
            <text:p>-1.2857142857</text:p>
          </table:table-cell>
          <table:table-cell table:style-name="ce1" table:formula="of:=AVERAGEIF([.$A$1:.$A$4270];ROW();[.C$1:.C$4270])" office:value-type="float" office:value="-58.8571428571429" calcext:value-type="float">
            <text:p>-58.8571428571</text:p>
          </table:table-cell>
          <table:table-cell table:style-name="ce1" table:formula="of:=AVERAGEIF([.$A$1:.$A$4270];ROW();[.D$1:.D$4270])" office:value-type="float" office:value="-6.2852" calcext:value-type="float">
            <text:p>-6.285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91" calcext:value-type="float">
            <text:p>-5.91</text:p>
          </table:table-cell>
          <table:table-cell table:number-columns-repeated="5"/>
          <table:table-cell table:formula="of:=ROW()" office:value-type="float" office:value="415" calcext:value-type="float">
            <text:p>415</text:p>
          </table:table-cell>
          <table:table-cell table:style-name="ce1" table:formula="of:=AVERAGEIF([.$A$1:.$A$4270];ROW();[.B$1:.B$4270])" office:value-type="float" office:value="-1.28571428571429" calcext:value-type="float">
            <text:p>-1.2857142857</text:p>
          </table:table-cell>
          <table:table-cell table:style-name="ce1" table:formula="of:=AVERAGEIF([.$A$1:.$A$4270];ROW();[.C$1:.C$4270])" office:value-type="float" office:value="-66" calcext:value-type="float">
            <text:p>-66</text:p>
          </table:table-cell>
          <table:table-cell table:style-name="ce1" table:formula="of:=AVERAGEIF([.$A$1:.$A$4270];ROW();[.D$1:.D$4270])" office:value-type="float" office:value="-6.19102857142857" calcext:value-type="float">
            <text:p>-6.191028571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5.8264" calcext:value-type="float">
            <text:p>-5.8264</text:p>
          </table:table-cell>
          <table:table-cell table:number-columns-repeated="5"/>
          <table:table-cell table:formula="of:=ROW()" office:value-type="float" office:value="416" calcext:value-type="float">
            <text:p>416</text:p>
          </table:table-cell>
          <table:table-cell table:style-name="ce1" table:formula="of:=AVERAGEIF([.$A$1:.$A$4270];ROW();[.B$1:.B$4270])" office:value-type="float" office:value="-1.28571428571429" calcext:value-type="float">
            <text:p>-1.2857142857</text:p>
          </table:table-cell>
          <table:table-cell table:style-name="ce1" table:formula="of:=AVERAGEIF([.$A$1:.$A$4270];ROW();[.C$1:.C$4270])" office:value-type="float" office:value="-66.7142857142857" calcext:value-type="float">
            <text:p>-66.7142857143</text:p>
          </table:table-cell>
          <table:table-cell table:style-name="ce1" table:formula="of:=AVERAGEIF([.$A$1:.$A$4270];ROW();[.D$1:.D$4270])" office:value-type="float" office:value="-6.22508571428571" calcext:value-type="float">
            <text:p>-6.225085714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5724" calcext:value-type="float">
            <text:p>-5.5724</text:p>
          </table:table-cell>
          <table:table-cell table:number-columns-repeated="5"/>
          <table:table-cell table:formula="of:=ROW()" office:value-type="float" office:value="417" calcext:value-type="float">
            <text:p>417</text:p>
          </table:table-cell>
          <table:table-cell table:style-name="ce1" table:formula="of:=AVERAGEIF([.$A$1:.$A$4270];ROW();[.B$1:.B$4270])" office:value-type="float" office:value="-1.28571428571429" calcext:value-type="float">
            <text:p>-1.2857142857</text:p>
          </table:table-cell>
          <table:table-cell table:style-name="ce1" table:formula="of:=AVERAGEIF([.$A$1:.$A$4270];ROW();[.C$1:.C$4270])" office:value-type="float" office:value="-58.7142857142857" calcext:value-type="float">
            <text:p>-58.7142857143</text:p>
          </table:table-cell>
          <table:table-cell table:style-name="ce1" table:formula="of:=AVERAGEIF([.$A$1:.$A$4270];ROW();[.D$1:.D$4270])" office:value-type="float" office:value="-6.23371428571429" calcext:value-type="float">
            <text:p>-6.233714285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5268" calcext:value-type="float">
            <text:p>-5.5268</text:p>
          </table:table-cell>
          <table:table-cell table:number-columns-repeated="5"/>
          <table:table-cell table:formula="of:=ROW()" office:value-type="float" office:value="418" calcext:value-type="float">
            <text:p>418</text:p>
          </table:table-cell>
          <table:table-cell table:style-name="ce1" table:formula="of:=AVERAGEIF([.$A$1:.$A$4270];ROW();[.B$1:.B$4270])" office:value-type="float" office:value="-1.28571428571429" calcext:value-type="float">
            <text:p>-1.2857142857</text:p>
          </table:table-cell>
          <table:table-cell table:style-name="ce1" table:formula="of:=AVERAGEIF([.$A$1:.$A$4270];ROW();[.C$1:.C$4270])" office:value-type="float" office:value="-62.2857142857143" calcext:value-type="float">
            <text:p>-62.2857142857</text:p>
          </table:table-cell>
          <table:table-cell table:style-name="ce1" table:formula="of:=AVERAGEIF([.$A$1:.$A$4270];ROW();[.D$1:.D$4270])" office:value-type="float" office:value="-6.16182857142857" calcext:value-type="float">
            <text:p>-6.161828571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5.5632" calcext:value-type="float">
            <text:p>-5.5632</text:p>
          </table:table-cell>
          <table:table-cell table:number-columns-repeated="5"/>
          <table:table-cell table:formula="of:=ROW()" office:value-type="float" office:value="419" calcext:value-type="float">
            <text:p>419</text:p>
          </table:table-cell>
          <table:table-cell table:style-name="ce1" table:formula="of:=AVERAGEIF([.$A$1:.$A$4270];ROW();[.B$1:.B$4270])" office:value-type="float" office:value="-1.14285714285714" calcext:value-type="float">
            <text:p>-1.1428571429</text:p>
          </table:table-cell>
          <table:table-cell table:style-name="ce1" table:formula="of:=AVERAGEIF([.$A$1:.$A$4270];ROW();[.C$1:.C$4270])" office:value-type="float" office:value="-62.4285714285714" calcext:value-type="float">
            <text:p>-62.4285714286</text:p>
          </table:table-cell>
          <table:table-cell table:style-name="ce1" table:formula="of:=AVERAGEIF([.$A$1:.$A$4270];ROW();[.D$1:.D$4270])" office:value-type="float" office:value="-6.13325714285714" calcext:value-type="float">
            <text:p>-6.1332571429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5.848" calcext:value-type="float">
            <text:p>-5.848</text:p>
          </table:table-cell>
          <table:table-cell table:number-columns-repeated="5"/>
          <table:table-cell table:formula="of:=ROW()" office:value-type="float" office:value="420" calcext:value-type="float">
            <text:p>420</text:p>
          </table:table-cell>
          <table:table-cell table:style-name="ce1" table:formula="of:=AVERAGEIF([.$A$1:.$A$4270];ROW();[.B$1:.B$4270])" office:value-type="float" office:value="-1.33333333333333" calcext:value-type="float">
            <text:p>-1.3333333333</text:p>
          </table:table-cell>
          <table:table-cell table:style-name="ce1" table:formula="of:=AVERAGEIF([.$A$1:.$A$4270];ROW();[.C$1:.C$4270])" office:value-type="float" office:value="-61.3333333333333" calcext:value-type="float">
            <text:p>-61.3333333333</text:p>
          </table:table-cell>
          <table:table-cell table:style-name="ce1" table:formula="of:=AVERAGEIF([.$A$1:.$A$4270];ROW();[.D$1:.D$4270])" office:value-type="float" office:value="-6.17173333333333" calcext:value-type="float">
            <text:p>-6.171733333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5.7168" calcext:value-type="float">
            <text:p>-5.7168</text:p>
          </table:table-cell>
          <table:table-cell table:number-columns-repeated="5"/>
          <table:table-cell table:formula="of:=ROW()" office:value-type="float" office:value="421" calcext:value-type="float">
            <text:p>421</text:p>
          </table:table-cell>
          <table:table-cell table:style-name="ce1" table:formula="of:=AVERAGEIF([.$A$1:.$A$4270];ROW();[.B$1:.B$4270])" office:value-type="float" office:value="-1.33333333333333" calcext:value-type="float">
            <text:p>-1.3333333333</text:p>
          </table:table-cell>
          <table:table-cell table:style-name="ce1" table:formula="of:=AVERAGEIF([.$A$1:.$A$4270];ROW();[.C$1:.C$4270])" office:value-type="float" office:value="-69" calcext:value-type="float">
            <text:p>-69</text:p>
          </table:table-cell>
          <table:table-cell table:style-name="ce1" table:formula="of:=AVERAGEIF([.$A$1:.$A$4270];ROW();[.D$1:.D$4270])" office:value-type="float" office:value="-6.24373333333333" calcext:value-type="float">
            <text:p>-6.243733333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5.9752" calcext:value-type="float">
            <text:p>-5.9752</text:p>
          </table:table-cell>
          <table:table-cell table:number-columns-repeated="5"/>
          <table:table-cell table:formula="of:=ROW()" office:value-type="float" office:value="422" calcext:value-type="float">
            <text:p>422</text:p>
          </table:table-cell>
          <table:table-cell table:style-name="ce1" table:formula="of:=AVERAGEIF([.$A$1:.$A$4270];ROW();[.B$1:.B$4270])" office:value-type="float" office:value="-1.33333333333333" calcext:value-type="float">
            <text:p>-1.3333333333</text:p>
          </table:table-cell>
          <table:table-cell table:style-name="ce1" table:formula="of:=AVERAGEIF([.$A$1:.$A$4270];ROW();[.C$1:.C$4270])" office:value-type="float" office:value="-62.6666666666667" calcext:value-type="float">
            <text:p>-62.6666666667</text:p>
          </table:table-cell>
          <table:table-cell table:style-name="ce1" table:formula="of:=AVERAGEIF([.$A$1:.$A$4270];ROW();[.D$1:.D$4270])" office:value-type="float" office:value="-6.33313333333333" calcext:value-type="float">
            <text:p>-6.333133333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5.9428" calcext:value-type="float">
            <text:p>-5.9428</text:p>
          </table:table-cell>
          <table:table-cell table:number-columns-repeated="5"/>
          <table:table-cell table:formula="of:=ROW()" office:value-type="float" office:value="423" calcext:value-type="float">
            <text:p>423</text:p>
          </table:table-cell>
          <table:table-cell table:style-name="ce1" table:formula="of:=AVERAGEIF([.$A$1:.$A$4270];ROW();[.B$1:.B$4270])" office:value-type="float" office:value="-1.16666666666667" calcext:value-type="float">
            <text:p>-1.1666666667</text:p>
          </table:table-cell>
          <table:table-cell table:style-name="ce1" table:formula="of:=AVERAGEIF([.$A$1:.$A$4270];ROW();[.C$1:.C$4270])" office:value-type="float" office:value="-61" calcext:value-type="float">
            <text:p>-61</text:p>
          </table:table-cell>
          <table:table-cell table:style-name="ce1" table:formula="of:=AVERAGEIF([.$A$1:.$A$4270];ROW();[.D$1:.D$4270])" office:value-type="float" office:value="-6.28073333333333" calcext:value-type="float">
            <text:p>-6.280733333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" calcext:value-type="float">
            <text:p>-1</text:p>
          </table:table-cell>
          <table:table-cell office:value-type="float" office:value="-78" calcext:value-type="float">
            <text:p>-78</text:p>
          </table:table-cell>
          <table:table-cell office:value-type="float" office:value="-5.982" calcext:value-type="float">
            <text:p>-5.982</text:p>
          </table:table-cell>
          <table:table-cell table:number-columns-repeated="5"/>
          <table:table-cell table:formula="of:=ROW()" office:value-type="float" office:value="424" calcext:value-type="float">
            <text:p>424</text:p>
          </table:table-cell>
          <table:table-cell table:style-name="ce1" table:formula="of:=AVERAGEIF([.$A$1:.$A$4270];ROW();[.B$1:.B$4270])" office:value-type="float" office:value="-1.16666666666667" calcext:value-type="float">
            <text:p>-1.1666666667</text:p>
          </table:table-cell>
          <table:table-cell table:style-name="ce1" table:formula="of:=AVERAGEIF([.$A$1:.$A$4270];ROW();[.C$1:.C$4270])" office:value-type="float" office:value="-65.3333333333333" calcext:value-type="float">
            <text:p>-65.3333333333</text:p>
          </table:table-cell>
          <table:table-cell table:style-name="ce1" table:formula="of:=AVERAGEIF([.$A$1:.$A$4270];ROW();[.D$1:.D$4270])" office:value-type="float" office:value="-6.26333333333333" calcext:value-type="float">
            <text:p>-6.2633333333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" calcext:value-type="float">
            <text:p>-1</text:p>
          </table:table-cell>
          <table:table-cell office:value-type="float" office:value="-89" calcext:value-type="float">
            <text:p>-89</text:p>
          </table:table-cell>
          <table:table-cell office:value-type="float" office:value="-6.2692" calcext:value-type="float">
            <text:p>-6.2692</text:p>
          </table:table-cell>
          <table:table-cell table:number-columns-repeated="5"/>
          <table:table-cell table:formula="of:=ROW()" office:value-type="float" office:value="425" calcext:value-type="float">
            <text:p>425</text:p>
          </table:table-cell>
          <table:table-cell table:style-name="ce1" table:formula="of:=AVERAGEIF([.$A$1:.$A$4270];ROW();[.B$1:.B$4270])" office:value-type="float" office:value="-1.16666666666667" calcext:value-type="float">
            <text:p>-1.1666666667</text:p>
          </table:table-cell>
          <table:table-cell table:style-name="ce1" table:formula="of:=AVERAGEIF([.$A$1:.$A$4270];ROW();[.C$1:.C$4270])" office:value-type="float" office:value="-67.8333333333333" calcext:value-type="float">
            <text:p>-67.8333333333</text:p>
          </table:table-cell>
          <table:table-cell table:style-name="ce1" table:formula="of:=AVERAGEIF([.$A$1:.$A$4270];ROW();[.D$1:.D$4270])" office:value-type="float" office:value="-6.30166666666667" calcext:value-type="float">
            <text:p>-6.301666666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6.5984" calcext:value-type="float">
            <text:p>-6.5984</text:p>
          </table:table-cell>
          <table:table-cell table:number-columns-repeated="5"/>
          <table:table-cell table:formula="of:=ROW()" office:value-type="float" office:value="426" calcext:value-type="float">
            <text:p>426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1.5" calcext:value-type="float">
            <text:p>-61.5</text:p>
          </table:table-cell>
          <table:table-cell table:style-name="ce1" table:formula="of:=AVERAGEIF([.$A$1:.$A$4270];ROW();[.D$1:.D$4270])" office:value-type="float" office:value="-6.35546666666667" calcext:value-type="float">
            <text:p>-6.3554666667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6.2144" calcext:value-type="float">
            <text:p>-6.2144</text:p>
          </table:table-cell>
          <table:table-cell table:number-columns-repeated="5"/>
          <table:table-cell table:formula="of:=ROW()" office:value-type="float" office:value="427" calcext:value-type="float">
            <text:p>427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8.8333333333333" calcext:value-type="float">
            <text:p>-68.8333333333</text:p>
          </table:table-cell>
          <table:table-cell table:style-name="ce1" table:formula="of:=AVERAGEIF([.$A$1:.$A$4270];ROW();[.D$1:.D$4270])" office:value-type="float" office:value="-6.26946666666667" calcext:value-type="float">
            <text:p>-6.269466666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" calcext:value-type="float">
            <text:p>-1</text:p>
          </table:table-cell>
          <table:table-cell office:value-type="float" office:value="-81" calcext:value-type="float">
            <text:p>-81</text:p>
          </table:table-cell>
          <table:table-cell office:value-type="float" office:value="-5.9284" calcext:value-type="float">
            <text:p>-5.9284</text:p>
          </table:table-cell>
          <table:table-cell table:number-columns-repeated="5"/>
          <table:table-cell table:formula="of:=ROW()" office:value-type="float" office:value="428" calcext:value-type="float">
            <text:p>428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3.3333333333333" calcext:value-type="float">
            <text:p>-63.3333333333</text:p>
          </table:table-cell>
          <table:table-cell table:style-name="ce1" table:formula="of:=AVERAGEIF([.$A$1:.$A$4270];ROW();[.D$1:.D$4270])" office:value-type="float" office:value="-6.31486666666667" calcext:value-type="float">
            <text:p>-6.314866666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6.094" calcext:value-type="float">
            <text:p>-6.094</text:p>
          </table:table-cell>
          <table:table-cell table:number-columns-repeated="5"/>
          <table:table-cell table:formula="of:=ROW()" office:value-type="float" office:value="429" calcext:value-type="float">
            <text:p>429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7.3333333333333" calcext:value-type="float">
            <text:p>-67.3333333333</text:p>
          </table:table-cell>
          <table:table-cell table:style-name="ce1" table:formula="of:=AVERAGEIF([.$A$1:.$A$4270];ROW();[.D$1:.D$4270])" office:value-type="float" office:value="-6.23733333333333" calcext:value-type="float">
            <text:p>-6.237333333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0128" calcext:value-type="float">
            <text:p>-6.0128</text:p>
          </table:table-cell>
          <table:table-cell table:number-columns-repeated="5"/>
          <table:table-cell table:formula="of:=ROW()" office:value-type="float" office:value="430" calcext:value-type="float">
            <text:p>430</text:p>
          </table:table-cell>
          <table:table-cell table:style-name="ce1" table:formula="of:=AVERAGEIF([.$A$1:.$A$4270];ROW();[.B$1:.B$4270])" office:value-type="float" office:value="-1.16666666666667" calcext:value-type="float">
            <text:p>-1.1666666667</text:p>
          </table:table-cell>
          <table:table-cell table:style-name="ce1" table:formula="of:=AVERAGEIF([.$A$1:.$A$4270];ROW();[.C$1:.C$4270])" office:value-type="float" office:value="-58.8333333333333" calcext:value-type="float">
            <text:p>-58.8333333333</text:p>
          </table:table-cell>
          <table:table-cell table:style-name="ce1" table:formula="of:=AVERAGEIF([.$A$1:.$A$4270];ROW();[.D$1:.D$4270])" office:value-type="float" office:value="-6.23266666666667" calcext:value-type="float">
            <text:p>-6.232666666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5.9588" calcext:value-type="float">
            <text:p>-5.9588</text:p>
          </table:table-cell>
          <table:table-cell table:number-columns-repeated="5"/>
          <table:table-cell table:formula="of:=ROW()" office:value-type="float" office:value="431" calcext:value-type="float">
            <text:p>431</text:p>
          </table:table-cell>
          <table:table-cell table:style-name="ce1" table:formula="of:=AVERAGEIF([.$A$1:.$A$4270];ROW();[.B$1:.B$4270])" office:value-type="float" office:value="-1.16666666666667" calcext:value-type="float">
            <text:p>-1.1666666667</text:p>
          </table:table-cell>
          <table:table-cell table:style-name="ce1" table:formula="of:=AVERAGEIF([.$A$1:.$A$4270];ROW();[.C$1:.C$4270])" office:value-type="float" office:value="-63.1666666666667" calcext:value-type="float">
            <text:p>-63.1666666667</text:p>
          </table:table-cell>
          <table:table-cell table:style-name="ce1" table:formula="of:=AVERAGEIF([.$A$1:.$A$4270];ROW();[.D$1:.D$4270])" office:value-type="float" office:value="-6.11933333333333" calcext:value-type="float">
            <text:p>-6.1193333333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5.956" calcext:value-type="float">
            <text:p>-5.956</text:p>
          </table:table-cell>
          <table:table-cell table:number-columns-repeated="5"/>
          <table:table-cell table:formula="of:=ROW()" office:value-type="float" office:value="432" calcext:value-type="float">
            <text:p>432</text:p>
          </table:table-cell>
          <table:table-cell table:style-name="ce1" table:formula="of:=AVERAGEIF([.$A$1:.$A$4270];ROW();[.B$1:.B$4270])" office:value-type="float" office:value="-1.16666666666667" calcext:value-type="float">
            <text:p>-1.1666666667</text:p>
          </table:table-cell>
          <table:table-cell table:style-name="ce1" table:formula="of:=AVERAGEIF([.$A$1:.$A$4270];ROW();[.C$1:.C$4270])" office:value-type="float" office:value="-64.6666666666667" calcext:value-type="float">
            <text:p>-64.6666666667</text:p>
          </table:table-cell>
          <table:table-cell table:style-name="ce1" table:formula="of:=AVERAGEIF([.$A$1:.$A$4270];ROW();[.D$1:.D$4270])" office:value-type="float" office:value="-6.10706666666667" calcext:value-type="float">
            <text:p>-6.107066666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6.3024" calcext:value-type="float">
            <text:p>-6.3024</text:p>
          </table:table-cell>
          <table:table-cell table:number-columns-repeated="5"/>
          <table:table-cell table:formula="of:=ROW()" office:value-type="float" office:value="433" calcext:value-type="float">
            <text:p>433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5.8333333333333" calcext:value-type="float">
            <text:p>-65.8333333333</text:p>
          </table:table-cell>
          <table:table-cell table:style-name="ce1" table:formula="of:=AVERAGEIF([.$A$1:.$A$4270];ROW();[.D$1:.D$4270])" office:value-type="float" office:value="-6.1686" calcext:value-type="float">
            <text:p>-6.168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" calcext:value-type="float">
            <text:p>-1</text:p>
          </table:table-cell>
          <table:table-cell office:value-type="float" office:value="-79" calcext:value-type="float">
            <text:p>-79</text:p>
          </table:table-cell>
          <table:table-cell office:value-type="float" office:value="-6.4064" calcext:value-type="float">
            <text:p>-6.4064</text:p>
          </table:table-cell>
          <table:table-cell table:number-columns-repeated="5"/>
          <table:table-cell table:formula="of:=ROW()" office:value-type="float" office:value="434" calcext:value-type="float">
            <text:p>434</text:p>
          </table:table-cell>
          <table:table-cell table:style-name="ce1" table:formula="of:=AVERAGEIF([.$A$1:.$A$4270];ROW();[.B$1:.B$4270])" office:value-type="float" office:value="-1.2" calcext:value-type="float">
            <text:p>-1.2</text:p>
          </table:table-cell>
          <table:table-cell table:style-name="ce1" table:formula="of:=AVERAGEIF([.$A$1:.$A$4270];ROW();[.C$1:.C$4270])" office:value-type="float" office:value="-68" calcext:value-type="float">
            <text:p>-68</text:p>
          </table:table-cell>
          <table:table-cell table:style-name="ce1" table:formula="of:=AVERAGEIF([.$A$1:.$A$4270];ROW();[.D$1:.D$4270])" office:value-type="float" office:value="-6.49376" calcext:value-type="float">
            <text:p>-6.4937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6.4568" calcext:value-type="float">
            <text:p>-6.4568</text:p>
          </table:table-cell>
          <table:table-cell table:number-columns-repeated="5"/>
          <table:table-cell table:formula="of:=ROW()" office:value-type="float" office:value="435" calcext:value-type="float">
            <text:p>435</text:p>
          </table:table-cell>
          <table:table-cell table:style-name="ce1" table:formula="of:=AVERAGEIF([.$A$1:.$A$4270];ROW();[.B$1:.B$4270])" office:value-type="float" office:value="-1.2" calcext:value-type="float">
            <text:p>-1.2</text:p>
          </table:table-cell>
          <table:table-cell table:style-name="ce1" table:formula="of:=AVERAGEIF([.$A$1:.$A$4270];ROW();[.C$1:.C$4270])" office:value-type="float" office:value="-62" calcext:value-type="float">
            <text:p>-62</text:p>
          </table:table-cell>
          <table:table-cell table:style-name="ce1" table:formula="of:=AVERAGEIF([.$A$1:.$A$4270];ROW();[.D$1:.D$4270])" office:value-type="float" office:value="-6.42216" calcext:value-type="float">
            <text:p>-6.4221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office:value-type="float" office:value="-6.3636" calcext:value-type="float">
            <text:p>-6.3636</text:p>
          </table:table-cell>
          <table:table-cell table:number-columns-repeated="5"/>
          <table:table-cell table:formula="of:=ROW()" office:value-type="float" office:value="436" calcext:value-type="float">
            <text:p>436</text:p>
          </table:table-cell>
          <table:table-cell table:style-name="ce1" table:formula="of:=AVERAGEIF([.$A$1:.$A$4270];ROW();[.B$1:.B$4270])" office:value-type="float" office:value="-1.2" calcext:value-type="float">
            <text:p>-1.2</text:p>
          </table:table-cell>
          <table:table-cell table:style-name="ce1" table:formula="of:=AVERAGEIF([.$A$1:.$A$4270];ROW();[.C$1:.C$4270])" office:value-type="float" office:value="-64.6" calcext:value-type="float">
            <text:p>-64.6</text:p>
          </table:table-cell>
          <table:table-cell table:style-name="ce1" table:formula="of:=AVERAGEIF([.$A$1:.$A$4270];ROW();[.D$1:.D$4270])" office:value-type="float" office:value="-6.40696" calcext:value-type="float">
            <text:p>-6.40696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" calcext:value-type="float">
            <text:p>-1</text:p>
          </table:table-cell>
          <table:table-cell office:value-type="float" office:value="-84" calcext:value-type="float">
            <text:p>-84</text:p>
          </table:table-cell>
          <table:table-cell office:value-type="float" office:value="-6.2664" calcext:value-type="float">
            <text:p>-6.2664</text:p>
          </table:table-cell>
          <table:table-cell table:number-columns-repeated="5"/>
          <table:table-cell table:formula="of:=ROW()" office:value-type="float" office:value="437" calcext:value-type="float">
            <text:p>437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5.4" calcext:value-type="float">
            <text:p>-65.4</text:p>
          </table:table-cell>
          <table:table-cell table:style-name="ce1" table:formula="of:=AVERAGEIF([.$A$1:.$A$4270];ROW();[.D$1:.D$4270])" office:value-type="float" office:value="-6.33512" calcext:value-type="float">
            <text:p>-6.3351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6.3916" calcext:value-type="float">
            <text:p>-6.3916</text:p>
          </table:table-cell>
          <table:table-cell table:number-columns-repeated="5"/>
          <table:table-cell table:formula="of:=ROW()" office:value-type="float" office:value="438" calcext:value-type="float">
            <text:p>438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2" calcext:value-type="float">
            <text:p>-62</text:p>
          </table:table-cell>
          <table:table-cell table:style-name="ce1" table:formula="of:=AVERAGEIF([.$A$1:.$A$4270];ROW();[.D$1:.D$4270])" office:value-type="float" office:value="-6.28152" calcext:value-type="float">
            <text:p>-6.2815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" calcext:value-type="float">
            <text:p>-1</text:p>
          </table:table-cell>
          <table:table-cell office:value-type="float" office:value="-75" calcext:value-type="float">
            <text:p>-75</text:p>
          </table:table-cell>
          <table:table-cell office:value-type="float" office:value="-6.288" calcext:value-type="float">
            <text:p>-6.288</text:p>
          </table:table-cell>
          <table:table-cell table:number-columns-repeated="5"/>
          <table:table-cell table:formula="of:=ROW()" office:value-type="float" office:value="439" calcext:value-type="float">
            <text:p>439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4.8" calcext:value-type="float">
            <text:p>-64.8</text:p>
          </table:table-cell>
          <table:table-cell table:style-name="ce1" table:formula="of:=AVERAGEIF([.$A$1:.$A$4270];ROW();[.D$1:.D$4270])" office:value-type="float" office:value="-6.3224" calcext:value-type="float">
            <text:p>-6.3224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6.4008" calcext:value-type="float">
            <text:p>-6.4008</text:p>
          </table:table-cell>
          <table:table-cell table:number-columns-repeated="5"/>
          <table:table-cell table:formula="of:=ROW()" office:value-type="float" office:value="440" calcext:value-type="float">
            <text:p>440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4.6" calcext:value-type="float">
            <text:p>-64.6</text:p>
          </table:table-cell>
          <table:table-cell table:style-name="ce1" table:formula="of:=AVERAGEIF([.$A$1:.$A$4270];ROW();[.D$1:.D$4270])" office:value-type="float" office:value="-6.28424" calcext:value-type="float">
            <text:p>-6.2842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6.0704" calcext:value-type="float">
            <text:p>-6.0704</text:p>
          </table:table-cell>
          <table:table-cell table:number-columns-repeated="5"/>
          <table:table-cell table:formula="of:=ROW()" office:value-type="float" office:value="441" calcext:value-type="float">
            <text:p>441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3.6" calcext:value-type="float">
            <text:p>-63.6</text:p>
          </table:table-cell>
          <table:table-cell table:style-name="ce1" table:formula="of:=AVERAGEIF([.$A$1:.$A$4270];ROW();[.D$1:.D$4270])" office:value-type="float" office:value="-6.24424" calcext:value-type="float">
            <text:p>-6.2442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022" calcext:value-type="float">
            <text:p>-6.022</text:p>
          </table:table-cell>
          <table:table-cell table:number-columns-repeated="5"/>
          <table:table-cell table:formula="of:=ROW()" office:value-type="float" office:value="442" calcext:value-type="float">
            <text:p>442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3.6" calcext:value-type="float">
            <text:p>-63.6</text:p>
          </table:table-cell>
          <table:table-cell table:style-name="ce1" table:formula="of:=AVERAGEIF([.$A$1:.$A$4270];ROW();[.D$1:.D$4270])" office:value-type="float" office:value="-6.27832" calcext:value-type="float">
            <text:p>-6.2783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5.934" calcext:value-type="float">
            <text:p>-5.934</text:p>
          </table:table-cell>
          <table:table-cell table:number-columns-repeated="5"/>
          <table:table-cell table:formula="of:=ROW()" office:value-type="float" office:value="443" calcext:value-type="float">
            <text:p>443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57.6" calcext:value-type="float">
            <text:p>-57.6</text:p>
          </table:table-cell>
          <table:table-cell table:style-name="ce1" table:formula="of:=AVERAGEIF([.$A$1:.$A$4270];ROW();[.D$1:.D$4270])" office:value-type="float" office:value="-6.24936" calcext:value-type="float">
            <text:p>-6.24936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5.9116" calcext:value-type="float">
            <text:p>-5.9116</text:p>
          </table:table-cell>
          <table:table-cell table:number-columns-repeated="5"/>
          <table:table-cell table:formula="of:=ROW()" office:value-type="float" office:value="444" calcext:value-type="float">
            <text:p>444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4" calcext:value-type="float">
            <text:p>-64</text:p>
          </table:table-cell>
          <table:table-cell table:style-name="ce1" table:formula="of:=AVERAGEIF([.$A$1:.$A$4270];ROW();[.D$1:.D$4270])" office:value-type="float" office:value="-6.20848" calcext:value-type="float">
            <text:p>-6.2084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6.0708" calcext:value-type="float">
            <text:p>-6.0708</text:p>
          </table:table-cell>
          <table:table-cell table:number-columns-repeated="5"/>
          <table:table-cell table:formula="of:=ROW()" office:value-type="float" office:value="445" calcext:value-type="float">
            <text:p>445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9.8" calcext:value-type="float">
            <text:p>-69.8</text:p>
          </table:table-cell>
          <table:table-cell table:style-name="ce1" table:formula="of:=AVERAGEIF([.$A$1:.$A$4270];ROW();[.D$1:.D$4270])" office:value-type="float" office:value="-6.27472" calcext:value-type="float">
            <text:p>-6.2747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" calcext:value-type="float">
            <text:p>-1</text:p>
          </table:table-cell>
          <table:table-cell office:value-type="float" office:value="-76" calcext:value-type="float">
            <text:p>-76</text:p>
          </table:table-cell>
          <table:table-cell office:value-type="float" office:value="-5.974" calcext:value-type="float">
            <text:p>-5.974</text:p>
          </table:table-cell>
          <table:table-cell table:number-columns-repeated="5"/>
          <table:table-cell table:formula="of:=ROW()" office:value-type="float" office:value="446" calcext:value-type="float">
            <text:p>446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6" calcext:value-type="float">
            <text:p>-66</text:p>
          </table:table-cell>
          <table:table-cell table:style-name="ce1" table:formula="of:=AVERAGEIF([.$A$1:.$A$4270];ROW();[.D$1:.D$4270])" office:value-type="float" office:value="-6.33608" calcext:value-type="float">
            <text:p>-6.3360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  <table:table-cell office:value-type="float" office:value="-74" calcext:value-type="float">
            <text:p>-74</text:p>
          </table:table-cell>
          <table:table-cell office:value-type="float" office:value="-5.9848" calcext:value-type="float">
            <text:p>-5.9848</text:p>
          </table:table-cell>
          <table:table-cell table:number-columns-repeated="5"/>
          <table:table-cell table:formula="of:=ROW()" office:value-type="float" office:value="447" calcext:value-type="float">
            <text:p>447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74.6" calcext:value-type="float">
            <text:p>-74.6</text:p>
          </table:table-cell>
          <table:table-cell table:style-name="ce1" table:formula="of:=AVERAGEIF([.$A$1:.$A$4270];ROW();[.D$1:.D$4270])" office:value-type="float" office:value="-6.33224" calcext:value-type="float">
            <text:p>-6.3322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6.1264" calcext:value-type="float">
            <text:p>-6.1264</text:p>
          </table:table-cell>
          <table:table-cell table:number-columns-repeated="5"/>
          <table:table-cell table:formula="of:=ROW()" office:value-type="float" office:value="448" calcext:value-type="float">
            <text:p>448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70.6" calcext:value-type="float">
            <text:p>-70.6</text:p>
          </table:table-cell>
          <table:table-cell table:style-name="ce1" table:formula="of:=AVERAGEIF([.$A$1:.$A$4270];ROW();[.D$1:.D$4270])" office:value-type="float" office:value="-6.42312" calcext:value-type="float">
            <text:p>-6.4231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6.2112" calcext:value-type="float">
            <text:p>-6.2112</text:p>
          </table:table-cell>
          <table:table-cell table:number-columns-repeated="5"/>
          <table:table-cell table:formula="of:=ROW()" office:value-type="float" office:value="449" calcext:value-type="float">
            <text:p>449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59" calcext:value-type="float">
            <text:p>-59</text:p>
          </table:table-cell>
          <table:table-cell table:style-name="ce1" table:formula="of:=AVERAGEIF([.$A$1:.$A$4270];ROW();[.D$1:.D$4270])" office:value-type="float" office:value="-6.37336" calcext:value-type="float">
            <text:p>-6.3733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6.1656" calcext:value-type="float">
            <text:p>-6.1656</text:p>
          </table:table-cell>
          <table:table-cell table:number-columns-repeated="5"/>
          <table:table-cell table:formula="of:=ROW()" office:value-type="float" office:value="450" calcext:value-type="float">
            <text:p>450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3.4" calcext:value-type="float">
            <text:p>-63.4</text:p>
          </table:table-cell>
          <table:table-cell table:style-name="ce1" table:formula="of:=AVERAGEIF([.$A$1:.$A$4270];ROW();[.D$1:.D$4270])" office:value-type="float" office:value="-6.27104" calcext:value-type="float">
            <text:p>-6.2710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6.1596" calcext:value-type="float">
            <text:p>-6.1596</text:p>
          </table:table-cell>
          <table:table-cell table:number-columns-repeated="5"/>
          <table:table-cell table:formula="of:=ROW()" office:value-type="float" office:value="451" calcext:value-type="float">
            <text:p>451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8" calcext:value-type="float">
            <text:p>-68</text:p>
          </table:table-cell>
          <table:table-cell table:style-name="ce1" table:formula="of:=AVERAGEIF([.$A$1:.$A$4270];ROW();[.D$1:.D$4270])" office:value-type="float" office:value="-6.19352" calcext:value-type="float">
            <text:p>-6.1935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5.9944" calcext:value-type="float">
            <text:p>-5.9944</text:p>
          </table:table-cell>
          <table:table-cell table:number-columns-repeated="5"/>
          <table:table-cell table:formula="of:=ROW()" office:value-type="float" office:value="452" calcext:value-type="float">
            <text:p>452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1.4" calcext:value-type="float">
            <text:p>-61.4</text:p>
          </table:table-cell>
          <table:table-cell table:style-name="ce1" table:formula="of:=AVERAGEIF([.$A$1:.$A$4270];ROW();[.D$1:.D$4270])" office:value-type="float" office:value="-6.23472" calcext:value-type="float">
            <text:p>-6.2347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6.1172" calcext:value-type="float">
            <text:p>-6.1172</text:p>
          </table:table-cell>
          <table:table-cell table:number-columns-repeated="5"/>
          <table:table-cell table:formula="of:=ROW()" office:value-type="float" office:value="453" calcext:value-type="float">
            <text:p>453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0.8" calcext:value-type="float">
            <text:p>-60.8</text:p>
          </table:table-cell>
          <table:table-cell table:style-name="ce1" table:formula="of:=AVERAGEIF([.$A$1:.$A$4270];ROW();[.D$1:.D$4270])" office:value-type="float" office:value="-6.18848" calcext:value-type="float">
            <text:p>-6.1884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5.9136" calcext:value-type="float">
            <text:p>-5.9136</text:p>
          </table:table-cell>
          <table:table-cell table:number-columns-repeated="5"/>
          <table:table-cell table:formula="of:=ROW()" office:value-type="float" office:value="454" calcext:value-type="float">
            <text:p>454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0.8" calcext:value-type="float">
            <text:p>-60.8</text:p>
          </table:table-cell>
          <table:table-cell table:style-name="ce1" table:formula="of:=AVERAGEIF([.$A$1:.$A$4270];ROW();[.D$1:.D$4270])" office:value-type="float" office:value="-6.15592" calcext:value-type="float">
            <text:p>-6.1559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" calcext:value-type="float">
            <text:p>-1</text:p>
          </table:table-cell>
          <table:table-cell office:value-type="float" office:value="-77" calcext:value-type="float">
            <text:p>-77</text:p>
          </table:table-cell>
          <table:table-cell office:value-type="float" office:value="-6.0104" calcext:value-type="float">
            <text:p>-6.0104</text:p>
          </table:table-cell>
          <table:table-cell table:number-columns-repeated="5"/>
          <table:table-cell table:formula="of:=ROW()" office:value-type="float" office:value="455" calcext:value-type="float">
            <text:p>455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1" calcext:value-type="float">
            <text:p>-61</text:p>
          </table:table-cell>
          <table:table-cell table:style-name="ce1" table:formula="of:=AVERAGEIF([.$A$1:.$A$4270];ROW();[.D$1:.D$4270])" office:value-type="float" office:value="-6.19704" calcext:value-type="float">
            <text:p>-6.1970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6.2228" calcext:value-type="float">
            <text:p>-6.2228</text:p>
          </table:table-cell>
          <table:table-cell table:number-columns-repeated="5"/>
          <table:table-cell table:formula="of:=ROW()" office:value-type="float" office:value="456" calcext:value-type="float">
            <text:p>456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0.2" calcext:value-type="float">
            <text:p>-60.2</text:p>
          </table:table-cell>
          <table:table-cell table:style-name="ce1" table:formula="of:=AVERAGEIF([.$A$1:.$A$4270];ROW();[.D$1:.D$4270])" office:value-type="float" office:value="-6.19" calcext:value-type="float">
            <text:p>-6.1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6.172" calcext:value-type="float">
            <text:p>-6.172</text:p>
          </table:table-cell>
          <table:table-cell table:number-columns-repeated="5"/>
          <table:table-cell table:formula="of:=ROW()" office:value-type="float" office:value="457" calcext:value-type="float">
            <text:p>457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4.2" calcext:value-type="float">
            <text:p>-64.2</text:p>
          </table:table-cell>
          <table:table-cell table:style-name="ce1" table:formula="of:=AVERAGEIF([.$A$1:.$A$4270];ROW();[.D$1:.D$4270])" office:value-type="float" office:value="-6.084" calcext:value-type="float">
            <text:p>-6.08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office:value-type="float" office:value="-6.3192" calcext:value-type="float">
            <text:p>-6.3192</text:p>
          </table:table-cell>
          <table:table-cell table:number-columns-repeated="5"/>
          <table:table-cell table:formula="of:=ROW()" office:value-type="float" office:value="458" calcext:value-type="float">
            <text:p>458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6.4" calcext:value-type="float">
            <text:p>-66.4</text:p>
          </table:table-cell>
          <table:table-cell table:style-name="ce1" table:formula="of:=AVERAGEIF([.$A$1:.$A$4270];ROW();[.D$1:.D$4270])" office:value-type="float" office:value="-6.1472" calcext:value-type="float">
            <text:p>-6.147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office:value-type="float" office:value="-77" calcext:value-type="float">
            <text:p>-77</text:p>
          </table:table-cell>
          <table:table-cell office:value-type="float" office:value="-6.28" calcext:value-type="float">
            <text:p>-6.28</text:p>
          </table:table-cell>
          <table:table-cell table:number-columns-repeated="5"/>
          <table:table-cell table:formula="of:=ROW()" office:value-type="float" office:value="459" calcext:value-type="float">
            <text:p>459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4.2" calcext:value-type="float">
            <text:p>-64.2</text:p>
          </table:table-cell>
          <table:table-cell table:style-name="ce1" table:formula="of:=AVERAGEIF([.$A$1:.$A$4270];ROW();[.D$1:.D$4270])" office:value-type="float" office:value="-6.12392" calcext:value-type="float">
            <text:p>-6.1239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6.29" calcext:value-type="float">
            <text:p>-6.29</text:p>
          </table:table-cell>
          <table:table-cell table:number-columns-repeated="5"/>
          <table:table-cell table:formula="of:=ROW()" office:value-type="float" office:value="460" calcext:value-type="float">
            <text:p>460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0" calcext:value-type="float">
            <text:p>-60</text:p>
          </table:table-cell>
          <table:table-cell table:style-name="ce1" table:formula="of:=AVERAGEIF([.$A$1:.$A$4270];ROW();[.D$1:.D$4270])" office:value-type="float" office:value="-6.12336" calcext:value-type="float">
            <text:p>-6.1233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8932" calcext:value-type="float">
            <text:p>-5.8932</text:p>
          </table:table-cell>
          <table:table-cell table:number-columns-repeated="5"/>
          <table:table-cell table:formula="of:=ROW()" office:value-type="float" office:value="461" calcext:value-type="float">
            <text:p>461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0.2" calcext:value-type="float">
            <text:p>-60.2</text:p>
          </table:table-cell>
          <table:table-cell table:style-name="ce1" table:formula="of:=AVERAGEIF([.$A$1:.$A$4270];ROW();[.D$1:.D$4270])" office:value-type="float" office:value="-5.91064" calcext:value-type="float">
            <text:p>-5.9106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5.7148" calcext:value-type="float">
            <text:p>-5.7148</text:p>
          </table:table-cell>
          <table:table-cell table:number-columns-repeated="5"/>
          <table:table-cell table:formula="of:=ROW()" office:value-type="float" office:value="462" calcext:value-type="float">
            <text:p>462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57" calcext:value-type="float">
            <text:p>-57</text:p>
          </table:table-cell>
          <table:table-cell table:style-name="ce1" table:formula="of:=AVERAGEIF([.$A$1:.$A$4270];ROW();[.D$1:.D$4270])" office:value-type="float" office:value="-5.9808" calcext:value-type="float">
            <text:p>-5.980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5.7088" calcext:value-type="float">
            <text:p>-5.7088</text:p>
          </table:table-cell>
          <table:table-cell table:number-columns-repeated="5"/>
          <table:table-cell table:formula="of:=ROW()" office:value-type="float" office:value="463" calcext:value-type="float">
            <text:p>463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4.8" calcext:value-type="float">
            <text:p>-64.8</text:p>
          </table:table-cell>
          <table:table-cell table:style-name="ce1" table:formula="of:=AVERAGEIF([.$A$1:.$A$4270];ROW();[.D$1:.D$4270])" office:value-type="float" office:value="-5.942" calcext:value-type="float">
            <text:p>-5.94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5.7416" calcext:value-type="float">
            <text:p>-5.7416</text:p>
          </table:table-cell>
          <table:table-cell table:number-columns-repeated="5"/>
          <table:table-cell table:formula="of:=ROW()" office:value-type="float" office:value="464" calcext:value-type="float">
            <text:p>464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8.8" calcext:value-type="float">
            <text:p>-68.8</text:p>
          </table:table-cell>
          <table:table-cell table:style-name="ce1" table:formula="of:=AVERAGEIF([.$A$1:.$A$4270];ROW();[.D$1:.D$4270])" office:value-type="float" office:value="-5.99064" calcext:value-type="float">
            <text:p>-5.9906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5.5672" calcext:value-type="float">
            <text:p>-5.5672</text:p>
          </table:table-cell>
          <table:table-cell table:number-columns-repeated="5"/>
          <table:table-cell table:formula="of:=ROW()" office:value-type="float" office:value="465" calcext:value-type="float">
            <text:p>465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4" calcext:value-type="float">
            <text:p>-64</text:p>
          </table:table-cell>
          <table:table-cell table:style-name="ce1" table:formula="of:=AVERAGEIF([.$A$1:.$A$4270];ROW();[.D$1:.D$4270])" office:value-type="float" office:value="-5.96216" calcext:value-type="float">
            <text:p>-5.96216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5.568" calcext:value-type="float">
            <text:p>-5.568</text:p>
          </table:table-cell>
          <table:table-cell table:number-columns-repeated="5"/>
          <table:table-cell table:formula="of:=ROW()" office:value-type="float" office:value="466" calcext:value-type="float">
            <text:p>466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57.8" calcext:value-type="float">
            <text:p>-57.8</text:p>
          </table:table-cell>
          <table:table-cell table:style-name="ce1" table:formula="of:=AVERAGEIF([.$A$1:.$A$4270];ROW();[.D$1:.D$4270])" office:value-type="float" office:value="-6.01224" calcext:value-type="float">
            <text:p>-6.0122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5.7108" calcext:value-type="float">
            <text:p>-5.7108</text:p>
          </table:table-cell>
          <table:table-cell table:number-columns-repeated="5"/>
          <table:table-cell table:formula="of:=ROW()" office:value-type="float" office:value="467" calcext:value-type="float">
            <text:p>467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1.4" calcext:value-type="float">
            <text:p>-61.4</text:p>
          </table:table-cell>
          <table:table-cell table:style-name="ce1" table:formula="of:=AVERAGEIF([.$A$1:.$A$4270];ROW();[.D$1:.D$4270])" office:value-type="float" office:value="-5.8924" calcext:value-type="float">
            <text:p>-5.8924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5.4324" calcext:value-type="float">
            <text:p>-5.4324</text:p>
          </table:table-cell>
          <table:table-cell table:number-columns-repeated="5"/>
          <table:table-cell table:formula="of:=ROW()" office:value-type="float" office:value="468" calcext:value-type="float">
            <text:p>468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6.8" calcext:value-type="float">
            <text:p>-66.8</text:p>
          </table:table-cell>
          <table:table-cell table:style-name="ce1" table:formula="of:=AVERAGEIF([.$A$1:.$A$4270];ROW();[.D$1:.D$4270])" office:value-type="float" office:value="-5.86568" calcext:value-type="float">
            <text:p>-5.8656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" calcext:value-type="float">
            <text:p>-1</text:p>
          </table:table-cell>
          <table:table-cell office:value-type="float" office:value="-79" calcext:value-type="float">
            <text:p>-79</text:p>
          </table:table-cell>
          <table:table-cell office:value-type="float" office:value="-5.6516" calcext:value-type="float">
            <text:p>-5.6516</text:p>
          </table:table-cell>
          <table:table-cell table:number-columns-repeated="5"/>
          <table:table-cell table:formula="of:=ROW()" office:value-type="float" office:value="469" calcext:value-type="float">
            <text:p>469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5.4" calcext:value-type="float">
            <text:p>-65.4</text:p>
          </table:table-cell>
          <table:table-cell table:style-name="ce1" table:formula="of:=AVERAGEIF([.$A$1:.$A$4270];ROW();[.D$1:.D$4270])" office:value-type="float" office:value="-5.8804" calcext:value-type="float">
            <text:p>-5.880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5.7908" calcext:value-type="float">
            <text:p>-5.7908</text:p>
          </table:table-cell>
          <table:table-cell table:number-columns-repeated="5"/>
          <table:table-cell table:formula="of:=ROW()" office:value-type="float" office:value="470" calcext:value-type="float">
            <text:p>470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2.4" calcext:value-type="float">
            <text:p>-62.4</text:p>
          </table:table-cell>
          <table:table-cell table:style-name="ce1" table:formula="of:=AVERAGEIF([.$A$1:.$A$4270];ROW();[.D$1:.D$4270])" office:value-type="float" office:value="-5.93736" calcext:value-type="float">
            <text:p>-5.9373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5.6816" calcext:value-type="float">
            <text:p>-5.6816</text:p>
          </table:table-cell>
          <table:table-cell table:number-columns-repeated="5"/>
          <table:table-cell table:formula="of:=ROW()" office:value-type="float" office:value="471" calcext:value-type="float">
            <text:p>471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58.2" calcext:value-type="float">
            <text:p>-58.2</text:p>
          </table:table-cell>
          <table:table-cell table:style-name="ce1" table:formula="of:=AVERAGEIF([.$A$1:.$A$4270];ROW();[.D$1:.D$4270])" office:value-type="float" office:value="-5.84384" calcext:value-type="float">
            <text:p>-5.8438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" calcext:value-type="float">
            <text:p>-1</text:p>
          </table:table-cell>
          <table:table-cell office:value-type="float" office:value="-75" calcext:value-type="float">
            <text:p>-75</text:p>
          </table:table-cell>
          <table:table-cell office:value-type="float" office:value="-5.5508" calcext:value-type="float">
            <text:p>-5.5508</text:p>
          </table:table-cell>
          <table:table-cell table:number-columns-repeated="5"/>
          <table:table-cell table:formula="of:=ROW()" office:value-type="float" office:value="472" calcext:value-type="float">
            <text:p>472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72" calcext:value-type="float">
            <text:p>-72</text:p>
          </table:table-cell>
          <table:table-cell table:style-name="ce1" table:formula="of:=AVERAGEIF([.$A$1:.$A$4270];ROW();[.D$1:.D$4270])" office:value-type="float" office:value="-5.92392" calcext:value-type="float">
            <text:p>-5.9239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5.9296" calcext:value-type="float">
            <text:p>-5.9296</text:p>
          </table:table-cell>
          <table:table-cell table:number-columns-repeated="5"/>
          <table:table-cell table:formula="of:=ROW()" office:value-type="float" office:value="473" calcext:value-type="float">
            <text:p>473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59.6" calcext:value-type="float">
            <text:p>-59.6</text:p>
          </table:table-cell>
          <table:table-cell table:style-name="ce1" table:formula="of:=AVERAGEIF([.$A$1:.$A$4270];ROW();[.D$1:.D$4270])" office:value-type="float" office:value="-6.0296" calcext:value-type="float">
            <text:p>-6.029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5.5576" calcext:value-type="float">
            <text:p>-5.5576</text:p>
          </table:table-cell>
          <table:table-cell table:number-columns-repeated="5"/>
          <table:table-cell table:formula="of:=ROW()" office:value-type="float" office:value="474" calcext:value-type="float">
            <text:p>474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72" calcext:value-type="float">
            <text:p>-72</text:p>
          </table:table-cell>
          <table:table-cell table:style-name="ce1" table:formula="of:=AVERAGEIF([.$A$1:.$A$4270];ROW();[.D$1:.D$4270])" office:value-type="float" office:value="-5.88512" calcext:value-type="float">
            <text:p>-5.8851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5.5792" calcext:value-type="float">
            <text:p>-5.5792</text:p>
          </table:table-cell>
          <table:table-cell table:number-columns-repeated="5"/>
          <table:table-cell table:formula="of:=ROW()" office:value-type="float" office:value="475" calcext:value-type="float">
            <text:p>475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5.8" calcext:value-type="float">
            <text:p>-65.8</text:p>
          </table:table-cell>
          <table:table-cell table:style-name="ce1" table:formula="of:=AVERAGEIF([.$A$1:.$A$4270];ROW();[.D$1:.D$4270])" office:value-type="float" office:value="-6.03504" calcext:value-type="float">
            <text:p>-6.0350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5.6016" calcext:value-type="float">
            <text:p>-5.6016</text:p>
          </table:table-cell>
          <table:table-cell table:number-columns-repeated="5"/>
          <table:table-cell table:formula="of:=ROW()" office:value-type="float" office:value="476" calcext:value-type="float">
            <text:p>476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7" calcext:value-type="float">
            <text:p>-67</text:p>
          </table:table-cell>
          <table:table-cell table:style-name="ce1" table:formula="of:=AVERAGEIF([.$A$1:.$A$4270];ROW();[.D$1:.D$4270])" office:value-type="float" office:value="-5.99504" calcext:value-type="float">
            <text:p>-5.9950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5.7376" calcext:value-type="float">
            <text:p>-5.7376</text:p>
          </table:table-cell>
          <table:table-cell table:number-columns-repeated="5"/>
          <table:table-cell table:formula="of:=ROW()" office:value-type="float" office:value="477" calcext:value-type="float">
            <text:p>477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5" calcext:value-type="float">
            <text:p>-65</text:p>
          </table:table-cell>
          <table:table-cell table:style-name="ce1" table:formula="of:=AVERAGEIF([.$A$1:.$A$4270];ROW();[.D$1:.D$4270])" office:value-type="float" office:value="-6.03176" calcext:value-type="float">
            <text:p>-6.0317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1" calcext:value-type="float">
            <text:p>-1</text:p>
          </table:table-cell>
          <table:table-cell office:value-type="float" office:value="-83" calcext:value-type="float">
            <text:p>-83</text:p>
          </table:table-cell>
          <table:table-cell office:value-type="float" office:value="-5.918" calcext:value-type="float">
            <text:p>-5.918</text:p>
          </table:table-cell>
          <table:table-cell table:number-columns-repeated="5"/>
          <table:table-cell table:formula="of:=ROW()" office:value-type="float" office:value="478" calcext:value-type="float">
            <text:p>478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8.2" calcext:value-type="float">
            <text:p>-68.2</text:p>
          </table:table-cell>
          <table:table-cell table:style-name="ce1" table:formula="of:=AVERAGEIF([.$A$1:.$A$4270];ROW();[.D$1:.D$4270])" office:value-type="float" office:value="-6.03016" calcext:value-type="float">
            <text:p>-6.0301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6.044" calcext:value-type="float">
            <text:p>-6.044</text:p>
          </table:table-cell>
          <table:table-cell table:number-columns-repeated="5"/>
          <table:table-cell table:formula="of:=ROW()" office:value-type="float" office:value="479" calcext:value-type="float">
            <text:p>479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59.2" calcext:value-type="float">
            <text:p>-59.2</text:p>
          </table:table-cell>
          <table:table-cell table:style-name="ce1" table:formula="of:=AVERAGEIF([.$A$1:.$A$4270];ROW();[.D$1:.D$4270])" office:value-type="float" office:value="-5.98496" calcext:value-type="float">
            <text:p>-5.9849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5.7432" calcext:value-type="float">
            <text:p>-5.7432</text:p>
          </table:table-cell>
          <table:table-cell table:number-columns-repeated="5"/>
          <table:table-cell table:formula="of:=ROW()" office:value-type="float" office:value="480" calcext:value-type="float">
            <text:p>480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0.4" calcext:value-type="float">
            <text:p>-60.4</text:p>
          </table:table-cell>
          <table:table-cell table:style-name="ce1" table:formula="of:=AVERAGEIF([.$A$1:.$A$4270];ROW();[.D$1:.D$4270])" office:value-type="float" office:value="-5.82424" calcext:value-type="float">
            <text:p>-5.8242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" calcext:value-type="float">
            <text:p>-1</text:p>
          </table:table-cell>
          <table:table-cell office:value-type="float" office:value="-82" calcext:value-type="float">
            <text:p>-82</text:p>
          </table:table-cell>
          <table:table-cell office:value-type="float" office:value="-5.9088" calcext:value-type="float">
            <text:p>-5.9088</text:p>
          </table:table-cell>
          <table:table-cell table:number-columns-repeated="5"/>
          <table:table-cell table:formula="of:=ROW()" office:value-type="float" office:value="481" calcext:value-type="float">
            <text:p>481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4.8" calcext:value-type="float">
            <text:p>-64.8</text:p>
          </table:table-cell>
          <table:table-cell table:style-name="ce1" table:formula="of:=AVERAGEIF([.$A$1:.$A$4270];ROW();[.D$1:.D$4270])" office:value-type="float" office:value="-5.8732" calcext:value-type="float">
            <text:p>-5.873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1" calcext:value-type="float">
            <text:p>-1</text:p>
          </table:table-cell>
          <table:table-cell office:value-type="float" office:value="-81" calcext:value-type="float">
            <text:p>-81</text:p>
          </table:table-cell>
          <table:table-cell office:value-type="float" office:value="-5.9304" calcext:value-type="float">
            <text:p>-5.9304</text:p>
          </table:table-cell>
          <table:table-cell table:number-columns-repeated="5"/>
          <table:table-cell table:formula="of:=ROW()" office:value-type="float" office:value="482" calcext:value-type="float">
            <text:p>482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7.4" calcext:value-type="float">
            <text:p>-67.4</text:p>
          </table:table-cell>
          <table:table-cell table:style-name="ce1" table:formula="of:=AVERAGEIF([.$A$1:.$A$4270];ROW();[.D$1:.D$4270])" office:value-type="float" office:value="-5.92048" calcext:value-type="float">
            <text:p>-5.9204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6.1256" calcext:value-type="float">
            <text:p>-6.1256</text:p>
          </table:table-cell>
          <table:table-cell table:number-columns-repeated="5"/>
          <table:table-cell table:formula="of:=ROW()" office:value-type="float" office:value="483" calcext:value-type="float">
            <text:p>483</text:p>
          </table:table-cell>
          <table:table-cell table:style-name="ce1" table:formula="of:=AVERAGEIF([.$A$1:.$A$4270];ROW();[.B$1:.B$4270])" office:value-type="float" office:value="-0.8" calcext:value-type="float">
            <text:p>-0.8</text:p>
          </table:table-cell>
          <table:table-cell table:style-name="ce1" table:formula="of:=AVERAGEIF([.$A$1:.$A$4270];ROW();[.C$1:.C$4270])" office:value-type="float" office:value="-65.6" calcext:value-type="float">
            <text:p>-65.6</text:p>
          </table:table-cell>
          <table:table-cell table:style-name="ce1" table:formula="of:=AVERAGEIF([.$A$1:.$A$4270];ROW();[.D$1:.D$4270])" office:value-type="float" office:value="-5.94104" calcext:value-type="float">
            <text:p>-5.9410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5.7952" calcext:value-type="float">
            <text:p>-5.7952</text:p>
          </table:table-cell>
          <table:table-cell table:number-columns-repeated="5"/>
          <table:table-cell table:formula="of:=ROW()" office:value-type="float" office:value="484" calcext:value-type="float">
            <text:p>484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6.75" calcext:value-type="float">
            <text:p>-66.75</text:p>
          </table:table-cell>
          <table:table-cell table:style-name="ce1" table:formula="of:=AVERAGEIF([.$A$1:.$A$4270];ROW();[.D$1:.D$4270])" office:value-type="float" office:value="-6.0143" calcext:value-type="float">
            <text:p>-6.0143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5.6892" calcext:value-type="float">
            <text:p>-5.6892</text:p>
          </table:table-cell>
          <table:table-cell table:number-columns-repeated="5"/>
          <table:table-cell table:formula="of:=ROW()" office:value-type="float" office:value="485" calcext:value-type="float">
            <text:p>485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9" calcext:value-type="float">
            <text:p>-69</text:p>
          </table:table-cell>
          <table:table-cell table:style-name="ce1" table:formula="of:=AVERAGEIF([.$A$1:.$A$4270];ROW();[.D$1:.D$4270])" office:value-type="float" office:value="-5.9817" calcext:value-type="float">
            <text:p>-5.981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5.8404" calcext:value-type="float">
            <text:p>-5.8404</text:p>
          </table:table-cell>
          <table:table-cell table:number-columns-repeated="5"/>
          <table:table-cell table:formula="of:=ROW()" office:value-type="float" office:value="486" calcext:value-type="float">
            <text:p>486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8.75" calcext:value-type="float">
            <text:p>-68.75</text:p>
          </table:table-cell>
          <table:table-cell table:style-name="ce1" table:formula="of:=AVERAGEIF([.$A$1:.$A$4270];ROW();[.D$1:.D$4270])" office:value-type="float" office:value="-5.9627" calcext:value-type="float">
            <text:p>-5.962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5.5716" calcext:value-type="float">
            <text:p>-5.5716</text:p>
          </table:table-cell>
          <table:table-cell table:number-columns-repeated="5"/>
          <table:table-cell table:formula="of:=ROW()" office:value-type="float" office:value="487" calcext:value-type="float">
            <text:p>487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2.75" calcext:value-type="float">
            <text:p>-62.75</text:p>
          </table:table-cell>
          <table:table-cell table:style-name="ce1" table:formula="of:=AVERAGEIF([.$A$1:.$A$4270];ROW();[.D$1:.D$4270])" office:value-type="float" office:value="-5.989" calcext:value-type="float">
            <text:p>-5.98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" calcext:value-type="float">
            <text:p>-1</text:p>
          </table:table-cell>
          <table:table-cell office:value-type="float" office:value="-75" calcext:value-type="float">
            <text:p>-75</text:p>
          </table:table-cell>
          <table:table-cell office:value-type="float" office:value="-5.5872" calcext:value-type="float">
            <text:p>-5.5872</text:p>
          </table:table-cell>
          <table:table-cell table:number-columns-repeated="5"/>
          <table:table-cell table:formula="of:=ROW()" office:value-type="float" office:value="488" calcext:value-type="float">
            <text:p>488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59.5" calcext:value-type="float">
            <text:p>-59.5</text:p>
          </table:table-cell>
          <table:table-cell table:style-name="ce1" table:formula="of:=AVERAGEIF([.$A$1:.$A$4270];ROW();[.D$1:.D$4270])" office:value-type="float" office:value="-5.9562" calcext:value-type="float">
            <text:p>-5.956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" calcext:value-type="float">
            <text:p>-1</text:p>
          </table:table-cell>
          <table:table-cell office:value-type="float" office:value="-78" calcext:value-type="float">
            <text:p>-78</text:p>
          </table:table-cell>
          <table:table-cell office:value-type="float" office:value="-5.5644" calcext:value-type="float">
            <text:p>-5.5644</text:p>
          </table:table-cell>
          <table:table-cell table:number-columns-repeated="5"/>
          <table:table-cell table:formula="of:=ROW()" office:value-type="float" office:value="489" calcext:value-type="float">
            <text:p>489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3.5" calcext:value-type="float">
            <text:p>-63.5</text:p>
          </table:table-cell>
          <table:table-cell table:style-name="ce1" table:formula="of:=AVERAGEIF([.$A$1:.$A$4270];ROW();[.D$1:.D$4270])" office:value-type="float" office:value="-5.7891" calcext:value-type="float">
            <text:p>-5.789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5.7708" calcext:value-type="float">
            <text:p>-5.7708</text:p>
          </table:table-cell>
          <table:table-cell table:number-columns-repeated="5"/>
          <table:table-cell table:formula="of:=ROW()" office:value-type="float" office:value="490" calcext:value-type="float">
            <text:p>490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8" calcext:value-type="float">
            <text:p>-68</text:p>
          </table:table-cell>
          <table:table-cell table:style-name="ce1" table:formula="of:=AVERAGEIF([.$A$1:.$A$4270];ROW();[.D$1:.D$4270])" office:value-type="float" office:value="-5.8094" calcext:value-type="float">
            <text:p>-5.809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5.7924" calcext:value-type="float">
            <text:p>-5.7924</text:p>
          </table:table-cell>
          <table:table-cell table:number-columns-repeated="5"/>
          <table:table-cell table:formula="of:=ROW()" office:value-type="float" office:value="491" calcext:value-type="float">
            <text:p>491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8.5" calcext:value-type="float">
            <text:p>-68.5</text:p>
          </table:table-cell>
          <table:table-cell table:style-name="ce1" table:formula="of:=AVERAGEIF([.$A$1:.$A$4270];ROW();[.D$1:.D$4270])" office:value-type="float" office:value="-5.9249" calcext:value-type="float">
            <text:p>-5.924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5.9096" calcext:value-type="float">
            <text:p>-5.9096</text:p>
          </table:table-cell>
          <table:table-cell table:number-columns-repeated="5"/>
          <table:table-cell table:formula="of:=ROW()" office:value-type="float" office:value="492" calcext:value-type="float">
            <text:p>492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58.75" calcext:value-type="float">
            <text:p>-58.75</text:p>
          </table:table-cell>
          <table:table-cell table:style-name="ce1" table:formula="of:=AVERAGEIF([.$A$1:.$A$4270];ROW();[.D$1:.D$4270])" office:value-type="float" office:value="-5.9729" calcext:value-type="float">
            <text:p>-5.9729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5.6452" calcext:value-type="float">
            <text:p>-5.6452</text:p>
          </table:table-cell>
          <table:table-cell table:number-columns-repeated="5"/>
          <table:table-cell table:formula="of:=ROW()" office:value-type="float" office:value="493" calcext:value-type="float">
            <text:p>493</text:p>
          </table:table-cell>
          <table:table-cell table:style-name="ce1" table:formula="of:=AVERAGEIF([.$A$1:.$A$4270];ROW();[.B$1:.B$4270])" office:value-type="float" office:value="-0.75" calcext:value-type="float">
            <text:p>-0.75</text:p>
          </table:table-cell>
          <table:table-cell table:style-name="ce1" table:formula="of:=AVERAGEIF([.$A$1:.$A$4270];ROW();[.C$1:.C$4270])" office:value-type="float" office:value="-65.25" calcext:value-type="float">
            <text:p>-65.25</text:p>
          </table:table-cell>
          <table:table-cell table:style-name="ce1" table:formula="of:=AVERAGEIF([.$A$1:.$A$4270];ROW();[.D$1:.D$4270])" office:value-type="float" office:value="-5.837" calcext:value-type="float">
            <text:p>-5.837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5.4368" calcext:value-type="float">
            <text:p>-5.4368</text:p>
          </table:table-cell>
          <table:table-cell table:number-columns-repeated="5"/>
          <table:table-cell table:formula="of:=ROW()" office:value-type="float" office:value="494" calcext:value-type="float">
            <text:p>494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56.6666666666667" calcext:value-type="float">
            <text:p>-56.6666666667</text:p>
          </table:table-cell>
          <table:table-cell table:style-name="ce1" table:formula="of:=AVERAGEIF([.$A$1:.$A$4270];ROW();[.D$1:.D$4270])" office:value-type="float" office:value="-5.63626666666667" calcext:value-type="float">
            <text:p>-5.636266666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5.2672" calcext:value-type="float">
            <text:p>-5.2672</text:p>
          </table:table-cell>
          <table:table-cell table:number-columns-repeated="5"/>
          <table:table-cell table:formula="of:=ROW()" office:value-type="float" office:value="495" calcext:value-type="float">
            <text:p>495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58.3333333333333" calcext:value-type="float">
            <text:p>-58.3333333333</text:p>
          </table:table-cell>
          <table:table-cell table:style-name="ce1" table:formula="of:=AVERAGEIF([.$A$1:.$A$4270];ROW();[.D$1:.D$4270])" office:value-type="float" office:value="-5.58893333333333" calcext:value-type="float">
            <text:p>-5.588933333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5.32" calcext:value-type="float">
            <text:p>-5.32</text:p>
          </table:table-cell>
          <table:table-cell table:number-columns-repeated="5"/>
          <table:table-cell table:formula="of:=ROW()" office:value-type="float" office:value="496" calcext:value-type="float">
            <text:p>496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1.6666666666667" calcext:value-type="float">
            <text:p>-61.6666666667</text:p>
          </table:table-cell>
          <table:table-cell table:style-name="ce1" table:formula="of:=AVERAGEIF([.$A$1:.$A$4270];ROW();[.D$1:.D$4270])" office:value-type="float" office:value="-5.5856" calcext:value-type="float">
            <text:p>-5.5856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5.2072" calcext:value-type="float">
            <text:p>-5.2072</text:p>
          </table:table-cell>
          <table:table-cell table:number-columns-repeated="5"/>
          <table:table-cell table:formula="of:=ROW()" office:value-type="float" office:value="497" calcext:value-type="float">
            <text:p>497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2.6666666666667" calcext:value-type="float">
            <text:p>-62.6666666667</text:p>
          </table:table-cell>
          <table:table-cell table:style-name="ce1" table:formula="of:=AVERAGEIF([.$A$1:.$A$4270];ROW();[.D$1:.D$4270])" office:value-type="float" office:value="-5.6416" calcext:value-type="float">
            <text:p>-5.641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5.2976" calcext:value-type="float">
            <text:p>-5.2976</text:p>
          </table:table-cell>
          <table:table-cell table:number-columns-repeated="5"/>
          <table:table-cell table:formula="of:=ROW()" office:value-type="float" office:value="498" calcext:value-type="float">
            <text:p>498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59.3333333333333" calcext:value-type="float">
            <text:p>-59.3333333333</text:p>
          </table:table-cell>
          <table:table-cell table:style-name="ce1" table:formula="of:=AVERAGEIF([.$A$1:.$A$4270];ROW();[.D$1:.D$4270])" office:value-type="float" office:value="-5.7124" calcext:value-type="float">
            <text:p>-5.712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5.2328" calcext:value-type="float">
            <text:p>-5.2328</text:p>
          </table:table-cell>
          <table:table-cell table:number-columns-repeated="5"/>
          <table:table-cell table:formula="of:=ROW()" office:value-type="float" office:value="499" calcext:value-type="float">
            <text:p>499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1.3333333333333" calcext:value-type="float">
            <text:p>-61.3333333333</text:p>
          </table:table-cell>
          <table:table-cell table:style-name="ce1" table:formula="of:=AVERAGEIF([.$A$1:.$A$4270];ROW();[.D$1:.D$4270])" office:value-type="float" office:value="-5.61893333333333" calcext:value-type="float">
            <text:p>-5.618933333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5.0844" calcext:value-type="float">
            <text:p>-5.0844</text:p>
          </table:table-cell>
          <table:table-cell table:number-columns-repeated="5"/>
          <table:table-cell table:formula="of:=ROW()" office:value-type="float" office:value="500" calcext:value-type="float">
            <text:p>500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57.6666666666667" calcext:value-type="float">
            <text:p>-57.6666666667</text:p>
          </table:table-cell>
          <table:table-cell table:style-name="ce1" table:formula="of:=AVERAGEIF([.$A$1:.$A$4270];ROW();[.D$1:.D$4270])" office:value-type="float" office:value="-5.55186666666667" calcext:value-type="float">
            <text:p>-5.551866666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office:value-type="float" office:value="-57" calcext:value-type="float">
            <text:p>-57</text:p>
          </table:table-cell>
          <table:table-cell office:value-type="float" office:value="-5.1468" calcext:value-type="float">
            <text:p>-5.1468</text:p>
          </table:table-cell>
          <table:table-cell table:number-columns-repeated="5"/>
          <table:table-cell table:formula="of:=ROW()" office:value-type="float" office:value="501" calcext:value-type="float">
            <text:p>501</text:p>
          </table:table-cell>
          <table:table-cell table:style-name="ce1" table:formula="of:=AVERAGEIF([.$A$1:.$A$4270];ROW();[.B$1:.B$4270])" office:value-type="float" office:value="-0.666666666666667" calcext:value-type="float">
            <text:p>-0.6666666667</text:p>
          </table:table-cell>
          <table:table-cell table:style-name="ce1" table:formula="of:=AVERAGEIF([.$A$1:.$A$4270];ROW();[.C$1:.C$4270])" office:value-type="float" office:value="-56.6666666666667" calcext:value-type="float">
            <text:p>-56.6666666667</text:p>
          </table:table-cell>
          <table:table-cell table:style-name="ce1" table:formula="of:=AVERAGEIF([.$A$1:.$A$4270];ROW();[.D$1:.D$4270])" office:value-type="float" office:value="-5.4812" calcext:value-type="float">
            <text:p>-5.48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6" calcext:value-type="float">
            <text:p>-56</text:p>
          </table:table-cell>
          <table:table-cell office:value-type="float" office:value="-316" calcext:value-type="float">
            <text:p>-316</text:p>
          </table:table-cell>
          <table:table-cell office:value-type="float" office:value="-178.6472" calcext:value-type="float">
            <text:p>-178.6472</text:p>
          </table:table-cell>
          <table:table-cell table:number-columns-repeated="5"/>
          <table:table-cell table:formula="of:=ROW()" office:value-type="float" office:value="502" calcext:value-type="float">
            <text:p>502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1" calcext:value-type="float">
            <text:p>-61</text:p>
          </table:table-cell>
          <table:table-cell table:style-name="ce1" table:formula="of:=AVERAGEIF([.$A$1:.$A$4270];ROW();[.D$1:.D$4270])" office:value-type="float" office:value="-5.5666" calcext:value-type="float">
            <text:p>-5.56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6" calcext:value-type="float">
            <text:p>-46</text:p>
          </table:table-cell>
          <table:table-cell office:value-type="float" office:value="-295" calcext:value-type="float">
            <text:p>-295</text:p>
          </table:table-cell>
          <table:table-cell office:value-type="float" office:value="-165.0132" calcext:value-type="float">
            <text:p>-165.0132</text:p>
          </table:table-cell>
          <table:table-cell table:number-columns-repeated="5"/>
          <table:table-cell table:formula="of:=ROW()" office:value-type="float" office:value="503" calcext:value-type="float">
            <text:p>503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56.5" calcext:value-type="float">
            <text:p>-56.5</text:p>
          </table:table-cell>
          <table:table-cell table:style-name="ce1" table:formula="of:=AVERAGEIF([.$A$1:.$A$4270];ROW();[.D$1:.D$4270])" office:value-type="float" office:value="-5.5808" calcext:value-type="float">
            <text:p>-5.58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6" calcext:value-type="float">
            <text:p>-46</text:p>
          </table:table-cell>
          <table:table-cell office:value-type="float" office:value="-283" calcext:value-type="float">
            <text:p>-283</text:p>
          </table:table-cell>
          <table:table-cell office:value-type="float" office:value="-153.8788" calcext:value-type="float">
            <text:p>-153.8788</text:p>
          </table:table-cell>
          <table:table-cell table:number-columns-repeated="5"/>
          <table:table-cell table:formula="of:=ROW()" office:value-type="float" office:value="504" calcext:value-type="float">
            <text:p>504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3" calcext:value-type="float">
            <text:p>-63</text:p>
          </table:table-cell>
          <table:table-cell table:style-name="ce1" table:formula="of:=AVERAGEIF([.$A$1:.$A$4270];ROW();[.D$1:.D$4270])" office:value-type="float" office:value="-5.5848" calcext:value-type="float">
            <text:p>-5.58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8" calcext:value-type="float">
            <text:p>-48</text:p>
          </table:table-cell>
          <table:table-cell office:value-type="float" office:value="-290" calcext:value-type="float">
            <text:p>-290</text:p>
          </table:table-cell>
          <table:table-cell office:value-type="float" office:value="-143.5848" calcext:value-type="float">
            <text:p>-143.5848</text:p>
          </table:table-cell>
          <table:table-cell table:number-columns-repeated="5"/>
          <table:table-cell table:formula="of:=ROW()" office:value-type="float" office:value="505" calcext:value-type="float">
            <text:p>505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72.5" calcext:value-type="float">
            <text:p>-72.5</text:p>
          </table:table-cell>
          <table:table-cell table:style-name="ce1" table:formula="of:=AVERAGEIF([.$A$1:.$A$4270];ROW();[.D$1:.D$4270])" office:value-type="float" office:value="-5.7406" calcext:value-type="float">
            <text:p>-5.7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7" calcext:value-type="float">
            <text:p>-37</text:p>
          </table:table-cell>
          <table:table-cell office:value-type="float" office:value="-261" calcext:value-type="float">
            <text:p>-261</text:p>
          </table:table-cell>
          <table:table-cell office:value-type="float" office:value="-134.9988" calcext:value-type="float">
            <text:p>-134.9988</text:p>
          </table:table-cell>
          <table:table-cell table:number-columns-repeated="5"/>
          <table:table-cell table:formula="of:=ROW()" office:value-type="float" office:value="506" calcext:value-type="float">
            <text:p>506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1.5" calcext:value-type="float">
            <text:p>-61.5</text:p>
          </table:table-cell>
          <table:table-cell table:style-name="ce1" table:formula="of:=AVERAGEIF([.$A$1:.$A$4270];ROW();[.D$1:.D$4270])" office:value-type="float" office:value="-5.9484" calcext:value-type="float">
            <text:p>-5.94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7" calcext:value-type="float">
            <text:p>-37</text:p>
          </table:table-cell>
          <table:table-cell office:value-type="float" office:value="-236" calcext:value-type="float">
            <text:p>-236</text:p>
          </table:table-cell>
          <table:table-cell office:value-type="float" office:value="-127.0708" calcext:value-type="float">
            <text:p>-127.0708</text:p>
          </table:table-cell>
          <table:table-cell table:number-columns-repeated="5"/>
          <table:table-cell table:formula="of:=ROW()" office:value-type="float" office:value="507" calcext:value-type="float">
            <text:p>507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57.5" calcext:value-type="float">
            <text:p>-57.5</text:p>
          </table:table-cell>
          <table:table-cell table:style-name="ce1" table:formula="of:=AVERAGEIF([.$A$1:.$A$4270];ROW();[.D$1:.D$4270])" office:value-type="float" office:value="-5.9368" calcext:value-type="float">
            <text:p>-5.93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0" calcext:value-type="float">
            <text:p>-30</text:p>
          </table:table-cell>
          <table:table-cell office:value-type="float" office:value="-266" calcext:value-type="float">
            <text:p>-266</text:p>
          </table:table-cell>
          <table:table-cell office:value-type="float" office:value="-118.3104" calcext:value-type="float">
            <text:p>-118.3104</text:p>
          </table:table-cell>
          <table:table-cell table:number-columns-repeated="5"/>
          <table:table-cell table:formula="of:=ROW()" office:value-type="float" office:value="508" calcext:value-type="float">
            <text:p>508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4.5" calcext:value-type="float">
            <text:p>-64.5</text:p>
          </table:table-cell>
          <table:table-cell table:style-name="ce1" table:formula="of:=AVERAGEIF([.$A$1:.$A$4270];ROW();[.D$1:.D$4270])" office:value-type="float" office:value="-5.841" calcext:value-type="float">
            <text:p>-5.8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0" calcext:value-type="float">
            <text:p>-30</text:p>
          </table:table-cell>
          <table:table-cell office:value-type="float" office:value="-229" calcext:value-type="float">
            <text:p>-229</text:p>
          </table:table-cell>
          <table:table-cell office:value-type="float" office:value="-111.4788" calcext:value-type="float">
            <text:p>-111.4788</text:p>
          </table:table-cell>
          <table:table-cell table:number-columns-repeated="5"/>
          <table:table-cell table:formula="of:=ROW()" office:value-type="float" office:value="509" calcext:value-type="float">
            <text:p>509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5" calcext:value-type="float">
            <text:p>-65</text:p>
          </table:table-cell>
          <table:table-cell table:style-name="ce1" table:formula="of:=AVERAGEIF([.$A$1:.$A$4270];ROW();[.D$1:.D$4270])" office:value-type="float" office:value="-5.9382" calcext:value-type="float">
            <text:p>-5.93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0" calcext:value-type="float">
            <text:p>-30</text:p>
          </table:table-cell>
          <table:table-cell office:value-type="float" office:value="-205" calcext:value-type="float">
            <text:p>-205</text:p>
          </table:table-cell>
          <table:table-cell office:value-type="float" office:value="-105.6004" calcext:value-type="float">
            <text:p>-105.6004</text:p>
          </table:table-cell>
          <table:table-cell table:number-columns-repeated="5"/>
          <table:table-cell table:formula="of:=ROW()" office:value-type="float" office:value="510" calcext:value-type="float">
            <text:p>510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0" calcext:value-type="float">
            <text:p>-60</text:p>
          </table:table-cell>
          <table:table-cell table:style-name="ce1" table:formula="of:=AVERAGEIF([.$A$1:.$A$4270];ROW();[.D$1:.D$4270])" office:value-type="float" office:value="-5.8456" calcext:value-type="float">
            <text:p>-5.84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-192" calcext:value-type="float">
            <text:p>-192</text:p>
          </table:table-cell>
          <table:table-cell office:value-type="float" office:value="-97.1" calcext:value-type="float">
            <text:p>-97.1</text:p>
          </table:table-cell>
          <table:table-cell table:number-columns-repeated="5"/>
          <table:table-cell table:formula="of:=ROW()" office:value-type="float" office:value="511" calcext:value-type="float">
            <text:p>511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4" calcext:value-type="float">
            <text:p>-64</text:p>
          </table:table-cell>
          <table:table-cell table:style-name="ce1" table:formula="of:=AVERAGEIF([.$A$1:.$A$4270];ROW();[.D$1:.D$4270])" office:value-type="float" office:value="-5.6374" calcext:value-type="float">
            <text:p>-5.637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0" calcext:value-type="float">
            <text:p>-30</text:p>
          </table:table-cell>
          <table:table-cell office:value-type="float" office:value="-175" calcext:value-type="float">
            <text:p>-175</text:p>
          </table:table-cell>
          <table:table-cell office:value-type="float" office:value="-91.5428" calcext:value-type="float">
            <text:p>-91.5428</text:p>
          </table:table-cell>
          <table:table-cell table:number-columns-repeated="5"/>
          <table:table-cell table:formula="of:=ROW()" office:value-type="float" office:value="512" calcext:value-type="float">
            <text:p>512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6" calcext:value-type="float">
            <text:p>-66</text:p>
          </table:table-cell>
          <table:table-cell table:style-name="ce1" table:formula="of:=AVERAGEIF([.$A$1:.$A$4270];ROW();[.D$1:.D$4270])" office:value-type="float" office:value="-5.6858" calcext:value-type="float">
            <text:p>-5.68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0" calcext:value-type="float">
            <text:p>-30</text:p>
          </table:table-cell>
          <table:table-cell office:value-type="float" office:value="-169" calcext:value-type="float">
            <text:p>-169</text:p>
          </table:table-cell>
          <table:table-cell office:value-type="float" office:value="-85.544" calcext:value-type="float">
            <text:p>-85.544</text:p>
          </table:table-cell>
          <table:table-cell table:number-columns-repeated="5"/>
          <table:table-cell table:formula="of:=ROW()" office:value-type="float" office:value="513" calcext:value-type="float">
            <text:p>513</text:p>
          </table:table-cell>
          <table:table-cell table:style-name="ce1" table:formula="of:=AVERAGEIF([.$A$1:.$A$4270];ROW();[.B$1:.B$4270])" office:value-type="float" office:value="-0.5" calcext:value-type="float">
            <text:p>-0.5</text:p>
          </table:table-cell>
          <table:table-cell table:style-name="ce1" table:formula="of:=AVERAGEIF([.$A$1:.$A$4270];ROW();[.C$1:.C$4270])" office:value-type="float" office:value="-66.5" calcext:value-type="float">
            <text:p>-66.5</text:p>
          </table:table-cell>
          <table:table-cell table:style-name="ce1" table:formula="of:=AVERAGEIF([.$A$1:.$A$4270];ROW();[.D$1:.D$4270])" office:value-type="float" office:value="-5.6598" calcext:value-type="float">
            <text:p>-5.659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9" calcext:value-type="float">
            <text:p>-29</text:p>
          </table:table-cell>
          <table:table-cell office:value-type="float" office:value="-161" calcext:value-type="float">
            <text:p>-161</text:p>
          </table:table-cell>
          <table:table-cell office:value-type="float" office:value="-80.1224" calcext:value-type="float">
            <text:p>-80.1224</text:p>
          </table:table-cell>
          <table:table-cell table:number-columns-repeated="5"/>
          <table:table-cell table:formula="of:=ROW()" office:value-type="float" office:value="514" calcext:value-type="float">
            <text:p>514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85" calcext:value-type="float">
            <text:p>-85</text:p>
          </table:table-cell>
          <table:table-cell table:style-name="ce1" table:formula="of:=AVERAGEIF([.$A$1:.$A$4270];ROW();[.D$1:.D$4270])" office:value-type="float" office:value="-5.964" calcext:value-type="float">
            <text:p>-5.9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9" calcext:value-type="float">
            <text:p>-29</text:p>
          </table:table-cell>
          <table:table-cell office:value-type="float" office:value="-157" calcext:value-type="float">
            <text:p>-157</text:p>
          </table:table-cell>
          <table:table-cell office:value-type="float" office:value="-73.8112" calcext:value-type="float">
            <text:p>-73.8112</text:p>
          </table:table-cell>
          <table:table-cell table:number-columns-repeated="5"/>
          <table:table-cell table:formula="of:=ROW()" office:value-type="float" office:value="515" calcext:value-type="float">
            <text:p>515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71" calcext:value-type="float">
            <text:p>-71</text:p>
          </table:table-cell>
          <table:table-cell table:style-name="ce1" table:formula="of:=AVERAGEIF([.$A$1:.$A$4270];ROW();[.D$1:.D$4270])" office:value-type="float" office:value="-6.1428" calcext:value-type="float">
            <text:p>-6.14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2" calcext:value-type="float">
            <text:p>-22</text:p>
          </table:table-cell>
          <table:table-cell office:value-type="float" office:value="-149" calcext:value-type="float">
            <text:p>-149</text:p>
          </table:table-cell>
          <table:table-cell office:value-type="float" office:value="-69.5148" calcext:value-type="float">
            <text:p>-69.5148</text:p>
          </table:table-cell>
          <table:table-cell table:number-columns-repeated="5"/>
          <table:table-cell table:formula="of:=ROW()" office:value-type="float" office:value="516" calcext:value-type="float">
            <text:p>516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52" calcext:value-type="float">
            <text:p>-52</text:p>
          </table:table-cell>
          <table:table-cell table:style-name="ce1" table:formula="of:=AVERAGEIF([.$A$1:.$A$4270];ROW();[.D$1:.D$4270])" office:value-type="float" office:value="-6.116" calcext:value-type="float">
            <text:p>-6.11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2" calcext:value-type="float">
            <text:p>-22</text:p>
          </table:table-cell>
          <table:table-cell office:value-type="float" office:value="-148" calcext:value-type="float">
            <text:p>-148</text:p>
          </table:table-cell>
          <table:table-cell office:value-type="float" office:value="-65.9012" calcext:value-type="float">
            <text:p>-65.9012</text:p>
          </table:table-cell>
          <table:table-cell table:number-columns-repeated="5"/>
          <table:table-cell table:formula="of:=ROW()" office:value-type="float" office:value="517" calcext:value-type="float">
            <text:p>517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4" calcext:value-type="float">
            <text:p>-64</text:p>
          </table:table-cell>
          <table:table-cell table:style-name="ce1" table:formula="of:=AVERAGEIF([.$A$1:.$A$4270];ROW();[.D$1:.D$4270])" office:value-type="float" office:value="-5.8648" calcext:value-type="float">
            <text:p>-5.86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2" calcext:value-type="float">
            <text:p>-22</text:p>
          </table:table-cell>
          <table:table-cell office:value-type="float" office:value="-138" calcext:value-type="float">
            <text:p>-138</text:p>
          </table:table-cell>
          <table:table-cell office:value-type="float" office:value="-62.7" calcext:value-type="float">
            <text:p>-62.7</text:p>
          </table:table-cell>
          <table:table-cell table:number-columns-repeated="5"/>
          <table:table-cell table:formula="of:=ROW()" office:value-type="float" office:value="518" calcext:value-type="float">
            <text:p>518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5" calcext:value-type="float">
            <text:p>-65</text:p>
          </table:table-cell>
          <table:table-cell table:style-name="ce1" table:formula="of:=AVERAGEIF([.$A$1:.$A$4270];ROW();[.D$1:.D$4270])" office:value-type="float" office:value="-5.8008" calcext:value-type="float">
            <text:p>-5.80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2" calcext:value-type="float">
            <text:p>-22</text:p>
          </table:table-cell>
          <table:table-cell office:value-type="float" office:value="-133" calcext:value-type="float">
            <text:p>-133</text:p>
          </table:table-cell>
          <table:table-cell office:value-type="float" office:value="-58.3452" calcext:value-type="float">
            <text:p>-58.3452</text:p>
          </table:table-cell>
          <table:table-cell table:number-columns-repeated="5"/>
          <table:table-cell table:formula="of:=ROW()" office:value-type="float" office:value="519" calcext:value-type="float">
            <text:p>519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74" calcext:value-type="float">
            <text:p>-74</text:p>
          </table:table-cell>
          <table:table-cell table:style-name="ce1" table:formula="of:=AVERAGEIF([.$A$1:.$A$4270];ROW();[.D$1:.D$4270])" office:value-type="float" office:value="-5.8368" calcext:value-type="float">
            <text:p>-5.83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2" calcext:value-type="float">
            <text:p>-22</text:p>
          </table:table-cell>
          <table:table-cell office:value-type="float" office:value="-118" calcext:value-type="float">
            <text:p>-118</text:p>
          </table:table-cell>
          <table:table-cell office:value-type="float" office:value="-55.4696" calcext:value-type="float">
            <text:p>-55.4696</text:p>
          </table:table-cell>
          <table:table-cell table:number-columns-repeated="5"/>
          <table:table-cell table:formula="of:=ROW()" office:value-type="float" office:value="520" calcext:value-type="float">
            <text:p>520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0" calcext:value-type="float">
            <text:p>-60</text:p>
          </table:table-cell>
          <table:table-cell table:style-name="ce1" table:formula="of:=AVERAGEIF([.$A$1:.$A$4270];ROW();[.D$1:.D$4270])" office:value-type="float" office:value="-6.074" calcext:value-type="float">
            <text:p>-6.07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2" calcext:value-type="float">
            <text:p>-22</text:p>
          </table:table-cell>
          <table:table-cell office:value-type="float" office:value="-116" calcext:value-type="float">
            <text:p>-116</text:p>
          </table:table-cell>
          <table:table-cell office:value-type="float" office:value="-53.1628" calcext:value-type="float">
            <text:p>-53.1628</text:p>
          </table:table-cell>
          <table:table-cell table:number-columns-repeated="5"/>
          <table:table-cell table:formula="of:=ROW()" office:value-type="float" office:value="521" calcext:value-type="float">
            <text:p>521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80" calcext:value-type="float">
            <text:p>-80</text:p>
          </table:table-cell>
          <table:table-cell table:style-name="ce1" table:formula="of:=AVERAGEIF([.$A$1:.$A$4270];ROW();[.D$1:.D$4270])" office:value-type="float" office:value="-5.79" calcext:value-type="float">
            <text:p>-5.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2" calcext:value-type="float">
            <text:p>-22</text:p>
          </table:table-cell>
          <table:table-cell office:value-type="float" office:value="-116" calcext:value-type="float">
            <text:p>-116</text:p>
          </table:table-cell>
          <table:table-cell office:value-type="float" office:value="-50.8496" calcext:value-type="float">
            <text:p>-50.8496</text:p>
          </table:table-cell>
          <table:table-cell table:number-columns-repeated="5"/>
          <table:table-cell table:formula="of:=ROW()" office:value-type="float" office:value="522" calcext:value-type="float">
            <text:p>522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77" calcext:value-type="float">
            <text:p>-77</text:p>
          </table:table-cell>
          <table:table-cell table:style-name="ce1" table:formula="of:=AVERAGEIF([.$A$1:.$A$4270];ROW();[.D$1:.D$4270])" office:value-type="float" office:value="-5.9492" calcext:value-type="float">
            <text:p>-5.949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2" calcext:value-type="float">
            <text:p>-22</text:p>
          </table:table-cell>
          <table:table-cell office:value-type="float" office:value="-116" calcext:value-type="float">
            <text:p>-116</text:p>
          </table:table-cell>
          <table:table-cell office:value-type="float" office:value="-48.6496" calcext:value-type="float">
            <text:p>-48.6496</text:p>
          </table:table-cell>
          <table:table-cell table:number-columns-repeated="5"/>
          <table:table-cell table:formula="of:=ROW()" office:value-type="float" office:value="523" calcext:value-type="float">
            <text:p>523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57" calcext:value-type="float">
            <text:p>-57</text:p>
          </table:table-cell>
          <table:table-cell table:style-name="ce1" table:formula="of:=AVERAGEIF([.$A$1:.$A$4270];ROW();[.D$1:.D$4270])" office:value-type="float" office:value="-6.12" calcext:value-type="float">
            <text:p>-6.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2" calcext:value-type="float">
            <text:p>-22</text:p>
          </table:table-cell>
          <table:table-cell office:value-type="float" office:value="-109" calcext:value-type="float">
            <text:p>-109</text:p>
          </table:table-cell>
          <table:table-cell office:value-type="float" office:value="-47.1832" calcext:value-type="float">
            <text:p>-47.1832</text:p>
          </table:table-cell>
          <table:table-cell table:number-columns-repeated="5"/>
          <table:table-cell table:formula="of:=ROW()" office:value-type="float" office:value="524" calcext:value-type="float">
            <text:p>524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0" calcext:value-type="float">
            <text:p>-60</text:p>
          </table:table-cell>
          <table:table-cell table:style-name="ce1" table:formula="of:=AVERAGEIF([.$A$1:.$A$4270];ROW();[.D$1:.D$4270])" office:value-type="float" office:value="-5.9124" calcext:value-type="float">
            <text:p>-5.91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2" calcext:value-type="float">
            <text:p>-22</text:p>
          </table:table-cell>
          <table:table-cell office:value-type="float" office:value="-104" calcext:value-type="float">
            <text:p>-104</text:p>
          </table:table-cell>
          <table:table-cell office:value-type="float" office:value="-44.9996" calcext:value-type="float">
            <text:p>-44.9996</text:p>
          </table:table-cell>
          <table:table-cell table:number-columns-repeated="5"/>
          <table:table-cell table:formula="of:=ROW()" office:value-type="float" office:value="525" calcext:value-type="float">
            <text:p>525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7" calcext:value-type="float">
            <text:p>-67</text:p>
          </table:table-cell>
          <table:table-cell table:style-name="ce1" table:formula="of:=AVERAGEIF([.$A$1:.$A$4270];ROW();[.D$1:.D$4270])" office:value-type="float" office:value="-5.6516" calcext:value-type="float">
            <text:p>-5.65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2" calcext:value-type="float">
            <text:p>-22</text:p>
          </table:table-cell>
          <table:table-cell office:value-type="float" office:value="-101" calcext:value-type="float">
            <text:p>-101</text:p>
          </table:table-cell>
          <table:table-cell office:value-type="float" office:value="-43.3348" calcext:value-type="float">
            <text:p>-43.3348</text:p>
          </table:table-cell>
          <table:table-cell table:number-columns-repeated="5"/>
          <table:table-cell table:formula="of:=ROW()" office:value-type="float" office:value="526" calcext:value-type="float">
            <text:p>526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55" calcext:value-type="float">
            <text:p>-55</text:p>
          </table:table-cell>
          <table:table-cell table:style-name="ce1" table:formula="of:=AVERAGEIF([.$A$1:.$A$4270];ROW();[.D$1:.D$4270])" office:value-type="float" office:value="-5.6028" calcext:value-type="float">
            <text:p>-5.60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2" calcext:value-type="float">
            <text:p>-22</text:p>
          </table:table-cell>
          <table:table-cell office:value-type="float" office:value="-97" calcext:value-type="float">
            <text:p>-97</text:p>
          </table:table-cell>
          <table:table-cell office:value-type="float" office:value="-42.064" calcext:value-type="float">
            <text:p>-42.064</text:p>
          </table:table-cell>
          <table:table-cell table:number-columns-repeated="5"/>
          <table:table-cell table:formula="of:=ROW()" office:value-type="float" office:value="527" calcext:value-type="float">
            <text:p>527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55" calcext:value-type="float">
            <text:p>-55</text:p>
          </table:table-cell>
          <table:table-cell table:style-name="ce1" table:formula="of:=AVERAGEIF([.$A$1:.$A$4270];ROW();[.D$1:.D$4270])" office:value-type="float" office:value="-5.5412" calcext:value-type="float">
            <text:p>-5.54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" calcext:value-type="float">
            <text:p>-16</text:p>
          </table:table-cell>
          <table:table-cell office:value-type="float" office:value="-103" calcext:value-type="float">
            <text:p>-103</text:p>
          </table:table-cell>
          <table:table-cell office:value-type="float" office:value="-40.7216" calcext:value-type="float">
            <text:p>-40.7216</text:p>
          </table:table-cell>
          <table:table-cell table:number-columns-repeated="5"/>
          <table:table-cell table:formula="of:=ROW()" office:value-type="float" office:value="528" calcext:value-type="float">
            <text:p>528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55" calcext:value-type="float">
            <text:p>-55</text:p>
          </table:table-cell>
          <table:table-cell table:style-name="ce1" table:formula="of:=AVERAGEIF([.$A$1:.$A$4270];ROW();[.D$1:.D$4270])" office:value-type="float" office:value="-5.3364" calcext:value-type="float">
            <text:p>-5.33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6" calcext:value-type="float">
            <text:p>-16</text:p>
          </table:table-cell>
          <table:table-cell office:value-type="float" office:value="-107" calcext:value-type="float">
            <text:p>-107</text:p>
          </table:table-cell>
          <table:table-cell office:value-type="float" office:value="-39.5088" calcext:value-type="float">
            <text:p>-39.5088</text:p>
          </table:table-cell>
          <table:table-cell table:number-columns-repeated="5"/>
          <table:table-cell table:formula="of:=ROW()" office:value-type="float" office:value="529" calcext:value-type="float">
            <text:p>529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1" calcext:value-type="float">
            <text:p>-61</text:p>
          </table:table-cell>
          <table:table-cell table:style-name="ce1" table:formula="of:=AVERAGEIF([.$A$1:.$A$4270];ROW();[.D$1:.D$4270])" office:value-type="float" office:value="-5.2004" calcext:value-type="float">
            <text:p>-5.20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" calcext:value-type="float">
            <text:p>-16</text:p>
          </table:table-cell>
          <table:table-cell office:value-type="float" office:value="-95" calcext:value-type="float">
            <text:p>-95</text:p>
          </table:table-cell>
          <table:table-cell office:value-type="float" office:value="-38.4708" calcext:value-type="float">
            <text:p>-38.4708</text:p>
          </table:table-cell>
          <table:table-cell table:number-columns-repeated="5"/>
          <table:table-cell table:formula="of:=ROW()" office:value-type="float" office:value="530" calcext:value-type="float">
            <text:p>530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53" calcext:value-type="float">
            <text:p>-53</text:p>
          </table:table-cell>
          <table:table-cell table:style-name="ce1" table:formula="of:=AVERAGEIF([.$A$1:.$A$4270];ROW();[.D$1:.D$4270])" office:value-type="float" office:value="-5.5084" calcext:value-type="float">
            <text:p>-5.50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6" calcext:value-type="float">
            <text:p>-16</text:p>
          </table:table-cell>
          <table:table-cell office:value-type="float" office:value="-94" calcext:value-type="float">
            <text:p>-94</text:p>
          </table:table-cell>
          <table:table-cell office:value-type="float" office:value="-37.3424" calcext:value-type="float">
            <text:p>-37.3424</text:p>
          </table:table-cell>
          <table:table-cell table:number-columns-repeated="5"/>
          <table:table-cell table:formula="of:=ROW()" office:value-type="float" office:value="531" calcext:value-type="float">
            <text:p>531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4" calcext:value-type="float">
            <text:p>-64</text:p>
          </table:table-cell>
          <table:table-cell table:style-name="ce1" table:formula="of:=AVERAGEIF([.$A$1:.$A$4270];ROW();[.D$1:.D$4270])" office:value-type="float" office:value="-5.4512" calcext:value-type="float">
            <text:p>-5.45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4" calcext:value-type="float">
            <text:p>-14</text:p>
          </table:table-cell>
          <table:table-cell office:value-type="float" office:value="-98" calcext:value-type="float">
            <text:p>-98</text:p>
          </table:table-cell>
          <table:table-cell office:value-type="float" office:value="-36.3572" calcext:value-type="float">
            <text:p>-36.3572</text:p>
          </table:table-cell>
          <table:table-cell table:number-columns-repeated="5"/>
          <table:table-cell table:formula="of:=ROW()" office:value-type="float" office:value="532" calcext:value-type="float">
            <text:p>532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7" calcext:value-type="float">
            <text:p>-67</text:p>
          </table:table-cell>
          <table:table-cell table:style-name="ce1" table:formula="of:=AVERAGEIF([.$A$1:.$A$4270];ROW();[.D$1:.D$4270])" office:value-type="float" office:value="-5.4304" calcext:value-type="float">
            <text:p>-5.430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4" calcext:value-type="float">
            <text:p>-14</text:p>
          </table:table-cell>
          <table:table-cell office:value-type="float" office:value="-84" calcext:value-type="float">
            <text:p>-84</text:p>
          </table:table-cell>
          <table:table-cell office:value-type="float" office:value="-35.6332" calcext:value-type="float">
            <text:p>-35.6332</text:p>
          </table:table-cell>
          <table:table-cell table:number-columns-repeated="5"/>
          <table:table-cell table:formula="of:=ROW()" office:value-type="float" office:value="533" calcext:value-type="float">
            <text:p>533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3" calcext:value-type="float">
            <text:p>-63</text:p>
          </table:table-cell>
          <table:table-cell table:style-name="ce1" table:formula="of:=AVERAGEIF([.$A$1:.$A$4270];ROW();[.D$1:.D$4270])" office:value-type="float" office:value="-5.5204" calcext:value-type="float">
            <text:p>-5.52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0" calcext:value-type="float">
            <text:p>-10</text:p>
          </table:table-cell>
          <table:table-cell office:value-type="float" office:value="-87" calcext:value-type="float">
            <text:p>-87</text:p>
          </table:table-cell>
          <table:table-cell office:value-type="float" office:value="-34.7112" calcext:value-type="float">
            <text:p>-34.7112</text:p>
          </table:table-cell>
          <table:table-cell table:number-columns-repeated="5"/>
          <table:table-cell table:formula="of:=ROW()" office:value-type="float" office:value="534" calcext:value-type="float">
            <text:p>534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53" calcext:value-type="float">
            <text:p>-53</text:p>
          </table:table-cell>
          <table:table-cell table:style-name="ce1" table:formula="of:=AVERAGEIF([.$A$1:.$A$4270];ROW();[.D$1:.D$4270])" office:value-type="float" office:value="-5.7616" calcext:value-type="float">
            <text:p>-5.76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0" calcext:value-type="float">
            <text:p>-10</text:p>
          </table:table-cell>
          <table:table-cell office:value-type="float" office:value="-107" calcext:value-type="float">
            <text:p>-107</text:p>
          </table:table-cell>
          <table:table-cell office:value-type="float" office:value="-34.232" calcext:value-type="float">
            <text:p>-34.232</text:p>
          </table:table-cell>
          <table:table-cell table:number-columns-repeated="5"/>
          <table:table-cell table:formula="of:=ROW()" office:value-type="float" office:value="535" calcext:value-type="float">
            <text:p>535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7" calcext:value-type="float">
            <text:p>-67</text:p>
          </table:table-cell>
          <table:table-cell table:style-name="ce1" table:formula="of:=AVERAGEIF([.$A$1:.$A$4270];ROW();[.D$1:.D$4270])" office:value-type="float" office:value="-5.4692" calcext:value-type="float">
            <text:p>-5.469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office:value-type="float" office:value="-103" calcext:value-type="float">
            <text:p>-103</text:p>
          </table:table-cell>
          <table:table-cell office:value-type="float" office:value="-34.1152" calcext:value-type="float">
            <text:p>-34.1152</text:p>
          </table:table-cell>
          <table:table-cell table:number-columns-repeated="5"/>
          <table:table-cell table:formula="of:=ROW()" office:value-type="float" office:value="536" calcext:value-type="float">
            <text:p>536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9" calcext:value-type="float">
            <text:p>-69</text:p>
          </table:table-cell>
          <table:table-cell table:style-name="ce1" table:formula="of:=AVERAGEIF([.$A$1:.$A$4270];ROW();[.D$1:.D$4270])" office:value-type="float" office:value="-5.4944" calcext:value-type="float">
            <text:p>-5.49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0" calcext:value-type="float">
            <text:p>-10</text:p>
          </table:table-cell>
          <table:table-cell office:value-type="float" office:value="-84" calcext:value-type="float">
            <text:p>-84</text:p>
          </table:table-cell>
          <table:table-cell office:value-type="float" office:value="-33.8268" calcext:value-type="float">
            <text:p>-33.8268</text:p>
          </table:table-cell>
          <table:table-cell table:number-columns-repeated="5"/>
          <table:table-cell table:formula="of:=ROW()" office:value-type="float" office:value="537" calcext:value-type="float">
            <text:p>537</text:p>
          </table:table-cell>
          <table:table-cell table:style-name="ce1" table:formula="of:=AVERAGEIF([.$A$1:.$A$4270];ROW();[.B$1:.B$4270])" office:value-type="float" office:value="-1" calcext:value-type="float">
            <text:p>-1</text:p>
          </table:table-cell>
          <table:table-cell table:style-name="ce1" table:formula="of:=AVERAGEIF([.$A$1:.$A$4270];ROW();[.C$1:.C$4270])" office:value-type="float" office:value="-69" calcext:value-type="float">
            <text:p>-69</text:p>
          </table:table-cell>
          <table:table-cell table:style-name="ce1" table:formula="of:=AVERAGEIF([.$A$1:.$A$4270];ROW();[.D$1:.D$4270])" office:value-type="float" office:value="-5.5556" calcext:value-type="float">
            <text:p>-5.55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0" calcext:value-type="float">
            <text:p>-10</text:p>
          </table:table-cell>
          <table:table-cell office:value-type="float" office:value="-88" calcext:value-type="float">
            <text:p>-88</text:p>
          </table:table-cell>
          <table:table-cell office:value-type="float" office:value="-33.0048" calcext:value-type="float">
            <text:p>-33.0048</text:p>
          </table:table-cell>
          <table:table-cell table:number-columns-repeated="5"/>
          <table:table-cell table:formula="of:=ROW()" office:value-type="float" office:value="538" calcext:value-type="float">
            <text:p>538</text:p>
          </table:table-cell>
          <table:table-cell table:style-name="ce1" table:formula="of:=AVERAGEIF([.$A$1:.$A$4270];ROW();[.B$1:.B$4270])" office:value-type="float" office:value="0" calcext:value-type="float">
            <text:p>0</text:p>
          </table:table-cell>
          <table:table-cell table:style-name="ce1" table:formula="of:=AVERAGEIF([.$A$1:.$A$4270];ROW();[.C$1:.C$4270])" office:value-type="float" office:value="-67" calcext:value-type="float">
            <text:p>-67</text:p>
          </table:table-cell>
          <table:table-cell table:style-name="ce1" table:formula="of:=AVERAGEIF([.$A$1:.$A$4270];ROW();[.D$1:.D$4270])" office:value-type="float" office:value="-5.642" calcext:value-type="float">
            <text:p>-5.64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-92" calcext:value-type="float">
            <text:p>-92</text:p>
          </table:table-cell>
          <table:table-cell office:value-type="float" office:value="-32.5876" calcext:value-type="float">
            <text:p>-32.5876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-80" calcext:value-type="float">
            <text:p>-80</text:p>
          </table:table-cell>
          <table:table-cell office:value-type="float" office:value="-31.9936" calcext:value-type="float">
            <text:p>-31.9936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9" calcext:value-type="float">
            <text:p>-9</text:p>
          </table:table-cell>
          <table:table-cell office:value-type="float" office:value="-88" calcext:value-type="float">
            <text:p>-88</text:p>
          </table:table-cell>
          <table:table-cell office:value-type="float" office:value="-31.0508" calcext:value-type="float">
            <text:p>-31.0508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office:value-type="float" office:value="-82" calcext:value-type="float">
            <text:p>-82</text:p>
          </table:table-cell>
          <table:table-cell office:value-type="float" office:value="-30.662" calcext:value-type="float">
            <text:p>-30.662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9" calcext:value-type="float">
            <text:p>-9</text:p>
          </table:table-cell>
          <table:table-cell office:value-type="float" office:value="-101" calcext:value-type="float">
            <text:p>-101</text:p>
          </table:table-cell>
          <table:table-cell office:value-type="float" office:value="-29.9632" calcext:value-type="float">
            <text:p>-29.9632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9" calcext:value-type="float">
            <text:p>-9</text:p>
          </table:table-cell>
          <table:table-cell office:value-type="float" office:value="-98" calcext:value-type="float">
            <text:p>-98</text:p>
          </table:table-cell>
          <table:table-cell office:value-type="float" office:value="-29.5232" calcext:value-type="float">
            <text:p>-29.5232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9" calcext:value-type="float">
            <text:p>-9</text:p>
          </table:table-cell>
          <table:table-cell office:value-type="float" office:value="-88" calcext:value-type="float">
            <text:p>-88</text:p>
          </table:table-cell>
          <table:table-cell office:value-type="float" office:value="-29.2084" calcext:value-type="float">
            <text:p>-29.208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8" calcext:value-type="float">
            <text:p>-8</text:p>
          </table:table-cell>
          <table:table-cell office:value-type="float" office:value="-91" calcext:value-type="float">
            <text:p>-91</text:p>
          </table:table-cell>
          <table:table-cell office:value-type="float" office:value="-28.5204" calcext:value-type="float">
            <text:p>-28.5204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8" calcext:value-type="float">
            <text:p>-8</text:p>
          </table:table-cell>
          <table:table-cell office:value-type="float" office:value="-87" calcext:value-type="float">
            <text:p>-87</text:p>
          </table:table-cell>
          <table:table-cell office:value-type="float" office:value="-27.9" calcext:value-type="float">
            <text:p>-27.9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8" calcext:value-type="float">
            <text:p>-8</text:p>
          </table:table-cell>
          <table:table-cell office:value-type="float" office:value="-87" calcext:value-type="float">
            <text:p>-87</text:p>
          </table:table-cell>
          <table:table-cell office:value-type="float" office:value="-27.5268" calcext:value-type="float">
            <text:p>-27.5268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8" calcext:value-type="float">
            <text:p>-8</text:p>
          </table:table-cell>
          <table:table-cell office:value-type="float" office:value="-93" calcext:value-type="float">
            <text:p>-93</text:p>
          </table:table-cell>
          <table:table-cell office:value-type="float" office:value="-27.0568" calcext:value-type="float">
            <text:p>-27.0568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8" calcext:value-type="float">
            <text:p>-8</text:p>
          </table:table-cell>
          <table:table-cell office:value-type="float" office:value="-76" calcext:value-type="float">
            <text:p>-76</text:p>
          </table:table-cell>
          <table:table-cell office:value-type="float" office:value="-26.7684" calcext:value-type="float">
            <text:p>-26.7684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8" calcext:value-type="float">
            <text:p>-8</text:p>
          </table:table-cell>
          <table:table-cell office:value-type="float" office:value="-94" calcext:value-type="float">
            <text:p>-94</text:p>
          </table:table-cell>
          <table:table-cell office:value-type="float" office:value="-26.0216" calcext:value-type="float">
            <text:p>-26.0216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8" calcext:value-type="float">
            <text:p>-8</text:p>
          </table:table-cell>
          <table:table-cell office:value-type="float" office:value="-94" calcext:value-type="float">
            <text:p>-94</text:p>
          </table:table-cell>
          <table:table-cell office:value-type="float" office:value="-25.8344" calcext:value-type="float">
            <text:p>-25.8344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8" calcext:value-type="float">
            <text:p>-8</text:p>
          </table:table-cell>
          <table:table-cell office:value-type="float" office:value="-75" calcext:value-type="float">
            <text:p>-75</text:p>
          </table:table-cell>
          <table:table-cell office:value-type="float" office:value="-25.296" calcext:value-type="float">
            <text:p>-25.296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8" calcext:value-type="float">
            <text:p>-8</text:p>
          </table:table-cell>
          <table:table-cell office:value-type="float" office:value="-77" calcext:value-type="float">
            <text:p>-77</text:p>
          </table:table-cell>
          <table:table-cell office:value-type="float" office:value="-24.3712" calcext:value-type="float">
            <text:p>-24.3712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8" calcext:value-type="float">
            <text:p>-8</text:p>
          </table:table-cell>
          <table:table-cell office:value-type="float" office:value="-80" calcext:value-type="float">
            <text:p>-80</text:p>
          </table:table-cell>
          <table:table-cell office:value-type="float" office:value="-23.6624" calcext:value-type="float">
            <text:p>-23.6624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8" calcext:value-type="float">
            <text:p>-8</text:p>
          </table:table-cell>
          <table:table-cell office:value-type="float" office:value="-79" calcext:value-type="float">
            <text:p>-79</text:p>
          </table:table-cell>
          <table:table-cell office:value-type="float" office:value="-23.2444" calcext:value-type="float">
            <text:p>-23.2444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8" calcext:value-type="float">
            <text:p>-8</text:p>
          </table:table-cell>
          <table:table-cell office:value-type="float" office:value="-79" calcext:value-type="float">
            <text:p>-79</text:p>
          </table:table-cell>
          <table:table-cell office:value-type="float" office:value="-22.7868" calcext:value-type="float">
            <text:p>-22.7868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8" calcext:value-type="float">
            <text:p>-8</text:p>
          </table:table-cell>
          <table:table-cell office:value-type="float" office:value="-68" calcext:value-type="float">
            <text:p>-68</text:p>
          </table:table-cell>
          <table:table-cell office:value-type="float" office:value="-21.9156" calcext:value-type="float">
            <text:p>-21.9156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8" calcext:value-type="float">
            <text:p>-8</text:p>
          </table:table-cell>
          <table:table-cell office:value-type="float" office:value="-76" calcext:value-type="float">
            <text:p>-76</text:p>
          </table:table-cell>
          <table:table-cell office:value-type="float" office:value="-20.9336" calcext:value-type="float">
            <text:p>-20.9336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8" calcext:value-type="float">
            <text:p>-8</text:p>
          </table:table-cell>
          <table:table-cell office:value-type="float" office:value="-72" calcext:value-type="float">
            <text:p>-72</text:p>
          </table:table-cell>
          <table:table-cell office:value-type="float" office:value="-20.6336" calcext:value-type="float">
            <text:p>-20.6336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8" calcext:value-type="float">
            <text:p>-8</text:p>
          </table:table-cell>
          <table:table-cell office:value-type="float" office:value="-89" calcext:value-type="float">
            <text:p>-89</text:p>
          </table:table-cell>
          <table:table-cell office:value-type="float" office:value="-19.9388" calcext:value-type="float">
            <text:p>-19.9388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8" calcext:value-type="float">
            <text:p>-8</text:p>
          </table:table-cell>
          <table:table-cell office:value-type="float" office:value="-73" calcext:value-type="float">
            <text:p>-73</text:p>
          </table:table-cell>
          <table:table-cell office:value-type="float" office:value="-19.6556" calcext:value-type="float">
            <text:p>-19.6556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8" calcext:value-type="float">
            <text:p>-8</text:p>
          </table:table-cell>
          <table:table-cell office:value-type="float" office:value="-87" calcext:value-type="float">
            <text:p>-87</text:p>
          </table:table-cell>
          <table:table-cell office:value-type="float" office:value="-19.0292" calcext:value-type="float">
            <text:p>-19.029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8" calcext:value-type="float">
            <text:p>-8</text:p>
          </table:table-cell>
          <table:table-cell office:value-type="float" office:value="-85" calcext:value-type="float">
            <text:p>-85</text:p>
          </table:table-cell>
          <table:table-cell office:value-type="float" office:value="-18.8732" calcext:value-type="float">
            <text:p>-18.8732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8" calcext:value-type="float">
            <text:p>-8</text:p>
          </table:table-cell>
          <table:table-cell office:value-type="float" office:value="-78" calcext:value-type="float">
            <text:p>-78</text:p>
          </table:table-cell>
          <table:table-cell office:value-type="float" office:value="-18.3792" calcext:value-type="float">
            <text:p>-18.379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8" calcext:value-type="float">
            <text:p>-8</text:p>
          </table:table-cell>
          <table:table-cell office:value-type="float" office:value="-82" calcext:value-type="float">
            <text:p>-82</text:p>
          </table:table-cell>
          <table:table-cell office:value-type="float" office:value="-18.0316" calcext:value-type="float">
            <text:p>-18.0316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8" calcext:value-type="float">
            <text:p>-8</text:p>
          </table:table-cell>
          <table:table-cell office:value-type="float" office:value="-71" calcext:value-type="float">
            <text:p>-71</text:p>
          </table:table-cell>
          <table:table-cell office:value-type="float" office:value="-17.8556" calcext:value-type="float">
            <text:p>-17.8556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8" calcext:value-type="float">
            <text:p>-8</text:p>
          </table:table-cell>
          <table:table-cell office:value-type="float" office:value="-70" calcext:value-type="float">
            <text:p>-70</text:p>
          </table:table-cell>
          <table:table-cell office:value-type="float" office:value="-17.228" calcext:value-type="float">
            <text:p>-17.228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8" calcext:value-type="float">
            <text:p>-8</text:p>
          </table:table-cell>
          <table:table-cell office:value-type="float" office:value="-62" calcext:value-type="float">
            <text:p>-62</text:p>
          </table:table-cell>
          <table:table-cell office:value-type="float" office:value="-16.8172" calcext:value-type="float">
            <text:p>-16.8172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8" calcext:value-type="float">
            <text:p>-8</text:p>
          </table:table-cell>
          <table:table-cell office:value-type="float" office:value="-77" calcext:value-type="float">
            <text:p>-77</text:p>
          </table:table-cell>
          <table:table-cell office:value-type="float" office:value="-16.3584" calcext:value-type="float">
            <text:p>-16.3584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8" calcext:value-type="float">
            <text:p>-8</text:p>
          </table:table-cell>
          <table:table-cell office:value-type="float" office:value="-72" calcext:value-type="float">
            <text:p>-72</text:p>
          </table:table-cell>
          <table:table-cell office:value-type="float" office:value="-16.2912" calcext:value-type="float">
            <text:p>-16.2912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8" calcext:value-type="float">
            <text:p>-8</text:p>
          </table:table-cell>
          <table:table-cell office:value-type="float" office:value="-68" calcext:value-type="float">
            <text:p>-68</text:p>
          </table:table-cell>
          <table:table-cell office:value-type="float" office:value="-15.8848" calcext:value-type="float">
            <text:p>-15.8848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8" calcext:value-type="float">
            <text:p>-8</text:p>
          </table:table-cell>
          <table:table-cell office:value-type="float" office:value="-77" calcext:value-type="float">
            <text:p>-77</text:p>
          </table:table-cell>
          <table:table-cell office:value-type="float" office:value="-15.6636" calcext:value-type="float">
            <text:p>-15.6636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8" calcext:value-type="float">
            <text:p>-8</text:p>
          </table:table-cell>
          <table:table-cell office:value-type="float" office:value="-87" calcext:value-type="float">
            <text:p>-87</text:p>
          </table:table-cell>
          <table:table-cell office:value-type="float" office:value="-15.702" calcext:value-type="float">
            <text:p>-15.702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8" calcext:value-type="float">
            <text:p>-8</text:p>
          </table:table-cell>
          <table:table-cell office:value-type="float" office:value="-85" calcext:value-type="float">
            <text:p>-85</text:p>
          </table:table-cell>
          <table:table-cell office:value-type="float" office:value="-15.6968" calcext:value-type="float">
            <text:p>-15.6968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7" calcext:value-type="float">
            <text:p>-7</text:p>
          </table:table-cell>
          <table:table-cell office:value-type="float" office:value="-75" calcext:value-type="float">
            <text:p>-75</text:p>
          </table:table-cell>
          <table:table-cell office:value-type="float" office:value="-15.514" calcext:value-type="float">
            <text:p>-15.514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7" calcext:value-type="float">
            <text:p>-7</text:p>
          </table:table-cell>
          <table:table-cell office:value-type="float" office:value="-75" calcext:value-type="float">
            <text:p>-75</text:p>
          </table:table-cell>
          <table:table-cell office:value-type="float" office:value="-15.42" calcext:value-type="float">
            <text:p>-15.42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7" calcext:value-type="float">
            <text:p>-7</text:p>
          </table:table-cell>
          <table:table-cell office:value-type="float" office:value="-72" calcext:value-type="float">
            <text:p>-72</text:p>
          </table:table-cell>
          <table:table-cell office:value-type="float" office:value="-15.3072" calcext:value-type="float">
            <text:p>-15.3072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7" calcext:value-type="float">
            <text:p>-7</text:p>
          </table:table-cell>
          <table:table-cell office:value-type="float" office:value="-65" calcext:value-type="float">
            <text:p>-65</text:p>
          </table:table-cell>
          <table:table-cell office:value-type="float" office:value="-14.9764" calcext:value-type="float">
            <text:p>-14.9764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7" calcext:value-type="float">
            <text:p>-7</text:p>
          </table:table-cell>
          <table:table-cell office:value-type="float" office:value="-70" calcext:value-type="float">
            <text:p>-70</text:p>
          </table:table-cell>
          <table:table-cell office:value-type="float" office:value="-14.4044" calcext:value-type="float">
            <text:p>-14.4044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7" calcext:value-type="float">
            <text:p>-7</text:p>
          </table:table-cell>
          <table:table-cell office:value-type="float" office:value="-62" calcext:value-type="float">
            <text:p>-62</text:p>
          </table:table-cell>
          <table:table-cell office:value-type="float" office:value="-14.1372" calcext:value-type="float">
            <text:p>-14.1372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7" calcext:value-type="float">
            <text:p>-7</text:p>
          </table:table-cell>
          <table:table-cell office:value-type="float" office:value="-64" calcext:value-type="float">
            <text:p>-64</text:p>
          </table:table-cell>
          <table:table-cell office:value-type="float" office:value="-14.0676" calcext:value-type="float">
            <text:p>-14.0676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7" calcext:value-type="float">
            <text:p>-7</text:p>
          </table:table-cell>
          <table:table-cell office:value-type="float" office:value="-73" calcext:value-type="float">
            <text:p>-73</text:p>
          </table:table-cell>
          <table:table-cell office:value-type="float" office:value="-14.0528" calcext:value-type="float">
            <text:p>-14.0528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7" calcext:value-type="float">
            <text:p>-7</text:p>
          </table:table-cell>
          <table:table-cell office:value-type="float" office:value="-94" calcext:value-type="float">
            <text:p>-94</text:p>
          </table:table-cell>
          <table:table-cell office:value-type="float" office:value="-14.0328" calcext:value-type="float">
            <text:p>-14.0328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7" calcext:value-type="float">
            <text:p>-7</text:p>
          </table:table-cell>
          <table:table-cell office:value-type="float" office:value="-65" calcext:value-type="float">
            <text:p>-65</text:p>
          </table:table-cell>
          <table:table-cell office:value-type="float" office:value="-14.0096" calcext:value-type="float">
            <text:p>-14.0096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7" calcext:value-type="float">
            <text:p>-7</text:p>
          </table:table-cell>
          <table:table-cell office:value-type="float" office:value="-61" calcext:value-type="float">
            <text:p>-61</text:p>
          </table:table-cell>
          <table:table-cell office:value-type="float" office:value="-13.7408" calcext:value-type="float">
            <text:p>-13.7408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7" calcext:value-type="float">
            <text:p>-7</text:p>
          </table:table-cell>
          <table:table-cell office:value-type="float" office:value="-74" calcext:value-type="float">
            <text:p>-74</text:p>
          </table:table-cell>
          <table:table-cell office:value-type="float" office:value="-13.4124" calcext:value-type="float">
            <text:p>-13.4124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7" calcext:value-type="float">
            <text:p>-7</text:p>
          </table:table-cell>
          <table:table-cell office:value-type="float" office:value="-69" calcext:value-type="float">
            <text:p>-69</text:p>
          </table:table-cell>
          <table:table-cell office:value-type="float" office:value="-13.5056" calcext:value-type="float">
            <text:p>-13.5056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7" calcext:value-type="float">
            <text:p>-7</text:p>
          </table:table-cell>
          <table:table-cell office:value-type="float" office:value="-77" calcext:value-type="float">
            <text:p>-77</text:p>
          </table:table-cell>
          <table:table-cell office:value-type="float" office:value="-13.7036" calcext:value-type="float">
            <text:p>-13.7036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7" calcext:value-type="float">
            <text:p>-7</text:p>
          </table:table-cell>
          <table:table-cell office:value-type="float" office:value="-82" calcext:value-type="float">
            <text:p>-82</text:p>
          </table:table-cell>
          <table:table-cell office:value-type="float" office:value="-13.8048" calcext:value-type="float">
            <text:p>-13.8048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7" calcext:value-type="float">
            <text:p>-7</text:p>
          </table:table-cell>
          <table:table-cell office:value-type="float" office:value="-68" calcext:value-type="float">
            <text:p>-68</text:p>
          </table:table-cell>
          <table:table-cell office:value-type="float" office:value="-13.6384" calcext:value-type="float">
            <text:p>-13.6384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7" calcext:value-type="float">
            <text:p>-7</text:p>
          </table:table-cell>
          <table:table-cell office:value-type="float" office:value="-73" calcext:value-type="float">
            <text:p>-73</text:p>
          </table:table-cell>
          <table:table-cell office:value-type="float" office:value="-13.1828" calcext:value-type="float">
            <text:p>-13.1828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7" calcext:value-type="float">
            <text:p>-7</text:p>
          </table:table-cell>
          <table:table-cell office:value-type="float" office:value="-73" calcext:value-type="float">
            <text:p>-73</text:p>
          </table:table-cell>
          <table:table-cell office:value-type="float" office:value="-13.1804" calcext:value-type="float">
            <text:p>-13.1804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office:value-type="float" office:value="-77" calcext:value-type="float">
            <text:p>-77</text:p>
          </table:table-cell>
          <table:table-cell office:value-type="float" office:value="-13.3216" calcext:value-type="float">
            <text:p>-13.3216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7" calcext:value-type="float">
            <text:p>-7</text:p>
          </table:table-cell>
          <table:table-cell office:value-type="float" office:value="-65" calcext:value-type="float">
            <text:p>-65</text:p>
          </table:table-cell>
          <table:table-cell office:value-type="float" office:value="-13.2732" calcext:value-type="float">
            <text:p>-13.2732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7" calcext:value-type="float">
            <text:p>-7</text:p>
          </table:table-cell>
          <table:table-cell office:value-type="float" office:value="-58" calcext:value-type="float">
            <text:p>-58</text:p>
          </table:table-cell>
          <table:table-cell office:value-type="float" office:value="-12.9716" calcext:value-type="float">
            <text:p>-12.9716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7" calcext:value-type="float">
            <text:p>-7</text:p>
          </table:table-cell>
          <table:table-cell office:value-type="float" office:value="-61" calcext:value-type="float">
            <text:p>-61</text:p>
          </table:table-cell>
          <table:table-cell office:value-type="float" office:value="-12.568" calcext:value-type="float">
            <text:p>-12.568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7" calcext:value-type="float">
            <text:p>-7</text:p>
          </table:table-cell>
          <table:table-cell office:value-type="float" office:value="-60" calcext:value-type="float">
            <text:p>-60</text:p>
          </table:table-cell>
          <table:table-cell office:value-type="float" office:value="-12.5696" calcext:value-type="float">
            <text:p>-12.5696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7" calcext:value-type="float">
            <text:p>-7</text:p>
          </table:table-cell>
          <table:table-cell office:value-type="float" office:value="-66" calcext:value-type="float">
            <text:p>-66</text:p>
          </table:table-cell>
          <table:table-cell office:value-type="float" office:value="-12.5332" calcext:value-type="float">
            <text:p>-12.5332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7" calcext:value-type="float">
            <text:p>-7</text:p>
          </table:table-cell>
          <table:table-cell office:value-type="float" office:value="-66" calcext:value-type="float">
            <text:p>-66</text:p>
          </table:table-cell>
          <table:table-cell office:value-type="float" office:value="-12.56" calcext:value-type="float">
            <text:p>-12.56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6" calcext:value-type="float">
            <text:p>-6</text:p>
          </table:table-cell>
          <table:table-cell office:value-type="float" office:value="-66" calcext:value-type="float">
            <text:p>-66</text:p>
          </table:table-cell>
          <table:table-cell office:value-type="float" office:value="-12.59" calcext:value-type="float">
            <text:p>-12.59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6" calcext:value-type="float">
            <text:p>-6</text:p>
          </table:table-cell>
          <table:table-cell office:value-type="float" office:value="-68" calcext:value-type="float">
            <text:p>-68</text:p>
          </table:table-cell>
          <table:table-cell office:value-type="float" office:value="-12.754" calcext:value-type="float">
            <text:p>-12.754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6" calcext:value-type="float">
            <text:p>-6</text:p>
          </table:table-cell>
          <table:table-cell office:value-type="float" office:value="-63" calcext:value-type="float">
            <text:p>-63</text:p>
          </table:table-cell>
          <table:table-cell office:value-type="float" office:value="-12.5236" calcext:value-type="float">
            <text:p>-12.5236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6" calcext:value-type="float">
            <text:p>-6</text:p>
          </table:table-cell>
          <table:table-cell office:value-type="float" office:value="-66" calcext:value-type="float">
            <text:p>-66</text:p>
          </table:table-cell>
          <table:table-cell office:value-type="float" office:value="-12.454" calcext:value-type="float">
            <text:p>-12.454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6" calcext:value-type="float">
            <text:p>-6</text:p>
          </table:table-cell>
          <table:table-cell office:value-type="float" office:value="-75" calcext:value-type="float">
            <text:p>-75</text:p>
          </table:table-cell>
          <table:table-cell office:value-type="float" office:value="-12.5488" calcext:value-type="float">
            <text:p>-12.5488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6" calcext:value-type="float">
            <text:p>-6</text:p>
          </table:table-cell>
          <table:table-cell office:value-type="float" office:value="-63" calcext:value-type="float">
            <text:p>-63</text:p>
          </table:table-cell>
          <table:table-cell office:value-type="float" office:value="-12.63" calcext:value-type="float">
            <text:p>-12.63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6" calcext:value-type="float">
            <text:p>-6</text:p>
          </table:table-cell>
          <table:table-cell office:value-type="float" office:value="-75" calcext:value-type="float">
            <text:p>-75</text:p>
          </table:table-cell>
          <table:table-cell office:value-type="float" office:value="-12.3972" calcext:value-type="float">
            <text:p>-12.3972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6" calcext:value-type="float">
            <text:p>-6</text:p>
          </table:table-cell>
          <table:table-cell office:value-type="float" office:value="-75" calcext:value-type="float">
            <text:p>-75</text:p>
          </table:table-cell>
          <table:table-cell office:value-type="float" office:value="-12.324" calcext:value-type="float">
            <text:p>-12.324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6" calcext:value-type="float">
            <text:p>-6</text:p>
          </table:table-cell>
          <table:table-cell office:value-type="float" office:value="-64" calcext:value-type="float">
            <text:p>-64</text:p>
          </table:table-cell>
          <table:table-cell office:value-type="float" office:value="-12.3612" calcext:value-type="float">
            <text:p>-12.3612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6" calcext:value-type="float">
            <text:p>-6</text:p>
          </table:table-cell>
          <table:table-cell office:value-type="float" office:value="-65" calcext:value-type="float">
            <text:p>-65</text:p>
          </table:table-cell>
          <table:table-cell office:value-type="float" office:value="-12.3456" calcext:value-type="float">
            <text:p>-12.3456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6" calcext:value-type="float">
            <text:p>-6</text:p>
          </table:table-cell>
          <table:table-cell office:value-type="float" office:value="-63" calcext:value-type="float">
            <text:p>-63</text:p>
          </table:table-cell>
          <table:table-cell office:value-type="float" office:value="-12.2964" calcext:value-type="float">
            <text:p>-12.2964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6" calcext:value-type="float">
            <text:p>-6</text:p>
          </table:table-cell>
          <table:table-cell office:value-type="float" office:value="-78" calcext:value-type="float">
            <text:p>-78</text:p>
          </table:table-cell>
          <table:table-cell office:value-type="float" office:value="-12.1644" calcext:value-type="float">
            <text:p>-12.1644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6" calcext:value-type="float">
            <text:p>-6</text:p>
          </table:table-cell>
          <table:table-cell office:value-type="float" office:value="-61" calcext:value-type="float">
            <text:p>-61</text:p>
          </table:table-cell>
          <table:table-cell office:value-type="float" office:value="-12.3868" calcext:value-type="float">
            <text:p>-12.3868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6" calcext:value-type="float">
            <text:p>-6</text:p>
          </table:table-cell>
          <table:table-cell office:value-type="float" office:value="-77" calcext:value-type="float">
            <text:p>-77</text:p>
          </table:table-cell>
          <table:table-cell office:value-type="float" office:value="-12.2512" calcext:value-type="float">
            <text:p>-12.2512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6" calcext:value-type="float">
            <text:p>-6</text:p>
          </table:table-cell>
          <table:table-cell office:value-type="float" office:value="-65" calcext:value-type="float">
            <text:p>-65</text:p>
          </table:table-cell>
          <table:table-cell office:value-type="float" office:value="-12.4592" calcext:value-type="float">
            <text:p>-12.4592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6" calcext:value-type="float">
            <text:p>-6</text:p>
          </table:table-cell>
          <table:table-cell office:value-type="float" office:value="-66" calcext:value-type="float">
            <text:p>-66</text:p>
          </table:table-cell>
          <table:table-cell office:value-type="float" office:value="-12.2932" calcext:value-type="float">
            <text:p>-12.2932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-74" calcext:value-type="float">
            <text:p>-74</text:p>
          </table:table-cell>
          <table:table-cell office:value-type="float" office:value="-12.1768" calcext:value-type="float">
            <text:p>-12.1768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6" calcext:value-type="float">
            <text:p>-6</text:p>
          </table:table-cell>
          <table:table-cell office:value-type="float" office:value="-70" calcext:value-type="float">
            <text:p>-70</text:p>
          </table:table-cell>
          <table:table-cell office:value-type="float" office:value="-12.1872" calcext:value-type="float">
            <text:p>-12.1872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6" calcext:value-type="float">
            <text:p>-6</text:p>
          </table:table-cell>
          <table:table-cell office:value-type="float" office:value="-61" calcext:value-type="float">
            <text:p>-61</text:p>
          </table:table-cell>
          <table:table-cell office:value-type="float" office:value="-11.8112" calcext:value-type="float">
            <text:p>-11.8112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6" calcext:value-type="float">
            <text:p>-6</text:p>
          </table:table-cell>
          <table:table-cell office:value-type="float" office:value="-65" calcext:value-type="float">
            <text:p>-65</text:p>
          </table:table-cell>
          <table:table-cell office:value-type="float" office:value="-11.4108" calcext:value-type="float">
            <text:p>-11.4108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" calcext:value-type="float">
            <text:p>-6</text:p>
          </table:table-cell>
          <table:table-cell office:value-type="float" office:value="-60" calcext:value-type="float">
            <text:p>-60</text:p>
          </table:table-cell>
          <table:table-cell office:value-type="float" office:value="-11.3788" calcext:value-type="float">
            <text:p>-11.3788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6" calcext:value-type="float">
            <text:p>-6</text:p>
          </table:table-cell>
          <table:table-cell office:value-type="float" office:value="-59" calcext:value-type="float">
            <text:p>-59</text:p>
          </table:table-cell>
          <table:table-cell office:value-type="float" office:value="-11.226" calcext:value-type="float">
            <text:p>-11.226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6" calcext:value-type="float">
            <text:p>-6</text:p>
          </table:table-cell>
          <table:table-cell office:value-type="float" office:value="-63" calcext:value-type="float">
            <text:p>-63</text:p>
          </table:table-cell>
          <table:table-cell office:value-type="float" office:value="-11.1884" calcext:value-type="float">
            <text:p>-11.1884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6" calcext:value-type="float">
            <text:p>-6</text:p>
          </table:table-cell>
          <table:table-cell office:value-type="float" office:value="-67" calcext:value-type="float">
            <text:p>-67</text:p>
          </table:table-cell>
          <table:table-cell office:value-type="float" office:value="-11.4432" calcext:value-type="float">
            <text:p>-11.4432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6" calcext:value-type="float">
            <text:p>-6</text:p>
          </table:table-cell>
          <table:table-cell office:value-type="float" office:value="-57" calcext:value-type="float">
            <text:p>-57</text:p>
          </table:table-cell>
          <table:table-cell office:value-type="float" office:value="-11.4632" calcext:value-type="float">
            <text:p>-11.4632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6" calcext:value-type="float">
            <text:p>-6</text:p>
          </table:table-cell>
          <table:table-cell office:value-type="float" office:value="-59" calcext:value-type="float">
            <text:p>-59</text:p>
          </table:table-cell>
          <table:table-cell office:value-type="float" office:value="-11.2896" calcext:value-type="float">
            <text:p>-11.2896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6" calcext:value-type="float">
            <text:p>-6</text:p>
          </table:table-cell>
          <table:table-cell office:value-type="float" office:value="-67" calcext:value-type="float">
            <text:p>-67</text:p>
          </table:table-cell>
          <table:table-cell office:value-type="float" office:value="-11.2492" calcext:value-type="float">
            <text:p>-11.2492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6" calcext:value-type="float">
            <text:p>-6</text:p>
          </table:table-cell>
          <table:table-cell office:value-type="float" office:value="-77" calcext:value-type="float">
            <text:p>-77</text:p>
          </table:table-cell>
          <table:table-cell office:value-type="float" office:value="-11.3696" calcext:value-type="float">
            <text:p>-11.3696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" calcext:value-type="float">
            <text:p>-6</text:p>
          </table:table-cell>
          <table:table-cell office:value-type="float" office:value="-63" calcext:value-type="float">
            <text:p>-63</text:p>
          </table:table-cell>
          <table:table-cell office:value-type="float" office:value="-11.5532" calcext:value-type="float">
            <text:p>-11.5532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" calcext:value-type="float">
            <text:p>-6</text:p>
          </table:table-cell>
          <table:table-cell office:value-type="float" office:value="-55" calcext:value-type="float">
            <text:p>-55</text:p>
          </table:table-cell>
          <table:table-cell office:value-type="float" office:value="-11.182" calcext:value-type="float">
            <text:p>-11.182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6" calcext:value-type="float">
            <text:p>-6</text:p>
          </table:table-cell>
          <table:table-cell office:value-type="float" office:value="-54" calcext:value-type="float">
            <text:p>-54</text:p>
          </table:table-cell>
          <table:table-cell office:value-type="float" office:value="-10.9748" calcext:value-type="float">
            <text:p>-10.9748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6" calcext:value-type="float">
            <text:p>-6</text:p>
          </table:table-cell>
          <table:table-cell office:value-type="float" office:value="-63" calcext:value-type="float">
            <text:p>-63</text:p>
          </table:table-cell>
          <table:table-cell office:value-type="float" office:value="-11.0328" calcext:value-type="float">
            <text:p>-11.0328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6" calcext:value-type="float">
            <text:p>-6</text:p>
          </table:table-cell>
          <table:table-cell office:value-type="float" office:value="-57" calcext:value-type="float">
            <text:p>-57</text:p>
          </table:table-cell>
          <table:table-cell office:value-type="float" office:value="-11.142" calcext:value-type="float">
            <text:p>-11.142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6" calcext:value-type="float">
            <text:p>-6</text:p>
          </table:table-cell>
          <table:table-cell office:value-type="float" office:value="-71" calcext:value-type="float">
            <text:p>-71</text:p>
          </table:table-cell>
          <table:table-cell office:value-type="float" office:value="-11.0468" calcext:value-type="float">
            <text:p>-11.0468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" calcext:value-type="float">
            <text:p>-6</text:p>
          </table:table-cell>
          <table:table-cell office:value-type="float" office:value="-53" calcext:value-type="float">
            <text:p>-53</text:p>
          </table:table-cell>
          <table:table-cell office:value-type="float" office:value="-11.3364" calcext:value-type="float">
            <text:p>-11.3364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6" calcext:value-type="float">
            <text:p>-6</text:p>
          </table:table-cell>
          <table:table-cell office:value-type="float" office:value="-54" calcext:value-type="float">
            <text:p>-54</text:p>
          </table:table-cell>
          <table:table-cell office:value-type="float" office:value="-10.948" calcext:value-type="float">
            <text:p>-10.948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" calcext:value-type="float">
            <text:p>-6</text:p>
          </table:table-cell>
          <table:table-cell office:value-type="float" office:value="-61" calcext:value-type="float">
            <text:p>-61</text:p>
          </table:table-cell>
          <table:table-cell office:value-type="float" office:value="-10.9756" calcext:value-type="float">
            <text:p>-10.9756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6" calcext:value-type="float">
            <text:p>-6</text:p>
          </table:table-cell>
          <table:table-cell office:value-type="float" office:value="-62" calcext:value-type="float">
            <text:p>-62</text:p>
          </table:table-cell>
          <table:table-cell office:value-type="float" office:value="-11.0424" calcext:value-type="float">
            <text:p>-11.0424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6" calcext:value-type="float">
            <text:p>-6</text:p>
          </table:table-cell>
          <table:table-cell office:value-type="float" office:value="-59" calcext:value-type="float">
            <text:p>-59</text:p>
          </table:table-cell>
          <table:table-cell office:value-type="float" office:value="-11.07" calcext:value-type="float">
            <text:p>-11.07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6" calcext:value-type="float">
            <text:p>-6</text:p>
          </table:table-cell>
          <table:table-cell office:value-type="float" office:value="-64" calcext:value-type="float">
            <text:p>-64</text:p>
          </table:table-cell>
          <table:table-cell office:value-type="float" office:value="-11.0104" calcext:value-type="float">
            <text:p>-11.0104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6" calcext:value-type="float">
            <text:p>-6</text:p>
          </table:table-cell>
          <table:table-cell office:value-type="float" office:value="-60" calcext:value-type="float">
            <text:p>-60</text:p>
          </table:table-cell>
          <table:table-cell office:value-type="float" office:value="-10.9544" calcext:value-type="float">
            <text:p>-10.9544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6" calcext:value-type="float">
            <text:p>-6</text:p>
          </table:table-cell>
          <table:table-cell office:value-type="float" office:value="-61" calcext:value-type="float">
            <text:p>-61</text:p>
          </table:table-cell>
          <table:table-cell office:value-type="float" office:value="-10.9788" calcext:value-type="float">
            <text:p>-10.9788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6" calcext:value-type="float">
            <text:p>-6</text:p>
          </table:table-cell>
          <table:table-cell office:value-type="float" office:value="-81" calcext:value-type="float">
            <text:p>-81</text:p>
          </table:table-cell>
          <table:table-cell office:value-type="float" office:value="-11.0992" calcext:value-type="float">
            <text:p>-11.0992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6" calcext:value-type="float">
            <text:p>-6</text:p>
          </table:table-cell>
          <table:table-cell office:value-type="float" office:value="-78" calcext:value-type="float">
            <text:p>-78</text:p>
          </table:table-cell>
          <table:table-cell office:value-type="float" office:value="-11.262" calcext:value-type="float">
            <text:p>-11.262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6" calcext:value-type="float">
            <text:p>-6</text:p>
          </table:table-cell>
          <table:table-cell office:value-type="float" office:value="-70" calcext:value-type="float">
            <text:p>-70</text:p>
          </table:table-cell>
          <table:table-cell office:value-type="float" office:value="-11.342" calcext:value-type="float">
            <text:p>-11.342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6" calcext:value-type="float">
            <text:p>-6</text:p>
          </table:table-cell>
          <table:table-cell office:value-type="float" office:value="-77" calcext:value-type="float">
            <text:p>-77</text:p>
          </table:table-cell>
          <table:table-cell office:value-type="float" office:value="-11.3116" calcext:value-type="float">
            <text:p>-11.3116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6" calcext:value-type="float">
            <text:p>-6</text:p>
          </table:table-cell>
          <table:table-cell office:value-type="float" office:value="-67" calcext:value-type="float">
            <text:p>-67</text:p>
          </table:table-cell>
          <table:table-cell office:value-type="float" office:value="-11.4252" calcext:value-type="float">
            <text:p>-11.4252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6" calcext:value-type="float">
            <text:p>-6</text:p>
          </table:table-cell>
          <table:table-cell office:value-type="float" office:value="-73" calcext:value-type="float">
            <text:p>-73</text:p>
          </table:table-cell>
          <table:table-cell office:value-type="float" office:value="-11.486" calcext:value-type="float">
            <text:p>-11.486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6" calcext:value-type="float">
            <text:p>-6</text:p>
          </table:table-cell>
          <table:table-cell office:value-type="float" office:value="-59" calcext:value-type="float">
            <text:p>-59</text:p>
          </table:table-cell>
          <table:table-cell office:value-type="float" office:value="-11.5144" calcext:value-type="float">
            <text:p>-11.5144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6" calcext:value-type="float">
            <text:p>-6</text:p>
          </table:table-cell>
          <table:table-cell office:value-type="float" office:value="-74" calcext:value-type="float">
            <text:p>-74</text:p>
          </table:table-cell>
          <table:table-cell office:value-type="float" office:value="-11.2508" calcext:value-type="float">
            <text:p>-11.2508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6" calcext:value-type="float">
            <text:p>-6</text:p>
          </table:table-cell>
          <table:table-cell office:value-type="float" office:value="-87" calcext:value-type="float">
            <text:p>-87</text:p>
          </table:table-cell>
          <table:table-cell office:value-type="float" office:value="-11.1344" calcext:value-type="float">
            <text:p>-11.1344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6" calcext:value-type="float">
            <text:p>-6</text:p>
          </table:table-cell>
          <table:table-cell office:value-type="float" office:value="-61" calcext:value-type="float">
            <text:p>-61</text:p>
          </table:table-cell>
          <table:table-cell office:value-type="float" office:value="-11.4168" calcext:value-type="float">
            <text:p>-11.4168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6" calcext:value-type="float">
            <text:p>-6</text:p>
          </table:table-cell>
          <table:table-cell office:value-type="float" office:value="-65" calcext:value-type="float">
            <text:p>-65</text:p>
          </table:table-cell>
          <table:table-cell office:value-type="float" office:value="-11.1336" calcext:value-type="float">
            <text:p>-11.1336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6" calcext:value-type="float">
            <text:p>-6</text:p>
          </table:table-cell>
          <table:table-cell office:value-type="float" office:value="-71" calcext:value-type="float">
            <text:p>-71</text:p>
          </table:table-cell>
          <table:table-cell office:value-type="float" office:value="-11.234" calcext:value-type="float">
            <text:p>-11.234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6" calcext:value-type="float">
            <text:p>-6</text:p>
          </table:table-cell>
          <table:table-cell office:value-type="float" office:value="-65" calcext:value-type="float">
            <text:p>-65</text:p>
          </table:table-cell>
          <table:table-cell office:value-type="float" office:value="-11.1692" calcext:value-type="float">
            <text:p>-11.1692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6" calcext:value-type="float">
            <text:p>-6</text:p>
          </table:table-cell>
          <table:table-cell office:value-type="float" office:value="-69" calcext:value-type="float">
            <text:p>-69</text:p>
          </table:table-cell>
          <table:table-cell office:value-type="float" office:value="-11.1044" calcext:value-type="float">
            <text:p>-11.1044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6" calcext:value-type="float">
            <text:p>-6</text:p>
          </table:table-cell>
          <table:table-cell office:value-type="float" office:value="-70" calcext:value-type="float">
            <text:p>-70</text:p>
          </table:table-cell>
          <table:table-cell office:value-type="float" office:value="-11.0948" calcext:value-type="float">
            <text:p>-11.0948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6" calcext:value-type="float">
            <text:p>-6</text:p>
          </table:table-cell>
          <table:table-cell office:value-type="float" office:value="-79" calcext:value-type="float">
            <text:p>-79</text:p>
          </table:table-cell>
          <table:table-cell office:value-type="float" office:value="-11.1" calcext:value-type="float">
            <text:p>-11.1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6" calcext:value-type="float">
            <text:p>-6</text:p>
          </table:table-cell>
          <table:table-cell office:value-type="float" office:value="-78" calcext:value-type="float">
            <text:p>-78</text:p>
          </table:table-cell>
          <table:table-cell office:value-type="float" office:value="-11.2712" calcext:value-type="float">
            <text:p>-11.2712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5" calcext:value-type="float">
            <text:p>-5</text:p>
          </table:table-cell>
          <table:table-cell office:value-type="float" office:value="-70" calcext:value-type="float">
            <text:p>-70</text:p>
          </table:table-cell>
          <table:table-cell office:value-type="float" office:value="-11.2704" calcext:value-type="float">
            <text:p>-11.2704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5" calcext:value-type="float">
            <text:p>-5</text:p>
          </table:table-cell>
          <table:table-cell office:value-type="float" office:value="-67" calcext:value-type="float">
            <text:p>-67</text:p>
          </table:table-cell>
          <table:table-cell office:value-type="float" office:value="-11.0288" calcext:value-type="float">
            <text:p>-11.0288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5" calcext:value-type="float">
            <text:p>-5</text:p>
          </table:table-cell>
          <table:table-cell office:value-type="float" office:value="-56" calcext:value-type="float">
            <text:p>-56</text:p>
          </table:table-cell>
          <table:table-cell office:value-type="float" office:value="-11.0924" calcext:value-type="float">
            <text:p>-11.0924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5" calcext:value-type="float">
            <text:p>-5</text:p>
          </table:table-cell>
          <table:table-cell office:value-type="float" office:value="-56" calcext:value-type="float">
            <text:p>-56</text:p>
          </table:table-cell>
          <table:table-cell office:value-type="float" office:value="-10.6428" calcext:value-type="float">
            <text:p>-10.6428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5" calcext:value-type="float">
            <text:p>-5</text:p>
          </table:table-cell>
          <table:table-cell office:value-type="float" office:value="-58" calcext:value-type="float">
            <text:p>-58</text:p>
          </table:table-cell>
          <table:table-cell office:value-type="float" office:value="-10.8368" calcext:value-type="float">
            <text:p>-10.8368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5" calcext:value-type="float">
            <text:p>-5</text:p>
          </table:table-cell>
          <table:table-cell office:value-type="float" office:value="-65" calcext:value-type="float">
            <text:p>-65</text:p>
          </table:table-cell>
          <table:table-cell office:value-type="float" office:value="-10.876" calcext:value-type="float">
            <text:p>-10.876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5" calcext:value-type="float">
            <text:p>-5</text:p>
          </table:table-cell>
          <table:table-cell office:value-type="float" office:value="-69" calcext:value-type="float">
            <text:p>-69</text:p>
          </table:table-cell>
          <table:table-cell office:value-type="float" office:value="-10.9584" calcext:value-type="float">
            <text:p>-10.9584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5" calcext:value-type="float">
            <text:p>-5</text:p>
          </table:table-cell>
          <table:table-cell office:value-type="float" office:value="-81" calcext:value-type="float">
            <text:p>-81</text:p>
          </table:table-cell>
          <table:table-cell office:value-type="float" office:value="-11.0632" calcext:value-type="float">
            <text:p>-11.0632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5" calcext:value-type="float">
            <text:p>-5</text:p>
          </table:table-cell>
          <table:table-cell office:value-type="float" office:value="-71" calcext:value-type="float">
            <text:p>-71</text:p>
          </table:table-cell>
          <table:table-cell office:value-type="float" office:value="-11.1632" calcext:value-type="float">
            <text:p>-11.1632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5" calcext:value-type="float">
            <text:p>-5</text:p>
          </table:table-cell>
          <table:table-cell office:value-type="float" office:value="-83" calcext:value-type="float">
            <text:p>-83</text:p>
          </table:table-cell>
          <table:table-cell office:value-type="float" office:value="-10.994" calcext:value-type="float">
            <text:p>-10.994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5" calcext:value-type="float">
            <text:p>-5</text:p>
          </table:table-cell>
          <table:table-cell office:value-type="float" office:value="-83" calcext:value-type="float">
            <text:p>-83</text:p>
          </table:table-cell>
          <table:table-cell office:value-type="float" office:value="-11.1896" calcext:value-type="float">
            <text:p>-11.1896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5" calcext:value-type="float">
            <text:p>-5</text:p>
          </table:table-cell>
          <table:table-cell office:value-type="float" office:value="-65" calcext:value-type="float">
            <text:p>-65</text:p>
          </table:table-cell>
          <table:table-cell office:value-type="float" office:value="-11.3392" calcext:value-type="float">
            <text:p>-11.3392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5" calcext:value-type="float">
            <text:p>-5</text:p>
          </table:table-cell>
          <table:table-cell office:value-type="float" office:value="-68" calcext:value-type="float">
            <text:p>-68</text:p>
          </table:table-cell>
          <table:table-cell office:value-type="float" office:value="-10.9908" calcext:value-type="float">
            <text:p>-10.9908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float" office:value="-10.9348" calcext:value-type="float">
            <text:p>-10.9348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5" calcext:value-type="float">
            <text:p>-5</text:p>
          </table:table-cell>
          <table:table-cell office:value-type="float" office:value="-67" calcext:value-type="float">
            <text:p>-67</text:p>
          </table:table-cell>
          <table:table-cell office:value-type="float" office:value="-10.7096" calcext:value-type="float">
            <text:p>-10.7096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5" calcext:value-type="float">
            <text:p>-5</text:p>
          </table:table-cell>
          <table:table-cell office:value-type="float" office:value="-63" calcext:value-type="float">
            <text:p>-63</text:p>
          </table:table-cell>
          <table:table-cell office:value-type="float" office:value="-10.814" calcext:value-type="float">
            <text:p>-10.814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5" calcext:value-type="float">
            <text:p>-5</text:p>
          </table:table-cell>
          <table:table-cell office:value-type="float" office:value="-65" calcext:value-type="float">
            <text:p>-65</text:p>
          </table:table-cell>
          <table:table-cell office:value-type="float" office:value="-10.622" calcext:value-type="float">
            <text:p>-10.622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5" calcext:value-type="float">
            <text:p>-5</text:p>
          </table:table-cell>
          <table:table-cell office:value-type="float" office:value="-58" calcext:value-type="float">
            <text:p>-58</text:p>
          </table:table-cell>
          <table:table-cell office:value-type="float" office:value="-10.6044" calcext:value-type="float">
            <text:p>-10.6044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5" calcext:value-type="float">
            <text:p>-5</text:p>
          </table:table-cell>
          <table:table-cell office:value-type="float" office:value="-64" calcext:value-type="float">
            <text:p>-64</text:p>
          </table:table-cell>
          <table:table-cell office:value-type="float" office:value="-10.3868" calcext:value-type="float">
            <text:p>-10.3868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5" calcext:value-type="float">
            <text:p>-5</text:p>
          </table:table-cell>
          <table:table-cell office:value-type="float" office:value="-87" calcext:value-type="float">
            <text:p>-87</text:p>
          </table:table-cell>
          <table:table-cell office:value-type="float" office:value="-10.5804" calcext:value-type="float">
            <text:p>-10.5804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5" calcext:value-type="float">
            <text:p>-5</text:p>
          </table:table-cell>
          <table:table-cell office:value-type="float" office:value="-58" calcext:value-type="float">
            <text:p>-58</text:p>
          </table:table-cell>
          <table:table-cell office:value-type="float" office:value="-10.8816" calcext:value-type="float">
            <text:p>-10.8816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-86" calcext:value-type="float">
            <text:p>-86</text:p>
          </table:table-cell>
          <table:table-cell office:value-type="float" office:value="-10.546" calcext:value-type="float">
            <text:p>-10.546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5" calcext:value-type="float">
            <text:p>-5</text:p>
          </table:table-cell>
          <table:table-cell office:value-type="float" office:value="-86" calcext:value-type="float">
            <text:p>-86</text:p>
          </table:table-cell>
          <table:table-cell office:value-type="float" office:value="-10.8584" calcext:value-type="float">
            <text:p>-10.8584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5" calcext:value-type="float">
            <text:p>-5</text:p>
          </table:table-cell>
          <table:table-cell office:value-type="float" office:value="-79" calcext:value-type="float">
            <text:p>-79</text:p>
          </table:table-cell>
          <table:table-cell office:value-type="float" office:value="-11.0208" calcext:value-type="float">
            <text:p>-11.0208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5" calcext:value-type="float">
            <text:p>-5</text:p>
          </table:table-cell>
          <table:table-cell office:value-type="float" office:value="-72" calcext:value-type="float">
            <text:p>-72</text:p>
          </table:table-cell>
          <table:table-cell office:value-type="float" office:value="-11.0692" calcext:value-type="float">
            <text:p>-11.0692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5" calcext:value-type="float">
            <text:p>-5</text:p>
          </table:table-cell>
          <table:table-cell office:value-type="float" office:value="-84" calcext:value-type="float">
            <text:p>-84</text:p>
          </table:table-cell>
          <table:table-cell office:value-type="float" office:value="-10.8944" calcext:value-type="float">
            <text:p>-10.8944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5" calcext:value-type="float">
            <text:p>-5</text:p>
          </table:table-cell>
          <table:table-cell office:value-type="float" office:value="-67" calcext:value-type="float">
            <text:p>-67</text:p>
          </table:table-cell>
          <table:table-cell office:value-type="float" office:value="-11.0328" calcext:value-type="float">
            <text:p>-11.0328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5" calcext:value-type="float">
            <text:p>-5</text:p>
          </table:table-cell>
          <table:table-cell office:value-type="float" office:value="-64" calcext:value-type="float">
            <text:p>-64</text:p>
          </table:table-cell>
          <table:table-cell office:value-type="float" office:value="-11.0336" calcext:value-type="float">
            <text:p>-11.0336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5" calcext:value-type="float">
            <text:p>-5</text:p>
          </table:table-cell>
          <table:table-cell office:value-type="float" office:value="-74" calcext:value-type="float">
            <text:p>-74</text:p>
          </table:table-cell>
          <table:table-cell office:value-type="float" office:value="-10.9432" calcext:value-type="float">
            <text:p>-10.9432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5" calcext:value-type="float">
            <text:p>-5</text:p>
          </table:table-cell>
          <table:table-cell office:value-type="float" office:value="-90" calcext:value-type="float">
            <text:p>-90</text:p>
          </table:table-cell>
          <table:table-cell office:value-type="float" office:value="-10.852" calcext:value-type="float">
            <text:p>-10.852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5" calcext:value-type="float">
            <text:p>-5</text:p>
          </table:table-cell>
          <table:table-cell office:value-type="float" office:value="-82" calcext:value-type="float">
            <text:p>-82</text:p>
          </table:table-cell>
          <table:table-cell office:value-type="float" office:value="-10.8864" calcext:value-type="float">
            <text:p>-10.8864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5" calcext:value-type="float">
            <text:p>-5</text:p>
          </table:table-cell>
          <table:table-cell office:value-type="float" office:value="-66" calcext:value-type="float">
            <text:p>-66</text:p>
          </table:table-cell>
          <table:table-cell office:value-type="float" office:value="-10.9192" calcext:value-type="float">
            <text:p>-10.9192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5" calcext:value-type="float">
            <text:p>-5</text:p>
          </table:table-cell>
          <table:table-cell office:value-type="float" office:value="-90" calcext:value-type="float">
            <text:p>-90</text:p>
          </table:table-cell>
          <table:table-cell office:value-type="float" office:value="-10.714" calcext:value-type="float">
            <text:p>-10.714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5" calcext:value-type="float">
            <text:p>-5</text:p>
          </table:table-cell>
          <table:table-cell office:value-type="float" office:value="-61" calcext:value-type="float">
            <text:p>-61</text:p>
          </table:table-cell>
          <table:table-cell office:value-type="float" office:value="-10.8288" calcext:value-type="float">
            <text:p>-10.8288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5" calcext:value-type="float">
            <text:p>-5</text:p>
          </table:table-cell>
          <table:table-cell office:value-type="float" office:value="-76" calcext:value-type="float">
            <text:p>-76</text:p>
          </table:table-cell>
          <table:table-cell office:value-type="float" office:value="-10.6468" calcext:value-type="float">
            <text:p>-10.6468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5" calcext:value-type="float">
            <text:p>-5</text:p>
          </table:table-cell>
          <table:table-cell office:value-type="float" office:value="-63" calcext:value-type="float">
            <text:p>-63</text:p>
          </table:table-cell>
          <table:table-cell office:value-type="float" office:value="-10.782" calcext:value-type="float">
            <text:p>-10.782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5" calcext:value-type="float">
            <text:p>-5</text:p>
          </table:table-cell>
          <table:table-cell office:value-type="float" office:value="-58" calcext:value-type="float">
            <text:p>-58</text:p>
          </table:table-cell>
          <table:table-cell office:value-type="float" office:value="-10.6536" calcext:value-type="float">
            <text:p>-10.6536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5" calcext:value-type="float">
            <text:p>-5</text:p>
          </table:table-cell>
          <table:table-cell office:value-type="float" office:value="-71" calcext:value-type="float">
            <text:p>-71</text:p>
          </table:table-cell>
          <table:table-cell office:value-type="float" office:value="-10.5744" calcext:value-type="float">
            <text:p>-10.5744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5" calcext:value-type="float">
            <text:p>-5</text:p>
          </table:table-cell>
          <table:table-cell office:value-type="float" office:value="-91" calcext:value-type="float">
            <text:p>-91</text:p>
          </table:table-cell>
          <table:table-cell office:value-type="float" office:value="-10.6212" calcext:value-type="float">
            <text:p>-10.6212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5" calcext:value-type="float">
            <text:p>-5</text:p>
          </table:table-cell>
          <table:table-cell office:value-type="float" office:value="-87" calcext:value-type="float">
            <text:p>-87</text:p>
          </table:table-cell>
          <table:table-cell office:value-type="float" office:value="-10.804" calcext:value-type="float">
            <text:p>-10.804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5" calcext:value-type="float">
            <text:p>-5</text:p>
          </table:table-cell>
          <table:table-cell office:value-type="float" office:value="-88" calcext:value-type="float">
            <text:p>-88</text:p>
          </table:table-cell>
          <table:table-cell office:value-type="float" office:value="-10.9844" calcext:value-type="float">
            <text:p>-10.9844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5" calcext:value-type="float">
            <text:p>-5</text:p>
          </table:table-cell>
          <table:table-cell office:value-type="float" office:value="-79" calcext:value-type="float">
            <text:p>-79</text:p>
          </table:table-cell>
          <table:table-cell office:value-type="float" office:value="-10.9356" calcext:value-type="float">
            <text:p>-10.9356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5" calcext:value-type="float">
            <text:p>-5</text:p>
          </table:table-cell>
          <table:table-cell office:value-type="float" office:value="-81" calcext:value-type="float">
            <text:p>-81</text:p>
          </table:table-cell>
          <table:table-cell office:value-type="float" office:value="-11.0764" calcext:value-type="float">
            <text:p>-11.0764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5" calcext:value-type="float">
            <text:p>-5</text:p>
          </table:table-cell>
          <table:table-cell office:value-type="float" office:value="-75" calcext:value-type="float">
            <text:p>-75</text:p>
          </table:table-cell>
          <table:table-cell office:value-type="float" office:value="-11.242" calcext:value-type="float">
            <text:p>-11.242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5" calcext:value-type="float">
            <text:p>-5</text:p>
          </table:table-cell>
          <table:table-cell office:value-type="float" office:value="-79" calcext:value-type="float">
            <text:p>-79</text:p>
          </table:table-cell>
          <table:table-cell office:value-type="float" office:value="-10.9444" calcext:value-type="float">
            <text:p>-10.9444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5" calcext:value-type="float">
            <text:p>-5</text:p>
          </table:table-cell>
          <table:table-cell office:value-type="float" office:value="-77" calcext:value-type="float">
            <text:p>-77</text:p>
          </table:table-cell>
          <table:table-cell office:value-type="float" office:value="-10.9228" calcext:value-type="float">
            <text:p>-10.9228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5" calcext:value-type="float">
            <text:p>-5</text:p>
          </table:table-cell>
          <table:table-cell office:value-type="float" office:value="-88" calcext:value-type="float">
            <text:p>-88</text:p>
          </table:table-cell>
          <table:table-cell office:value-type="float" office:value="-11.012" calcext:value-type="float">
            <text:p>-11.012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5" calcext:value-type="float">
            <text:p>-5</text:p>
          </table:table-cell>
          <table:table-cell office:value-type="float" office:value="-82" calcext:value-type="float">
            <text:p>-82</text:p>
          </table:table-cell>
          <table:table-cell office:value-type="float" office:value="-11.1052" calcext:value-type="float">
            <text:p>-11.1052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5" calcext:value-type="float">
            <text:p>-5</text:p>
          </table:table-cell>
          <table:table-cell office:value-type="float" office:value="-61" calcext:value-type="float">
            <text:p>-61</text:p>
          </table:table-cell>
          <table:table-cell office:value-type="float" office:value="-10.992" calcext:value-type="float">
            <text:p>-10.992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5" calcext:value-type="float">
            <text:p>-5</text:p>
          </table:table-cell>
          <table:table-cell office:value-type="float" office:value="-73" calcext:value-type="float">
            <text:p>-73</text:p>
          </table:table-cell>
          <table:table-cell office:value-type="float" office:value="-10.672" calcext:value-type="float">
            <text:p>-10.672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5" calcext:value-type="float">
            <text:p>-5</text:p>
          </table:table-cell>
          <table:table-cell office:value-type="float" office:value="-66" calcext:value-type="float">
            <text:p>-66</text:p>
          </table:table-cell>
          <table:table-cell office:value-type="float" office:value="-10.6188" calcext:value-type="float">
            <text:p>-10.6188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5" calcext:value-type="float">
            <text:p>-5</text:p>
          </table:table-cell>
          <table:table-cell office:value-type="float" office:value="-68" calcext:value-type="float">
            <text:p>-68</text:p>
          </table:table-cell>
          <table:table-cell office:value-type="float" office:value="-10.4952" calcext:value-type="float">
            <text:p>-10.4952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5" calcext:value-type="float">
            <text:p>-5</text:p>
          </table:table-cell>
          <table:table-cell office:value-type="float" office:value="-87" calcext:value-type="float">
            <text:p>-87</text:p>
          </table:table-cell>
          <table:table-cell office:value-type="float" office:value="-10.5856" calcext:value-type="float">
            <text:p>-10.5856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5" calcext:value-type="float">
            <text:p>-5</text:p>
          </table:table-cell>
          <table:table-cell office:value-type="float" office:value="-91" calcext:value-type="float">
            <text:p>-91</text:p>
          </table:table-cell>
          <table:table-cell office:value-type="float" office:value="-10.7568" calcext:value-type="float">
            <text:p>-10.7568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-75" calcext:value-type="float">
            <text:p>-75</text:p>
          </table:table-cell>
          <table:table-cell office:value-type="float" office:value="-10.7964" calcext:value-type="float">
            <text:p>-10.7964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5" calcext:value-type="float">
            <text:p>-5</text:p>
          </table:table-cell>
          <table:table-cell office:value-type="float" office:value="-71" calcext:value-type="float">
            <text:p>-71</text:p>
          </table:table-cell>
          <table:table-cell office:value-type="float" office:value="-10.5604" calcext:value-type="float">
            <text:p>-10.5604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5" calcext:value-type="float">
            <text:p>-5</text:p>
          </table:table-cell>
          <table:table-cell office:value-type="float" office:value="-84" calcext:value-type="float">
            <text:p>-84</text:p>
          </table:table-cell>
          <table:table-cell office:value-type="float" office:value="-10.5252" calcext:value-type="float">
            <text:p>-10.5252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5" calcext:value-type="float">
            <text:p>-5</text:p>
          </table:table-cell>
          <table:table-cell office:value-type="float" office:value="-66" calcext:value-type="float">
            <text:p>-66</text:p>
          </table:table-cell>
          <table:table-cell office:value-type="float" office:value="-10.6796" calcext:value-type="float">
            <text:p>-10.6796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5" calcext:value-type="float">
            <text:p>-5</text:p>
          </table:table-cell>
          <table:table-cell office:value-type="float" office:value="-72" calcext:value-type="float">
            <text:p>-72</text:p>
          </table:table-cell>
          <table:table-cell office:value-type="float" office:value="-10.51" calcext:value-type="float">
            <text:p>-10.51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5" calcext:value-type="float">
            <text:p>-5</text:p>
          </table:table-cell>
          <table:table-cell office:value-type="float" office:value="-76" calcext:value-type="float">
            <text:p>-76</text:p>
          </table:table-cell>
          <table:table-cell office:value-type="float" office:value="-10.386" calcext:value-type="float">
            <text:p>-10.386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5" calcext:value-type="float">
            <text:p>-5</text:p>
          </table:table-cell>
          <table:table-cell office:value-type="float" office:value="-89" calcext:value-type="float">
            <text:p>-89</text:p>
          </table:table-cell>
          <table:table-cell office:value-type="float" office:value="-10.5048" calcext:value-type="float">
            <text:p>-10.5048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float" office:value="-10.8532" calcext:value-type="float">
            <text:p>-10.8532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5" calcext:value-type="float">
            <text:p>-5</text:p>
          </table:table-cell>
          <table:table-cell office:value-type="float" office:value="-63" calcext:value-type="float">
            <text:p>-63</text:p>
          </table:table-cell>
          <table:table-cell office:value-type="float" office:value="-10.436" calcext:value-type="float">
            <text:p>-10.436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5" calcext:value-type="float">
            <text:p>-5</text:p>
          </table:table-cell>
          <table:table-cell office:value-type="float" office:value="-65" calcext:value-type="float">
            <text:p>-65</text:p>
          </table:table-cell>
          <table:table-cell office:value-type="float" office:value="-10.2344" calcext:value-type="float">
            <text:p>-10.2344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5" calcext:value-type="float">
            <text:p>-5</text:p>
          </table:table-cell>
          <table:table-cell office:value-type="float" office:value="-59" calcext:value-type="float">
            <text:p>-59</text:p>
          </table:table-cell>
          <table:table-cell office:value-type="float" office:value="-10.2796" calcext:value-type="float">
            <text:p>-10.2796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5" calcext:value-type="float">
            <text:p>-5</text:p>
          </table:table-cell>
          <table:table-cell office:value-type="float" office:value="-58" calcext:value-type="float">
            <text:p>-58</text:p>
          </table:table-cell>
          <table:table-cell office:value-type="float" office:value="-10.248" calcext:value-type="float">
            <text:p>-10.248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5" calcext:value-type="float">
            <text:p>-5</text:p>
          </table:table-cell>
          <table:table-cell office:value-type="float" office:value="-70" calcext:value-type="float">
            <text:p>-70</text:p>
          </table:table-cell>
          <table:table-cell office:value-type="float" office:value="-10.0808" calcext:value-type="float">
            <text:p>-10.0808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5" calcext:value-type="float">
            <text:p>-5</text:p>
          </table:table-cell>
          <table:table-cell office:value-type="float" office:value="-70" calcext:value-type="float">
            <text:p>-70</text:p>
          </table:table-cell>
          <table:table-cell office:value-type="float" office:value="-9.9924" calcext:value-type="float">
            <text:p>-9.9924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5" calcext:value-type="float">
            <text:p>-5</text:p>
          </table:table-cell>
          <table:table-cell office:value-type="float" office:value="-62" calcext:value-type="float">
            <text:p>-62</text:p>
          </table:table-cell>
          <table:table-cell office:value-type="float" office:value="-10.1188" calcext:value-type="float">
            <text:p>-10.1188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5" calcext:value-type="float">
            <text:p>-5</text:p>
          </table:table-cell>
          <table:table-cell office:value-type="float" office:value="-56" calcext:value-type="float">
            <text:p>-56</text:p>
          </table:table-cell>
          <table:table-cell office:value-type="float" office:value="-10.0388" calcext:value-type="float">
            <text:p>-10.0388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5" calcext:value-type="float">
            <text:p>-5</text:p>
          </table:table-cell>
          <table:table-cell office:value-type="float" office:value="-77" calcext:value-type="float">
            <text:p>-77</text:p>
          </table:table-cell>
          <table:table-cell office:value-type="float" office:value="-9.8756" calcext:value-type="float">
            <text:p>-9.8756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5" calcext:value-type="float">
            <text:p>-5</text:p>
          </table:table-cell>
          <table:table-cell office:value-type="float" office:value="-83" calcext:value-type="float">
            <text:p>-83</text:p>
          </table:table-cell>
          <table:table-cell office:value-type="float" office:value="-10.1004" calcext:value-type="float">
            <text:p>-10.1004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5" calcext:value-type="float">
            <text:p>-5</text:p>
          </table:table-cell>
          <table:table-cell office:value-type="float" office:value="-90" calcext:value-type="float">
            <text:p>-90</text:p>
          </table:table-cell>
          <table:table-cell office:value-type="float" office:value="-10.386" calcext:value-type="float">
            <text:p>-10.386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4" calcext:value-type="float">
            <text:p>-4</text:p>
          </table:table-cell>
          <table:table-cell office:value-type="float" office:value="-92" calcext:value-type="float">
            <text:p>-92</text:p>
          </table:table-cell>
          <table:table-cell office:value-type="float" office:value="-10.532" calcext:value-type="float">
            <text:p>-10.532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4" calcext:value-type="float">
            <text:p>-4</text:p>
          </table:table-cell>
          <table:table-cell office:value-type="float" office:value="-60" calcext:value-type="float">
            <text:p>-60</text:p>
          </table:table-cell>
          <table:table-cell office:value-type="float" office:value="-10.5172" calcext:value-type="float">
            <text:p>-10.5172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4" calcext:value-type="float">
            <text:p>-4</text:p>
          </table:table-cell>
          <table:table-cell office:value-type="float" office:value="-82" calcext:value-type="float">
            <text:p>-82</text:p>
          </table:table-cell>
          <table:table-cell office:value-type="float" office:value="-10.2684" calcext:value-type="float">
            <text:p>-10.2684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4" calcext:value-type="float">
            <text:p>-4</text:p>
          </table:table-cell>
          <table:table-cell office:value-type="float" office:value="-68" calcext:value-type="float">
            <text:p>-68</text:p>
          </table:table-cell>
          <table:table-cell office:value-type="float" office:value="-10.5148" calcext:value-type="float">
            <text:p>-10.5148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4" calcext:value-type="float">
            <text:p>-4</text:p>
          </table:table-cell>
          <table:table-cell office:value-type="float" office:value="-58" calcext:value-type="float">
            <text:p>-58</text:p>
          </table:table-cell>
          <table:table-cell office:value-type="float" office:value="-10.1348" calcext:value-type="float">
            <text:p>-10.1348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4" calcext:value-type="float">
            <text:p>-4</text:p>
          </table:table-cell>
          <table:table-cell office:value-type="float" office:value="-65" calcext:value-type="float">
            <text:p>-65</text:p>
          </table:table-cell>
          <table:table-cell office:value-type="float" office:value="-9.8352" calcext:value-type="float">
            <text:p>-9.8352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4" calcext:value-type="float">
            <text:p>-4</text:p>
          </table:table-cell>
          <table:table-cell office:value-type="float" office:value="-72" calcext:value-type="float">
            <text:p>-72</text:p>
          </table:table-cell>
          <table:table-cell office:value-type="float" office:value="-9.9208" calcext:value-type="float">
            <text:p>-9.9208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4" calcext:value-type="float">
            <text:p>-4</text:p>
          </table:table-cell>
          <table:table-cell office:value-type="float" office:value="-65" calcext:value-type="float">
            <text:p>-65</text:p>
          </table:table-cell>
          <table:table-cell office:value-type="float" office:value="-10.0856" calcext:value-type="float">
            <text:p>-10.0856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4" calcext:value-type="float">
            <text:p>-4</text:p>
          </table:table-cell>
          <table:table-cell office:value-type="float" office:value="-63" calcext:value-type="float">
            <text:p>-63</text:p>
          </table:table-cell>
          <table:table-cell office:value-type="float" office:value="-9.916" calcext:value-type="float">
            <text:p>-9.916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4" calcext:value-type="float">
            <text:p>-4</text:p>
          </table:table-cell>
          <table:table-cell office:value-type="float" office:value="-74" calcext:value-type="float">
            <text:p>-74</text:p>
          </table:table-cell>
          <table:table-cell office:value-type="float" office:value="-9.772" calcext:value-type="float">
            <text:p>-9.772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10.0104" calcext:value-type="float">
            <text:p>-10.0104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9.9428" calcext:value-type="float">
            <text:p>-9.9428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4" calcext:value-type="float">
            <text:p>-4</text:p>
          </table:table-cell>
          <table:table-cell office:value-type="float" office:value="-58" calcext:value-type="float">
            <text:p>-58</text:p>
          </table:table-cell>
          <table:table-cell office:value-type="float" office:value="-9.7936" calcext:value-type="float">
            <text:p>-9.7936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4" calcext:value-type="float">
            <text:p>-4</text:p>
          </table:table-cell>
          <table:table-cell office:value-type="float" office:value="-58" calcext:value-type="float">
            <text:p>-58</text:p>
          </table:table-cell>
          <table:table-cell office:value-type="float" office:value="-9.7012" calcext:value-type="float">
            <text:p>-9.7012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4" calcext:value-type="float">
            <text:p>-4</text:p>
          </table:table-cell>
          <table:table-cell office:value-type="float" office:value="-57" calcext:value-type="float">
            <text:p>-57</text:p>
          </table:table-cell>
          <table:table-cell office:value-type="float" office:value="-9.7428" calcext:value-type="float">
            <text:p>-9.7428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4" calcext:value-type="float">
            <text:p>-4</text:p>
          </table:table-cell>
          <table:table-cell office:value-type="float" office:value="-75" calcext:value-type="float">
            <text:p>-75</text:p>
          </table:table-cell>
          <table:table-cell office:value-type="float" office:value="-9.6276" calcext:value-type="float">
            <text:p>-9.6276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4" calcext:value-type="float">
            <text:p>-4</text:p>
          </table:table-cell>
          <table:table-cell office:value-type="float" office:value="-63" calcext:value-type="float">
            <text:p>-63</text:p>
          </table:table-cell>
          <table:table-cell office:value-type="float" office:value="-9.7256" calcext:value-type="float">
            <text:p>-9.7256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4" calcext:value-type="float">
            <text:p>-4</text:p>
          </table:table-cell>
          <table:table-cell office:value-type="float" office:value="-84" calcext:value-type="float">
            <text:p>-84</text:p>
          </table:table-cell>
          <table:table-cell office:value-type="float" office:value="-9.6944" calcext:value-type="float">
            <text:p>-9.6944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4" calcext:value-type="float">
            <text:p>-4</text:p>
          </table:table-cell>
          <table:table-cell office:value-type="float" office:value="-61" calcext:value-type="float">
            <text:p>-61</text:p>
          </table:table-cell>
          <table:table-cell office:value-type="float" office:value="-9.9968" calcext:value-type="float">
            <text:p>-9.9968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4" calcext:value-type="float">
            <text:p>-4</text:p>
          </table:table-cell>
          <table:table-cell office:value-type="float" office:value="-80" calcext:value-type="float">
            <text:p>-80</text:p>
          </table:table-cell>
          <table:table-cell office:value-type="float" office:value="-9.6036" calcext:value-type="float">
            <text:p>-9.6036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4" calcext:value-type="float">
            <text:p>-4</text:p>
          </table:table-cell>
          <table:table-cell office:value-type="float" office:value="-76" calcext:value-type="float">
            <text:p>-76</text:p>
          </table:table-cell>
          <table:table-cell office:value-type="float" office:value="-9.694" calcext:value-type="float">
            <text:p>-9.694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4" calcext:value-type="float">
            <text:p>-4</text:p>
          </table:table-cell>
          <table:table-cell office:value-type="float" office:value="-66" calcext:value-type="float">
            <text:p>-66</text:p>
          </table:table-cell>
          <table:table-cell office:value-type="float" office:value="-9.746" calcext:value-type="float">
            <text:p>-9.746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4" calcext:value-type="float">
            <text:p>-4</text:p>
          </table:table-cell>
          <table:table-cell office:value-type="float" office:value="-87" calcext:value-type="float">
            <text:p>-87</text:p>
          </table:table-cell>
          <table:table-cell office:value-type="float" office:value="-9.8084" calcext:value-type="float">
            <text:p>-9.8084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4" calcext:value-type="float">
            <text:p>-4</text:p>
          </table:table-cell>
          <table:table-cell office:value-type="float" office:value="-90" calcext:value-type="float">
            <text:p>-90</text:p>
          </table:table-cell>
          <table:table-cell office:value-type="float" office:value="-10.0152" calcext:value-type="float">
            <text:p>-10.0152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4" calcext:value-type="float">
            <text:p>-4</text:p>
          </table:table-cell>
          <table:table-cell office:value-type="float" office:value="-64" calcext:value-type="float">
            <text:p>-64</text:p>
          </table:table-cell>
          <table:table-cell office:value-type="float" office:value="-10.234" calcext:value-type="float">
            <text:p>-10.234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4" calcext:value-type="float">
            <text:p>-4</text:p>
          </table:table-cell>
          <table:table-cell office:value-type="float" office:value="-65" calcext:value-type="float">
            <text:p>-65</text:p>
          </table:table-cell>
          <table:table-cell office:value-type="float" office:value="-9.7224" calcext:value-type="float">
            <text:p>-9.7224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4" calcext:value-type="float">
            <text:p>-4</text:p>
          </table:table-cell>
          <table:table-cell office:value-type="float" office:value="-58" calcext:value-type="float">
            <text:p>-58</text:p>
          </table:table-cell>
          <table:table-cell office:value-type="float" office:value="-9.71" calcext:value-type="float">
            <text:p>-9.71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4" calcext:value-type="float">
            <text:p>-4</text:p>
          </table:table-cell>
          <table:table-cell office:value-type="float" office:value="-73" calcext:value-type="float">
            <text:p>-73</text:p>
          </table:table-cell>
          <table:table-cell office:value-type="float" office:value="-9.642" calcext:value-type="float">
            <text:p>-9.642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9.44" calcext:value-type="float">
            <text:p>-9.44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4" calcext:value-type="float">
            <text:p>-4</text:p>
          </table:table-cell>
          <table:table-cell office:value-type="float" office:value="-87" calcext:value-type="float">
            <text:p>-87</text:p>
          </table:table-cell>
          <table:table-cell office:value-type="float" office:value="-9.3544" calcext:value-type="float">
            <text:p>-9.3544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4" calcext:value-type="float">
            <text:p>-4</text:p>
          </table:table-cell>
          <table:table-cell office:value-type="float" office:value="-64" calcext:value-type="float">
            <text:p>-64</text:p>
          </table:table-cell>
          <table:table-cell office:value-type="float" office:value="-9.4328" calcext:value-type="float">
            <text:p>-9.4328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4" calcext:value-type="float">
            <text:p>-4</text:p>
          </table:table-cell>
          <table:table-cell office:value-type="float" office:value="-96" calcext:value-type="float">
            <text:p>-96</text:p>
          </table:table-cell>
          <table:table-cell office:value-type="float" office:value="-9.398" calcext:value-type="float">
            <text:p>-9.398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4" calcext:value-type="float">
            <text:p>-4</text:p>
          </table:table-cell>
          <table:table-cell office:value-type="float" office:value="-68" calcext:value-type="float">
            <text:p>-68</text:p>
          </table:table-cell>
          <table:table-cell office:value-type="float" office:value="-9.6252" calcext:value-type="float">
            <text:p>-9.6252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4" calcext:value-type="float">
            <text:p>-4</text:p>
          </table:table-cell>
          <table:table-cell office:value-type="float" office:value="-58" calcext:value-type="float">
            <text:p>-58</text:p>
          </table:table-cell>
          <table:table-cell office:value-type="float" office:value="-9.6352" calcext:value-type="float">
            <text:p>-9.6352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9.3116" calcext:value-type="float">
            <text:p>-9.3116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4" calcext:value-type="float">
            <text:p>-4</text:p>
          </table:table-cell>
          <table:table-cell office:value-type="float" office:value="-82" calcext:value-type="float">
            <text:p>-82</text:p>
          </table:table-cell>
          <table:table-cell office:value-type="float" office:value="-9.3548" calcext:value-type="float">
            <text:p>-9.3548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4" calcext:value-type="float">
            <text:p>-4</text:p>
          </table:table-cell>
          <table:table-cell office:value-type="float" office:value="-69" calcext:value-type="float">
            <text:p>-69</text:p>
          </table:table-cell>
          <table:table-cell office:value-type="float" office:value="-9.59" calcext:value-type="float">
            <text:p>-9.59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4" calcext:value-type="float">
            <text:p>-4</text:p>
          </table:table-cell>
          <table:table-cell office:value-type="float" office:value="-60" calcext:value-type="float">
            <text:p>-60</text:p>
          </table:table-cell>
          <table:table-cell office:value-type="float" office:value="-9.6008" calcext:value-type="float">
            <text:p>-9.6008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4" calcext:value-type="float">
            <text:p>-4</text:p>
          </table:table-cell>
          <table:table-cell office:value-type="float" office:value="-88" calcext:value-type="float">
            <text:p>-88</text:p>
          </table:table-cell>
          <table:table-cell office:value-type="float" office:value="-9.5836" calcext:value-type="float">
            <text:p>-9.5836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4" calcext:value-type="float">
            <text:p>-4</text:p>
          </table:table-cell>
          <table:table-cell office:value-type="float" office:value="-63" calcext:value-type="float">
            <text:p>-63</text:p>
          </table:table-cell>
          <table:table-cell office:value-type="float" office:value="-9.7772" calcext:value-type="float">
            <text:p>-9.7772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4" calcext:value-type="float">
            <text:p>-4</text:p>
          </table:table-cell>
          <table:table-cell office:value-type="float" office:value="-56" calcext:value-type="float">
            <text:p>-56</text:p>
          </table:table-cell>
          <table:table-cell office:value-type="float" office:value="-9.4924" calcext:value-type="float">
            <text:p>-9.4924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4" calcext:value-type="float">
            <text:p>-4</text:p>
          </table:table-cell>
          <table:table-cell office:value-type="float" office:value="-56" calcext:value-type="float">
            <text:p>-56</text:p>
          </table:table-cell>
          <table:table-cell office:value-type="float" office:value="-9.1964" calcext:value-type="float">
            <text:p>-9.1964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9.0544" calcext:value-type="float">
            <text:p>-9.0544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4" calcext:value-type="float">
            <text:p>-4</text:p>
          </table:table-cell>
          <table:table-cell office:value-type="float" office:value="-58" calcext:value-type="float">
            <text:p>-58</text:p>
          </table:table-cell>
          <table:table-cell office:value-type="float" office:value="-9.3328" calcext:value-type="float">
            <text:p>-9.3328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4" calcext:value-type="float">
            <text:p>-4</text:p>
          </table:table-cell>
          <table:table-cell office:value-type="float" office:value="-63" calcext:value-type="float">
            <text:p>-63</text:p>
          </table:table-cell>
          <table:table-cell office:value-type="float" office:value="-9.2332" calcext:value-type="float">
            <text:p>-9.2332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4" calcext:value-type="float">
            <text:p>-4</text:p>
          </table:table-cell>
          <table:table-cell office:value-type="float" office:value="-61" calcext:value-type="float">
            <text:p>-61</text:p>
          </table:table-cell>
          <table:table-cell office:value-type="float" office:value="-9.2988" calcext:value-type="float">
            <text:p>-9.2988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4" calcext:value-type="float">
            <text:p>-4</text:p>
          </table:table-cell>
          <table:table-cell office:value-type="float" office:value="-62" calcext:value-type="float">
            <text:p>-62</text:p>
          </table:table-cell>
          <table:table-cell office:value-type="float" office:value="-9.196" calcext:value-type="float">
            <text:p>-9.196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4" calcext:value-type="float">
            <text:p>-4</text:p>
          </table:table-cell>
          <table:table-cell office:value-type="float" office:value="-86" calcext:value-type="float">
            <text:p>-86</text:p>
          </table:table-cell>
          <table:table-cell office:value-type="float" office:value="-9.2176" calcext:value-type="float">
            <text:p>-9.2176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4" calcext:value-type="float">
            <text:p>-4</text:p>
          </table:table-cell>
          <table:table-cell office:value-type="float" office:value="-57" calcext:value-type="float">
            <text:p>-57</text:p>
          </table:table-cell>
          <table:table-cell office:value-type="float" office:value="-9.3944" calcext:value-type="float">
            <text:p>-9.3944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4" calcext:value-type="float">
            <text:p>-4</text:p>
          </table:table-cell>
          <table:table-cell office:value-type="float" office:value="-65" calcext:value-type="float">
            <text:p>-65</text:p>
          </table:table-cell>
          <table:table-cell office:value-type="float" office:value="-9.0628" calcext:value-type="float">
            <text:p>-9.0628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4" calcext:value-type="float">
            <text:p>-4</text:p>
          </table:table-cell>
          <table:table-cell office:value-type="float" office:value="-65" calcext:value-type="float">
            <text:p>-65</text:p>
          </table:table-cell>
          <table:table-cell office:value-type="float" office:value="-9.0944" calcext:value-type="float">
            <text:p>-9.0944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9.1744" calcext:value-type="float">
            <text:p>-9.1744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4" calcext:value-type="float">
            <text:p>-4</text:p>
          </table:table-cell>
          <table:table-cell office:value-type="float" office:value="-69" calcext:value-type="float">
            <text:p>-69</text:p>
          </table:table-cell>
          <table:table-cell office:value-type="float" office:value="-8.9404" calcext:value-type="float">
            <text:p>-8.9404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4" calcext:value-type="float">
            <text:p>-4</text:p>
          </table:table-cell>
          <table:table-cell office:value-type="float" office:value="-54" calcext:value-type="float">
            <text:p>-54</text:p>
          </table:table-cell>
          <table:table-cell office:value-type="float" office:value="-9.2256" calcext:value-type="float">
            <text:p>-9.2256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4" calcext:value-type="float">
            <text:p>-4</text:p>
          </table:table-cell>
          <table:table-cell office:value-type="float" office:value="-62" calcext:value-type="float">
            <text:p>-62</text:p>
          </table:table-cell>
          <table:table-cell office:value-type="float" office:value="-9.0772" calcext:value-type="float">
            <text:p>-9.0772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4" calcext:value-type="float">
            <text:p>-4</text:p>
          </table:table-cell>
          <table:table-cell office:value-type="float" office:value="-56" calcext:value-type="float">
            <text:p>-56</text:p>
          </table:table-cell>
          <table:table-cell office:value-type="float" office:value="-9.104" calcext:value-type="float">
            <text:p>-9.104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4" calcext:value-type="float">
            <text:p>-4</text:p>
          </table:table-cell>
          <table:table-cell office:value-type="float" office:value="-61" calcext:value-type="float">
            <text:p>-61</text:p>
          </table:table-cell>
          <table:table-cell office:value-type="float" office:value="-9.0476" calcext:value-type="float">
            <text:p>-9.0476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4" calcext:value-type="float">
            <text:p>-4</text:p>
          </table:table-cell>
          <table:table-cell office:value-type="float" office:value="-80" calcext:value-type="float">
            <text:p>-80</text:p>
          </table:table-cell>
          <table:table-cell office:value-type="float" office:value="-8.9704" calcext:value-type="float">
            <text:p>-8.9704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4" calcext:value-type="float">
            <text:p>-4</text:p>
          </table:table-cell>
          <table:table-cell office:value-type="float" office:value="-68" calcext:value-type="float">
            <text:p>-68</text:p>
          </table:table-cell>
          <table:table-cell office:value-type="float" office:value="-9.2392" calcext:value-type="float">
            <text:p>-9.2392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4" calcext:value-type="float">
            <text:p>-4</text:p>
          </table:table-cell>
          <table:table-cell office:value-type="float" office:value="-56" calcext:value-type="float">
            <text:p>-56</text:p>
          </table:table-cell>
          <table:table-cell office:value-type="float" office:value="-9.26" calcext:value-type="float">
            <text:p>-9.26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4" calcext:value-type="float">
            <text:p>-4</text:p>
          </table:table-cell>
          <table:table-cell office:value-type="float" office:value="-76" calcext:value-type="float">
            <text:p>-76</text:p>
          </table:table-cell>
          <table:table-cell office:value-type="float" office:value="-9.1396" calcext:value-type="float">
            <text:p>-9.1396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4" calcext:value-type="float">
            <text:p>-4</text:p>
          </table:table-cell>
          <table:table-cell office:value-type="float" office:value="-62" calcext:value-type="float">
            <text:p>-62</text:p>
          </table:table-cell>
          <table:table-cell office:value-type="float" office:value="-9.1044" calcext:value-type="float">
            <text:p>-9.1044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4" calcext:value-type="float">
            <text:p>-4</text:p>
          </table:table-cell>
          <table:table-cell office:value-type="float" office:value="-56" calcext:value-type="float">
            <text:p>-56</text:p>
          </table:table-cell>
          <table:table-cell office:value-type="float" office:value="-8.9388" calcext:value-type="float">
            <text:p>-8.9388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8.7488" calcext:value-type="float">
            <text:p>-8.7488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4" calcext:value-type="float">
            <text:p>-4</text:p>
          </table:table-cell>
          <table:table-cell office:value-type="float" office:value="-62" calcext:value-type="float">
            <text:p>-62</text:p>
          </table:table-cell>
          <table:table-cell office:value-type="float" office:value="-8.7604" calcext:value-type="float">
            <text:p>-8.7604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4" calcext:value-type="float">
            <text:p>-4</text:p>
          </table:table-cell>
          <table:table-cell office:value-type="float" office:value="-58" calcext:value-type="float">
            <text:p>-58</text:p>
          </table:table-cell>
          <table:table-cell office:value-type="float" office:value="-8.8828" calcext:value-type="float">
            <text:p>-8.8828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4" calcext:value-type="float">
            <text:p>-4</text:p>
          </table:table-cell>
          <table:table-cell office:value-type="float" office:value="-68" calcext:value-type="float">
            <text:p>-68</text:p>
          </table:table-cell>
          <table:table-cell office:value-type="float" office:value="-8.6332" calcext:value-type="float">
            <text:p>-8.6332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3" calcext:value-type="float">
            <text:p>-3</text:p>
          </table:table-cell>
          <table:table-cell office:value-type="float" office:value="-93" calcext:value-type="float">
            <text:p>-93</text:p>
          </table:table-cell>
          <table:table-cell office:value-type="float" office:value="-8.79" calcext:value-type="float">
            <text:p>-8.79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 office:value-type="float" office:value="-8.8548" calcext:value-type="float">
            <text:p>-8.8548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8.6008" calcext:value-type="float">
            <text:p>-8.6008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8.4072" calcext:value-type="float">
            <text:p>-8.4072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3" calcext:value-type="float">
            <text:p>-3</text:p>
          </table:table-cell>
          <table:table-cell office:value-type="float" office:value="-74" calcext:value-type="float">
            <text:p>-74</text:p>
          </table:table-cell>
          <table:table-cell office:value-type="float" office:value="-8.5884" calcext:value-type="float">
            <text:p>-8.5884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8.8144" calcext:value-type="float">
            <text:p>-8.8144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8.842" calcext:value-type="float">
            <text:p>-8.842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3" calcext:value-type="float">
            <text:p>-3</text:p>
          </table:table-cell>
          <table:table-cell office:value-type="float" office:value="-70" calcext:value-type="float">
            <text:p>-70</text:p>
          </table:table-cell>
          <table:table-cell office:value-type="float" office:value="-8.7292" calcext:value-type="float">
            <text:p>-8.7292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8.7744" calcext:value-type="float">
            <text:p>-8.7744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3" calcext:value-type="float">
            <text:p>-3</text:p>
          </table:table-cell>
          <table:table-cell office:value-type="float" office:value="-72" calcext:value-type="float">
            <text:p>-72</text:p>
          </table:table-cell>
          <table:table-cell office:value-type="float" office:value="-8.936" calcext:value-type="float">
            <text:p>-8.936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9.0884" calcext:value-type="float">
            <text:p>-9.0884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3" calcext:value-type="float">
            <text:p>-3</text:p>
          </table:table-cell>
          <table:table-cell office:value-type="float" office:value="-67" calcext:value-type="float">
            <text:p>-67</text:p>
          </table:table-cell>
          <table:table-cell office:value-type="float" office:value="-8.7596" calcext:value-type="float">
            <text:p>-8.7596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8.64" calcext:value-type="float">
            <text:p>-8.64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3" calcext:value-type="float">
            <text:p>-3</text:p>
          </table:table-cell>
          <table:table-cell office:value-type="float" office:value="-69" calcext:value-type="float">
            <text:p>-69</text:p>
          </table:table-cell>
          <table:table-cell office:value-type="float" office:value="-8.548" calcext:value-type="float">
            <text:p>-8.548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8.6556" calcext:value-type="float">
            <text:p>-8.6556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3" calcext:value-type="float">
            <text:p>-3</text:p>
          </table:table-cell>
          <table:table-cell office:value-type="float" office:value="-84" calcext:value-type="float">
            <text:p>-84</text:p>
          </table:table-cell>
          <table:table-cell office:value-type="float" office:value="-8.4096" calcext:value-type="float">
            <text:p>-8.4096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3" calcext:value-type="float">
            <text:p>-3</text:p>
          </table:table-cell>
          <table:table-cell office:value-type="float" office:value="-76" calcext:value-type="float">
            <text:p>-76</text:p>
          </table:table-cell>
          <table:table-cell office:value-type="float" office:value="-8.6012" calcext:value-type="float">
            <text:p>-8.6012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3" calcext:value-type="float">
            <text:p>-3</text:p>
          </table:table-cell>
          <table:table-cell office:value-type="float" office:value="-69" calcext:value-type="float">
            <text:p>-69</text:p>
          </table:table-cell>
          <table:table-cell office:value-type="float" office:value="-8.7652" calcext:value-type="float">
            <text:p>-8.7652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3" calcext:value-type="float">
            <text:p>-3</text:p>
          </table:table-cell>
          <table:table-cell office:value-type="float" office:value="-68" calcext:value-type="float">
            <text:p>-68</text:p>
          </table:table-cell>
          <table:table-cell office:value-type="float" office:value="-8.744" calcext:value-type="float">
            <text:p>-8.744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3" calcext:value-type="float">
            <text:p>-3</text:p>
          </table:table-cell>
          <table:table-cell office:value-type="float" office:value="-75" calcext:value-type="float">
            <text:p>-75</text:p>
          </table:table-cell>
          <table:table-cell office:value-type="float" office:value="-8.9468" calcext:value-type="float">
            <text:p>-8.9468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3" calcext:value-type="float">
            <text:p>-3</text:p>
          </table:table-cell>
          <table:table-cell office:value-type="float" office:value="-94" calcext:value-type="float">
            <text:p>-94</text:p>
          </table:table-cell>
          <table:table-cell office:value-type="float" office:value="-8.974" calcext:value-type="float">
            <text:p>-8.974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9.07" calcext:value-type="float">
            <text:p>-9.07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4" calcext:value-type="float">
            <text:p>-4</text:p>
          </table:table-cell>
          <table:table-cell office:value-type="float" office:value="-72" calcext:value-type="float">
            <text:p>-72</text:p>
          </table:table-cell>
          <table:table-cell office:value-type="float" office:value="-8.9772" calcext:value-type="float">
            <text:p>-8.9772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4" calcext:value-type="float">
            <text:p>-4</text:p>
          </table:table-cell>
          <table:table-cell office:value-type="float" office:value="-71" calcext:value-type="float">
            <text:p>-71</text:p>
          </table:table-cell>
          <table:table-cell office:value-type="float" office:value="-8.9144" calcext:value-type="float">
            <text:p>-8.9144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4" calcext:value-type="float">
            <text:p>-4</text:p>
          </table:table-cell>
          <table:table-cell office:value-type="float" office:value="-70" calcext:value-type="float">
            <text:p>-70</text:p>
          </table:table-cell>
          <table:table-cell office:value-type="float" office:value="-8.8528" calcext:value-type="float">
            <text:p>-8.8528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4" calcext:value-type="float">
            <text:p>-4</text:p>
          </table:table-cell>
          <table:table-cell office:value-type="float" office:value="-73" calcext:value-type="float">
            <text:p>-73</text:p>
          </table:table-cell>
          <table:table-cell office:value-type="float" office:value="-8.9788" calcext:value-type="float">
            <text:p>-8.9788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4" calcext:value-type="float">
            <text:p>-4</text:p>
          </table:table-cell>
          <table:table-cell office:value-type="float" office:value="-53" calcext:value-type="float">
            <text:p>-53</text:p>
          </table:table-cell>
          <table:table-cell office:value-type="float" office:value="-8.9176" calcext:value-type="float">
            <text:p>-8.9176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8.5176" calcext:value-type="float">
            <text:p>-8.5176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3" calcext:value-type="float">
            <text:p>-3</text:p>
          </table:table-cell>
          <table:table-cell office:value-type="float" office:value="-73" calcext:value-type="float">
            <text:p>-73</text:p>
          </table:table-cell>
          <table:table-cell office:value-type="float" office:value="-8.6556" calcext:value-type="float">
            <text:p>-8.6556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8.5384" calcext:value-type="float">
            <text:p>-8.5384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8.5716" calcext:value-type="float">
            <text:p>-8.5716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8.26" calcext:value-type="float">
            <text:p>-8.26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3" calcext:value-type="float">
            <text:p>-3</text:p>
          </table:table-cell>
          <table:table-cell office:value-type="float" office:value="-72" calcext:value-type="float">
            <text:p>-72</text:p>
          </table:table-cell>
          <table:table-cell office:value-type="float" office:value="-8.556" calcext:value-type="float">
            <text:p>-8.556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8.3596" calcext:value-type="float">
            <text:p>-8.3596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3" calcext:value-type="float">
            <text:p>-3</text:p>
          </table:table-cell>
          <table:table-cell office:value-type="float" office:value="-78" calcext:value-type="float">
            <text:p>-78</text:p>
          </table:table-cell>
          <table:table-cell office:value-type="float" office:value="-8.2712" calcext:value-type="float">
            <text:p>-8.2712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3" calcext:value-type="float">
            <text:p>-3</text:p>
          </table:table-cell>
          <table:table-cell office:value-type="float" office:value="-84" calcext:value-type="float">
            <text:p>-84</text:p>
          </table:table-cell>
          <table:table-cell office:value-type="float" office:value="-8.4088" calcext:value-type="float">
            <text:p>-8.4088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3" calcext:value-type="float">
            <text:p>-3</text:p>
          </table:table-cell>
          <table:table-cell office:value-type="float" office:value="-87" calcext:value-type="float">
            <text:p>-87</text:p>
          </table:table-cell>
          <table:table-cell office:value-type="float" office:value="-8.6588" calcext:value-type="float">
            <text:p>-8.6588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3" calcext:value-type="float">
            <text:p>-3</text:p>
          </table:table-cell>
          <table:table-cell office:value-type="float" office:value="-70" calcext:value-type="float">
            <text:p>-70</text:p>
          </table:table-cell>
          <table:table-cell office:value-type="float" office:value="-8.8248" calcext:value-type="float">
            <text:p>-8.8248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3" calcext:value-type="float">
            <text:p>-3</text:p>
          </table:table-cell>
          <table:table-cell office:value-type="float" office:value="-79" calcext:value-type="float">
            <text:p>-79</text:p>
          </table:table-cell>
          <table:table-cell office:value-type="float" office:value="-8.5512" calcext:value-type="float">
            <text:p>-8.5512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3" calcext:value-type="float">
            <text:p>-3</text:p>
          </table:table-cell>
          <table:table-cell office:value-type="float" office:value="-72" calcext:value-type="float">
            <text:p>-72</text:p>
          </table:table-cell>
          <table:table-cell office:value-type="float" office:value="-8.3888" calcext:value-type="float">
            <text:p>-8.3888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8.4608" calcext:value-type="float">
            <text:p>-8.4608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3" calcext:value-type="float">
            <text:p>-3</text:p>
          </table:table-cell>
          <table:table-cell office:value-type="float" office:value="-82" calcext:value-type="float">
            <text:p>-82</text:p>
          </table:table-cell>
          <table:table-cell office:value-type="float" office:value="-8.2704" calcext:value-type="float">
            <text:p>-8.2704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8.5284" calcext:value-type="float">
            <text:p>-8.5284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3" calcext:value-type="float">
            <text:p>-3</text:p>
          </table:table-cell>
          <table:table-cell office:value-type="float" office:value="-78" calcext:value-type="float">
            <text:p>-78</text:p>
          </table:table-cell>
          <table:table-cell office:value-type="float" office:value="-8.6008" calcext:value-type="float">
            <text:p>-8.6008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3" calcext:value-type="float">
            <text:p>-3</text:p>
          </table:table-cell>
          <table:table-cell office:value-type="float" office:value="-76" calcext:value-type="float">
            <text:p>-76</text:p>
          </table:table-cell>
          <table:table-cell office:value-type="float" office:value="-8.6296" calcext:value-type="float">
            <text:p>-8.6296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3" calcext:value-type="float">
            <text:p>-3</text:p>
          </table:table-cell>
          <table:table-cell office:value-type="float" office:value="-80" calcext:value-type="float">
            <text:p>-80</text:p>
          </table:table-cell>
          <table:table-cell office:value-type="float" office:value="-8.6488" calcext:value-type="float">
            <text:p>-8.6488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3" calcext:value-type="float">
            <text:p>-3</text:p>
          </table:table-cell>
          <table:table-cell office:value-type="float" office:value="-77" calcext:value-type="float">
            <text:p>-77</text:p>
          </table:table-cell>
          <table:table-cell office:value-type="float" office:value="-8.8264" calcext:value-type="float">
            <text:p>-8.8264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3" calcext:value-type="float">
            <text:p>-3</text:p>
          </table:table-cell>
          <table:table-cell office:value-type="float" office:value="-77" calcext:value-type="float">
            <text:p>-77</text:p>
          </table:table-cell>
          <table:table-cell office:value-type="float" office:value="-8.5924" calcext:value-type="float">
            <text:p>-8.5924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3" calcext:value-type="float">
            <text:p>-3</text:p>
          </table:table-cell>
          <table:table-cell office:value-type="float" office:value="-79" calcext:value-type="float">
            <text:p>-79</text:p>
          </table:table-cell>
          <table:table-cell office:value-type="float" office:value="-8.4372" calcext:value-type="float">
            <text:p>-8.4372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3" calcext:value-type="float">
            <text:p>-3</text:p>
          </table:table-cell>
          <table:table-cell office:value-type="float" office:value="-75" calcext:value-type="float">
            <text:p>-75</text:p>
          </table:table-cell>
          <table:table-cell office:value-type="float" office:value="-8.3876" calcext:value-type="float">
            <text:p>-8.3876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8.3168" calcext:value-type="float">
            <text:p>-8.3168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3" calcext:value-type="float">
            <text:p>-3</text:p>
          </table:table-cell>
          <table:table-cell office:value-type="float" office:value="-78" calcext:value-type="float">
            <text:p>-78</text:p>
          </table:table-cell>
          <table:table-cell office:value-type="float" office:value="-8.342" calcext:value-type="float">
            <text:p>-8.342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3" calcext:value-type="float">
            <text:p>-3</text:p>
          </table:table-cell>
          <table:table-cell office:value-type="float" office:value="-54" calcext:value-type="float">
            <text:p>-54</text:p>
          </table:table-cell>
          <table:table-cell office:value-type="float" office:value="-8.3372" calcext:value-type="float">
            <text:p>-8.3372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3" calcext:value-type="float">
            <text:p>-3</text:p>
          </table:table-cell>
          <table:table-cell office:value-type="float" office:value="-71" calcext:value-type="float">
            <text:p>-71</text:p>
          </table:table-cell>
          <table:table-cell office:value-type="float" office:value="-8.2108" calcext:value-type="float">
            <text:p>-8.2108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3" calcext:value-type="float">
            <text:p>-3</text:p>
          </table:table-cell>
          <table:table-cell office:value-type="float" office:value="-74" calcext:value-type="float">
            <text:p>-74</text:p>
          </table:table-cell>
          <table:table-cell office:value-type="float" office:value="-8.0776" calcext:value-type="float">
            <text:p>-8.0776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8.278" calcext:value-type="float">
            <text:p>-8.278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3" calcext:value-type="float">
            <text:p>-3</text:p>
          </table:table-cell>
          <table:table-cell office:value-type="float" office:value="-55" calcext:value-type="float">
            <text:p>-55</text:p>
          </table:table-cell>
          <table:table-cell office:value-type="float" office:value="-8.1448" calcext:value-type="float">
            <text:p>-8.1448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3" calcext:value-type="float">
            <text:p>-3</text:p>
          </table:table-cell>
          <table:table-cell office:value-type="float" office:value="-55" calcext:value-type="float">
            <text:p>-55</text:p>
          </table:table-cell>
          <table:table-cell office:value-type="float" office:value="-7.838" calcext:value-type="float">
            <text:p>-7.838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7.884" calcext:value-type="float">
            <text:p>-7.884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7.9572" calcext:value-type="float">
            <text:p>-7.9572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3" calcext:value-type="float">
            <text:p>-3</text:p>
          </table:table-cell>
          <table:table-cell office:value-type="float" office:value="-86" calcext:value-type="float">
            <text:p>-86</text:p>
          </table:table-cell>
          <table:table-cell office:value-type="float" office:value="-7.94" calcext:value-type="float">
            <text:p>-7.94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3" calcext:value-type="float">
            <text:p>-3</text:p>
          </table:table-cell>
          <table:table-cell office:value-type="float" office:value="-73" calcext:value-type="float">
            <text:p>-73</text:p>
          </table:table-cell>
          <table:table-cell office:value-type="float" office:value="-8.2616" calcext:value-type="float">
            <text:p>-8.2616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8.282" calcext:value-type="float">
            <text:p>-8.282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3" calcext:value-type="float">
            <text:p>-3</text:p>
          </table:table-cell>
          <table:table-cell office:value-type="float" office:value="-76" calcext:value-type="float">
            <text:p>-76</text:p>
          </table:table-cell>
          <table:table-cell office:value-type="float" office:value="-8.2948" calcext:value-type="float">
            <text:p>-8.2948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3" calcext:value-type="float">
            <text:p>-3</text:p>
          </table:table-cell>
          <table:table-cell office:value-type="float" office:value="-76" calcext:value-type="float">
            <text:p>-76</text:p>
          </table:table-cell>
          <table:table-cell office:value-type="float" office:value="-8.3312" calcext:value-type="float">
            <text:p>-8.3312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3" calcext:value-type="float">
            <text:p>-3</text:p>
          </table:table-cell>
          <table:table-cell office:value-type="float" office:value="-67" calcext:value-type="float">
            <text:p>-67</text:p>
          </table:table-cell>
          <table:table-cell office:value-type="float" office:value="-8.2172" calcext:value-type="float">
            <text:p>-8.2172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8.238" calcext:value-type="float">
            <text:p>-8.238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3" calcext:value-type="float">
            <text:p>-3</text:p>
          </table:table-cell>
          <table:table-cell office:value-type="float" office:value="-68" calcext:value-type="float">
            <text:p>-68</text:p>
          </table:table-cell>
          <table:table-cell office:value-type="float" office:value="-8.2468" calcext:value-type="float">
            <text:p>-8.2468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8.1276" calcext:value-type="float">
            <text:p>-8.1276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3" calcext:value-type="float">
            <text:p>-3</text:p>
          </table:table-cell>
          <table:table-cell office:value-type="float" office:value="-67" calcext:value-type="float">
            <text:p>-67</text:p>
          </table:table-cell>
          <table:table-cell office:value-type="float" office:value="-8.1652" calcext:value-type="float">
            <text:p>-8.1652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8.144" calcext:value-type="float">
            <text:p>-8.144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8.1356" calcext:value-type="float">
            <text:p>-8.1356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7.9144" calcext:value-type="float">
            <text:p>-7.9144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7.9808" calcext:value-type="float">
            <text:p>-7.9808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2" calcext:value-type="float">
            <text:p>-2</text:p>
          </table:table-cell>
          <table:table-cell office:value-type="float" office:value="-81" calcext:value-type="float">
            <text:p>-81</text:p>
          </table:table-cell>
          <table:table-cell office:value-type="float" office:value="-8.0312" calcext:value-type="float">
            <text:p>-8.0312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2" calcext:value-type="float">
            <text:p>-2</text:p>
          </table:table-cell>
          <table:table-cell office:value-type="float" office:value="-79" calcext:value-type="float">
            <text:p>-79</text:p>
          </table:table-cell>
          <table:table-cell office:value-type="float" office:value="-8.244" calcext:value-type="float">
            <text:p>-8.244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8.462" calcext:value-type="float">
            <text:p>-8.462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2" calcext:value-type="float">
            <text:p>-2</text:p>
          </table:table-cell>
          <table:table-cell office:value-type="float" office:value="-67" calcext:value-type="float">
            <text:p>-67</text:p>
          </table:table-cell>
          <table:table-cell office:value-type="float" office:value="-8.2324" calcext:value-type="float">
            <text:p>-8.2324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8.0968" calcext:value-type="float">
            <text:p>-8.0968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7.9076" calcext:value-type="float">
            <text:p>-7.9076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7.9772" calcext:value-type="float">
            <text:p>-7.9772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2" calcext:value-type="float">
            <text:p>-2</text:p>
          </table:table-cell>
          <table:table-cell office:value-type="float" office:value="-82" calcext:value-type="float">
            <text:p>-82</text:p>
          </table:table-cell>
          <table:table-cell office:value-type="float" office:value="-7.7964" calcext:value-type="float">
            <text:p>-7.7964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2" calcext:value-type="float">
            <text:p>-2</text:p>
          </table:table-cell>
          <table:table-cell office:value-type="float" office:value="-76" calcext:value-type="float">
            <text:p>-76</text:p>
          </table:table-cell>
          <table:table-cell office:value-type="float" office:value="-7.9624" calcext:value-type="float">
            <text:p>-7.9624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8.0632" calcext:value-type="float">
            <text:p>-8.0632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8.0324" calcext:value-type="float">
            <text:p>-8.0324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7.996" calcext:value-type="float">
            <text:p>-7.996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8.0496" calcext:value-type="float">
            <text:p>-8.0496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8.0328" calcext:value-type="float">
            <text:p>-8.0328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8.016" calcext:value-type="float">
            <text:p>-8.016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8.0184" calcext:value-type="float">
            <text:p>-8.0184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7.8672" calcext:value-type="float">
            <text:p>-7.8672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7.7732" calcext:value-type="float">
            <text:p>-7.7732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7.7792" calcext:value-type="float">
            <text:p>-7.7792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7.5296" calcext:value-type="float">
            <text:p>-7.5296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7.7512" calcext:value-type="float">
            <text:p>-7.7512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7.8276" calcext:value-type="float">
            <text:p>-7.8276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7.6168" calcext:value-type="float">
            <text:p>-7.6168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7.3492" calcext:value-type="float">
            <text:p>-7.3492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-74" calcext:value-type="float">
            <text:p>-74</text:p>
          </table:table-cell>
          <table:table-cell office:value-type="float" office:value="-7.6016" calcext:value-type="float">
            <text:p>-7.6016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7.7444" calcext:value-type="float">
            <text:p>-7.7444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7.8984" calcext:value-type="float">
            <text:p>-7.8984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7.802" calcext:value-type="float">
            <text:p>-7.802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office:value-type="float" office:value="-85" calcext:value-type="float">
            <text:p>-85</text:p>
          </table:table-cell>
          <table:table-cell office:value-type="float" office:value="-7.8656" calcext:value-type="float">
            <text:p>-7.8656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7.8832" calcext:value-type="float">
            <text:p>-7.8832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7.6792" calcext:value-type="float">
            <text:p>-7.6792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7.7336" calcext:value-type="float">
            <text:p>-7.7336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7.6252" calcext:value-type="float">
            <text:p>-7.6252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7.636" calcext:value-type="float">
            <text:p>-7.636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7.4828" calcext:value-type="float">
            <text:p>-7.4828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7.6148" calcext:value-type="float">
            <text:p>-7.6148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7.3796" calcext:value-type="float">
            <text:p>-7.3796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7.2392" calcext:value-type="float">
            <text:p>-7.2392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" calcext:value-type="float">
            <text:p>-1</text:p>
          </table:table-cell>
          <table:table-cell office:value-type="float" office:value="-75" calcext:value-type="float">
            <text:p>-75</text:p>
          </table:table-cell>
          <table:table-cell office:value-type="float" office:value="-7.448" calcext:value-type="float">
            <text:p>-7.448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7.6724" calcext:value-type="float">
            <text:p>-7.6724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7.4968" calcext:value-type="float">
            <text:p>-7.4968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7.4356" calcext:value-type="float">
            <text:p>-7.4356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" calcext:value-type="float">
            <text:p>-1</text:p>
          </table:table-cell>
          <table:table-cell office:value-type="float" office:value="-78" calcext:value-type="float">
            <text:p>-78</text:p>
          </table:table-cell>
          <table:table-cell office:value-type="float" office:value="-7.3356" calcext:value-type="float">
            <text:p>-7.3356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7.4968" calcext:value-type="float">
            <text:p>-7.4968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7.5304" calcext:value-type="float">
            <text:p>-7.5304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7.2508" calcext:value-type="float">
            <text:p>-7.2508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7.2996" calcext:value-type="float">
            <text:p>-7.2996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6.9684" calcext:value-type="float">
            <text:p>-6.9684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7.1096" calcext:value-type="float">
            <text:p>-7.1096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7.0512" calcext:value-type="float">
            <text:p>-7.0512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6.9316" calcext:value-type="float">
            <text:p>-6.9316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" calcext:value-type="float">
            <text:p>-1</text:p>
          </table:table-cell>
          <table:table-cell office:value-type="float" office:value="-76" calcext:value-type="float">
            <text:p>-76</text:p>
          </table:table-cell>
          <table:table-cell office:value-type="float" office:value="-7.1468" calcext:value-type="float">
            <text:p>-7.1468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7.2516" calcext:value-type="float">
            <text:p>-7.2516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7.1436" calcext:value-type="float">
            <text:p>-7.1436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6.8816" calcext:value-type="float">
            <text:p>-6.8816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7.1532" calcext:value-type="float">
            <text:p>-7.1532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6.8936" calcext:value-type="float">
            <text:p>-6.8936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6.9464" calcext:value-type="float">
            <text:p>-6.9464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6.7768" calcext:value-type="float">
            <text:p>-6.7768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6.8936" calcext:value-type="float">
            <text:p>-6.8936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9608" calcext:value-type="float">
            <text:p>-6.9608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7.0888" calcext:value-type="float">
            <text:p>-7.0888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7.0668" calcext:value-type="float">
            <text:p>-7.0668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7.0236" calcext:value-type="float">
            <text:p>-7.0236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7.1764" calcext:value-type="float">
            <text:p>-7.1764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8552" calcext:value-type="float">
            <text:p>-6.8552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6.8476" calcext:value-type="float">
            <text:p>-6.8476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6.7264" calcext:value-type="float">
            <text:p>-6.7264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" calcext:value-type="float">
            <text:p>-1</text:p>
          </table:table-cell>
          <table:table-cell office:value-type="float" office:value="-85" calcext:value-type="float">
            <text:p>-85</text:p>
          </table:table-cell>
          <table:table-cell office:value-type="float" office:value="-6.91" calcext:value-type="float">
            <text:p>-6.91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office:value-type="float" office:value="-7.1196" calcext:value-type="float">
            <text:p>-7.1196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7.2476" calcext:value-type="float">
            <text:p>-7.2476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7.172" calcext:value-type="float">
            <text:p>-7.172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-96" calcext:value-type="float">
            <text:p>-96</text:p>
          </table:table-cell>
          <table:table-cell office:value-type="float" office:value="-7.1884" calcext:value-type="float">
            <text:p>-7.1884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7.3332" calcext:value-type="float">
            <text:p>-7.3332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  <table:table-cell office:value-type="float" office:value="-78" calcext:value-type="float">
            <text:p>-78</text:p>
          </table:table-cell>
          <table:table-cell office:value-type="float" office:value="-7.1972" calcext:value-type="float">
            <text:p>-7.1972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7.2396" calcext:value-type="float">
            <text:p>-7.2396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7.0796" calcext:value-type="float">
            <text:p>-7.0796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6.9268" calcext:value-type="float">
            <text:p>-6.9268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6.968" calcext:value-type="float">
            <text:p>-6.968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6.8192" calcext:value-type="float">
            <text:p>-6.8192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6.9364" calcext:value-type="float">
            <text:p>-6.9364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6.9048" calcext:value-type="float">
            <text:p>-6.9048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6.9532" calcext:value-type="float">
            <text:p>-6.9532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6.9872" calcext:value-type="float">
            <text:p>-6.9872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7.0848" calcext:value-type="float">
            <text:p>-7.0848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6.856" calcext:value-type="float">
            <text:p>-6.856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6.5036" calcext:value-type="float">
            <text:p>-6.5036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6.598" calcext:value-type="float">
            <text:p>-6.598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" calcext:value-type="float">
            <text:p>-1</text:p>
          </table:table-cell>
          <table:table-cell office:value-type="float" office:value="-75" calcext:value-type="float">
            <text:p>-75</text:p>
          </table:table-cell>
          <table:table-cell office:value-type="float" office:value="-6.2896" calcext:value-type="float">
            <text:p>-6.2896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6.7472" calcext:value-type="float">
            <text:p>-6.7472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6.6" calcext:value-type="float">
            <text:p>-6.6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" calcext:value-type="float">
            <text:p>-1</text:p>
          </table:table-cell>
          <table:table-cell office:value-type="float" office:value="-75" calcext:value-type="float">
            <text:p>-75</text:p>
          </table:table-cell>
          <table:table-cell office:value-type="float" office:value="-6.9004" calcext:value-type="float">
            <text:p>-6.9004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6.71" calcext:value-type="float">
            <text:p>-6.71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6.6744" calcext:value-type="float">
            <text:p>-6.6744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6.4604" calcext:value-type="float">
            <text:p>-6.4604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6.4188" calcext:value-type="float">
            <text:p>-6.4188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6.2904" calcext:value-type="float">
            <text:p>-6.2904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4752" calcext:value-type="float">
            <text:p>-6.4752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6.2712" calcext:value-type="float">
            <text:p>-6.2712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" calcext:value-type="float">
            <text:p>-1</text:p>
          </table:table-cell>
          <table:table-cell office:value-type="float" office:value="-81" calcext:value-type="float">
            <text:p>-81</text:p>
          </table:table-cell>
          <table:table-cell office:value-type="float" office:value="-6.424" calcext:value-type="float">
            <text:p>-6.424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5076" calcext:value-type="float">
            <text:p>-6.5076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" calcext:value-type="float">
            <text:p>-1</text:p>
          </table:table-cell>
          <table:table-cell office:value-type="float" office:value="-87" calcext:value-type="float">
            <text:p>-87</text:p>
          </table:table-cell>
          <table:table-cell office:value-type="float" office:value="-6.5248" calcext:value-type="float">
            <text:p>-6.5248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" calcext:value-type="float">
            <text:p>-1</text:p>
          </table:table-cell>
          <table:table-cell office:value-type="float" office:value="-75" calcext:value-type="float">
            <text:p>-75</text:p>
          </table:table-cell>
          <table:table-cell office:value-type="float" office:value="-6.8476" calcext:value-type="float">
            <text:p>-6.8476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6.6208" calcext:value-type="float">
            <text:p>-6.6208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6.462" calcext:value-type="float">
            <text:p>-6.462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6.094" calcext:value-type="float">
            <text:p>-6.094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6.164" calcext:value-type="float">
            <text:p>-6.164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6.2648" calcext:value-type="float">
            <text:p>-6.2648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6.2516" calcext:value-type="float">
            <text:p>-6.2516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6.2024" calcext:value-type="float">
            <text:p>-6.2024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5.9724" calcext:value-type="float">
            <text:p>-5.9724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6.1724" calcext:value-type="float">
            <text:p>-6.1724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" calcext:value-type="float">
            <text:p>-1</text:p>
          </table:table-cell>
          <table:table-cell office:value-type="float" office:value="-79" calcext:value-type="float">
            <text:p>-79</text:p>
          </table:table-cell>
          <table:table-cell office:value-type="float" office:value="-6.0164" calcext:value-type="float">
            <text:p>-6.0164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1" calcext:value-type="float">
            <text:p>-1</text:p>
          </table:table-cell>
          <table:table-cell office:value-type="float" office:value="-76" calcext:value-type="float">
            <text:p>-76</text:p>
          </table:table-cell>
          <table:table-cell office:value-type="float" office:value="-6.1244" calcext:value-type="float">
            <text:p>-6.1244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6.254" calcext:value-type="float">
            <text:p>-6.254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0764" calcext:value-type="float">
            <text:p>-6.0764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5.9212" calcext:value-type="float">
            <text:p>-5.9212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5.96" calcext:value-type="float">
            <text:p>-5.96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5.9332" calcext:value-type="float">
            <text:p>-5.9332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5.9912" calcext:value-type="float">
            <text:p>-5.9912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  <table:table-cell office:value-type="float" office:value="-6.088" calcext:value-type="float">
            <text:p>-6.08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5" calcext:value-type="float">
            <text:p>-45</text:p>
          </table:table-cell>
          <table:table-cell office:value-type="float" office:value="-326" calcext:value-type="float">
            <text:p>-326</text:p>
          </table:table-cell>
          <table:table-cell office:value-type="float" office:value="-179.046" calcext:value-type="float">
            <text:p>-179.04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5" calcext:value-type="float">
            <text:p>-45</text:p>
          </table:table-cell>
          <table:table-cell office:value-type="float" office:value="-335" calcext:value-type="float">
            <text:p>-335</text:p>
          </table:table-cell>
          <table:table-cell office:value-type="float" office:value="-168.2644" calcext:value-type="float">
            <text:p>-168.264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3" calcext:value-type="float">
            <text:p>-43</text:p>
          </table:table-cell>
          <table:table-cell office:value-type="float" office:value="-310" calcext:value-type="float">
            <text:p>-310</text:p>
          </table:table-cell>
          <table:table-cell office:value-type="float" office:value="-157.5468" calcext:value-type="float">
            <text:p>-157.546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0" calcext:value-type="float">
            <text:p>-40</text:p>
          </table:table-cell>
          <table:table-cell office:value-type="float" office:value="-252" calcext:value-type="float">
            <text:p>-252</text:p>
          </table:table-cell>
          <table:table-cell office:value-type="float" office:value="-147.1188" calcext:value-type="float">
            <text:p>-147.118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0" calcext:value-type="float">
            <text:p>-40</text:p>
          </table:table-cell>
          <table:table-cell office:value-type="float" office:value="-257" calcext:value-type="float">
            <text:p>-257</text:p>
          </table:table-cell>
          <table:table-cell office:value-type="float" office:value="-134.5844" calcext:value-type="float">
            <text:p>-134.584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0" calcext:value-type="float">
            <text:p>-40</text:p>
          </table:table-cell>
          <table:table-cell office:value-type="float" office:value="-264" calcext:value-type="float">
            <text:p>-264</text:p>
          </table:table-cell>
          <table:table-cell office:value-type="float" office:value="-124.902" calcext:value-type="float">
            <text:p>-124.90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7" calcext:value-type="float">
            <text:p>-27</text:p>
          </table:table-cell>
          <table:table-cell office:value-type="float" office:value="-237" calcext:value-type="float">
            <text:p>-237</text:p>
          </table:table-cell>
          <table:table-cell office:value-type="float" office:value="-116.6396" calcext:value-type="float">
            <text:p>-116.639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7" calcext:value-type="float">
            <text:p>-27</text:p>
          </table:table-cell>
          <table:table-cell office:value-type="float" office:value="-210" calcext:value-type="float">
            <text:p>-210</text:p>
          </table:table-cell>
          <table:table-cell office:value-type="float" office:value="-108.6184" calcext:value-type="float">
            <text:p>-108.618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7" calcext:value-type="float">
            <text:p>-27</text:p>
          </table:table-cell>
          <table:table-cell office:value-type="float" office:value="-208" calcext:value-type="float">
            <text:p>-208</text:p>
          </table:table-cell>
          <table:table-cell office:value-type="float" office:value="-101.494" calcext:value-type="float">
            <text:p>-101.494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7" calcext:value-type="float">
            <text:p>-27</text:p>
          </table:table-cell>
          <table:table-cell office:value-type="float" office:value="-180" calcext:value-type="float">
            <text:p>-180</text:p>
          </table:table-cell>
          <table:table-cell office:value-type="float" office:value="-94.5132" calcext:value-type="float">
            <text:p>-94.513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6" calcext:value-type="float">
            <text:p>-26</text:p>
          </table:table-cell>
          <table:table-cell office:value-type="float" office:value="-200" calcext:value-type="float">
            <text:p>-200</text:p>
          </table:table-cell>
          <table:table-cell office:value-type="float" office:value="-88.0736" calcext:value-type="float">
            <text:p>-88.073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6" calcext:value-type="float">
            <text:p>-26</text:p>
          </table:table-cell>
          <table:table-cell office:value-type="float" office:value="-166" calcext:value-type="float">
            <text:p>-166</text:p>
          </table:table-cell>
          <table:table-cell office:value-type="float" office:value="-82.8892" calcext:value-type="float">
            <text:p>-82.889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6" calcext:value-type="float">
            <text:p>-26</text:p>
          </table:table-cell>
          <table:table-cell office:value-type="float" office:value="-160" calcext:value-type="float">
            <text:p>-160</text:p>
          </table:table-cell>
          <table:table-cell office:value-type="float" office:value="-76.9868" calcext:value-type="float">
            <text:p>-76.9868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6" calcext:value-type="float">
            <text:p>-26</text:p>
          </table:table-cell>
          <table:table-cell office:value-type="float" office:value="-153" calcext:value-type="float">
            <text:p>-153</text:p>
          </table:table-cell>
          <table:table-cell office:value-type="float" office:value="-72.0668" calcext:value-type="float">
            <text:p>-72.0668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6" calcext:value-type="float">
            <text:p>-26</text:p>
          </table:table-cell>
          <table:table-cell office:value-type="float" office:value="-145" calcext:value-type="float">
            <text:p>-145</text:p>
          </table:table-cell>
          <table:table-cell office:value-type="float" office:value="-66.9356" calcext:value-type="float">
            <text:p>-66.9356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6" calcext:value-type="float">
            <text:p>-26</text:p>
          </table:table-cell>
          <table:table-cell office:value-type="float" office:value="-135" calcext:value-type="float">
            <text:p>-135</text:p>
          </table:table-cell>
          <table:table-cell office:value-type="float" office:value="-63.0904" calcext:value-type="float">
            <text:p>-63.0904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1" calcext:value-type="float">
            <text:p>-21</text:p>
          </table:table-cell>
          <table:table-cell office:value-type="float" office:value="-127" calcext:value-type="float">
            <text:p>-127</text:p>
          </table:table-cell>
          <table:table-cell office:value-type="float" office:value="-59.8208" calcext:value-type="float">
            <text:p>-59.8208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1" calcext:value-type="float">
            <text:p>-21</text:p>
          </table:table-cell>
          <table:table-cell office:value-type="float" office:value="-132" calcext:value-type="float">
            <text:p>-132</text:p>
          </table:table-cell>
          <table:table-cell office:value-type="float" office:value="-56.3888" calcext:value-type="float">
            <text:p>-56.388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1" calcext:value-type="float">
            <text:p>-21</text:p>
          </table:table-cell>
          <table:table-cell office:value-type="float" office:value="-120" calcext:value-type="float">
            <text:p>-120</text:p>
          </table:table-cell>
          <table:table-cell office:value-type="float" office:value="-53.8576" calcext:value-type="float">
            <text:p>-53.8576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1" calcext:value-type="float">
            <text:p>-21</text:p>
          </table:table-cell>
          <table:table-cell office:value-type="float" office:value="-112" calcext:value-type="float">
            <text:p>-112</text:p>
          </table:table-cell>
          <table:table-cell office:value-type="float" office:value="-51.8132" calcext:value-type="float">
            <text:p>-51.8132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1" calcext:value-type="float">
            <text:p>-21</text:p>
          </table:table-cell>
          <table:table-cell office:value-type="float" office:value="-124" calcext:value-type="float">
            <text:p>-124</text:p>
          </table:table-cell>
          <table:table-cell office:value-type="float" office:value="-49.6396" calcext:value-type="float">
            <text:p>-49.6396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1" calcext:value-type="float">
            <text:p>-21</text:p>
          </table:table-cell>
          <table:table-cell office:value-type="float" office:value="-112" calcext:value-type="float">
            <text:p>-112</text:p>
          </table:table-cell>
          <table:table-cell office:value-type="float" office:value="-48.3424" calcext:value-type="float">
            <text:p>-48.3424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1" calcext:value-type="float">
            <text:p>-21</text:p>
          </table:table-cell>
          <table:table-cell office:value-type="float" office:value="-118" calcext:value-type="float">
            <text:p>-118</text:p>
          </table:table-cell>
          <table:table-cell office:value-type="float" office:value="-46.3552" calcext:value-type="float">
            <text:p>-46.3552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1" calcext:value-type="float">
            <text:p>-21</text:p>
          </table:table-cell>
          <table:table-cell office:value-type="float" office:value="-103" calcext:value-type="float">
            <text:p>-103</text:p>
          </table:table-cell>
          <table:table-cell office:value-type="float" office:value="-45.1296" calcext:value-type="float">
            <text:p>-45.1296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1" calcext:value-type="float">
            <text:p>-21</text:p>
          </table:table-cell>
          <table:table-cell office:value-type="float" office:value="-111" calcext:value-type="float">
            <text:p>-111</text:p>
          </table:table-cell>
          <table:table-cell office:value-type="float" office:value="-43.5248" calcext:value-type="float">
            <text:p>-43.5248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1" calcext:value-type="float">
            <text:p>-21</text:p>
          </table:table-cell>
          <table:table-cell office:value-type="float" office:value="-95" calcext:value-type="float">
            <text:p>-95</text:p>
          </table:table-cell>
          <table:table-cell office:value-type="float" office:value="-42.4116" calcext:value-type="float">
            <text:p>-42.4116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9" calcext:value-type="float">
            <text:p>-19</text:p>
          </table:table-cell>
          <table:table-cell office:value-type="float" office:value="-98" calcext:value-type="float">
            <text:p>-98</text:p>
          </table:table-cell>
          <table:table-cell office:value-type="float" office:value="-41.0232" calcext:value-type="float">
            <text:p>-41.0232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1" calcext:value-type="float">
            <text:p>-21</text:p>
          </table:table-cell>
          <table:table-cell office:value-type="float" office:value="-89" calcext:value-type="float">
            <text:p>-89</text:p>
          </table:table-cell>
          <table:table-cell office:value-type="float" office:value="-39.8056" calcext:value-type="float">
            <text:p>-39.8056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1" calcext:value-type="float">
            <text:p>-21</text:p>
          </table:table-cell>
          <table:table-cell office:value-type="float" office:value="-102" calcext:value-type="float">
            <text:p>-102</text:p>
          </table:table-cell>
          <table:table-cell office:value-type="float" office:value="-38.7452" calcext:value-type="float">
            <text:p>-38.7452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1" calcext:value-type="float">
            <text:p>-21</text:p>
          </table:table-cell>
          <table:table-cell office:value-type="float" office:value="-88" calcext:value-type="float">
            <text:p>-88</text:p>
          </table:table-cell>
          <table:table-cell office:value-type="float" office:value="-38.2168" calcext:value-type="float">
            <text:p>-38.2168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1" calcext:value-type="float">
            <text:p>-21</text:p>
          </table:table-cell>
          <table:table-cell office:value-type="float" office:value="-91" calcext:value-type="float">
            <text:p>-91</text:p>
          </table:table-cell>
          <table:table-cell office:value-type="float" office:value="-37.1268" calcext:value-type="float">
            <text:p>-37.1268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1" calcext:value-type="float">
            <text:p>-21</text:p>
          </table:table-cell>
          <table:table-cell office:value-type="float" office:value="-99" calcext:value-type="float">
            <text:p>-99</text:p>
          </table:table-cell>
          <table:table-cell office:value-type="float" office:value="-36.1504" calcext:value-type="float">
            <text:p>-36.1504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0" calcext:value-type="float">
            <text:p>-20</text:p>
          </table:table-cell>
          <table:table-cell office:value-type="float" office:value="-88" calcext:value-type="float">
            <text:p>-88</text:p>
          </table:table-cell>
          <table:table-cell office:value-type="float" office:value="-35.648" calcext:value-type="float">
            <text:p>-35.648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0" calcext:value-type="float">
            <text:p>-20</text:p>
          </table:table-cell>
          <table:table-cell office:value-type="float" office:value="-94" calcext:value-type="float">
            <text:p>-94</text:p>
          </table:table-cell>
          <table:table-cell office:value-type="float" office:value="-34.6776" calcext:value-type="float">
            <text:p>-34.6776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0" calcext:value-type="float">
            <text:p>-20</text:p>
          </table:table-cell>
          <table:table-cell office:value-type="float" office:value="-85" calcext:value-type="float">
            <text:p>-85</text:p>
          </table:table-cell>
          <table:table-cell office:value-type="float" office:value="-34.0744" calcext:value-type="float">
            <text:p>-34.0744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8" calcext:value-type="float">
            <text:p>-18</text:p>
          </table:table-cell>
          <table:table-cell office:value-type="float" office:value="-99" calcext:value-type="float">
            <text:p>-99</text:p>
          </table:table-cell>
          <table:table-cell office:value-type="float" office:value="-33.5976" calcext:value-type="float">
            <text:p>-33.5976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8" calcext:value-type="float">
            <text:p>-18</text:p>
          </table:table-cell>
          <table:table-cell office:value-type="float" office:value="-84" calcext:value-type="float">
            <text:p>-84</text:p>
          </table:table-cell>
          <table:table-cell office:value-type="float" office:value="-33.374" calcext:value-type="float">
            <text:p>-33.374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8" calcext:value-type="float">
            <text:p>-18</text:p>
          </table:table-cell>
          <table:table-cell office:value-type="float" office:value="-86" calcext:value-type="float">
            <text:p>-86</text:p>
          </table:table-cell>
          <table:table-cell office:value-type="float" office:value="-32.554" calcext:value-type="float">
            <text:p>-32.554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8" calcext:value-type="float">
            <text:p>-18</text:p>
          </table:table-cell>
          <table:table-cell office:value-type="float" office:value="-81" calcext:value-type="float">
            <text:p>-81</text:p>
          </table:table-cell>
          <table:table-cell office:value-type="float" office:value="-31.976" calcext:value-type="float">
            <text:p>-31.976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8" calcext:value-type="float">
            <text:p>-18</text:p>
          </table:table-cell>
          <table:table-cell office:value-type="float" office:value="-77" calcext:value-type="float">
            <text:p>-77</text:p>
          </table:table-cell>
          <table:table-cell office:value-type="float" office:value="-31.27" calcext:value-type="float">
            <text:p>-31.27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8" calcext:value-type="float">
            <text:p>-18</text:p>
          </table:table-cell>
          <table:table-cell office:value-type="float" office:value="-84" calcext:value-type="float">
            <text:p>-84</text:p>
          </table:table-cell>
          <table:table-cell office:value-type="float" office:value="-30.9116" calcext:value-type="float">
            <text:p>-30.9116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7" calcext:value-type="float">
            <text:p>-17</text:p>
          </table:table-cell>
          <table:table-cell office:value-type="float" office:value="-99" calcext:value-type="float">
            <text:p>-99</text:p>
          </table:table-cell>
          <table:table-cell office:value-type="float" office:value="-30.7836" calcext:value-type="float">
            <text:p>-30.7836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7" calcext:value-type="float">
            <text:p>-17</text:p>
          </table:table-cell>
          <table:table-cell office:value-type="float" office:value="-84" calcext:value-type="float">
            <text:p>-84</text:p>
          </table:table-cell>
          <table:table-cell office:value-type="float" office:value="-30.4292" calcext:value-type="float">
            <text:p>-30.4292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7" calcext:value-type="float">
            <text:p>-17</text:p>
          </table:table-cell>
          <table:table-cell office:value-type="float" office:value="-81" calcext:value-type="float">
            <text:p>-81</text:p>
          </table:table-cell>
          <table:table-cell office:value-type="float" office:value="-30.0856" calcext:value-type="float">
            <text:p>-30.0856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-80" calcext:value-type="float">
            <text:p>-80</text:p>
          </table:table-cell>
          <table:table-cell office:value-type="float" office:value="-29.6696" calcext:value-type="float">
            <text:p>-29.6696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5" calcext:value-type="float">
            <text:p>-15</text:p>
          </table:table-cell>
          <table:table-cell office:value-type="float" office:value="-88" calcext:value-type="float">
            <text:p>-88</text:p>
          </table:table-cell>
          <table:table-cell office:value-type="float" office:value="-29.2424" calcext:value-type="float">
            <text:p>-29.2424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-75" calcext:value-type="float">
            <text:p>-75</text:p>
          </table:table-cell>
          <table:table-cell office:value-type="float" office:value="-28.88" calcext:value-type="float">
            <text:p>-28.88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5" calcext:value-type="float">
            <text:p>-15</text:p>
          </table:table-cell>
          <table:table-cell office:value-type="float" office:value="-75" calcext:value-type="float">
            <text:p>-75</text:p>
          </table:table-cell>
          <table:table-cell office:value-type="float" office:value="-28.4604" calcext:value-type="float">
            <text:p>-28.4604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5" calcext:value-type="float">
            <text:p>-15</text:p>
          </table:table-cell>
          <table:table-cell office:value-type="float" office:value="-91" calcext:value-type="float">
            <text:p>-91</text:p>
          </table:table-cell>
          <table:table-cell office:value-type="float" office:value="-28.3832" calcext:value-type="float">
            <text:p>-28.3832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5" calcext:value-type="float">
            <text:p>-15</text:p>
          </table:table-cell>
          <table:table-cell office:value-type="float" office:value="-76" calcext:value-type="float">
            <text:p>-76</text:p>
          </table:table-cell>
          <table:table-cell office:value-type="float" office:value="-28.342" calcext:value-type="float">
            <text:p>-28.342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-92" calcext:value-type="float">
            <text:p>-92</text:p>
          </table:table-cell>
          <table:table-cell office:value-type="float" office:value="-28.01" calcext:value-type="float">
            <text:p>-28.01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5" calcext:value-type="float">
            <text:p>-15</text:p>
          </table:table-cell>
          <table:table-cell office:value-type="float" office:value="-78" calcext:value-type="float">
            <text:p>-78</text:p>
          </table:table-cell>
          <table:table-cell office:value-type="float" office:value="-28.0688" calcext:value-type="float">
            <text:p>-28.0688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5" calcext:value-type="float">
            <text:p>-15</text:p>
          </table:table-cell>
          <table:table-cell office:value-type="float" office:value="-79" calcext:value-type="float">
            <text:p>-79</text:p>
          </table:table-cell>
          <table:table-cell office:value-type="float" office:value="-27.9628" calcext:value-type="float">
            <text:p>-27.9628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4" calcext:value-type="float">
            <text:p>-14</text:p>
          </table:table-cell>
          <table:table-cell office:value-type="float" office:value="-91" calcext:value-type="float">
            <text:p>-91</text:p>
          </table:table-cell>
          <table:table-cell office:value-type="float" office:value="-27.6316" calcext:value-type="float">
            <text:p>-27.6316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4" calcext:value-type="float">
            <text:p>-14</text:p>
          </table:table-cell>
          <table:table-cell office:value-type="float" office:value="-88" calcext:value-type="float">
            <text:p>-88</text:p>
          </table:table-cell>
          <table:table-cell office:value-type="float" office:value="-27.6096" calcext:value-type="float">
            <text:p>-27.6096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4" calcext:value-type="float">
            <text:p>-14</text:p>
          </table:table-cell>
          <table:table-cell office:value-type="float" office:value="-79" calcext:value-type="float">
            <text:p>-79</text:p>
          </table:table-cell>
          <table:table-cell office:value-type="float" office:value="-27.27" calcext:value-type="float">
            <text:p>-27.27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4" calcext:value-type="float">
            <text:p>-14</text:p>
          </table:table-cell>
          <table:table-cell office:value-type="float" office:value="-72" calcext:value-type="float">
            <text:p>-72</text:p>
          </table:table-cell>
          <table:table-cell office:value-type="float" office:value="-26.9992" calcext:value-type="float">
            <text:p>-26.9992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4" calcext:value-type="float">
            <text:p>-14</text:p>
          </table:table-cell>
          <table:table-cell office:value-type="float" office:value="-76" calcext:value-type="float">
            <text:p>-76</text:p>
          </table:table-cell>
          <table:table-cell office:value-type="float" office:value="-26.6152" calcext:value-type="float">
            <text:p>-26.6152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4" calcext:value-type="float">
            <text:p>-14</text:p>
          </table:table-cell>
          <table:table-cell office:value-type="float" office:value="-79" calcext:value-type="float">
            <text:p>-79</text:p>
          </table:table-cell>
          <table:table-cell office:value-type="float" office:value="-26.3184" calcext:value-type="float">
            <text:p>-26.3184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4" calcext:value-type="float">
            <text:p>-14</text:p>
          </table:table-cell>
          <table:table-cell office:value-type="float" office:value="-82" calcext:value-type="float">
            <text:p>-82</text:p>
          </table:table-cell>
          <table:table-cell office:value-type="float" office:value="-26.3232" calcext:value-type="float">
            <text:p>-26.3232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1" calcext:value-type="float">
            <text:p>-11</text:p>
          </table:table-cell>
          <table:table-cell office:value-type="float" office:value="-84" calcext:value-type="float">
            <text:p>-84</text:p>
          </table:table-cell>
          <table:table-cell office:value-type="float" office:value="-26.2616" calcext:value-type="float">
            <text:p>-26.2616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1" calcext:value-type="float">
            <text:p>-11</text:p>
          </table:table-cell>
          <table:table-cell office:value-type="float" office:value="-80" calcext:value-type="float">
            <text:p>-80</text:p>
          </table:table-cell>
          <table:table-cell office:value-type="float" office:value="-26.0112" calcext:value-type="float">
            <text:p>-26.011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" calcext:value-type="float">
            <text:p>-11</text:p>
          </table:table-cell>
          <table:table-cell office:value-type="float" office:value="-83" calcext:value-type="float">
            <text:p>-83</text:p>
          </table:table-cell>
          <table:table-cell office:value-type="float" office:value="-25.8912" calcext:value-type="float">
            <text:p>-25.8912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1" calcext:value-type="float">
            <text:p>-11</text:p>
          </table:table-cell>
          <table:table-cell office:value-type="float" office:value="-73" calcext:value-type="float">
            <text:p>-73</text:p>
          </table:table-cell>
          <table:table-cell office:value-type="float" office:value="-25.7832" calcext:value-type="float">
            <text:p>-25.783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1" calcext:value-type="float">
            <text:p>-11</text:p>
          </table:table-cell>
          <table:table-cell office:value-type="float" office:value="-98" calcext:value-type="float">
            <text:p>-98</text:p>
          </table:table-cell>
          <table:table-cell office:value-type="float" office:value="-25.3688" calcext:value-type="float">
            <text:p>-25.3688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1" calcext:value-type="float">
            <text:p>-11</text:p>
          </table:table-cell>
          <table:table-cell office:value-type="float" office:value="-88" calcext:value-type="float">
            <text:p>-88</text:p>
          </table:table-cell>
          <table:table-cell office:value-type="float" office:value="-25.292" calcext:value-type="float">
            <text:p>-25.292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1" calcext:value-type="float">
            <text:p>-11</text:p>
          </table:table-cell>
          <table:table-cell office:value-type="float" office:value="-78" calcext:value-type="float">
            <text:p>-78</text:p>
          </table:table-cell>
          <table:table-cell office:value-type="float" office:value="-25.3092" calcext:value-type="float">
            <text:p>-25.3092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1" calcext:value-type="float">
            <text:p>-11</text:p>
          </table:table-cell>
          <table:table-cell office:value-type="float" office:value="-75" calcext:value-type="float">
            <text:p>-75</text:p>
          </table:table-cell>
          <table:table-cell office:value-type="float" office:value="-25.0876" calcext:value-type="float">
            <text:p>-25.0876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" calcext:value-type="float">
            <text:p>-11</text:p>
          </table:table-cell>
          <table:table-cell office:value-type="float" office:value="-86" calcext:value-type="float">
            <text:p>-86</text:p>
          </table:table-cell>
          <table:table-cell office:value-type="float" office:value="-24.8664" calcext:value-type="float">
            <text:p>-24.8664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1" calcext:value-type="float">
            <text:p>-11</text:p>
          </table:table-cell>
          <table:table-cell office:value-type="float" office:value="-85" calcext:value-type="float">
            <text:p>-85</text:p>
          </table:table-cell>
          <table:table-cell office:value-type="float" office:value="-24.7284" calcext:value-type="float">
            <text:p>-24.7284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1" calcext:value-type="float">
            <text:p>-11</text:p>
          </table:table-cell>
          <table:table-cell office:value-type="float" office:value="-73" calcext:value-type="float">
            <text:p>-73</text:p>
          </table:table-cell>
          <table:table-cell office:value-type="float" office:value="-24.748" calcext:value-type="float">
            <text:p>-24.748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1" calcext:value-type="float">
            <text:p>-11</text:p>
          </table:table-cell>
          <table:table-cell office:value-type="float" office:value="-71" calcext:value-type="float">
            <text:p>-71</text:p>
          </table:table-cell>
          <table:table-cell office:value-type="float" office:value="-24.3192" calcext:value-type="float">
            <text:p>-24.3192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0" calcext:value-type="float">
            <text:p>-10</text:p>
          </table:table-cell>
          <table:table-cell office:value-type="float" office:value="-77" calcext:value-type="float">
            <text:p>-77</text:p>
          </table:table-cell>
          <table:table-cell office:value-type="float" office:value="-24.1704" calcext:value-type="float">
            <text:p>-24.1704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0" calcext:value-type="float">
            <text:p>-10</text:p>
          </table:table-cell>
          <table:table-cell office:value-type="float" office:value="-71" calcext:value-type="float">
            <text:p>-71</text:p>
          </table:table-cell>
          <table:table-cell office:value-type="float" office:value="-23.9592" calcext:value-type="float">
            <text:p>-23.9592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0" calcext:value-type="float">
            <text:p>-10</text:p>
          </table:table-cell>
          <table:table-cell office:value-type="float" office:value="-77" calcext:value-type="float">
            <text:p>-77</text:p>
          </table:table-cell>
          <table:table-cell office:value-type="float" office:value="-23.6272" calcext:value-type="float">
            <text:p>-23.6272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0" calcext:value-type="float">
            <text:p>-10</text:p>
          </table:table-cell>
          <table:table-cell office:value-type="float" office:value="-75" calcext:value-type="float">
            <text:p>-75</text:p>
          </table:table-cell>
          <table:table-cell office:value-type="float" office:value="-23.7348" calcext:value-type="float">
            <text:p>-23.7348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0" calcext:value-type="float">
            <text:p>-10</text:p>
          </table:table-cell>
          <table:table-cell office:value-type="float" office:value="-64" calcext:value-type="float">
            <text:p>-64</text:p>
          </table:table-cell>
          <table:table-cell office:value-type="float" office:value="-23.3796" calcext:value-type="float">
            <text:p>-23.3796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0" calcext:value-type="float">
            <text:p>-10</text:p>
          </table:table-cell>
          <table:table-cell office:value-type="float" office:value="-72" calcext:value-type="float">
            <text:p>-72</text:p>
          </table:table-cell>
          <table:table-cell office:value-type="float" office:value="-22.9592" calcext:value-type="float">
            <text:p>-22.9592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0" calcext:value-type="float">
            <text:p>-10</text:p>
          </table:table-cell>
          <table:table-cell office:value-type="float" office:value="-71" calcext:value-type="float">
            <text:p>-71</text:p>
          </table:table-cell>
          <table:table-cell office:value-type="float" office:value="-22.9288" calcext:value-type="float">
            <text:p>-22.9288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1" calcext:value-type="float">
            <text:p>-11</text:p>
          </table:table-cell>
          <table:table-cell office:value-type="float" office:value="-78" calcext:value-type="float">
            <text:p>-78</text:p>
          </table:table-cell>
          <table:table-cell office:value-type="float" office:value="-22.7972" calcext:value-type="float">
            <text:p>-22.7972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" calcext:value-type="float">
            <text:p>-11</text:p>
          </table:table-cell>
          <table:table-cell office:value-type="float" office:value="-68" calcext:value-type="float">
            <text:p>-68</text:p>
          </table:table-cell>
          <table:table-cell office:value-type="float" office:value="-22.754" calcext:value-type="float">
            <text:p>-22.754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1" calcext:value-type="float">
            <text:p>-11</text:p>
          </table:table-cell>
          <table:table-cell office:value-type="float" office:value="-65" calcext:value-type="float">
            <text:p>-65</text:p>
          </table:table-cell>
          <table:table-cell office:value-type="float" office:value="-22.3684" calcext:value-type="float">
            <text:p>-22.3684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8" calcext:value-type="float">
            <text:p>-8</text:p>
          </table:table-cell>
          <table:table-cell office:value-type="float" office:value="-84" calcext:value-type="float">
            <text:p>-84</text:p>
          </table:table-cell>
          <table:table-cell office:value-type="float" office:value="-22.0556" calcext:value-type="float">
            <text:p>-22.0556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8" calcext:value-type="float">
            <text:p>-8</text:p>
          </table:table-cell>
          <table:table-cell office:value-type="float" office:value="-75" calcext:value-type="float">
            <text:p>-75</text:p>
          </table:table-cell>
          <table:table-cell office:value-type="float" office:value="-22.0544" calcext:value-type="float">
            <text:p>-22.0544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7" calcext:value-type="float">
            <text:p>-7</text:p>
          </table:table-cell>
          <table:table-cell office:value-type="float" office:value="-69" calcext:value-type="float">
            <text:p>-69</text:p>
          </table:table-cell>
          <table:table-cell office:value-type="float" office:value="-21.8996" calcext:value-type="float">
            <text:p>-21.8996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7" calcext:value-type="float">
            <text:p>-7</text:p>
          </table:table-cell>
          <table:table-cell office:value-type="float" office:value="-83" calcext:value-type="float">
            <text:p>-83</text:p>
          </table:table-cell>
          <table:table-cell office:value-type="float" office:value="-21.7556" calcext:value-type="float">
            <text:p>-21.7556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7" calcext:value-type="float">
            <text:p>-7</text:p>
          </table:table-cell>
          <table:table-cell office:value-type="float" office:value="-71" calcext:value-type="float">
            <text:p>-71</text:p>
          </table:table-cell>
          <table:table-cell office:value-type="float" office:value="-21.8796" calcext:value-type="float">
            <text:p>-21.8796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7" calcext:value-type="float">
            <text:p>-7</text:p>
          </table:table-cell>
          <table:table-cell office:value-type="float" office:value="-95" calcext:value-type="float">
            <text:p>-95</text:p>
          </table:table-cell>
          <table:table-cell office:value-type="float" office:value="-21.5448" calcext:value-type="float">
            <text:p>-21.5448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7" calcext:value-type="float">
            <text:p>-7</text:p>
          </table:table-cell>
          <table:table-cell office:value-type="float" office:value="-89" calcext:value-type="float">
            <text:p>-89</text:p>
          </table:table-cell>
          <table:table-cell office:value-type="float" office:value="-21.4752" calcext:value-type="float">
            <text:p>-21.4752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7" calcext:value-type="float">
            <text:p>-7</text:p>
          </table:table-cell>
          <table:table-cell office:value-type="float" office:value="-79" calcext:value-type="float">
            <text:p>-79</text:p>
          </table:table-cell>
          <table:table-cell office:value-type="float" office:value="-21.5048" calcext:value-type="float">
            <text:p>-21.5048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7" calcext:value-type="float">
            <text:p>-7</text:p>
          </table:table-cell>
          <table:table-cell office:value-type="float" office:value="-68" calcext:value-type="float">
            <text:p>-68</text:p>
          </table:table-cell>
          <table:table-cell office:value-type="float" office:value="-21.2784" calcext:value-type="float">
            <text:p>-21.2784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7" calcext:value-type="float">
            <text:p>-7</text:p>
          </table:table-cell>
          <table:table-cell office:value-type="float" office:value="-78" calcext:value-type="float">
            <text:p>-78</text:p>
          </table:table-cell>
          <table:table-cell office:value-type="float" office:value="-20.9256" calcext:value-type="float">
            <text:p>-20.9256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5" calcext:value-type="float">
            <text:p>-5</text:p>
          </table:table-cell>
          <table:table-cell office:value-type="float" office:value="-82" calcext:value-type="float">
            <text:p>-82</text:p>
          </table:table-cell>
          <table:table-cell office:value-type="float" office:value="-20.8736" calcext:value-type="float">
            <text:p>-20.8736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5" calcext:value-type="float">
            <text:p>-5</text:p>
          </table:table-cell>
          <table:table-cell office:value-type="float" office:value="-76" calcext:value-type="float">
            <text:p>-76</text:p>
          </table:table-cell>
          <table:table-cell office:value-type="float" office:value="-20.7904" calcext:value-type="float">
            <text:p>-20.7904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5" calcext:value-type="float">
            <text:p>-5</text:p>
          </table:table-cell>
          <table:table-cell office:value-type="float" office:value="-91" calcext:value-type="float">
            <text:p>-91</text:p>
          </table:table-cell>
          <table:table-cell office:value-type="float" office:value="-20.744" calcext:value-type="float">
            <text:p>-20.744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5" calcext:value-type="float">
            <text:p>-5</text:p>
          </table:table-cell>
          <table:table-cell office:value-type="float" office:value="-81" calcext:value-type="float">
            <text:p>-81</text:p>
          </table:table-cell>
          <table:table-cell office:value-type="float" office:value="-20.6832" calcext:value-type="float">
            <text:p>-20.6832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5" calcext:value-type="float">
            <text:p>-5</text:p>
          </table:table-cell>
          <table:table-cell office:value-type="float" office:value="-82" calcext:value-type="float">
            <text:p>-82</text:p>
          </table:table-cell>
          <table:table-cell office:value-type="float" office:value="-20.4208" calcext:value-type="float">
            <text:p>-20.4208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5" calcext:value-type="float">
            <text:p>-5</text:p>
          </table:table-cell>
          <table:table-cell office:value-type="float" office:value="-67" calcext:value-type="float">
            <text:p>-67</text:p>
          </table:table-cell>
          <table:table-cell office:value-type="float" office:value="-20.4068" calcext:value-type="float">
            <text:p>-20.4068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5" calcext:value-type="float">
            <text:p>-5</text:p>
          </table:table-cell>
          <table:table-cell office:value-type="float" office:value="-84" calcext:value-type="float">
            <text:p>-84</text:p>
          </table:table-cell>
          <table:table-cell office:value-type="float" office:value="-19.8352" calcext:value-type="float">
            <text:p>-19.8352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office:value-type="float" office:value="-77" calcext:value-type="float">
            <text:p>-77</text:p>
          </table:table-cell>
          <table:table-cell office:value-type="float" office:value="-19.8724" calcext:value-type="float">
            <text:p>-19.8724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5" calcext:value-type="float">
            <text:p>-5</text:p>
          </table:table-cell>
          <table:table-cell office:value-type="float" office:value="-81" calcext:value-type="float">
            <text:p>-81</text:p>
          </table:table-cell>
          <table:table-cell office:value-type="float" office:value="-19.6632" calcext:value-type="float">
            <text:p>-19.6632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5" calcext:value-type="float">
            <text:p>-5</text:p>
          </table:table-cell>
          <table:table-cell office:value-type="float" office:value="-71" calcext:value-type="float">
            <text:p>-71</text:p>
          </table:table-cell>
          <table:table-cell office:value-type="float" office:value="-19.344" calcext:value-type="float">
            <text:p>-19.344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5" calcext:value-type="float">
            <text:p>-5</text:p>
          </table:table-cell>
          <table:table-cell office:value-type="float" office:value="-80" calcext:value-type="float">
            <text:p>-80</text:p>
          </table:table-cell>
          <table:table-cell office:value-type="float" office:value="-19.032" calcext:value-type="float">
            <text:p>-19.032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5" calcext:value-type="float">
            <text:p>-5</text:p>
          </table:table-cell>
          <table:table-cell office:value-type="float" office:value="-75" calcext:value-type="float">
            <text:p>-75</text:p>
          </table:table-cell>
          <table:table-cell office:value-type="float" office:value="-19.0024" calcext:value-type="float">
            <text:p>-19.0024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5" calcext:value-type="float">
            <text:p>-5</text:p>
          </table:table-cell>
          <table:table-cell office:value-type="float" office:value="-76" calcext:value-type="float">
            <text:p>-76</text:p>
          </table:table-cell>
          <table:table-cell office:value-type="float" office:value="-18.896" calcext:value-type="float">
            <text:p>-18.896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4" calcext:value-type="float">
            <text:p>-4</text:p>
          </table:table-cell>
          <table:table-cell office:value-type="float" office:value="-74" calcext:value-type="float">
            <text:p>-74</text:p>
          </table:table-cell>
          <table:table-cell office:value-type="float" office:value="-18.6016" calcext:value-type="float">
            <text:p>-18.6016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4" calcext:value-type="float">
            <text:p>-4</text:p>
          </table:table-cell>
          <table:table-cell office:value-type="float" office:value="-81" calcext:value-type="float">
            <text:p>-81</text:p>
          </table:table-cell>
          <table:table-cell office:value-type="float" office:value="-18.4584" calcext:value-type="float">
            <text:p>-18.4584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4" calcext:value-type="float">
            <text:p>-4</text:p>
          </table:table-cell>
          <table:table-cell office:value-type="float" office:value="-64" calcext:value-type="float">
            <text:p>-64</text:p>
          </table:table-cell>
          <table:table-cell office:value-type="float" office:value="-18.2676" calcext:value-type="float">
            <text:p>-18.2676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4" calcext:value-type="float">
            <text:p>-4</text:p>
          </table:table-cell>
          <table:table-cell office:value-type="float" office:value="-77" calcext:value-type="float">
            <text:p>-77</text:p>
          </table:table-cell>
          <table:table-cell office:value-type="float" office:value="-18.0388" calcext:value-type="float">
            <text:p>-18.0388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4" calcext:value-type="float">
            <text:p>-4</text:p>
          </table:table-cell>
          <table:table-cell office:value-type="float" office:value="-84" calcext:value-type="float">
            <text:p>-84</text:p>
          </table:table-cell>
          <table:table-cell office:value-type="float" office:value="-17.7384" calcext:value-type="float">
            <text:p>-17.7384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4" calcext:value-type="float">
            <text:p>-4</text:p>
          </table:table-cell>
          <table:table-cell office:value-type="float" office:value="-106" calcext:value-type="float">
            <text:p>-106</text:p>
          </table:table-cell>
          <table:table-cell office:value-type="float" office:value="-17.8632" calcext:value-type="float">
            <text:p>-17.8632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4" calcext:value-type="float">
            <text:p>-4</text:p>
          </table:table-cell>
          <table:table-cell office:value-type="float" office:value="-68" calcext:value-type="float">
            <text:p>-68</text:p>
          </table:table-cell>
          <table:table-cell office:value-type="float" office:value="-17.9284" calcext:value-type="float">
            <text:p>-17.9284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4" calcext:value-type="float">
            <text:p>-4</text:p>
          </table:table-cell>
          <table:table-cell office:value-type="float" office:value="-78" calcext:value-type="float">
            <text:p>-78</text:p>
          </table:table-cell>
          <table:table-cell office:value-type="float" office:value="-17.4664" calcext:value-type="float">
            <text:p>-17.4664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4" calcext:value-type="float">
            <text:p>-4</text:p>
          </table:table-cell>
          <table:table-cell office:value-type="float" office:value="-83" calcext:value-type="float">
            <text:p>-83</text:p>
          </table:table-cell>
          <table:table-cell office:value-type="float" office:value="-17.3552" calcext:value-type="float">
            <text:p>-17.3552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4" calcext:value-type="float">
            <text:p>-4</text:p>
          </table:table-cell>
          <table:table-cell office:value-type="float" office:value="-85" calcext:value-type="float">
            <text:p>-85</text:p>
          </table:table-cell>
          <table:table-cell office:value-type="float" office:value="-17.1264" calcext:value-type="float">
            <text:p>-17.1264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17.1652" calcext:value-type="float">
            <text:p>-17.1652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4" calcext:value-type="float">
            <text:p>-4</text:p>
          </table:table-cell>
          <table:table-cell office:value-type="float" office:value="-90" calcext:value-type="float">
            <text:p>-90</text:p>
          </table:table-cell>
          <table:table-cell office:value-type="float" office:value="-16.6404" calcext:value-type="float">
            <text:p>-16.6404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4" calcext:value-type="float">
            <text:p>-4</text:p>
          </table:table-cell>
          <table:table-cell office:value-type="float" office:value="-68" calcext:value-type="float">
            <text:p>-68</text:p>
          </table:table-cell>
          <table:table-cell office:value-type="float" office:value="-16.7396" calcext:value-type="float">
            <text:p>-16.7396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4" calcext:value-type="float">
            <text:p>-4</text:p>
          </table:table-cell>
          <table:table-cell office:value-type="float" office:value="-66" calcext:value-type="float">
            <text:p>-66</text:p>
          </table:table-cell>
          <table:table-cell office:value-type="float" office:value="-16.5372" calcext:value-type="float">
            <text:p>-16.5372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4" calcext:value-type="float">
            <text:p>-4</text:p>
          </table:table-cell>
          <table:table-cell office:value-type="float" office:value="-73" calcext:value-type="float">
            <text:p>-73</text:p>
          </table:table-cell>
          <table:table-cell office:value-type="float" office:value="-16.184" calcext:value-type="float">
            <text:p>-16.184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4" calcext:value-type="float">
            <text:p>-4</text:p>
          </table:table-cell>
          <table:table-cell office:value-type="float" office:value="-65" calcext:value-type="float">
            <text:p>-65</text:p>
          </table:table-cell>
          <table:table-cell office:value-type="float" office:value="-15.9744" calcext:value-type="float">
            <text:p>-15.9744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15.694" calcext:value-type="float">
            <text:p>-15.694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4" calcext:value-type="float">
            <text:p>-4</text:p>
          </table:table-cell>
          <table:table-cell office:value-type="float" office:value="-81" calcext:value-type="float">
            <text:p>-81</text:p>
          </table:table-cell>
          <table:table-cell office:value-type="float" office:value="-15.332" calcext:value-type="float">
            <text:p>-15.332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4" calcext:value-type="float">
            <text:p>-4</text:p>
          </table:table-cell>
          <table:table-cell office:value-type="float" office:value="-74" calcext:value-type="float">
            <text:p>-74</text:p>
          </table:table-cell>
          <table:table-cell office:value-type="float" office:value="-15.5572" calcext:value-type="float">
            <text:p>-15.5572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4" calcext:value-type="float">
            <text:p>-4</text:p>
          </table:table-cell>
          <table:table-cell office:value-type="float" office:value="-70" calcext:value-type="float">
            <text:p>-70</text:p>
          </table:table-cell>
          <table:table-cell office:value-type="float" office:value="-15.278" calcext:value-type="float">
            <text:p>-15.278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4" calcext:value-type="float">
            <text:p>-4</text:p>
          </table:table-cell>
          <table:table-cell office:value-type="float" office:value="-64" calcext:value-type="float">
            <text:p>-64</text:p>
          </table:table-cell>
          <table:table-cell office:value-type="float" office:value="-15.0588" calcext:value-type="float">
            <text:p>-15.0588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4" calcext:value-type="float">
            <text:p>-4</text:p>
          </table:table-cell>
          <table:table-cell office:value-type="float" office:value="-60" calcext:value-type="float">
            <text:p>-60</text:p>
          </table:table-cell>
          <table:table-cell office:value-type="float" office:value="-14.7484" calcext:value-type="float">
            <text:p>-14.7484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4" calcext:value-type="float">
            <text:p>-4</text:p>
          </table:table-cell>
          <table:table-cell office:value-type="float" office:value="-83" calcext:value-type="float">
            <text:p>-83</text:p>
          </table:table-cell>
          <table:table-cell office:value-type="float" office:value="-14.5628" calcext:value-type="float">
            <text:p>-14.5628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4" calcext:value-type="float">
            <text:p>-4</text:p>
          </table:table-cell>
          <table:table-cell office:value-type="float" office:value="-65" calcext:value-type="float">
            <text:p>-65</text:p>
          </table:table-cell>
          <table:table-cell office:value-type="float" office:value="-14.624" calcext:value-type="float">
            <text:p>-14.624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4" calcext:value-type="float">
            <text:p>-4</text:p>
          </table:table-cell>
          <table:table-cell office:value-type="float" office:value="-69" calcext:value-type="float">
            <text:p>-69</text:p>
          </table:table-cell>
          <table:table-cell office:value-type="float" office:value="-14.3472" calcext:value-type="float">
            <text:p>-14.3472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4" calcext:value-type="float">
            <text:p>-4</text:p>
          </table:table-cell>
          <table:table-cell office:value-type="float" office:value="-66" calcext:value-type="float">
            <text:p>-66</text:p>
          </table:table-cell>
          <table:table-cell office:value-type="float" office:value="-14.1792" calcext:value-type="float">
            <text:p>-14.1792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4" calcext:value-type="float">
            <text:p>-4</text:p>
          </table:table-cell>
          <table:table-cell office:value-type="float" office:value="-58" calcext:value-type="float">
            <text:p>-58</text:p>
          </table:table-cell>
          <table:table-cell office:value-type="float" office:value="-13.8664" calcext:value-type="float">
            <text:p>-13.8664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4" calcext:value-type="float">
            <text:p>-4</text:p>
          </table:table-cell>
          <table:table-cell office:value-type="float" office:value="-64" calcext:value-type="float">
            <text:p>-64</text:p>
          </table:table-cell>
          <table:table-cell office:value-type="float" office:value="-13.4748" calcext:value-type="float">
            <text:p>-13.4748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4" calcext:value-type="float">
            <text:p>-4</text:p>
          </table:table-cell>
          <table:table-cell office:value-type="float" office:value="-62" calcext:value-type="float">
            <text:p>-62</text:p>
          </table:table-cell>
          <table:table-cell office:value-type="float" office:value="-13.3756" calcext:value-type="float">
            <text:p>-13.3756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4" calcext:value-type="float">
            <text:p>-4</text:p>
          </table:table-cell>
          <table:table-cell office:value-type="float" office:value="-68" calcext:value-type="float">
            <text:p>-68</text:p>
          </table:table-cell>
          <table:table-cell office:value-type="float" office:value="-13.2292" calcext:value-type="float">
            <text:p>-13.2292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4" calcext:value-type="float">
            <text:p>-4</text:p>
          </table:table-cell>
          <table:table-cell office:value-type="float" office:value="-91" calcext:value-type="float">
            <text:p>-91</text:p>
          </table:table-cell>
          <table:table-cell office:value-type="float" office:value="-13.0048" calcext:value-type="float">
            <text:p>-13.0048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4" calcext:value-type="float">
            <text:p>-4</text:p>
          </table:table-cell>
          <table:table-cell office:value-type="float" office:value="-65" calcext:value-type="float">
            <text:p>-65</text:p>
          </table:table-cell>
          <table:table-cell office:value-type="float" office:value="-13.2232" calcext:value-type="float">
            <text:p>-13.2232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4" calcext:value-type="float">
            <text:p>-4</text:p>
          </table:table-cell>
          <table:table-cell office:value-type="float" office:value="-64" calcext:value-type="float">
            <text:p>-64</text:p>
          </table:table-cell>
          <table:table-cell office:value-type="float" office:value="-12.9376" calcext:value-type="float">
            <text:p>-12.9376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12.61" calcext:value-type="float">
            <text:p>-12.61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12.4472" calcext:value-type="float">
            <text:p>-12.4472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4" calcext:value-type="float">
            <text:p>-4</text:p>
          </table:table-cell>
          <table:table-cell office:value-type="float" office:value="-74" calcext:value-type="float">
            <text:p>-74</text:p>
          </table:table-cell>
          <table:table-cell office:value-type="float" office:value="-12.2644" calcext:value-type="float">
            <text:p>-12.2644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12.2648" calcext:value-type="float">
            <text:p>-12.2648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4" calcext:value-type="float">
            <text:p>-4</text:p>
          </table:table-cell>
          <table:table-cell office:value-type="float" office:value="-70" calcext:value-type="float">
            <text:p>-70</text:p>
          </table:table-cell>
          <table:table-cell office:value-type="float" office:value="-12.044" calcext:value-type="float">
            <text:p>-12.044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4" calcext:value-type="float">
            <text:p>-4</text:p>
          </table:table-cell>
          <table:table-cell office:value-type="float" office:value="-61" calcext:value-type="float">
            <text:p>-61</text:p>
          </table:table-cell>
          <table:table-cell office:value-type="float" office:value="-12.0064" calcext:value-type="float">
            <text:p>-12.0064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4" calcext:value-type="float">
            <text:p>-4</text:p>
          </table:table-cell>
          <table:table-cell office:value-type="float" office:value="-80" calcext:value-type="float">
            <text:p>-80</text:p>
          </table:table-cell>
          <table:table-cell office:value-type="float" office:value="-11.4668" calcext:value-type="float">
            <text:p>-11.4668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4" calcext:value-type="float">
            <text:p>-4</text:p>
          </table:table-cell>
          <table:table-cell office:value-type="float" office:value="-61" calcext:value-type="float">
            <text:p>-61</text:p>
          </table:table-cell>
          <table:table-cell office:value-type="float" office:value="-11.6252" calcext:value-type="float">
            <text:p>-11.6252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4" calcext:value-type="float">
            <text:p>-4</text:p>
          </table:table-cell>
          <table:table-cell office:value-type="float" office:value="-85" calcext:value-type="float">
            <text:p>-85</text:p>
          </table:table-cell>
          <table:table-cell office:value-type="float" office:value="-11.4296" calcext:value-type="float">
            <text:p>-11.4296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11.6996" calcext:value-type="float">
            <text:p>-11.6996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4" calcext:value-type="float">
            <text:p>-4</text:p>
          </table:table-cell>
          <table:table-cell office:value-type="float" office:value="-78" calcext:value-type="float">
            <text:p>-78</text:p>
          </table:table-cell>
          <table:table-cell office:value-type="float" office:value="-11.3992" calcext:value-type="float">
            <text:p>-11.3992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4" calcext:value-type="float">
            <text:p>-4</text:p>
          </table:table-cell>
          <table:table-cell office:value-type="float" office:value="-74" calcext:value-type="float">
            <text:p>-74</text:p>
          </table:table-cell>
          <table:table-cell office:value-type="float" office:value="-11.2376" calcext:value-type="float">
            <text:p>-11.2376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4" calcext:value-type="float">
            <text:p>-4</text:p>
          </table:table-cell>
          <table:table-cell office:value-type="float" office:value="-66" calcext:value-type="float">
            <text:p>-66</text:p>
          </table:table-cell>
          <table:table-cell office:value-type="float" office:value="-11.208" calcext:value-type="float">
            <text:p>-11.208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11.1128" calcext:value-type="float">
            <text:p>-11.1128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4" calcext:value-type="float">
            <text:p>-4</text:p>
          </table:table-cell>
          <table:table-cell office:value-type="float" office:value="-73" calcext:value-type="float">
            <text:p>-73</text:p>
          </table:table-cell>
          <table:table-cell office:value-type="float" office:value="-10.8628" calcext:value-type="float">
            <text:p>-10.8628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4" calcext:value-type="float">
            <text:p>-4</text:p>
          </table:table-cell>
          <table:table-cell office:value-type="float" office:value="-76" calcext:value-type="float">
            <text:p>-76</text:p>
          </table:table-cell>
          <table:table-cell office:value-type="float" office:value="-10.7764" calcext:value-type="float">
            <text:p>-10.7764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3" calcext:value-type="float">
            <text:p>-3</text:p>
          </table:table-cell>
          <table:table-cell office:value-type="float" office:value="-67" calcext:value-type="float">
            <text:p>-67</text:p>
          </table:table-cell>
          <table:table-cell office:value-type="float" office:value="-10.7952" calcext:value-type="float">
            <text:p>-10.7952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10.7036" calcext:value-type="float">
            <text:p>-10.7036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10.4332" calcext:value-type="float">
            <text:p>-10.4332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10.4252" calcext:value-type="float">
            <text:p>-10.4252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3" calcext:value-type="float">
            <text:p>-3</text:p>
          </table:table-cell>
          <table:table-cell office:value-type="float" office:value="-83" calcext:value-type="float">
            <text:p>-83</text:p>
          </table:table-cell>
          <table:table-cell office:value-type="float" office:value="-10.1496" calcext:value-type="float">
            <text:p>-10.1496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10.2912" calcext:value-type="float">
            <text:p>-10.2912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3" calcext:value-type="float">
            <text:p>-3</text:p>
          </table:table-cell>
          <table:table-cell office:value-type="float" office:value="-76" calcext:value-type="float">
            <text:p>-76</text:p>
          </table:table-cell>
          <table:table-cell office:value-type="float" office:value="-10.0596" calcext:value-type="float">
            <text:p>-10.0596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3" calcext:value-type="float">
            <text:p>-3</text:p>
          </table:table-cell>
          <table:table-cell office:value-type="float" office:value="-68" calcext:value-type="float">
            <text:p>-68</text:p>
          </table:table-cell>
          <table:table-cell office:value-type="float" office:value="-10.196" calcext:value-type="float">
            <text:p>-10.196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10.1428" calcext:value-type="float">
            <text:p>-10.1428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3" calcext:value-type="float">
            <text:p>-3</text:p>
          </table:table-cell>
          <table:table-cell office:value-type="float" office:value="-82" calcext:value-type="float">
            <text:p>-82</text:p>
          </table:table-cell>
          <table:table-cell office:value-type="float" office:value="-9.6824" calcext:value-type="float">
            <text:p>-9.6824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3" calcext:value-type="float">
            <text:p>-3</text:p>
          </table:table-cell>
          <table:table-cell office:value-type="float" office:value="-62" calcext:value-type="float">
            <text:p>-62</text:p>
          </table:table-cell>
          <table:table-cell office:value-type="float" office:value="-9.798" calcext:value-type="float">
            <text:p>-9.798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9.568" calcext:value-type="float">
            <text:p>-9.568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3" calcext:value-type="float">
            <text:p>-3</text:p>
          </table:table-cell>
          <table:table-cell office:value-type="float" office:value="-70" calcext:value-type="float">
            <text:p>-70</text:p>
          </table:table-cell>
          <table:table-cell office:value-type="float" office:value="-9.3864" calcext:value-type="float">
            <text:p>-9.3864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9.6716" calcext:value-type="float">
            <text:p>-9.6716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9.434" calcext:value-type="float">
            <text:p>-9.434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" calcext:value-type="float">
            <text:p>-3</text:p>
          </table:table-cell>
          <table:table-cell office:value-type="float" office:value="-73" calcext:value-type="float">
            <text:p>-73</text:p>
          </table:table-cell>
          <table:table-cell office:value-type="float" office:value="-9.2704" calcext:value-type="float">
            <text:p>-9.2704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9.2316" calcext:value-type="float">
            <text:p>-9.2316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9.0988" calcext:value-type="float">
            <text:p>-9.0988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3" calcext:value-type="float">
            <text:p>-3</text:p>
          </table:table-cell>
          <table:table-cell office:value-type="float" office:value="-80" calcext:value-type="float">
            <text:p>-80</text:p>
          </table:table-cell>
          <table:table-cell office:value-type="float" office:value="-9.1004" calcext:value-type="float">
            <text:p>-9.1004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3" calcext:value-type="float">
            <text:p>-3</text:p>
          </table:table-cell>
          <table:table-cell office:value-type="float" office:value="-87" calcext:value-type="float">
            <text:p>-87</text:p>
          </table:table-cell>
          <table:table-cell office:value-type="float" office:value="-9.2124" calcext:value-type="float">
            <text:p>-9.2124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3" calcext:value-type="float">
            <text:p>-3</text:p>
          </table:table-cell>
          <table:table-cell office:value-type="float" office:value="-89" calcext:value-type="float">
            <text:p>-89</text:p>
          </table:table-cell>
          <table:table-cell office:value-type="float" office:value="-9.2456" calcext:value-type="float">
            <text:p>-9.2456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3" calcext:value-type="float">
            <text:p>-3</text:p>
          </table:table-cell>
          <table:table-cell office:value-type="float" office:value="-69" calcext:value-type="float">
            <text:p>-69</text:p>
          </table:table-cell>
          <table:table-cell office:value-type="float" office:value="-9.4132" calcext:value-type="float">
            <text:p>-9.4132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3" calcext:value-type="float">
            <text:p>-3</text:p>
          </table:table-cell>
          <table:table-cell office:value-type="float" office:value="-62" calcext:value-type="float">
            <text:p>-62</text:p>
          </table:table-cell>
          <table:table-cell office:value-type="float" office:value="-9.2256" calcext:value-type="float">
            <text:p>-9.2256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9.3192" calcext:value-type="float">
            <text:p>-9.3192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9.0344" calcext:value-type="float">
            <text:p>-9.0344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8.782" calcext:value-type="float">
            <text:p>-8.782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3" calcext:value-type="float">
            <text:p>-3</text:p>
          </table:table-cell>
          <table:table-cell office:value-type="float" office:value="-80" calcext:value-type="float">
            <text:p>-80</text:p>
          </table:table-cell>
          <table:table-cell office:value-type="float" office:value="-8.6904" calcext:value-type="float">
            <text:p>-8.6904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8.7644" calcext:value-type="float">
            <text:p>-8.7644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3" calcext:value-type="float">
            <text:p>-3</text:p>
          </table:table-cell>
          <table:table-cell office:value-type="float" office:value="-52" calcext:value-type="float">
            <text:p>-52</text:p>
          </table:table-cell>
          <table:table-cell office:value-type="float" office:value="-8.6844" calcext:value-type="float">
            <text:p>-8.6844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3" calcext:value-type="float">
            <text:p>-3</text:p>
          </table:table-cell>
          <table:table-cell office:value-type="float" office:value="-75" calcext:value-type="float">
            <text:p>-75</text:p>
          </table:table-cell>
          <table:table-cell office:value-type="float" office:value="-8.2332" calcext:value-type="float">
            <text:p>-8.2332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 office:value-type="float" office:value="-8.5132" calcext:value-type="float">
            <text:p>-8.5132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8.1932" calcext:value-type="float">
            <text:p>-8.1932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8.2464" calcext:value-type="float">
            <text:p>-8.2464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8.1136" calcext:value-type="float">
            <text:p>-8.1136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3" calcext:value-type="float">
            <text:p>-3</text:p>
          </table:table-cell>
          <table:table-cell office:value-type="float" office:value="-76" calcext:value-type="float">
            <text:p>-76</text:p>
          </table:table-cell>
          <table:table-cell office:value-type="float" office:value="-8.4348" calcext:value-type="float">
            <text:p>-8.4348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8.414" calcext:value-type="float">
            <text:p>-8.414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3" calcext:value-type="float">
            <text:p>-3</text:p>
          </table:table-cell>
          <table:table-cell office:value-type="float" office:value="-70" calcext:value-type="float">
            <text:p>-70</text:p>
          </table:table-cell>
          <table:table-cell office:value-type="float" office:value="-8.3164" calcext:value-type="float">
            <text:p>-8.3164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3" calcext:value-type="float">
            <text:p>-3</text:p>
          </table:table-cell>
          <table:table-cell office:value-type="float" office:value="-70" calcext:value-type="float">
            <text:p>-70</text:p>
          </table:table-cell>
          <table:table-cell office:value-type="float" office:value="-8.4284" calcext:value-type="float">
            <text:p>-8.4284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3" calcext:value-type="float">
            <text:p>-3</text:p>
          </table:table-cell>
          <table:table-cell office:value-type="float" office:value="-62" calcext:value-type="float">
            <text:p>-62</text:p>
          </table:table-cell>
          <table:table-cell office:value-type="float" office:value="-8.2928" calcext:value-type="float">
            <text:p>-8.2928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3" calcext:value-type="float">
            <text:p>-3</text:p>
          </table:table-cell>
          <table:table-cell office:value-type="float" office:value="-68" calcext:value-type="float">
            <text:p>-68</text:p>
          </table:table-cell>
          <table:table-cell office:value-type="float" office:value="-8.3108" calcext:value-type="float">
            <text:p>-8.3108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8.2992" calcext:value-type="float">
            <text:p>-8.2992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 office:value-type="float" office:value="-8.1244" calcext:value-type="float">
            <text:p>-8.1244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7.9564" calcext:value-type="float">
            <text:p>-7.9564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7.9572" calcext:value-type="float">
            <text:p>-7.9572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3" calcext:value-type="float">
            <text:p>-3</text:p>
          </table:table-cell>
          <table:table-cell office:value-type="float" office:value="-90" calcext:value-type="float">
            <text:p>-90</text:p>
          </table:table-cell>
          <table:table-cell office:value-type="float" office:value="-7.8996" calcext:value-type="float">
            <text:p>-7.8996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" calcext:value-type="float">
            <text:p>-3</text:p>
          </table:table-cell>
          <table:table-cell office:value-type="float" office:value="-85" calcext:value-type="float">
            <text:p>-85</text:p>
          </table:table-cell>
          <table:table-cell office:value-type="float" office:value="-8.2636" calcext:value-type="float">
            <text:p>-8.2636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3" calcext:value-type="float">
            <text:p>-3</text:p>
          </table:table-cell>
          <table:table-cell office:value-type="float" office:value="-73" calcext:value-type="float">
            <text:p>-73</text:p>
          </table:table-cell>
          <table:table-cell office:value-type="float" office:value="-8.304" calcext:value-type="float">
            <text:p>-8.304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3" calcext:value-type="float">
            <text:p>-3</text:p>
          </table:table-cell>
          <table:table-cell office:value-type="float" office:value="-80" calcext:value-type="float">
            <text:p>-80</text:p>
          </table:table-cell>
          <table:table-cell office:value-type="float" office:value="-8.2044" calcext:value-type="float">
            <text:p>-8.2044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8.4344" calcext:value-type="float">
            <text:p>-8.4344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8.2096" calcext:value-type="float">
            <text:p>-8.2096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3" calcext:value-type="float">
            <text:p>-3</text:p>
          </table:table-cell>
          <table:table-cell office:value-type="float" office:value="-79" calcext:value-type="float">
            <text:p>-79</text:p>
          </table:table-cell>
          <table:table-cell office:value-type="float" office:value="-8.0744" calcext:value-type="float">
            <text:p>-8.0744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3" calcext:value-type="float">
            <text:p>-3</text:p>
          </table:table-cell>
          <table:table-cell office:value-type="float" office:value="-70" calcext:value-type="float">
            <text:p>-70</text:p>
          </table:table-cell>
          <table:table-cell office:value-type="float" office:value="-8.1144" calcext:value-type="float">
            <text:p>-8.1144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8.2484" calcext:value-type="float">
            <text:p>-8.2484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3" calcext:value-type="float">
            <text:p>-3</text:p>
          </table:table-cell>
          <table:table-cell office:value-type="float" office:value="-53" calcext:value-type="float">
            <text:p>-53</text:p>
          </table:table-cell>
          <table:table-cell office:value-type="float" office:value="-7.8104" calcext:value-type="float">
            <text:p>-7.8104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7.5148" calcext:value-type="float">
            <text:p>-7.5148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3" calcext:value-type="float">
            <text:p>-3</text:p>
          </table:table-cell>
          <table:table-cell office:value-type="float" office:value="-75" calcext:value-type="float">
            <text:p>-75</text:p>
          </table:table-cell>
          <table:table-cell office:value-type="float" office:value="-7.4836" calcext:value-type="float">
            <text:p>-7.4836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3" calcext:value-type="float">
            <text:p>-3</text:p>
          </table:table-cell>
          <table:table-cell office:value-type="float" office:value="-97" calcext:value-type="float">
            <text:p>-97</text:p>
          </table:table-cell>
          <table:table-cell office:value-type="float" office:value="-7.7952" calcext:value-type="float">
            <text:p>-7.7952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3" calcext:value-type="float">
            <text:p>-3</text:p>
          </table:table-cell>
          <table:table-cell office:value-type="float" office:value="-68" calcext:value-type="float">
            <text:p>-68</text:p>
          </table:table-cell>
          <table:table-cell office:value-type="float" office:value="-8.0092" calcext:value-type="float">
            <text:p>-8.0092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3" calcext:value-type="float">
            <text:p>-3</text:p>
          </table:table-cell>
          <table:table-cell office:value-type="float" office:value="-74" calcext:value-type="float">
            <text:p>-74</text:p>
          </table:table-cell>
          <table:table-cell office:value-type="float" office:value="-7.9312" calcext:value-type="float">
            <text:p>-7.9312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7.8096" calcext:value-type="float">
            <text:p>-7.8096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3" calcext:value-type="float">
            <text:p>-3</text:p>
          </table:table-cell>
          <table:table-cell office:value-type="float" office:value="-55" calcext:value-type="float">
            <text:p>-55</text:p>
          </table:table-cell>
          <table:table-cell office:value-type="float" office:value="-7.6804" calcext:value-type="float">
            <text:p>-7.6804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7.444" calcext:value-type="float">
            <text:p>-7.444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3" calcext:value-type="float">
            <text:p>-3</text:p>
          </table:table-cell>
          <table:table-cell office:value-type="float" office:value="-71" calcext:value-type="float">
            <text:p>-71</text:p>
          </table:table-cell>
          <table:table-cell office:value-type="float" office:value="-7.3992" calcext:value-type="float">
            <text:p>-7.3992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3" calcext:value-type="float">
            <text:p>-3</text:p>
          </table:table-cell>
          <table:table-cell office:value-type="float" office:value="-68" calcext:value-type="float">
            <text:p>-68</text:p>
          </table:table-cell>
          <table:table-cell office:value-type="float" office:value="-7.6748" calcext:value-type="float">
            <text:p>-7.6748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7.8016" calcext:value-type="float">
            <text:p>-7.8016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 office:value-type="float" office:value="-7.5992" calcext:value-type="float">
            <text:p>-7.5992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7.7096" calcext:value-type="float">
            <text:p>-7.7096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7.4996" calcext:value-type="float">
            <text:p>-7.4996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7.492" calcext:value-type="float">
            <text:p>-7.492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7.202" calcext:value-type="float">
            <text:p>-7.202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7.3116" calcext:value-type="float">
            <text:p>-7.3116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3" calcext:value-type="float">
            <text:p>-3</text:p>
          </table:table-cell>
          <table:table-cell office:value-type="float" office:value="-71" calcext:value-type="float">
            <text:p>-71</text:p>
          </table:table-cell>
          <table:table-cell office:value-type="float" office:value="-7.3416" calcext:value-type="float">
            <text:p>-7.3416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3" calcext:value-type="float">
            <text:p>-3</text:p>
          </table:table-cell>
          <table:table-cell office:value-type="float" office:value="-71" calcext:value-type="float">
            <text:p>-71</text:p>
          </table:table-cell>
          <table:table-cell office:value-type="float" office:value="-7.448" calcext:value-type="float">
            <text:p>-7.448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7.7328" calcext:value-type="float">
            <text:p>-7.7328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7.778" calcext:value-type="float">
            <text:p>-7.778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2" calcext:value-type="float">
            <text:p>-2</text:p>
          </table:table-cell>
          <table:table-cell office:value-type="float" office:value="-81" calcext:value-type="float">
            <text:p>-81</text:p>
          </table:table-cell>
          <table:table-cell office:value-type="float" office:value="-7.588" calcext:value-type="float">
            <text:p>-7.588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7.8316" calcext:value-type="float">
            <text:p>-7.8316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7.6088" calcext:value-type="float">
            <text:p>-7.6088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2" calcext:value-type="float">
            <text:p>-2</text:p>
          </table:table-cell>
          <table:table-cell office:value-type="float" office:value="-81" calcext:value-type="float">
            <text:p>-81</text:p>
          </table:table-cell>
          <table:table-cell office:value-type="float" office:value="-7.5136" calcext:value-type="float">
            <text:p>-7.5136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2" calcext:value-type="float">
            <text:p>-2</text:p>
          </table:table-cell>
          <table:table-cell office:value-type="float" office:value="-73" calcext:value-type="float">
            <text:p>-73</text:p>
          </table:table-cell>
          <table:table-cell office:value-type="float" office:value="-7.6132" calcext:value-type="float">
            <text:p>-7.6132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7.4836" calcext:value-type="float">
            <text:p>-7.4836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7.5436" calcext:value-type="float">
            <text:p>-7.5436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7.4348" calcext:value-type="float">
            <text:p>-7.4348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7.1176" calcext:value-type="float">
            <text:p>-7.1176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7.0856" calcext:value-type="float">
            <text:p>-7.0856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7.192" calcext:value-type="float">
            <text:p>-7.192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7.2872" calcext:value-type="float">
            <text:p>-7.2872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2" calcext:value-type="float">
            <text:p>-2</text:p>
          </table:table-cell>
          <table:table-cell office:value-type="float" office:value="-86" calcext:value-type="float">
            <text:p>-86</text:p>
          </table:table-cell>
          <table:table-cell office:value-type="float" office:value="-7.2876" calcext:value-type="float">
            <text:p>-7.2876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7.5168" calcext:value-type="float">
            <text:p>-7.5168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7.4396" calcext:value-type="float">
            <text:p>-7.4396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7.4124" calcext:value-type="float">
            <text:p>-7.4124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7.0884" calcext:value-type="float">
            <text:p>-7.0884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7.218" calcext:value-type="float">
            <text:p>-7.218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7.2088" calcext:value-type="float">
            <text:p>-7.2088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2" calcext:value-type="float">
            <text:p>-2</text:p>
          </table:table-cell>
          <table:table-cell office:value-type="float" office:value="-85" calcext:value-type="float">
            <text:p>-85</text:p>
          </table:table-cell>
          <table:table-cell office:value-type="float" office:value="-6.9896" calcext:value-type="float">
            <text:p>-6.9896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7.1964" calcext:value-type="float">
            <text:p>-7.1964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7.0936" calcext:value-type="float">
            <text:p>-7.0936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2" calcext:value-type="float">
            <text:p>-2</text:p>
          </table:table-cell>
          <table:table-cell office:value-type="float" office:value="-79" calcext:value-type="float">
            <text:p>-79</text:p>
          </table:table-cell>
          <table:table-cell office:value-type="float" office:value="-6.8272" calcext:value-type="float">
            <text:p>-6.8272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7.1724" calcext:value-type="float">
            <text:p>-7.1724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2" calcext:value-type="float">
            <text:p>-2</text:p>
          </table:table-cell>
          <table:table-cell office:value-type="float" office:value="-76" calcext:value-type="float">
            <text:p>-76</text:p>
          </table:table-cell>
          <table:table-cell office:value-type="float" office:value="-7.2632" calcext:value-type="float">
            <text:p>-7.2632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2" calcext:value-type="float">
            <text:p>-2</text:p>
          </table:table-cell>
          <table:table-cell office:value-type="float" office:value="-78" calcext:value-type="float">
            <text:p>-78</text:p>
          </table:table-cell>
          <table:table-cell office:value-type="float" office:value="-7.4524" calcext:value-type="float">
            <text:p>-7.4524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7.6492" calcext:value-type="float">
            <text:p>-7.6492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2" calcext:value-type="float">
            <text:p>-2</text:p>
          </table:table-cell>
          <table:table-cell office:value-type="float" office:value="-67" calcext:value-type="float">
            <text:p>-67</text:p>
          </table:table-cell>
          <table:table-cell office:value-type="float" office:value="-7.3748" calcext:value-type="float">
            <text:p>-7.3748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7.3356" calcext:value-type="float">
            <text:p>-7.3356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7.3804" calcext:value-type="float">
            <text:p>-7.3804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7.2916" calcext:value-type="float">
            <text:p>-7.2916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6.9484" calcext:value-type="float">
            <text:p>-6.9484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6.962" calcext:value-type="float">
            <text:p>-6.962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7.012" calcext:value-type="float">
            <text:p>-7.012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2" calcext:value-type="float">
            <text:p>-2</text:p>
          </table:table-cell>
          <table:table-cell office:value-type="float" office:value="-70" calcext:value-type="float">
            <text:p>-70</text:p>
          </table:table-cell>
          <table:table-cell office:value-type="float" office:value="-7.2416" calcext:value-type="float">
            <text:p>-7.2416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2" calcext:value-type="float">
            <text:p>-2</text:p>
          </table:table-cell>
          <table:table-cell office:value-type="float" office:value="-72" calcext:value-type="float">
            <text:p>-72</text:p>
          </table:table-cell>
          <table:table-cell office:value-type="float" office:value="-7.356" calcext:value-type="float">
            <text:p>-7.356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7.3696" calcext:value-type="float">
            <text:p>-7.3696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6.98" calcext:value-type="float">
            <text:p>-6.98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2" calcext:value-type="float">
            <text:p>-2</text:p>
          </table:table-cell>
          <table:table-cell office:value-type="float" office:value="-70" calcext:value-type="float">
            <text:p>-70</text:p>
          </table:table-cell>
          <table:table-cell office:value-type="float" office:value="-6.9808" calcext:value-type="float">
            <text:p>-6.9808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2" calcext:value-type="float">
            <text:p>-2</text:p>
          </table:table-cell>
          <table:table-cell office:value-type="float" office:value="-73" calcext:value-type="float">
            <text:p>-73</text:p>
          </table:table-cell>
          <table:table-cell office:value-type="float" office:value="-7.1972" calcext:value-type="float">
            <text:p>-7.1972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7.1308" calcext:value-type="float">
            <text:p>-7.1308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7.0696" calcext:value-type="float">
            <text:p>-7.0696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6.9856" calcext:value-type="float">
            <text:p>-6.9856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7.0836" calcext:value-type="float">
            <text:p>-7.0836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6.924" calcext:value-type="float">
            <text:p>-6.924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6.7896" calcext:value-type="float">
            <text:p>-6.7896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2" calcext:value-type="float">
            <text:p>-2</text:p>
          </table:table-cell>
          <table:table-cell office:value-type="float" office:value="-72" calcext:value-type="float">
            <text:p>-72</text:p>
          </table:table-cell>
          <table:table-cell office:value-type="float" office:value="-6.6612" calcext:value-type="float">
            <text:p>-6.6612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2" calcext:value-type="float">
            <text:p>-2</text:p>
          </table:table-cell>
          <table:table-cell office:value-type="float" office:value="-85" calcext:value-type="float">
            <text:p>-85</text:p>
          </table:table-cell>
          <table:table-cell office:value-type="float" office:value="-6.8164" calcext:value-type="float">
            <text:p>-6.8164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2" calcext:value-type="float">
            <text:p>-2</text:p>
          </table:table-cell>
          <table:table-cell office:value-type="float" office:value="-84" calcext:value-type="float">
            <text:p>-84</text:p>
          </table:table-cell>
          <table:table-cell office:value-type="float" office:value="-7.1084" calcext:value-type="float">
            <text:p>-7.1084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7.4252" calcext:value-type="float">
            <text:p>-7.4252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7.0144" calcext:value-type="float">
            <text:p>-7.0144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7.0712" calcext:value-type="float">
            <text:p>-7.0712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6.7736" calcext:value-type="float">
            <text:p>-6.7736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6.768" calcext:value-type="float">
            <text:p>-6.768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6.7184" calcext:value-type="float">
            <text:p>-6.7184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6.8432" calcext:value-type="float">
            <text:p>-6.8432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2" calcext:value-type="float">
            <text:p>-2</text:p>
          </table:table-cell>
          <table:table-cell office:value-type="float" office:value="-77" calcext:value-type="float">
            <text:p>-77</text:p>
          </table:table-cell>
          <table:table-cell office:value-type="float" office:value="-7.0068" calcext:value-type="float">
            <text:p>-7.0068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6.95" calcext:value-type="float">
            <text:p>-6.95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7.0324" calcext:value-type="float">
            <text:p>-7.0324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2" calcext:value-type="float">
            <text:p>-2</text:p>
          </table:table-cell>
          <table:table-cell office:value-type="float" office:value="-81" calcext:value-type="float">
            <text:p>-81</text:p>
          </table:table-cell>
          <table:table-cell office:value-type="float" office:value="-7.0148" calcext:value-type="float">
            <text:p>-7.0148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7.1596" calcext:value-type="float">
            <text:p>-7.1596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6.668" calcext:value-type="float">
            <text:p>-6.668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6.6044" calcext:value-type="float">
            <text:p>-6.6044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6.4712" calcext:value-type="float">
            <text:p>-6.4712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6.6584" calcext:value-type="float">
            <text:p>-6.6584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6.614" calcext:value-type="float">
            <text:p>-6.614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6.5324" calcext:value-type="float">
            <text:p>-6.5324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6.2908" calcext:value-type="float">
            <text:p>-6.2908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6.298" calcext:value-type="float">
            <text:p>-6.298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6.4576" calcext:value-type="float">
            <text:p>-6.4576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6.5968" calcext:value-type="float">
            <text:p>-6.5968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6.6068" calcext:value-type="float">
            <text:p>-6.6068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6.6472" calcext:value-type="float">
            <text:p>-6.6472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6.6008" calcext:value-type="float">
            <text:p>-6.6008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6.3712" calcext:value-type="float">
            <text:p>-6.3712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6.3608" calcext:value-type="float">
            <text:p>-6.3608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6.3256" calcext:value-type="float">
            <text:p>-6.3256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2" calcext:value-type="float">
            <text:p>-2</text:p>
          </table:table-cell>
          <table:table-cell office:value-type="float" office:value="-69" calcext:value-type="float">
            <text:p>-69</text:p>
          </table:table-cell>
          <table:table-cell office:value-type="float" office:value="-6.2672" calcext:value-type="float">
            <text:p>-6.2672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2" calcext:value-type="float">
            <text:p>-2</text:p>
          </table:table-cell>
          <table:table-cell office:value-type="float" office:value="-86" calcext:value-type="float">
            <text:p>-86</text:p>
          </table:table-cell>
          <table:table-cell office:value-type="float" office:value="-6.5336" calcext:value-type="float">
            <text:p>-6.5336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6.6044" calcext:value-type="float">
            <text:p>-6.6044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6.6" calcext:value-type="float">
            <text:p>-6.6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6.564" calcext:value-type="float">
            <text:p>-6.564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2" calcext:value-type="float">
            <text:p>-2</text:p>
          </table:table-cell>
          <table:table-cell office:value-type="float" office:value="-73" calcext:value-type="float">
            <text:p>-73</text:p>
          </table:table-cell>
          <table:table-cell office:value-type="float" office:value="-6.442" calcext:value-type="float">
            <text:p>-6.442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6.7308" calcext:value-type="float">
            <text:p>-6.7308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2" calcext:value-type="float">
            <text:p>-2</text:p>
          </table:table-cell>
          <table:table-cell office:value-type="float" office:value="-70" calcext:value-type="float">
            <text:p>-70</text:p>
          </table:table-cell>
          <table:table-cell office:value-type="float" office:value="-6.4628" calcext:value-type="float">
            <text:p>-6.4628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6.5476" calcext:value-type="float">
            <text:p>-6.5476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6.4744" calcext:value-type="float">
            <text:p>-6.4744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2" calcext:value-type="float">
            <text:p>-2</text:p>
          </table:table-cell>
          <table:table-cell office:value-type="float" office:value="-80" calcext:value-type="float">
            <text:p>-80</text:p>
          </table:table-cell>
          <table:table-cell office:value-type="float" office:value="-6.7376" calcext:value-type="float">
            <text:p>-6.7376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6.8088" calcext:value-type="float">
            <text:p>-6.8088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2" calcext:value-type="float">
            <text:p>-2</text:p>
          </table:table-cell>
          <table:table-cell office:value-type="float" office:value="-86" calcext:value-type="float">
            <text:p>-86</text:p>
          </table:table-cell>
          <table:table-cell office:value-type="float" office:value="-6.5744" calcext:value-type="float">
            <text:p>-6.5744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6.776" calcext:value-type="float">
            <text:p>-6.776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6.7656" calcext:value-type="float">
            <text:p>-6.7656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6.3976" calcext:value-type="float">
            <text:p>-6.3976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2" calcext:value-type="float">
            <text:p>-2</text:p>
          </table:table-cell>
          <table:table-cell office:value-type="float" office:value="-72" calcext:value-type="float">
            <text:p>-72</text:p>
          </table:table-cell>
          <table:table-cell office:value-type="float" office:value="-6.59" calcext:value-type="float">
            <text:p>-6.59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6.5396" calcext:value-type="float">
            <text:p>-6.5396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2" calcext:value-type="float">
            <text:p>-2</text:p>
          </table:table-cell>
          <table:table-cell office:value-type="float" office:value="-76" calcext:value-type="float">
            <text:p>-76</text:p>
          </table:table-cell>
          <table:table-cell office:value-type="float" office:value="-6.5056" calcext:value-type="float">
            <text:p>-6.5056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6.5328" calcext:value-type="float">
            <text:p>-6.5328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6.4204" calcext:value-type="float">
            <text:p>-6.4204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6.5048" calcext:value-type="float">
            <text:p>-6.5048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6.2628" calcext:value-type="float">
            <text:p>-6.2628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6.1268" calcext:value-type="float">
            <text:p>-6.1268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6.202" calcext:value-type="float">
            <text:p>-6.202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6.3192" calcext:value-type="float">
            <text:p>-6.3192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6.2516" calcext:value-type="float">
            <text:p>-6.2516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2" calcext:value-type="float">
            <text:p>-2</text:p>
          </table:table-cell>
          <table:table-cell office:value-type="float" office:value="-72" calcext:value-type="float">
            <text:p>-72</text:p>
          </table:table-cell>
          <table:table-cell office:value-type="float" office:value="-6.0848" calcext:value-type="float">
            <text:p>-6.0848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6.1656" calcext:value-type="float">
            <text:p>-6.1656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6.3268" calcext:value-type="float">
            <text:p>-6.3268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2" calcext:value-type="float">
            <text:p>-2</text:p>
          </table:table-cell>
          <table:table-cell office:value-type="float" office:value="-81" calcext:value-type="float">
            <text:p>-81</text:p>
          </table:table-cell>
          <table:table-cell office:value-type="float" office:value="-6.1464" calcext:value-type="float">
            <text:p>-6.1464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6.3468" calcext:value-type="float">
            <text:p>-6.3468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6.3108" calcext:value-type="float">
            <text:p>-6.3108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6.0808" calcext:value-type="float">
            <text:p>-6.0808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6.1964" calcext:value-type="float">
            <text:p>-6.1964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2" calcext:value-type="float">
            <text:p>-2</text:p>
          </table:table-cell>
          <table:table-cell office:value-type="float" office:value="-74" calcext:value-type="float">
            <text:p>-74</text:p>
          </table:table-cell>
          <table:table-cell office:value-type="float" office:value="-5.9896" calcext:value-type="float">
            <text:p>-5.9896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6.2132" calcext:value-type="float">
            <text:p>-6.2132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6.4136" calcext:value-type="float">
            <text:p>-6.4136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6.2768" calcext:value-type="float">
            <text:p>-6.2768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5.9928" calcext:value-type="float">
            <text:p>-5.9928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2" calcext:value-type="float">
            <text:p>-2</text:p>
          </table:table-cell>
          <table:table-cell office:value-type="float" office:value="-73" calcext:value-type="float">
            <text:p>-73</text:p>
          </table:table-cell>
          <table:table-cell office:value-type="float" office:value="-6.154" calcext:value-type="float">
            <text:p>-6.154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6.282" calcext:value-type="float">
            <text:p>-6.282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6.4288" calcext:value-type="float">
            <text:p>-6.4288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6.2428" calcext:value-type="float">
            <text:p>-6.2428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2" calcext:value-type="float">
            <text:p>-2</text:p>
          </table:table-cell>
          <table:table-cell office:value-type="float" office:value="-72" calcext:value-type="float">
            <text:p>-72</text:p>
          </table:table-cell>
          <table:table-cell office:value-type="float" office:value="-6.0608" calcext:value-type="float">
            <text:p>-6.0608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2" calcext:value-type="float">
            <text:p>-2</text:p>
          </table:table-cell>
          <table:table-cell office:value-type="float" office:value="-81" calcext:value-type="float">
            <text:p>-81</text:p>
          </table:table-cell>
          <table:table-cell office:value-type="float" office:value="-6.4152" calcext:value-type="float">
            <text:p>-6.4152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6.556" calcext:value-type="float">
            <text:p>-6.556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6.0748" calcext:value-type="float">
            <text:p>-6.0748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5.9296" calcext:value-type="float">
            <text:p>-5.9296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6.0396" calcext:value-type="float">
            <text:p>-6.0396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2" calcext:value-type="float">
            <text:p>-2</text:p>
          </table:table-cell>
          <table:table-cell office:value-type="float" office:value="-85" calcext:value-type="float">
            <text:p>-85</text:p>
          </table:table-cell>
          <table:table-cell office:value-type="float" office:value="-6.0872" calcext:value-type="float">
            <text:p>-6.0872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6.4284" calcext:value-type="float">
            <text:p>-6.4284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2" calcext:value-type="float">
            <text:p>-2</text:p>
          </table:table-cell>
          <table:table-cell office:value-type="float" office:value="-77" calcext:value-type="float">
            <text:p>-77</text:p>
          </table:table-cell>
          <table:table-cell office:value-type="float" office:value="-6.4316" calcext:value-type="float">
            <text:p>-6.4316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6.602" calcext:value-type="float">
            <text:p>-6.602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6.366" calcext:value-type="float">
            <text:p>-6.366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6.1732" calcext:value-type="float">
            <text:p>-6.1732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6.3512" calcext:value-type="float">
            <text:p>-6.3512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6.1816" calcext:value-type="float">
            <text:p>-6.1816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6.236" calcext:value-type="float">
            <text:p>-6.236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6.256" calcext:value-type="float">
            <text:p>-6.256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6.2356" calcext:value-type="float">
            <text:p>-6.2356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6.074" calcext:value-type="float">
            <text:p>-6.074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6.0876" calcext:value-type="float">
            <text:p>-6.0876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6.1016" calcext:value-type="float">
            <text:p>-6.1016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6.0624" calcext:value-type="float">
            <text:p>-6.0624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2" calcext:value-type="float">
            <text:p>-2</text:p>
          </table:table-cell>
          <table:table-cell office:value-type="float" office:value="-70" calcext:value-type="float">
            <text:p>-70</text:p>
          </table:table-cell>
          <table:table-cell office:value-type="float" office:value="-5.946" calcext:value-type="float">
            <text:p>-5.946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6.2504" calcext:value-type="float">
            <text:p>-6.2504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6.294" calcext:value-type="float">
            <text:p>-6.294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6.2908" calcext:value-type="float">
            <text:p>-6.2908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6.4216" calcext:value-type="float">
            <text:p>-6.4216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6.2376" calcext:value-type="float">
            <text:p>-6.2376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office:value-type="float" office:value="-74" calcext:value-type="float">
            <text:p>-74</text:p>
          </table:table-cell>
          <table:table-cell office:value-type="float" office:value="-6.022" calcext:value-type="float">
            <text:p>-6.022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" calcext:value-type="float">
            <text:p>-1</text:p>
          </table:table-cell>
          <table:table-cell office:value-type="float" office:value="-87" calcext:value-type="float">
            <text:p>-87</text:p>
          </table:table-cell>
          <table:table-cell office:value-type="float" office:value="-6.1788" calcext:value-type="float">
            <text:p>-6.1788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6.2528" calcext:value-type="float">
            <text:p>-6.2528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6.0968" calcext:value-type="float">
            <text:p>-6.0968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6.1928" calcext:value-type="float">
            <text:p>-6.1928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5.8776" calcext:value-type="float">
            <text:p>-5.8776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5.8384" calcext:value-type="float">
            <text:p>-5.8384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5.748" calcext:value-type="float">
            <text:p>-5.748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5.6604" calcext:value-type="float">
            <text:p>-5.6604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5.6904" calcext:value-type="float">
            <text:p>-5.6904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5.7336" calcext:value-type="float">
            <text:p>-5.7336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5.9924" calcext:value-type="float">
            <text:p>-5.9924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5.9112" calcext:value-type="float">
            <text:p>-5.9112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5.8324" calcext:value-type="float">
            <text:p>-5.8324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-79" calcext:value-type="float">
            <text:p>-79</text:p>
          </table:table-cell>
          <table:table-cell office:value-type="float" office:value="-5.6612" calcext:value-type="float">
            <text:p>-5.6612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5.7648" calcext:value-type="float">
            <text:p>-5.7648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-81" calcext:value-type="float">
            <text:p>-81</text:p>
          </table:table-cell>
          <table:table-cell office:value-type="float" office:value="-5.8616" calcext:value-type="float">
            <text:p>-5.8616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5.9868" calcext:value-type="float">
            <text:p>-5.9868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5.608" calcext:value-type="float">
            <text:p>-5.608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-86" calcext:value-type="float">
            <text:p>-86</text:p>
          </table:table-cell>
          <table:table-cell office:value-type="float" office:value="-5.55" calcext:value-type="float">
            <text:p>-5.55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5.8392" calcext:value-type="float">
            <text:p>-5.8392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5.738" calcext:value-type="float">
            <text:p>-5.738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5.5332" calcext:value-type="float">
            <text:p>-5.5332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5.6908" calcext:value-type="float">
            <text:p>-5.6908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" calcext:value-type="float">
            <text:p>-1</text:p>
          </table:table-cell>
          <table:table-cell office:value-type="float" office:value="-79" calcext:value-type="float">
            <text:p>-79</text:p>
          </table:table-cell>
          <table:table-cell office:value-type="float" office:value="-5.6408" calcext:value-type="float">
            <text:p>-5.6408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office:value-type="float" office:value="-75" calcext:value-type="float">
            <text:p>-75</text:p>
          </table:table-cell>
          <table:table-cell office:value-type="float" office:value="-5.8564" calcext:value-type="float">
            <text:p>-5.8564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5.9216" calcext:value-type="float">
            <text:p>-5.9216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5.7112" calcext:value-type="float">
            <text:p>-5.7112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548" calcext:value-type="float">
            <text:p>-5.548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5.458" calcext:value-type="float">
            <text:p>-5.458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5.5832" calcext:value-type="float">
            <text:p>-5.5832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5.6092" calcext:value-type="float">
            <text:p>-5.6092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5.6448" calcext:value-type="float">
            <text:p>-5.6448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5.5476" calcext:value-type="float">
            <text:p>-5.5476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5948" calcext:value-type="float">
            <text:p>-5.5948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" calcext:value-type="float">
            <text:p>-1</text:p>
          </table:table-cell>
          <table:table-cell office:value-type="float" office:value="-77" calcext:value-type="float">
            <text:p>-77</text:p>
          </table:table-cell>
          <table:table-cell office:value-type="float" office:value="-5.6564" calcext:value-type="float">
            <text:p>-5.6564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5.8788" calcext:value-type="float">
            <text:p>-5.8788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5.7224" calcext:value-type="float">
            <text:p>-5.7224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" calcext:value-type="float">
            <text:p>-1</text:p>
          </table:table-cell>
          <table:table-cell office:value-type="float" office:value="-82" calcext:value-type="float">
            <text:p>-82</text:p>
          </table:table-cell>
          <table:table-cell office:value-type="float" office:value="-5.6928" calcext:value-type="float">
            <text:p>-5.6928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5.8636" calcext:value-type="float">
            <text:p>-5.8636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5.4124" calcext:value-type="float">
            <text:p>-5.4124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5.4556" calcext:value-type="float">
            <text:p>-5.4556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5.2624" calcext:value-type="float">
            <text:p>-5.2624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5.222" calcext:value-type="float">
            <text:p>-5.222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5.1288" calcext:value-type="float">
            <text:p>-5.1288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5.332" calcext:value-type="float">
            <text:p>-5.332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5.2796" calcext:value-type="float">
            <text:p>-5.2796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5.1744" calcext:value-type="float">
            <text:p>-5.1744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5.1592" calcext:value-type="float">
            <text:p>-5.1592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5.472" calcext:value-type="float">
            <text:p>-5.472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5.488" calcext:value-type="float">
            <text:p>-5.488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5.382" calcext:value-type="float">
            <text:p>-5.382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22" calcext:value-type="float">
            <text:p>-5.22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5.0416" calcext:value-type="float">
            <text:p>-5.0416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4.9864" calcext:value-type="float">
            <text:p>-4.9864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 office:value-type="float" office:value="-51" calcext:value-type="float">
            <text:p>-51</text:p>
          </table:table-cell>
          <table:table-cell office:value-type="float" office:value="-4.9712" calcext:value-type="float">
            <text:p>-4.971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9" calcext:value-type="float">
            <text:p>-59</text:p>
          </table:table-cell>
          <table:table-cell office:value-type="float" office:value="-307" calcext:value-type="float">
            <text:p>-307</text:p>
          </table:table-cell>
          <table:table-cell office:value-type="float" office:value="-175.1864" calcext:value-type="float">
            <text:p>-175.186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9" calcext:value-type="float">
            <text:p>-59</text:p>
          </table:table-cell>
          <table:table-cell office:value-type="float" office:value="-287" calcext:value-type="float">
            <text:p>-287</text:p>
          </table:table-cell>
          <table:table-cell office:value-type="float" office:value="-165.21" calcext:value-type="float">
            <text:p>-165.2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9" calcext:value-type="float">
            <text:p>-59</text:p>
          </table:table-cell>
          <table:table-cell office:value-type="float" office:value="-269" calcext:value-type="float">
            <text:p>-269</text:p>
          </table:table-cell>
          <table:table-cell office:value-type="float" office:value="-154.3032" calcext:value-type="float">
            <text:p>-154.303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4" calcext:value-type="float">
            <text:p>-44</text:p>
          </table:table-cell>
          <table:table-cell office:value-type="float" office:value="-260" calcext:value-type="float">
            <text:p>-260</text:p>
          </table:table-cell>
          <table:table-cell office:value-type="float" office:value="-141.9232" calcext:value-type="float">
            <text:p>-141.923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4" calcext:value-type="float">
            <text:p>-44</text:p>
          </table:table-cell>
          <table:table-cell office:value-type="float" office:value="-251" calcext:value-type="float">
            <text:p>-251</text:p>
          </table:table-cell>
          <table:table-cell office:value-type="float" office:value="-132.8884" calcext:value-type="float">
            <text:p>-132.888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1" calcext:value-type="float">
            <text:p>-41</text:p>
          </table:table-cell>
          <table:table-cell office:value-type="float" office:value="-251" calcext:value-type="float">
            <text:p>-251</text:p>
          </table:table-cell>
          <table:table-cell office:value-type="float" office:value="-125.9152" calcext:value-type="float">
            <text:p>-125.915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1" calcext:value-type="float">
            <text:p>-41</text:p>
          </table:table-cell>
          <table:table-cell office:value-type="float" office:value="-232" calcext:value-type="float">
            <text:p>-232</text:p>
          </table:table-cell>
          <table:table-cell office:value-type="float" office:value="-117.6312" calcext:value-type="float">
            <text:p>-117.631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41" calcext:value-type="float">
            <text:p>-41</text:p>
          </table:table-cell>
          <table:table-cell office:value-type="float" office:value="-221" calcext:value-type="float">
            <text:p>-221</text:p>
          </table:table-cell>
          <table:table-cell office:value-type="float" office:value="-109.578" calcext:value-type="float">
            <text:p>-109.57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2" calcext:value-type="float">
            <text:p>-32</text:p>
          </table:table-cell>
          <table:table-cell office:value-type="float" office:value="-192" calcext:value-type="float">
            <text:p>-192</text:p>
          </table:table-cell>
          <table:table-cell office:value-type="float" office:value="-102.928" calcext:value-type="float">
            <text:p>-102.92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9" calcext:value-type="float">
            <text:p>-29</text:p>
          </table:table-cell>
          <table:table-cell office:value-type="float" office:value="-182" calcext:value-type="float">
            <text:p>-182</text:p>
          </table:table-cell>
          <table:table-cell office:value-type="float" office:value="-96.2724" calcext:value-type="float">
            <text:p>-96.272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9" calcext:value-type="float">
            <text:p>-29</text:p>
          </table:table-cell>
          <table:table-cell office:value-type="float" office:value="-179" calcext:value-type="float">
            <text:p>-179</text:p>
          </table:table-cell>
          <table:table-cell office:value-type="float" office:value="-89.9832" calcext:value-type="float">
            <text:p>-89.9832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4" calcext:value-type="float">
            <text:p>-24</text:p>
          </table:table-cell>
          <table:table-cell office:value-type="float" office:value="-169" calcext:value-type="float">
            <text:p>-169</text:p>
          </table:table-cell>
          <table:table-cell office:value-type="float" office:value="-84.5796" calcext:value-type="float">
            <text:p>-84.5796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4" calcext:value-type="float">
            <text:p>-24</text:p>
          </table:table-cell>
          <table:table-cell office:value-type="float" office:value="-162" calcext:value-type="float">
            <text:p>-162</text:p>
          </table:table-cell>
          <table:table-cell office:value-type="float" office:value="-79.4232" calcext:value-type="float">
            <text:p>-79.4232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4" calcext:value-type="float">
            <text:p>-24</text:p>
          </table:table-cell>
          <table:table-cell office:value-type="float" office:value="-148" calcext:value-type="float">
            <text:p>-148</text:p>
          </table:table-cell>
          <table:table-cell office:value-type="float" office:value="-74.8396" calcext:value-type="float">
            <text:p>-74.8396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4" calcext:value-type="float">
            <text:p>-24</text:p>
          </table:table-cell>
          <table:table-cell office:value-type="float" office:value="-156" calcext:value-type="float">
            <text:p>-156</text:p>
          </table:table-cell>
          <table:table-cell office:value-type="float" office:value="-70.0576" calcext:value-type="float">
            <text:p>-70.0576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4" calcext:value-type="float">
            <text:p>-24</text:p>
          </table:table-cell>
          <table:table-cell office:value-type="float" office:value="-137" calcext:value-type="float">
            <text:p>-137</text:p>
          </table:table-cell>
          <table:table-cell office:value-type="float" office:value="-66.6308" calcext:value-type="float">
            <text:p>-66.6308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4" calcext:value-type="float">
            <text:p>-24</text:p>
          </table:table-cell>
          <table:table-cell office:value-type="float" office:value="-131" calcext:value-type="float">
            <text:p>-131</text:p>
          </table:table-cell>
          <table:table-cell office:value-type="float" office:value="-62.4628" calcext:value-type="float">
            <text:p>-62.4628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1" calcext:value-type="float">
            <text:p>-21</text:p>
          </table:table-cell>
          <table:table-cell office:value-type="float" office:value="-130" calcext:value-type="float">
            <text:p>-130</text:p>
          </table:table-cell>
          <table:table-cell office:value-type="float" office:value="-59.3984" calcext:value-type="float">
            <text:p>-59.3984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0" calcext:value-type="float">
            <text:p>-20</text:p>
          </table:table-cell>
          <table:table-cell office:value-type="float" office:value="-115" calcext:value-type="float">
            <text:p>-115</text:p>
          </table:table-cell>
          <table:table-cell office:value-type="float" office:value="-56.6384" calcext:value-type="float">
            <text:p>-56.6384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9" calcext:value-type="float">
            <text:p>-19</text:p>
          </table:table-cell>
          <table:table-cell office:value-type="float" office:value="-125" calcext:value-type="float">
            <text:p>-125</text:p>
          </table:table-cell>
          <table:table-cell office:value-type="float" office:value="-53.3056" calcext:value-type="float">
            <text:p>-53.3056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9" calcext:value-type="float">
            <text:p>-19</text:p>
          </table:table-cell>
          <table:table-cell office:value-type="float" office:value="-117" calcext:value-type="float">
            <text:p>-117</text:p>
          </table:table-cell>
          <table:table-cell office:value-type="float" office:value="-51.3768" calcext:value-type="float">
            <text:p>-51.3768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9" calcext:value-type="float">
            <text:p>-19</text:p>
          </table:table-cell>
          <table:table-cell office:value-type="float" office:value="-110" calcext:value-type="float">
            <text:p>-110</text:p>
          </table:table-cell>
          <table:table-cell office:value-type="float" office:value="-49.5424" calcext:value-type="float">
            <text:p>-49.5424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9" calcext:value-type="float">
            <text:p>-19</text:p>
          </table:table-cell>
          <table:table-cell office:value-type="float" office:value="-105" calcext:value-type="float">
            <text:p>-105</text:p>
          </table:table-cell>
          <table:table-cell office:value-type="float" office:value="-47.8796" calcext:value-type="float">
            <text:p>-47.8796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8" calcext:value-type="float">
            <text:p>-18</text:p>
          </table:table-cell>
          <table:table-cell office:value-type="float" office:value="-103" calcext:value-type="float">
            <text:p>-103</text:p>
          </table:table-cell>
          <table:table-cell office:value-type="float" office:value="-45.4636" calcext:value-type="float">
            <text:p>-45.4636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8" calcext:value-type="float">
            <text:p>-18</text:p>
          </table:table-cell>
          <table:table-cell office:value-type="float" office:value="-126" calcext:value-type="float">
            <text:p>-126</text:p>
          </table:table-cell>
          <table:table-cell office:value-type="float" office:value="-43.8716" calcext:value-type="float">
            <text:p>-43.8716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8" calcext:value-type="float">
            <text:p>-18</text:p>
          </table:table-cell>
          <table:table-cell office:value-type="float" office:value="-103" calcext:value-type="float">
            <text:p>-103</text:p>
          </table:table-cell>
          <table:table-cell office:value-type="float" office:value="-42.4856" calcext:value-type="float">
            <text:p>-42.4856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8" calcext:value-type="float">
            <text:p>-18</text:p>
          </table:table-cell>
          <table:table-cell office:value-type="float" office:value="-110" calcext:value-type="float">
            <text:p>-110</text:p>
          </table:table-cell>
          <table:table-cell office:value-type="float" office:value="-40.7988" calcext:value-type="float">
            <text:p>-40.7988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8" calcext:value-type="float">
            <text:p>-18</text:p>
          </table:table-cell>
          <table:table-cell office:value-type="float" office:value="-94" calcext:value-type="float">
            <text:p>-94</text:p>
          </table:table-cell>
          <table:table-cell office:value-type="float" office:value="-39.5504" calcext:value-type="float">
            <text:p>-39.5504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8" calcext:value-type="float">
            <text:p>-18</text:p>
          </table:table-cell>
          <table:table-cell office:value-type="float" office:value="-91" calcext:value-type="float">
            <text:p>-91</text:p>
          </table:table-cell>
          <table:table-cell office:value-type="float" office:value="-37.8732" calcext:value-type="float">
            <text:p>-37.8732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8" calcext:value-type="float">
            <text:p>-18</text:p>
          </table:table-cell>
          <table:table-cell office:value-type="float" office:value="-105" calcext:value-type="float">
            <text:p>-105</text:p>
          </table:table-cell>
          <table:table-cell office:value-type="float" office:value="-37.1772" calcext:value-type="float">
            <text:p>-37.1772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8" calcext:value-type="float">
            <text:p>-18</text:p>
          </table:table-cell>
          <table:table-cell office:value-type="float" office:value="-91" calcext:value-type="float">
            <text:p>-91</text:p>
          </table:table-cell>
          <table:table-cell office:value-type="float" office:value="-36.342" calcext:value-type="float">
            <text:p>-36.342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7" calcext:value-type="float">
            <text:p>-17</text:p>
          </table:table-cell>
          <table:table-cell office:value-type="float" office:value="-99" calcext:value-type="float">
            <text:p>-99</text:p>
          </table:table-cell>
          <table:table-cell office:value-type="float" office:value="-35.3108" calcext:value-type="float">
            <text:p>-35.3108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7" calcext:value-type="float">
            <text:p>-17</text:p>
          </table:table-cell>
          <table:table-cell office:value-type="float" office:value="-108" calcext:value-type="float">
            <text:p>-108</text:p>
          </table:table-cell>
          <table:table-cell office:value-type="float" office:value="-34.396" calcext:value-type="float">
            <text:p>-34.396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7" calcext:value-type="float">
            <text:p>-17</text:p>
          </table:table-cell>
          <table:table-cell office:value-type="float" office:value="-102" calcext:value-type="float">
            <text:p>-102</text:p>
          </table:table-cell>
          <table:table-cell office:value-type="float" office:value="-34.0532" calcext:value-type="float">
            <text:p>-34.0532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7" calcext:value-type="float">
            <text:p>-17</text:p>
          </table:table-cell>
          <table:table-cell office:value-type="float" office:value="-94" calcext:value-type="float">
            <text:p>-94</text:p>
          </table:table-cell>
          <table:table-cell office:value-type="float" office:value="-33.4976" calcext:value-type="float">
            <text:p>-33.4976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7" calcext:value-type="float">
            <text:p>-17</text:p>
          </table:table-cell>
          <table:table-cell office:value-type="float" office:value="-120" calcext:value-type="float">
            <text:p>-120</text:p>
          </table:table-cell>
          <table:table-cell office:value-type="float" office:value="-32.5836" calcext:value-type="float">
            <text:p>-32.5836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7" calcext:value-type="float">
            <text:p>-17</text:p>
          </table:table-cell>
          <table:table-cell office:value-type="float" office:value="-90" calcext:value-type="float">
            <text:p>-90</text:p>
          </table:table-cell>
          <table:table-cell office:value-type="float" office:value="-32.0816" calcext:value-type="float">
            <text:p>-32.0816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5" calcext:value-type="float">
            <text:p>-15</text:p>
          </table:table-cell>
          <table:table-cell office:value-type="float" office:value="-81" calcext:value-type="float">
            <text:p>-81</text:p>
          </table:table-cell>
          <table:table-cell office:value-type="float" office:value="-31.1084" calcext:value-type="float">
            <text:p>-31.1084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-92" calcext:value-type="float">
            <text:p>-92</text:p>
          </table:table-cell>
          <table:table-cell office:value-type="float" office:value="-30.3108" calcext:value-type="float">
            <text:p>-30.3108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5" calcext:value-type="float">
            <text:p>-15</text:p>
          </table:table-cell>
          <table:table-cell office:value-type="float" office:value="-81" calcext:value-type="float">
            <text:p>-81</text:p>
          </table:table-cell>
          <table:table-cell office:value-type="float" office:value="-29.4648" calcext:value-type="float">
            <text:p>-29.4648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5" calcext:value-type="float">
            <text:p>-15</text:p>
          </table:table-cell>
          <table:table-cell office:value-type="float" office:value="-104" calcext:value-type="float">
            <text:p>-104</text:p>
          </table:table-cell>
          <table:table-cell office:value-type="float" office:value="-28.6988" calcext:value-type="float">
            <text:p>-28.6988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5" calcext:value-type="float">
            <text:p>-15</text:p>
          </table:table-cell>
          <table:table-cell office:value-type="float" office:value="-86" calcext:value-type="float">
            <text:p>-86</text:p>
          </table:table-cell>
          <table:table-cell office:value-type="float" office:value="-28.3548" calcext:value-type="float">
            <text:p>-28.3548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4" calcext:value-type="float">
            <text:p>-14</text:p>
          </table:table-cell>
          <table:table-cell office:value-type="float" office:value="-76" calcext:value-type="float">
            <text:p>-76</text:p>
          </table:table-cell>
          <table:table-cell office:value-type="float" office:value="-27.4084" calcext:value-type="float">
            <text:p>-27.4084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4" calcext:value-type="float">
            <text:p>-14</text:p>
          </table:table-cell>
          <table:table-cell office:value-type="float" office:value="-75" calcext:value-type="float">
            <text:p>-75</text:p>
          </table:table-cell>
          <table:table-cell office:value-type="float" office:value="-26.8024" calcext:value-type="float">
            <text:p>-26.802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4" calcext:value-type="float">
            <text:p>-14</text:p>
          </table:table-cell>
          <table:table-cell office:value-type="float" office:value="-92" calcext:value-type="float">
            <text:p>-92</text:p>
          </table:table-cell>
          <table:table-cell office:value-type="float" office:value="-25.8904" calcext:value-type="float">
            <text:p>-25.8904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4" calcext:value-type="float">
            <text:p>-14</text:p>
          </table:table-cell>
          <table:table-cell office:value-type="float" office:value="-83" calcext:value-type="float">
            <text:p>-83</text:p>
          </table:table-cell>
          <table:table-cell office:value-type="float" office:value="-25.67" calcext:value-type="float">
            <text:p>-25.67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4" calcext:value-type="float">
            <text:p>-14</text:p>
          </table:table-cell>
          <table:table-cell office:value-type="float" office:value="-96" calcext:value-type="float">
            <text:p>-96</text:p>
          </table:table-cell>
          <table:table-cell office:value-type="float" office:value="-25.5364" calcext:value-type="float">
            <text:p>-25.5364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4" calcext:value-type="float">
            <text:p>-14</text:p>
          </table:table-cell>
          <table:table-cell office:value-type="float" office:value="-78" calcext:value-type="float">
            <text:p>-78</text:p>
          </table:table-cell>
          <table:table-cell office:value-type="float" office:value="-25.3744" calcext:value-type="float">
            <text:p>-25.3744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4" calcext:value-type="float">
            <text:p>-14</text:p>
          </table:table-cell>
          <table:table-cell office:value-type="float" office:value="-75" calcext:value-type="float">
            <text:p>-75</text:p>
          </table:table-cell>
          <table:table-cell office:value-type="float" office:value="-24.7624" calcext:value-type="float">
            <text:p>-24.7624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4" calcext:value-type="float">
            <text:p>-14</text:p>
          </table:table-cell>
          <table:table-cell office:value-type="float" office:value="-73" calcext:value-type="float">
            <text:p>-73</text:p>
          </table:table-cell>
          <table:table-cell office:value-type="float" office:value="-24.5256" calcext:value-type="float">
            <text:p>-24.5256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4" calcext:value-type="float">
            <text:p>-14</text:p>
          </table:table-cell>
          <table:table-cell office:value-type="float" office:value="-91" calcext:value-type="float">
            <text:p>-91</text:p>
          </table:table-cell>
          <table:table-cell office:value-type="float" office:value="-24.1668" calcext:value-type="float">
            <text:p>-24.1668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4" calcext:value-type="float">
            <text:p>-14</text:p>
          </table:table-cell>
          <table:table-cell office:value-type="float" office:value="-107" calcext:value-type="float">
            <text:p>-107</text:p>
          </table:table-cell>
          <table:table-cell office:value-type="float" office:value="-24.08" calcext:value-type="float">
            <text:p>-24.08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4" calcext:value-type="float">
            <text:p>-14</text:p>
          </table:table-cell>
          <table:table-cell office:value-type="float" office:value="-82" calcext:value-type="float">
            <text:p>-82</text:p>
          </table:table-cell>
          <table:table-cell office:value-type="float" office:value="-24.1984" calcext:value-type="float">
            <text:p>-24.1984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4" calcext:value-type="float">
            <text:p>-14</text:p>
          </table:table-cell>
          <table:table-cell office:value-type="float" office:value="-71" calcext:value-type="float">
            <text:p>-71</text:p>
          </table:table-cell>
          <table:table-cell office:value-type="float" office:value="-24" calcext:value-type="float">
            <text:p>-24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4" calcext:value-type="float">
            <text:p>-14</text:p>
          </table:table-cell>
          <table:table-cell office:value-type="float" office:value="-81" calcext:value-type="float">
            <text:p>-81</text:p>
          </table:table-cell>
          <table:table-cell office:value-type="float" office:value="-23.5304" calcext:value-type="float">
            <text:p>-23.5304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3" calcext:value-type="float">
            <text:p>-13</text:p>
          </table:table-cell>
          <table:table-cell office:value-type="float" office:value="-76" calcext:value-type="float">
            <text:p>-76</text:p>
          </table:table-cell>
          <table:table-cell office:value-type="float" office:value="-23.3704" calcext:value-type="float">
            <text:p>-23.3704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1" calcext:value-type="float">
            <text:p>-11</text:p>
          </table:table-cell>
          <table:table-cell office:value-type="float" office:value="-73" calcext:value-type="float">
            <text:p>-73</text:p>
          </table:table-cell>
          <table:table-cell office:value-type="float" office:value="-23.29" calcext:value-type="float">
            <text:p>-23.29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1" calcext:value-type="float">
            <text:p>-11</text:p>
          </table:table-cell>
          <table:table-cell office:value-type="float" office:value="-84" calcext:value-type="float">
            <text:p>-84</text:p>
          </table:table-cell>
          <table:table-cell office:value-type="float" office:value="-23.1228" calcext:value-type="float">
            <text:p>-23.1228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1" calcext:value-type="float">
            <text:p>-11</text:p>
          </table:table-cell>
          <table:table-cell office:value-type="float" office:value="-72" calcext:value-type="float">
            <text:p>-72</text:p>
          </table:table-cell>
          <table:table-cell office:value-type="float" office:value="-22.9072" calcext:value-type="float">
            <text:p>-22.9072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1" calcext:value-type="float">
            <text:p>-11</text:p>
          </table:table-cell>
          <table:table-cell office:value-type="float" office:value="-70" calcext:value-type="float">
            <text:p>-70</text:p>
          </table:table-cell>
          <table:table-cell office:value-type="float" office:value="-22.8456" calcext:value-type="float">
            <text:p>-22.8456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1" calcext:value-type="float">
            <text:p>-11</text:p>
          </table:table-cell>
          <table:table-cell office:value-type="float" office:value="-78" calcext:value-type="float">
            <text:p>-78</text:p>
          </table:table-cell>
          <table:table-cell office:value-type="float" office:value="-22.6836" calcext:value-type="float">
            <text:p>-22.6836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3" calcext:value-type="float">
            <text:p>-13</text:p>
          </table:table-cell>
          <table:table-cell office:value-type="float" office:value="-97" calcext:value-type="float">
            <text:p>-97</text:p>
          </table:table-cell>
          <table:table-cell office:value-type="float" office:value="-22.5972" calcext:value-type="float">
            <text:p>-22.597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3" calcext:value-type="float">
            <text:p>-13</text:p>
          </table:table-cell>
          <table:table-cell office:value-type="float" office:value="-82" calcext:value-type="float">
            <text:p>-82</text:p>
          </table:table-cell>
          <table:table-cell office:value-type="float" office:value="-22.5836" calcext:value-type="float">
            <text:p>-22.5836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3" calcext:value-type="float">
            <text:p>-13</text:p>
          </table:table-cell>
          <table:table-cell office:value-type="float" office:value="-73" calcext:value-type="float">
            <text:p>-73</text:p>
          </table:table-cell>
          <table:table-cell office:value-type="float" office:value="-22.3008" calcext:value-type="float">
            <text:p>-22.3008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2" calcext:value-type="float">
            <text:p>-12</text:p>
          </table:table-cell>
          <table:table-cell office:value-type="float" office:value="-70" calcext:value-type="float">
            <text:p>-70</text:p>
          </table:table-cell>
          <table:table-cell office:value-type="float" office:value="-22.248" calcext:value-type="float">
            <text:p>-22.248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2" calcext:value-type="float">
            <text:p>-12</text:p>
          </table:table-cell>
          <table:table-cell office:value-type="float" office:value="-69" calcext:value-type="float">
            <text:p>-69</text:p>
          </table:table-cell>
          <table:table-cell office:value-type="float" office:value="-22.1968" calcext:value-type="float">
            <text:p>-22.1968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2" calcext:value-type="float">
            <text:p>-12</text:p>
          </table:table-cell>
          <table:table-cell office:value-type="float" office:value="-88" calcext:value-type="float">
            <text:p>-88</text:p>
          </table:table-cell>
          <table:table-cell office:value-type="float" office:value="-21.9512" calcext:value-type="float">
            <text:p>-21.9512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2" calcext:value-type="float">
            <text:p>-12</text:p>
          </table:table-cell>
          <table:table-cell office:value-type="float" office:value="-97" calcext:value-type="float">
            <text:p>-97</text:p>
          </table:table-cell>
          <table:table-cell office:value-type="float" office:value="-21.982" calcext:value-type="float">
            <text:p>-21.982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2" calcext:value-type="float">
            <text:p>-12</text:p>
          </table:table-cell>
          <table:table-cell office:value-type="float" office:value="-73" calcext:value-type="float">
            <text:p>-73</text:p>
          </table:table-cell>
          <table:table-cell office:value-type="float" office:value="-22.0676" calcext:value-type="float">
            <text:p>-22.0676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2" calcext:value-type="float">
            <text:p>-12</text:p>
          </table:table-cell>
          <table:table-cell office:value-type="float" office:value="-86" calcext:value-type="float">
            <text:p>-86</text:p>
          </table:table-cell>
          <table:table-cell office:value-type="float" office:value="-21.804" calcext:value-type="float">
            <text:p>-21.804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2" calcext:value-type="float">
            <text:p>-12</text:p>
          </table:table-cell>
          <table:table-cell office:value-type="float" office:value="-74" calcext:value-type="float">
            <text:p>-74</text:p>
          </table:table-cell>
          <table:table-cell office:value-type="float" office:value="-21.8272" calcext:value-type="float">
            <text:p>-21.8272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2" calcext:value-type="float">
            <text:p>-12</text:p>
          </table:table-cell>
          <table:table-cell office:value-type="float" office:value="-79" calcext:value-type="float">
            <text:p>-79</text:p>
          </table:table-cell>
          <table:table-cell office:value-type="float" office:value="-21.5696" calcext:value-type="float">
            <text:p>-21.5696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2" calcext:value-type="float">
            <text:p>-12</text:p>
          </table:table-cell>
          <table:table-cell office:value-type="float" office:value="-101" calcext:value-type="float">
            <text:p>-101</text:p>
          </table:table-cell>
          <table:table-cell office:value-type="float" office:value="-21.5504" calcext:value-type="float">
            <text:p>-21.5504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2" calcext:value-type="float">
            <text:p>-12</text:p>
          </table:table-cell>
          <table:table-cell office:value-type="float" office:value="-94" calcext:value-type="float">
            <text:p>-94</text:p>
          </table:table-cell>
          <table:table-cell office:value-type="float" office:value="-21.8488" calcext:value-type="float">
            <text:p>-21.8488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2" calcext:value-type="float">
            <text:p>-12</text:p>
          </table:table-cell>
          <table:table-cell office:value-type="float" office:value="-77" calcext:value-type="float">
            <text:p>-77</text:p>
          </table:table-cell>
          <table:table-cell office:value-type="float" office:value="-21.8492" calcext:value-type="float">
            <text:p>-21.8492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2" calcext:value-type="float">
            <text:p>-12</text:p>
          </table:table-cell>
          <table:table-cell office:value-type="float" office:value="-67" calcext:value-type="float">
            <text:p>-67</text:p>
          </table:table-cell>
          <table:table-cell office:value-type="float" office:value="-21.6268" calcext:value-type="float">
            <text:p>-21.6268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2" calcext:value-type="float">
            <text:p>-12</text:p>
          </table:table-cell>
          <table:table-cell office:value-type="float" office:value="-73" calcext:value-type="float">
            <text:p>-73</text:p>
          </table:table-cell>
          <table:table-cell office:value-type="float" office:value="-21.3336" calcext:value-type="float">
            <text:p>-21.3336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office:value-type="float" office:value="-73" calcext:value-type="float">
            <text:p>-73</text:p>
          </table:table-cell>
          <table:table-cell office:value-type="float" office:value="-21.4832" calcext:value-type="float">
            <text:p>-21.4832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office:value-type="float" office:value="-83" calcext:value-type="float">
            <text:p>-83</text:p>
          </table:table-cell>
          <table:table-cell office:value-type="float" office:value="-21.4916" calcext:value-type="float">
            <text:p>-21.4916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1" calcext:value-type="float">
            <text:p>-11</text:p>
          </table:table-cell>
          <table:table-cell office:value-type="float" office:value="-66" calcext:value-type="float">
            <text:p>-66</text:p>
          </table:table-cell>
          <table:table-cell office:value-type="float" office:value="-21.4252" calcext:value-type="float">
            <text:p>-21.4252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" calcext:value-type="float">
            <text:p>-11</text:p>
          </table:table-cell>
          <table:table-cell office:value-type="float" office:value="-70" calcext:value-type="float">
            <text:p>-70</text:p>
          </table:table-cell>
          <table:table-cell office:value-type="float" office:value="-20.9156" calcext:value-type="float">
            <text:p>-20.9156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1" calcext:value-type="float">
            <text:p>-11</text:p>
          </table:table-cell>
          <table:table-cell office:value-type="float" office:value="-64" calcext:value-type="float">
            <text:p>-64</text:p>
          </table:table-cell>
          <table:table-cell office:value-type="float" office:value="-20.8552" calcext:value-type="float">
            <text:p>-20.8552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1" calcext:value-type="float">
            <text:p>-11</text:p>
          </table:table-cell>
          <table:table-cell office:value-type="float" office:value="-71" calcext:value-type="float">
            <text:p>-71</text:p>
          </table:table-cell>
          <table:table-cell office:value-type="float" office:value="-20.98" calcext:value-type="float">
            <text:p>-20.98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1" calcext:value-type="float">
            <text:p>-11</text:p>
          </table:table-cell>
          <table:table-cell office:value-type="float" office:value="-75" calcext:value-type="float">
            <text:p>-75</text:p>
          </table:table-cell>
          <table:table-cell office:value-type="float" office:value="-20.9572" calcext:value-type="float">
            <text:p>-20.9572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1" calcext:value-type="float">
            <text:p>-11</text:p>
          </table:table-cell>
          <table:table-cell office:value-type="float" office:value="-71" calcext:value-type="float">
            <text:p>-71</text:p>
          </table:table-cell>
          <table:table-cell office:value-type="float" office:value="-20.7212" calcext:value-type="float">
            <text:p>-20.7212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1" calcext:value-type="float">
            <text:p>-11</text:p>
          </table:table-cell>
          <table:table-cell office:value-type="float" office:value="-68" calcext:value-type="float">
            <text:p>-68</text:p>
          </table:table-cell>
          <table:table-cell office:value-type="float" office:value="-20.4764" calcext:value-type="float">
            <text:p>-20.4764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1" calcext:value-type="float">
            <text:p>-11</text:p>
          </table:table-cell>
          <table:table-cell office:value-type="float" office:value="-73" calcext:value-type="float">
            <text:p>-73</text:p>
          </table:table-cell>
          <table:table-cell office:value-type="float" office:value="-20.7032" calcext:value-type="float">
            <text:p>-20.7032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9" calcext:value-type="float">
            <text:p>-9</text:p>
          </table:table-cell>
          <table:table-cell office:value-type="float" office:value="-74" calcext:value-type="float">
            <text:p>-74</text:p>
          </table:table-cell>
          <table:table-cell office:value-type="float" office:value="-20.7888" calcext:value-type="float">
            <text:p>-20.7888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9" calcext:value-type="float">
            <text:p>-9</text:p>
          </table:table-cell>
          <table:table-cell office:value-type="float" office:value="-69" calcext:value-type="float">
            <text:p>-69</text:p>
          </table:table-cell>
          <table:table-cell office:value-type="float" office:value="-20.5668" calcext:value-type="float">
            <text:p>-20.5668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9" calcext:value-type="float">
            <text:p>-9</text:p>
          </table:table-cell>
          <table:table-cell office:value-type="float" office:value="-95" calcext:value-type="float">
            <text:p>-95</text:p>
          </table:table-cell>
          <table:table-cell office:value-type="float" office:value="-20.4328" calcext:value-type="float">
            <text:p>-20.4328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office:value-type="float" office:value="-99" calcext:value-type="float">
            <text:p>-99</text:p>
          </table:table-cell>
          <table:table-cell office:value-type="float" office:value="-20.566" calcext:value-type="float">
            <text:p>-20.566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9" calcext:value-type="float">
            <text:p>-9</text:p>
          </table:table-cell>
          <table:table-cell office:value-type="float" office:value="-74" calcext:value-type="float">
            <text:p>-74</text:p>
          </table:table-cell>
          <table:table-cell office:value-type="float" office:value="-20.6888" calcext:value-type="float">
            <text:p>-20.6888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9" calcext:value-type="float">
            <text:p>-9</text:p>
          </table:table-cell>
          <table:table-cell office:value-type="float" office:value="-84" calcext:value-type="float">
            <text:p>-84</text:p>
          </table:table-cell>
          <table:table-cell office:value-type="float" office:value="-20.48" calcext:value-type="float">
            <text:p>-20.48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9" calcext:value-type="float">
            <text:p>-9</text:p>
          </table:table-cell>
          <table:table-cell office:value-type="float" office:value="-67" calcext:value-type="float">
            <text:p>-67</text:p>
          </table:table-cell>
          <table:table-cell office:value-type="float" office:value="-20.464" calcext:value-type="float">
            <text:p>-20.464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9" calcext:value-type="float">
            <text:p>-9</text:p>
          </table:table-cell>
          <table:table-cell office:value-type="float" office:value="-80" calcext:value-type="float">
            <text:p>-80</text:p>
          </table:table-cell>
          <table:table-cell office:value-type="float" office:value="-20.2004" calcext:value-type="float">
            <text:p>-20.2004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-68" calcext:value-type="float">
            <text:p>-68</text:p>
          </table:table-cell>
          <table:table-cell office:value-type="float" office:value="-20.3584" calcext:value-type="float">
            <text:p>-20.3584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9" calcext:value-type="float">
            <text:p>-9</text:p>
          </table:table-cell>
          <table:table-cell office:value-type="float" office:value="-80" calcext:value-type="float">
            <text:p>-80</text:p>
          </table:table-cell>
          <table:table-cell office:value-type="float" office:value="-19.9936" calcext:value-type="float">
            <text:p>-19.9936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9" calcext:value-type="float">
            <text:p>-9</text:p>
          </table:table-cell>
          <table:table-cell office:value-type="float" office:value="-72" calcext:value-type="float">
            <text:p>-72</text:p>
          </table:table-cell>
          <table:table-cell office:value-type="float" office:value="-20.218" calcext:value-type="float">
            <text:p>-20.218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9" calcext:value-type="float">
            <text:p>-9</text:p>
          </table:table-cell>
          <table:table-cell office:value-type="float" office:value="-89" calcext:value-type="float">
            <text:p>-89</text:p>
          </table:table-cell>
          <table:table-cell office:value-type="float" office:value="-20.0284" calcext:value-type="float">
            <text:p>-20.0284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9" calcext:value-type="float">
            <text:p>-9</text:p>
          </table:table-cell>
          <table:table-cell office:value-type="float" office:value="-67" calcext:value-type="float">
            <text:p>-67</text:p>
          </table:table-cell>
          <table:table-cell office:value-type="float" office:value="-20.1068" calcext:value-type="float">
            <text:p>-20.1068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7" calcext:value-type="float">
            <text:p>-7</text:p>
          </table:table-cell>
          <table:table-cell office:value-type="float" office:value="-70" calcext:value-type="float">
            <text:p>-70</text:p>
          </table:table-cell>
          <table:table-cell office:value-type="float" office:value="-19.7192" calcext:value-type="float">
            <text:p>-19.7192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7" calcext:value-type="float">
            <text:p>-7</text:p>
          </table:table-cell>
          <table:table-cell office:value-type="float" office:value="-92" calcext:value-type="float">
            <text:p>-92</text:p>
          </table:table-cell>
          <table:table-cell office:value-type="float" office:value="-19.6312" calcext:value-type="float">
            <text:p>-19.6312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7" calcext:value-type="float">
            <text:p>-7</text:p>
          </table:table-cell>
          <table:table-cell office:value-type="float" office:value="-93" calcext:value-type="float">
            <text:p>-93</text:p>
          </table:table-cell>
          <table:table-cell office:value-type="float" office:value="-19.6488" calcext:value-type="float">
            <text:p>-19.6488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7" calcext:value-type="float">
            <text:p>-7</text:p>
          </table:table-cell>
          <table:table-cell office:value-type="float" office:value="-81" calcext:value-type="float">
            <text:p>-81</text:p>
          </table:table-cell>
          <table:table-cell office:value-type="float" office:value="-19.8488" calcext:value-type="float">
            <text:p>-19.8488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7" calcext:value-type="float">
            <text:p>-7</text:p>
          </table:table-cell>
          <table:table-cell office:value-type="float" office:value="-90" calcext:value-type="float">
            <text:p>-90</text:p>
          </table:table-cell>
          <table:table-cell office:value-type="float" office:value="-19.482" calcext:value-type="float">
            <text:p>-19.482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7" calcext:value-type="float">
            <text:p>-7</text:p>
          </table:table-cell>
          <table:table-cell office:value-type="float" office:value="-84" calcext:value-type="float">
            <text:p>-84</text:p>
          </table:table-cell>
          <table:table-cell office:value-type="float" office:value="-19.5424" calcext:value-type="float">
            <text:p>-19.5424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7" calcext:value-type="float">
            <text:p>-7</text:p>
          </table:table-cell>
          <table:table-cell office:value-type="float" office:value="-65" calcext:value-type="float">
            <text:p>-65</text:p>
          </table:table-cell>
          <table:table-cell office:value-type="float" office:value="-19.192" calcext:value-type="float">
            <text:p>-19.192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7" calcext:value-type="float">
            <text:p>-7</text:p>
          </table:table-cell>
          <table:table-cell office:value-type="float" office:value="-99" calcext:value-type="float">
            <text:p>-99</text:p>
          </table:table-cell>
          <table:table-cell office:value-type="float" office:value="-18.9152" calcext:value-type="float">
            <text:p>-18.9152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7" calcext:value-type="float">
            <text:p>-7</text:p>
          </table:table-cell>
          <table:table-cell office:value-type="float" office:value="-75" calcext:value-type="float">
            <text:p>-75</text:p>
          </table:table-cell>
          <table:table-cell office:value-type="float" office:value="-19.2432" calcext:value-type="float">
            <text:p>-19.2432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7" calcext:value-type="float">
            <text:p>-7</text:p>
          </table:table-cell>
          <table:table-cell office:value-type="float" office:value="-67" calcext:value-type="float">
            <text:p>-67</text:p>
          </table:table-cell>
          <table:table-cell office:value-type="float" office:value="-19.0504" calcext:value-type="float">
            <text:p>-19.0504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7" calcext:value-type="float">
            <text:p>-7</text:p>
          </table:table-cell>
          <table:table-cell office:value-type="float" office:value="-77" calcext:value-type="float">
            <text:p>-77</text:p>
          </table:table-cell>
          <table:table-cell office:value-type="float" office:value="-18.8484" calcext:value-type="float">
            <text:p>-18.8484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7" calcext:value-type="float">
            <text:p>-7</text:p>
          </table:table-cell>
          <table:table-cell office:value-type="float" office:value="-79" calcext:value-type="float">
            <text:p>-79</text:p>
          </table:table-cell>
          <table:table-cell office:value-type="float" office:value="-18.8884" calcext:value-type="float">
            <text:p>-18.8884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7" calcext:value-type="float">
            <text:p>-7</text:p>
          </table:table-cell>
          <table:table-cell office:value-type="float" office:value="-88" calcext:value-type="float">
            <text:p>-88</text:p>
          </table:table-cell>
          <table:table-cell office:value-type="float" office:value="-18.7832" calcext:value-type="float">
            <text:p>-18.7832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7" calcext:value-type="float">
            <text:p>-7</text:p>
          </table:table-cell>
          <table:table-cell office:value-type="float" office:value="-72" calcext:value-type="float">
            <text:p>-72</text:p>
          </table:table-cell>
          <table:table-cell office:value-type="float" office:value="-18.9744" calcext:value-type="float">
            <text:p>-18.9744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7" calcext:value-type="float">
            <text:p>-7</text:p>
          </table:table-cell>
          <table:table-cell office:value-type="float" office:value="-80" calcext:value-type="float">
            <text:p>-80</text:p>
          </table:table-cell>
          <table:table-cell office:value-type="float" office:value="-18.5224" calcext:value-type="float">
            <text:p>-18.5224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-85" calcext:value-type="float">
            <text:p>-85</text:p>
          </table:table-cell>
          <table:table-cell office:value-type="float" office:value="-18.4528" calcext:value-type="float">
            <text:p>-18.4528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7" calcext:value-type="float">
            <text:p>-7</text:p>
          </table:table-cell>
          <table:table-cell office:value-type="float" office:value="-72" calcext:value-type="float">
            <text:p>-72</text:p>
          </table:table-cell>
          <table:table-cell office:value-type="float" office:value="-18.1856" calcext:value-type="float">
            <text:p>-18.1856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7" calcext:value-type="float">
            <text:p>-7</text:p>
          </table:table-cell>
          <table:table-cell office:value-type="float" office:value="-87" calcext:value-type="float">
            <text:p>-87</text:p>
          </table:table-cell>
          <table:table-cell office:value-type="float" office:value="-18.062" calcext:value-type="float">
            <text:p>-18.062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7" calcext:value-type="float">
            <text:p>-7</text:p>
          </table:table-cell>
          <table:table-cell office:value-type="float" office:value="-67" calcext:value-type="float">
            <text:p>-67</text:p>
          </table:table-cell>
          <table:table-cell office:value-type="float" office:value="-17.9796" calcext:value-type="float">
            <text:p>-17.9796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7" calcext:value-type="float">
            <text:p>-7</text:p>
          </table:table-cell>
          <table:table-cell office:value-type="float" office:value="-74" calcext:value-type="float">
            <text:p>-74</text:p>
          </table:table-cell>
          <table:table-cell office:value-type="float" office:value="-17.6892" calcext:value-type="float">
            <text:p>-17.6892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7" calcext:value-type="float">
            <text:p>-7</text:p>
          </table:table-cell>
          <table:table-cell office:value-type="float" office:value="-73" calcext:value-type="float">
            <text:p>-73</text:p>
          </table:table-cell>
          <table:table-cell office:value-type="float" office:value="-17.7088" calcext:value-type="float">
            <text:p>-17.7088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7" calcext:value-type="float">
            <text:p>-7</text:p>
          </table:table-cell>
          <table:table-cell office:value-type="float" office:value="-72" calcext:value-type="float">
            <text:p>-72</text:p>
          </table:table-cell>
          <table:table-cell office:value-type="float" office:value="-17.5568" calcext:value-type="float">
            <text:p>-17.5568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7" calcext:value-type="float">
            <text:p>-7</text:p>
          </table:table-cell>
          <table:table-cell office:value-type="float" office:value="-78" calcext:value-type="float">
            <text:p>-78</text:p>
          </table:table-cell>
          <table:table-cell office:value-type="float" office:value="-17.4884" calcext:value-type="float">
            <text:p>-17.4884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7" calcext:value-type="float">
            <text:p>-7</text:p>
          </table:table-cell>
          <table:table-cell office:value-type="float" office:value="-76" calcext:value-type="float">
            <text:p>-76</text:p>
          </table:table-cell>
          <table:table-cell office:value-type="float" office:value="-17.2564" calcext:value-type="float">
            <text:p>-17.2564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5" calcext:value-type="float">
            <text:p>-5</text:p>
          </table:table-cell>
          <table:table-cell office:value-type="float" office:value="-79" calcext:value-type="float">
            <text:p>-79</text:p>
          </table:table-cell>
          <table:table-cell office:value-type="float" office:value="-17.1252" calcext:value-type="float">
            <text:p>-17.1252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5" calcext:value-type="float">
            <text:p>-5</text:p>
          </table:table-cell>
          <table:table-cell office:value-type="float" office:value="-85" calcext:value-type="float">
            <text:p>-85</text:p>
          </table:table-cell>
          <table:table-cell office:value-type="float" office:value="-16.9708" calcext:value-type="float">
            <text:p>-16.9708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6" calcext:value-type="float">
            <text:p>-6</text:p>
          </table:table-cell>
          <table:table-cell office:value-type="float" office:value="-82" calcext:value-type="float">
            <text:p>-82</text:p>
          </table:table-cell>
          <table:table-cell office:value-type="float" office:value="-16.9984" calcext:value-type="float">
            <text:p>-16.9984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5" calcext:value-type="float">
            <text:p>-5</text:p>
          </table:table-cell>
          <table:table-cell office:value-type="float" office:value="-70" calcext:value-type="float">
            <text:p>-70</text:p>
          </table:table-cell>
          <table:table-cell office:value-type="float" office:value="-17.034" calcext:value-type="float">
            <text:p>-17.034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5" calcext:value-type="float">
            <text:p>-5</text:p>
          </table:table-cell>
          <table:table-cell office:value-type="float" office:value="-71" calcext:value-type="float">
            <text:p>-71</text:p>
          </table:table-cell>
          <table:table-cell office:value-type="float" office:value="-16.6048" calcext:value-type="float">
            <text:p>-16.6048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5" calcext:value-type="float">
            <text:p>-5</text:p>
          </table:table-cell>
          <table:table-cell office:value-type="float" office:value="-76" calcext:value-type="float">
            <text:p>-76</text:p>
          </table:table-cell>
          <table:table-cell office:value-type="float" office:value="-16.5128" calcext:value-type="float">
            <text:p>-16.5128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5" calcext:value-type="float">
            <text:p>-5</text:p>
          </table:table-cell>
          <table:table-cell office:value-type="float" office:value="-68" calcext:value-type="float">
            <text:p>-68</text:p>
          </table:table-cell>
          <table:table-cell office:value-type="float" office:value="-16.1936" calcext:value-type="float">
            <text:p>-16.1936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5" calcext:value-type="float">
            <text:p>-5</text:p>
          </table:table-cell>
          <table:table-cell office:value-type="float" office:value="-68" calcext:value-type="float">
            <text:p>-68</text:p>
          </table:table-cell>
          <table:table-cell office:value-type="float" office:value="-16.132" calcext:value-type="float">
            <text:p>-16.132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5" calcext:value-type="float">
            <text:p>-5</text:p>
          </table:table-cell>
          <table:table-cell office:value-type="float" office:value="-69" calcext:value-type="float">
            <text:p>-69</text:p>
          </table:table-cell>
          <table:table-cell office:value-type="float" office:value="-16.2552" calcext:value-type="float">
            <text:p>-16.2552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5" calcext:value-type="float">
            <text:p>-5</text:p>
          </table:table-cell>
          <table:table-cell office:value-type="float" office:value="-76" calcext:value-type="float">
            <text:p>-76</text:p>
          </table:table-cell>
          <table:table-cell office:value-type="float" office:value="-16.136" calcext:value-type="float">
            <text:p>-16.136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float" office:value="-16.0492" calcext:value-type="float">
            <text:p>-16.0492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5" calcext:value-type="float">
            <text:p>-5</text:p>
          </table:table-cell>
          <table:table-cell office:value-type="float" office:value="-64" calcext:value-type="float">
            <text:p>-64</text:p>
          </table:table-cell>
          <table:table-cell office:value-type="float" office:value="-15.5888" calcext:value-type="float">
            <text:p>-15.5888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5" calcext:value-type="float">
            <text:p>-5</text:p>
          </table:table-cell>
          <table:table-cell office:value-type="float" office:value="-62" calcext:value-type="float">
            <text:p>-62</text:p>
          </table:table-cell>
          <table:table-cell office:value-type="float" office:value="-15.3972" calcext:value-type="float">
            <text:p>-15.3972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4" calcext:value-type="float">
            <text:p>-4</text:p>
          </table:table-cell>
          <table:table-cell office:value-type="float" office:value="-69" calcext:value-type="float">
            <text:p>-69</text:p>
          </table:table-cell>
          <table:table-cell office:value-type="float" office:value="-15.284" calcext:value-type="float">
            <text:p>-15.284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4" calcext:value-type="float">
            <text:p>-4</text:p>
          </table:table-cell>
          <table:table-cell office:value-type="float" office:value="-62" calcext:value-type="float">
            <text:p>-62</text:p>
          </table:table-cell>
          <table:table-cell office:value-type="float" office:value="-15.0712" calcext:value-type="float">
            <text:p>-15.0712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4" calcext:value-type="float">
            <text:p>-4</text:p>
          </table:table-cell>
          <table:table-cell office:value-type="float" office:value="-83" calcext:value-type="float">
            <text:p>-83</text:p>
          </table:table-cell>
          <table:table-cell office:value-type="float" office:value="-14.7756" calcext:value-type="float">
            <text:p>-14.7756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4" calcext:value-type="float">
            <text:p>-4</text:p>
          </table:table-cell>
          <table:table-cell office:value-type="float" office:value="-65" calcext:value-type="float">
            <text:p>-65</text:p>
          </table:table-cell>
          <table:table-cell office:value-type="float" office:value="-14.9504" calcext:value-type="float">
            <text:p>-14.9504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4" calcext:value-type="float">
            <text:p>-4</text:p>
          </table:table-cell>
          <table:table-cell office:value-type="float" office:value="-60" calcext:value-type="float">
            <text:p>-60</text:p>
          </table:table-cell>
          <table:table-cell office:value-type="float" office:value="-14.5716" calcext:value-type="float">
            <text:p>-14.5716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4" calcext:value-type="float">
            <text:p>-4</text:p>
          </table:table-cell>
          <table:table-cell office:value-type="float" office:value="-70" calcext:value-type="float">
            <text:p>-70</text:p>
          </table:table-cell>
          <table:table-cell office:value-type="float" office:value="-14.3716" calcext:value-type="float">
            <text:p>-14.3716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4" calcext:value-type="float">
            <text:p>-4</text:p>
          </table:table-cell>
          <table:table-cell office:value-type="float" office:value="-62" calcext:value-type="float">
            <text:p>-62</text:p>
          </table:table-cell>
          <table:table-cell office:value-type="float" office:value="-14.3828" calcext:value-type="float">
            <text:p>-14.3828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4" calcext:value-type="float">
            <text:p>-4</text:p>
          </table:table-cell>
          <table:table-cell office:value-type="float" office:value="-63" calcext:value-type="float">
            <text:p>-63</text:p>
          </table:table-cell>
          <table:table-cell office:value-type="float" office:value="-14.0976" calcext:value-type="float">
            <text:p>-14.0976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4" calcext:value-type="float">
            <text:p>-4</text:p>
          </table:table-cell>
          <table:table-cell office:value-type="float" office:value="-61" calcext:value-type="float">
            <text:p>-61</text:p>
          </table:table-cell>
          <table:table-cell office:value-type="float" office:value="-13.9792" calcext:value-type="float">
            <text:p>-13.9792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4" calcext:value-type="float">
            <text:p>-4</text:p>
          </table:table-cell>
          <table:table-cell office:value-type="float" office:value="-76" calcext:value-type="float">
            <text:p>-76</text:p>
          </table:table-cell>
          <table:table-cell office:value-type="float" office:value="-13.9664" calcext:value-type="float">
            <text:p>-13.9664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4" calcext:value-type="float">
            <text:p>-4</text:p>
          </table:table-cell>
          <table:table-cell office:value-type="float" office:value="-78" calcext:value-type="float">
            <text:p>-78</text:p>
          </table:table-cell>
          <table:table-cell office:value-type="float" office:value="-14.038" calcext:value-type="float">
            <text:p>-14.038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4" calcext:value-type="float">
            <text:p>-4</text:p>
          </table:table-cell>
          <table:table-cell office:value-type="float" office:value="-77" calcext:value-type="float">
            <text:p>-77</text:p>
          </table:table-cell>
          <table:table-cell office:value-type="float" office:value="-13.9516" calcext:value-type="float">
            <text:p>-13.9516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14.0736" calcext:value-type="float">
            <text:p>-14.0736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4" calcext:value-type="float">
            <text:p>-4</text:p>
          </table:table-cell>
          <table:table-cell office:value-type="float" office:value="-76" calcext:value-type="float">
            <text:p>-76</text:p>
          </table:table-cell>
          <table:table-cell office:value-type="float" office:value="-13.7412" calcext:value-type="float">
            <text:p>-13.7412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4" calcext:value-type="float">
            <text:p>-4</text:p>
          </table:table-cell>
          <table:table-cell office:value-type="float" office:value="-72" calcext:value-type="float">
            <text:p>-72</text:p>
          </table:table-cell>
          <table:table-cell office:value-type="float" office:value="-13.428" calcext:value-type="float">
            <text:p>-13.428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4" calcext:value-type="float">
            <text:p>-4</text:p>
          </table:table-cell>
          <table:table-cell office:value-type="float" office:value="-86" calcext:value-type="float">
            <text:p>-86</text:p>
          </table:table-cell>
          <table:table-cell office:value-type="float" office:value="-13.172" calcext:value-type="float">
            <text:p>-13.172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4" calcext:value-type="float">
            <text:p>-4</text:p>
          </table:table-cell>
          <table:table-cell office:value-type="float" office:value="-85" calcext:value-type="float">
            <text:p>-85</text:p>
          </table:table-cell>
          <table:table-cell office:value-type="float" office:value="-13.5048" calcext:value-type="float">
            <text:p>-13.5048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4" calcext:value-type="float">
            <text:p>-4</text:p>
          </table:table-cell>
          <table:table-cell office:value-type="float" office:value="-61" calcext:value-type="float">
            <text:p>-61</text:p>
          </table:table-cell>
          <table:table-cell office:value-type="float" office:value="-13.5676" calcext:value-type="float">
            <text:p>-13.5676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13.028" calcext:value-type="float">
            <text:p>-13.028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4" calcext:value-type="float">
            <text:p>-4</text:p>
          </table:table-cell>
          <table:table-cell office:value-type="float" office:value="-58" calcext:value-type="float">
            <text:p>-58</text:p>
          </table:table-cell>
          <table:table-cell office:value-type="float" office:value="-12.6632" calcext:value-type="float">
            <text:p>-12.6632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4" calcext:value-type="float">
            <text:p>-4</text:p>
          </table:table-cell>
          <table:table-cell office:value-type="float" office:value="-81" calcext:value-type="float">
            <text:p>-81</text:p>
          </table:table-cell>
          <table:table-cell office:value-type="float" office:value="-12.37" calcext:value-type="float">
            <text:p>-12.37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4" calcext:value-type="float">
            <text:p>-4</text:p>
          </table:table-cell>
          <table:table-cell office:value-type="float" office:value="-80" calcext:value-type="float">
            <text:p>-80</text:p>
          </table:table-cell>
          <table:table-cell office:value-type="float" office:value="-12.4028" calcext:value-type="float">
            <text:p>-12.4028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4" calcext:value-type="float">
            <text:p>-4</text:p>
          </table:table-cell>
          <table:table-cell office:value-type="float" office:value="-76" calcext:value-type="float">
            <text:p>-76</text:p>
          </table:table-cell>
          <table:table-cell office:value-type="float" office:value="-12.5068" calcext:value-type="float">
            <text:p>-12.5068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4" calcext:value-type="float">
            <text:p>-4</text:p>
          </table:table-cell>
          <table:table-cell office:value-type="float" office:value="-63" calcext:value-type="float">
            <text:p>-63</text:p>
          </table:table-cell>
          <table:table-cell office:value-type="float" office:value="-12.514" calcext:value-type="float">
            <text:p>-12.514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4" calcext:value-type="float">
            <text:p>-4</text:p>
          </table:table-cell>
          <table:table-cell office:value-type="float" office:value="-58" calcext:value-type="float">
            <text:p>-58</text:p>
          </table:table-cell>
          <table:table-cell office:value-type="float" office:value="-12.1772" calcext:value-type="float">
            <text:p>-12.1772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3" calcext:value-type="float">
            <text:p>-3</text:p>
          </table:table-cell>
          <table:table-cell office:value-type="float" office:value="-72" calcext:value-type="float">
            <text:p>-72</text:p>
          </table:table-cell>
          <table:table-cell office:value-type="float" office:value="-11.89" calcext:value-type="float">
            <text:p>-11.89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3" calcext:value-type="float">
            <text:p>-3</text:p>
          </table:table-cell>
          <table:table-cell office:value-type="float" office:value="-84" calcext:value-type="float">
            <text:p>-84</text:p>
          </table:table-cell>
          <table:table-cell office:value-type="float" office:value="-11.8572" calcext:value-type="float">
            <text:p>-11.8572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12.0188" calcext:value-type="float">
            <text:p>-12.0188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3" calcext:value-type="float">
            <text:p>-3</text:p>
          </table:table-cell>
          <table:table-cell office:value-type="float" office:value="-93" calcext:value-type="float">
            <text:p>-93</text:p>
          </table:table-cell>
          <table:table-cell office:value-type="float" office:value="-11.6824" calcext:value-type="float">
            <text:p>-11.6824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3" calcext:value-type="float">
            <text:p>-3</text:p>
          </table:table-cell>
          <table:table-cell office:value-type="float" office:value="-88" calcext:value-type="float">
            <text:p>-88</text:p>
          </table:table-cell>
          <table:table-cell office:value-type="float" office:value="-11.7876" calcext:value-type="float">
            <text:p>-11.7876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3" calcext:value-type="float">
            <text:p>-3</text:p>
          </table:table-cell>
          <table:table-cell office:value-type="float" office:value="-97" calcext:value-type="float">
            <text:p>-97</text:p>
          </table:table-cell>
          <table:table-cell office:value-type="float" office:value="-11.9984" calcext:value-type="float">
            <text:p>-11.9984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3" calcext:value-type="float">
            <text:p>-3</text:p>
          </table:table-cell>
          <table:table-cell office:value-type="float" office:value="-72" calcext:value-type="float">
            <text:p>-72</text:p>
          </table:table-cell>
          <table:table-cell office:value-type="float" office:value="-12.3128" calcext:value-type="float">
            <text:p>-12.3128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" calcext:value-type="float">
            <text:p>-3</text:p>
          </table:table-cell>
          <table:table-cell office:value-type="float" office:value="-68" calcext:value-type="float">
            <text:p>-68</text:p>
          </table:table-cell>
          <table:table-cell office:value-type="float" office:value="-11.776" calcext:value-type="float">
            <text:p>-11.776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11.2852" calcext:value-type="float">
            <text:p>-11.2852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11.1876" calcext:value-type="float">
            <text:p>-11.1876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3" calcext:value-type="float">
            <text:p>-3</text:p>
          </table:table-cell>
          <table:table-cell office:value-type="float" office:value="-71" calcext:value-type="float">
            <text:p>-71</text:p>
          </table:table-cell>
          <table:table-cell office:value-type="float" office:value="-11.1076" calcext:value-type="float">
            <text:p>-11.1076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3" calcext:value-type="float">
            <text:p>-3</text:p>
          </table:table-cell>
          <table:table-cell office:value-type="float" office:value="-67" calcext:value-type="float">
            <text:p>-67</text:p>
          </table:table-cell>
          <table:table-cell office:value-type="float" office:value="-10.9352" calcext:value-type="float">
            <text:p>-10.9352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3" calcext:value-type="float">
            <text:p>-3</text:p>
          </table:table-cell>
          <table:table-cell office:value-type="float" office:value="-73" calcext:value-type="float">
            <text:p>-73</text:p>
          </table:table-cell>
          <table:table-cell office:value-type="float" office:value="-10.7532" calcext:value-type="float">
            <text:p>-10.7532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3" calcext:value-type="float">
            <text:p>-3</text:p>
          </table:table-cell>
          <table:table-cell office:value-type="float" office:value="-69" calcext:value-type="float">
            <text:p>-69</text:p>
          </table:table-cell>
          <table:table-cell office:value-type="float" office:value="-10.7192" calcext:value-type="float">
            <text:p>-10.7192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10.6988" calcext:value-type="float">
            <text:p>-10.6988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10.2348" calcext:value-type="float">
            <text:p>-10.2348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10.2444" calcext:value-type="float">
            <text:p>-10.2444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" calcext:value-type="float">
            <text:p>-3</text:p>
          </table:table-cell>
          <table:table-cell office:value-type="float" office:value="-67" calcext:value-type="float">
            <text:p>-67</text:p>
          </table:table-cell>
          <table:table-cell office:value-type="float" office:value="-10.2276" calcext:value-type="float">
            <text:p>-10.2276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10.158" calcext:value-type="float">
            <text:p>-10.158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3" calcext:value-type="float">
            <text:p>-3</text:p>
          </table:table-cell>
          <table:table-cell office:value-type="float" office:value="-71" calcext:value-type="float">
            <text:p>-71</text:p>
          </table:table-cell>
          <table:table-cell office:value-type="float" office:value="-10.342" calcext:value-type="float">
            <text:p>-10.342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10.1024" calcext:value-type="float">
            <text:p>-10.1024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10.2452" calcext:value-type="float">
            <text:p>-10.2452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10.1524" calcext:value-type="float">
            <text:p>-10.1524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9.6896" calcext:value-type="float">
            <text:p>-9.6896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3" calcext:value-type="float">
            <text:p>-3</text:p>
          </table:table-cell>
          <table:table-cell office:value-type="float" office:value="-67" calcext:value-type="float">
            <text:p>-67</text:p>
          </table:table-cell>
          <table:table-cell office:value-type="float" office:value="-9.6232" calcext:value-type="float">
            <text:p>-9.6232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3" calcext:value-type="float">
            <text:p>-3</text:p>
          </table:table-cell>
          <table:table-cell office:value-type="float" office:value="-62" calcext:value-type="float">
            <text:p>-62</text:p>
          </table:table-cell>
          <table:table-cell office:value-type="float" office:value="-9.7072" calcext:value-type="float">
            <text:p>-9.7072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9.5088" calcext:value-type="float">
            <text:p>-9.5088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" calcext:value-type="float">
            <text:p>-3</text:p>
          </table:table-cell>
          <table:table-cell office:value-type="float" office:value="-68" calcext:value-type="float">
            <text:p>-68</text:p>
          </table:table-cell>
          <table:table-cell office:value-type="float" office:value="-9.412" calcext:value-type="float">
            <text:p>-9.412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3" calcext:value-type="float">
            <text:p>-3</text:p>
          </table:table-cell>
          <table:table-cell office:value-type="float" office:value="-72" calcext:value-type="float">
            <text:p>-72</text:p>
          </table:table-cell>
          <table:table-cell office:value-type="float" office:value="-9.4988" calcext:value-type="float">
            <text:p>-9.4988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3" calcext:value-type="float">
            <text:p>-3</text:p>
          </table:table-cell>
          <table:table-cell office:value-type="float" office:value="-69" calcext:value-type="float">
            <text:p>-69</text:p>
          </table:table-cell>
          <table:table-cell office:value-type="float" office:value="-9.2672" calcext:value-type="float">
            <text:p>-9.2672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3" calcext:value-type="float">
            <text:p>-3</text:p>
          </table:table-cell>
          <table:table-cell office:value-type="float" office:value="-67" calcext:value-type="float">
            <text:p>-67</text:p>
          </table:table-cell>
          <table:table-cell office:value-type="float" office:value="-9.3136" calcext:value-type="float">
            <text:p>-9.3136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3" calcext:value-type="float">
            <text:p>-3</text:p>
          </table:table-cell>
          <table:table-cell office:value-type="float" office:value="-68" calcext:value-type="float">
            <text:p>-68</text:p>
          </table:table-cell>
          <table:table-cell office:value-type="float" office:value="-9.3776" calcext:value-type="float">
            <text:p>-9.3776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3" calcext:value-type="float">
            <text:p>-3</text:p>
          </table:table-cell>
          <table:table-cell office:value-type="float" office:value="-77" calcext:value-type="float">
            <text:p>-77</text:p>
          </table:table-cell>
          <table:table-cell office:value-type="float" office:value="-9.4264" calcext:value-type="float">
            <text:p>-9.4264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9.6704" calcext:value-type="float">
            <text:p>-9.6704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3" calcext:value-type="float">
            <text:p>-3</text:p>
          </table:table-cell>
          <table:table-cell office:value-type="float" office:value="-80" calcext:value-type="float">
            <text:p>-80</text:p>
          </table:table-cell>
          <table:table-cell office:value-type="float" office:value="-9.3056" calcext:value-type="float">
            <text:p>-9.3056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9.3168" calcext:value-type="float">
            <text:p>-9.3168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 office:value-type="float" office:value="-9.0936" calcext:value-type="float">
            <text:p>-9.0936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" calcext:value-type="float">
            <text:p>-3</text:p>
          </table:table-cell>
          <table:table-cell office:value-type="float" office:value="-68" calcext:value-type="float">
            <text:p>-68</text:p>
          </table:table-cell>
          <table:table-cell office:value-type="float" office:value="-8.9604" calcext:value-type="float">
            <text:p>-8.9604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3" calcext:value-type="float">
            <text:p>-3</text:p>
          </table:table-cell>
          <table:table-cell office:value-type="float" office:value="-74" calcext:value-type="float">
            <text:p>-74</text:p>
          </table:table-cell>
          <table:table-cell office:value-type="float" office:value="-9.0704" calcext:value-type="float">
            <text:p>-9.0704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3" calcext:value-type="float">
            <text:p>-3</text:p>
          </table:table-cell>
          <table:table-cell office:value-type="float" office:value="-71" calcext:value-type="float">
            <text:p>-71</text:p>
          </table:table-cell>
          <table:table-cell office:value-type="float" office:value="-9.0936" calcext:value-type="float">
            <text:p>-9.0936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9.2656" calcext:value-type="float">
            <text:p>-9.2656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8.8644" calcext:value-type="float">
            <text:p>-8.8644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3" calcext:value-type="float">
            <text:p>-3</text:p>
          </table:table-cell>
          <table:table-cell office:value-type="float" office:value="-62" calcext:value-type="float">
            <text:p>-62</text:p>
          </table:table-cell>
          <table:table-cell office:value-type="float" office:value="-8.6976" calcext:value-type="float">
            <text:p>-8.6976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3" calcext:value-type="float">
            <text:p>-3</text:p>
          </table:table-cell>
          <table:table-cell office:value-type="float" office:value="-53" calcext:value-type="float">
            <text:p>-53</text:p>
          </table:table-cell>
          <table:table-cell office:value-type="float" office:value="-8.5516" calcext:value-type="float">
            <text:p>-8.5516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8.1344" calcext:value-type="float">
            <text:p>-8.1344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3" calcext:value-type="float">
            <text:p>-3</text:p>
          </table:table-cell>
          <table:table-cell office:value-type="float" office:value="-67" calcext:value-type="float">
            <text:p>-67</text:p>
          </table:table-cell>
          <table:table-cell office:value-type="float" office:value="-8.0832" calcext:value-type="float">
            <text:p>-8.0832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8.1464" calcext:value-type="float">
            <text:p>-8.1464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 office:value-type="float" office:value="-8.22" calcext:value-type="float">
            <text:p>-8.22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7.9548" calcext:value-type="float">
            <text:p>-7.9548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7.8884" calcext:value-type="float">
            <text:p>-7.8884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7.9948" calcext:value-type="float">
            <text:p>-7.9948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3" calcext:value-type="float">
            <text:p>-3</text:p>
          </table:table-cell>
          <table:table-cell office:value-type="float" office:value="-76" calcext:value-type="float">
            <text:p>-76</text:p>
          </table:table-cell>
          <table:table-cell office:value-type="float" office:value="-7.9524" calcext:value-type="float">
            <text:p>-7.9524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8.1064" calcext:value-type="float">
            <text:p>-8.1064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3" calcext:value-type="float">
            <text:p>-3</text:p>
          </table:table-cell>
          <table:table-cell office:value-type="float" office:value="-74" calcext:value-type="float">
            <text:p>-74</text:p>
          </table:table-cell>
          <table:table-cell office:value-type="float" office:value="-7.9388" calcext:value-type="float">
            <text:p>-7.9388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7.9928" calcext:value-type="float">
            <text:p>-7.9928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3" calcext:value-type="float">
            <text:p>-3</text:p>
          </table:table-cell>
          <table:table-cell office:value-type="float" office:value="-72" calcext:value-type="float">
            <text:p>-72</text:p>
          </table:table-cell>
          <table:table-cell office:value-type="float" office:value="-7.7708" calcext:value-type="float">
            <text:p>-7.7708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3" calcext:value-type="float">
            <text:p>-3</text:p>
          </table:table-cell>
          <table:table-cell office:value-type="float" office:value="-75" calcext:value-type="float">
            <text:p>-75</text:p>
          </table:table-cell>
          <table:table-cell office:value-type="float" office:value="-7.8236" calcext:value-type="float">
            <text:p>-7.8236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" calcext:value-type="float">
            <text:p>-3</text:p>
          </table:table-cell>
          <table:table-cell office:value-type="float" office:value="-67" calcext:value-type="float">
            <text:p>-67</text:p>
          </table:table-cell>
          <table:table-cell office:value-type="float" office:value="-8.1368" calcext:value-type="float">
            <text:p>-8.1368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7.9944" calcext:value-type="float">
            <text:p>-7.9944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7.8016" calcext:value-type="float">
            <text:p>-7.8016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7.8604" calcext:value-type="float">
            <text:p>-7.8604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7.8452" calcext:value-type="float">
            <text:p>-7.8452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7.606" calcext:value-type="float">
            <text:p>-7.606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7.3908" calcext:value-type="float">
            <text:p>-7.3908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7.57" calcext:value-type="float">
            <text:p>-7.57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7.6652" calcext:value-type="float">
            <text:p>-7.6652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2" calcext:value-type="float">
            <text:p>-2</text:p>
          </table:table-cell>
          <table:table-cell office:value-type="float" office:value="-67" calcext:value-type="float">
            <text:p>-67</text:p>
          </table:table-cell>
          <table:table-cell office:value-type="float" office:value="-7.6932" calcext:value-type="float">
            <text:p>-7.6932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7.7532" calcext:value-type="float">
            <text:p>-7.7532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7.622" calcext:value-type="float">
            <text:p>-7.622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2" calcext:value-type="float">
            <text:p>-2</text:p>
          </table:table-cell>
          <table:table-cell office:value-type="float" office:value="-76" calcext:value-type="float">
            <text:p>-76</text:p>
          </table:table-cell>
          <table:table-cell office:value-type="float" office:value="-7.34" calcext:value-type="float">
            <text:p>-7.34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7.5996" calcext:value-type="float">
            <text:p>-7.5996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7.4996" calcext:value-type="float">
            <text:p>-7.4996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7.28" calcext:value-type="float">
            <text:p>-7.28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7.1028" calcext:value-type="float">
            <text:p>-7.1028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7.3504" calcext:value-type="float">
            <text:p>-7.3504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7.42" calcext:value-type="float">
            <text:p>-7.42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7.1796" calcext:value-type="float">
            <text:p>-7.1796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7.2688" calcext:value-type="float">
            <text:p>-7.2688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7.1512" calcext:value-type="float">
            <text:p>-7.1512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7.266" calcext:value-type="float">
            <text:p>-7.266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7.0732" calcext:value-type="float">
            <text:p>-7.0732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6.936" calcext:value-type="float">
            <text:p>-6.936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7.0132" calcext:value-type="float">
            <text:p>-7.0132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2" calcext:value-type="float">
            <text:p>-2</text:p>
          </table:table-cell>
          <table:table-cell office:value-type="float" office:value="-79" calcext:value-type="float">
            <text:p>-79</text:p>
          </table:table-cell>
          <table:table-cell office:value-type="float" office:value="-7.0044" calcext:value-type="float">
            <text:p>-7.0044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7.1136" calcext:value-type="float">
            <text:p>-7.1136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2" calcext:value-type="float">
            <text:p>-2</text:p>
          </table:table-cell>
          <table:table-cell office:value-type="float" office:value="-69" calcext:value-type="float">
            <text:p>-69</text:p>
          </table:table-cell>
          <table:table-cell office:value-type="float" office:value="-7.2416" calcext:value-type="float">
            <text:p>-7.2416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2" calcext:value-type="float">
            <text:p>-2</text:p>
          </table:table-cell>
          <table:table-cell office:value-type="float" office:value="-72" calcext:value-type="float">
            <text:p>-72</text:p>
          </table:table-cell>
          <table:table-cell office:value-type="float" office:value="-7.2224" calcext:value-type="float">
            <text:p>-7.2224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7.2256" calcext:value-type="float">
            <text:p>-7.2256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7.342" calcext:value-type="float">
            <text:p>-7.342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2" calcext:value-type="float">
            <text:p>-2</text:p>
          </table:table-cell>
          <table:table-cell office:value-type="float" office:value="-72" calcext:value-type="float">
            <text:p>-72</text:p>
          </table:table-cell>
          <table:table-cell office:value-type="float" office:value="-7.4216" calcext:value-type="float">
            <text:p>-7.4216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2" calcext:value-type="float">
            <text:p>-2</text:p>
          </table:table-cell>
          <table:table-cell office:value-type="float" office:value="-70" calcext:value-type="float">
            <text:p>-70</text:p>
          </table:table-cell>
          <table:table-cell office:value-type="float" office:value="-7.3448" calcext:value-type="float">
            <text:p>-7.3448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7.3388" calcext:value-type="float">
            <text:p>-7.3388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7.1072" calcext:value-type="float">
            <text:p>-7.1072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2" calcext:value-type="float">
            <text:p>-2</text:p>
          </table:table-cell>
          <table:table-cell office:value-type="float" office:value="-69" calcext:value-type="float">
            <text:p>-69</text:p>
          </table:table-cell>
          <table:table-cell office:value-type="float" office:value="-7.0996" calcext:value-type="float">
            <text:p>-7.0996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2" calcext:value-type="float">
            <text:p>-2</text:p>
          </table:table-cell>
          <table:table-cell office:value-type="float" office:value="-67" calcext:value-type="float">
            <text:p>-67</text:p>
          </table:table-cell>
          <table:table-cell office:value-type="float" office:value="-7.2072" calcext:value-type="float">
            <text:p>-7.2072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7.208" calcext:value-type="float">
            <text:p>-7.208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7.144" calcext:value-type="float">
            <text:p>-7.144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6.94" calcext:value-type="float">
            <text:p>-6.94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6.9004" calcext:value-type="float">
            <text:p>-6.9004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7.2288" calcext:value-type="float">
            <text:p>-7.2288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6.9344" calcext:value-type="float">
            <text:p>-6.9344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6.7668" calcext:value-type="float">
            <text:p>-6.7668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6.6572" calcext:value-type="float">
            <text:p>-6.6572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6.612" calcext:value-type="float">
            <text:p>-6.612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2" calcext:value-type="float">
            <text:p>-2</text:p>
          </table:table-cell>
          <table:table-cell office:value-type="float" office:value="-76" calcext:value-type="float">
            <text:p>-76</text:p>
          </table:table-cell>
          <table:table-cell office:value-type="float" office:value="-6.8396" calcext:value-type="float">
            <text:p>-6.8396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7.0108" calcext:value-type="float">
            <text:p>-7.0108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6.8008" calcext:value-type="float">
            <text:p>-6.8008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6.9948" calcext:value-type="float">
            <text:p>-6.9948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6.9708" calcext:value-type="float">
            <text:p>-6.9708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6.7772" calcext:value-type="float">
            <text:p>-6.7772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6.882" calcext:value-type="float">
            <text:p>-6.882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6.8624" calcext:value-type="float">
            <text:p>-6.8624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6.9372" calcext:value-type="float">
            <text:p>-6.9372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7.13" calcext:value-type="float">
            <text:p>-7.13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2" calcext:value-type="float">
            <text:p>-2</text:p>
          </table:table-cell>
          <table:table-cell office:value-type="float" office:value="-73" calcext:value-type="float">
            <text:p>-73</text:p>
          </table:table-cell>
          <table:table-cell office:value-type="float" office:value="-7.096" calcext:value-type="float">
            <text:p>-7.096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2" calcext:value-type="float">
            <text:p>-2</text:p>
          </table:table-cell>
          <table:table-cell office:value-type="float" office:value="-78" calcext:value-type="float">
            <text:p>-78</text:p>
          </table:table-cell>
          <table:table-cell office:value-type="float" office:value="-7.3232" calcext:value-type="float">
            <text:p>-7.3232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7.3032" calcext:value-type="float">
            <text:p>-7.3032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7.0632" calcext:value-type="float">
            <text:p>-7.0632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7.0932" calcext:value-type="float">
            <text:p>-7.0932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6.9012" calcext:value-type="float">
            <text:p>-6.9012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7.1156" calcext:value-type="float">
            <text:p>-7.1156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2" calcext:value-type="float">
            <text:p>-2</text:p>
          </table:table-cell>
          <table:table-cell office:value-type="float" office:value="-82" calcext:value-type="float">
            <text:p>-82</text:p>
          </table:table-cell>
          <table:table-cell office:value-type="float" office:value="-6.7532" calcext:value-type="float">
            <text:p>-6.7532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2" calcext:value-type="float">
            <text:p>-2</text:p>
          </table:table-cell>
          <table:table-cell office:value-type="float" office:value="-69" calcext:value-type="float">
            <text:p>-69</text:p>
          </table:table-cell>
          <table:table-cell office:value-type="float" office:value="-6.8532" calcext:value-type="float">
            <text:p>-6.8532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7.0468" calcext:value-type="float">
            <text:p>-7.0468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7.0492" calcext:value-type="float">
            <text:p>-7.0492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6.8428" calcext:value-type="float">
            <text:p>-6.8428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2" calcext:value-type="float">
            <text:p>-2</text:p>
          </table:table-cell>
          <table:table-cell office:value-type="float" office:value="-73" calcext:value-type="float">
            <text:p>-73</text:p>
          </table:table-cell>
          <table:table-cell office:value-type="float" office:value="-6.98" calcext:value-type="float">
            <text:p>-6.98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7.1188" calcext:value-type="float">
            <text:p>-7.1188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7.0472" calcext:value-type="float">
            <text:p>-7.0472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7.0832" calcext:value-type="float">
            <text:p>-7.0832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6.838" calcext:value-type="float">
            <text:p>-6.838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6.49" calcext:value-type="float">
            <text:p>-6.49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2" calcext:value-type="float">
            <text:p>-2</text:p>
          </table:table-cell>
          <table:table-cell office:value-type="float" office:value="-84" calcext:value-type="float">
            <text:p>-84</text:p>
          </table:table-cell>
          <table:table-cell office:value-type="float" office:value="-6.4016" calcext:value-type="float">
            <text:p>-6.4016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6.6352" calcext:value-type="float">
            <text:p>-6.6352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6.3796" calcext:value-type="float">
            <text:p>-6.3796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6.2616" calcext:value-type="float">
            <text:p>-6.2616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6.4964" calcext:value-type="float">
            <text:p>-6.4964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6.594" calcext:value-type="float">
            <text:p>-6.594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2" calcext:value-type="float">
            <text:p>-2</text:p>
          </table:table-cell>
          <table:table-cell office:value-type="float" office:value="-67" calcext:value-type="float">
            <text:p>-67</text:p>
          </table:table-cell>
          <table:table-cell office:value-type="float" office:value="-6.6036" calcext:value-type="float">
            <text:p>-6.6036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6.584" calcext:value-type="float">
            <text:p>-6.584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6.4536" calcext:value-type="float">
            <text:p>-6.4536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6.3836" calcext:value-type="float">
            <text:p>-6.3836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6.4248" calcext:value-type="float">
            <text:p>-6.4248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2" calcext:value-type="float">
            <text:p>-2</text:p>
          </table:table-cell>
          <table:table-cell office:value-type="float" office:value="-79" calcext:value-type="float">
            <text:p>-79</text:p>
          </table:table-cell>
          <table:table-cell office:value-type="float" office:value="-6.4184" calcext:value-type="float">
            <text:p>-6.4184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2" calcext:value-type="float">
            <text:p>-2</text:p>
          </table:table-cell>
          <table:table-cell office:value-type="float" office:value="-81" calcext:value-type="float">
            <text:p>-81</text:p>
          </table:table-cell>
          <table:table-cell office:value-type="float" office:value="-6.8904" calcext:value-type="float">
            <text:p>-6.8904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2" calcext:value-type="float">
            <text:p>-2</text:p>
          </table:table-cell>
          <table:table-cell office:value-type="float" office:value="-72" calcext:value-type="float">
            <text:p>-72</text:p>
          </table:table-cell>
          <table:table-cell office:value-type="float" office:value="-6.9188" calcext:value-type="float">
            <text:p>-6.9188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7.0268" calcext:value-type="float">
            <text:p>-7.0268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2" calcext:value-type="float">
            <text:p>-2</text:p>
          </table:table-cell>
          <table:table-cell office:value-type="float" office:value="-70" calcext:value-type="float">
            <text:p>-70</text:p>
          </table:table-cell>
          <table:table-cell office:value-type="float" office:value="-6.8936" calcext:value-type="float">
            <text:p>-6.8936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6.8148" calcext:value-type="float">
            <text:p>-6.8148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6.6888" calcext:value-type="float">
            <text:p>-6.6888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6.6016" calcext:value-type="float">
            <text:p>-6.6016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6.5128" calcext:value-type="float">
            <text:p>-6.5128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2" calcext:value-type="float">
            <text:p>-2</text:p>
          </table:table-cell>
          <table:table-cell office:value-type="float" office:value="-82" calcext:value-type="float">
            <text:p>-82</text:p>
          </table:table-cell>
          <table:table-cell office:value-type="float" office:value="-6.542" calcext:value-type="float">
            <text:p>-6.542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6.76" calcext:value-type="float">
            <text:p>-6.76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6.5704" calcext:value-type="float">
            <text:p>-6.5704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6.8284" calcext:value-type="float">
            <text:p>-6.8284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6.5256" calcext:value-type="float">
            <text:p>-6.5256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6.5128" calcext:value-type="float">
            <text:p>-6.5128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6.6568" calcext:value-type="float">
            <text:p>-6.6568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2" calcext:value-type="float">
            <text:p>-2</text:p>
          </table:table-cell>
          <table:table-cell office:value-type="float" office:value="-69" calcext:value-type="float">
            <text:p>-69</text:p>
          </table:table-cell>
          <table:table-cell office:value-type="float" office:value="-6.3932" calcext:value-type="float">
            <text:p>-6.3932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2" calcext:value-type="float">
            <text:p>-2</text:p>
          </table:table-cell>
          <table:table-cell office:value-type="float" office:value="-76" calcext:value-type="float">
            <text:p>-76</text:p>
          </table:table-cell>
          <table:table-cell office:value-type="float" office:value="-6.5712" calcext:value-type="float">
            <text:p>-6.5712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2" calcext:value-type="float">
            <text:p>-2</text:p>
          </table:table-cell>
          <table:table-cell office:value-type="float" office:value="-73" calcext:value-type="float">
            <text:p>-73</text:p>
          </table:table-cell>
          <table:table-cell office:value-type="float" office:value="-6.7" calcext:value-type="float">
            <text:p>-6.7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2" calcext:value-type="float">
            <text:p>-2</text:p>
          </table:table-cell>
          <table:table-cell office:value-type="float" office:value="-76" calcext:value-type="float">
            <text:p>-76</text:p>
          </table:table-cell>
          <table:table-cell office:value-type="float" office:value="-6.7096" calcext:value-type="float">
            <text:p>-6.7096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2" calcext:value-type="float">
            <text:p>-2</text:p>
          </table:table-cell>
          <table:table-cell office:value-type="float" office:value="-69" calcext:value-type="float">
            <text:p>-69</text:p>
          </table:table-cell>
          <table:table-cell office:value-type="float" office:value="-6.7376" calcext:value-type="float">
            <text:p>-6.7376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6.7784" calcext:value-type="float">
            <text:p>-6.7784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6.4148" calcext:value-type="float">
            <text:p>-6.4148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6.66" calcext:value-type="float">
            <text:p>-6.66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6.78" calcext:value-type="float">
            <text:p>-6.78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2" calcext:value-type="float">
            <text:p>-2</text:p>
          </table:table-cell>
          <table:table-cell office:value-type="float" office:value="-74" calcext:value-type="float">
            <text:p>-74</text:p>
          </table:table-cell>
          <table:table-cell office:value-type="float" office:value="-6.5152" calcext:value-type="float">
            <text:p>-6.5152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6.7008" calcext:value-type="float">
            <text:p>-6.7008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2" calcext:value-type="float">
            <text:p>-2</text:p>
          </table:table-cell>
          <table:table-cell office:value-type="float" office:value="-74" calcext:value-type="float">
            <text:p>-74</text:p>
          </table:table-cell>
          <table:table-cell office:value-type="float" office:value="-6.628" calcext:value-type="float">
            <text:p>-6.628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6.8228" calcext:value-type="float">
            <text:p>-6.8228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6.6644" calcext:value-type="float">
            <text:p>-6.6644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6.6232" calcext:value-type="float">
            <text:p>-6.6232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6.5308" calcext:value-type="float">
            <text:p>-6.5308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6.3884" calcext:value-type="float">
            <text:p>-6.3884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6.3728" calcext:value-type="float">
            <text:p>-6.3728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6.276" calcext:value-type="float">
            <text:p>-6.276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2592" calcext:value-type="float">
            <text:p>-6.2592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6.2092" calcext:value-type="float">
            <text:p>-6.2092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6.302" calcext:value-type="float">
            <text:p>-6.302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6.302" calcext:value-type="float">
            <text:p>-6.302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6.1016" calcext:value-type="float">
            <text:p>-6.1016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6.1308" calcext:value-type="float">
            <text:p>-6.1308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6.2956" calcext:value-type="float">
            <text:p>-6.2956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6.3576" calcext:value-type="float">
            <text:p>-6.3576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6.4872" calcext:value-type="float">
            <text:p>-6.4872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6.3296" calcext:value-type="float">
            <text:p>-6.3296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6.2228" calcext:value-type="float">
            <text:p>-6.2228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6.408" calcext:value-type="float">
            <text:p>-6.408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6.1968" calcext:value-type="float">
            <text:p>-6.1968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6.2056" calcext:value-type="float">
            <text:p>-6.2056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6.044" calcext:value-type="float">
            <text:p>-6.044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5.9808" calcext:value-type="float">
            <text:p>-5.9808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6.2608" calcext:value-type="float">
            <text:p>-6.2608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" calcext:value-type="float">
            <text:p>-1</text:p>
          </table:table-cell>
          <table:table-cell office:value-type="float" office:value="-78" calcext:value-type="float">
            <text:p>-78</text:p>
          </table:table-cell>
          <table:table-cell office:value-type="float" office:value="-6.2816" calcext:value-type="float">
            <text:p>-6.2816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6.4544" calcext:value-type="float">
            <text:p>-6.4544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6.226" calcext:value-type="float">
            <text:p>-6.226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6.3788" calcext:value-type="float">
            <text:p>-6.3788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2908" calcext:value-type="float">
            <text:p>-6.2908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6.5216" calcext:value-type="float">
            <text:p>-6.5216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6.686" calcext:value-type="float">
            <text:p>-6.686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6.4264" calcext:value-type="float">
            <text:p>-6.4264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6.35" calcext:value-type="float">
            <text:p>-6.35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6.3148" calcext:value-type="float">
            <text:p>-6.3148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0312" calcext:value-type="float">
            <text:p>-6.0312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5.9696" calcext:value-type="float">
            <text:p>-5.9696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5.9876" calcext:value-type="float">
            <text:p>-5.9876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6.1312" calcext:value-type="float">
            <text:p>-6.1312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6.036" calcext:value-type="float">
            <text:p>-6.036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6.1756" calcext:value-type="float">
            <text:p>-6.1756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5.9296" calcext:value-type="float">
            <text:p>-5.9296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5.9368" calcext:value-type="float">
            <text:p>-5.9368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03" calcext:value-type="float">
            <text:p>-6.03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9912" calcext:value-type="float">
            <text:p>-5.9912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office:value-type="float" office:value="-76" calcext:value-type="float">
            <text:p>-76</text:p>
          </table:table-cell>
          <table:table-cell office:value-type="float" office:value="-5.9796" calcext:value-type="float">
            <text:p>-5.9796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" calcext:value-type="float">
            <text:p>-1</text:p>
          </table:table-cell>
          <table:table-cell office:value-type="float" office:value="-75" calcext:value-type="float">
            <text:p>-75</text:p>
          </table:table-cell>
          <table:table-cell office:value-type="float" office:value="-6.31" calcext:value-type="float">
            <text:p>-6.31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4592" calcext:value-type="float">
            <text:p>-6.4592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6.2836" calcext:value-type="float">
            <text:p>-6.2836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6.0292" calcext:value-type="float">
            <text:p>-6.0292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6.04" calcext:value-type="float">
            <text:p>-6.04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6.0432" calcext:value-type="float">
            <text:p>-6.0432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5.9296" calcext:value-type="float">
            <text:p>-5.9296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5.9888" calcext:value-type="float">
            <text:p>-5.9888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5.9484" calcext:value-type="float">
            <text:p>-5.9484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6.0896" calcext:value-type="float">
            <text:p>-6.0896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6.254" calcext:value-type="float">
            <text:p>-6.254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6.3444" calcext:value-type="float">
            <text:p>-6.3444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6.1356" calcext:value-type="float">
            <text:p>-6.1356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6.1272" calcext:value-type="float">
            <text:p>-6.1272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6.3632" calcext:value-type="float">
            <text:p>-6.3632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-78" calcext:value-type="float">
            <text:p>-78</text:p>
          </table:table-cell>
          <table:table-cell office:value-type="float" office:value="-6.328" calcext:value-type="float">
            <text:p>-6.328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6.3536" calcext:value-type="float">
            <text:p>-6.3536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6.178" calcext:value-type="float">
            <text:p>-6.178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6.1508" calcext:value-type="float">
            <text:p>-6.1508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6.422" calcext:value-type="float">
            <text:p>-6.422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6.4184" calcext:value-type="float">
            <text:p>-6.4184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6.3512" calcext:value-type="float">
            <text:p>-6.3512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6.33" calcext:value-type="float">
            <text:p>-6.33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6.0804" calcext:value-type="float">
            <text:p>-6.0804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5.9844" calcext:value-type="float">
            <text:p>-5.9844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9624" calcext:value-type="float">
            <text:p>-5.9624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5.9716" calcext:value-type="float">
            <text:p>-5.9716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office:value-type="float" office:value="-90" calcext:value-type="float">
            <text:p>-90</text:p>
          </table:table-cell>
          <table:table-cell office:value-type="float" office:value="-5.9788" calcext:value-type="float">
            <text:p>-5.9788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6.16" calcext:value-type="float">
            <text:p>-6.16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6.1" calcext:value-type="float">
            <text:p>-6.1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6.0992" calcext:value-type="float">
            <text:p>-6.0992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6.1736" calcext:value-type="float">
            <text:p>-6.1736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5.7936" calcext:value-type="float">
            <text:p>-5.7936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8308" calcext:value-type="float">
            <text:p>-5.8308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5.6908" calcext:value-type="float">
            <text:p>-5.6908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6.0048" calcext:value-type="float">
            <text:p>-6.0048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5.8152" calcext:value-type="float">
            <text:p>-5.8152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5.9132" calcext:value-type="float">
            <text:p>-5.9132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5.7364" calcext:value-type="float">
            <text:p>-5.7364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office:value-type="float" office:value="-92" calcext:value-type="float">
            <text:p>-92</text:p>
          </table:table-cell>
          <table:table-cell office:value-type="float" office:value="-5.8088" calcext:value-type="float">
            <text:p>-5.8088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2552" calcext:value-type="float">
            <text:p>-6.2552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5.8324" calcext:value-type="float">
            <text:p>-5.8324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" calcext:value-type="float">
            <text:p>-1</text:p>
          </table:table-cell>
          <table:table-cell office:value-type="float" office:value="-78" calcext:value-type="float">
            <text:p>-78</text:p>
          </table:table-cell>
          <table:table-cell office:value-type="float" office:value="-6.1864" calcext:value-type="float">
            <text:p>-6.1864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6.1456" calcext:value-type="float">
            <text:p>-6.1456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6.138" calcext:value-type="float">
            <text:p>-6.138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6.0496" calcext:value-type="float">
            <text:p>-6.0496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6.0204" calcext:value-type="float">
            <text:p>-6.0204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6.21" calcext:value-type="float">
            <text:p>-6.21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-90" calcext:value-type="float">
            <text:p>-90</text:p>
          </table:table-cell>
          <table:table-cell office:value-type="float" office:value="-6.1516" calcext:value-type="float">
            <text:p>-6.1516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6.4228" calcext:value-type="float">
            <text:p>-6.4228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" calcext:value-type="float">
            <text:p>-1</text:p>
          </table:table-cell>
          <table:table-cell office:value-type="float" office:value="-74" calcext:value-type="float">
            <text:p>-74</text:p>
          </table:table-cell>
          <table:table-cell office:value-type="float" office:value="-6.4264" calcext:value-type="float">
            <text:p>-6.4264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6.2796" calcext:value-type="float">
            <text:p>-6.2796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6.146" calcext:value-type="float">
            <text:p>-6.146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6.3224" calcext:value-type="float">
            <text:p>-6.3224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" calcext:value-type="float">
            <text:p>-1</text:p>
          </table:table-cell>
          <table:table-cell office:value-type="float" office:value="-87" calcext:value-type="float">
            <text:p>-87</text:p>
          </table:table-cell>
          <table:table-cell office:value-type="float" office:value="-6.1948" calcext:value-type="float">
            <text:p>-6.1948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6.3292" calcext:value-type="float">
            <text:p>-6.3292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" calcext:value-type="float">
            <text:p>-1</text:p>
          </table:table-cell>
          <table:table-cell office:value-type="float" office:value="-76" calcext:value-type="float">
            <text:p>-76</text:p>
          </table:table-cell>
          <table:table-cell office:value-type="float" office:value="-6.0944" calcext:value-type="float">
            <text:p>-6.0944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6.2232" calcext:value-type="float">
            <text:p>-6.2232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" calcext:value-type="float">
            <text:p>-1</text:p>
          </table:table-cell>
          <table:table-cell office:value-type="float" office:value="-74" calcext:value-type="float">
            <text:p>-74</text:p>
          </table:table-cell>
          <table:table-cell office:value-type="float" office:value="-5.992" calcext:value-type="float">
            <text:p>-5.992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6.0488" calcext:value-type="float">
            <text:p>-6.0488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" calcext:value-type="float">
            <text:p>-1</text:p>
          </table:table-cell>
          <table:table-cell office:value-type="float" office:value="-76" calcext:value-type="float">
            <text:p>-76</text:p>
          </table:table-cell>
          <table:table-cell office:value-type="float" office:value="-6.1964" calcext:value-type="float">
            <text:p>-6.1964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6.1704" calcext:value-type="float">
            <text:p>-6.1704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6.0668" calcext:value-type="float">
            <text:p>-6.0668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5.7496" calcext:value-type="float">
            <text:p>-5.7496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5.7884" calcext:value-type="float">
            <text:p>-5.7884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5.74" calcext:value-type="float">
            <text:p>-5.74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6272" calcext:value-type="float">
            <text:p>-5.6272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5.558" calcext:value-type="float">
            <text:p>-5.558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5.5544" calcext:value-type="float">
            <text:p>-5.5544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5.6408" calcext:value-type="float">
            <text:p>-5.6408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5.5612" calcext:value-type="float">
            <text:p>-5.5612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5.6376" calcext:value-type="float">
            <text:p>-5.6376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312" calcext:value-type="float">
            <text:p>-5.312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5.2556" calcext:value-type="float">
            <text:p>-5.2556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5.2676" calcext:value-type="float">
            <text:p>-5.2676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5.346" calcext:value-type="float">
            <text:p>-5.346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5.3924" calcext:value-type="float">
            <text:p>-5.3924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5.4844" calcext:value-type="float">
            <text:p>-5.4844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5.4332" calcext:value-type="float">
            <text:p>-5.4332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5.366" calcext:value-type="float">
            <text:p>-5.366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5.2924" calcext:value-type="float">
            <text:p>-5.2924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5.3016" calcext:value-type="float">
            <text:p>-5.3016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5.2992" calcext:value-type="float">
            <text:p>-5.2992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5.3524" calcext:value-type="float">
            <text:p>-5.3524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5.2288" calcext:value-type="float">
            <text:p>-5.2288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" calcext:value-type="float">
            <text:p>-1</text:p>
          </table:table-cell>
          <table:table-cell office:value-type="float" office:value="-81" calcext:value-type="float">
            <text:p>-81</text:p>
          </table:table-cell>
          <table:table-cell office:value-type="float" office:value="-5.5832" calcext:value-type="float">
            <text:p>-5.5832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5.7132" calcext:value-type="float">
            <text:p>-5.7132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5.7172" calcext:value-type="float">
            <text:p>-5.7172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5.4764" calcext:value-type="float">
            <text:p>-5.4764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office:value-type="float" office:value="-5.4436" calcext:value-type="float">
            <text:p>-5.4436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5.6572" calcext:value-type="float">
            <text:p>-5.6572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5.8796" calcext:value-type="float">
            <text:p>-5.8796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5.5556" calcext:value-type="float">
            <text:p>-5.5556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5.4956" calcext:value-type="float">
            <text:p>-5.4956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5.5268" calcext:value-type="float">
            <text:p>-5.5268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5.4548" calcext:value-type="float">
            <text:p>-5.4548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5.6068" calcext:value-type="float">
            <text:p>-5.6068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5.6088" calcext:value-type="float">
            <text:p>-5.6088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5.6244" calcext:value-type="float">
            <text:p>-5.6244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5.5372" calcext:value-type="float">
            <text:p>-5.5372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5.5612" calcext:value-type="float">
            <text:p>-5.5612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5.362" calcext:value-type="float">
            <text:p>-5.362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5.1628" calcext:value-type="float">
            <text:p>-5.1628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5.3408" calcext:value-type="float">
            <text:p>-5.3408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 office:value-type="float" office:value="-73" calcext:value-type="float">
            <text:p>-73</text:p>
          </table:table-cell>
          <table:table-cell office:value-type="float" office:value="-5.364" calcext:value-type="float">
            <text:p>-5.36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9" calcext:value-type="float">
            <text:p>-39</text:p>
          </table:table-cell>
          <table:table-cell office:value-type="float" office:value="-317" calcext:value-type="float">
            <text:p>-317</text:p>
          </table:table-cell>
          <table:table-cell office:value-type="float" office:value="-175.8224" calcext:value-type="float">
            <text:p>-175.822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39" calcext:value-type="float">
            <text:p>-39</text:p>
          </table:table-cell>
          <table:table-cell office:value-type="float" office:value="-294" calcext:value-type="float">
            <text:p>-294</text:p>
          </table:table-cell>
          <table:table-cell office:value-type="float" office:value="-164.482" calcext:value-type="float">
            <text:p>-164.482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8" calcext:value-type="float">
            <text:p>-38</text:p>
          </table:table-cell>
          <table:table-cell office:value-type="float" office:value="-284" calcext:value-type="float">
            <text:p>-284</text:p>
          </table:table-cell>
          <table:table-cell office:value-type="float" office:value="-153.1308" calcext:value-type="float">
            <text:p>-153.1308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8" calcext:value-type="float">
            <text:p>-38</text:p>
          </table:table-cell>
          <table:table-cell office:value-type="float" office:value="-276" calcext:value-type="float">
            <text:p>-276</text:p>
          </table:table-cell>
          <table:table-cell office:value-type="float" office:value="-143.3216" calcext:value-type="float">
            <text:p>-143.3216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8" calcext:value-type="float">
            <text:p>-38</text:p>
          </table:table-cell>
          <table:table-cell office:value-type="float" office:value="-268" calcext:value-type="float">
            <text:p>-268</text:p>
          </table:table-cell>
          <table:table-cell office:value-type="float" office:value="-135.2924" calcext:value-type="float">
            <text:p>-135.292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8" calcext:value-type="float">
            <text:p>-38</text:p>
          </table:table-cell>
          <table:table-cell office:value-type="float" office:value="-251" calcext:value-type="float">
            <text:p>-251</text:p>
          </table:table-cell>
          <table:table-cell office:value-type="float" office:value="-127.0992" calcext:value-type="float">
            <text:p>-127.099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1" calcext:value-type="float">
            <text:p>-31</text:p>
          </table:table-cell>
          <table:table-cell office:value-type="float" office:value="-246" calcext:value-type="float">
            <text:p>-246</text:p>
          </table:table-cell>
          <table:table-cell office:value-type="float" office:value="-119.5512" calcext:value-type="float">
            <text:p>-119.5512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3" calcext:value-type="float">
            <text:p>-23</text:p>
          </table:table-cell>
          <table:table-cell office:value-type="float" office:value="-222" calcext:value-type="float">
            <text:p>-222</text:p>
          </table:table-cell>
          <table:table-cell office:value-type="float" office:value="-111.828" calcext:value-type="float">
            <text:p>-111.82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3" calcext:value-type="float">
            <text:p>-23</text:p>
          </table:table-cell>
          <table:table-cell office:value-type="float" office:value="-225" calcext:value-type="float">
            <text:p>-225</text:p>
          </table:table-cell>
          <table:table-cell office:value-type="float" office:value="-102.9936" calcext:value-type="float">
            <text:p>-102.993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3" calcext:value-type="float">
            <text:p>-23</text:p>
          </table:table-cell>
          <table:table-cell office:value-type="float" office:value="-193" calcext:value-type="float">
            <text:p>-193</text:p>
          </table:table-cell>
          <table:table-cell office:value-type="float" office:value="-95.9436" calcext:value-type="float">
            <text:p>-95.943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3" calcext:value-type="float">
            <text:p>-23</text:p>
          </table:table-cell>
          <table:table-cell office:value-type="float" office:value="-183" calcext:value-type="float">
            <text:p>-183</text:p>
          </table:table-cell>
          <table:table-cell office:value-type="float" office:value="-87.9364" calcext:value-type="float">
            <text:p>-87.9364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3" calcext:value-type="float">
            <text:p>-23</text:p>
          </table:table-cell>
          <table:table-cell office:value-type="float" office:value="-171" calcext:value-type="float">
            <text:p>-171</text:p>
          </table:table-cell>
          <table:table-cell office:value-type="float" office:value="-81.0464" calcext:value-type="float">
            <text:p>-81.046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3" calcext:value-type="float">
            <text:p>-23</text:p>
          </table:table-cell>
          <table:table-cell office:value-type="float" office:value="-165" calcext:value-type="float">
            <text:p>-165</text:p>
          </table:table-cell>
          <table:table-cell office:value-type="float" office:value="-74.3332" calcext:value-type="float">
            <text:p>-74.3332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3" calcext:value-type="float">
            <text:p>-23</text:p>
          </table:table-cell>
          <table:table-cell office:value-type="float" office:value="-156" calcext:value-type="float">
            <text:p>-156</text:p>
          </table:table-cell>
          <table:table-cell office:value-type="float" office:value="-69.13" calcext:value-type="float">
            <text:p>-69.13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2" calcext:value-type="float">
            <text:p>-22</text:p>
          </table:table-cell>
          <table:table-cell office:value-type="float" office:value="-147" calcext:value-type="float">
            <text:p>-147</text:p>
          </table:table-cell>
          <table:table-cell office:value-type="float" office:value="-63.3348" calcext:value-type="float">
            <text:p>-63.3348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2" calcext:value-type="float">
            <text:p>-22</text:p>
          </table:table-cell>
          <table:table-cell office:value-type="float" office:value="-137" calcext:value-type="float">
            <text:p>-137</text:p>
          </table:table-cell>
          <table:table-cell office:value-type="float" office:value="-57.874" calcext:value-type="float">
            <text:p>-57.874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0" calcext:value-type="float">
            <text:p>-20</text:p>
          </table:table-cell>
          <table:table-cell office:value-type="float" office:value="-154" calcext:value-type="float">
            <text:p>-154</text:p>
          </table:table-cell>
          <table:table-cell office:value-type="float" office:value="-53.6752" calcext:value-type="float">
            <text:p>-53.6752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0" calcext:value-type="float">
            <text:p>-20</text:p>
          </table:table-cell>
          <table:table-cell office:value-type="float" office:value="-156" calcext:value-type="float">
            <text:p>-156</text:p>
          </table:table-cell>
          <table:table-cell office:value-type="float" office:value="-51.1208" calcext:value-type="float">
            <text:p>-51.120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0" calcext:value-type="float">
            <text:p>-20</text:p>
          </table:table-cell>
          <table:table-cell office:value-type="float" office:value="-129" calcext:value-type="float">
            <text:p>-129</text:p>
          </table:table-cell>
          <table:table-cell office:value-type="float" office:value="-48.9856" calcext:value-type="float">
            <text:p>-48.9856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128" calcext:value-type="float">
            <text:p>-128</text:p>
          </table:table-cell>
          <table:table-cell office:value-type="float" office:value="-45.4844" calcext:value-type="float">
            <text:p>-45.4844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-137" calcext:value-type="float">
            <text:p>-137</text:p>
          </table:table-cell>
          <table:table-cell office:value-type="float" office:value="-43.0452" calcext:value-type="float">
            <text:p>-43.0452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0" calcext:value-type="float">
            <text:p>-20</text:p>
          </table:table-cell>
          <table:table-cell office:value-type="float" office:value="-124" calcext:value-type="float">
            <text:p>-124</text:p>
          </table:table-cell>
          <table:table-cell office:value-type="float" office:value="-41.248" calcext:value-type="float">
            <text:p>-41.248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0" calcext:value-type="float">
            <text:p>-20</text:p>
          </table:table-cell>
          <table:table-cell office:value-type="float" office:value="-96" calcext:value-type="float">
            <text:p>-96</text:p>
          </table:table-cell>
          <table:table-cell office:value-type="float" office:value="-39.4268" calcext:value-type="float">
            <text:p>-39.4268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-118" calcext:value-type="float">
            <text:p>-118</text:p>
          </table:table-cell>
          <table:table-cell office:value-type="float" office:value="-37.3888" calcext:value-type="float">
            <text:p>-37.3888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9" calcext:value-type="float">
            <text:p>-19</text:p>
          </table:table-cell>
          <table:table-cell office:value-type="float" office:value="-91" calcext:value-type="float">
            <text:p>-91</text:p>
          </table:table-cell>
          <table:table-cell office:value-type="float" office:value="-36.4472" calcext:value-type="float">
            <text:p>-36.4472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9" calcext:value-type="float">
            <text:p>-19</text:p>
          </table:table-cell>
          <table:table-cell office:value-type="float" office:value="-83" calcext:value-type="float">
            <text:p>-83</text:p>
          </table:table-cell>
          <table:table-cell office:value-type="float" office:value="-34.7176" calcext:value-type="float">
            <text:p>-34.7176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9" calcext:value-type="float">
            <text:p>-19</text:p>
          </table:table-cell>
          <table:table-cell office:value-type="float" office:value="-87" calcext:value-type="float">
            <text:p>-87</text:p>
          </table:table-cell>
          <table:table-cell office:value-type="float" office:value="-33.562" calcext:value-type="float">
            <text:p>-33.562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9" calcext:value-type="float">
            <text:p>-19</text:p>
          </table:table-cell>
          <table:table-cell office:value-type="float" office:value="-99" calcext:value-type="float">
            <text:p>-99</text:p>
          </table:table-cell>
          <table:table-cell office:value-type="float" office:value="-32.6812" calcext:value-type="float">
            <text:p>-32.6812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9" calcext:value-type="float">
            <text:p>-19</text:p>
          </table:table-cell>
          <table:table-cell office:value-type="float" office:value="-99" calcext:value-type="float">
            <text:p>-99</text:p>
          </table:table-cell>
          <table:table-cell office:value-type="float" office:value="-32.216" calcext:value-type="float">
            <text:p>-32.216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9" calcext:value-type="float">
            <text:p>-19</text:p>
          </table:table-cell>
          <table:table-cell office:value-type="float" office:value="-97" calcext:value-type="float">
            <text:p>-97</text:p>
          </table:table-cell>
          <table:table-cell office:value-type="float" office:value="-31.924" calcext:value-type="float">
            <text:p>-31.924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9" calcext:value-type="float">
            <text:p>-19</text:p>
          </table:table-cell>
          <table:table-cell office:value-type="float" office:value="-90" calcext:value-type="float">
            <text:p>-90</text:p>
          </table:table-cell>
          <table:table-cell office:value-type="float" office:value="-31.588" calcext:value-type="float">
            <text:p>-31.588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9" calcext:value-type="float">
            <text:p>-19</text:p>
          </table:table-cell>
          <table:table-cell office:value-type="float" office:value="-83" calcext:value-type="float">
            <text:p>-83</text:p>
          </table:table-cell>
          <table:table-cell office:value-type="float" office:value="-30.8752" calcext:value-type="float">
            <text:p>-30.875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9" calcext:value-type="float">
            <text:p>-19</text:p>
          </table:table-cell>
          <table:table-cell office:value-type="float" office:value="-89" calcext:value-type="float">
            <text:p>-89</text:p>
          </table:table-cell>
          <table:table-cell office:value-type="float" office:value="-30.2228" calcext:value-type="float">
            <text:p>-30.2228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9" calcext:value-type="float">
            <text:p>-19</text:p>
          </table:table-cell>
          <table:table-cell office:value-type="float" office:value="-97" calcext:value-type="float">
            <text:p>-97</text:p>
          </table:table-cell>
          <table:table-cell office:value-type="float" office:value="-29.9568" calcext:value-type="float">
            <text:p>-29.9568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9" calcext:value-type="float">
            <text:p>-19</text:p>
          </table:table-cell>
          <table:table-cell office:value-type="float" office:value="-97" calcext:value-type="float">
            <text:p>-97</text:p>
          </table:table-cell>
          <table:table-cell office:value-type="float" office:value="-29.6936" calcext:value-type="float">
            <text:p>-29.6936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9" calcext:value-type="float">
            <text:p>-19</text:p>
          </table:table-cell>
          <table:table-cell office:value-type="float" office:value="-93" calcext:value-type="float">
            <text:p>-93</text:p>
          </table:table-cell>
          <table:table-cell office:value-type="float" office:value="-29.4208" calcext:value-type="float">
            <text:p>-29.4208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9" calcext:value-type="float">
            <text:p>-19</text:p>
          </table:table-cell>
          <table:table-cell office:value-type="float" office:value="-88" calcext:value-type="float">
            <text:p>-88</text:p>
          </table:table-cell>
          <table:table-cell office:value-type="float" office:value="-29.07" calcext:value-type="float">
            <text:p>-29.07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7" calcext:value-type="float">
            <text:p>-17</text:p>
          </table:table-cell>
          <table:table-cell office:value-type="float" office:value="-87" calcext:value-type="float">
            <text:p>-87</text:p>
          </table:table-cell>
          <table:table-cell office:value-type="float" office:value="-28.6348" calcext:value-type="float">
            <text:p>-28.6348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7" calcext:value-type="float">
            <text:p>-17</text:p>
          </table:table-cell>
          <table:table-cell office:value-type="float" office:value="-86" calcext:value-type="float">
            <text:p>-86</text:p>
          </table:table-cell>
          <table:table-cell office:value-type="float" office:value="-28.3352" calcext:value-type="float">
            <text:p>-28.3352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7" calcext:value-type="float">
            <text:p>-17</text:p>
          </table:table-cell>
          <table:table-cell office:value-type="float" office:value="-77" calcext:value-type="float">
            <text:p>-77</text:p>
          </table:table-cell>
          <table:table-cell office:value-type="float" office:value="-28.018" calcext:value-type="float">
            <text:p>-28.018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7" calcext:value-type="float">
            <text:p>-17</text:p>
          </table:table-cell>
          <table:table-cell office:value-type="float" office:value="-75" calcext:value-type="float">
            <text:p>-75</text:p>
          </table:table-cell>
          <table:table-cell office:value-type="float" office:value="-27.4896" calcext:value-type="float">
            <text:p>-27.4896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7" calcext:value-type="float">
            <text:p>-17</text:p>
          </table:table-cell>
          <table:table-cell office:value-type="float" office:value="-87" calcext:value-type="float">
            <text:p>-87</text:p>
          </table:table-cell>
          <table:table-cell office:value-type="float" office:value="-27.2768" calcext:value-type="float">
            <text:p>-27.2768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7" calcext:value-type="float">
            <text:p>-17</text:p>
          </table:table-cell>
          <table:table-cell office:value-type="float" office:value="-88" calcext:value-type="float">
            <text:p>-88</text:p>
          </table:table-cell>
          <table:table-cell office:value-type="float" office:value="-27.2716" calcext:value-type="float">
            <text:p>-27.2716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7" calcext:value-type="float">
            <text:p>-17</text:p>
          </table:table-cell>
          <table:table-cell office:value-type="float" office:value="-87" calcext:value-type="float">
            <text:p>-87</text:p>
          </table:table-cell>
          <table:table-cell office:value-type="float" office:value="-27.0888" calcext:value-type="float">
            <text:p>-27.0888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7" calcext:value-type="float">
            <text:p>-17</text:p>
          </table:table-cell>
          <table:table-cell office:value-type="float" office:value="-84" calcext:value-type="float">
            <text:p>-84</text:p>
          </table:table-cell>
          <table:table-cell office:value-type="float" office:value="-26.6848" calcext:value-type="float">
            <text:p>-26.6848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7" calcext:value-type="float">
            <text:p>-17</text:p>
          </table:table-cell>
          <table:table-cell office:value-type="float" office:value="-79" calcext:value-type="float">
            <text:p>-79</text:p>
          </table:table-cell>
          <table:table-cell office:value-type="float" office:value="-26.4764" calcext:value-type="float">
            <text:p>-26.4764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7" calcext:value-type="float">
            <text:p>-17</text:p>
          </table:table-cell>
          <table:table-cell office:value-type="float" office:value="-83" calcext:value-type="float">
            <text:p>-83</text:p>
          </table:table-cell>
          <table:table-cell office:value-type="float" office:value="-26.3956" calcext:value-type="float">
            <text:p>-26.3956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7" calcext:value-type="float">
            <text:p>-17</text:p>
          </table:table-cell>
          <table:table-cell office:value-type="float" office:value="-68" calcext:value-type="float">
            <text:p>-68</text:p>
          </table:table-cell>
          <table:table-cell office:value-type="float" office:value="-26.2296" calcext:value-type="float">
            <text:p>-26.2296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7" calcext:value-type="float">
            <text:p>-17</text:p>
          </table:table-cell>
          <table:table-cell office:value-type="float" office:value="-83" calcext:value-type="float">
            <text:p>-83</text:p>
          </table:table-cell>
          <table:table-cell office:value-type="float" office:value="-25.9344" calcext:value-type="float">
            <text:p>-25.9344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7" calcext:value-type="float">
            <text:p>-17</text:p>
          </table:table-cell>
          <table:table-cell office:value-type="float" office:value="-88" calcext:value-type="float">
            <text:p>-88</text:p>
          </table:table-cell>
          <table:table-cell office:value-type="float" office:value="-25.9196" calcext:value-type="float">
            <text:p>-25.9196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7" calcext:value-type="float">
            <text:p>-17</text:p>
          </table:table-cell>
          <table:table-cell office:value-type="float" office:value="-102" calcext:value-type="float">
            <text:p>-102</text:p>
          </table:table-cell>
          <table:table-cell office:value-type="float" office:value="-25.9308" calcext:value-type="float">
            <text:p>-25.9308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7" calcext:value-type="float">
            <text:p>-17</text:p>
          </table:table-cell>
          <table:table-cell office:value-type="float" office:value="-75" calcext:value-type="float">
            <text:p>-75</text:p>
          </table:table-cell>
          <table:table-cell office:value-type="float" office:value="-26.0164" calcext:value-type="float">
            <text:p>-26.0164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7" calcext:value-type="float">
            <text:p>-17</text:p>
          </table:table-cell>
          <table:table-cell office:value-type="float" office:value="-83" calcext:value-type="float">
            <text:p>-83</text:p>
          </table:table-cell>
          <table:table-cell office:value-type="float" office:value="-25.8056" calcext:value-type="float">
            <text:p>-25.8056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7" calcext:value-type="float">
            <text:p>-17</text:p>
          </table:table-cell>
          <table:table-cell office:value-type="float" office:value="-82" calcext:value-type="float">
            <text:p>-82</text:p>
          </table:table-cell>
          <table:table-cell office:value-type="float" office:value="-25.8736" calcext:value-type="float">
            <text:p>-25.8736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7" calcext:value-type="float">
            <text:p>-17</text:p>
          </table:table-cell>
          <table:table-cell office:value-type="float" office:value="-80" calcext:value-type="float">
            <text:p>-80</text:p>
          </table:table-cell>
          <table:table-cell office:value-type="float" office:value="-25.7112" calcext:value-type="float">
            <text:p>-25.7112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7" calcext:value-type="float">
            <text:p>-17</text:p>
          </table:table-cell>
          <table:table-cell office:value-type="float" office:value="-70" calcext:value-type="float">
            <text:p>-70</text:p>
          </table:table-cell>
          <table:table-cell office:value-type="float" office:value="-25.6372" calcext:value-type="float">
            <text:p>-25.6372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7" calcext:value-type="float">
            <text:p>-17</text:p>
          </table:table-cell>
          <table:table-cell office:value-type="float" office:value="-74" calcext:value-type="float">
            <text:p>-74</text:p>
          </table:table-cell>
          <table:table-cell office:value-type="float" office:value="-25.4404" calcext:value-type="float">
            <text:p>-25.4404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7" calcext:value-type="float">
            <text:p>-17</text:p>
          </table:table-cell>
          <table:table-cell office:value-type="float" office:value="-76" calcext:value-type="float">
            <text:p>-76</text:p>
          </table:table-cell>
          <table:table-cell office:value-type="float" office:value="-25.1848" calcext:value-type="float">
            <text:p>-25.1848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7" calcext:value-type="float">
            <text:p>-17</text:p>
          </table:table-cell>
          <table:table-cell office:value-type="float" office:value="-69" calcext:value-type="float">
            <text:p>-69</text:p>
          </table:table-cell>
          <table:table-cell office:value-type="float" office:value="-25.0612" calcext:value-type="float">
            <text:p>-25.0612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7" calcext:value-type="float">
            <text:p>-17</text:p>
          </table:table-cell>
          <table:table-cell office:value-type="float" office:value="-103" calcext:value-type="float">
            <text:p>-103</text:p>
          </table:table-cell>
          <table:table-cell office:value-type="float" office:value="-24.994" calcext:value-type="float">
            <text:p>-24.994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7" calcext:value-type="float">
            <text:p>-17</text:p>
          </table:table-cell>
          <table:table-cell office:value-type="float" office:value="-94" calcext:value-type="float">
            <text:p>-94</text:p>
          </table:table-cell>
          <table:table-cell office:value-type="float" office:value="-25.1632" calcext:value-type="float">
            <text:p>-25.1632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7" calcext:value-type="float">
            <text:p>-17</text:p>
          </table:table-cell>
          <table:table-cell office:value-type="float" office:value="-81" calcext:value-type="float">
            <text:p>-81</text:p>
          </table:table-cell>
          <table:table-cell office:value-type="float" office:value="-25.158" calcext:value-type="float">
            <text:p>-25.158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5" calcext:value-type="float">
            <text:p>-15</text:p>
          </table:table-cell>
          <table:table-cell office:value-type="float" office:value="-74" calcext:value-type="float">
            <text:p>-74</text:p>
          </table:table-cell>
          <table:table-cell office:value-type="float" office:value="-25.0024" calcext:value-type="float">
            <text:p>-25.0024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5" calcext:value-type="float">
            <text:p>-15</text:p>
          </table:table-cell>
          <table:table-cell office:value-type="float" office:value="-69" calcext:value-type="float">
            <text:p>-69</text:p>
          </table:table-cell>
          <table:table-cell office:value-type="float" office:value="-24.7508" calcext:value-type="float">
            <text:p>-24.7508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5" calcext:value-type="float">
            <text:p>-15</text:p>
          </table:table-cell>
          <table:table-cell office:value-type="float" office:value="-87" calcext:value-type="float">
            <text:p>-87</text:p>
          </table:table-cell>
          <table:table-cell office:value-type="float" office:value="-24.6044" calcext:value-type="float">
            <text:p>-24.6044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5" calcext:value-type="float">
            <text:p>-15</text:p>
          </table:table-cell>
          <table:table-cell office:value-type="float" office:value="-96" calcext:value-type="float">
            <text:p>-96</text:p>
          </table:table-cell>
          <table:table-cell office:value-type="float" office:value="-24.728" calcext:value-type="float">
            <text:p>-24.728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5" calcext:value-type="float">
            <text:p>-15</text:p>
          </table:table-cell>
          <table:table-cell office:value-type="float" office:value="-70" calcext:value-type="float">
            <text:p>-70</text:p>
          </table:table-cell>
          <table:table-cell office:value-type="float" office:value="-24.8556" calcext:value-type="float">
            <text:p>-24.8556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5" calcext:value-type="float">
            <text:p>-15</text:p>
          </table:table-cell>
          <table:table-cell office:value-type="float" office:value="-72" calcext:value-type="float">
            <text:p>-72</text:p>
          </table:table-cell>
          <table:table-cell office:value-type="float" office:value="-24.6472" calcext:value-type="float">
            <text:p>-24.6472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5" calcext:value-type="float">
            <text:p>-15</text:p>
          </table:table-cell>
          <table:table-cell office:value-type="float" office:value="-71" calcext:value-type="float">
            <text:p>-71</text:p>
          </table:table-cell>
          <table:table-cell office:value-type="float" office:value="-24.5644" calcext:value-type="float">
            <text:p>-24.5644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4" calcext:value-type="float">
            <text:p>-14</text:p>
          </table:table-cell>
          <table:table-cell office:value-type="float" office:value="-76" calcext:value-type="float">
            <text:p>-76</text:p>
          </table:table-cell>
          <table:table-cell office:value-type="float" office:value="-24.538" calcext:value-type="float">
            <text:p>-24.538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3" calcext:value-type="float">
            <text:p>-13</text:p>
          </table:table-cell>
          <table:table-cell office:value-type="float" office:value="-69" calcext:value-type="float">
            <text:p>-69</text:p>
          </table:table-cell>
          <table:table-cell office:value-type="float" office:value="-24.3564" calcext:value-type="float">
            <text:p>-24.3564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3" calcext:value-type="float">
            <text:p>-13</text:p>
          </table:table-cell>
          <table:table-cell office:value-type="float" office:value="-83" calcext:value-type="float">
            <text:p>-83</text:p>
          </table:table-cell>
          <table:table-cell office:value-type="float" office:value="-24.1088" calcext:value-type="float">
            <text:p>-24.1088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3" calcext:value-type="float">
            <text:p>-13</text:p>
          </table:table-cell>
          <table:table-cell office:value-type="float" office:value="-84" calcext:value-type="float">
            <text:p>-84</text:p>
          </table:table-cell>
          <table:table-cell office:value-type="float" office:value="-24.2492" calcext:value-type="float">
            <text:p>-24.2492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3" calcext:value-type="float">
            <text:p>-13</text:p>
          </table:table-cell>
          <table:table-cell office:value-type="float" office:value="-79" calcext:value-type="float">
            <text:p>-79</text:p>
          </table:table-cell>
          <table:table-cell office:value-type="float" office:value="-24.3644" calcext:value-type="float">
            <text:p>-24.3644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3" calcext:value-type="float">
            <text:p>-13</text:p>
          </table:table-cell>
          <table:table-cell office:value-type="float" office:value="-75" calcext:value-type="float">
            <text:p>-75</text:p>
          </table:table-cell>
          <table:table-cell office:value-type="float" office:value="-24.3368" calcext:value-type="float">
            <text:p>-24.3368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3" calcext:value-type="float">
            <text:p>-13</text:p>
          </table:table-cell>
          <table:table-cell office:value-type="float" office:value="-94" calcext:value-type="float">
            <text:p>-94</text:p>
          </table:table-cell>
          <table:table-cell office:value-type="float" office:value="-24.3204" calcext:value-type="float">
            <text:p>-24.3204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3" calcext:value-type="float">
            <text:p>-13</text:p>
          </table:table-cell>
          <table:table-cell office:value-type="float" office:value="-79" calcext:value-type="float">
            <text:p>-79</text:p>
          </table:table-cell>
          <table:table-cell office:value-type="float" office:value="-24.3112" calcext:value-type="float">
            <text:p>-24.3112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3" calcext:value-type="float">
            <text:p>-13</text:p>
          </table:table-cell>
          <table:table-cell office:value-type="float" office:value="-84" calcext:value-type="float">
            <text:p>-84</text:p>
          </table:table-cell>
          <table:table-cell office:value-type="float" office:value="-24.2436" calcext:value-type="float">
            <text:p>-24.2436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3" calcext:value-type="float">
            <text:p>-13</text:p>
          </table:table-cell>
          <table:table-cell office:value-type="float" office:value="-94" calcext:value-type="float">
            <text:p>-94</text:p>
          </table:table-cell>
          <table:table-cell office:value-type="float" office:value="-24.1676" calcext:value-type="float">
            <text:p>-24.1676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3" calcext:value-type="float">
            <text:p>-13</text:p>
          </table:table-cell>
          <table:table-cell office:value-type="float" office:value="-99" calcext:value-type="float">
            <text:p>-99</text:p>
          </table:table-cell>
          <table:table-cell office:value-type="float" office:value="-24.2484" calcext:value-type="float">
            <text:p>-24.2484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3" calcext:value-type="float">
            <text:p>-13</text:p>
          </table:table-cell>
          <table:table-cell office:value-type="float" office:value="-94" calcext:value-type="float">
            <text:p>-94</text:p>
          </table:table-cell>
          <table:table-cell office:value-type="float" office:value="-24.3564" calcext:value-type="float">
            <text:p>-24.3564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3" calcext:value-type="float">
            <text:p>-13</text:p>
          </table:table-cell>
          <table:table-cell office:value-type="float" office:value="-99" calcext:value-type="float">
            <text:p>-99</text:p>
          </table:table-cell>
          <table:table-cell office:value-type="float" office:value="-24.282" calcext:value-type="float">
            <text:p>-24.282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3" calcext:value-type="float">
            <text:p>-13</text:p>
          </table:table-cell>
          <table:table-cell office:value-type="float" office:value="-83" calcext:value-type="float">
            <text:p>-83</text:p>
          </table:table-cell>
          <table:table-cell office:value-type="float" office:value="-24.294" calcext:value-type="float">
            <text:p>-24.294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3" calcext:value-type="float">
            <text:p>-13</text:p>
          </table:table-cell>
          <table:table-cell office:value-type="float" office:value="-79" calcext:value-type="float">
            <text:p>-79</text:p>
          </table:table-cell>
          <table:table-cell office:value-type="float" office:value="-23.9072" calcext:value-type="float">
            <text:p>-23.9072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3" calcext:value-type="float">
            <text:p>-13</text:p>
          </table:table-cell>
          <table:table-cell office:value-type="float" office:value="-77" calcext:value-type="float">
            <text:p>-77</text:p>
          </table:table-cell>
          <table:table-cell office:value-type="float" office:value="-23.7912" calcext:value-type="float">
            <text:p>-23.7912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3" calcext:value-type="float">
            <text:p>-13</text:p>
          </table:table-cell>
          <table:table-cell office:value-type="float" office:value="-95" calcext:value-type="float">
            <text:p>-95</text:p>
          </table:table-cell>
          <table:table-cell office:value-type="float" office:value="-23.6108" calcext:value-type="float">
            <text:p>-23.6108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3" calcext:value-type="float">
            <text:p>-13</text:p>
          </table:table-cell>
          <table:table-cell office:value-type="float" office:value="-90" calcext:value-type="float">
            <text:p>-90</text:p>
          </table:table-cell>
          <table:table-cell office:value-type="float" office:value="-23.7892" calcext:value-type="float">
            <text:p>-23.7892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3" calcext:value-type="float">
            <text:p>-13</text:p>
          </table:table-cell>
          <table:table-cell office:value-type="float" office:value="-74" calcext:value-type="float">
            <text:p>-74</text:p>
          </table:table-cell>
          <table:table-cell office:value-type="float" office:value="-23.5844" calcext:value-type="float">
            <text:p>-23.5844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3" calcext:value-type="float">
            <text:p>-13</text:p>
          </table:table-cell>
          <table:table-cell office:value-type="float" office:value="-90" calcext:value-type="float">
            <text:p>-90</text:p>
          </table:table-cell>
          <table:table-cell office:value-type="float" office:value="-23.3472" calcext:value-type="float">
            <text:p>-23.3472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3" calcext:value-type="float">
            <text:p>-13</text:p>
          </table:table-cell>
          <table:table-cell office:value-type="float" office:value="-75" calcext:value-type="float">
            <text:p>-75</text:p>
          </table:table-cell>
          <table:table-cell office:value-type="float" office:value="-23.4984" calcext:value-type="float">
            <text:p>-23.4984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3" calcext:value-type="float">
            <text:p>-13</text:p>
          </table:table-cell>
          <table:table-cell office:value-type="float" office:value="-73" calcext:value-type="float">
            <text:p>-73</text:p>
          </table:table-cell>
          <table:table-cell office:value-type="float" office:value="-23.4588" calcext:value-type="float">
            <text:p>-23.4588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2" calcext:value-type="float">
            <text:p>-12</text:p>
          </table:table-cell>
          <table:table-cell office:value-type="float" office:value="-71" calcext:value-type="float">
            <text:p>-71</text:p>
          </table:table-cell>
          <table:table-cell office:value-type="float" office:value="-23.0132" calcext:value-type="float">
            <text:p>-23.0132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2" calcext:value-type="float">
            <text:p>-12</text:p>
          </table:table-cell>
          <table:table-cell office:value-type="float" office:value="-70" calcext:value-type="float">
            <text:p>-70</text:p>
          </table:table-cell>
          <table:table-cell office:value-type="float" office:value="-22.8212" calcext:value-type="float">
            <text:p>-22.8212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2" calcext:value-type="float">
            <text:p>-12</text:p>
          </table:table-cell>
          <table:table-cell office:value-type="float" office:value="-84" calcext:value-type="float">
            <text:p>-84</text:p>
          </table:table-cell>
          <table:table-cell office:value-type="float" office:value="-22.7472" calcext:value-type="float">
            <text:p>-22.7472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2" calcext:value-type="float">
            <text:p>-12</text:p>
          </table:table-cell>
          <table:table-cell office:value-type="float" office:value="-91" calcext:value-type="float">
            <text:p>-91</text:p>
          </table:table-cell>
          <table:table-cell office:value-type="float" office:value="-22.8164" calcext:value-type="float">
            <text:p>-22.8164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2" calcext:value-type="float">
            <text:p>-12</text:p>
          </table:table-cell>
          <table:table-cell office:value-type="float" office:value="-69" calcext:value-type="float">
            <text:p>-69</text:p>
          </table:table-cell>
          <table:table-cell office:value-type="float" office:value="-22.9868" calcext:value-type="float">
            <text:p>-22.9868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2" calcext:value-type="float">
            <text:p>-12</text:p>
          </table:table-cell>
          <table:table-cell office:value-type="float" office:value="-73" calcext:value-type="float">
            <text:p>-73</text:p>
          </table:table-cell>
          <table:table-cell office:value-type="float" office:value="-22.5104" calcext:value-type="float">
            <text:p>-22.5104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2" calcext:value-type="float">
            <text:p>-12</text:p>
          </table:table-cell>
          <table:table-cell office:value-type="float" office:value="-69" calcext:value-type="float">
            <text:p>-69</text:p>
          </table:table-cell>
          <table:table-cell office:value-type="float" office:value="-22.322" calcext:value-type="float">
            <text:p>-22.322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2" calcext:value-type="float">
            <text:p>-12</text:p>
          </table:table-cell>
          <table:table-cell office:value-type="float" office:value="-79" calcext:value-type="float">
            <text:p>-79</text:p>
          </table:table-cell>
          <table:table-cell office:value-type="float" office:value="-21.9332" calcext:value-type="float">
            <text:p>-21.9332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2" calcext:value-type="float">
            <text:p>-12</text:p>
          </table:table-cell>
          <table:table-cell office:value-type="float" office:value="-72" calcext:value-type="float">
            <text:p>-72</text:p>
          </table:table-cell>
          <table:table-cell office:value-type="float" office:value="-22.0656" calcext:value-type="float">
            <text:p>-22.0656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2" calcext:value-type="float">
            <text:p>-12</text:p>
          </table:table-cell>
          <table:table-cell office:value-type="float" office:value="-89" calcext:value-type="float">
            <text:p>-89</text:p>
          </table:table-cell>
          <table:table-cell office:value-type="float" office:value="-21.6484" calcext:value-type="float">
            <text:p>-21.6484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2" calcext:value-type="float">
            <text:p>-12</text:p>
          </table:table-cell>
          <table:table-cell office:value-type="float" office:value="-84" calcext:value-type="float">
            <text:p>-84</text:p>
          </table:table-cell>
          <table:table-cell office:value-type="float" office:value="-21.814" calcext:value-type="float">
            <text:p>-21.814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2" calcext:value-type="float">
            <text:p>-12</text:p>
          </table:table-cell>
          <table:table-cell office:value-type="float" office:value="-67" calcext:value-type="float">
            <text:p>-67</text:p>
          </table:table-cell>
          <table:table-cell office:value-type="float" office:value="-21.822" calcext:value-type="float">
            <text:p>-21.822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1" calcext:value-type="float">
            <text:p>-11</text:p>
          </table:table-cell>
          <table:table-cell office:value-type="float" office:value="-83" calcext:value-type="float">
            <text:p>-83</text:p>
          </table:table-cell>
          <table:table-cell office:value-type="float" office:value="-21.4316" calcext:value-type="float">
            <text:p>-21.4316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2" calcext:value-type="float">
            <text:p>-12</text:p>
          </table:table-cell>
          <table:table-cell office:value-type="float" office:value="-73" calcext:value-type="float">
            <text:p>-73</text:p>
          </table:table-cell>
          <table:table-cell office:value-type="float" office:value="-21.3348" calcext:value-type="float">
            <text:p>-21.3348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0" calcext:value-type="float">
            <text:p>-10</text:p>
          </table:table-cell>
          <table:table-cell office:value-type="float" office:value="-73" calcext:value-type="float">
            <text:p>-73</text:p>
          </table:table-cell>
          <table:table-cell office:value-type="float" office:value="-21.246" calcext:value-type="float">
            <text:p>-21.246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0" calcext:value-type="float">
            <text:p>-10</text:p>
          </table:table-cell>
          <table:table-cell office:value-type="float" office:value="-72" calcext:value-type="float">
            <text:p>-72</text:p>
          </table:table-cell>
          <table:table-cell office:value-type="float" office:value="-21.366" calcext:value-type="float">
            <text:p>-21.366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0" calcext:value-type="float">
            <text:p>-10</text:p>
          </table:table-cell>
          <table:table-cell office:value-type="float" office:value="-68" calcext:value-type="float">
            <text:p>-68</text:p>
          </table:table-cell>
          <table:table-cell office:value-type="float" office:value="-21.1284" calcext:value-type="float">
            <text:p>-21.1284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0" calcext:value-type="float">
            <text:p>-10</text:p>
          </table:table-cell>
          <table:table-cell office:value-type="float" office:value="-73" calcext:value-type="float">
            <text:p>-73</text:p>
          </table:table-cell>
          <table:table-cell office:value-type="float" office:value="-20.944" calcext:value-type="float">
            <text:p>-20.944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0" calcext:value-type="float">
            <text:p>-10</text:p>
          </table:table-cell>
          <table:table-cell office:value-type="float" office:value="-72" calcext:value-type="float">
            <text:p>-72</text:p>
          </table:table-cell>
          <table:table-cell office:value-type="float" office:value="-20.9444" calcext:value-type="float">
            <text:p>-20.9444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-98" calcext:value-type="float">
            <text:p>-98</text:p>
          </table:table-cell>
          <table:table-cell office:value-type="float" office:value="-20.576" calcext:value-type="float">
            <text:p>-20.576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0" calcext:value-type="float">
            <text:p>-10</text:p>
          </table:table-cell>
          <table:table-cell office:value-type="float" office:value="-71" calcext:value-type="float">
            <text:p>-71</text:p>
          </table:table-cell>
          <table:table-cell office:value-type="float" office:value="-20.826" calcext:value-type="float">
            <text:p>-20.826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0" calcext:value-type="float">
            <text:p>-10</text:p>
          </table:table-cell>
          <table:table-cell office:value-type="float" office:value="-72" calcext:value-type="float">
            <text:p>-72</text:p>
          </table:table-cell>
          <table:table-cell office:value-type="float" office:value="-20.428" calcext:value-type="float">
            <text:p>-20.428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0" calcext:value-type="float">
            <text:p>-10</text:p>
          </table:table-cell>
          <table:table-cell office:value-type="float" office:value="-69" calcext:value-type="float">
            <text:p>-69</text:p>
          </table:table-cell>
          <table:table-cell office:value-type="float" office:value="-20.1356" calcext:value-type="float">
            <text:p>-20.1356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0" calcext:value-type="float">
            <text:p>-10</text:p>
          </table:table-cell>
          <table:table-cell office:value-type="float" office:value="-72" calcext:value-type="float">
            <text:p>-72</text:p>
          </table:table-cell>
          <table:table-cell office:value-type="float" office:value="-19.9168" calcext:value-type="float">
            <text:p>-19.9168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-75" calcext:value-type="float">
            <text:p>-75</text:p>
          </table:table-cell>
          <table:table-cell office:value-type="float" office:value="-19.738" calcext:value-type="float">
            <text:p>-19.738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0" calcext:value-type="float">
            <text:p>-10</text:p>
          </table:table-cell>
          <table:table-cell office:value-type="float" office:value="-80" calcext:value-type="float">
            <text:p>-80</text:p>
          </table:table-cell>
          <table:table-cell office:value-type="float" office:value="-19.5096" calcext:value-type="float">
            <text:p>-19.5096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0" calcext:value-type="float">
            <text:p>-10</text:p>
          </table:table-cell>
          <table:table-cell office:value-type="float" office:value="-69" calcext:value-type="float">
            <text:p>-69</text:p>
          </table:table-cell>
          <table:table-cell office:value-type="float" office:value="-19.5368" calcext:value-type="float">
            <text:p>-19.5368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0" calcext:value-type="float">
            <text:p>-10</text:p>
          </table:table-cell>
          <table:table-cell office:value-type="float" office:value="-78" calcext:value-type="float">
            <text:p>-78</text:p>
          </table:table-cell>
          <table:table-cell office:value-type="float" office:value="-19.4228" calcext:value-type="float">
            <text:p>-19.4228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0" calcext:value-type="float">
            <text:p>-10</text:p>
          </table:table-cell>
          <table:table-cell office:value-type="float" office:value="-86" calcext:value-type="float">
            <text:p>-86</text:p>
          </table:table-cell>
          <table:table-cell office:value-type="float" office:value="-19.4372" calcext:value-type="float">
            <text:p>-19.4372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0" calcext:value-type="float">
            <text:p>-10</text:p>
          </table:table-cell>
          <table:table-cell office:value-type="float" office:value="-103" calcext:value-type="float">
            <text:p>-103</text:p>
          </table:table-cell>
          <table:table-cell office:value-type="float" office:value="-19.504" calcext:value-type="float">
            <text:p>-19.504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0" calcext:value-type="float">
            <text:p>-10</text:p>
          </table:table-cell>
          <table:table-cell office:value-type="float" office:value="-82" calcext:value-type="float">
            <text:p>-82</text:p>
          </table:table-cell>
          <table:table-cell office:value-type="float" office:value="-19.6164" calcext:value-type="float">
            <text:p>-19.6164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0" calcext:value-type="float">
            <text:p>-10</text:p>
          </table:table-cell>
          <table:table-cell office:value-type="float" office:value="-93" calcext:value-type="float">
            <text:p>-93</text:p>
          </table:table-cell>
          <table:table-cell office:value-type="float" office:value="-19.3568" calcext:value-type="float">
            <text:p>-19.3568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0" calcext:value-type="float">
            <text:p>-10</text:p>
          </table:table-cell>
          <table:table-cell office:value-type="float" office:value="-88" calcext:value-type="float">
            <text:p>-88</text:p>
          </table:table-cell>
          <table:table-cell office:value-type="float" office:value="-19.2908" calcext:value-type="float">
            <text:p>-19.2908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0" calcext:value-type="float">
            <text:p>-10</text:p>
          </table:table-cell>
          <table:table-cell office:value-type="float" office:value="-93" calcext:value-type="float">
            <text:p>-93</text:p>
          </table:table-cell>
          <table:table-cell office:value-type="float" office:value="-19.0796" calcext:value-type="float">
            <text:p>-19.0796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-67" calcext:value-type="float">
            <text:p>-67</text:p>
          </table:table-cell>
          <table:table-cell office:value-type="float" office:value="-18.9472" calcext:value-type="float">
            <text:p>-18.9472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0" calcext:value-type="float">
            <text:p>-10</text:p>
          </table:table-cell>
          <table:table-cell office:value-type="float" office:value="-76" calcext:value-type="float">
            <text:p>-76</text:p>
          </table:table-cell>
          <table:table-cell office:value-type="float" office:value="-18.5708" calcext:value-type="float">
            <text:p>-18.570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0" calcext:value-type="float">
            <text:p>-10</text:p>
          </table:table-cell>
          <table:table-cell office:value-type="float" office:value="-65" calcext:value-type="float">
            <text:p>-65</text:p>
          </table:table-cell>
          <table:table-cell office:value-type="float" office:value="-18.3576" calcext:value-type="float">
            <text:p>-18.3576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0" calcext:value-type="float">
            <text:p>-10</text:p>
          </table:table-cell>
          <table:table-cell office:value-type="float" office:value="-75" calcext:value-type="float">
            <text:p>-75</text:p>
          </table:table-cell>
          <table:table-cell office:value-type="float" office:value="-18.0672" calcext:value-type="float">
            <text:p>-18.0672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0" calcext:value-type="float">
            <text:p>-10</text:p>
          </table:table-cell>
          <table:table-cell office:value-type="float" office:value="-69" calcext:value-type="float">
            <text:p>-69</text:p>
          </table:table-cell>
          <table:table-cell office:value-type="float" office:value="-17.9596" calcext:value-type="float">
            <text:p>-17.9596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0" calcext:value-type="float">
            <text:p>-10</text:p>
          </table:table-cell>
          <table:table-cell office:value-type="float" office:value="-66" calcext:value-type="float">
            <text:p>-66</text:p>
          </table:table-cell>
          <table:table-cell office:value-type="float" office:value="-17.644" calcext:value-type="float">
            <text:p>-17.644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0" calcext:value-type="float">
            <text:p>-10</text:p>
          </table:table-cell>
          <table:table-cell office:value-type="float" office:value="-65" calcext:value-type="float">
            <text:p>-65</text:p>
          </table:table-cell>
          <table:table-cell office:value-type="float" office:value="-17.3984" calcext:value-type="float">
            <text:p>-17.3984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0" calcext:value-type="float">
            <text:p>-10</text:p>
          </table:table-cell>
          <table:table-cell office:value-type="float" office:value="-65" calcext:value-type="float">
            <text:p>-65</text:p>
          </table:table-cell>
          <table:table-cell office:value-type="float" office:value="-17.2112" calcext:value-type="float">
            <text:p>-17.2112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0" calcext:value-type="float">
            <text:p>-10</text:p>
          </table:table-cell>
          <table:table-cell office:value-type="float" office:value="-66" calcext:value-type="float">
            <text:p>-66</text:p>
          </table:table-cell>
          <table:table-cell office:value-type="float" office:value="-17.218" calcext:value-type="float">
            <text:p>-17.218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0" calcext:value-type="float">
            <text:p>-10</text:p>
          </table:table-cell>
          <table:table-cell office:value-type="float" office:value="-62" calcext:value-type="float">
            <text:p>-62</text:p>
          </table:table-cell>
          <table:table-cell office:value-type="float" office:value="-16.9356" calcext:value-type="float">
            <text:p>-16.9356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0" calcext:value-type="float">
            <text:p>-10</text:p>
          </table:table-cell>
          <table:table-cell office:value-type="float" office:value="-78" calcext:value-type="float">
            <text:p>-78</text:p>
          </table:table-cell>
          <table:table-cell office:value-type="float" office:value="-16.8576" calcext:value-type="float">
            <text:p>-16.8576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0" calcext:value-type="float">
            <text:p>-10</text:p>
          </table:table-cell>
          <table:table-cell office:value-type="float" office:value="-69" calcext:value-type="float">
            <text:p>-69</text:p>
          </table:table-cell>
          <table:table-cell office:value-type="float" office:value="-16.9376" calcext:value-type="float">
            <text:p>-16.9376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8" calcext:value-type="float">
            <text:p>-8</text:p>
          </table:table-cell>
          <table:table-cell office:value-type="float" office:value="-67" calcext:value-type="float">
            <text:p>-67</text:p>
          </table:table-cell>
          <table:table-cell office:value-type="float" office:value="-16.928" calcext:value-type="float">
            <text:p>-16.928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8" calcext:value-type="float">
            <text:p>-8</text:p>
          </table:table-cell>
          <table:table-cell office:value-type="float" office:value="-83" calcext:value-type="float">
            <text:p>-83</text:p>
          </table:table-cell>
          <table:table-cell office:value-type="float" office:value="-16.6792" calcext:value-type="float">
            <text:p>-16.6792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8" calcext:value-type="float">
            <text:p>-8</text:p>
          </table:table-cell>
          <table:table-cell office:value-type="float" office:value="-69" calcext:value-type="float">
            <text:p>-69</text:p>
          </table:table-cell>
          <table:table-cell office:value-type="float" office:value="-16.686" calcext:value-type="float">
            <text:p>-16.686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8" calcext:value-type="float">
            <text:p>-8</text:p>
          </table:table-cell>
          <table:table-cell office:value-type="float" office:value="-64" calcext:value-type="float">
            <text:p>-64</text:p>
          </table:table-cell>
          <table:table-cell office:value-type="float" office:value="-16.432" calcext:value-type="float">
            <text:p>-16.432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8" calcext:value-type="float">
            <text:p>-8</text:p>
          </table:table-cell>
          <table:table-cell office:value-type="float" office:value="-82" calcext:value-type="float">
            <text:p>-82</text:p>
          </table:table-cell>
          <table:table-cell office:value-type="float" office:value="-16.1436" calcext:value-type="float">
            <text:p>-16.1436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8" calcext:value-type="float">
            <text:p>-8</text:p>
          </table:table-cell>
          <table:table-cell office:value-type="float" office:value="-67" calcext:value-type="float">
            <text:p>-67</text:p>
          </table:table-cell>
          <table:table-cell office:value-type="float" office:value="-16.1024" calcext:value-type="float">
            <text:p>-16.1024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8" calcext:value-type="float">
            <text:p>-8</text:p>
          </table:table-cell>
          <table:table-cell office:value-type="float" office:value="-71" calcext:value-type="float">
            <text:p>-71</text:p>
          </table:table-cell>
          <table:table-cell office:value-type="float" office:value="-16.0436" calcext:value-type="float">
            <text:p>-16.0436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7" calcext:value-type="float">
            <text:p>-7</text:p>
          </table:table-cell>
          <table:table-cell office:value-type="float" office:value="-67" calcext:value-type="float">
            <text:p>-67</text:p>
          </table:table-cell>
          <table:table-cell office:value-type="float" office:value="-15.9156" calcext:value-type="float">
            <text:p>-15.9156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7" calcext:value-type="float">
            <text:p>-7</text:p>
          </table:table-cell>
          <table:table-cell office:value-type="float" office:value="-73" calcext:value-type="float">
            <text:p>-73</text:p>
          </table:table-cell>
          <table:table-cell office:value-type="float" office:value="-15.7524" calcext:value-type="float">
            <text:p>-15.7524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7" calcext:value-type="float">
            <text:p>-7</text:p>
          </table:table-cell>
          <table:table-cell office:value-type="float" office:value="-64" calcext:value-type="float">
            <text:p>-64</text:p>
          </table:table-cell>
          <table:table-cell office:value-type="float" office:value="-15.8332" calcext:value-type="float">
            <text:p>-15.8332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7" calcext:value-type="float">
            <text:p>-7</text:p>
          </table:table-cell>
          <table:table-cell office:value-type="float" office:value="-78" calcext:value-type="float">
            <text:p>-78</text:p>
          </table:table-cell>
          <table:table-cell office:value-type="float" office:value="-15.6012" calcext:value-type="float">
            <text:p>-15.6012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7" calcext:value-type="float">
            <text:p>-7</text:p>
          </table:table-cell>
          <table:table-cell office:value-type="float" office:value="-74" calcext:value-type="float">
            <text:p>-74</text:p>
          </table:table-cell>
          <table:table-cell office:value-type="float" office:value="-15.5472" calcext:value-type="float">
            <text:p>-15.5472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7" calcext:value-type="float">
            <text:p>-7</text:p>
          </table:table-cell>
          <table:table-cell office:value-type="float" office:value="-87" calcext:value-type="float">
            <text:p>-87</text:p>
          </table:table-cell>
          <table:table-cell office:value-type="float" office:value="-15.6256" calcext:value-type="float">
            <text:p>-15.6256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7" calcext:value-type="float">
            <text:p>-7</text:p>
          </table:table-cell>
          <table:table-cell office:value-type="float" office:value="-63" calcext:value-type="float">
            <text:p>-63</text:p>
          </table:table-cell>
          <table:table-cell office:value-type="float" office:value="-15.6036" calcext:value-type="float">
            <text:p>-15.6036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7" calcext:value-type="float">
            <text:p>-7</text:p>
          </table:table-cell>
          <table:table-cell office:value-type="float" office:value="-78" calcext:value-type="float">
            <text:p>-78</text:p>
          </table:table-cell>
          <table:table-cell office:value-type="float" office:value="-15.4904" calcext:value-type="float">
            <text:p>-15.4904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7" calcext:value-type="float">
            <text:p>-7</text:p>
          </table:table-cell>
          <table:table-cell office:value-type="float" office:value="-60" calcext:value-type="float">
            <text:p>-60</text:p>
          </table:table-cell>
          <table:table-cell office:value-type="float" office:value="-15.4356" calcext:value-type="float">
            <text:p>-15.4356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7" calcext:value-type="float">
            <text:p>-7</text:p>
          </table:table-cell>
          <table:table-cell office:value-type="float" office:value="-64" calcext:value-type="float">
            <text:p>-64</text:p>
          </table:table-cell>
          <table:table-cell office:value-type="float" office:value="-15.1928" calcext:value-type="float">
            <text:p>-15.1928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7" calcext:value-type="float">
            <text:p>-7</text:p>
          </table:table-cell>
          <table:table-cell office:value-type="float" office:value="-77" calcext:value-type="float">
            <text:p>-77</text:p>
          </table:table-cell>
          <table:table-cell office:value-type="float" office:value="-15.176" calcext:value-type="float">
            <text:p>-15.176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7" calcext:value-type="float">
            <text:p>-7</text:p>
          </table:table-cell>
          <table:table-cell office:value-type="float" office:value="-71" calcext:value-type="float">
            <text:p>-71</text:p>
          </table:table-cell>
          <table:table-cell office:value-type="float" office:value="-15.5156" calcext:value-type="float">
            <text:p>-15.5156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7" calcext:value-type="float">
            <text:p>-7</text:p>
          </table:table-cell>
          <table:table-cell office:value-type="float" office:value="-74" calcext:value-type="float">
            <text:p>-74</text:p>
          </table:table-cell>
          <table:table-cell office:value-type="float" office:value="-15.37" calcext:value-type="float">
            <text:p>-15.37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7" calcext:value-type="float">
            <text:p>-7</text:p>
          </table:table-cell>
          <table:table-cell office:value-type="float" office:value="-60" calcext:value-type="float">
            <text:p>-60</text:p>
          </table:table-cell>
          <table:table-cell office:value-type="float" office:value="-15.3764" calcext:value-type="float">
            <text:p>-15.3764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7" calcext:value-type="float">
            <text:p>-7</text:p>
          </table:table-cell>
          <table:table-cell office:value-type="float" office:value="-68" calcext:value-type="float">
            <text:p>-68</text:p>
          </table:table-cell>
          <table:table-cell office:value-type="float" office:value="-14.8588" calcext:value-type="float">
            <text:p>-14.8588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7" calcext:value-type="float">
            <text:p>-7</text:p>
          </table:table-cell>
          <table:table-cell office:value-type="float" office:value="-73" calcext:value-type="float">
            <text:p>-73</text:p>
          </table:table-cell>
          <table:table-cell office:value-type="float" office:value="-15.0084" calcext:value-type="float">
            <text:p>-15.0084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7" calcext:value-type="float">
            <text:p>-7</text:p>
          </table:table-cell>
          <table:table-cell office:value-type="float" office:value="-69" calcext:value-type="float">
            <text:p>-69</text:p>
          </table:table-cell>
          <table:table-cell office:value-type="float" office:value="-15.0336" calcext:value-type="float">
            <text:p>-15.0336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7" calcext:value-type="float">
            <text:p>-7</text:p>
          </table:table-cell>
          <table:table-cell office:value-type="float" office:value="-84" calcext:value-type="float">
            <text:p>-84</text:p>
          </table:table-cell>
          <table:table-cell office:value-type="float" office:value="-15.2096" calcext:value-type="float">
            <text:p>-15.2096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7" calcext:value-type="float">
            <text:p>-7</text:p>
          </table:table-cell>
          <table:table-cell office:value-type="float" office:value="-62" calcext:value-type="float">
            <text:p>-62</text:p>
          </table:table-cell>
          <table:table-cell office:value-type="float" office:value="-15.164" calcext:value-type="float">
            <text:p>-15.164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7" calcext:value-type="float">
            <text:p>-7</text:p>
          </table:table-cell>
          <table:table-cell office:value-type="float" office:value="-57" calcext:value-type="float">
            <text:p>-57</text:p>
          </table:table-cell>
          <table:table-cell office:value-type="float" office:value="-14.6852" calcext:value-type="float">
            <text:p>-14.6852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7" calcext:value-type="float">
            <text:p>-7</text:p>
          </table:table-cell>
          <table:table-cell office:value-type="float" office:value="-65" calcext:value-type="float">
            <text:p>-65</text:p>
          </table:table-cell>
          <table:table-cell office:value-type="float" office:value="-14.6536" calcext:value-type="float">
            <text:p>-14.6536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7" calcext:value-type="float">
            <text:p>-7</text:p>
          </table:table-cell>
          <table:table-cell office:value-type="float" office:value="-98" calcext:value-type="float">
            <text:p>-98</text:p>
          </table:table-cell>
          <table:table-cell office:value-type="float" office:value="-14.7336" calcext:value-type="float">
            <text:p>-14.7336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7" calcext:value-type="float">
            <text:p>-7</text:p>
          </table:table-cell>
          <table:table-cell office:value-type="float" office:value="-79" calcext:value-type="float">
            <text:p>-79</text:p>
          </table:table-cell>
          <table:table-cell office:value-type="float" office:value="-14.892" calcext:value-type="float">
            <text:p>-14.892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7" calcext:value-type="float">
            <text:p>-7</text:p>
          </table:table-cell>
          <table:table-cell office:value-type="float" office:value="-95" calcext:value-type="float">
            <text:p>-95</text:p>
          </table:table-cell>
          <table:table-cell office:value-type="float" office:value="-15.06" calcext:value-type="float">
            <text:p>-15.06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7" calcext:value-type="float">
            <text:p>-7</text:p>
          </table:table-cell>
          <table:table-cell office:value-type="float" office:value="-68" calcext:value-type="float">
            <text:p>-68</text:p>
          </table:table-cell>
          <table:table-cell office:value-type="float" office:value="-15.2008" calcext:value-type="float">
            <text:p>-15.2008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7" calcext:value-type="float">
            <text:p>-7</text:p>
          </table:table-cell>
          <table:table-cell office:value-type="float" office:value="-74" calcext:value-type="float">
            <text:p>-74</text:p>
          </table:table-cell>
          <table:table-cell office:value-type="float" office:value="-14.8728" calcext:value-type="float">
            <text:p>-14.8728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7" calcext:value-type="float">
            <text:p>-7</text:p>
          </table:table-cell>
          <table:table-cell office:value-type="float" office:value="-83" calcext:value-type="float">
            <text:p>-83</text:p>
          </table:table-cell>
          <table:table-cell office:value-type="float" office:value="-14.8776" calcext:value-type="float">
            <text:p>-14.8776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7" calcext:value-type="float">
            <text:p>-7</text:p>
          </table:table-cell>
          <table:table-cell office:value-type="float" office:value="-73" calcext:value-type="float">
            <text:p>-73</text:p>
          </table:table-cell>
          <table:table-cell office:value-type="float" office:value="-14.8124" calcext:value-type="float">
            <text:p>-14.8124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7" calcext:value-type="float">
            <text:p>-7</text:p>
          </table:table-cell>
          <table:table-cell office:value-type="float" office:value="-65" calcext:value-type="float">
            <text:p>-65</text:p>
          </table:table-cell>
          <table:table-cell office:value-type="float" office:value="-14.5952" calcext:value-type="float">
            <text:p>-14.5952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7" calcext:value-type="float">
            <text:p>-7</text:p>
          </table:table-cell>
          <table:table-cell office:value-type="float" office:value="-69" calcext:value-type="float">
            <text:p>-69</text:p>
          </table:table-cell>
          <table:table-cell office:value-type="float" office:value="-14.3524" calcext:value-type="float">
            <text:p>-14.3524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7" calcext:value-type="float">
            <text:p>-7</text:p>
          </table:table-cell>
          <table:table-cell office:value-type="float" office:value="-76" calcext:value-type="float">
            <text:p>-76</text:p>
          </table:table-cell>
          <table:table-cell office:value-type="float" office:value="-14.5916" calcext:value-type="float">
            <text:p>-14.5916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7" calcext:value-type="float">
            <text:p>-7</text:p>
          </table:table-cell>
          <table:table-cell office:value-type="float" office:value="-78" calcext:value-type="float">
            <text:p>-78</text:p>
          </table:table-cell>
          <table:table-cell office:value-type="float" office:value="-14.7168" calcext:value-type="float">
            <text:p>-14.7168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7" calcext:value-type="float">
            <text:p>-7</text:p>
          </table:table-cell>
          <table:table-cell office:value-type="float" office:value="-84" calcext:value-type="float">
            <text:p>-84</text:p>
          </table:table-cell>
          <table:table-cell office:value-type="float" office:value="-14.7052" calcext:value-type="float">
            <text:p>-14.7052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7" calcext:value-type="float">
            <text:p>-7</text:p>
          </table:table-cell>
          <table:table-cell office:value-type="float" office:value="-70" calcext:value-type="float">
            <text:p>-70</text:p>
          </table:table-cell>
          <table:table-cell office:value-type="float" office:value="-14.8412" calcext:value-type="float">
            <text:p>-14.8412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7" calcext:value-type="float">
            <text:p>-7</text:p>
          </table:table-cell>
          <table:table-cell office:value-type="float" office:value="-81" calcext:value-type="float">
            <text:p>-81</text:p>
          </table:table-cell>
          <table:table-cell office:value-type="float" office:value="-14.5984" calcext:value-type="float">
            <text:p>-14.5984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7" calcext:value-type="float">
            <text:p>-7</text:p>
          </table:table-cell>
          <table:table-cell office:value-type="float" office:value="-62" calcext:value-type="float">
            <text:p>-62</text:p>
          </table:table-cell>
          <table:table-cell office:value-type="float" office:value="-14.7032" calcext:value-type="float">
            <text:p>-14.7032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7" calcext:value-type="float">
            <text:p>-7</text:p>
          </table:table-cell>
          <table:table-cell office:value-type="float" office:value="-73" calcext:value-type="float">
            <text:p>-73</text:p>
          </table:table-cell>
          <table:table-cell office:value-type="float" office:value="-14.3524" calcext:value-type="float">
            <text:p>-14.3524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7" calcext:value-type="float">
            <text:p>-7</text:p>
          </table:table-cell>
          <table:table-cell office:value-type="float" office:value="-92" calcext:value-type="float">
            <text:p>-92</text:p>
          </table:table-cell>
          <table:table-cell office:value-type="float" office:value="-14.3416" calcext:value-type="float">
            <text:p>-14.3416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7" calcext:value-type="float">
            <text:p>-7</text:p>
          </table:table-cell>
          <table:table-cell office:value-type="float" office:value="-67" calcext:value-type="float">
            <text:p>-67</text:p>
          </table:table-cell>
          <table:table-cell office:value-type="float" office:value="-14.4868" calcext:value-type="float">
            <text:p>-14.4868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7" calcext:value-type="float">
            <text:p>-7</text:p>
          </table:table-cell>
          <table:table-cell office:value-type="float" office:value="-71" calcext:value-type="float">
            <text:p>-71</text:p>
          </table:table-cell>
          <table:table-cell office:value-type="float" office:value="-14.1812" calcext:value-type="float">
            <text:p>-14.1812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7" calcext:value-type="float">
            <text:p>-7</text:p>
          </table:table-cell>
          <table:table-cell office:value-type="float" office:value="-79" calcext:value-type="float">
            <text:p>-79</text:p>
          </table:table-cell>
          <table:table-cell office:value-type="float" office:value="-14.116" calcext:value-type="float">
            <text:p>-14.116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7" calcext:value-type="float">
            <text:p>-7</text:p>
          </table:table-cell>
          <table:table-cell office:value-type="float" office:value="-68" calcext:value-type="float">
            <text:p>-68</text:p>
          </table:table-cell>
          <table:table-cell office:value-type="float" office:value="-14.124" calcext:value-type="float">
            <text:p>-14.124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7" calcext:value-type="float">
            <text:p>-7</text:p>
          </table:table-cell>
          <table:table-cell office:value-type="float" office:value="-64" calcext:value-type="float">
            <text:p>-64</text:p>
          </table:table-cell>
          <table:table-cell office:value-type="float" office:value="-13.9848" calcext:value-type="float">
            <text:p>-13.9848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7" calcext:value-type="float">
            <text:p>-7</text:p>
          </table:table-cell>
          <table:table-cell office:value-type="float" office:value="-87" calcext:value-type="float">
            <text:p>-87</text:p>
          </table:table-cell>
          <table:table-cell office:value-type="float" office:value="-13.838" calcext:value-type="float">
            <text:p>-13.838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7" calcext:value-type="float">
            <text:p>-7</text:p>
          </table:table-cell>
          <table:table-cell office:value-type="float" office:value="-84" calcext:value-type="float">
            <text:p>-84</text:p>
          </table:table-cell>
          <table:table-cell office:value-type="float" office:value="-14.1856" calcext:value-type="float">
            <text:p>-14.1856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7" calcext:value-type="float">
            <text:p>-7</text:p>
          </table:table-cell>
          <table:table-cell office:value-type="float" office:value="-77" calcext:value-type="float">
            <text:p>-77</text:p>
          </table:table-cell>
          <table:table-cell office:value-type="float" office:value="-14.2136" calcext:value-type="float">
            <text:p>-14.2136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7" calcext:value-type="float">
            <text:p>-7</text:p>
          </table:table-cell>
          <table:table-cell office:value-type="float" office:value="-81" calcext:value-type="float">
            <text:p>-81</text:p>
          </table:table-cell>
          <table:table-cell office:value-type="float" office:value="-14.2956" calcext:value-type="float">
            <text:p>-14.2956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7" calcext:value-type="float">
            <text:p>-7</text:p>
          </table:table-cell>
          <table:table-cell office:value-type="float" office:value="-81" calcext:value-type="float">
            <text:p>-81</text:p>
          </table:table-cell>
          <table:table-cell office:value-type="float" office:value="-14.1144" calcext:value-type="float">
            <text:p>-14.1144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6" calcext:value-type="float">
            <text:p>-6</text:p>
          </table:table-cell>
          <table:table-cell office:value-type="float" office:value="-80" calcext:value-type="float">
            <text:p>-80</text:p>
          </table:table-cell>
          <table:table-cell office:value-type="float" office:value="-14.162" calcext:value-type="float">
            <text:p>-14.162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6" calcext:value-type="float">
            <text:p>-6</text:p>
          </table:table-cell>
          <table:table-cell office:value-type="float" office:value="-70" calcext:value-type="float">
            <text:p>-70</text:p>
          </table:table-cell>
          <table:table-cell office:value-type="float" office:value="-14.1996" calcext:value-type="float">
            <text:p>-14.1996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6" calcext:value-type="float">
            <text:p>-6</text:p>
          </table:table-cell>
          <table:table-cell office:value-type="float" office:value="-72" calcext:value-type="float">
            <text:p>-72</text:p>
          </table:table-cell>
          <table:table-cell office:value-type="float" office:value="-13.7432" calcext:value-type="float">
            <text:p>-13.7432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6" calcext:value-type="float">
            <text:p>-6</text:p>
          </table:table-cell>
          <table:table-cell office:value-type="float" office:value="-68" calcext:value-type="float">
            <text:p>-68</text:p>
          </table:table-cell>
          <table:table-cell office:value-type="float" office:value="-13.7752" calcext:value-type="float">
            <text:p>-13.7752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6" calcext:value-type="float">
            <text:p>-6</text:p>
          </table:table-cell>
          <table:table-cell office:value-type="float" office:value="-97" calcext:value-type="float">
            <text:p>-97</text:p>
          </table:table-cell>
          <table:table-cell office:value-type="float" office:value="-13.586" calcext:value-type="float">
            <text:p>-13.586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6" calcext:value-type="float">
            <text:p>-6</text:p>
          </table:table-cell>
          <table:table-cell office:value-type="float" office:value="-89" calcext:value-type="float">
            <text:p>-89</text:p>
          </table:table-cell>
          <table:table-cell office:value-type="float" office:value="-13.902" calcext:value-type="float">
            <text:p>-13.902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6" calcext:value-type="float">
            <text:p>-6</text:p>
          </table:table-cell>
          <table:table-cell office:value-type="float" office:value="-72" calcext:value-type="float">
            <text:p>-72</text:p>
          </table:table-cell>
          <table:table-cell office:value-type="float" office:value="-14.1168" calcext:value-type="float">
            <text:p>-14.1168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6" calcext:value-type="float">
            <text:p>-6</text:p>
          </table:table-cell>
          <table:table-cell office:value-type="float" office:value="-71" calcext:value-type="float">
            <text:p>-71</text:p>
          </table:table-cell>
          <table:table-cell office:value-type="float" office:value="-13.7012" calcext:value-type="float">
            <text:p>-13.7012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5" calcext:value-type="float">
            <text:p>-5</text:p>
          </table:table-cell>
          <table:table-cell office:value-type="float" office:value="-71" calcext:value-type="float">
            <text:p>-71</text:p>
          </table:table-cell>
          <table:table-cell office:value-type="float" office:value="-13.7008" calcext:value-type="float">
            <text:p>-13.7008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5" calcext:value-type="float">
            <text:p>-5</text:p>
          </table:table-cell>
          <table:table-cell office:value-type="float" office:value="-72" calcext:value-type="float">
            <text:p>-72</text:p>
          </table:table-cell>
          <table:table-cell office:value-type="float" office:value="-13.8504" calcext:value-type="float">
            <text:p>-13.8504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5" calcext:value-type="float">
            <text:p>-5</text:p>
          </table:table-cell>
          <table:table-cell office:value-type="float" office:value="-82" calcext:value-type="float">
            <text:p>-82</text:p>
          </table:table-cell>
          <table:table-cell office:value-type="float" office:value="-13.8008" calcext:value-type="float">
            <text:p>-13.8008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5" calcext:value-type="float">
            <text:p>-5</text:p>
          </table:table-cell>
          <table:table-cell office:value-type="float" office:value="-85" calcext:value-type="float">
            <text:p>-85</text:p>
          </table:table-cell>
          <table:table-cell office:value-type="float" office:value="-13.7476" calcext:value-type="float">
            <text:p>-13.7476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5" calcext:value-type="float">
            <text:p>-5</text:p>
          </table:table-cell>
          <table:table-cell office:value-type="float" office:value="-67" calcext:value-type="float">
            <text:p>-67</text:p>
          </table:table-cell>
          <table:table-cell office:value-type="float" office:value="-13.956" calcext:value-type="float">
            <text:p>-13.956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5" calcext:value-type="float">
            <text:p>-5</text:p>
          </table:table-cell>
          <table:table-cell office:value-type="float" office:value="-74" calcext:value-type="float">
            <text:p>-74</text:p>
          </table:table-cell>
          <table:table-cell office:value-type="float" office:value="-13.5992" calcext:value-type="float">
            <text:p>-13.5992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5" calcext:value-type="float">
            <text:p>-5</text:p>
          </table:table-cell>
          <table:table-cell office:value-type="float" office:value="-69" calcext:value-type="float">
            <text:p>-69</text:p>
          </table:table-cell>
          <table:table-cell office:value-type="float" office:value="-13.2544" calcext:value-type="float">
            <text:p>-13.2544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4" calcext:value-type="float">
            <text:p>-4</text:p>
          </table:table-cell>
          <table:table-cell office:value-type="float" office:value="-72" calcext:value-type="float">
            <text:p>-72</text:p>
          </table:table-cell>
          <table:table-cell office:value-type="float" office:value="-13.2196" calcext:value-type="float">
            <text:p>-13.2196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4" calcext:value-type="float">
            <text:p>-4</text:p>
          </table:table-cell>
          <table:table-cell office:value-type="float" office:value="-75" calcext:value-type="float">
            <text:p>-75</text:p>
          </table:table-cell>
          <table:table-cell office:value-type="float" office:value="-13.2484" calcext:value-type="float">
            <text:p>-13.2484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4" calcext:value-type="float">
            <text:p>-4</text:p>
          </table:table-cell>
          <table:table-cell office:value-type="float" office:value="-63" calcext:value-type="float">
            <text:p>-63</text:p>
          </table:table-cell>
          <table:table-cell office:value-type="float" office:value="-13.1196" calcext:value-type="float">
            <text:p>-13.1196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13.0624" calcext:value-type="float">
            <text:p>-13.0624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4" calcext:value-type="float">
            <text:p>-4</text:p>
          </table:table-cell>
          <table:table-cell office:value-type="float" office:value="-85" calcext:value-type="float">
            <text:p>-85</text:p>
          </table:table-cell>
          <table:table-cell office:value-type="float" office:value="-13.032" calcext:value-type="float">
            <text:p>-13.032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13.3108" calcext:value-type="float">
            <text:p>-13.3108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4" calcext:value-type="float">
            <text:p>-4</text:p>
          </table:table-cell>
          <table:table-cell office:value-type="float" office:value="-62" calcext:value-type="float">
            <text:p>-62</text:p>
          </table:table-cell>
          <table:table-cell office:value-type="float" office:value="-13.0472" calcext:value-type="float">
            <text:p>-13.0472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4" calcext:value-type="float">
            <text:p>-4</text:p>
          </table:table-cell>
          <table:table-cell office:value-type="float" office:value="-80" calcext:value-type="float">
            <text:p>-80</text:p>
          </table:table-cell>
          <table:table-cell office:value-type="float" office:value="-12.898" calcext:value-type="float">
            <text:p>-12.898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4" calcext:value-type="float">
            <text:p>-4</text:p>
          </table:table-cell>
          <table:table-cell office:value-type="float" office:value="-62" calcext:value-type="float">
            <text:p>-62</text:p>
          </table:table-cell>
          <table:table-cell office:value-type="float" office:value="-12.9096" calcext:value-type="float">
            <text:p>-12.9096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4" calcext:value-type="float">
            <text:p>-4</text:p>
          </table:table-cell>
          <table:table-cell office:value-type="float" office:value="-82" calcext:value-type="float">
            <text:p>-82</text:p>
          </table:table-cell>
          <table:table-cell office:value-type="float" office:value="-12.6536" calcext:value-type="float">
            <text:p>-12.6536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4" calcext:value-type="float">
            <text:p>-4</text:p>
          </table:table-cell>
          <table:table-cell office:value-type="float" office:value="-73" calcext:value-type="float">
            <text:p>-73</text:p>
          </table:table-cell>
          <table:table-cell office:value-type="float" office:value="-12.5796" calcext:value-type="float">
            <text:p>-12.5796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4" calcext:value-type="float">
            <text:p>-4</text:p>
          </table:table-cell>
          <table:table-cell office:value-type="float" office:value="-72" calcext:value-type="float">
            <text:p>-72</text:p>
          </table:table-cell>
          <table:table-cell office:value-type="float" office:value="-12.7492" calcext:value-type="float">
            <text:p>-12.7492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4" calcext:value-type="float">
            <text:p>-4</text:p>
          </table:table-cell>
          <table:table-cell office:value-type="float" office:value="-57" calcext:value-type="float">
            <text:p>-57</text:p>
          </table:table-cell>
          <table:table-cell office:value-type="float" office:value="-12.8668" calcext:value-type="float">
            <text:p>-12.8668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4" calcext:value-type="float">
            <text:p>-4</text:p>
          </table:table-cell>
          <table:table-cell office:value-type="float" office:value="-57" calcext:value-type="float">
            <text:p>-57</text:p>
          </table:table-cell>
          <table:table-cell office:value-type="float" office:value="-12.2508" calcext:value-type="float">
            <text:p>-12.2508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4" calcext:value-type="float">
            <text:p>-4</text:p>
          </table:table-cell>
          <table:table-cell office:value-type="float" office:value="-89" calcext:value-type="float">
            <text:p>-89</text:p>
          </table:table-cell>
          <table:table-cell office:value-type="float" office:value="-12.3376" calcext:value-type="float">
            <text:p>-12.3376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4" calcext:value-type="float">
            <text:p>-4</text:p>
          </table:table-cell>
          <table:table-cell office:value-type="float" office:value="-74" calcext:value-type="float">
            <text:p>-74</text:p>
          </table:table-cell>
          <table:table-cell office:value-type="float" office:value="-12.3504" calcext:value-type="float">
            <text:p>-12.3504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4" calcext:value-type="float">
            <text:p>-4</text:p>
          </table:table-cell>
          <table:table-cell office:value-type="float" office:value="-79" calcext:value-type="float">
            <text:p>-79</text:p>
          </table:table-cell>
          <table:table-cell office:value-type="float" office:value="-12.2488" calcext:value-type="float">
            <text:p>-12.2488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4" calcext:value-type="float">
            <text:p>-4</text:p>
          </table:table-cell>
          <table:table-cell office:value-type="float" office:value="-66" calcext:value-type="float">
            <text:p>-66</text:p>
          </table:table-cell>
          <table:table-cell office:value-type="float" office:value="-12.28" calcext:value-type="float">
            <text:p>-12.28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4" calcext:value-type="float">
            <text:p>-4</text:p>
          </table:table-cell>
          <table:table-cell office:value-type="float" office:value="-87" calcext:value-type="float">
            <text:p>-87</text:p>
          </table:table-cell>
          <table:table-cell office:value-type="float" office:value="-12.4" calcext:value-type="float">
            <text:p>-12.4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4" calcext:value-type="float">
            <text:p>-4</text:p>
          </table:table-cell>
          <table:table-cell office:value-type="float" office:value="-100" calcext:value-type="float">
            <text:p>-100</text:p>
          </table:table-cell>
          <table:table-cell office:value-type="float" office:value="-12.4544" calcext:value-type="float">
            <text:p>-12.4544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4" calcext:value-type="float">
            <text:p>-4</text:p>
          </table:table-cell>
          <table:table-cell office:value-type="float" office:value="-72" calcext:value-type="float">
            <text:p>-72</text:p>
          </table:table-cell>
          <table:table-cell office:value-type="float" office:value="-12.5588" calcext:value-type="float">
            <text:p>-12.5588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12.0428" calcext:value-type="float">
            <text:p>-12.0428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4" calcext:value-type="float">
            <text:p>-4</text:p>
          </table:table-cell>
          <table:table-cell office:value-type="float" office:value="-64" calcext:value-type="float">
            <text:p>-64</text:p>
          </table:table-cell>
          <table:table-cell office:value-type="float" office:value="-12.074" calcext:value-type="float">
            <text:p>-12.074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4" calcext:value-type="float">
            <text:p>-4</text:p>
          </table:table-cell>
          <table:table-cell office:value-type="float" office:value="-75" calcext:value-type="float">
            <text:p>-75</text:p>
          </table:table-cell>
          <table:table-cell office:value-type="float" office:value="-12.0052" calcext:value-type="float">
            <text:p>-12.0052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4" calcext:value-type="float">
            <text:p>-4</text:p>
          </table:table-cell>
          <table:table-cell office:value-type="float" office:value="-89" calcext:value-type="float">
            <text:p>-89</text:p>
          </table:table-cell>
          <table:table-cell office:value-type="float" office:value="-11.9172" calcext:value-type="float">
            <text:p>-11.9172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4" calcext:value-type="float">
            <text:p>-4</text:p>
          </table:table-cell>
          <table:table-cell office:value-type="float" office:value="-73" calcext:value-type="float">
            <text:p>-73</text:p>
          </table:table-cell>
          <table:table-cell office:value-type="float" office:value="-12.0612" calcext:value-type="float">
            <text:p>-12.0612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4" calcext:value-type="float">
            <text:p>-4</text:p>
          </table:table-cell>
          <table:table-cell office:value-type="float" office:value="-79" calcext:value-type="float">
            <text:p>-79</text:p>
          </table:table-cell>
          <table:table-cell office:value-type="float" office:value="-12.1268" calcext:value-type="float">
            <text:p>-12.1268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4" calcext:value-type="float">
            <text:p>-4</text:p>
          </table:table-cell>
          <table:table-cell office:value-type="float" office:value="-80" calcext:value-type="float">
            <text:p>-80</text:p>
          </table:table-cell>
          <table:table-cell office:value-type="float" office:value="-12.0804" calcext:value-type="float">
            <text:p>-12.0804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4" calcext:value-type="float">
            <text:p>-4</text:p>
          </table:table-cell>
          <table:table-cell office:value-type="float" office:value="-72" calcext:value-type="float">
            <text:p>-72</text:p>
          </table:table-cell>
          <table:table-cell office:value-type="float" office:value="-11.8768" calcext:value-type="float">
            <text:p>-11.8768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4" calcext:value-type="float">
            <text:p>-4</text:p>
          </table:table-cell>
          <table:table-cell office:value-type="float" office:value="-83" calcext:value-type="float">
            <text:p>-83</text:p>
          </table:table-cell>
          <table:table-cell office:value-type="float" office:value="-11.8048" calcext:value-type="float">
            <text:p>-11.8048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4" calcext:value-type="float">
            <text:p>-4</text:p>
          </table:table-cell>
          <table:table-cell office:value-type="float" office:value="-71" calcext:value-type="float">
            <text:p>-71</text:p>
          </table:table-cell>
          <table:table-cell office:value-type="float" office:value="-11.9008" calcext:value-type="float">
            <text:p>-11.9008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4" calcext:value-type="float">
            <text:p>-4</text:p>
          </table:table-cell>
          <table:table-cell office:value-type="float" office:value="-78" calcext:value-type="float">
            <text:p>-78</text:p>
          </table:table-cell>
          <table:table-cell office:value-type="float" office:value="-11.8124" calcext:value-type="float">
            <text:p>-11.8124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4" calcext:value-type="float">
            <text:p>-4</text:p>
          </table:table-cell>
          <table:table-cell office:value-type="float" office:value="-77" calcext:value-type="float">
            <text:p>-77</text:p>
          </table:table-cell>
          <table:table-cell office:value-type="float" office:value="-11.832" calcext:value-type="float">
            <text:p>-11.832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4" calcext:value-type="float">
            <text:p>-4</text:p>
          </table:table-cell>
          <table:table-cell office:value-type="float" office:value="-58" calcext:value-type="float">
            <text:p>-58</text:p>
          </table:table-cell>
          <table:table-cell office:value-type="float" office:value="-11.7624" calcext:value-type="float">
            <text:p>-11.7624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4" calcext:value-type="float">
            <text:p>-4</text:p>
          </table:table-cell>
          <table:table-cell office:value-type="float" office:value="-78" calcext:value-type="float">
            <text:p>-78</text:p>
          </table:table-cell>
          <table:table-cell office:value-type="float" office:value="-11.4508" calcext:value-type="float">
            <text:p>-11.4508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3" calcext:value-type="float">
            <text:p>-3</text:p>
          </table:table-cell>
          <table:table-cell office:value-type="float" office:value="-70" calcext:value-type="float">
            <text:p>-70</text:p>
          </table:table-cell>
          <table:table-cell office:value-type="float" office:value="-11.4668" calcext:value-type="float">
            <text:p>-11.4668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11.2712" calcext:value-type="float">
            <text:p>-11.2712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11.1908" calcext:value-type="float">
            <text:p>-11.1908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3" calcext:value-type="float">
            <text:p>-3</text:p>
          </table:table-cell>
          <table:table-cell office:value-type="float" office:value="-73" calcext:value-type="float">
            <text:p>-73</text:p>
          </table:table-cell>
          <table:table-cell office:value-type="float" office:value="-11.0312" calcext:value-type="float">
            <text:p>-11.0312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11.2068" calcext:value-type="float">
            <text:p>-11.2068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3" calcext:value-type="float">
            <text:p>-3</text:p>
          </table:table-cell>
          <table:table-cell office:value-type="float" office:value="-55" calcext:value-type="float">
            <text:p>-55</text:p>
          </table:table-cell>
          <table:table-cell office:value-type="float" office:value="-10.9176" calcext:value-type="float">
            <text:p>-10.9176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10.7428" calcext:value-type="float">
            <text:p>-10.7428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10.4564" calcext:value-type="float">
            <text:p>-10.4564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3" calcext:value-type="float">
            <text:p>-3</text:p>
          </table:table-cell>
          <table:table-cell office:value-type="float" office:value="-83" calcext:value-type="float">
            <text:p>-83</text:p>
          </table:table-cell>
          <table:table-cell office:value-type="float" office:value="-10.4308" calcext:value-type="float">
            <text:p>-10.4308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3" calcext:value-type="float">
            <text:p>-3</text:p>
          </table:table-cell>
          <table:table-cell office:value-type="float" office:value="-89" calcext:value-type="float">
            <text:p>-89</text:p>
          </table:table-cell>
          <table:table-cell office:value-type="float" office:value="-10.716" calcext:value-type="float">
            <text:p>-10.716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3" calcext:value-type="float">
            <text:p>-3</text:p>
          </table:table-cell>
          <table:table-cell office:value-type="float" office:value="-62" calcext:value-type="float">
            <text:p>-62</text:p>
          </table:table-cell>
          <table:table-cell office:value-type="float" office:value="-10.9728" calcext:value-type="float">
            <text:p>-10.9728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10.8012" calcext:value-type="float">
            <text:p>-10.8012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10.8312" calcext:value-type="float">
            <text:p>-10.8312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3" calcext:value-type="float">
            <text:p>-3</text:p>
          </table:table-cell>
          <table:table-cell office:value-type="float" office:value="-62" calcext:value-type="float">
            <text:p>-62</text:p>
          </table:table-cell>
          <table:table-cell office:value-type="float" office:value="-10.5488" calcext:value-type="float">
            <text:p>-10.5488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3" calcext:value-type="float">
            <text:p>-3</text:p>
          </table:table-cell>
          <table:table-cell office:value-type="float" office:value="-81" calcext:value-type="float">
            <text:p>-81</text:p>
          </table:table-cell>
          <table:table-cell office:value-type="float" office:value="-10.3132" calcext:value-type="float">
            <text:p>-10.3132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10.3852" calcext:value-type="float">
            <text:p>-10.3852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3" calcext:value-type="float">
            <text:p>-3</text:p>
          </table:table-cell>
          <table:table-cell office:value-type="float" office:value="-79" calcext:value-type="float">
            <text:p>-79</text:p>
          </table:table-cell>
          <table:table-cell office:value-type="float" office:value="-10.2424" calcext:value-type="float">
            <text:p>-10.2424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3" calcext:value-type="float">
            <text:p>-3</text:p>
          </table:table-cell>
          <table:table-cell office:value-type="float" office:value="-72" calcext:value-type="float">
            <text:p>-72</text:p>
          </table:table-cell>
          <table:table-cell office:value-type="float" office:value="-10.2476" calcext:value-type="float">
            <text:p>-10.2476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3" calcext:value-type="float">
            <text:p>-3</text:p>
          </table:table-cell>
          <table:table-cell office:value-type="float" office:value="-67" calcext:value-type="float">
            <text:p>-67</text:p>
          </table:table-cell>
          <table:table-cell office:value-type="float" office:value="-10.1504" calcext:value-type="float">
            <text:p>-10.1504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3" calcext:value-type="float">
            <text:p>-3</text:p>
          </table:table-cell>
          <table:table-cell office:value-type="float" office:value="-71" calcext:value-type="float">
            <text:p>-71</text:p>
          </table:table-cell>
          <table:table-cell office:value-type="float" office:value="-10.0632" calcext:value-type="float">
            <text:p>-10.0632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10.2084" calcext:value-type="float">
            <text:p>-10.2084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2" calcext:value-type="float">
            <text:p>-2</text:p>
          </table:table-cell>
          <table:table-cell office:value-type="float" office:value="-78" calcext:value-type="float">
            <text:p>-78</text:p>
          </table:table-cell>
          <table:table-cell office:value-type="float" office:value="-10.0832" calcext:value-type="float">
            <text:p>-10.0832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10.1584" calcext:value-type="float">
            <text:p>-10.1584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9.81" calcext:value-type="float">
            <text:p>-9.81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9.9292" calcext:value-type="float">
            <text:p>-9.9292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9.9372" calcext:value-type="float">
            <text:p>-9.9372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9.946" calcext:value-type="float">
            <text:p>-9.946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9.478" calcext:value-type="float">
            <text:p>-9.478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2" calcext:value-type="float">
            <text:p>-2</text:p>
          </table:table-cell>
          <table:table-cell office:value-type="float" office:value="-70" calcext:value-type="float">
            <text:p>-70</text:p>
          </table:table-cell>
          <table:table-cell office:value-type="float" office:value="-9.1804" calcext:value-type="float">
            <text:p>-9.1804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9.2832" calcext:value-type="float">
            <text:p>-9.2832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9.1528" calcext:value-type="float">
            <text:p>-9.1528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8.8352" calcext:value-type="float">
            <text:p>-8.8352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8.7088" calcext:value-type="float">
            <text:p>-8.7088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2" calcext:value-type="float">
            <text:p>-2</text:p>
          </table:table-cell>
          <table:table-cell office:value-type="float" office:value="-69" calcext:value-type="float">
            <text:p>-69</text:p>
          </table:table-cell>
          <table:table-cell office:value-type="float" office:value="-8.8484" calcext:value-type="float">
            <text:p>-8.8484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8.848" calcext:value-type="float">
            <text:p>-8.848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8.6404" calcext:value-type="float">
            <text:p>-8.6404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8.7388" calcext:value-type="float">
            <text:p>-8.7388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2" calcext:value-type="float">
            <text:p>-2</text:p>
          </table:table-cell>
          <table:table-cell office:value-type="float" office:value="-73" calcext:value-type="float">
            <text:p>-73</text:p>
          </table:table-cell>
          <table:table-cell office:value-type="float" office:value="-8.7396" calcext:value-type="float">
            <text:p>-8.7396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2" calcext:value-type="float">
            <text:p>-2</text:p>
          </table:table-cell>
          <table:table-cell office:value-type="float" office:value="-70" calcext:value-type="float">
            <text:p>-70</text:p>
          </table:table-cell>
          <table:table-cell office:value-type="float" office:value="-8.812" calcext:value-type="float">
            <text:p>-8.812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  <table:table-cell office:value-type="float" office:value="-8.78" calcext:value-type="float">
            <text:p>-8.78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9.136" calcext:value-type="float">
            <text:p>-9.136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8.8188" calcext:value-type="float">
            <text:p>-8.8188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8.6784" calcext:value-type="float">
            <text:p>-8.6784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2" calcext:value-type="float">
            <text:p>-2</text:p>
          </table:table-cell>
          <table:table-cell office:value-type="float" office:value="-72" calcext:value-type="float">
            <text:p>-72</text:p>
          </table:table-cell>
          <table:table-cell office:value-type="float" office:value="-8.578" calcext:value-type="float">
            <text:p>-8.578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2" calcext:value-type="float">
            <text:p>-2</text:p>
          </table:table-cell>
          <table:table-cell office:value-type="float" office:value="-83" calcext:value-type="float">
            <text:p>-83</text:p>
          </table:table-cell>
          <table:table-cell office:value-type="float" office:value="-8.5616" calcext:value-type="float">
            <text:p>-8.5616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2" calcext:value-type="float">
            <text:p>-2</text:p>
          </table:table-cell>
          <table:table-cell office:value-type="float" office:value="-99" calcext:value-type="float">
            <text:p>-99</text:p>
          </table:table-cell>
          <table:table-cell office:value-type="float" office:value="-8.7204" calcext:value-type="float">
            <text:p>-8.7204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8.7984" calcext:value-type="float">
            <text:p>-8.7984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8.584" calcext:value-type="float">
            <text:p>-8.584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8.3548" calcext:value-type="float">
            <text:p>-8.3548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2" calcext:value-type="float">
            <text:p>-2</text:p>
          </table:table-cell>
          <table:table-cell office:value-type="float" office:value="-80" calcext:value-type="float">
            <text:p>-80</text:p>
          </table:table-cell>
          <table:table-cell office:value-type="float" office:value="-8.5464" calcext:value-type="float">
            <text:p>-8.5464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8.6604" calcext:value-type="float">
            <text:p>-8.6604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8.508" calcext:value-type="float">
            <text:p>-8.508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8.3376" calcext:value-type="float">
            <text:p>-8.3376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8.0892" calcext:value-type="float">
            <text:p>-8.0892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" calcext:value-type="float">
            <text:p>-1</text:p>
          </table:table-cell>
          <table:table-cell office:value-type="float" office:value="-74" calcext:value-type="float">
            <text:p>-74</text:p>
          </table:table-cell>
          <table:table-cell office:value-type="float" office:value="-7.9552" calcext:value-type="float">
            <text:p>-7.9552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8.1248" calcext:value-type="float">
            <text:p>-8.1248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8.1324" calcext:value-type="float">
            <text:p>-8.1324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8.162" calcext:value-type="float">
            <text:p>-8.162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7.784" calcext:value-type="float">
            <text:p>-7.784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office:value-type="float" office:value="-7.7668" calcext:value-type="float">
            <text:p>-7.7668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7.9536" calcext:value-type="float">
            <text:p>-7.9536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7.9456" calcext:value-type="float">
            <text:p>-7.9456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7.6676" calcext:value-type="float">
            <text:p>-7.6676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7.3164" calcext:value-type="float">
            <text:p>-7.3164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7.3424" calcext:value-type="float">
            <text:p>-7.3424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1" calcext:value-type="float">
            <text:p>-1</text:p>
          </table:table-cell>
          <table:table-cell office:value-type="float" office:value="-89" calcext:value-type="float">
            <text:p>-89</text:p>
          </table:table-cell>
          <table:table-cell office:value-type="float" office:value="-7.368" calcext:value-type="float">
            <text:p>-7.368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7.7136" calcext:value-type="float">
            <text:p>-7.7136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7.6984" calcext:value-type="float">
            <text:p>-7.6984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7.5332" calcext:value-type="float">
            <text:p>-7.5332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7.1596" calcext:value-type="float">
            <text:p>-7.1596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7.2104" calcext:value-type="float">
            <text:p>-7.2104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7.086" calcext:value-type="float">
            <text:p>-7.086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7.1736" calcext:value-type="float">
            <text:p>-7.1736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7.158" calcext:value-type="float">
            <text:p>-7.158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6.9684" calcext:value-type="float">
            <text:p>-6.9684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7.0216" calcext:value-type="float">
            <text:p>-7.0216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" calcext:value-type="float">
            <text:p>-1</text:p>
          </table:table-cell>
          <table:table-cell office:value-type="float" office:value="-82" calcext:value-type="float">
            <text:p>-82</text:p>
          </table:table-cell>
          <table:table-cell office:value-type="float" office:value="-7.0344" calcext:value-type="float">
            <text:p>-7.0344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" calcext:value-type="float">
            <text:p>-1</text:p>
          </table:table-cell>
          <table:table-cell office:value-type="float" office:value="-83" calcext:value-type="float">
            <text:p>-83</text:p>
          </table:table-cell>
          <table:table-cell office:value-type="float" office:value="-7.4908" calcext:value-type="float">
            <text:p>-7.4908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7.6764" calcext:value-type="float">
            <text:p>-7.6764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1" calcext:value-type="float">
            <text:p>-1</text:p>
          </table:table-cell>
          <table:table-cell office:value-type="float" office:value="-91" calcext:value-type="float">
            <text:p>-91</text:p>
          </table:table-cell>
          <table:table-cell office:value-type="float" office:value="-7.2416" calcext:value-type="float">
            <text:p>-7.2416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7.4248" calcext:value-type="float">
            <text:p>-7.4248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7.3048" calcext:value-type="float">
            <text:p>-7.3048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7.0164" calcext:value-type="float">
            <text:p>-7.0164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" calcext:value-type="float">
            <text:p>-1</text:p>
          </table:table-cell>
          <table:table-cell office:value-type="float" office:value="-85" calcext:value-type="float">
            <text:p>-85</text:p>
          </table:table-cell>
          <table:table-cell office:value-type="float" office:value="-7.1196" calcext:value-type="float">
            <text:p>-7.1196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" calcext:value-type="float">
            <text:p>-1</text:p>
          </table:table-cell>
          <table:table-cell office:value-type="float" office:value="-74" calcext:value-type="float">
            <text:p>-74</text:p>
          </table:table-cell>
          <table:table-cell office:value-type="float" office:value="-7.4424" calcext:value-type="float">
            <text:p>-7.4424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7.534" calcext:value-type="float">
            <text:p>-7.534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7.4692" calcext:value-type="float">
            <text:p>-7.4692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7.3308" calcext:value-type="float">
            <text:p>-7.3308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6.754" calcext:value-type="float">
            <text:p>-6.754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6.7916" calcext:value-type="float">
            <text:p>-6.7916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" calcext:value-type="float">
            <text:p>-1</text:p>
          </table:table-cell>
          <table:table-cell office:value-type="float" office:value="-76" calcext:value-type="float">
            <text:p>-76</text:p>
          </table:table-cell>
          <table:table-cell office:value-type="float" office:value="-6.7508" calcext:value-type="float">
            <text:p>-6.7508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6.908" calcext:value-type="float">
            <text:p>-6.908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office:value-type="float" office:value="-78" calcext:value-type="float">
            <text:p>-78</text:p>
          </table:table-cell>
          <table:table-cell office:value-type="float" office:value="-6.8932" calcext:value-type="float">
            <text:p>-6.8932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7.134" calcext:value-type="float">
            <text:p>-7.134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" calcext:value-type="float">
            <text:p>-1</text:p>
          </table:table-cell>
          <table:table-cell office:value-type="float" office:value="-75" calcext:value-type="float">
            <text:p>-75</text:p>
          </table:table-cell>
          <table:table-cell office:value-type="float" office:value="-6.8752" calcext:value-type="float">
            <text:p>-6.8752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7.06" calcext:value-type="float">
            <text:p>-7.06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6.7684" calcext:value-type="float">
            <text:p>-6.7684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office:value-type="float" office:value="-6.7488" calcext:value-type="float">
            <text:p>-6.7488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7.1304" calcext:value-type="float">
            <text:p>-7.1304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7.11" calcext:value-type="float">
            <text:p>-7.11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6.8768" calcext:value-type="float">
            <text:p>-6.8768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6.7908" calcext:value-type="float">
            <text:p>-6.7908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office:value-type="float" office:value="-86" calcext:value-type="float">
            <text:p>-86</text:p>
          </table:table-cell>
          <table:table-cell office:value-type="float" office:value="-6.5124" calcext:value-type="float">
            <text:p>-6.5124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6.7912" calcext:value-type="float">
            <text:p>-6.7912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" calcext:value-type="float">
            <text:p>-1</text:p>
          </table:table-cell>
          <table:table-cell office:value-type="float" office:value="-77" calcext:value-type="float">
            <text:p>-77</text:p>
          </table:table-cell>
          <table:table-cell office:value-type="float" office:value="-6.7652" calcext:value-type="float">
            <text:p>-6.7652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  <table:table-cell office:value-type="float" office:value="-77" calcext:value-type="float">
            <text:p>-77</text:p>
          </table:table-cell>
          <table:table-cell office:value-type="float" office:value="-6.8032" calcext:value-type="float">
            <text:p>-6.8032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6.8188" calcext:value-type="float">
            <text:p>-6.8188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6.7316" calcext:value-type="float">
            <text:p>-6.7316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6.6208" calcext:value-type="float">
            <text:p>-6.6208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" calcext:value-type="float">
            <text:p>-1</text:p>
          </table:table-cell>
          <table:table-cell office:value-type="float" office:value="-83" calcext:value-type="float">
            <text:p>-83</text:p>
          </table:table-cell>
          <table:table-cell office:value-type="float" office:value="-6.4816" calcext:value-type="float">
            <text:p>-6.4816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" calcext:value-type="float">
            <text:p>-1</text:p>
          </table:table-cell>
          <table:table-cell office:value-type="float" office:value="-77" calcext:value-type="float">
            <text:p>-77</text:p>
          </table:table-cell>
          <table:table-cell office:value-type="float" office:value="-6.6584" calcext:value-type="float">
            <text:p>-6.6584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office:value-type="float" office:value="-79" calcext:value-type="float">
            <text:p>-79</text:p>
          </table:table-cell>
          <table:table-cell office:value-type="float" office:value="-6.9748" calcext:value-type="float">
            <text:p>-6.9748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7.024" calcext:value-type="float">
            <text:p>-7.024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6.7448" calcext:value-type="float">
            <text:p>-6.7448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" calcext:value-type="float">
            <text:p>-1</text:p>
          </table:table-cell>
          <table:table-cell office:value-type="float" office:value="-75" calcext:value-type="float">
            <text:p>-75</text:p>
          </table:table-cell>
          <table:table-cell office:value-type="float" office:value="-6.7668" calcext:value-type="float">
            <text:p>-6.7668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6.862" calcext:value-type="float">
            <text:p>-6.862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office:value-type="float" office:value="-74" calcext:value-type="float">
            <text:p>-74</text:p>
          </table:table-cell>
          <table:table-cell office:value-type="float" office:value="-6.8184" calcext:value-type="float">
            <text:p>-6.8184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6.6932" calcext:value-type="float">
            <text:p>-6.6932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office:value-type="float" office:value="-6.3232" calcext:value-type="float">
            <text:p>-6.3232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6.7176" calcext:value-type="float">
            <text:p>-6.7176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" calcext:value-type="float">
            <text:p>-1</text:p>
          </table:table-cell>
          <table:table-cell office:value-type="float" office:value="-75" calcext:value-type="float">
            <text:p>-75</text:p>
          </table:table-cell>
          <table:table-cell office:value-type="float" office:value="-6.3448" calcext:value-type="float">
            <text:p>-6.3448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6.5392" calcext:value-type="float">
            <text:p>-6.5392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6.6464" calcext:value-type="float">
            <text:p>-6.6464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6.7616" calcext:value-type="float">
            <text:p>-6.7616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6.4476" calcext:value-type="float">
            <text:p>-6.4476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6.1732" calcext:value-type="float">
            <text:p>-6.1732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6.3612" calcext:value-type="float">
            <text:p>-6.3612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6.3208" calcext:value-type="float">
            <text:p>-6.3208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6.0552" calcext:value-type="float">
            <text:p>-6.0552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" calcext:value-type="float">
            <text:p>-1</text:p>
          </table:table-cell>
          <table:table-cell office:value-type="float" office:value="-84" calcext:value-type="float">
            <text:p>-84</text:p>
          </table:table-cell>
          <table:table-cell office:value-type="float" office:value="-5.7644" calcext:value-type="float">
            <text:p>-5.7644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6.1456" calcext:value-type="float">
            <text:p>-6.1456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6.35" calcext:value-type="float">
            <text:p>-6.35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6.346" calcext:value-type="float">
            <text:p>-6.346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6.1208" calcext:value-type="float">
            <text:p>-6.1208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6.0644" calcext:value-type="float">
            <text:p>-6.0644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5.9176" calcext:value-type="float">
            <text:p>-5.9176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7964" calcext:value-type="float">
            <text:p>-5.7964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5.8412" calcext:value-type="float">
            <text:p>-5.8412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5.7992" calcext:value-type="float">
            <text:p>-5.7992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5.6176" calcext:value-type="float">
            <text:p>-5.6176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5.8936" calcext:value-type="float">
            <text:p>-5.8936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office:value-type="float" office:value="-76" calcext:value-type="float">
            <text:p>-76</text:p>
          </table:table-cell>
          <table:table-cell office:value-type="float" office:value="-5.9884" calcext:value-type="float">
            <text:p>-5.9884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6.2044" calcext:value-type="float">
            <text:p>-6.2044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6.1116" calcext:value-type="float">
            <text:p>-6.1116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6.1348" calcext:value-type="float">
            <text:p>-6.1348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6.1572" calcext:value-type="float">
            <text:p>-6.1572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6.198" calcext:value-type="float">
            <text:p>-6.198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6.2152" calcext:value-type="float">
            <text:p>-6.2152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5.9092" calcext:value-type="float">
            <text:p>-5.9092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5.7612" calcext:value-type="float">
            <text:p>-5.7612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5.8308" calcext:value-type="float">
            <text:p>-5.8308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9808" calcext:value-type="float">
            <text:p>-5.9808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5.5252" calcext:value-type="float">
            <text:p>-5.5252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5.844" calcext:value-type="float">
            <text:p>-5.844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-76" calcext:value-type="float">
            <text:p>-76</text:p>
          </table:table-cell>
          <table:table-cell office:value-type="float" office:value="-5.8136" calcext:value-type="float">
            <text:p>-5.8136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5.986" calcext:value-type="float">
            <text:p>-5.986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" calcext:value-type="float">
            <text:p>-1</text:p>
          </table:table-cell>
          <table:table-cell office:value-type="float" office:value="-84" calcext:value-type="float">
            <text:p>-84</text:p>
          </table:table-cell>
          <table:table-cell office:value-type="float" office:value="-5.8884" calcext:value-type="float">
            <text:p>-5.8884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6.1296" calcext:value-type="float">
            <text:p>-6.1296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5.726" calcext:value-type="float">
            <text:p>-5.726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5.7548" calcext:value-type="float">
            <text:p>-5.7548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" calcext:value-type="float">
            <text:p>-1</text:p>
          </table:table-cell>
          <table:table-cell office:value-type="float" office:value="-75" calcext:value-type="float">
            <text:p>-75</text:p>
          </table:table-cell>
          <table:table-cell office:value-type="float" office:value="-5.592" calcext:value-type="float">
            <text:p>-5.592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5.7668" calcext:value-type="float">
            <text:p>-5.7668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5.7344" calcext:value-type="float">
            <text:p>-5.7344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1" calcext:value-type="float">
            <text:p>-1</text:p>
          </table:table-cell>
          <table:table-cell office:value-type="float" office:value="-74" calcext:value-type="float">
            <text:p>-74</text:p>
          </table:table-cell>
          <table:table-cell office:value-type="float" office:value="-5.5728" calcext:value-type="float">
            <text:p>-5.5728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office:value-type="float" office:value="-5.6244" calcext:value-type="float">
            <text:p>-5.6244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5.8364" calcext:value-type="float">
            <text:p>-5.8364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8028" calcext:value-type="float">
            <text:p>-5.8028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5.63" calcext:value-type="float">
            <text:p>-5.63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" calcext:value-type="float">
            <text:p>-1</text:p>
          </table:table-cell>
          <table:table-cell office:value-type="float" office:value="-76" calcext:value-type="float">
            <text:p>-76</text:p>
          </table:table-cell>
          <table:table-cell office:value-type="float" office:value="-5.6448" calcext:value-type="float">
            <text:p>-5.6448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5.6876" calcext:value-type="float">
            <text:p>-5.6876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5.6084" calcext:value-type="float">
            <text:p>-5.6084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5.808" calcext:value-type="float">
            <text:p>-5.808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5.3628" calcext:value-type="float">
            <text:p>-5.3628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5.4472" calcext:value-type="float">
            <text:p>-5.4472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5.5572" calcext:value-type="float">
            <text:p>-5.5572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5.6164" calcext:value-type="float">
            <text:p>-5.6164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-5.2308" calcext:value-type="float">
            <text:p>-5.2308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1" calcext:value-type="float">
            <text:p>-51</text:p>
          </table:table-cell>
          <table:table-cell office:value-type="float" office:value="-305" calcext:value-type="float">
            <text:p>-305</text:p>
          </table:table-cell>
          <table:table-cell office:value-type="float" office:value="-176.4436" calcext:value-type="float">
            <text:p>-176.443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5" calcext:value-type="float">
            <text:p>-45</text:p>
          </table:table-cell>
          <table:table-cell office:value-type="float" office:value="-302" calcext:value-type="float">
            <text:p>-302</text:p>
          </table:table-cell>
          <table:table-cell office:value-type="float" office:value="-164.2004" calcext:value-type="float">
            <text:p>-164.200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5" calcext:value-type="float">
            <text:p>-45</text:p>
          </table:table-cell>
          <table:table-cell office:value-type="float" office:value="-270" calcext:value-type="float">
            <text:p>-270</text:p>
          </table:table-cell>
          <table:table-cell office:value-type="float" office:value="-153.7636" calcext:value-type="float">
            <text:p>-153.763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9" calcext:value-type="float">
            <text:p>-29</text:p>
          </table:table-cell>
          <table:table-cell office:value-type="float" office:value="-285" calcext:value-type="float">
            <text:p>-285</text:p>
          </table:table-cell>
          <table:table-cell office:value-type="float" office:value="-141.0768" calcext:value-type="float">
            <text:p>-141.076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9" calcext:value-type="float">
            <text:p>-29</text:p>
          </table:table-cell>
          <table:table-cell office:value-type="float" office:value="-244" calcext:value-type="float">
            <text:p>-244</text:p>
          </table:table-cell>
          <table:table-cell office:value-type="float" office:value="-133.4064" calcext:value-type="float">
            <text:p>-133.406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29" calcext:value-type="float">
            <text:p>-29</text:p>
          </table:table-cell>
          <table:table-cell office:value-type="float" office:value="-242" calcext:value-type="float">
            <text:p>-242</text:p>
          </table:table-cell>
          <table:table-cell office:value-type="float" office:value="-123.3484" calcext:value-type="float">
            <text:p>-123.3484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29" calcext:value-type="float">
            <text:p>-29</text:p>
          </table:table-cell>
          <table:table-cell office:value-type="float" office:value="-227" calcext:value-type="float">
            <text:p>-227</text:p>
          </table:table-cell>
          <table:table-cell office:value-type="float" office:value="-116.1808" calcext:value-type="float">
            <text:p>-116.180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29" calcext:value-type="float">
            <text:p>-29</text:p>
          </table:table-cell>
          <table:table-cell office:value-type="float" office:value="-205" calcext:value-type="float">
            <text:p>-205</text:p>
          </table:table-cell>
          <table:table-cell office:value-type="float" office:value="-107.308" calcext:value-type="float">
            <text:p>-107.30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9" calcext:value-type="float">
            <text:p>-29</text:p>
          </table:table-cell>
          <table:table-cell office:value-type="float" office:value="-211" calcext:value-type="float">
            <text:p>-211</text:p>
          </table:table-cell>
          <table:table-cell office:value-type="float" office:value="-99.2632" calcext:value-type="float">
            <text:p>-99.263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9" calcext:value-type="float">
            <text:p>-29</text:p>
          </table:table-cell>
          <table:table-cell office:value-type="float" office:value="-196" calcext:value-type="float">
            <text:p>-196</text:p>
          </table:table-cell>
          <table:table-cell office:value-type="float" office:value="-92.0956" calcext:value-type="float">
            <text:p>-92.0956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5" calcext:value-type="float">
            <text:p>-25</text:p>
          </table:table-cell>
          <table:table-cell office:value-type="float" office:value="-173" calcext:value-type="float">
            <text:p>-173</text:p>
          </table:table-cell>
          <table:table-cell office:value-type="float" office:value="-84.3936" calcext:value-type="float">
            <text:p>-84.3936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5" calcext:value-type="float">
            <text:p>-25</text:p>
          </table:table-cell>
          <table:table-cell office:value-type="float" office:value="-176" calcext:value-type="float">
            <text:p>-176</text:p>
          </table:table-cell>
          <table:table-cell office:value-type="float" office:value="-78.5524" calcext:value-type="float">
            <text:p>-78.552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8" calcext:value-type="float">
            <text:p>-28</text:p>
          </table:table-cell>
          <table:table-cell office:value-type="float" office:value="-175" calcext:value-type="float">
            <text:p>-175</text:p>
          </table:table-cell>
          <table:table-cell office:value-type="float" office:value="-73.1452" calcext:value-type="float">
            <text:p>-73.1452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9" calcext:value-type="float">
            <text:p>-29</text:p>
          </table:table-cell>
          <table:table-cell office:value-type="float" office:value="-149" calcext:value-type="float">
            <text:p>-149</text:p>
          </table:table-cell>
          <table:table-cell office:value-type="float" office:value="-68.8264" calcext:value-type="float">
            <text:p>-68.8264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-150" calcext:value-type="float">
            <text:p>-150</text:p>
          </table:table-cell>
          <table:table-cell office:value-type="float" office:value="-64.0408" calcext:value-type="float">
            <text:p>-64.0408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0" calcext:value-type="float">
            <text:p>-20</text:p>
          </table:table-cell>
          <table:table-cell office:value-type="float" office:value="-135" calcext:value-type="float">
            <text:p>-135</text:p>
          </table:table-cell>
          <table:table-cell office:value-type="float" office:value="-61.1436" calcext:value-type="float">
            <text:p>-61.143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0" calcext:value-type="float">
            <text:p>-20</text:p>
          </table:table-cell>
          <table:table-cell office:value-type="float" office:value="-140" calcext:value-type="float">
            <text:p>-140</text:p>
          </table:table-cell>
          <table:table-cell office:value-type="float" office:value="-57.8496" calcext:value-type="float">
            <text:p>-57.8496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9" calcext:value-type="float">
            <text:p>-19</text:p>
          </table:table-cell>
          <table:table-cell office:value-type="float" office:value="-131" calcext:value-type="float">
            <text:p>-131</text:p>
          </table:table-cell>
          <table:table-cell office:value-type="float" office:value="-55.3244" calcext:value-type="float">
            <text:p>-55.3244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9" calcext:value-type="float">
            <text:p>-19</text:p>
          </table:table-cell>
          <table:table-cell office:value-type="float" office:value="-113" calcext:value-type="float">
            <text:p>-113</text:p>
          </table:table-cell>
          <table:table-cell office:value-type="float" office:value="-53.572" calcext:value-type="float">
            <text:p>-53.57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9" calcext:value-type="float">
            <text:p>-19</text:p>
          </table:table-cell>
          <table:table-cell office:value-type="float" office:value="-119" calcext:value-type="float">
            <text:p>-119</text:p>
          </table:table-cell>
          <table:table-cell office:value-type="float" office:value="-50.7908" calcext:value-type="float">
            <text:p>-50.7908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7" calcext:value-type="float">
            <text:p>-17</text:p>
          </table:table-cell>
          <table:table-cell office:value-type="float" office:value="-106" calcext:value-type="float">
            <text:p>-106</text:p>
          </table:table-cell>
          <table:table-cell office:value-type="float" office:value="-48.8544" calcext:value-type="float">
            <text:p>-48.8544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7" calcext:value-type="float">
            <text:p>-17</text:p>
          </table:table-cell>
          <table:table-cell office:value-type="float" office:value="-110" calcext:value-type="float">
            <text:p>-110</text:p>
          </table:table-cell>
          <table:table-cell office:value-type="float" office:value="-47.1128" calcext:value-type="float">
            <text:p>-47.1128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7" calcext:value-type="float">
            <text:p>-17</text:p>
          </table:table-cell>
          <table:table-cell office:value-type="float" office:value="-98" calcext:value-type="float">
            <text:p>-98</text:p>
          </table:table-cell>
          <table:table-cell office:value-type="float" office:value="-45.292" calcext:value-type="float">
            <text:p>-45.292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7" calcext:value-type="float">
            <text:p>-17</text:p>
          </table:table-cell>
          <table:table-cell office:value-type="float" office:value="-110" calcext:value-type="float">
            <text:p>-110</text:p>
          </table:table-cell>
          <table:table-cell office:value-type="float" office:value="-43.2652" calcext:value-type="float">
            <text:p>-43.2652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7" calcext:value-type="float">
            <text:p>-17</text:p>
          </table:table-cell>
          <table:table-cell office:value-type="float" office:value="-104" calcext:value-type="float">
            <text:p>-104</text:p>
          </table:table-cell>
          <table:table-cell office:value-type="float" office:value="-41.9956" calcext:value-type="float">
            <text:p>-41.9956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6" calcext:value-type="float">
            <text:p>-16</text:p>
          </table:table-cell>
          <table:table-cell office:value-type="float" office:value="-91" calcext:value-type="float">
            <text:p>-91</text:p>
          </table:table-cell>
          <table:table-cell office:value-type="float" office:value="-40.4644" calcext:value-type="float">
            <text:p>-40.4644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6" calcext:value-type="float">
            <text:p>-16</text:p>
          </table:table-cell>
          <table:table-cell office:value-type="float" office:value="-101" calcext:value-type="float">
            <text:p>-101</text:p>
          </table:table-cell>
          <table:table-cell office:value-type="float" office:value="-38.8724" calcext:value-type="float">
            <text:p>-38.8724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6" calcext:value-type="float">
            <text:p>-16</text:p>
          </table:table-cell>
          <table:table-cell office:value-type="float" office:value="-106" calcext:value-type="float">
            <text:p>-106</text:p>
          </table:table-cell>
          <table:table-cell office:value-type="float" office:value="-37.9692" calcext:value-type="float">
            <text:p>-37.9692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6" calcext:value-type="float">
            <text:p>-16</text:p>
          </table:table-cell>
          <table:table-cell office:value-type="float" office:value="-96" calcext:value-type="float">
            <text:p>-96</text:p>
          </table:table-cell>
          <table:table-cell office:value-type="float" office:value="-37.4104" calcext:value-type="float">
            <text:p>-37.4104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6" calcext:value-type="float">
            <text:p>-16</text:p>
          </table:table-cell>
          <table:table-cell office:value-type="float" office:value="-98" calcext:value-type="float">
            <text:p>-98</text:p>
          </table:table-cell>
          <table:table-cell office:value-type="float" office:value="-36.3652" calcext:value-type="float">
            <text:p>-36.3652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6" calcext:value-type="float">
            <text:p>-16</text:p>
          </table:table-cell>
          <table:table-cell office:value-type="float" office:value="-108" calcext:value-type="float">
            <text:p>-108</text:p>
          </table:table-cell>
          <table:table-cell office:value-type="float" office:value="-35.5268" calcext:value-type="float">
            <text:p>-35.5268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6" calcext:value-type="float">
            <text:p>-16</text:p>
          </table:table-cell>
          <table:table-cell office:value-type="float" office:value="-102" calcext:value-type="float">
            <text:p>-102</text:p>
          </table:table-cell>
          <table:table-cell office:value-type="float" office:value="-34.9612" calcext:value-type="float">
            <text:p>-34.9612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6" calcext:value-type="float">
            <text:p>-16</text:p>
          </table:table-cell>
          <table:table-cell office:value-type="float" office:value="-91" calcext:value-type="float">
            <text:p>-91</text:p>
          </table:table-cell>
          <table:table-cell office:value-type="float" office:value="-34.2364" calcext:value-type="float">
            <text:p>-34.2364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4" calcext:value-type="float">
            <text:p>-14</text:p>
          </table:table-cell>
          <table:table-cell office:value-type="float" office:value="-112" calcext:value-type="float">
            <text:p>-112</text:p>
          </table:table-cell>
          <table:table-cell office:value-type="float" office:value="-32.9524" calcext:value-type="float">
            <text:p>-32.9524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4" calcext:value-type="float">
            <text:p>-14</text:p>
          </table:table-cell>
          <table:table-cell office:value-type="float" office:value="-102" calcext:value-type="float">
            <text:p>-102</text:p>
          </table:table-cell>
          <table:table-cell office:value-type="float" office:value="-32.3696" calcext:value-type="float">
            <text:p>-32.3696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4" calcext:value-type="float">
            <text:p>-14</text:p>
          </table:table-cell>
          <table:table-cell office:value-type="float" office:value="-96" calcext:value-type="float">
            <text:p>-96</text:p>
          </table:table-cell>
          <table:table-cell office:value-type="float" office:value="-32.1144" calcext:value-type="float">
            <text:p>-32.1144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4" calcext:value-type="float">
            <text:p>-14</text:p>
          </table:table-cell>
          <table:table-cell office:value-type="float" office:value="-82" calcext:value-type="float">
            <text:p>-82</text:p>
          </table:table-cell>
          <table:table-cell office:value-type="float" office:value="-31.2472" calcext:value-type="float">
            <text:p>-31.2472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4" calcext:value-type="float">
            <text:p>-14</text:p>
          </table:table-cell>
          <table:table-cell office:value-type="float" office:value="-88" calcext:value-type="float">
            <text:p>-88</text:p>
          </table:table-cell>
          <table:table-cell office:value-type="float" office:value="-30.4348" calcext:value-type="float">
            <text:p>-30.4348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4" calcext:value-type="float">
            <text:p>-14</text:p>
          </table:table-cell>
          <table:table-cell office:value-type="float" office:value="-93" calcext:value-type="float">
            <text:p>-93</text:p>
          </table:table-cell>
          <table:table-cell office:value-type="float" office:value="-29.5724" calcext:value-type="float">
            <text:p>-29.5724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4" calcext:value-type="float">
            <text:p>-14</text:p>
          </table:table-cell>
          <table:table-cell office:value-type="float" office:value="-77" calcext:value-type="float">
            <text:p>-77</text:p>
          </table:table-cell>
          <table:table-cell office:value-type="float" office:value="-29.1524" calcext:value-type="float">
            <text:p>-29.1524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4" calcext:value-type="float">
            <text:p>-14</text:p>
          </table:table-cell>
          <table:table-cell office:value-type="float" office:value="-100" calcext:value-type="float">
            <text:p>-100</text:p>
          </table:table-cell>
          <table:table-cell office:value-type="float" office:value="-28.43" calcext:value-type="float">
            <text:p>-28.43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4" calcext:value-type="float">
            <text:p>-14</text:p>
          </table:table-cell>
          <table:table-cell office:value-type="float" office:value="-85" calcext:value-type="float">
            <text:p>-85</text:p>
          </table:table-cell>
          <table:table-cell office:value-type="float" office:value="-28.126" calcext:value-type="float">
            <text:p>-28.126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4" calcext:value-type="float">
            <text:p>-14</text:p>
          </table:table-cell>
          <table:table-cell office:value-type="float" office:value="-93" calcext:value-type="float">
            <text:p>-93</text:p>
          </table:table-cell>
          <table:table-cell office:value-type="float" office:value="-27.4524" calcext:value-type="float">
            <text:p>-27.4524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3" calcext:value-type="float">
            <text:p>-13</text:p>
          </table:table-cell>
          <table:table-cell office:value-type="float" office:value="-99" calcext:value-type="float">
            <text:p>-99</text:p>
          </table:table-cell>
          <table:table-cell office:value-type="float" office:value="-27.212" calcext:value-type="float">
            <text:p>-27.21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3" calcext:value-type="float">
            <text:p>-13</text:p>
          </table:table-cell>
          <table:table-cell office:value-type="float" office:value="-96" calcext:value-type="float">
            <text:p>-96</text:p>
          </table:table-cell>
          <table:table-cell office:value-type="float" office:value="-26.8372" calcext:value-type="float">
            <text:p>-26.8372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2" calcext:value-type="float">
            <text:p>-12</text:p>
          </table:table-cell>
          <table:table-cell office:value-type="float" office:value="-86" calcext:value-type="float">
            <text:p>-86</text:p>
          </table:table-cell>
          <table:table-cell office:value-type="float" office:value="-26.4456" calcext:value-type="float">
            <text:p>-26.4456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2" calcext:value-type="float">
            <text:p>-12</text:p>
          </table:table-cell>
          <table:table-cell office:value-type="float" office:value="-75" calcext:value-type="float">
            <text:p>-75</text:p>
          </table:table-cell>
          <table:table-cell office:value-type="float" office:value="-26.0024" calcext:value-type="float">
            <text:p>-26.0024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2" calcext:value-type="float">
            <text:p>-12</text:p>
          </table:table-cell>
          <table:table-cell office:value-type="float" office:value="-88" calcext:value-type="float">
            <text:p>-88</text:p>
          </table:table-cell>
          <table:table-cell office:value-type="float" office:value="-25.102" calcext:value-type="float">
            <text:p>-25.102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2" calcext:value-type="float">
            <text:p>-12</text:p>
          </table:table-cell>
          <table:table-cell office:value-type="float" office:value="-72" calcext:value-type="float">
            <text:p>-72</text:p>
          </table:table-cell>
          <table:table-cell office:value-type="float" office:value="-24.9428" calcext:value-type="float">
            <text:p>-24.9428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2" calcext:value-type="float">
            <text:p>-12</text:p>
          </table:table-cell>
          <table:table-cell office:value-type="float" office:value="-75" calcext:value-type="float">
            <text:p>-75</text:p>
          </table:table-cell>
          <table:table-cell office:value-type="float" office:value="-24.4144" calcext:value-type="float">
            <text:p>-24.4144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2" calcext:value-type="float">
            <text:p>-12</text:p>
          </table:table-cell>
          <table:table-cell office:value-type="float" office:value="-70" calcext:value-type="float">
            <text:p>-70</text:p>
          </table:table-cell>
          <table:table-cell office:value-type="float" office:value="-23.9568" calcext:value-type="float">
            <text:p>-23.9568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2" calcext:value-type="float">
            <text:p>-12</text:p>
          </table:table-cell>
          <table:table-cell office:value-type="float" office:value="-78" calcext:value-type="float">
            <text:p>-78</text:p>
          </table:table-cell>
          <table:table-cell office:value-type="float" office:value="-23.7308" calcext:value-type="float">
            <text:p>-23.7308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2" calcext:value-type="float">
            <text:p>-12</text:p>
          </table:table-cell>
          <table:table-cell office:value-type="float" office:value="-80" calcext:value-type="float">
            <text:p>-80</text:p>
          </table:table-cell>
          <table:table-cell office:value-type="float" office:value="-23.3696" calcext:value-type="float">
            <text:p>-23.3696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2" calcext:value-type="float">
            <text:p>-12</text:p>
          </table:table-cell>
          <table:table-cell office:value-type="float" office:value="-80" calcext:value-type="float">
            <text:p>-80</text:p>
          </table:table-cell>
          <table:table-cell office:value-type="float" office:value="-23.4044" calcext:value-type="float">
            <text:p>-23.4044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2" calcext:value-type="float">
            <text:p>-12</text:p>
          </table:table-cell>
          <table:table-cell office:value-type="float" office:value="-70" calcext:value-type="float">
            <text:p>-70</text:p>
          </table:table-cell>
          <table:table-cell office:value-type="float" office:value="-23.23" calcext:value-type="float">
            <text:p>-23.23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2" calcext:value-type="float">
            <text:p>-12</text:p>
          </table:table-cell>
          <table:table-cell office:value-type="float" office:value="-84" calcext:value-type="float">
            <text:p>-84</text:p>
          </table:table-cell>
          <table:table-cell office:value-type="float" office:value="-22.8708" calcext:value-type="float">
            <text:p>-22.8708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2" calcext:value-type="float">
            <text:p>-12</text:p>
          </table:table-cell>
          <table:table-cell office:value-type="float" office:value="-92" calcext:value-type="float">
            <text:p>-92</text:p>
          </table:table-cell>
          <table:table-cell office:value-type="float" office:value="-22.6944" calcext:value-type="float">
            <text:p>-22.6944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2" calcext:value-type="float">
            <text:p>-12</text:p>
          </table:table-cell>
          <table:table-cell office:value-type="float" office:value="-81" calcext:value-type="float">
            <text:p>-81</text:p>
          </table:table-cell>
          <table:table-cell office:value-type="float" office:value="-22.7392" calcext:value-type="float">
            <text:p>-22.7392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2" calcext:value-type="float">
            <text:p>-12</text:p>
          </table:table-cell>
          <table:table-cell office:value-type="float" office:value="-81" calcext:value-type="float">
            <text:p>-81</text:p>
          </table:table-cell>
          <table:table-cell office:value-type="float" office:value="-22.59" calcext:value-type="float">
            <text:p>-22.59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2" calcext:value-type="float">
            <text:p>-12</text:p>
          </table:table-cell>
          <table:table-cell office:value-type="float" office:value="-78" calcext:value-type="float">
            <text:p>-78</text:p>
          </table:table-cell>
          <table:table-cell office:value-type="float" office:value="-22.336" calcext:value-type="float">
            <text:p>-22.336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2" calcext:value-type="float">
            <text:p>-12</text:p>
          </table:table-cell>
          <table:table-cell office:value-type="float" office:value="-77" calcext:value-type="float">
            <text:p>-77</text:p>
          </table:table-cell>
          <table:table-cell office:value-type="float" office:value="-22.2108" calcext:value-type="float">
            <text:p>-22.2108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2" calcext:value-type="float">
            <text:p>-12</text:p>
          </table:table-cell>
          <table:table-cell office:value-type="float" office:value="-76" calcext:value-type="float">
            <text:p>-76</text:p>
          </table:table-cell>
          <table:table-cell office:value-type="float" office:value="-22.028" calcext:value-type="float">
            <text:p>-22.028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2" calcext:value-type="float">
            <text:p>-12</text:p>
          </table:table-cell>
          <table:table-cell office:value-type="float" office:value="-79" calcext:value-type="float">
            <text:p>-79</text:p>
          </table:table-cell>
          <table:table-cell office:value-type="float" office:value="-22.0092" calcext:value-type="float">
            <text:p>-22.0092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2" calcext:value-type="float">
            <text:p>-12</text:p>
          </table:table-cell>
          <table:table-cell office:value-type="float" office:value="-66" calcext:value-type="float">
            <text:p>-66</text:p>
          </table:table-cell>
          <table:table-cell office:value-type="float" office:value="-21.6196" calcext:value-type="float">
            <text:p>-21.6196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2" calcext:value-type="float">
            <text:p>-12</text:p>
          </table:table-cell>
          <table:table-cell office:value-type="float" office:value="-67" calcext:value-type="float">
            <text:p>-67</text:p>
          </table:table-cell>
          <table:table-cell office:value-type="float" office:value="-21.0716" calcext:value-type="float">
            <text:p>-21.0716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2" calcext:value-type="float">
            <text:p>-12</text:p>
          </table:table-cell>
          <table:table-cell office:value-type="float" office:value="-69" calcext:value-type="float">
            <text:p>-69</text:p>
          </table:table-cell>
          <table:table-cell office:value-type="float" office:value="-21.1436" calcext:value-type="float">
            <text:p>-21.1436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2" calcext:value-type="float">
            <text:p>-12</text:p>
          </table:table-cell>
          <table:table-cell office:value-type="float" office:value="-80" calcext:value-type="float">
            <text:p>-80</text:p>
          </table:table-cell>
          <table:table-cell office:value-type="float" office:value="-20.834" calcext:value-type="float">
            <text:p>-20.834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2" calcext:value-type="float">
            <text:p>-12</text:p>
          </table:table-cell>
          <table:table-cell office:value-type="float" office:value="-77" calcext:value-type="float">
            <text:p>-77</text:p>
          </table:table-cell>
          <table:table-cell office:value-type="float" office:value="-21.0952" calcext:value-type="float">
            <text:p>-21.0952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2" calcext:value-type="float">
            <text:p>-12</text:p>
          </table:table-cell>
          <table:table-cell office:value-type="float" office:value="-79" calcext:value-type="float">
            <text:p>-79</text:p>
          </table:table-cell>
          <table:table-cell office:value-type="float" office:value="-21.0236" calcext:value-type="float">
            <text:p>-21.0236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2" calcext:value-type="float">
            <text:p>-12</text:p>
          </table:table-cell>
          <table:table-cell office:value-type="float" office:value="-98" calcext:value-type="float">
            <text:p>-98</text:p>
          </table:table-cell>
          <table:table-cell office:value-type="float" office:value="-20.7684" calcext:value-type="float">
            <text:p>-20.7684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-66" calcext:value-type="float">
            <text:p>-66</text:p>
          </table:table-cell>
          <table:table-cell office:value-type="float" office:value="-21.038" calcext:value-type="float">
            <text:p>-21.038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0" calcext:value-type="float">
            <text:p>-10</text:p>
          </table:table-cell>
          <table:table-cell office:value-type="float" office:value="-89" calcext:value-type="float">
            <text:p>-89</text:p>
          </table:table-cell>
          <table:table-cell office:value-type="float" office:value="-20.496" calcext:value-type="float">
            <text:p>-20.496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0" calcext:value-type="float">
            <text:p>-10</text:p>
          </table:table-cell>
          <table:table-cell office:value-type="float" office:value="-68" calcext:value-type="float">
            <text:p>-68</text:p>
          </table:table-cell>
          <table:table-cell office:value-type="float" office:value="-20.5076" calcext:value-type="float">
            <text:p>-20.5076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0" calcext:value-type="float">
            <text:p>-10</text:p>
          </table:table-cell>
          <table:table-cell office:value-type="float" office:value="-70" calcext:value-type="float">
            <text:p>-70</text:p>
          </table:table-cell>
          <table:table-cell office:value-type="float" office:value="-20.344" calcext:value-type="float">
            <text:p>-20.344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0" calcext:value-type="float">
            <text:p>-10</text:p>
          </table:table-cell>
          <table:table-cell office:value-type="float" office:value="-68" calcext:value-type="float">
            <text:p>-68</text:p>
          </table:table-cell>
          <table:table-cell office:value-type="float" office:value="-20.276" calcext:value-type="float">
            <text:p>-20.276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0" calcext:value-type="float">
            <text:p>-10</text:p>
          </table:table-cell>
          <table:table-cell office:value-type="float" office:value="-80" calcext:value-type="float">
            <text:p>-80</text:p>
          </table:table-cell>
          <table:table-cell office:value-type="float" office:value="-20.028" calcext:value-type="float">
            <text:p>-20.028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9" calcext:value-type="float">
            <text:p>-9</text:p>
          </table:table-cell>
          <table:table-cell office:value-type="float" office:value="-69" calcext:value-type="float">
            <text:p>-69</text:p>
          </table:table-cell>
          <table:table-cell office:value-type="float" office:value="-19.8964" calcext:value-type="float">
            <text:p>-19.8964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9" calcext:value-type="float">
            <text:p>-9</text:p>
          </table:table-cell>
          <table:table-cell office:value-type="float" office:value="-74" calcext:value-type="float">
            <text:p>-74</text:p>
          </table:table-cell>
          <table:table-cell office:value-type="float" office:value="-19.608" calcext:value-type="float">
            <text:p>-19.608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9" calcext:value-type="float">
            <text:p>-9</text:p>
          </table:table-cell>
          <table:table-cell office:value-type="float" office:value="-72" calcext:value-type="float">
            <text:p>-72</text:p>
          </table:table-cell>
          <table:table-cell office:value-type="float" office:value="-19.4124" calcext:value-type="float">
            <text:p>-19.4124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9" calcext:value-type="float">
            <text:p>-9</text:p>
          </table:table-cell>
          <table:table-cell office:value-type="float" office:value="-84" calcext:value-type="float">
            <text:p>-84</text:p>
          </table:table-cell>
          <table:table-cell office:value-type="float" office:value="-19.4616" calcext:value-type="float">
            <text:p>-19.4616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9" calcext:value-type="float">
            <text:p>-9</text:p>
          </table:table-cell>
          <table:table-cell office:value-type="float" office:value="-73" calcext:value-type="float">
            <text:p>-73</text:p>
          </table:table-cell>
          <table:table-cell office:value-type="float" office:value="-19.4156" calcext:value-type="float">
            <text:p>-19.4156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8" calcext:value-type="float">
            <text:p>-8</text:p>
          </table:table-cell>
          <table:table-cell office:value-type="float" office:value="-72" calcext:value-type="float">
            <text:p>-72</text:p>
          </table:table-cell>
          <table:table-cell office:value-type="float" office:value="-19.3056" calcext:value-type="float">
            <text:p>-19.3056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8" calcext:value-type="float">
            <text:p>-8</text:p>
          </table:table-cell>
          <table:table-cell office:value-type="float" office:value="-65" calcext:value-type="float">
            <text:p>-65</text:p>
          </table:table-cell>
          <table:table-cell office:value-type="float" office:value="-19.2436" calcext:value-type="float">
            <text:p>-19.2436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8" calcext:value-type="float">
            <text:p>-8</text:p>
          </table:table-cell>
          <table:table-cell office:value-type="float" office:value="-74" calcext:value-type="float">
            <text:p>-74</text:p>
          </table:table-cell>
          <table:table-cell office:value-type="float" office:value="-19.012" calcext:value-type="float">
            <text:p>-19.012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8" calcext:value-type="float">
            <text:p>-8</text:p>
          </table:table-cell>
          <table:table-cell office:value-type="float" office:value="-90" calcext:value-type="float">
            <text:p>-90</text:p>
          </table:table-cell>
          <table:table-cell office:value-type="float" office:value="-18.8776" calcext:value-type="float">
            <text:p>-18.8776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8" calcext:value-type="float">
            <text:p>-8</text:p>
          </table:table-cell>
          <table:table-cell office:value-type="float" office:value="-86" calcext:value-type="float">
            <text:p>-86</text:p>
          </table:table-cell>
          <table:table-cell office:value-type="float" office:value="-19.2436" calcext:value-type="float">
            <text:p>-19.2436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8" calcext:value-type="float">
            <text:p>-8</text:p>
          </table:table-cell>
          <table:table-cell office:value-type="float" office:value="-74" calcext:value-type="float">
            <text:p>-74</text:p>
          </table:table-cell>
          <table:table-cell office:value-type="float" office:value="-18.916" calcext:value-type="float">
            <text:p>-18.916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8" calcext:value-type="float">
            <text:p>-8</text:p>
          </table:table-cell>
          <table:table-cell office:value-type="float" office:value="-73" calcext:value-type="float">
            <text:p>-73</text:p>
          </table:table-cell>
          <table:table-cell office:value-type="float" office:value="-18.8128" calcext:value-type="float">
            <text:p>-18.8128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8" calcext:value-type="float">
            <text:p>-8</text:p>
          </table:table-cell>
          <table:table-cell office:value-type="float" office:value="-79" calcext:value-type="float">
            <text:p>-79</text:p>
          </table:table-cell>
          <table:table-cell office:value-type="float" office:value="-18.8624" calcext:value-type="float">
            <text:p>-18.8624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8" calcext:value-type="float">
            <text:p>-8</text:p>
          </table:table-cell>
          <table:table-cell office:value-type="float" office:value="-81" calcext:value-type="float">
            <text:p>-81</text:p>
          </table:table-cell>
          <table:table-cell office:value-type="float" office:value="-18.6812" calcext:value-type="float">
            <text:p>-18.6812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8" calcext:value-type="float">
            <text:p>-8</text:p>
          </table:table-cell>
          <table:table-cell office:value-type="float" office:value="-68" calcext:value-type="float">
            <text:p>-68</text:p>
          </table:table-cell>
          <table:table-cell office:value-type="float" office:value="-18.67" calcext:value-type="float">
            <text:p>-18.67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8" calcext:value-type="float">
            <text:p>-8</text:p>
          </table:table-cell>
          <table:table-cell office:value-type="float" office:value="-69" calcext:value-type="float">
            <text:p>-69</text:p>
          </table:table-cell>
          <table:table-cell office:value-type="float" office:value="-18.3808" calcext:value-type="float">
            <text:p>-18.3808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8" calcext:value-type="float">
            <text:p>-8</text:p>
          </table:table-cell>
          <table:table-cell office:value-type="float" office:value="-81" calcext:value-type="float">
            <text:p>-81</text:p>
          </table:table-cell>
          <table:table-cell office:value-type="float" office:value="-18.3296" calcext:value-type="float">
            <text:p>-18.3296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8" calcext:value-type="float">
            <text:p>-8</text:p>
          </table:table-cell>
          <table:table-cell office:value-type="float" office:value="-90" calcext:value-type="float">
            <text:p>-90</text:p>
          </table:table-cell>
          <table:table-cell office:value-type="float" office:value="-18.3056" calcext:value-type="float">
            <text:p>-18.3056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8" calcext:value-type="float">
            <text:p>-8</text:p>
          </table:table-cell>
          <table:table-cell office:value-type="float" office:value="-76" calcext:value-type="float">
            <text:p>-76</text:p>
          </table:table-cell>
          <table:table-cell office:value-type="float" office:value="-18.4736" calcext:value-type="float">
            <text:p>-18.4736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8" calcext:value-type="float">
            <text:p>-8</text:p>
          </table:table-cell>
          <table:table-cell office:value-type="float" office:value="-70" calcext:value-type="float">
            <text:p>-70</text:p>
          </table:table-cell>
          <table:table-cell office:value-type="float" office:value="-18.318" calcext:value-type="float">
            <text:p>-18.318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8" calcext:value-type="float">
            <text:p>-8</text:p>
          </table:table-cell>
          <table:table-cell office:value-type="float" office:value="-79" calcext:value-type="float">
            <text:p>-79</text:p>
          </table:table-cell>
          <table:table-cell office:value-type="float" office:value="-18.0044" calcext:value-type="float">
            <text:p>-18.0044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8" calcext:value-type="float">
            <text:p>-8</text:p>
          </table:table-cell>
          <table:table-cell office:value-type="float" office:value="-64" calcext:value-type="float">
            <text:p>-64</text:p>
          </table:table-cell>
          <table:table-cell office:value-type="float" office:value="-17.7172" calcext:value-type="float">
            <text:p>-17.7172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8" calcext:value-type="float">
            <text:p>-8</text:p>
          </table:table-cell>
          <table:table-cell office:value-type="float" office:value="-73" calcext:value-type="float">
            <text:p>-73</text:p>
          </table:table-cell>
          <table:table-cell office:value-type="float" office:value="-17.604" calcext:value-type="float">
            <text:p>-17.604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8" calcext:value-type="float">
            <text:p>-8</text:p>
          </table:table-cell>
          <table:table-cell office:value-type="float" office:value="-67" calcext:value-type="float">
            <text:p>-67</text:p>
          </table:table-cell>
          <table:table-cell office:value-type="float" office:value="-17.5284" calcext:value-type="float">
            <text:p>-17.5284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8" calcext:value-type="float">
            <text:p>-8</text:p>
          </table:table-cell>
          <table:table-cell office:value-type="float" office:value="-79" calcext:value-type="float">
            <text:p>-79</text:p>
          </table:table-cell>
          <table:table-cell office:value-type="float" office:value="-17.2756" calcext:value-type="float">
            <text:p>-17.2756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7" calcext:value-type="float">
            <text:p>-7</text:p>
          </table:table-cell>
          <table:table-cell office:value-type="float" office:value="-77" calcext:value-type="float">
            <text:p>-77</text:p>
          </table:table-cell>
          <table:table-cell office:value-type="float" office:value="-17.5388" calcext:value-type="float">
            <text:p>-17.5388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7" calcext:value-type="float">
            <text:p>-7</text:p>
          </table:table-cell>
          <table:table-cell office:value-type="float" office:value="-71" calcext:value-type="float">
            <text:p>-71</text:p>
          </table:table-cell>
          <table:table-cell office:value-type="float" office:value="-17.5472" calcext:value-type="float">
            <text:p>-17.5472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7" calcext:value-type="float">
            <text:p>-7</text:p>
          </table:table-cell>
          <table:table-cell office:value-type="float" office:value="-88" calcext:value-type="float">
            <text:p>-88</text:p>
          </table:table-cell>
          <table:table-cell office:value-type="float" office:value="-17.256" calcext:value-type="float">
            <text:p>-17.256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7" calcext:value-type="float">
            <text:p>-7</text:p>
          </table:table-cell>
          <table:table-cell office:value-type="float" office:value="-63" calcext:value-type="float">
            <text:p>-63</text:p>
          </table:table-cell>
          <table:table-cell office:value-type="float" office:value="-17.4776" calcext:value-type="float">
            <text:p>-17.4776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8" calcext:value-type="float">
            <text:p>-8</text:p>
          </table:table-cell>
          <table:table-cell office:value-type="float" office:value="-81" calcext:value-type="float">
            <text:p>-81</text:p>
          </table:table-cell>
          <table:table-cell office:value-type="float" office:value="-17.2072" calcext:value-type="float">
            <text:p>-17.2072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8" calcext:value-type="float">
            <text:p>-8</text:p>
          </table:table-cell>
          <table:table-cell office:value-type="float" office:value="-68" calcext:value-type="float">
            <text:p>-68</text:p>
          </table:table-cell>
          <table:table-cell office:value-type="float" office:value="-17.1972" calcext:value-type="float">
            <text:p>-17.1972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7" calcext:value-type="float">
            <text:p>-7</text:p>
          </table:table-cell>
          <table:table-cell office:value-type="float" office:value="-70" calcext:value-type="float">
            <text:p>-70</text:p>
          </table:table-cell>
          <table:table-cell office:value-type="float" office:value="-16.74" calcext:value-type="float">
            <text:p>-16.74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7" calcext:value-type="float">
            <text:p>-7</text:p>
          </table:table-cell>
          <table:table-cell office:value-type="float" office:value="-66" calcext:value-type="float">
            <text:p>-66</text:p>
          </table:table-cell>
          <table:table-cell office:value-type="float" office:value="-16.7852" calcext:value-type="float">
            <text:p>-16.7852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7" calcext:value-type="float">
            <text:p>-7</text:p>
          </table:table-cell>
          <table:table-cell office:value-type="float" office:value="-68" calcext:value-type="float">
            <text:p>-68</text:p>
          </table:table-cell>
          <table:table-cell office:value-type="float" office:value="-16.6008" calcext:value-type="float">
            <text:p>-16.6008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7" calcext:value-type="float">
            <text:p>-7</text:p>
          </table:table-cell>
          <table:table-cell office:value-type="float" office:value="-64" calcext:value-type="float">
            <text:p>-64</text:p>
          </table:table-cell>
          <table:table-cell office:value-type="float" office:value="-16.5416" calcext:value-type="float">
            <text:p>-16.5416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7" calcext:value-type="float">
            <text:p>-7</text:p>
          </table:table-cell>
          <table:table-cell office:value-type="float" office:value="-77" calcext:value-type="float">
            <text:p>-77</text:p>
          </table:table-cell>
          <table:table-cell office:value-type="float" office:value="-16.4484" calcext:value-type="float">
            <text:p>-16.4484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7" calcext:value-type="float">
            <text:p>-7</text:p>
          </table:table-cell>
          <table:table-cell office:value-type="float" office:value="-81" calcext:value-type="float">
            <text:p>-81</text:p>
          </table:table-cell>
          <table:table-cell office:value-type="float" office:value="-16.436" calcext:value-type="float">
            <text:p>-16.436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7" calcext:value-type="float">
            <text:p>-7</text:p>
          </table:table-cell>
          <table:table-cell office:value-type="float" office:value="-91" calcext:value-type="float">
            <text:p>-91</text:p>
          </table:table-cell>
          <table:table-cell office:value-type="float" office:value="-16.5316" calcext:value-type="float">
            <text:p>-16.5316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7" calcext:value-type="float">
            <text:p>-7</text:p>
          </table:table-cell>
          <table:table-cell office:value-type="float" office:value="-67" calcext:value-type="float">
            <text:p>-67</text:p>
          </table:table-cell>
          <table:table-cell office:value-type="float" office:value="-16.5952" calcext:value-type="float">
            <text:p>-16.5952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-66" calcext:value-type="float">
            <text:p>-66</text:p>
          </table:table-cell>
          <table:table-cell office:value-type="float" office:value="-16.3124" calcext:value-type="float">
            <text:p>-16.3124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7" calcext:value-type="float">
            <text:p>-7</text:p>
          </table:table-cell>
          <table:table-cell office:value-type="float" office:value="-82" calcext:value-type="float">
            <text:p>-82</text:p>
          </table:table-cell>
          <table:table-cell office:value-type="float" office:value="-16.1436" calcext:value-type="float">
            <text:p>-16.1436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7" calcext:value-type="float">
            <text:p>-7</text:p>
          </table:table-cell>
          <table:table-cell office:value-type="float" office:value="-74" calcext:value-type="float">
            <text:p>-74</text:p>
          </table:table-cell>
          <table:table-cell office:value-type="float" office:value="-16.0512" calcext:value-type="float">
            <text:p>-16.0512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6" calcext:value-type="float">
            <text:p>-6</text:p>
          </table:table-cell>
          <table:table-cell office:value-type="float" office:value="-70" calcext:value-type="float">
            <text:p>-70</text:p>
          </table:table-cell>
          <table:table-cell office:value-type="float" office:value="-16.0904" calcext:value-type="float">
            <text:p>-16.0904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" calcext:value-type="float">
            <text:p>-6</text:p>
          </table:table-cell>
          <table:table-cell office:value-type="float" office:value="-71" calcext:value-type="float">
            <text:p>-71</text:p>
          </table:table-cell>
          <table:table-cell office:value-type="float" office:value="-15.7804" calcext:value-type="float">
            <text:p>-15.7804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6" calcext:value-type="float">
            <text:p>-6</text:p>
          </table:table-cell>
          <table:table-cell office:value-type="float" office:value="-76" calcext:value-type="float">
            <text:p>-76</text:p>
          </table:table-cell>
          <table:table-cell office:value-type="float" office:value="-15.6068" calcext:value-type="float">
            <text:p>-15.6068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6" calcext:value-type="float">
            <text:p>-6</text:p>
          </table:table-cell>
          <table:table-cell office:value-type="float" office:value="-68" calcext:value-type="float">
            <text:p>-68</text:p>
          </table:table-cell>
          <table:table-cell office:value-type="float" office:value="-15.6576" calcext:value-type="float">
            <text:p>-15.6576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6" calcext:value-type="float">
            <text:p>-6</text:p>
          </table:table-cell>
          <table:table-cell office:value-type="float" office:value="-72" calcext:value-type="float">
            <text:p>-72</text:p>
          </table:table-cell>
          <table:table-cell office:value-type="float" office:value="-15.5364" calcext:value-type="float">
            <text:p>-15.5364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6" calcext:value-type="float">
            <text:p>-6</text:p>
          </table:table-cell>
          <table:table-cell office:value-type="float" office:value="-67" calcext:value-type="float">
            <text:p>-67</text:p>
          </table:table-cell>
          <table:table-cell office:value-type="float" office:value="-15.434" calcext:value-type="float">
            <text:p>-15.434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6" calcext:value-type="float">
            <text:p>-6</text:p>
          </table:table-cell>
          <table:table-cell office:value-type="float" office:value="-94" calcext:value-type="float">
            <text:p>-94</text:p>
          </table:table-cell>
          <table:table-cell office:value-type="float" office:value="-15.2036" calcext:value-type="float">
            <text:p>-15.2036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6" calcext:value-type="float">
            <text:p>-6</text:p>
          </table:table-cell>
          <table:table-cell office:value-type="float" office:value="-77" calcext:value-type="float">
            <text:p>-77</text:p>
          </table:table-cell>
          <table:table-cell office:value-type="float" office:value="-15.3492" calcext:value-type="float">
            <text:p>-15.3492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6" calcext:value-type="float">
            <text:p>-6</text:p>
          </table:table-cell>
          <table:table-cell office:value-type="float" office:value="-61" calcext:value-type="float">
            <text:p>-61</text:p>
          </table:table-cell>
          <table:table-cell office:value-type="float" office:value="-15.3888" calcext:value-type="float">
            <text:p>-15.388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" calcext:value-type="float">
            <text:p>-6</text:p>
          </table:table-cell>
          <table:table-cell office:value-type="float" office:value="-66" calcext:value-type="float">
            <text:p>-66</text:p>
          </table:table-cell>
          <table:table-cell office:value-type="float" office:value="-15.172" calcext:value-type="float">
            <text:p>-15.172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" calcext:value-type="float">
            <text:p>-6</text:p>
          </table:table-cell>
          <table:table-cell office:value-type="float" office:value="-79" calcext:value-type="float">
            <text:p>-79</text:p>
          </table:table-cell>
          <table:table-cell office:value-type="float" office:value="-14.92" calcext:value-type="float">
            <text:p>-14.92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6" calcext:value-type="float">
            <text:p>-6</text:p>
          </table:table-cell>
          <table:table-cell office:value-type="float" office:value="-64" calcext:value-type="float">
            <text:p>-64</text:p>
          </table:table-cell>
          <table:table-cell office:value-type="float" office:value="-15.0576" calcext:value-type="float">
            <text:p>-15.0576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6" calcext:value-type="float">
            <text:p>-6</text:p>
          </table:table-cell>
          <table:table-cell office:value-type="float" office:value="-78" calcext:value-type="float">
            <text:p>-78</text:p>
          </table:table-cell>
          <table:table-cell office:value-type="float" office:value="-14.8804" calcext:value-type="float">
            <text:p>-14.8804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6" calcext:value-type="float">
            <text:p>-6</text:p>
          </table:table-cell>
          <table:table-cell office:value-type="float" office:value="-86" calcext:value-type="float">
            <text:p>-86</text:p>
          </table:table-cell>
          <table:table-cell office:value-type="float" office:value="-15.08" calcext:value-type="float">
            <text:p>-15.08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6" calcext:value-type="float">
            <text:p>-6</text:p>
          </table:table-cell>
          <table:table-cell office:value-type="float" office:value="-67" calcext:value-type="float">
            <text:p>-67</text:p>
          </table:table-cell>
          <table:table-cell office:value-type="float" office:value="-15.1732" calcext:value-type="float">
            <text:p>-15.1732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" calcext:value-type="float">
            <text:p>-6</text:p>
          </table:table-cell>
          <table:table-cell office:value-type="float" office:value="-63" calcext:value-type="float">
            <text:p>-63</text:p>
          </table:table-cell>
          <table:table-cell office:value-type="float" office:value="-14.848" calcext:value-type="float">
            <text:p>-14.848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6" calcext:value-type="float">
            <text:p>-6</text:p>
          </table:table-cell>
          <table:table-cell office:value-type="float" office:value="-76" calcext:value-type="float">
            <text:p>-76</text:p>
          </table:table-cell>
          <table:table-cell office:value-type="float" office:value="-14.5968" calcext:value-type="float">
            <text:p>-14.5968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" calcext:value-type="float">
            <text:p>-6</text:p>
          </table:table-cell>
          <table:table-cell office:value-type="float" office:value="-65" calcext:value-type="float">
            <text:p>-65</text:p>
          </table:table-cell>
          <table:table-cell office:value-type="float" office:value="-14.622" calcext:value-type="float">
            <text:p>-14.622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6" calcext:value-type="float">
            <text:p>-6</text:p>
          </table:table-cell>
          <table:table-cell office:value-type="float" office:value="-63" calcext:value-type="float">
            <text:p>-63</text:p>
          </table:table-cell>
          <table:table-cell office:value-type="float" office:value="-14.464" calcext:value-type="float">
            <text:p>-14.464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6" calcext:value-type="float">
            <text:p>-6</text:p>
          </table:table-cell>
          <table:table-cell office:value-type="float" office:value="-67" calcext:value-type="float">
            <text:p>-67</text:p>
          </table:table-cell>
          <table:table-cell office:value-type="float" office:value="-14.4004" calcext:value-type="float">
            <text:p>-14.4004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float" office:value="-14.1372" calcext:value-type="float">
            <text:p>-14.1372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4" calcext:value-type="float">
            <text:p>-4</text:p>
          </table:table-cell>
          <table:table-cell office:value-type="float" office:value="-65" calcext:value-type="float">
            <text:p>-65</text:p>
          </table:table-cell>
          <table:table-cell office:value-type="float" office:value="-14.1324" calcext:value-type="float">
            <text:p>-14.1324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4" calcext:value-type="float">
            <text:p>-4</text:p>
          </table:table-cell>
          <table:table-cell office:value-type="float" office:value="-69" calcext:value-type="float">
            <text:p>-69</text:p>
          </table:table-cell>
          <table:table-cell office:value-type="float" office:value="-14.0452" calcext:value-type="float">
            <text:p>-14.0452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4" calcext:value-type="float">
            <text:p>-4</text:p>
          </table:table-cell>
          <table:table-cell office:value-type="float" office:value="-66" calcext:value-type="float">
            <text:p>-66</text:p>
          </table:table-cell>
          <table:table-cell office:value-type="float" office:value="-14.0612" calcext:value-type="float">
            <text:p>-14.0612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4" calcext:value-type="float">
            <text:p>-4</text:p>
          </table:table-cell>
          <table:table-cell office:value-type="float" office:value="-85" calcext:value-type="float">
            <text:p>-85</text:p>
          </table:table-cell>
          <table:table-cell office:value-type="float" office:value="-13.9364" calcext:value-type="float">
            <text:p>-13.9364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4" calcext:value-type="float">
            <text:p>-4</text:p>
          </table:table-cell>
          <table:table-cell office:value-type="float" office:value="-106" calcext:value-type="float">
            <text:p>-106</text:p>
          </table:table-cell>
          <table:table-cell office:value-type="float" office:value="-14.2624" calcext:value-type="float">
            <text:p>-14.2624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4" calcext:value-type="float">
            <text:p>-4</text:p>
          </table:table-cell>
          <table:table-cell office:value-type="float" office:value="-93" calcext:value-type="float">
            <text:p>-93</text:p>
          </table:table-cell>
          <table:table-cell office:value-type="float" office:value="-14.4484" calcext:value-type="float">
            <text:p>-14.4484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3" calcext:value-type="float">
            <text:p>-3</text:p>
          </table:table-cell>
          <table:table-cell office:value-type="float" office:value="-74" calcext:value-type="float">
            <text:p>-74</text:p>
          </table:table-cell>
          <table:table-cell office:value-type="float" office:value="-14.3576" calcext:value-type="float">
            <text:p>-14.3576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3" calcext:value-type="float">
            <text:p>-3</text:p>
          </table:table-cell>
          <table:table-cell office:value-type="float" office:value="-67" calcext:value-type="float">
            <text:p>-67</text:p>
          </table:table-cell>
          <table:table-cell office:value-type="float" office:value="-14.2512" calcext:value-type="float">
            <text:p>-14.2512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3" calcext:value-type="float">
            <text:p>-3</text:p>
          </table:table-cell>
          <table:table-cell office:value-type="float" office:value="-73" calcext:value-type="float">
            <text:p>-73</text:p>
          </table:table-cell>
          <table:table-cell office:value-type="float" office:value="-13.9032" calcext:value-type="float">
            <text:p>-13.9032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13.7164" calcext:value-type="float">
            <text:p>-13.7164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3" calcext:value-type="float">
            <text:p>-3</text:p>
          </table:table-cell>
          <table:table-cell office:value-type="float" office:value="-68" calcext:value-type="float">
            <text:p>-68</text:p>
          </table:table-cell>
          <table:table-cell office:value-type="float" office:value="-13.508" calcext:value-type="float">
            <text:p>-13.508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3" calcext:value-type="float">
            <text:p>-3</text:p>
          </table:table-cell>
          <table:table-cell office:value-type="float" office:value="-75" calcext:value-type="float">
            <text:p>-75</text:p>
          </table:table-cell>
          <table:table-cell office:value-type="float" office:value="-13.7844" calcext:value-type="float">
            <text:p>-13.7844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3" calcext:value-type="float">
            <text:p>-3</text:p>
          </table:table-cell>
          <table:table-cell office:value-type="float" office:value="-76" calcext:value-type="float">
            <text:p>-76</text:p>
          </table:table-cell>
          <table:table-cell office:value-type="float" office:value="-13.5628" calcext:value-type="float">
            <text:p>-13.5628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3" calcext:value-type="float">
            <text:p>-3</text:p>
          </table:table-cell>
          <table:table-cell office:value-type="float" office:value="-78" calcext:value-type="float">
            <text:p>-78</text:p>
          </table:table-cell>
          <table:table-cell office:value-type="float" office:value="-13.4752" calcext:value-type="float">
            <text:p>-13.4752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13.6572" calcext:value-type="float">
            <text:p>-13.6572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3" calcext:value-type="float">
            <text:p>-3</text:p>
          </table:table-cell>
          <table:table-cell office:value-type="float" office:value="-84" calcext:value-type="float">
            <text:p>-84</text:p>
          </table:table-cell>
          <table:table-cell office:value-type="float" office:value="-13.2508" calcext:value-type="float">
            <text:p>-13.2508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3" calcext:value-type="float">
            <text:p>-3</text:p>
          </table:table-cell>
          <table:table-cell office:value-type="float" office:value="-69" calcext:value-type="float">
            <text:p>-69</text:p>
          </table:table-cell>
          <table:table-cell office:value-type="float" office:value="-13.4472" calcext:value-type="float">
            <text:p>-13.4472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3" calcext:value-type="float">
            <text:p>-3</text:p>
          </table:table-cell>
          <table:table-cell office:value-type="float" office:value="-84" calcext:value-type="float">
            <text:p>-84</text:p>
          </table:table-cell>
          <table:table-cell office:value-type="float" office:value="-13.1716" calcext:value-type="float">
            <text:p>-13.1716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3" calcext:value-type="float">
            <text:p>-3</text:p>
          </table:table-cell>
          <table:table-cell office:value-type="float" office:value="-76" calcext:value-type="float">
            <text:p>-76</text:p>
          </table:table-cell>
          <table:table-cell office:value-type="float" office:value="-13.1876" calcext:value-type="float">
            <text:p>-13.1876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3" calcext:value-type="float">
            <text:p>-3</text:p>
          </table:table-cell>
          <table:table-cell office:value-type="float" office:value="-81" calcext:value-type="float">
            <text:p>-81</text:p>
          </table:table-cell>
          <table:table-cell office:value-type="float" office:value="-13.2972" calcext:value-type="float">
            <text:p>-13.2972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3" calcext:value-type="float">
            <text:p>-3</text:p>
          </table:table-cell>
          <table:table-cell office:value-type="float" office:value="-97" calcext:value-type="float">
            <text:p>-97</text:p>
          </table:table-cell>
          <table:table-cell office:value-type="float" office:value="-13.4228" calcext:value-type="float">
            <text:p>-13.4228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3" calcext:value-type="float">
            <text:p>-3</text:p>
          </table:table-cell>
          <table:table-cell office:value-type="float" office:value="-73" calcext:value-type="float">
            <text:p>-73</text:p>
          </table:table-cell>
          <table:table-cell office:value-type="float" office:value="-13.4936" calcext:value-type="float">
            <text:p>-13.4936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3" calcext:value-type="float">
            <text:p>-3</text:p>
          </table:table-cell>
          <table:table-cell office:value-type="float" office:value="-73" calcext:value-type="float">
            <text:p>-73</text:p>
          </table:table-cell>
          <table:table-cell office:value-type="float" office:value="-13.1864" calcext:value-type="float">
            <text:p>-13.1864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3" calcext:value-type="float">
            <text:p>-3</text:p>
          </table:table-cell>
          <table:table-cell office:value-type="float" office:value="-72" calcext:value-type="float">
            <text:p>-72</text:p>
          </table:table-cell>
          <table:table-cell office:value-type="float" office:value="-12.9088" calcext:value-type="float">
            <text:p>-12.9088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12.9828" calcext:value-type="float">
            <text:p>-12.9828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12.6444" calcext:value-type="float">
            <text:p>-12.6444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12.376" calcext:value-type="float">
            <text:p>-12.376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12.1792" calcext:value-type="float">
            <text:p>-12.1792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11.8404" calcext:value-type="float">
            <text:p>-11.8404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11.7744" calcext:value-type="float">
            <text:p>-11.7744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" calcext:value-type="float">
            <text:p>-3</text:p>
          </table:table-cell>
          <table:table-cell office:value-type="float" office:value="-72" calcext:value-type="float">
            <text:p>-72</text:p>
          </table:table-cell>
          <table:table-cell office:value-type="float" office:value="-11.7912" calcext:value-type="float">
            <text:p>-11.7912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3" calcext:value-type="float">
            <text:p>-3</text:p>
          </table:table-cell>
          <table:table-cell office:value-type="float" office:value="-75" calcext:value-type="float">
            <text:p>-75</text:p>
          </table:table-cell>
          <table:table-cell office:value-type="float" office:value="-11.8984" calcext:value-type="float">
            <text:p>-11.8984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12.1232" calcext:value-type="float">
            <text:p>-12.1232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11.8148" calcext:value-type="float">
            <text:p>-11.8148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11.7536" calcext:value-type="float">
            <text:p>-11.7536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3" calcext:value-type="float">
            <text:p>-3</text:p>
          </table:table-cell>
          <table:table-cell office:value-type="float" office:value="-82" calcext:value-type="float">
            <text:p>-82</text:p>
          </table:table-cell>
          <table:table-cell office:value-type="float" office:value="-11.7024" calcext:value-type="float">
            <text:p>-11.7024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3" calcext:value-type="float">
            <text:p>-3</text:p>
          </table:table-cell>
          <table:table-cell office:value-type="float" office:value="-71" calcext:value-type="float">
            <text:p>-71</text:p>
          </table:table-cell>
          <table:table-cell office:value-type="float" office:value="-11.7836" calcext:value-type="float">
            <text:p>-11.7836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3" calcext:value-type="float">
            <text:p>-3</text:p>
          </table:table-cell>
          <table:table-cell office:value-type="float" office:value="-79" calcext:value-type="float">
            <text:p>-79</text:p>
          </table:table-cell>
          <table:table-cell office:value-type="float" office:value="-11.7556" calcext:value-type="float">
            <text:p>-11.7556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3" calcext:value-type="float">
            <text:p>-3</text:p>
          </table:table-cell>
          <table:table-cell office:value-type="float" office:value="-78" calcext:value-type="float">
            <text:p>-78</text:p>
          </table:table-cell>
          <table:table-cell office:value-type="float" office:value="-11.7532" calcext:value-type="float">
            <text:p>-11.7532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3" calcext:value-type="float">
            <text:p>-3</text:p>
          </table:table-cell>
          <table:table-cell office:value-type="float" office:value="-70" calcext:value-type="float">
            <text:p>-70</text:p>
          </table:table-cell>
          <table:table-cell office:value-type="float" office:value="-11.8984" calcext:value-type="float">
            <text:p>-11.8984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" calcext:value-type="float">
            <text:p>-3</text:p>
          </table:table-cell>
          <table:table-cell office:value-type="float" office:value="-75" calcext:value-type="float">
            <text:p>-75</text:p>
          </table:table-cell>
          <table:table-cell office:value-type="float" office:value="-11.636" calcext:value-type="float">
            <text:p>-11.636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11.71" calcext:value-type="float">
            <text:p>-11.71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2" calcext:value-type="float">
            <text:p>-2</text:p>
          </table:table-cell>
          <table:table-cell office:value-type="float" office:value="-74" calcext:value-type="float">
            <text:p>-74</text:p>
          </table:table-cell>
          <table:table-cell office:value-type="float" office:value="-11.4904" calcext:value-type="float">
            <text:p>-11.4904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2" calcext:value-type="float">
            <text:p>-2</text:p>
          </table:table-cell>
          <table:table-cell office:value-type="float" office:value="-73" calcext:value-type="float">
            <text:p>-73</text:p>
          </table:table-cell>
          <table:table-cell office:value-type="float" office:value="-11.352" calcext:value-type="float">
            <text:p>-11.352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11.3692" calcext:value-type="float">
            <text:p>-11.3692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11.2552" calcext:value-type="float">
            <text:p>-11.2552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11.2008" calcext:value-type="float">
            <text:p>-11.2008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2" calcext:value-type="float">
            <text:p>-2</text:p>
          </table:table-cell>
          <table:table-cell office:value-type="float" office:value="-91" calcext:value-type="float">
            <text:p>-91</text:p>
          </table:table-cell>
          <table:table-cell office:value-type="float" office:value="-11.0776" calcext:value-type="float">
            <text:p>-11.0776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2" calcext:value-type="float">
            <text:p>-2</text:p>
          </table:table-cell>
          <table:table-cell office:value-type="float" office:value="-67" calcext:value-type="float">
            <text:p>-67</text:p>
          </table:table-cell>
          <table:table-cell office:value-type="float" office:value="-11.1588" calcext:value-type="float">
            <text:p>-11.1588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11.1364" calcext:value-type="float">
            <text:p>-11.1364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2" calcext:value-type="float">
            <text:p>-2</text:p>
          </table:table-cell>
          <table:table-cell office:value-type="float" office:value="-83" calcext:value-type="float">
            <text:p>-83</text:p>
          </table:table-cell>
          <table:table-cell office:value-type="float" office:value="-10.718" calcext:value-type="float">
            <text:p>-10.718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10.9768" calcext:value-type="float">
            <text:p>-10.9768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10.87" calcext:value-type="float">
            <text:p>-10.87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2" calcext:value-type="float">
            <text:p>-2</text:p>
          </table:table-cell>
          <table:table-cell office:value-type="float" office:value="-74" calcext:value-type="float">
            <text:p>-74</text:p>
          </table:table-cell>
          <table:table-cell office:value-type="float" office:value="-10.4792" calcext:value-type="float">
            <text:p>-10.4792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10.5848" calcext:value-type="float">
            <text:p>-10.5848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2" calcext:value-type="float">
            <text:p>-2</text:p>
          </table:table-cell>
          <table:table-cell office:value-type="float" office:value="-72" calcext:value-type="float">
            <text:p>-72</text:p>
          </table:table-cell>
          <table:table-cell office:value-type="float" office:value="-10.3104" calcext:value-type="float">
            <text:p>-10.3104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10.3288" calcext:value-type="float">
            <text:p>-10.3288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10.1048" calcext:value-type="float">
            <text:p>-10.1048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10.1408" calcext:value-type="float">
            <text:p>-10.1408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10.138" calcext:value-type="float">
            <text:p>-10.138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9.8484" calcext:value-type="float">
            <text:p>-9.8484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9.9448" calcext:value-type="float">
            <text:p>-9.9448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10.0056" calcext:value-type="float">
            <text:p>-10.0056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9.7088" calcext:value-type="float">
            <text:p>-9.7088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9.7616" calcext:value-type="float">
            <text:p>-9.7616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" calcext:value-type="float">
            <text:p>-1</text:p>
          </table:table-cell>
          <table:table-cell office:value-type="float" office:value="-82" calcext:value-type="float">
            <text:p>-82</text:p>
          </table:table-cell>
          <table:table-cell office:value-type="float" office:value="-9.566" calcext:value-type="float">
            <text:p>-9.566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" calcext:value-type="float">
            <text:p>-1</text:p>
          </table:table-cell>
          <table:table-cell office:value-type="float" office:value="-93" calcext:value-type="float">
            <text:p>-93</text:p>
          </table:table-cell>
          <table:table-cell office:value-type="float" office:value="-9.7776" calcext:value-type="float">
            <text:p>-9.7776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10.1076" calcext:value-type="float">
            <text:p>-10.1076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" calcext:value-type="float">
            <text:p>-1</text:p>
          </table:table-cell>
          <table:table-cell office:value-type="float" office:value="-91" calcext:value-type="float">
            <text:p>-91</text:p>
          </table:table-cell>
          <table:table-cell office:value-type="float" office:value="-10.0748" calcext:value-type="float">
            <text:p>-10.0748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" calcext:value-type="float">
            <text:p>-1</text:p>
          </table:table-cell>
          <table:table-cell office:value-type="float" office:value="-83" calcext:value-type="float">
            <text:p>-83</text:p>
          </table:table-cell>
          <table:table-cell office:value-type="float" office:value="-10.3168" calcext:value-type="float">
            <text:p>-10.3168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office:value-type="float" office:value="-77" calcext:value-type="float">
            <text:p>-77</text:p>
          </table:table-cell>
          <table:table-cell office:value-type="float" office:value="-9.9908" calcext:value-type="float">
            <text:p>-9.9908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9.9812" calcext:value-type="float">
            <text:p>-9.9812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10.0608" calcext:value-type="float">
            <text:p>-10.0608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9.5012" calcext:value-type="float">
            <text:p>-9.5012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9.4828" calcext:value-type="float">
            <text:p>-9.4828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9.5656" calcext:value-type="float">
            <text:p>-9.5656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9.3468" calcext:value-type="float">
            <text:p>-9.3468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9.0932" calcext:value-type="float">
            <text:p>-9.0932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" calcext:value-type="float">
            <text:p>-1</text:p>
          </table:table-cell>
          <table:table-cell office:value-type="float" office:value="-81" calcext:value-type="float">
            <text:p>-81</text:p>
          </table:table-cell>
          <table:table-cell office:value-type="float" office:value="-8.7532" calcext:value-type="float">
            <text:p>-8.7532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8.8628" calcext:value-type="float">
            <text:p>-8.8628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8.608" calcext:value-type="float">
            <text:p>-8.608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8.7056" calcext:value-type="float">
            <text:p>-8.7056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8.418" calcext:value-type="float">
            <text:p>-8.418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" calcext:value-type="float">
            <text:p>-1</text:p>
          </table:table-cell>
          <table:table-cell office:value-type="float" office:value="-83" calcext:value-type="float">
            <text:p>-83</text:p>
          </table:table-cell>
          <table:table-cell office:value-type="float" office:value="-8.6144" calcext:value-type="float">
            <text:p>-8.6144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8.628" calcext:value-type="float">
            <text:p>-8.628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8.2716" calcext:value-type="float">
            <text:p>-8.2716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8.3088" calcext:value-type="float">
            <text:p>-8.3088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8.3164" calcext:value-type="float">
            <text:p>-8.3164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7.8788" calcext:value-type="float">
            <text:p>-7.8788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7.9148" calcext:value-type="float">
            <text:p>-7.9148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7.856" calcext:value-type="float">
            <text:p>-7.856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7.7988" calcext:value-type="float">
            <text:p>-7.7988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7.568" calcext:value-type="float">
            <text:p>-7.568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7.4676" calcext:value-type="float">
            <text:p>-7.4676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7.6292" calcext:value-type="float">
            <text:p>-7.6292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7.5164" calcext:value-type="float">
            <text:p>-7.5164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7.5024" calcext:value-type="float">
            <text:p>-7.5024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office:value-type="float" office:value="-7.5988" calcext:value-type="float">
            <text:p>-7.5988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7.7304" calcext:value-type="float">
            <text:p>-7.7304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7.3076" calcext:value-type="float">
            <text:p>-7.3076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7.1552" calcext:value-type="float">
            <text:p>-7.1552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6.988" calcext:value-type="float">
            <text:p>-6.988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7.0016" calcext:value-type="float">
            <text:p>-7.0016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-65" calcext:value-type="float">
            <text:p>-65</text:p>
          </table:table-cell>
          <table:table-cell office:value-type="float" office:value="-6.826" calcext:value-type="float">
            <text:p>-6.82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0" calcext:value-type="float">
            <text:p>-50</text:p>
          </table:table-cell>
          <table:table-cell office:value-type="float" office:value="-318" calcext:value-type="float">
            <text:p>-318</text:p>
          </table:table-cell>
          <table:table-cell office:value-type="float" office:value="-178.4248" calcext:value-type="float">
            <text:p>-178.4248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1" calcext:value-type="float">
            <text:p>-41</text:p>
          </table:table-cell>
          <table:table-cell office:value-type="float" office:value="-290" calcext:value-type="float">
            <text:p>-290</text:p>
          </table:table-cell>
          <table:table-cell office:value-type="float" office:value="-166.4256" calcext:value-type="float">
            <text:p>-166.425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1" calcext:value-type="float">
            <text:p>-41</text:p>
          </table:table-cell>
          <table:table-cell office:value-type="float" office:value="-289" calcext:value-type="float">
            <text:p>-289</text:p>
          </table:table-cell>
          <table:table-cell office:value-type="float" office:value="-155.506" calcext:value-type="float">
            <text:p>-155.506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8" calcext:value-type="float">
            <text:p>-38</text:p>
          </table:table-cell>
          <table:table-cell office:value-type="float" office:value="-280" calcext:value-type="float">
            <text:p>-280</text:p>
          </table:table-cell>
          <table:table-cell office:value-type="float" office:value="-145.0404" calcext:value-type="float">
            <text:p>-145.0404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8" calcext:value-type="float">
            <text:p>-38</text:p>
          </table:table-cell>
          <table:table-cell office:value-type="float" office:value="-258" calcext:value-type="float">
            <text:p>-258</text:p>
          </table:table-cell>
          <table:table-cell office:value-type="float" office:value="-134.3992" calcext:value-type="float">
            <text:p>-134.399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5" calcext:value-type="float">
            <text:p>-35</text:p>
          </table:table-cell>
          <table:table-cell office:value-type="float" office:value="-256" calcext:value-type="float">
            <text:p>-256</text:p>
          </table:table-cell>
          <table:table-cell office:value-type="float" office:value="-124.112" calcext:value-type="float">
            <text:p>-124.11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5" calcext:value-type="float">
            <text:p>-35</text:p>
          </table:table-cell>
          <table:table-cell office:value-type="float" office:value="-233" calcext:value-type="float">
            <text:p>-233</text:p>
          </table:table-cell>
          <table:table-cell office:value-type="float" office:value="-114.4676" calcext:value-type="float">
            <text:p>-114.467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2" calcext:value-type="float">
            <text:p>-32</text:p>
          </table:table-cell>
          <table:table-cell office:value-type="float" office:value="-218" calcext:value-type="float">
            <text:p>-218</text:p>
          </table:table-cell>
          <table:table-cell office:value-type="float" office:value="-106.1176" calcext:value-type="float">
            <text:p>-106.117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2" calcext:value-type="float">
            <text:p>-32</text:p>
          </table:table-cell>
          <table:table-cell office:value-type="float" office:value="-207" calcext:value-type="float">
            <text:p>-207</text:p>
          </table:table-cell>
          <table:table-cell office:value-type="float" office:value="-97.9732" calcext:value-type="float">
            <text:p>-97.973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2" calcext:value-type="float">
            <text:p>-32</text:p>
          </table:table-cell>
          <table:table-cell office:value-type="float" office:value="-196" calcext:value-type="float">
            <text:p>-196</text:p>
          </table:table-cell>
          <table:table-cell office:value-type="float" office:value="-90.2288" calcext:value-type="float">
            <text:p>-90.2288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2" calcext:value-type="float">
            <text:p>-32</text:p>
          </table:table-cell>
          <table:table-cell office:value-type="float" office:value="-173" calcext:value-type="float">
            <text:p>-173</text:p>
          </table:table-cell>
          <table:table-cell office:value-type="float" office:value="-84.4312" calcext:value-type="float">
            <text:p>-84.4312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2" calcext:value-type="float">
            <text:p>-32</text:p>
          </table:table-cell>
          <table:table-cell office:value-type="float" office:value="-188" calcext:value-type="float">
            <text:p>-188</text:p>
          </table:table-cell>
          <table:table-cell office:value-type="float" office:value="-77.3544" calcext:value-type="float">
            <text:p>-77.354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2" calcext:value-type="float">
            <text:p>-32</text:p>
          </table:table-cell>
          <table:table-cell office:value-type="float" office:value="-155" calcext:value-type="float">
            <text:p>-155</text:p>
          </table:table-cell>
          <table:table-cell office:value-type="float" office:value="-73.68" calcext:value-type="float">
            <text:p>-73.68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0" calcext:value-type="float">
            <text:p>-30</text:p>
          </table:table-cell>
          <table:table-cell office:value-type="float" office:value="-148" calcext:value-type="float">
            <text:p>-148</text:p>
          </table:table-cell>
          <table:table-cell office:value-type="float" office:value="-69.0252" calcext:value-type="float">
            <text:p>-69.0252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0" calcext:value-type="float">
            <text:p>-30</text:p>
          </table:table-cell>
          <table:table-cell office:value-type="float" office:value="-154" calcext:value-type="float">
            <text:p>-154</text:p>
          </table:table-cell>
          <table:table-cell office:value-type="float" office:value="-65.002" calcext:value-type="float">
            <text:p>-65.002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8" calcext:value-type="float">
            <text:p>-28</text:p>
          </table:table-cell>
          <table:table-cell office:value-type="float" office:value="-136" calcext:value-type="float">
            <text:p>-136</text:p>
          </table:table-cell>
          <table:table-cell office:value-type="float" office:value="-61.082" calcext:value-type="float">
            <text:p>-61.082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4" calcext:value-type="float">
            <text:p>-24</text:p>
          </table:table-cell>
          <table:table-cell office:value-type="float" office:value="-135" calcext:value-type="float">
            <text:p>-135</text:p>
          </table:table-cell>
          <table:table-cell office:value-type="float" office:value="-57.5448" calcext:value-type="float">
            <text:p>-57.5448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4" calcext:value-type="float">
            <text:p>-24</text:p>
          </table:table-cell>
          <table:table-cell office:value-type="float" office:value="-124" calcext:value-type="float">
            <text:p>-124</text:p>
          </table:table-cell>
          <table:table-cell office:value-type="float" office:value="-54.9244" calcext:value-type="float">
            <text:p>-54.9244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4" calcext:value-type="float">
            <text:p>-24</text:p>
          </table:table-cell>
          <table:table-cell office:value-type="float" office:value="-133" calcext:value-type="float">
            <text:p>-133</text:p>
          </table:table-cell>
          <table:table-cell office:value-type="float" office:value="-51.9676" calcext:value-type="float">
            <text:p>-51.9676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4" calcext:value-type="float">
            <text:p>-24</text:p>
          </table:table-cell>
          <table:table-cell office:value-type="float" office:value="-112" calcext:value-type="float">
            <text:p>-112</text:p>
          </table:table-cell>
          <table:table-cell office:value-type="float" office:value="-49.6352" calcext:value-type="float">
            <text:p>-49.6352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4" calcext:value-type="float">
            <text:p>-24</text:p>
          </table:table-cell>
          <table:table-cell office:value-type="float" office:value="-100" calcext:value-type="float">
            <text:p>-100</text:p>
          </table:table-cell>
          <table:table-cell office:value-type="float" office:value="-47.5432" calcext:value-type="float">
            <text:p>-47.5432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4" calcext:value-type="float">
            <text:p>-24</text:p>
          </table:table-cell>
          <table:table-cell office:value-type="float" office:value="-103" calcext:value-type="float">
            <text:p>-103</text:p>
          </table:table-cell>
          <table:table-cell office:value-type="float" office:value="-44.8672" calcext:value-type="float">
            <text:p>-44.8672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4" calcext:value-type="float">
            <text:p>-24</text:p>
          </table:table-cell>
          <table:table-cell office:value-type="float" office:value="-115" calcext:value-type="float">
            <text:p>-115</text:p>
          </table:table-cell>
          <table:table-cell office:value-type="float" office:value="-44.0464" calcext:value-type="float">
            <text:p>-44.0464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-128" calcext:value-type="float">
            <text:p>-128</text:p>
          </table:table-cell>
          <table:table-cell office:value-type="float" office:value="-43.1028" calcext:value-type="float">
            <text:p>-43.1028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4" calcext:value-type="float">
            <text:p>-24</text:p>
          </table:table-cell>
          <table:table-cell office:value-type="float" office:value="-116" calcext:value-type="float">
            <text:p>-116</text:p>
          </table:table-cell>
          <table:table-cell office:value-type="float" office:value="-42.4224" calcext:value-type="float">
            <text:p>-42.4224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4" calcext:value-type="float">
            <text:p>-24</text:p>
          </table:table-cell>
          <table:table-cell office:value-type="float" office:value="-106" calcext:value-type="float">
            <text:p>-106</text:p>
          </table:table-cell>
          <table:table-cell office:value-type="float" office:value="-41.5976" calcext:value-type="float">
            <text:p>-41.5976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3" calcext:value-type="float">
            <text:p>-23</text:p>
          </table:table-cell>
          <table:table-cell office:value-type="float" office:value="-103" calcext:value-type="float">
            <text:p>-103</text:p>
          </table:table-cell>
          <table:table-cell office:value-type="float" office:value="-40.9104" calcext:value-type="float">
            <text:p>-40.9104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3" calcext:value-type="float">
            <text:p>-23</text:p>
          </table:table-cell>
          <table:table-cell office:value-type="float" office:value="-98" calcext:value-type="float">
            <text:p>-98</text:p>
          </table:table-cell>
          <table:table-cell office:value-type="float" office:value="-40.1412" calcext:value-type="float">
            <text:p>-40.1412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2" calcext:value-type="float">
            <text:p>-22</text:p>
          </table:table-cell>
          <table:table-cell office:value-type="float" office:value="-96" calcext:value-type="float">
            <text:p>-96</text:p>
          </table:table-cell>
          <table:table-cell office:value-type="float" office:value="-39.362" calcext:value-type="float">
            <text:p>-39.362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2" calcext:value-type="float">
            <text:p>-22</text:p>
          </table:table-cell>
          <table:table-cell office:value-type="float" office:value="-91" calcext:value-type="float">
            <text:p>-91</text:p>
          </table:table-cell>
          <table:table-cell office:value-type="float" office:value="-38.8276" calcext:value-type="float">
            <text:p>-38.8276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2" calcext:value-type="float">
            <text:p>-22</text:p>
          </table:table-cell>
          <table:table-cell office:value-type="float" office:value="-86" calcext:value-type="float">
            <text:p>-86</text:p>
          </table:table-cell>
          <table:table-cell office:value-type="float" office:value="-38.1996" calcext:value-type="float">
            <text:p>-38.1996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8" calcext:value-type="float">
            <text:p>-18</text:p>
          </table:table-cell>
          <table:table-cell office:value-type="float" office:value="-114" calcext:value-type="float">
            <text:p>-114</text:p>
          </table:table-cell>
          <table:table-cell office:value-type="float" office:value="-37.6488" calcext:value-type="float">
            <text:p>-37.6488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8" calcext:value-type="float">
            <text:p>-18</text:p>
          </table:table-cell>
          <table:table-cell office:value-type="float" office:value="-101" calcext:value-type="float">
            <text:p>-101</text:p>
          </table:table-cell>
          <table:table-cell office:value-type="float" office:value="-37.4308" calcext:value-type="float">
            <text:p>-37.4308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8" calcext:value-type="float">
            <text:p>-18</text:p>
          </table:table-cell>
          <table:table-cell office:value-type="float" office:value="-82" calcext:value-type="float">
            <text:p>-82</text:p>
          </table:table-cell>
          <table:table-cell office:value-type="float" office:value="-36.72" calcext:value-type="float">
            <text:p>-36.72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8" calcext:value-type="float">
            <text:p>-18</text:p>
          </table:table-cell>
          <table:table-cell office:value-type="float" office:value="-90" calcext:value-type="float">
            <text:p>-90</text:p>
          </table:table-cell>
          <table:table-cell office:value-type="float" office:value="-35.9064" calcext:value-type="float">
            <text:p>-35.9064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8" calcext:value-type="float">
            <text:p>-18</text:p>
          </table:table-cell>
          <table:table-cell office:value-type="float" office:value="-79" calcext:value-type="float">
            <text:p>-79</text:p>
          </table:table-cell>
          <table:table-cell office:value-type="float" office:value="-35.5472" calcext:value-type="float">
            <text:p>-35.5472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8" calcext:value-type="float">
            <text:p>-18</text:p>
          </table:table-cell>
          <table:table-cell office:value-type="float" office:value="-91" calcext:value-type="float">
            <text:p>-91</text:p>
          </table:table-cell>
          <table:table-cell office:value-type="float" office:value="-35.304" calcext:value-type="float">
            <text:p>-35.304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8" calcext:value-type="float">
            <text:p>-18</text:p>
          </table:table-cell>
          <table:table-cell office:value-type="float" office:value="-82" calcext:value-type="float">
            <text:p>-82</text:p>
          </table:table-cell>
          <table:table-cell office:value-type="float" office:value="-35.1092" calcext:value-type="float">
            <text:p>-35.1092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8" calcext:value-type="float">
            <text:p>-18</text:p>
          </table:table-cell>
          <table:table-cell office:value-type="float" office:value="-97" calcext:value-type="float">
            <text:p>-97</text:p>
          </table:table-cell>
          <table:table-cell office:value-type="float" office:value="-34.594" calcext:value-type="float">
            <text:p>-34.594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6" calcext:value-type="float">
            <text:p>-16</text:p>
          </table:table-cell>
          <table:table-cell office:value-type="float" office:value="-86" calcext:value-type="float">
            <text:p>-86</text:p>
          </table:table-cell>
          <table:table-cell office:value-type="float" office:value="-34.382" calcext:value-type="float">
            <text:p>-34.382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" calcext:value-type="float">
            <text:p>-16</text:p>
          </table:table-cell>
          <table:table-cell office:value-type="float" office:value="-79" calcext:value-type="float">
            <text:p>-79</text:p>
          </table:table-cell>
          <table:table-cell office:value-type="float" office:value="-34.0784" calcext:value-type="float">
            <text:p>-34.0784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6" calcext:value-type="float">
            <text:p>-16</text:p>
          </table:table-cell>
          <table:table-cell office:value-type="float" office:value="-89" calcext:value-type="float">
            <text:p>-89</text:p>
          </table:table-cell>
          <table:table-cell office:value-type="float" office:value="-33.794" calcext:value-type="float">
            <text:p>-33.794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" calcext:value-type="float">
            <text:p>-16</text:p>
          </table:table-cell>
          <table:table-cell office:value-type="float" office:value="-111" calcext:value-type="float">
            <text:p>-111</text:p>
          </table:table-cell>
          <table:table-cell office:value-type="float" office:value="-33.6052" calcext:value-type="float">
            <text:p>-33.6052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6" calcext:value-type="float">
            <text:p>-16</text:p>
          </table:table-cell>
          <table:table-cell office:value-type="float" office:value="-82" calcext:value-type="float">
            <text:p>-82</text:p>
          </table:table-cell>
          <table:table-cell office:value-type="float" office:value="-33.5476" calcext:value-type="float">
            <text:p>-33.5476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" calcext:value-type="float">
            <text:p>-16</text:p>
          </table:table-cell>
          <table:table-cell office:value-type="float" office:value="-83" calcext:value-type="float">
            <text:p>-83</text:p>
          </table:table-cell>
          <table:table-cell office:value-type="float" office:value="-33.066" calcext:value-type="float">
            <text:p>-33.066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5" calcext:value-type="float">
            <text:p>-15</text:p>
          </table:table-cell>
          <table:table-cell office:value-type="float" office:value="-84" calcext:value-type="float">
            <text:p>-84</text:p>
          </table:table-cell>
          <table:table-cell office:value-type="float" office:value="-32.5296" calcext:value-type="float">
            <text:p>-32.5296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-88" calcext:value-type="float">
            <text:p>-88</text:p>
          </table:table-cell>
          <table:table-cell office:value-type="float" office:value="-32.1272" calcext:value-type="float">
            <text:p>-32.1272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5" calcext:value-type="float">
            <text:p>-15</text:p>
          </table:table-cell>
          <table:table-cell office:value-type="float" office:value="-96" calcext:value-type="float">
            <text:p>-96</text:p>
          </table:table-cell>
          <table:table-cell office:value-type="float" office:value="-31.718" calcext:value-type="float">
            <text:p>-31.718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5" calcext:value-type="float">
            <text:p>-15</text:p>
          </table:table-cell>
          <table:table-cell office:value-type="float" office:value="-80" calcext:value-type="float">
            <text:p>-80</text:p>
          </table:table-cell>
          <table:table-cell office:value-type="float" office:value="-31.6676" calcext:value-type="float">
            <text:p>-31.6676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5" calcext:value-type="float">
            <text:p>-15</text:p>
          </table:table-cell>
          <table:table-cell office:value-type="float" office:value="-90" calcext:value-type="float">
            <text:p>-90</text:p>
          </table:table-cell>
          <table:table-cell office:value-type="float" office:value="-31.346" calcext:value-type="float">
            <text:p>-31.346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-98" calcext:value-type="float">
            <text:p>-98</text:p>
          </table:table-cell>
          <table:table-cell office:value-type="float" office:value="-30.9044" calcext:value-type="float">
            <text:p>-30.9044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5" calcext:value-type="float">
            <text:p>-15</text:p>
          </table:table-cell>
          <table:table-cell office:value-type="float" office:value="-84" calcext:value-type="float">
            <text:p>-84</text:p>
          </table:table-cell>
          <table:table-cell office:value-type="float" office:value="-30.8956" calcext:value-type="float">
            <text:p>-30.8956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5" calcext:value-type="float">
            <text:p>-15</text:p>
          </table:table-cell>
          <table:table-cell office:value-type="float" office:value="-86" calcext:value-type="float">
            <text:p>-86</text:p>
          </table:table-cell>
          <table:table-cell office:value-type="float" office:value="-30.3776" calcext:value-type="float">
            <text:p>-30.3776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3" calcext:value-type="float">
            <text:p>-13</text:p>
          </table:table-cell>
          <table:table-cell office:value-type="float" office:value="-76" calcext:value-type="float">
            <text:p>-76</text:p>
          </table:table-cell>
          <table:table-cell office:value-type="float" office:value="-29.994" calcext:value-type="float">
            <text:p>-29.994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4" calcext:value-type="float">
            <text:p>-14</text:p>
          </table:table-cell>
          <table:table-cell office:value-type="float" office:value="-87" calcext:value-type="float">
            <text:p>-87</text:p>
          </table:table-cell>
          <table:table-cell office:value-type="float" office:value="-28.9552" calcext:value-type="float">
            <text:p>-28.9552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4" calcext:value-type="float">
            <text:p>-14</text:p>
          </table:table-cell>
          <table:table-cell office:value-type="float" office:value="-97" calcext:value-type="float">
            <text:p>-97</text:p>
          </table:table-cell>
          <table:table-cell office:value-type="float" office:value="-28.6316" calcext:value-type="float">
            <text:p>-28.6316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4" calcext:value-type="float">
            <text:p>-14</text:p>
          </table:table-cell>
          <table:table-cell office:value-type="float" office:value="-76" calcext:value-type="float">
            <text:p>-76</text:p>
          </table:table-cell>
          <table:table-cell office:value-type="float" office:value="-28.6008" calcext:value-type="float">
            <text:p>-28.6008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4" calcext:value-type="float">
            <text:p>-14</text:p>
          </table:table-cell>
          <table:table-cell office:value-type="float" office:value="-97" calcext:value-type="float">
            <text:p>-97</text:p>
          </table:table-cell>
          <table:table-cell office:value-type="float" office:value="-28.16" calcext:value-type="float">
            <text:p>-28.16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4" calcext:value-type="float">
            <text:p>-14</text:p>
          </table:table-cell>
          <table:table-cell office:value-type="float" office:value="-82" calcext:value-type="float">
            <text:p>-82</text:p>
          </table:table-cell>
          <table:table-cell office:value-type="float" office:value="-28.0788" calcext:value-type="float">
            <text:p>-28.0788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3" calcext:value-type="float">
            <text:p>-13</text:p>
          </table:table-cell>
          <table:table-cell office:value-type="float" office:value="-78" calcext:value-type="float">
            <text:p>-78</text:p>
          </table:table-cell>
          <table:table-cell office:value-type="float" office:value="-27.5372" calcext:value-type="float">
            <text:p>-27.5372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3" calcext:value-type="float">
            <text:p>-13</text:p>
          </table:table-cell>
          <table:table-cell office:value-type="float" office:value="-88" calcext:value-type="float">
            <text:p>-88</text:p>
          </table:table-cell>
          <table:table-cell office:value-type="float" office:value="-26.9968" calcext:value-type="float">
            <text:p>-26.9968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3" calcext:value-type="float">
            <text:p>-13</text:p>
          </table:table-cell>
          <table:table-cell office:value-type="float" office:value="-82" calcext:value-type="float">
            <text:p>-82</text:p>
          </table:table-cell>
          <table:table-cell office:value-type="float" office:value="-26.6952" calcext:value-type="float">
            <text:p>-26.6952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3" calcext:value-type="float">
            <text:p>-13</text:p>
          </table:table-cell>
          <table:table-cell office:value-type="float" office:value="-90" calcext:value-type="float">
            <text:p>-90</text:p>
          </table:table-cell>
          <table:table-cell office:value-type="float" office:value="-26.484" calcext:value-type="float">
            <text:p>-26.484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3" calcext:value-type="float">
            <text:p>-13</text:p>
          </table:table-cell>
          <table:table-cell office:value-type="float" office:value="-100" calcext:value-type="float">
            <text:p>-100</text:p>
          </table:table-cell>
          <table:table-cell office:value-type="float" office:value="-26.1892" calcext:value-type="float">
            <text:p>-26.1892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3" calcext:value-type="float">
            <text:p>-13</text:p>
          </table:table-cell>
          <table:table-cell office:value-type="float" office:value="-77" calcext:value-type="float">
            <text:p>-77</text:p>
          </table:table-cell>
          <table:table-cell office:value-type="float" office:value="-26.0768" calcext:value-type="float">
            <text:p>-26.0768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3" calcext:value-type="float">
            <text:p>-13</text:p>
          </table:table-cell>
          <table:table-cell office:value-type="float" office:value="-80" calcext:value-type="float">
            <text:p>-80</text:p>
          </table:table-cell>
          <table:table-cell office:value-type="float" office:value="-25.3596" calcext:value-type="float">
            <text:p>-25.3596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3" calcext:value-type="float">
            <text:p>-13</text:p>
          </table:table-cell>
          <table:table-cell office:value-type="float" office:value="-80" calcext:value-type="float">
            <text:p>-80</text:p>
          </table:table-cell>
          <table:table-cell office:value-type="float" office:value="-24.9872" calcext:value-type="float">
            <text:p>-24.9872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3" calcext:value-type="float">
            <text:p>-13</text:p>
          </table:table-cell>
          <table:table-cell office:value-type="float" office:value="-81" calcext:value-type="float">
            <text:p>-81</text:p>
          </table:table-cell>
          <table:table-cell office:value-type="float" office:value="-24.624" calcext:value-type="float">
            <text:p>-24.624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3" calcext:value-type="float">
            <text:p>-13</text:p>
          </table:table-cell>
          <table:table-cell office:value-type="float" office:value="-72" calcext:value-type="float">
            <text:p>-72</text:p>
          </table:table-cell>
          <table:table-cell office:value-type="float" office:value="-24.3532" calcext:value-type="float">
            <text:p>-24.3532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3" calcext:value-type="float">
            <text:p>-13</text:p>
          </table:table-cell>
          <table:table-cell office:value-type="float" office:value="-80" calcext:value-type="float">
            <text:p>-80</text:p>
          </table:table-cell>
          <table:table-cell office:value-type="float" office:value="-24.16" calcext:value-type="float">
            <text:p>-24.16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3" calcext:value-type="float">
            <text:p>-13</text:p>
          </table:table-cell>
          <table:table-cell office:value-type="float" office:value="-68" calcext:value-type="float">
            <text:p>-68</text:p>
          </table:table-cell>
          <table:table-cell office:value-type="float" office:value="-23.8428" calcext:value-type="float">
            <text:p>-23.8428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3" calcext:value-type="float">
            <text:p>-13</text:p>
          </table:table-cell>
          <table:table-cell office:value-type="float" office:value="-66" calcext:value-type="float">
            <text:p>-66</text:p>
          </table:table-cell>
          <table:table-cell office:value-type="float" office:value="-23.2844" calcext:value-type="float">
            <text:p>-23.2844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3" calcext:value-type="float">
            <text:p>-13</text:p>
          </table:table-cell>
          <table:table-cell office:value-type="float" office:value="-79" calcext:value-type="float">
            <text:p>-79</text:p>
          </table:table-cell>
          <table:table-cell office:value-type="float" office:value="-22.8632" calcext:value-type="float">
            <text:p>-22.8632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2" calcext:value-type="float">
            <text:p>-12</text:p>
          </table:table-cell>
          <table:table-cell office:value-type="float" office:value="-97" calcext:value-type="float">
            <text:p>-97</text:p>
          </table:table-cell>
          <table:table-cell office:value-type="float" office:value="-22.856" calcext:value-type="float">
            <text:p>-22.856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2" calcext:value-type="float">
            <text:p>-12</text:p>
          </table:table-cell>
          <table:table-cell office:value-type="float" office:value="-93" calcext:value-type="float">
            <text:p>-93</text:p>
          </table:table-cell>
          <table:table-cell office:value-type="float" office:value="-22.8616" calcext:value-type="float">
            <text:p>-22.8616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2" calcext:value-type="float">
            <text:p>-12</text:p>
          </table:table-cell>
          <table:table-cell office:value-type="float" office:value="-75" calcext:value-type="float">
            <text:p>-75</text:p>
          </table:table-cell>
          <table:table-cell office:value-type="float" office:value="-22.9244" calcext:value-type="float">
            <text:p>-22.9244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2" calcext:value-type="float">
            <text:p>-12</text:p>
          </table:table-cell>
          <table:table-cell office:value-type="float" office:value="-75" calcext:value-type="float">
            <text:p>-75</text:p>
          </table:table-cell>
          <table:table-cell office:value-type="float" office:value="-22.2868" calcext:value-type="float">
            <text:p>-22.2868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1" calcext:value-type="float">
            <text:p>-11</text:p>
          </table:table-cell>
          <table:table-cell office:value-type="float" office:value="-77" calcext:value-type="float">
            <text:p>-77</text:p>
          </table:table-cell>
          <table:table-cell office:value-type="float" office:value="-22.3376" calcext:value-type="float">
            <text:p>-22.3376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office:value-type="float" office:value="-67" calcext:value-type="float">
            <text:p>-67</text:p>
          </table:table-cell>
          <table:table-cell office:value-type="float" office:value="-22.0752" calcext:value-type="float">
            <text:p>-22.0752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1" calcext:value-type="float">
            <text:p>-11</text:p>
          </table:table-cell>
          <table:table-cell office:value-type="float" office:value="-68" calcext:value-type="float">
            <text:p>-68</text:p>
          </table:table-cell>
          <table:table-cell office:value-type="float" office:value="-21.6892" calcext:value-type="float">
            <text:p>-21.6892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1" calcext:value-type="float">
            <text:p>-11</text:p>
          </table:table-cell>
          <table:table-cell office:value-type="float" office:value="-109" calcext:value-type="float">
            <text:p>-109</text:p>
          </table:table-cell>
          <table:table-cell office:value-type="float" office:value="-21.4832" calcext:value-type="float">
            <text:p>-21.4832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1" calcext:value-type="float">
            <text:p>-11</text:p>
          </table:table-cell>
          <table:table-cell office:value-type="float" office:value="-95" calcext:value-type="float">
            <text:p>-95</text:p>
          </table:table-cell>
          <table:table-cell office:value-type="float" office:value="-21.6128" calcext:value-type="float">
            <text:p>-21.6128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0" calcext:value-type="float">
            <text:p>-10</text:p>
          </table:table-cell>
          <table:table-cell office:value-type="float" office:value="-99" calcext:value-type="float">
            <text:p>-99</text:p>
          </table:table-cell>
          <table:table-cell office:value-type="float" office:value="-21.5228" calcext:value-type="float">
            <text:p>-21.5228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0" calcext:value-type="float">
            <text:p>-10</text:p>
          </table:table-cell>
          <table:table-cell office:value-type="float" office:value="-68" calcext:value-type="float">
            <text:p>-68</text:p>
          </table:table-cell>
          <table:table-cell office:value-type="float" office:value="-21.5468" calcext:value-type="float">
            <text:p>-21.5468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0" calcext:value-type="float">
            <text:p>-10</text:p>
          </table:table-cell>
          <table:table-cell office:value-type="float" office:value="-78" calcext:value-type="float">
            <text:p>-78</text:p>
          </table:table-cell>
          <table:table-cell office:value-type="float" office:value="-21.276" calcext:value-type="float">
            <text:p>-21.276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0" calcext:value-type="float">
            <text:p>-10</text:p>
          </table:table-cell>
          <table:table-cell office:value-type="float" office:value="-76" calcext:value-type="float">
            <text:p>-76</text:p>
          </table:table-cell>
          <table:table-cell office:value-type="float" office:value="-21.306" calcext:value-type="float">
            <text:p>-21.306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0" calcext:value-type="float">
            <text:p>-10</text:p>
          </table:table-cell>
          <table:table-cell office:value-type="float" office:value="-86" calcext:value-type="float">
            <text:p>-86</text:p>
          </table:table-cell>
          <table:table-cell office:value-type="float" office:value="-21.0164" calcext:value-type="float">
            <text:p>-21.0164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0" calcext:value-type="float">
            <text:p>-10</text:p>
          </table:table-cell>
          <table:table-cell office:value-type="float" office:value="-78" calcext:value-type="float">
            <text:p>-78</text:p>
          </table:table-cell>
          <table:table-cell office:value-type="float" office:value="-21.1428" calcext:value-type="float">
            <text:p>-21.1428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0" calcext:value-type="float">
            <text:p>-10</text:p>
          </table:table-cell>
          <table:table-cell office:value-type="float" office:value="-90" calcext:value-type="float">
            <text:p>-90</text:p>
          </table:table-cell>
          <table:table-cell office:value-type="float" office:value="-20.858" calcext:value-type="float">
            <text:p>-20.858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0" calcext:value-type="float">
            <text:p>-10</text:p>
          </table:table-cell>
          <table:table-cell office:value-type="float" office:value="-85" calcext:value-type="float">
            <text:p>-85</text:p>
          </table:table-cell>
          <table:table-cell office:value-type="float" office:value="-20.936" calcext:value-type="float">
            <text:p>-20.936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0" calcext:value-type="float">
            <text:p>-10</text:p>
          </table:table-cell>
          <table:table-cell office:value-type="float" office:value="-78" calcext:value-type="float">
            <text:p>-78</text:p>
          </table:table-cell>
          <table:table-cell office:value-type="float" office:value="-20.7444" calcext:value-type="float">
            <text:p>-20.7444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-82" calcext:value-type="float">
            <text:p>-82</text:p>
          </table:table-cell>
          <table:table-cell office:value-type="float" office:value="-20.4636" calcext:value-type="float">
            <text:p>-20.4636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0" calcext:value-type="float">
            <text:p>-10</text:p>
          </table:table-cell>
          <table:table-cell office:value-type="float" office:value="-74" calcext:value-type="float">
            <text:p>-74</text:p>
          </table:table-cell>
          <table:table-cell office:value-type="float" office:value="-20.5088" calcext:value-type="float">
            <text:p>-20.5088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0" calcext:value-type="float">
            <text:p>-10</text:p>
          </table:table-cell>
          <table:table-cell office:value-type="float" office:value="-76" calcext:value-type="float">
            <text:p>-76</text:p>
          </table:table-cell>
          <table:table-cell office:value-type="float" office:value="-20.258" calcext:value-type="float">
            <text:p>-20.258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0" calcext:value-type="float">
            <text:p>-10</text:p>
          </table:table-cell>
          <table:table-cell office:value-type="float" office:value="-75" calcext:value-type="float">
            <text:p>-75</text:p>
          </table:table-cell>
          <table:table-cell office:value-type="float" office:value="-20.0476" calcext:value-type="float">
            <text:p>-20.0476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0" calcext:value-type="float">
            <text:p>-10</text:p>
          </table:table-cell>
          <table:table-cell office:value-type="float" office:value="-68" calcext:value-type="float">
            <text:p>-68</text:p>
          </table:table-cell>
          <table:table-cell office:value-type="float" office:value="-20.0008" calcext:value-type="float">
            <text:p>-20.0008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0" calcext:value-type="float">
            <text:p>-10</text:p>
          </table:table-cell>
          <table:table-cell office:value-type="float" office:value="-79" calcext:value-type="float">
            <text:p>-79</text:p>
          </table:table-cell>
          <table:table-cell office:value-type="float" office:value="-19.738" calcext:value-type="float">
            <text:p>-19.738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0" calcext:value-type="float">
            <text:p>-10</text:p>
          </table:table-cell>
          <table:table-cell office:value-type="float" office:value="-71" calcext:value-type="float">
            <text:p>-71</text:p>
          </table:table-cell>
          <table:table-cell office:value-type="float" office:value="-19.6432" calcext:value-type="float">
            <text:p>-19.6432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0" calcext:value-type="float">
            <text:p>-10</text:p>
          </table:table-cell>
          <table:table-cell office:value-type="float" office:value="-63" calcext:value-type="float">
            <text:p>-63</text:p>
          </table:table-cell>
          <table:table-cell office:value-type="float" office:value="-19.3324" calcext:value-type="float">
            <text:p>-19.3324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9" calcext:value-type="float">
            <text:p>-9</text:p>
          </table:table-cell>
          <table:table-cell office:value-type="float" office:value="-85" calcext:value-type="float">
            <text:p>-85</text:p>
          </table:table-cell>
          <table:table-cell office:value-type="float" office:value="-19.2104" calcext:value-type="float">
            <text:p>-19.2104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9" calcext:value-type="float">
            <text:p>-9</text:p>
          </table:table-cell>
          <table:table-cell office:value-type="float" office:value="-66" calcext:value-type="float">
            <text:p>-66</text:p>
          </table:table-cell>
          <table:table-cell office:value-type="float" office:value="-19.214" calcext:value-type="float">
            <text:p>-19.214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7" calcext:value-type="float">
            <text:p>-7</text:p>
          </table:table-cell>
          <table:table-cell office:value-type="float" office:value="-71" calcext:value-type="float">
            <text:p>-71</text:p>
          </table:table-cell>
          <table:table-cell office:value-type="float" office:value="-18.8636" calcext:value-type="float">
            <text:p>-18.8636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7" calcext:value-type="float">
            <text:p>-7</text:p>
          </table:table-cell>
          <table:table-cell office:value-type="float" office:value="-103" calcext:value-type="float">
            <text:p>-103</text:p>
          </table:table-cell>
          <table:table-cell office:value-type="float" office:value="-18.8832" calcext:value-type="float">
            <text:p>-18.8832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7" calcext:value-type="float">
            <text:p>-7</text:p>
          </table:table-cell>
          <table:table-cell office:value-type="float" office:value="-88" calcext:value-type="float">
            <text:p>-88</text:p>
          </table:table-cell>
          <table:table-cell office:value-type="float" office:value="-19.1176" calcext:value-type="float">
            <text:p>-19.1176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7" calcext:value-type="float">
            <text:p>-7</text:p>
          </table:table-cell>
          <table:table-cell office:value-type="float" office:value="-78" calcext:value-type="float">
            <text:p>-78</text:p>
          </table:table-cell>
          <table:table-cell office:value-type="float" office:value="-19.0976" calcext:value-type="float">
            <text:p>-19.0976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7" calcext:value-type="float">
            <text:p>-7</text:p>
          </table:table-cell>
          <table:table-cell office:value-type="float" office:value="-82" calcext:value-type="float">
            <text:p>-82</text:p>
          </table:table-cell>
          <table:table-cell office:value-type="float" office:value="-18.8756" calcext:value-type="float">
            <text:p>-18.8756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7" calcext:value-type="float">
            <text:p>-7</text:p>
          </table:table-cell>
          <table:table-cell office:value-type="float" office:value="-76" calcext:value-type="float">
            <text:p>-76</text:p>
          </table:table-cell>
          <table:table-cell office:value-type="float" office:value="-18.7752" calcext:value-type="float">
            <text:p>-18.7752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7" calcext:value-type="float">
            <text:p>-7</text:p>
          </table:table-cell>
          <table:table-cell office:value-type="float" office:value="-91" calcext:value-type="float">
            <text:p>-91</text:p>
          </table:table-cell>
          <table:table-cell office:value-type="float" office:value="-18.5056" calcext:value-type="float">
            <text:p>-18.5056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7" calcext:value-type="float">
            <text:p>-7</text:p>
          </table:table-cell>
          <table:table-cell office:value-type="float" office:value="-66" calcext:value-type="float">
            <text:p>-66</text:p>
          </table:table-cell>
          <table:table-cell office:value-type="float" office:value="-18.748" calcext:value-type="float">
            <text:p>-18.748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7" calcext:value-type="float">
            <text:p>-7</text:p>
          </table:table-cell>
          <table:table-cell office:value-type="float" office:value="-85" calcext:value-type="float">
            <text:p>-85</text:p>
          </table:table-cell>
          <table:table-cell office:value-type="float" office:value="-18.542" calcext:value-type="float">
            <text:p>-18.542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7" calcext:value-type="float">
            <text:p>-7</text:p>
          </table:table-cell>
          <table:table-cell office:value-type="float" office:value="-84" calcext:value-type="float">
            <text:p>-84</text:p>
          </table:table-cell>
          <table:table-cell office:value-type="float" office:value="-18.51" calcext:value-type="float">
            <text:p>-18.51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7" calcext:value-type="float">
            <text:p>-7</text:p>
          </table:table-cell>
          <table:table-cell office:value-type="float" office:value="-80" calcext:value-type="float">
            <text:p>-80</text:p>
          </table:table-cell>
          <table:table-cell office:value-type="float" office:value="-18.5296" calcext:value-type="float">
            <text:p>-18.5296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7" calcext:value-type="float">
            <text:p>-7</text:p>
          </table:table-cell>
          <table:table-cell office:value-type="float" office:value="-78" calcext:value-type="float">
            <text:p>-78</text:p>
          </table:table-cell>
          <table:table-cell office:value-type="float" office:value="-18.1032" calcext:value-type="float">
            <text:p>-18.1032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7" calcext:value-type="float">
            <text:p>-7</text:p>
          </table:table-cell>
          <table:table-cell office:value-type="float" office:value="-85" calcext:value-type="float">
            <text:p>-85</text:p>
          </table:table-cell>
          <table:table-cell office:value-type="float" office:value="-17.8932" calcext:value-type="float">
            <text:p>-17.8932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7" calcext:value-type="float">
            <text:p>-7</text:p>
          </table:table-cell>
          <table:table-cell office:value-type="float" office:value="-68" calcext:value-type="float">
            <text:p>-68</text:p>
          </table:table-cell>
          <table:table-cell office:value-type="float" office:value="-17.9" calcext:value-type="float">
            <text:p>-17.9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-64" calcext:value-type="float">
            <text:p>-64</text:p>
          </table:table-cell>
          <table:table-cell office:value-type="float" office:value="-17.3236" calcext:value-type="float">
            <text:p>-17.3236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7" calcext:value-type="float">
            <text:p>-7</text:p>
          </table:table-cell>
          <table:table-cell office:value-type="float" office:value="-69" calcext:value-type="float">
            <text:p>-69</text:p>
          </table:table-cell>
          <table:table-cell office:value-type="float" office:value="-17.1568" calcext:value-type="float">
            <text:p>-17.1568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7" calcext:value-type="float">
            <text:p>-7</text:p>
          </table:table-cell>
          <table:table-cell office:value-type="float" office:value="-91" calcext:value-type="float">
            <text:p>-91</text:p>
          </table:table-cell>
          <table:table-cell office:value-type="float" office:value="-17.0236" calcext:value-type="float">
            <text:p>-17.0236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7" calcext:value-type="float">
            <text:p>-7</text:p>
          </table:table-cell>
          <table:table-cell office:value-type="float" office:value="-76" calcext:value-type="float">
            <text:p>-76</text:p>
          </table:table-cell>
          <table:table-cell office:value-type="float" office:value="-17.3436" calcext:value-type="float">
            <text:p>-17.3436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7" calcext:value-type="float">
            <text:p>-7</text:p>
          </table:table-cell>
          <table:table-cell office:value-type="float" office:value="-83" calcext:value-type="float">
            <text:p>-83</text:p>
          </table:table-cell>
          <table:table-cell office:value-type="float" office:value="-17.1452" calcext:value-type="float">
            <text:p>-17.1452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7" calcext:value-type="float">
            <text:p>-7</text:p>
          </table:table-cell>
          <table:table-cell office:value-type="float" office:value="-79" calcext:value-type="float">
            <text:p>-79</text:p>
          </table:table-cell>
          <table:table-cell office:value-type="float" office:value="-17.1096" calcext:value-type="float">
            <text:p>-17.1096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7" calcext:value-type="float">
            <text:p>-7</text:p>
          </table:table-cell>
          <table:table-cell office:value-type="float" office:value="-83" calcext:value-type="float">
            <text:p>-83</text:p>
          </table:table-cell>
          <table:table-cell office:value-type="float" office:value="-17.0832" calcext:value-type="float">
            <text:p>-17.0832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7" calcext:value-type="float">
            <text:p>-7</text:p>
          </table:table-cell>
          <table:table-cell office:value-type="float" office:value="-77" calcext:value-type="float">
            <text:p>-77</text:p>
          </table:table-cell>
          <table:table-cell office:value-type="float" office:value="-17.1404" calcext:value-type="float">
            <text:p>-17.1404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7" calcext:value-type="float">
            <text:p>-7</text:p>
          </table:table-cell>
          <table:table-cell office:value-type="float" office:value="-83" calcext:value-type="float">
            <text:p>-83</text:p>
          </table:table-cell>
          <table:table-cell office:value-type="float" office:value="-16.932" calcext:value-type="float">
            <text:p>-16.932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7" calcext:value-type="float">
            <text:p>-7</text:p>
          </table:table-cell>
          <table:table-cell office:value-type="float" office:value="-78" calcext:value-type="float">
            <text:p>-78</text:p>
          </table:table-cell>
          <table:table-cell office:value-type="float" office:value="-16.8884" calcext:value-type="float">
            <text:p>-16.8884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7" calcext:value-type="float">
            <text:p>-7</text:p>
          </table:table-cell>
          <table:table-cell office:value-type="float" office:value="-84" calcext:value-type="float">
            <text:p>-84</text:p>
          </table:table-cell>
          <table:table-cell office:value-type="float" office:value="-16.9516" calcext:value-type="float">
            <text:p>-16.9516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7" calcext:value-type="float">
            <text:p>-7</text:p>
          </table:table-cell>
          <table:table-cell office:value-type="float" office:value="-68" calcext:value-type="float">
            <text:p>-68</text:p>
          </table:table-cell>
          <table:table-cell office:value-type="float" office:value="-16.8844" calcext:value-type="float">
            <text:p>-16.8844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7" calcext:value-type="float">
            <text:p>-7</text:p>
          </table:table-cell>
          <table:table-cell office:value-type="float" office:value="-64" calcext:value-type="float">
            <text:p>-64</text:p>
          </table:table-cell>
          <table:table-cell office:value-type="float" office:value="-16.4832" calcext:value-type="float">
            <text:p>-16.4832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7" calcext:value-type="float">
            <text:p>-7</text:p>
          </table:table-cell>
          <table:table-cell office:value-type="float" office:value="-83" calcext:value-type="float">
            <text:p>-83</text:p>
          </table:table-cell>
          <table:table-cell office:value-type="float" office:value="-16.2264" calcext:value-type="float">
            <text:p>-16.2264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7" calcext:value-type="float">
            <text:p>-7</text:p>
          </table:table-cell>
          <table:table-cell office:value-type="float" office:value="-75" calcext:value-type="float">
            <text:p>-75</text:p>
          </table:table-cell>
          <table:table-cell office:value-type="float" office:value="-16.4708" calcext:value-type="float">
            <text:p>-16.4708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7" calcext:value-type="float">
            <text:p>-7</text:p>
          </table:table-cell>
          <table:table-cell office:value-type="float" office:value="-78" calcext:value-type="float">
            <text:p>-78</text:p>
          </table:table-cell>
          <table:table-cell office:value-type="float" office:value="-16.406" calcext:value-type="float">
            <text:p>-16.406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7" calcext:value-type="float">
            <text:p>-7</text:p>
          </table:table-cell>
          <table:table-cell office:value-type="float" office:value="-78" calcext:value-type="float">
            <text:p>-78</text:p>
          </table:table-cell>
          <table:table-cell office:value-type="float" office:value="-16.2456" calcext:value-type="float">
            <text:p>-16.2456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5" calcext:value-type="float">
            <text:p>-5</text:p>
          </table:table-cell>
          <table:table-cell office:value-type="float" office:value="-77" calcext:value-type="float">
            <text:p>-77</text:p>
          </table:table-cell>
          <table:table-cell office:value-type="float" office:value="-16.248" calcext:value-type="float">
            <text:p>-16.248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5" calcext:value-type="float">
            <text:p>-5</text:p>
          </table:table-cell>
          <table:table-cell office:value-type="float" office:value="-73" calcext:value-type="float">
            <text:p>-73</text:p>
          </table:table-cell>
          <table:table-cell office:value-type="float" office:value="-16.3592" calcext:value-type="float">
            <text:p>-16.3592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5" calcext:value-type="float">
            <text:p>-5</text:p>
          </table:table-cell>
          <table:table-cell office:value-type="float" office:value="-71" calcext:value-type="float">
            <text:p>-71</text:p>
          </table:table-cell>
          <table:table-cell office:value-type="float" office:value="-15.9656" calcext:value-type="float">
            <text:p>-15.9656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5" calcext:value-type="float">
            <text:p>-5</text:p>
          </table:table-cell>
          <table:table-cell office:value-type="float" office:value="-79" calcext:value-type="float">
            <text:p>-79</text:p>
          </table:table-cell>
          <table:table-cell office:value-type="float" office:value="-15.8176" calcext:value-type="float">
            <text:p>-15.8176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5" calcext:value-type="float">
            <text:p>-5</text:p>
          </table:table-cell>
          <table:table-cell office:value-type="float" office:value="-66" calcext:value-type="float">
            <text:p>-66</text:p>
          </table:table-cell>
          <table:table-cell office:value-type="float" office:value="-15.676" calcext:value-type="float">
            <text:p>-15.676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5" calcext:value-type="float">
            <text:p>-5</text:p>
          </table:table-cell>
          <table:table-cell office:value-type="float" office:value="-66" calcext:value-type="float">
            <text:p>-66</text:p>
          </table:table-cell>
          <table:table-cell office:value-type="float" office:value="-15.4732" calcext:value-type="float">
            <text:p>-15.4732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5" calcext:value-type="float">
            <text:p>-5</text:p>
          </table:table-cell>
          <table:table-cell office:value-type="float" office:value="-69" calcext:value-type="float">
            <text:p>-69</text:p>
          </table:table-cell>
          <table:table-cell office:value-type="float" office:value="-15.3268" calcext:value-type="float">
            <text:p>-15.3268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5" calcext:value-type="float">
            <text:p>-5</text:p>
          </table:table-cell>
          <table:table-cell office:value-type="float" office:value="-82" calcext:value-type="float">
            <text:p>-82</text:p>
          </table:table-cell>
          <table:table-cell office:value-type="float" office:value="-15.2084" calcext:value-type="float">
            <text:p>-15.2084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5" calcext:value-type="float">
            <text:p>-5</text:p>
          </table:table-cell>
          <table:table-cell office:value-type="float" office:value="-63" calcext:value-type="float">
            <text:p>-63</text:p>
          </table:table-cell>
          <table:table-cell office:value-type="float" office:value="-15.2568" calcext:value-type="float">
            <text:p>-15.2568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5" calcext:value-type="float">
            <text:p>-5</text:p>
          </table:table-cell>
          <table:table-cell office:value-type="float" office:value="-66" calcext:value-type="float">
            <text:p>-66</text:p>
          </table:table-cell>
          <table:table-cell office:value-type="float" office:value="-15.1464" calcext:value-type="float">
            <text:p>-15.1464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5" calcext:value-type="float">
            <text:p>-5</text:p>
          </table:table-cell>
          <table:table-cell office:value-type="float" office:value="-69" calcext:value-type="float">
            <text:p>-69</text:p>
          </table:table-cell>
          <table:table-cell office:value-type="float" office:value="-15.1084" calcext:value-type="float">
            <text:p>-15.1084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5" calcext:value-type="float">
            <text:p>-5</text:p>
          </table:table-cell>
          <table:table-cell office:value-type="float" office:value="-72" calcext:value-type="float">
            <text:p>-72</text:p>
          </table:table-cell>
          <table:table-cell office:value-type="float" office:value="-15.0764" calcext:value-type="float">
            <text:p>-15.0764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5" calcext:value-type="float">
            <text:p>-5</text:p>
          </table:table-cell>
          <table:table-cell office:value-type="float" office:value="-73" calcext:value-type="float">
            <text:p>-73</text:p>
          </table:table-cell>
          <table:table-cell office:value-type="float" office:value="-15.1568" calcext:value-type="float">
            <text:p>-15.1568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5" calcext:value-type="float">
            <text:p>-5</text:p>
          </table:table-cell>
          <table:table-cell office:value-type="float" office:value="-71" calcext:value-type="float">
            <text:p>-71</text:p>
          </table:table-cell>
          <table:table-cell office:value-type="float" office:value="-15.3272" calcext:value-type="float">
            <text:p>-15.3272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6" calcext:value-type="float">
            <text:p>-6</text:p>
          </table:table-cell>
          <table:table-cell office:value-type="float" office:value="-68" calcext:value-type="float">
            <text:p>-68</text:p>
          </table:table-cell>
          <table:table-cell office:value-type="float" office:value="-15.0212" calcext:value-type="float">
            <text:p>-15.0212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6" calcext:value-type="float">
            <text:p>-6</text:p>
          </table:table-cell>
          <table:table-cell office:value-type="float" office:value="-86" calcext:value-type="float">
            <text:p>-86</text:p>
          </table:table-cell>
          <table:table-cell office:value-type="float" office:value="-14.9596" calcext:value-type="float">
            <text:p>-14.9596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6" calcext:value-type="float">
            <text:p>-6</text:p>
          </table:table-cell>
          <table:table-cell office:value-type="float" office:value="-86" calcext:value-type="float">
            <text:p>-86</text:p>
          </table:table-cell>
          <table:table-cell office:value-type="float" office:value="-15.0304" calcext:value-type="float">
            <text:p>-15.0304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6" calcext:value-type="float">
            <text:p>-6</text:p>
          </table:table-cell>
          <table:table-cell office:value-type="float" office:value="-69" calcext:value-type="float">
            <text:p>-69</text:p>
          </table:table-cell>
          <table:table-cell office:value-type="float" office:value="-14.9448" calcext:value-type="float">
            <text:p>-14.9448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6" calcext:value-type="float">
            <text:p>-6</text:p>
          </table:table-cell>
          <table:table-cell office:value-type="float" office:value="-88" calcext:value-type="float">
            <text:p>-88</text:p>
          </table:table-cell>
          <table:table-cell office:value-type="float" office:value="-14.83" calcext:value-type="float">
            <text:p>-14.83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6" calcext:value-type="float">
            <text:p>-6</text:p>
          </table:table-cell>
          <table:table-cell office:value-type="float" office:value="-71" calcext:value-type="float">
            <text:p>-71</text:p>
          </table:table-cell>
          <table:table-cell office:value-type="float" office:value="-15.0456" calcext:value-type="float">
            <text:p>-15.0456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6" calcext:value-type="float">
            <text:p>-6</text:p>
          </table:table-cell>
          <table:table-cell office:value-type="float" office:value="-61" calcext:value-type="float">
            <text:p>-61</text:p>
          </table:table-cell>
          <table:table-cell office:value-type="float" office:value="-14.722" calcext:value-type="float">
            <text:p>-14.722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6" calcext:value-type="float">
            <text:p>-6</text:p>
          </table:table-cell>
          <table:table-cell office:value-type="float" office:value="-68" calcext:value-type="float">
            <text:p>-68</text:p>
          </table:table-cell>
          <table:table-cell office:value-type="float" office:value="-14.3192" calcext:value-type="float">
            <text:p>-14.3192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6" calcext:value-type="float">
            <text:p>-6</text:p>
          </table:table-cell>
          <table:table-cell office:value-type="float" office:value="-67" calcext:value-type="float">
            <text:p>-67</text:p>
          </table:table-cell>
          <table:table-cell office:value-type="float" office:value="-14.2532" calcext:value-type="float">
            <text:p>-14.2532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6" calcext:value-type="float">
            <text:p>-6</text:p>
          </table:table-cell>
          <table:table-cell office:value-type="float" office:value="-67" calcext:value-type="float">
            <text:p>-67</text:p>
          </table:table-cell>
          <table:table-cell office:value-type="float" office:value="-14.3384" calcext:value-type="float">
            <text:p>-14.3384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6" calcext:value-type="float">
            <text:p>-6</text:p>
          </table:table-cell>
          <table:table-cell office:value-type="float" office:value="-74" calcext:value-type="float">
            <text:p>-74</text:p>
          </table:table-cell>
          <table:table-cell office:value-type="float" office:value="-14.2496" calcext:value-type="float">
            <text:p>-14.2496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5" calcext:value-type="float">
            <text:p>-5</text:p>
          </table:table-cell>
          <table:table-cell office:value-type="float" office:value="-85" calcext:value-type="float">
            <text:p>-85</text:p>
          </table:table-cell>
          <table:table-cell office:value-type="float" office:value="-14.1988" calcext:value-type="float">
            <text:p>-14.1988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5" calcext:value-type="float">
            <text:p>-5</text:p>
          </table:table-cell>
          <table:table-cell office:value-type="float" office:value="-86" calcext:value-type="float">
            <text:p>-86</text:p>
          </table:table-cell>
          <table:table-cell office:value-type="float" office:value="-14.3352" calcext:value-type="float">
            <text:p>-14.3352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5" calcext:value-type="float">
            <text:p>-5</text:p>
          </table:table-cell>
          <table:table-cell office:value-type="float" office:value="-76" calcext:value-type="float">
            <text:p>-76</text:p>
          </table:table-cell>
          <table:table-cell office:value-type="float" office:value="-14.348" calcext:value-type="float">
            <text:p>-14.348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5" calcext:value-type="float">
            <text:p>-5</text:p>
          </table:table-cell>
          <table:table-cell office:value-type="float" office:value="-77" calcext:value-type="float">
            <text:p>-77</text:p>
          </table:table-cell>
          <table:table-cell office:value-type="float" office:value="-14.2584" calcext:value-type="float">
            <text:p>-14.2584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5" calcext:value-type="float">
            <text:p>-5</text:p>
          </table:table-cell>
          <table:table-cell office:value-type="float" office:value="-76" calcext:value-type="float">
            <text:p>-76</text:p>
          </table:table-cell>
          <table:table-cell office:value-type="float" office:value="-14.2528" calcext:value-type="float">
            <text:p>-14.2528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float" office:value="-13.8424" calcext:value-type="float">
            <text:p>-13.8424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5" calcext:value-type="float">
            <text:p>-5</text:p>
          </table:table-cell>
          <table:table-cell office:value-type="float" office:value="-69" calcext:value-type="float">
            <text:p>-69</text:p>
          </table:table-cell>
          <table:table-cell office:value-type="float" office:value="-13.492" calcext:value-type="float">
            <text:p>-13.492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5" calcext:value-type="float">
            <text:p>-5</text:p>
          </table:table-cell>
          <table:table-cell office:value-type="float" office:value="-64" calcext:value-type="float">
            <text:p>-64</text:p>
          </table:table-cell>
          <table:table-cell office:value-type="float" office:value="-13.4376" calcext:value-type="float">
            <text:p>-13.4376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5" calcext:value-type="float">
            <text:p>-5</text:p>
          </table:table-cell>
          <table:table-cell office:value-type="float" office:value="-65" calcext:value-type="float">
            <text:p>-65</text:p>
          </table:table-cell>
          <table:table-cell office:value-type="float" office:value="-13.4384" calcext:value-type="float">
            <text:p>-13.4384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5" calcext:value-type="float">
            <text:p>-5</text:p>
          </table:table-cell>
          <table:table-cell office:value-type="float" office:value="-65" calcext:value-type="float">
            <text:p>-65</text:p>
          </table:table-cell>
          <table:table-cell office:value-type="float" office:value="-13.3508" calcext:value-type="float">
            <text:p>-13.3508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5" calcext:value-type="float">
            <text:p>-5</text:p>
          </table:table-cell>
          <table:table-cell office:value-type="float" office:value="-59" calcext:value-type="float">
            <text:p>-59</text:p>
          </table:table-cell>
          <table:table-cell office:value-type="float" office:value="-13.362" calcext:value-type="float">
            <text:p>-13.362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5" calcext:value-type="float">
            <text:p>-5</text:p>
          </table:table-cell>
          <table:table-cell office:value-type="float" office:value="-64" calcext:value-type="float">
            <text:p>-64</text:p>
          </table:table-cell>
          <table:table-cell office:value-type="float" office:value="-13.104" calcext:value-type="float">
            <text:p>-13.104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5" calcext:value-type="float">
            <text:p>-5</text:p>
          </table:table-cell>
          <table:table-cell office:value-type="float" office:value="-61" calcext:value-type="float">
            <text:p>-61</text:p>
          </table:table-cell>
          <table:table-cell office:value-type="float" office:value="-13.0088" calcext:value-type="float">
            <text:p>-13.0088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5" calcext:value-type="float">
            <text:p>-5</text:p>
          </table:table-cell>
          <table:table-cell office:value-type="float" office:value="-63" calcext:value-type="float">
            <text:p>-63</text:p>
          </table:table-cell>
          <table:table-cell office:value-type="float" office:value="-12.9496" calcext:value-type="float">
            <text:p>-12.9496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5" calcext:value-type="float">
            <text:p>-5</text:p>
          </table:table-cell>
          <table:table-cell office:value-type="float" office:value="-82" calcext:value-type="float">
            <text:p>-82</text:p>
          </table:table-cell>
          <table:table-cell office:value-type="float" office:value="-12.7196" calcext:value-type="float">
            <text:p>-12.7196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5" calcext:value-type="float">
            <text:p>-5</text:p>
          </table:table-cell>
          <table:table-cell office:value-type="float" office:value="-62" calcext:value-type="float">
            <text:p>-62</text:p>
          </table:table-cell>
          <table:table-cell office:value-type="float" office:value="-12.9816" calcext:value-type="float">
            <text:p>-12.9816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5" calcext:value-type="float">
            <text:p>-5</text:p>
          </table:table-cell>
          <table:table-cell office:value-type="float" office:value="-62" calcext:value-type="float">
            <text:p>-62</text:p>
          </table:table-cell>
          <table:table-cell office:value-type="float" office:value="-12.7764" calcext:value-type="float">
            <text:p>-12.7764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5" calcext:value-type="float">
            <text:p>-5</text:p>
          </table:table-cell>
          <table:table-cell office:value-type="float" office:value="-66" calcext:value-type="float">
            <text:p>-66</text:p>
          </table:table-cell>
          <table:table-cell office:value-type="float" office:value="-12.5668" calcext:value-type="float">
            <text:p>-12.5668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5" calcext:value-type="float">
            <text:p>-5</text:p>
          </table:table-cell>
          <table:table-cell office:value-type="float" office:value="-84" calcext:value-type="float">
            <text:p>-84</text:p>
          </table:table-cell>
          <table:table-cell office:value-type="float" office:value="-12.62" calcext:value-type="float">
            <text:p>-12.62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5" calcext:value-type="float">
            <text:p>-5</text:p>
          </table:table-cell>
          <table:table-cell office:value-type="float" office:value="-62" calcext:value-type="float">
            <text:p>-62</text:p>
          </table:table-cell>
          <table:table-cell office:value-type="float" office:value="-12.7948" calcext:value-type="float">
            <text:p>-12.7948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5" calcext:value-type="float">
            <text:p>-5</text:p>
          </table:table-cell>
          <table:table-cell office:value-type="float" office:value="-63" calcext:value-type="float">
            <text:p>-63</text:p>
          </table:table-cell>
          <table:table-cell office:value-type="float" office:value="-12.7756" calcext:value-type="float">
            <text:p>-12.7756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5" calcext:value-type="float">
            <text:p>-5</text:p>
          </table:table-cell>
          <table:table-cell office:value-type="float" office:value="-61" calcext:value-type="float">
            <text:p>-61</text:p>
          </table:table-cell>
          <table:table-cell office:value-type="float" office:value="-12.5352" calcext:value-type="float">
            <text:p>-12.5352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-69" calcext:value-type="float">
            <text:p>-69</text:p>
          </table:table-cell>
          <table:table-cell office:value-type="float" office:value="-12.2668" calcext:value-type="float">
            <text:p>-12.2668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5" calcext:value-type="float">
            <text:p>-5</text:p>
          </table:table-cell>
          <table:table-cell office:value-type="float" office:value="-66" calcext:value-type="float">
            <text:p>-66</text:p>
          </table:table-cell>
          <table:table-cell office:value-type="float" office:value="-12.4064" calcext:value-type="float">
            <text:p>-12.4064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5" calcext:value-type="float">
            <text:p>-5</text:p>
          </table:table-cell>
          <table:table-cell office:value-type="float" office:value="-57" calcext:value-type="float">
            <text:p>-57</text:p>
          </table:table-cell>
          <table:table-cell office:value-type="float" office:value="-12.3804" calcext:value-type="float">
            <text:p>-12.3804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5" calcext:value-type="float">
            <text:p>-5</text:p>
          </table:table-cell>
          <table:table-cell office:value-type="float" office:value="-57" calcext:value-type="float">
            <text:p>-57</text:p>
          </table:table-cell>
          <table:table-cell office:value-type="float" office:value="-11.9896" calcext:value-type="float">
            <text:p>-11.9896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5" calcext:value-type="float">
            <text:p>-5</text:p>
          </table:table-cell>
          <table:table-cell office:value-type="float" office:value="-81" calcext:value-type="float">
            <text:p>-81</text:p>
          </table:table-cell>
          <table:table-cell office:value-type="float" office:value="-11.8336" calcext:value-type="float">
            <text:p>-11.8336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5" calcext:value-type="float">
            <text:p>-5</text:p>
          </table:table-cell>
          <table:table-cell office:value-type="float" office:value="-76" calcext:value-type="float">
            <text:p>-76</text:p>
          </table:table-cell>
          <table:table-cell office:value-type="float" office:value="-12.2744" calcext:value-type="float">
            <text:p>-12.2744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5" calcext:value-type="float">
            <text:p>-5</text:p>
          </table:table-cell>
          <table:table-cell office:value-type="float" office:value="-75" calcext:value-type="float">
            <text:p>-75</text:p>
          </table:table-cell>
          <table:table-cell office:value-type="float" office:value="-11.9812" calcext:value-type="float">
            <text:p>-11.9812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5" calcext:value-type="float">
            <text:p>-5</text:p>
          </table:table-cell>
          <table:table-cell office:value-type="float" office:value="-69" calcext:value-type="float">
            <text:p>-69</text:p>
          </table:table-cell>
          <table:table-cell office:value-type="float" office:value="-11.8392" calcext:value-type="float">
            <text:p>-11.8392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5" calcext:value-type="float">
            <text:p>-5</text:p>
          </table:table-cell>
          <table:table-cell office:value-type="float" office:value="-90" calcext:value-type="float">
            <text:p>-90</text:p>
          </table:table-cell>
          <table:table-cell office:value-type="float" office:value="-12.018" calcext:value-type="float">
            <text:p>-12.018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5" calcext:value-type="float">
            <text:p>-5</text:p>
          </table:table-cell>
          <table:table-cell office:value-type="float" office:value="-58" calcext:value-type="float">
            <text:p>-58</text:p>
          </table:table-cell>
          <table:table-cell office:value-type="float" office:value="-11.9432" calcext:value-type="float">
            <text:p>-11.9432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5" calcext:value-type="float">
            <text:p>-5</text:p>
          </table:table-cell>
          <table:table-cell office:value-type="float" office:value="-68" calcext:value-type="float">
            <text:p>-68</text:p>
          </table:table-cell>
          <table:table-cell office:value-type="float" office:value="-11.6652" calcext:value-type="float">
            <text:p>-11.6652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5" calcext:value-type="float">
            <text:p>-5</text:p>
          </table:table-cell>
          <table:table-cell office:value-type="float" office:value="-82" calcext:value-type="float">
            <text:p>-82</text:p>
          </table:table-cell>
          <table:table-cell office:value-type="float" office:value="-11.766" calcext:value-type="float">
            <text:p>-11.766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5" calcext:value-type="float">
            <text:p>-5</text:p>
          </table:table-cell>
          <table:table-cell office:value-type="float" office:value="-71" calcext:value-type="float">
            <text:p>-71</text:p>
          </table:table-cell>
          <table:table-cell office:value-type="float" office:value="-11.9076" calcext:value-type="float">
            <text:p>-11.9076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5" calcext:value-type="float">
            <text:p>-5</text:p>
          </table:table-cell>
          <table:table-cell office:value-type="float" office:value="-59" calcext:value-type="float">
            <text:p>-59</text:p>
          </table:table-cell>
          <table:table-cell office:value-type="float" office:value="-11.85" calcext:value-type="float">
            <text:p>-11.85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5" calcext:value-type="float">
            <text:p>-5</text:p>
          </table:table-cell>
          <table:table-cell office:value-type="float" office:value="-58" calcext:value-type="float">
            <text:p>-58</text:p>
          </table:table-cell>
          <table:table-cell office:value-type="float" office:value="-11.5452" calcext:value-type="float">
            <text:p>-11.5452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5" calcext:value-type="float">
            <text:p>-5</text:p>
          </table:table-cell>
          <table:table-cell office:value-type="float" office:value="-64" calcext:value-type="float">
            <text:p>-64</text:p>
          </table:table-cell>
          <table:table-cell office:value-type="float" office:value="-11.5272" calcext:value-type="float">
            <text:p>-11.5272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4" calcext:value-type="float">
            <text:p>-4</text:p>
          </table:table-cell>
          <table:table-cell office:value-type="float" office:value="-69" calcext:value-type="float">
            <text:p>-69</text:p>
          </table:table-cell>
          <table:table-cell office:value-type="float" office:value="-11.4584" calcext:value-type="float">
            <text:p>-11.4584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4" calcext:value-type="float">
            <text:p>-4</text:p>
          </table:table-cell>
          <table:table-cell office:value-type="float" office:value="-60" calcext:value-type="float">
            <text:p>-60</text:p>
          </table:table-cell>
          <table:table-cell office:value-type="float" office:value="-11.2464" calcext:value-type="float">
            <text:p>-11.2464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4" calcext:value-type="float">
            <text:p>-4</text:p>
          </table:table-cell>
          <table:table-cell office:value-type="float" office:value="-61" calcext:value-type="float">
            <text:p>-61</text:p>
          </table:table-cell>
          <table:table-cell office:value-type="float" office:value="-11.3536" calcext:value-type="float">
            <text:p>-11.3536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11.3308" calcext:value-type="float">
            <text:p>-11.3308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4" calcext:value-type="float">
            <text:p>-4</text:p>
          </table:table-cell>
          <table:table-cell office:value-type="float" office:value="-78" calcext:value-type="float">
            <text:p>-78</text:p>
          </table:table-cell>
          <table:table-cell office:value-type="float" office:value="-11.3436" calcext:value-type="float">
            <text:p>-11.3436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4" calcext:value-type="float">
            <text:p>-4</text:p>
          </table:table-cell>
          <table:table-cell office:value-type="float" office:value="-61" calcext:value-type="float">
            <text:p>-61</text:p>
          </table:table-cell>
          <table:table-cell office:value-type="float" office:value="-11.3424" calcext:value-type="float">
            <text:p>-11.3424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4" calcext:value-type="float">
            <text:p>-4</text:p>
          </table:table-cell>
          <table:table-cell office:value-type="float" office:value="-60" calcext:value-type="float">
            <text:p>-60</text:p>
          </table:table-cell>
          <table:table-cell office:value-type="float" office:value="-11.2484" calcext:value-type="float">
            <text:p>-11.2484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4" calcext:value-type="float">
            <text:p>-4</text:p>
          </table:table-cell>
          <table:table-cell office:value-type="float" office:value="-55" calcext:value-type="float">
            <text:p>-55</text:p>
          </table:table-cell>
          <table:table-cell office:value-type="float" office:value="-10.9064" calcext:value-type="float">
            <text:p>-10.9064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4" calcext:value-type="float">
            <text:p>-4</text:p>
          </table:table-cell>
          <table:table-cell office:value-type="float" office:value="-61" calcext:value-type="float">
            <text:p>-61</text:p>
          </table:table-cell>
          <table:table-cell office:value-type="float" office:value="-10.8792" calcext:value-type="float">
            <text:p>-10.8792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10.878" calcext:value-type="float">
            <text:p>-10.878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10.86" calcext:value-type="float">
            <text:p>-10.86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4" calcext:value-type="float">
            <text:p>-4</text:p>
          </table:table-cell>
          <table:table-cell office:value-type="float" office:value="-60" calcext:value-type="float">
            <text:p>-60</text:p>
          </table:table-cell>
          <table:table-cell office:value-type="float" office:value="-10.8968" calcext:value-type="float">
            <text:p>-10.8968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4" calcext:value-type="float">
            <text:p>-4</text:p>
          </table:table-cell>
          <table:table-cell office:value-type="float" office:value="-65" calcext:value-type="float">
            <text:p>-65</text:p>
          </table:table-cell>
          <table:table-cell office:value-type="float" office:value="-10.6132" calcext:value-type="float">
            <text:p>-10.6132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4" calcext:value-type="float">
            <text:p>-4</text:p>
          </table:table-cell>
          <table:table-cell office:value-type="float" office:value="-75" calcext:value-type="float">
            <text:p>-75</text:p>
          </table:table-cell>
          <table:table-cell office:value-type="float" office:value="-10.5712" calcext:value-type="float">
            <text:p>-10.5712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10.7228" calcext:value-type="float">
            <text:p>-10.7228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4" calcext:value-type="float">
            <text:p>-4</text:p>
          </table:table-cell>
          <table:table-cell office:value-type="float" office:value="-64" calcext:value-type="float">
            <text:p>-64</text:p>
          </table:table-cell>
          <table:table-cell office:value-type="float" office:value="-10.7868" calcext:value-type="float">
            <text:p>-10.7868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4" calcext:value-type="float">
            <text:p>-4</text:p>
          </table:table-cell>
          <table:table-cell office:value-type="float" office:value="-55" calcext:value-type="float">
            <text:p>-55</text:p>
          </table:table-cell>
          <table:table-cell office:value-type="float" office:value="-10.686" calcext:value-type="float">
            <text:p>-10.686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4" calcext:value-type="float">
            <text:p>-4</text:p>
          </table:table-cell>
          <table:table-cell office:value-type="float" office:value="-66" calcext:value-type="float">
            <text:p>-66</text:p>
          </table:table-cell>
          <table:table-cell office:value-type="float" office:value="-10.6664" calcext:value-type="float">
            <text:p>-10.6664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4" calcext:value-type="float">
            <text:p>-4</text:p>
          </table:table-cell>
          <table:table-cell office:value-type="float" office:value="-63" calcext:value-type="float">
            <text:p>-63</text:p>
          </table:table-cell>
          <table:table-cell office:value-type="float" office:value="-10.616" calcext:value-type="float">
            <text:p>-10.616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4" calcext:value-type="float">
            <text:p>-4</text:p>
          </table:table-cell>
          <table:table-cell office:value-type="float" office:value="-72" calcext:value-type="float">
            <text:p>-72</text:p>
          </table:table-cell>
          <table:table-cell office:value-type="float" office:value="-10.6248" calcext:value-type="float">
            <text:p>-10.6248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4" calcext:value-type="float">
            <text:p>-4</text:p>
          </table:table-cell>
          <table:table-cell office:value-type="float" office:value="-86" calcext:value-type="float">
            <text:p>-86</text:p>
          </table:table-cell>
          <table:table-cell office:value-type="float" office:value="-10.7512" calcext:value-type="float">
            <text:p>-10.7512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4" calcext:value-type="float">
            <text:p>-4</text:p>
          </table:table-cell>
          <table:table-cell office:value-type="float" office:value="-74" calcext:value-type="float">
            <text:p>-74</text:p>
          </table:table-cell>
          <table:table-cell office:value-type="float" office:value="-10.776" calcext:value-type="float">
            <text:p>-10.776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4" calcext:value-type="float">
            <text:p>-4</text:p>
          </table:table-cell>
          <table:table-cell office:value-type="float" office:value="-61" calcext:value-type="float">
            <text:p>-61</text:p>
          </table:table-cell>
          <table:table-cell office:value-type="float" office:value="-10.7068" calcext:value-type="float">
            <text:p>-10.7068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4" calcext:value-type="float">
            <text:p>-4</text:p>
          </table:table-cell>
          <table:table-cell office:value-type="float" office:value="-66" calcext:value-type="float">
            <text:p>-66</text:p>
          </table:table-cell>
          <table:table-cell office:value-type="float" office:value="-10.6036" calcext:value-type="float">
            <text:p>-10.6036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4" calcext:value-type="float">
            <text:p>-4</text:p>
          </table:table-cell>
          <table:table-cell office:value-type="float" office:value="-69" calcext:value-type="float">
            <text:p>-69</text:p>
          </table:table-cell>
          <table:table-cell office:value-type="float" office:value="-10.6808" calcext:value-type="float">
            <text:p>-10.6808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4" calcext:value-type="float">
            <text:p>-4</text:p>
          </table:table-cell>
          <table:table-cell office:value-type="float" office:value="-63" calcext:value-type="float">
            <text:p>-63</text:p>
          </table:table-cell>
          <table:table-cell office:value-type="float" office:value="-10.6268" calcext:value-type="float">
            <text:p>-10.6268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4" calcext:value-type="float">
            <text:p>-4</text:p>
          </table:table-cell>
          <table:table-cell office:value-type="float" office:value="-57" calcext:value-type="float">
            <text:p>-57</text:p>
          </table:table-cell>
          <table:table-cell office:value-type="float" office:value="-10.258" calcext:value-type="float">
            <text:p>-10.258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10.0196" calcext:value-type="float">
            <text:p>-10.0196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9.996" calcext:value-type="float">
            <text:p>-9.996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4" calcext:value-type="float">
            <text:p>-4</text:p>
          </table:table-cell>
          <table:table-cell office:value-type="float" office:value="-57" calcext:value-type="float">
            <text:p>-57</text:p>
          </table:table-cell>
          <table:table-cell office:value-type="float" office:value="-10.0088" calcext:value-type="float">
            <text:p>-10.0088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9.8576" calcext:value-type="float">
            <text:p>-9.8576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10.0628" calcext:value-type="float">
            <text:p>-10.0628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9.9876" calcext:value-type="float">
            <text:p>-9.9876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3" calcext:value-type="float">
            <text:p>-3</text:p>
          </table:table-cell>
          <table:table-cell office:value-type="float" office:value="-69" calcext:value-type="float">
            <text:p>-69</text:p>
          </table:table-cell>
          <table:table-cell office:value-type="float" office:value="-10.056" calcext:value-type="float">
            <text:p>-10.056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10.0652" calcext:value-type="float">
            <text:p>-10.0652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10.0352" calcext:value-type="float">
            <text:p>-10.0352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9.8116" calcext:value-type="float">
            <text:p>-9.8116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9.6524" calcext:value-type="float">
            <text:p>-9.6524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9.7036" calcext:value-type="float">
            <text:p>-9.7036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3" calcext:value-type="float">
            <text:p>-3</text:p>
          </table:table-cell>
          <table:table-cell office:value-type="float" office:value="-69" calcext:value-type="float">
            <text:p>-69</text:p>
          </table:table-cell>
          <table:table-cell office:value-type="float" office:value="-9.6604" calcext:value-type="float">
            <text:p>-9.6604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3" calcext:value-type="float">
            <text:p>-3</text:p>
          </table:table-cell>
          <table:table-cell office:value-type="float" office:value="-68" calcext:value-type="float">
            <text:p>-68</text:p>
          </table:table-cell>
          <table:table-cell office:value-type="float" office:value="-9.9712" calcext:value-type="float">
            <text:p>-9.9712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3" calcext:value-type="float">
            <text:p>-3</text:p>
          </table:table-cell>
          <table:table-cell office:value-type="float" office:value="-68" calcext:value-type="float">
            <text:p>-68</text:p>
          </table:table-cell>
          <table:table-cell office:value-type="float" office:value="-9.844" calcext:value-type="float">
            <text:p>-9.844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9.8128" calcext:value-type="float">
            <text:p>-9.8128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3" calcext:value-type="float">
            <text:p>-3</text:p>
          </table:table-cell>
          <table:table-cell office:value-type="float" office:value="-55" calcext:value-type="float">
            <text:p>-55</text:p>
          </table:table-cell>
          <table:table-cell office:value-type="float" office:value="-9.6656" calcext:value-type="float">
            <text:p>-9.6656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9.3432" calcext:value-type="float">
            <text:p>-9.3432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3" calcext:value-type="float">
            <text:p>-3</text:p>
          </table:table-cell>
          <table:table-cell office:value-type="float" office:value="-71" calcext:value-type="float">
            <text:p>-71</text:p>
          </table:table-cell>
          <table:table-cell office:value-type="float" office:value="-9.4032" calcext:value-type="float">
            <text:p>-9.4032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3" calcext:value-type="float">
            <text:p>-3</text:p>
          </table:table-cell>
          <table:table-cell office:value-type="float" office:value="-55" calcext:value-type="float">
            <text:p>-55</text:p>
          </table:table-cell>
          <table:table-cell office:value-type="float" office:value="-9.5576" calcext:value-type="float">
            <text:p>-9.5576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3" calcext:value-type="float">
            <text:p>-3</text:p>
          </table:table-cell>
          <table:table-cell office:value-type="float" office:value="-53" calcext:value-type="float">
            <text:p>-53</text:p>
          </table:table-cell>
          <table:table-cell office:value-type="float" office:value="-9.2008" calcext:value-type="float">
            <text:p>-9.2008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9.1416" calcext:value-type="float">
            <text:p>-9.1416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3" calcext:value-type="float">
            <text:p>-3</text:p>
          </table:table-cell>
          <table:table-cell office:value-type="float" office:value="-55" calcext:value-type="float">
            <text:p>-55</text:p>
          </table:table-cell>
          <table:table-cell office:value-type="float" office:value="-9.168" calcext:value-type="float">
            <text:p>-9.168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3" calcext:value-type="float">
            <text:p>-3</text:p>
          </table:table-cell>
          <table:table-cell office:value-type="float" office:value="-70" calcext:value-type="float">
            <text:p>-70</text:p>
          </table:table-cell>
          <table:table-cell office:value-type="float" office:value="-9.1956" calcext:value-type="float">
            <text:p>-9.1956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9.3568" calcext:value-type="float">
            <text:p>-9.3568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9.1576" calcext:value-type="float">
            <text:p>-9.1576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9.2176" calcext:value-type="float">
            <text:p>-9.2176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3" calcext:value-type="float">
            <text:p>-3</text:p>
          </table:table-cell>
          <table:table-cell office:value-type="float" office:value="-78" calcext:value-type="float">
            <text:p>-78</text:p>
          </table:table-cell>
          <table:table-cell office:value-type="float" office:value="-9.19" calcext:value-type="float">
            <text:p>-9.19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9.3988" calcext:value-type="float">
            <text:p>-9.3988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3" calcext:value-type="float">
            <text:p>-3</text:p>
          </table:table-cell>
          <table:table-cell office:value-type="float" office:value="-62" calcext:value-type="float">
            <text:p>-62</text:p>
          </table:table-cell>
          <table:table-cell office:value-type="float" office:value="-9.2216" calcext:value-type="float">
            <text:p>-9.2216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9.214" calcext:value-type="float">
            <text:p>-9.214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 office:value-type="float" office:value="-9.2648" calcext:value-type="float">
            <text:p>-9.2648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3" calcext:value-type="float">
            <text:p>-3</text:p>
          </table:table-cell>
          <table:table-cell office:value-type="float" office:value="-54" calcext:value-type="float">
            <text:p>-54</text:p>
          </table:table-cell>
          <table:table-cell office:value-type="float" office:value="-8.97" calcext:value-type="float">
            <text:p>-8.97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8.8548" calcext:value-type="float">
            <text:p>-8.8548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3" calcext:value-type="float">
            <text:p>-3</text:p>
          </table:table-cell>
          <table:table-cell office:value-type="float" office:value="-87" calcext:value-type="float">
            <text:p>-87</text:p>
          </table:table-cell>
          <table:table-cell office:value-type="float" office:value="-8.8772" calcext:value-type="float">
            <text:p>-8.8772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3" calcext:value-type="float">
            <text:p>-3</text:p>
          </table:table-cell>
          <table:table-cell office:value-type="float" office:value="-67" calcext:value-type="float">
            <text:p>-67</text:p>
          </table:table-cell>
          <table:table-cell office:value-type="float" office:value="-9.2404" calcext:value-type="float">
            <text:p>-9.2404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9.0928" calcext:value-type="float">
            <text:p>-9.0928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9.1184" calcext:value-type="float">
            <text:p>-9.1184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8.9324" calcext:value-type="float">
            <text:p>-8.9324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8.9612" calcext:value-type="float">
            <text:p>-8.9612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2" calcext:value-type="float">
            <text:p>-2</text:p>
          </table:table-cell>
          <table:table-cell office:value-type="float" office:value="-70" calcext:value-type="float">
            <text:p>-70</text:p>
          </table:table-cell>
          <table:table-cell office:value-type="float" office:value="-9.0448" calcext:value-type="float">
            <text:p>-9.0448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9.0408" calcext:value-type="float">
            <text:p>-9.0408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2" calcext:value-type="float">
            <text:p>-2</text:p>
          </table:table-cell>
          <table:table-cell office:value-type="float" office:value="-81" calcext:value-type="float">
            <text:p>-81</text:p>
          </table:table-cell>
          <table:table-cell office:value-type="float" office:value="-8.9168" calcext:value-type="float">
            <text:p>-8.9168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9.048" calcext:value-type="float">
            <text:p>-9.048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8.8596" calcext:value-type="float">
            <text:p>-8.8596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2" calcext:value-type="float">
            <text:p>-2</text:p>
          </table:table-cell>
          <table:table-cell office:value-type="float" office:value="-79" calcext:value-type="float">
            <text:p>-79</text:p>
          </table:table-cell>
          <table:table-cell office:value-type="float" office:value="-8.7744" calcext:value-type="float">
            <text:p>-8.7744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2" calcext:value-type="float">
            <text:p>-2</text:p>
          </table:table-cell>
          <table:table-cell office:value-type="float" office:value="-84" calcext:value-type="float">
            <text:p>-84</text:p>
          </table:table-cell>
          <table:table-cell office:value-type="float" office:value="-8.9464" calcext:value-type="float">
            <text:p>-8.9464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8.9648" calcext:value-type="float">
            <text:p>-8.9648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8.9096" calcext:value-type="float">
            <text:p>-8.9096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8.8888" calcext:value-type="float">
            <text:p>-8.8888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8.8368" calcext:value-type="float">
            <text:p>-8.8368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8.5392" calcext:value-type="float">
            <text:p>-8.5392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2" calcext:value-type="float">
            <text:p>-2</text:p>
          </table:table-cell>
          <table:table-cell office:value-type="float" office:value="-73" calcext:value-type="float">
            <text:p>-73</text:p>
          </table:table-cell>
          <table:table-cell office:value-type="float" office:value="-8.5416" calcext:value-type="float">
            <text:p>-8.5416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8.4524" calcext:value-type="float">
            <text:p>-8.4524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2" calcext:value-type="float">
            <text:p>-2</text:p>
          </table:table-cell>
          <table:table-cell office:value-type="float" office:value="-67" calcext:value-type="float">
            <text:p>-67</text:p>
          </table:table-cell>
          <table:table-cell office:value-type="float" office:value="-8.3464" calcext:value-type="float">
            <text:p>-8.3464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8.6224" calcext:value-type="float">
            <text:p>-8.6224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8.568" calcext:value-type="float">
            <text:p>-8.568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2" calcext:value-type="float">
            <text:p>-2</text:p>
          </table:table-cell>
          <table:table-cell office:value-type="float" office:value="-79" calcext:value-type="float">
            <text:p>-79</text:p>
          </table:table-cell>
          <table:table-cell office:value-type="float" office:value="-8.3988" calcext:value-type="float">
            <text:p>-8.3988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8.4792" calcext:value-type="float">
            <text:p>-8.4792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8.2516" calcext:value-type="float">
            <text:p>-8.2516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8.3524" calcext:value-type="float">
            <text:p>-8.3524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8.3572" calcext:value-type="float">
            <text:p>-8.3572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8.2888" calcext:value-type="float">
            <text:p>-8.2888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8.1844" calcext:value-type="float">
            <text:p>-8.1844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8.1136" calcext:value-type="float">
            <text:p>-8.1136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2" calcext:value-type="float">
            <text:p>-2</text:p>
          </table:table-cell>
          <table:table-cell office:value-type="float" office:value="-88" calcext:value-type="float">
            <text:p>-88</text:p>
          </table:table-cell>
          <table:table-cell office:value-type="float" office:value="-8.1564" calcext:value-type="float">
            <text:p>-8.1564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8.4816" calcext:value-type="float">
            <text:p>-8.4816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8.1372" calcext:value-type="float">
            <text:p>-8.1372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2" calcext:value-type="float">
            <text:p>-2</text:p>
          </table:table-cell>
          <table:table-cell office:value-type="float" office:value="-69" calcext:value-type="float">
            <text:p>-69</text:p>
          </table:table-cell>
          <table:table-cell office:value-type="float" office:value="-7.8868" calcext:value-type="float">
            <text:p>-7.8868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8.22" calcext:value-type="float">
            <text:p>-8.22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8.1192" calcext:value-type="float">
            <text:p>-8.1192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2" calcext:value-type="float">
            <text:p>-2</text:p>
          </table:table-cell>
          <table:table-cell office:value-type="float" office:value="-81" calcext:value-type="float">
            <text:p>-81</text:p>
          </table:table-cell>
          <table:table-cell office:value-type="float" office:value="-7.954" calcext:value-type="float">
            <text:p>-7.954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8.2884" calcext:value-type="float">
            <text:p>-8.2884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8.0376" calcext:value-type="float">
            <text:p>-8.0376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8.0704" calcext:value-type="float">
            <text:p>-8.0704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8.02" calcext:value-type="float">
            <text:p>-8.02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7.9752" calcext:value-type="float">
            <text:p>-7.9752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" calcext:value-type="float">
            <text:p>-2</text:p>
          </table:table-cell>
          <table:table-cell office:value-type="float" office:value="-95" calcext:value-type="float">
            <text:p>-95</text:p>
          </table:table-cell>
          <table:table-cell office:value-type="float" office:value="-8.2104" calcext:value-type="float">
            <text:p>-8.2104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8.388" calcext:value-type="float">
            <text:p>-8.388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2" calcext:value-type="float">
            <text:p>-2</text:p>
          </table:table-cell>
          <table:table-cell office:value-type="float" office:value="-79" calcext:value-type="float">
            <text:p>-79</text:p>
          </table:table-cell>
          <table:table-cell office:value-type="float" office:value="-8.2908" calcext:value-type="float">
            <text:p>-8.2908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3" calcext:value-type="float">
            <text:p>-3</text:p>
          </table:table-cell>
          <table:table-cell office:value-type="float" office:value="-78" calcext:value-type="float">
            <text:p>-78</text:p>
          </table:table-cell>
          <table:table-cell office:value-type="float" office:value="-8.4212" calcext:value-type="float">
            <text:p>-8.4212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3" calcext:value-type="float">
            <text:p>-3</text:p>
          </table:table-cell>
          <table:table-cell office:value-type="float" office:value="-72" calcext:value-type="float">
            <text:p>-72</text:p>
          </table:table-cell>
          <table:table-cell office:value-type="float" office:value="-8.6032" calcext:value-type="float">
            <text:p>-8.6032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3" calcext:value-type="float">
            <text:p>-3</text:p>
          </table:table-cell>
          <table:table-cell office:value-type="float" office:value="-86" calcext:value-type="float">
            <text:p>-86</text:p>
          </table:table-cell>
          <table:table-cell office:value-type="float" office:value="-8.4632" calcext:value-type="float">
            <text:p>-8.4632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3" calcext:value-type="float">
            <text:p>-3</text:p>
          </table:table-cell>
          <table:table-cell office:value-type="float" office:value="-79" calcext:value-type="float">
            <text:p>-79</text:p>
          </table:table-cell>
          <table:table-cell office:value-type="float" office:value="-8.5088" calcext:value-type="float">
            <text:p>-8.5088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8.5268" calcext:value-type="float">
            <text:p>-8.5268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 office:value-type="float" office:value="-7.9932" calcext:value-type="float">
            <text:p>-7.9932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8.0728" calcext:value-type="float">
            <text:p>-8.0728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3" calcext:value-type="float">
            <text:p>-3</text:p>
          </table:table-cell>
          <table:table-cell office:value-type="float" office:value="-73" calcext:value-type="float">
            <text:p>-73</text:p>
          </table:table-cell>
          <table:table-cell office:value-type="float" office:value="-7.9448" calcext:value-type="float">
            <text:p>-7.9448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8.0676" calcext:value-type="float">
            <text:p>-8.0676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7.7388" calcext:value-type="float">
            <text:p>-7.7388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7.5952" calcext:value-type="float">
            <text:p>-7.5952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2" calcext:value-type="float">
            <text:p>-2</text:p>
          </table:table-cell>
          <table:table-cell office:value-type="float" office:value="-67" calcext:value-type="float">
            <text:p>-67</text:p>
          </table:table-cell>
          <table:table-cell office:value-type="float" office:value="-7.7324" calcext:value-type="float">
            <text:p>-7.7324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7.9228" calcext:value-type="float">
            <text:p>-7.9228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7.8504" calcext:value-type="float">
            <text:p>-7.8504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7.6456" calcext:value-type="float">
            <text:p>-7.6456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7.3916" calcext:value-type="float">
            <text:p>-7.3916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7.2148" calcext:value-type="float">
            <text:p>-7.2148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7.2336" calcext:value-type="float">
            <text:p>-7.2336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2" calcext:value-type="float">
            <text:p>-2</text:p>
          </table:table-cell>
          <table:table-cell office:value-type="float" office:value="-80" calcext:value-type="float">
            <text:p>-80</text:p>
          </table:table-cell>
          <table:table-cell office:value-type="float" office:value="-7.5332" calcext:value-type="float">
            <text:p>-7.5332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7.6876" calcext:value-type="float">
            <text:p>-7.6876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2" calcext:value-type="float">
            <text:p>-2</text:p>
          </table:table-cell>
          <table:table-cell office:value-type="float" office:value="-90" calcext:value-type="float">
            <text:p>-90</text:p>
          </table:table-cell>
          <table:table-cell office:value-type="float" office:value="-7.6708" calcext:value-type="float">
            <text:p>-7.6708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2" calcext:value-type="float">
            <text:p>-2</text:p>
          </table:table-cell>
          <table:table-cell office:value-type="float" office:value="-76" calcext:value-type="float">
            <text:p>-76</text:p>
          </table:table-cell>
          <table:table-cell office:value-type="float" office:value="-7.9652" calcext:value-type="float">
            <text:p>-7.9652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2" calcext:value-type="float">
            <text:p>-2</text:p>
          </table:table-cell>
          <table:table-cell office:value-type="float" office:value="-78" calcext:value-type="float">
            <text:p>-78</text:p>
          </table:table-cell>
          <table:table-cell office:value-type="float" office:value="-8.028" calcext:value-type="float">
            <text:p>-8.028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7.8984" calcext:value-type="float">
            <text:p>-7.8984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3" calcext:value-type="float">
            <text:p>-3</text:p>
          </table:table-cell>
          <table:table-cell office:value-type="float" office:value="-76" calcext:value-type="float">
            <text:p>-76</text:p>
          </table:table-cell>
          <table:table-cell office:value-type="float" office:value="-7.6728" calcext:value-type="float">
            <text:p>-7.6728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3" calcext:value-type="float">
            <text:p>-3</text:p>
          </table:table-cell>
          <table:table-cell office:value-type="float" office:value="-78" calcext:value-type="float">
            <text:p>-78</text:p>
          </table:table-cell>
          <table:table-cell office:value-type="float" office:value="-7.5708" calcext:value-type="float">
            <text:p>-7.5708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3" calcext:value-type="float">
            <text:p>-3</text:p>
          </table:table-cell>
          <table:table-cell office:value-type="float" office:value="-62" calcext:value-type="float">
            <text:p>-62</text:p>
          </table:table-cell>
          <table:table-cell office:value-type="float" office:value="-7.5328" calcext:value-type="float">
            <text:p>-7.5328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7.402" calcext:value-type="float">
            <text:p>-7.402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3" calcext:value-type="float">
            <text:p>-3</text:p>
          </table:table-cell>
          <table:table-cell office:value-type="float" office:value="-71" calcext:value-type="float">
            <text:p>-71</text:p>
          </table:table-cell>
          <table:table-cell office:value-type="float" office:value="-7.3772" calcext:value-type="float">
            <text:p>-7.3772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3" calcext:value-type="float">
            <text:p>-3</text:p>
          </table:table-cell>
          <table:table-cell office:value-type="float" office:value="-85" calcext:value-type="float">
            <text:p>-85</text:p>
          </table:table-cell>
          <table:table-cell office:value-type="float" office:value="-7.6728" calcext:value-type="float">
            <text:p>-7.6728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3" calcext:value-type="float">
            <text:p>-3</text:p>
          </table:table-cell>
          <table:table-cell office:value-type="float" office:value="-75" calcext:value-type="float">
            <text:p>-75</text:p>
          </table:table-cell>
          <table:table-cell office:value-type="float" office:value="-7.8056" calcext:value-type="float">
            <text:p>-7.8056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7.8876" calcext:value-type="float">
            <text:p>-7.8876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7.7112" calcext:value-type="float">
            <text:p>-7.7112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7.5112" calcext:value-type="float">
            <text:p>-7.5112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2" calcext:value-type="float">
            <text:p>-2</text:p>
          </table:table-cell>
          <table:table-cell office:value-type="float" office:value="-82" calcext:value-type="float">
            <text:p>-82</text:p>
          </table:table-cell>
          <table:table-cell office:value-type="float" office:value="-7.6168" calcext:value-type="float">
            <text:p>-7.6168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2" calcext:value-type="float">
            <text:p>-2</text:p>
          </table:table-cell>
          <table:table-cell office:value-type="float" office:value="-81" calcext:value-type="float">
            <text:p>-81</text:p>
          </table:table-cell>
          <table:table-cell office:value-type="float" office:value="-7.7928" calcext:value-type="float">
            <text:p>-7.7928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7.8544" calcext:value-type="float">
            <text:p>-7.8544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7.5552" calcext:value-type="float">
            <text:p>-7.5552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2" calcext:value-type="float">
            <text:p>-2</text:p>
          </table:table-cell>
          <table:table-cell office:value-type="float" office:value="-76" calcext:value-type="float">
            <text:p>-76</text:p>
          </table:table-cell>
          <table:table-cell office:value-type="float" office:value="-7.5032" calcext:value-type="float">
            <text:p>-7.5032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7.5452" calcext:value-type="float">
            <text:p>-7.5452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7.4528" calcext:value-type="float">
            <text:p>-7.4528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2" calcext:value-type="float">
            <text:p>-2</text:p>
          </table:table-cell>
          <table:table-cell office:value-type="float" office:value="-88" calcext:value-type="float">
            <text:p>-88</text:p>
          </table:table-cell>
          <table:table-cell office:value-type="float" office:value="-7.1344" calcext:value-type="float">
            <text:p>-7.1344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2" calcext:value-type="float">
            <text:p>-2</text:p>
          </table:table-cell>
          <table:table-cell office:value-type="float" office:value="-82" calcext:value-type="float">
            <text:p>-82</text:p>
          </table:table-cell>
          <table:table-cell office:value-type="float" office:value="-7.4664" calcext:value-type="float">
            <text:p>-7.4664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2" calcext:value-type="float">
            <text:p>-2</text:p>
          </table:table-cell>
          <table:table-cell office:value-type="float" office:value="-67" calcext:value-type="float">
            <text:p>-67</text:p>
          </table:table-cell>
          <table:table-cell office:value-type="float" office:value="-7.7044" calcext:value-type="float">
            <text:p>-7.7044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7.5056" calcext:value-type="float">
            <text:p>-7.5056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2" calcext:value-type="float">
            <text:p>-2</text:p>
          </table:table-cell>
          <table:table-cell office:value-type="float" office:value="-89" calcext:value-type="float">
            <text:p>-89</text:p>
          </table:table-cell>
          <table:table-cell office:value-type="float" office:value="-7.4232" calcext:value-type="float">
            <text:p>-7.4232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2" calcext:value-type="float">
            <text:p>-2</text:p>
          </table:table-cell>
          <table:table-cell office:value-type="float" office:value="-73" calcext:value-type="float">
            <text:p>-73</text:p>
          </table:table-cell>
          <table:table-cell office:value-type="float" office:value="-7.7576" calcext:value-type="float">
            <text:p>-7.7576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7.6" calcext:value-type="float">
            <text:p>-7.6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7.3032" calcext:value-type="float">
            <text:p>-7.3032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7.2112" calcext:value-type="float">
            <text:p>-7.2112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2" calcext:value-type="float">
            <text:p>-2</text:p>
          </table:table-cell>
          <table:table-cell office:value-type="float" office:value="-72" calcext:value-type="float">
            <text:p>-72</text:p>
          </table:table-cell>
          <table:table-cell office:value-type="float" office:value="-7.3196" calcext:value-type="float">
            <text:p>-7.3196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2" calcext:value-type="float">
            <text:p>-2</text:p>
          </table:table-cell>
          <table:table-cell office:value-type="float" office:value="-78" calcext:value-type="float">
            <text:p>-78</text:p>
          </table:table-cell>
          <table:table-cell office:value-type="float" office:value="-7.3096" calcext:value-type="float">
            <text:p>-7.3096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2" calcext:value-type="float">
            <text:p>-2</text:p>
          </table:table-cell>
          <table:table-cell office:value-type="float" office:value="-70" calcext:value-type="float">
            <text:p>-70</text:p>
          </table:table-cell>
          <table:table-cell office:value-type="float" office:value="-7.3924" calcext:value-type="float">
            <text:p>-7.3924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2" calcext:value-type="float">
            <text:p>-2</text:p>
          </table:table-cell>
          <table:table-cell office:value-type="float" office:value="-74" calcext:value-type="float">
            <text:p>-74</text:p>
          </table:table-cell>
          <table:table-cell office:value-type="float" office:value="-7.5712" calcext:value-type="float">
            <text:p>-7.5712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7.5372" calcext:value-type="float">
            <text:p>-7.5372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7.356" calcext:value-type="float">
            <text:p>-7.356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2" calcext:value-type="float">
            <text:p>-2</text:p>
          </table:table-cell>
          <table:table-cell office:value-type="float" office:value="-70" calcext:value-type="float">
            <text:p>-70</text:p>
          </table:table-cell>
          <table:table-cell office:value-type="float" office:value="-7.322" calcext:value-type="float">
            <text:p>-7.322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7.3428" calcext:value-type="float">
            <text:p>-7.3428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2" calcext:value-type="float">
            <text:p>-2</text:p>
          </table:table-cell>
          <table:table-cell office:value-type="float" office:value="-81" calcext:value-type="float">
            <text:p>-81</text:p>
          </table:table-cell>
          <table:table-cell office:value-type="float" office:value="-7.4184" calcext:value-type="float">
            <text:p>-7.4184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2" calcext:value-type="float">
            <text:p>-2</text:p>
          </table:table-cell>
          <table:table-cell office:value-type="float" office:value="-77" calcext:value-type="float">
            <text:p>-77</text:p>
          </table:table-cell>
          <table:table-cell office:value-type="float" office:value="-7.4292" calcext:value-type="float">
            <text:p>-7.4292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7.3124" calcext:value-type="float">
            <text:p>-7.3124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7.4508" calcext:value-type="float">
            <text:p>-7.4508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7.3288" calcext:value-type="float">
            <text:p>-7.3288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2" calcext:value-type="float">
            <text:p>-2</text:p>
          </table:table-cell>
          <table:table-cell office:value-type="float" office:value="-88" calcext:value-type="float">
            <text:p>-88</text:p>
          </table:table-cell>
          <table:table-cell office:value-type="float" office:value="-7.2372" calcext:value-type="float">
            <text:p>-7.2372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2" calcext:value-type="float">
            <text:p>-2</text:p>
          </table:table-cell>
          <table:table-cell office:value-type="float" office:value="-70" calcext:value-type="float">
            <text:p>-70</text:p>
          </table:table-cell>
          <table:table-cell office:value-type="float" office:value="-7.5408" calcext:value-type="float">
            <text:p>-7.5408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7.4176" calcext:value-type="float">
            <text:p>-7.4176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2" calcext:value-type="float">
            <text:p>-2</text:p>
          </table:table-cell>
          <table:table-cell office:value-type="float" office:value="-80" calcext:value-type="float">
            <text:p>-80</text:p>
          </table:table-cell>
          <table:table-cell office:value-type="float" office:value="-7.0864" calcext:value-type="float">
            <text:p>-7.0864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7.2252" calcext:value-type="float">
            <text:p>-7.2252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7.252" calcext:value-type="float">
            <text:p>-7.252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6.9144" calcext:value-type="float">
            <text:p>-6.9144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6.9724" calcext:value-type="float">
            <text:p>-6.9724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2" calcext:value-type="float">
            <text:p>-2</text:p>
          </table:table-cell>
          <table:table-cell office:value-type="float" office:value="-76" calcext:value-type="float">
            <text:p>-76</text:p>
          </table:table-cell>
          <table:table-cell office:value-type="float" office:value="-6.9364" calcext:value-type="float">
            <text:p>-6.9364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7.1076" calcext:value-type="float">
            <text:p>-7.1076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7.0292" calcext:value-type="float">
            <text:p>-7.0292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7.1172" calcext:value-type="float">
            <text:p>-7.1172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2" calcext:value-type="float">
            <text:p>-2</text:p>
          </table:table-cell>
          <table:table-cell office:value-type="float" office:value="-76" calcext:value-type="float">
            <text:p>-76</text:p>
          </table:table-cell>
          <table:table-cell office:value-type="float" office:value="-7.2672" calcext:value-type="float">
            <text:p>-7.2672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2" calcext:value-type="float">
            <text:p>-2</text:p>
          </table:table-cell>
          <table:table-cell office:value-type="float" office:value="-72" calcext:value-type="float">
            <text:p>-72</text:p>
          </table:table-cell>
          <table:table-cell office:value-type="float" office:value="-7.118" calcext:value-type="float">
            <text:p>-7.118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2" calcext:value-type="float">
            <text:p>-2</text:p>
          </table:table-cell>
          <table:table-cell office:value-type="float" office:value="-76" calcext:value-type="float">
            <text:p>-76</text:p>
          </table:table-cell>
          <table:table-cell office:value-type="float" office:value="-7.2452" calcext:value-type="float">
            <text:p>-7.2452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2" calcext:value-type="float">
            <text:p>-2</text:p>
          </table:table-cell>
          <table:table-cell office:value-type="float" office:value="-67" calcext:value-type="float">
            <text:p>-67</text:p>
          </table:table-cell>
          <table:table-cell office:value-type="float" office:value="-7.2864" calcext:value-type="float">
            <text:p>-7.2864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6.9848" calcext:value-type="float">
            <text:p>-6.9848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6.8356" calcext:value-type="float">
            <text:p>-6.8356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6.8404" calcext:value-type="float">
            <text:p>-6.8404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6.71" calcext:value-type="float">
            <text:p>-6.71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2" calcext:value-type="float">
            <text:p>-2</text:p>
          </table:table-cell>
          <table:table-cell office:value-type="float" office:value="-77" calcext:value-type="float">
            <text:p>-77</text:p>
          </table:table-cell>
          <table:table-cell office:value-type="float" office:value="-6.778" calcext:value-type="float">
            <text:p>-6.778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2" calcext:value-type="float">
            <text:p>-2</text:p>
          </table:table-cell>
          <table:table-cell office:value-type="float" office:value="-69" calcext:value-type="float">
            <text:p>-69</text:p>
          </table:table-cell>
          <table:table-cell office:value-type="float" office:value="-6.9964" calcext:value-type="float">
            <text:p>-6.9964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7.0728" calcext:value-type="float">
            <text:p>-7.0728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6.856" calcext:value-type="float">
            <text:p>-6.856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6.936" calcext:value-type="float">
            <text:p>-6.936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6.6712" calcext:value-type="float">
            <text:p>-6.6712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6.6872" calcext:value-type="float">
            <text:p>-6.6872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2" calcext:value-type="float">
            <text:p>-2</text:p>
          </table:table-cell>
          <table:table-cell office:value-type="float" office:value="-85" calcext:value-type="float">
            <text:p>-85</text:p>
          </table:table-cell>
          <table:table-cell office:value-type="float" office:value="-6.7784" calcext:value-type="float">
            <text:p>-6.7784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6.974" calcext:value-type="float">
            <text:p>-6.974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6.706" calcext:value-type="float">
            <text:p>-6.706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6.7224" calcext:value-type="float">
            <text:p>-6.7224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2" calcext:value-type="float">
            <text:p>-2</text:p>
          </table:table-cell>
          <table:table-cell office:value-type="float" office:value="-74" calcext:value-type="float">
            <text:p>-74</text:p>
          </table:table-cell>
          <table:table-cell office:value-type="float" office:value="-6.7952" calcext:value-type="float">
            <text:p>-6.7952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6.8564" calcext:value-type="float">
            <text:p>-6.8564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6.9276" calcext:value-type="float">
            <text:p>-6.9276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6.7832" calcext:value-type="float">
            <text:p>-6.7832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6.6388" calcext:value-type="float">
            <text:p>-6.6388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6.5316" calcext:value-type="float">
            <text:p>-6.5316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2" calcext:value-type="float">
            <text:p>-2</text:p>
          </table:table-cell>
          <table:table-cell office:value-type="float" office:value="-69" calcext:value-type="float">
            <text:p>-69</text:p>
          </table:table-cell>
          <table:table-cell office:value-type="float" office:value="-6.3752" calcext:value-type="float">
            <text:p>-6.3752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6.558" calcext:value-type="float">
            <text:p>-6.558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6.6984" calcext:value-type="float">
            <text:p>-6.6984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2" calcext:value-type="float">
            <text:p>-2</text:p>
          </table:table-cell>
          <table:table-cell office:value-type="float" office:value="-67" calcext:value-type="float">
            <text:p>-67</text:p>
          </table:table-cell>
          <table:table-cell office:value-type="float" office:value="-6.8028" calcext:value-type="float">
            <text:p>-6.8028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2" calcext:value-type="float">
            <text:p>-2</text:p>
          </table:table-cell>
          <table:table-cell office:value-type="float" office:value="-78" calcext:value-type="float">
            <text:p>-78</text:p>
          </table:table-cell>
          <table:table-cell office:value-type="float" office:value="-6.7372" calcext:value-type="float">
            <text:p>-6.7372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6.6532" calcext:value-type="float">
            <text:p>-6.6532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6.6028" calcext:value-type="float">
            <text:p>-6.6028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6.4684" calcext:value-type="float">
            <text:p>-6.4684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6.3792" calcext:value-type="float">
            <text:p>-6.3792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6.502" calcext:value-type="float">
            <text:p>-6.502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6.5252" calcext:value-type="float">
            <text:p>-6.5252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2" calcext:value-type="float">
            <text:p>-2</text:p>
          </table:table-cell>
          <table:table-cell office:value-type="float" office:value="-70" calcext:value-type="float">
            <text:p>-70</text:p>
          </table:table-cell>
          <table:table-cell office:value-type="float" office:value="-6.4476" calcext:value-type="float">
            <text:p>-6.4476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6.6336" calcext:value-type="float">
            <text:p>-6.6336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6.5212" calcext:value-type="float">
            <text:p>-6.5212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6.3588" calcext:value-type="float">
            <text:p>-6.3588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6.4128" calcext:value-type="float">
            <text:p>-6.4128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6.3532" calcext:value-type="float">
            <text:p>-6.3532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6.3888" calcext:value-type="float">
            <text:p>-6.3888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2" calcext:value-type="float">
            <text:p>-2</text:p>
          </table:table-cell>
          <table:table-cell office:value-type="float" office:value="-72" calcext:value-type="float">
            <text:p>-72</text:p>
          </table:table-cell>
          <table:table-cell office:value-type="float" office:value="-6.4372" calcext:value-type="float">
            <text:p>-6.4372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2" calcext:value-type="float">
            <text:p>-2</text:p>
          </table:table-cell>
          <table:table-cell office:value-type="float" office:value="-82" calcext:value-type="float">
            <text:p>-82</text:p>
          </table:table-cell>
          <table:table-cell office:value-type="float" office:value="-6.6832" calcext:value-type="float">
            <text:p>-6.6832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6.7916" calcext:value-type="float">
            <text:p>-6.7916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6.8964" calcext:value-type="float">
            <text:p>-6.8964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6.73" calcext:value-type="float">
            <text:p>-6.73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6.5436" calcext:value-type="float">
            <text:p>-6.5436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6.31" calcext:value-type="float">
            <text:p>-6.31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6.4128" calcext:value-type="float">
            <text:p>-6.4128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" calcext:value-type="float">
            <text:p>-1</text:p>
          </table:table-cell>
          <table:table-cell office:value-type="float" office:value="-90" calcext:value-type="float">
            <text:p>-90</text:p>
          </table:table-cell>
          <table:table-cell office:value-type="float" office:value="-6.3376" calcext:value-type="float">
            <text:p>-6.3376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2" calcext:value-type="float">
            <text:p>-2</text:p>
          </table:table-cell>
          <table:table-cell office:value-type="float" office:value="-73" calcext:value-type="float">
            <text:p>-73</text:p>
          </table:table-cell>
          <table:table-cell office:value-type="float" office:value="-6.6644" calcext:value-type="float">
            <text:p>-6.6644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6.64" calcext:value-type="float">
            <text:p>-6.64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6.3232" calcext:value-type="float">
            <text:p>-6.3232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6.1628" calcext:value-type="float">
            <text:p>-6.1628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2" calcext:value-type="float">
            <text:p>-2</text:p>
          </table:table-cell>
          <table:table-cell office:value-type="float" office:value="-81" calcext:value-type="float">
            <text:p>-81</text:p>
          </table:table-cell>
          <table:table-cell office:value-type="float" office:value="-6.1636" calcext:value-type="float">
            <text:p>-6.1636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6.4016" calcext:value-type="float">
            <text:p>-6.4016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6.2236" calcext:value-type="float">
            <text:p>-6.2236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6.0544" calcext:value-type="float">
            <text:p>-6.0544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5.8884" calcext:value-type="float">
            <text:p>-5.8884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5.9688" calcext:value-type="float">
            <text:p>-5.9688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5.938" calcext:value-type="float">
            <text:p>-5.938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5.952" calcext:value-type="float">
            <text:p>-5.952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6.0224" calcext:value-type="float">
            <text:p>-6.0224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5.9148" calcext:value-type="float">
            <text:p>-5.9148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5.9348" calcext:value-type="float">
            <text:p>-5.9348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office:value-type="float" office:value="-6.1216" calcext:value-type="float">
            <text:p>-6.1216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" calcext:value-type="float">
            <text:p>-1</text:p>
          </table:table-cell>
          <table:table-cell office:value-type="float" office:value="-74" calcext:value-type="float">
            <text:p>-74</text:p>
          </table:table-cell>
          <table:table-cell office:value-type="float" office:value="-6.3916" calcext:value-type="float">
            <text:p>-6.3916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6.5532" calcext:value-type="float">
            <text:p>-6.5532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6.5352" calcext:value-type="float">
            <text:p>-6.5352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6.1984" calcext:value-type="float">
            <text:p>-6.1984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6.056" calcext:value-type="float">
            <text:p>-6.056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" calcext:value-type="float">
            <text:p>-1</text:p>
          </table:table-cell>
          <table:table-cell office:value-type="float" office:value="-82" calcext:value-type="float">
            <text:p>-82</text:p>
          </table:table-cell>
          <table:table-cell office:value-type="float" office:value="-5.9536" calcext:value-type="float">
            <text:p>-5.9536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6.3164" calcext:value-type="float">
            <text:p>-6.3164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" calcext:value-type="float">
            <text:p>-1</text:p>
          </table:table-cell>
          <table:table-cell office:value-type="float" office:value="-81" calcext:value-type="float">
            <text:p>-81</text:p>
          </table:table-cell>
          <table:table-cell office:value-type="float" office:value="-6.0652" calcext:value-type="float">
            <text:p>-6.0652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6.4" calcext:value-type="float">
            <text:p>-6.4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4524" calcext:value-type="float">
            <text:p>-6.4524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6.11" calcext:value-type="float">
            <text:p>-6.11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5.9024" calcext:value-type="float">
            <text:p>-5.9024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" calcext:value-type="float">
            <text:p>-1</text:p>
          </table:table-cell>
          <table:table-cell office:value-type="float" office:value="-88" calcext:value-type="float">
            <text:p>-88</text:p>
          </table:table-cell>
          <table:table-cell office:value-type="float" office:value="-6.1868" calcext:value-type="float">
            <text:p>-6.1868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office:value-type="float" office:value="-79" calcext:value-type="float">
            <text:p>-79</text:p>
          </table:table-cell>
          <table:table-cell office:value-type="float" office:value="-6.4324" calcext:value-type="float">
            <text:p>-6.4324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6.4744" calcext:value-type="float">
            <text:p>-6.4744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5.9784" calcext:value-type="float">
            <text:p>-5.9784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5.9104" calcext:value-type="float">
            <text:p>-5.9104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5.8192" calcext:value-type="float">
            <text:p>-5.8192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5.6312" calcext:value-type="float">
            <text:p>-5.6312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office:value-type="float" office:value="-5.8644" calcext:value-type="float">
            <text:p>-5.8644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6.0876" calcext:value-type="float">
            <text:p>-6.0876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5.872" calcext:value-type="float">
            <text:p>-5.872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8692" calcext:value-type="float">
            <text:p>-5.8692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5.8416" calcext:value-type="float">
            <text:p>-5.8416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5.7432" calcext:value-type="float">
            <text:p>-5.7432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5.952" calcext:value-type="float">
            <text:p>-5.952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" calcext:value-type="float">
            <text:p>-1</text:p>
          </table:table-cell>
          <table:table-cell office:value-type="float" office:value="-75" calcext:value-type="float">
            <text:p>-75</text:p>
          </table:table-cell>
          <table:table-cell office:value-type="float" office:value="-5.982" calcext:value-type="float">
            <text:p>-5.982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6.0148" calcext:value-type="float">
            <text:p>-6.0148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" calcext:value-type="float">
            <text:p>-1</text:p>
          </table:table-cell>
          <table:table-cell office:value-type="float" office:value="-75" calcext:value-type="float">
            <text:p>-75</text:p>
          </table:table-cell>
          <table:table-cell office:value-type="float" office:value="-5.9484" calcext:value-type="float">
            <text:p>-5.9484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6.0864" calcext:value-type="float">
            <text:p>-6.0864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6.074" calcext:value-type="float">
            <text:p>-6.074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" calcext:value-type="float">
            <text:p>-1</text:p>
          </table:table-cell>
          <table:table-cell office:value-type="float" office:value="-79" calcext:value-type="float">
            <text:p>-79</text:p>
          </table:table-cell>
          <table:table-cell office:value-type="float" office:value="-6.2984" calcext:value-type="float">
            <text:p>-6.2984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6.2732" calcext:value-type="float">
            <text:p>-6.2732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6.1828" calcext:value-type="float">
            <text:p>-6.1828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5.9632" calcext:value-type="float">
            <text:p>-5.9632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6.0828" calcext:value-type="float">
            <text:p>-6.0828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5.968" calcext:value-type="float">
            <text:p>-5.968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0468" calcext:value-type="float">
            <text:p>-6.0468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5.8532" calcext:value-type="float">
            <text:p>-5.8532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6.028" calcext:value-type="float">
            <text:p>-6.028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862" calcext:value-type="float">
            <text:p>-5.862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5.798" calcext:value-type="float">
            <text:p>-5.798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5.7852" calcext:value-type="float">
            <text:p>-5.7852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6136" calcext:value-type="float">
            <text:p>-5.6136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5.6272" calcext:value-type="float">
            <text:p>-5.6272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5.6812" calcext:value-type="float">
            <text:p>-5.6812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5.7156" calcext:value-type="float">
            <text:p>-5.7156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5.6948" calcext:value-type="float">
            <text:p>-5.6948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5.7192" calcext:value-type="float">
            <text:p>-5.7192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5.6508" calcext:value-type="float">
            <text:p>-5.6508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1" calcext:value-type="float">
            <text:p>-1</text:p>
          </table:table-cell>
          <table:table-cell office:value-type="float" office:value="-76" calcext:value-type="float">
            <text:p>-76</text:p>
          </table:table-cell>
          <table:table-cell office:value-type="float" office:value="-5.7312" calcext:value-type="float">
            <text:p>-5.7312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5.9092" calcext:value-type="float">
            <text:p>-5.9092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5.85" calcext:value-type="float">
            <text:p>-5.85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5.65" calcext:value-type="float">
            <text:p>-5.65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5.8092" calcext:value-type="float">
            <text:p>-5.8092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5.7344" calcext:value-type="float">
            <text:p>-5.73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5.54" calcext:value-type="float">
            <text:p>-5.54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5.4056" calcext:value-type="float">
            <text:p>-5.4056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5.568" calcext:value-type="float">
            <text:p>-5.568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5.7416" calcext:value-type="float">
            <text:p>-5.7416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5.7348" calcext:value-type="float">
            <text:p>-5.7348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5.7152" calcext:value-type="float">
            <text:p>-5.7152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5.522" calcext:value-type="float">
            <text:p>-5.5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5.7468" calcext:value-type="float">
            <text:p>-5.7468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5.61" calcext:value-type="float">
            <text:p>-5.61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5.5664" calcext:value-type="float">
            <text:p>-5.5664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5.5204" calcext:value-type="float">
            <text:p>-5.5204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 office:value-type="float" office:value="-64" calcext:value-type="float">
            <text:p>-64</text:p>
          </table:table-cell>
          <table:table-cell office:value-type="float" office:value="-5.4892" calcext:value-type="float">
            <text:p>-5.4892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office:value-type="float" office:value="-319" calcext:value-type="float">
            <text:p>-319</text:p>
          </table:table-cell>
          <table:table-cell office:value-type="float" office:value="-177.3616" calcext:value-type="float">
            <text:p>-177.361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1" calcext:value-type="float">
            <text:p>-51</text:p>
          </table:table-cell>
          <table:table-cell office:value-type="float" office:value="-317" calcext:value-type="float">
            <text:p>-317</text:p>
          </table:table-cell>
          <table:table-cell office:value-type="float" office:value="-166.096" calcext:value-type="float">
            <text:p>-166.096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2" calcext:value-type="float">
            <text:p>-42</text:p>
          </table:table-cell>
          <table:table-cell office:value-type="float" office:value="-298" calcext:value-type="float">
            <text:p>-298</text:p>
          </table:table-cell>
          <table:table-cell office:value-type="float" office:value="-156.9584" calcext:value-type="float">
            <text:p>-156.958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2" calcext:value-type="float">
            <text:p>-42</text:p>
          </table:table-cell>
          <table:table-cell office:value-type="float" office:value="-263" calcext:value-type="float">
            <text:p>-263</text:p>
          </table:table-cell>
          <table:table-cell office:value-type="float" office:value="-148.5272" calcext:value-type="float">
            <text:p>-148.527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2" calcext:value-type="float">
            <text:p>-42</text:p>
          </table:table-cell>
          <table:table-cell office:value-type="float" office:value="-248" calcext:value-type="float">
            <text:p>-248</text:p>
          </table:table-cell>
          <table:table-cell office:value-type="float" office:value="-137.1348" calcext:value-type="float">
            <text:p>-137.1348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2" calcext:value-type="float">
            <text:p>-42</text:p>
          </table:table-cell>
          <table:table-cell office:value-type="float" office:value="-243" calcext:value-type="float">
            <text:p>-243</text:p>
          </table:table-cell>
          <table:table-cell office:value-type="float" office:value="-128.9516" calcext:value-type="float">
            <text:p>-128.951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42" calcext:value-type="float">
            <text:p>-42</text:p>
          </table:table-cell>
          <table:table-cell office:value-type="float" office:value="-249" calcext:value-type="float">
            <text:p>-249</text:p>
          </table:table-cell>
          <table:table-cell office:value-type="float" office:value="-120.6708" calcext:value-type="float">
            <text:p>-120.6708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6" calcext:value-type="float">
            <text:p>-36</text:p>
          </table:table-cell>
          <table:table-cell office:value-type="float" office:value="-248" calcext:value-type="float">
            <text:p>-248</text:p>
          </table:table-cell>
          <table:table-cell office:value-type="float" office:value="-114.5148" calcext:value-type="float">
            <text:p>-114.5148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6" calcext:value-type="float">
            <text:p>-36</text:p>
          </table:table-cell>
          <table:table-cell office:value-type="float" office:value="-217" calcext:value-type="float">
            <text:p>-217</text:p>
          </table:table-cell>
          <table:table-cell office:value-type="float" office:value="-108.0788" calcext:value-type="float">
            <text:p>-108.078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6" calcext:value-type="float">
            <text:p>-36</text:p>
          </table:table-cell>
          <table:table-cell office:value-type="float" office:value="-209" calcext:value-type="float">
            <text:p>-209</text:p>
          </table:table-cell>
          <table:table-cell office:value-type="float" office:value="-101.4344" calcext:value-type="float">
            <text:p>-101.434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6" calcext:value-type="float">
            <text:p>-36</text:p>
          </table:table-cell>
          <table:table-cell office:value-type="float" office:value="-180" calcext:value-type="float">
            <text:p>-180</text:p>
          </table:table-cell>
          <table:table-cell office:value-type="float" office:value="-95.9208" calcext:value-type="float">
            <text:p>-95.9208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8" calcext:value-type="float">
            <text:p>-28</text:p>
          </table:table-cell>
          <table:table-cell office:value-type="float" office:value="-185" calcext:value-type="float">
            <text:p>-185</text:p>
          </table:table-cell>
          <table:table-cell office:value-type="float" office:value="-87.6324" calcext:value-type="float">
            <text:p>-87.6324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8" calcext:value-type="float">
            <text:p>-28</text:p>
          </table:table-cell>
          <table:table-cell office:value-type="float" office:value="-179" calcext:value-type="float">
            <text:p>-179</text:p>
          </table:table-cell>
          <table:table-cell office:value-type="float" office:value="-82.5344" calcext:value-type="float">
            <text:p>-82.5344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8" calcext:value-type="float">
            <text:p>-28</text:p>
          </table:table-cell>
          <table:table-cell office:value-type="float" office:value="-184" calcext:value-type="float">
            <text:p>-184</text:p>
          </table:table-cell>
          <table:table-cell office:value-type="float" office:value="-78.4176" calcext:value-type="float">
            <text:p>-78.4176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8" calcext:value-type="float">
            <text:p>-28</text:p>
          </table:table-cell>
          <table:table-cell office:value-type="float" office:value="-158" calcext:value-type="float">
            <text:p>-158</text:p>
          </table:table-cell>
          <table:table-cell office:value-type="float" office:value="-74.9016" calcext:value-type="float">
            <text:p>-74.9016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8" calcext:value-type="float">
            <text:p>-28</text:p>
          </table:table-cell>
          <table:table-cell office:value-type="float" office:value="-163" calcext:value-type="float">
            <text:p>-163</text:p>
          </table:table-cell>
          <table:table-cell office:value-type="float" office:value="-71.3152" calcext:value-type="float">
            <text:p>-71.3152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8" calcext:value-type="float">
            <text:p>-28</text:p>
          </table:table-cell>
          <table:table-cell office:value-type="float" office:value="-165" calcext:value-type="float">
            <text:p>-165</text:p>
          </table:table-cell>
          <table:table-cell office:value-type="float" office:value="-68.3044" calcext:value-type="float">
            <text:p>-68.3044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8" calcext:value-type="float">
            <text:p>-28</text:p>
          </table:table-cell>
          <table:table-cell office:value-type="float" office:value="-147" calcext:value-type="float">
            <text:p>-147</text:p>
          </table:table-cell>
          <table:table-cell office:value-type="float" office:value="-65.1032" calcext:value-type="float">
            <text:p>-65.1032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7" calcext:value-type="float">
            <text:p>-27</text:p>
          </table:table-cell>
          <table:table-cell office:value-type="float" office:value="-132" calcext:value-type="float">
            <text:p>-132</text:p>
          </table:table-cell>
          <table:table-cell office:value-type="float" office:value="-62.3852" calcext:value-type="float">
            <text:p>-62.3852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4" calcext:value-type="float">
            <text:p>-24</text:p>
          </table:table-cell>
          <table:table-cell office:value-type="float" office:value="-126" calcext:value-type="float">
            <text:p>-126</text:p>
          </table:table-cell>
          <table:table-cell office:value-type="float" office:value="-59.3356" calcext:value-type="float">
            <text:p>-59.3356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9" calcext:value-type="float">
            <text:p>-19</text:p>
          </table:table-cell>
          <table:table-cell office:value-type="float" office:value="-119" calcext:value-type="float">
            <text:p>-119</text:p>
          </table:table-cell>
          <table:table-cell office:value-type="float" office:value="-55.9872" calcext:value-type="float">
            <text:p>-55.9872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9" calcext:value-type="float">
            <text:p>-19</text:p>
          </table:table-cell>
          <table:table-cell office:value-type="float" office:value="-119" calcext:value-type="float">
            <text:p>-119</text:p>
          </table:table-cell>
          <table:table-cell office:value-type="float" office:value="-53.3472" calcext:value-type="float">
            <text:p>-53.3472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9" calcext:value-type="float">
            <text:p>-19</text:p>
          </table:table-cell>
          <table:table-cell office:value-type="float" office:value="-104" calcext:value-type="float">
            <text:p>-104</text:p>
          </table:table-cell>
          <table:table-cell office:value-type="float" office:value="-51.552" calcext:value-type="float">
            <text:p>-51.552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9" calcext:value-type="float">
            <text:p>-19</text:p>
          </table:table-cell>
          <table:table-cell office:value-type="float" office:value="-111" calcext:value-type="float">
            <text:p>-111</text:p>
          </table:table-cell>
          <table:table-cell office:value-type="float" office:value="-49.0708" calcext:value-type="float">
            <text:p>-49.0708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9" calcext:value-type="float">
            <text:p>-19</text:p>
          </table:table-cell>
          <table:table-cell office:value-type="float" office:value="-118" calcext:value-type="float">
            <text:p>-118</text:p>
          </table:table-cell>
          <table:table-cell office:value-type="float" office:value="-47.3672" calcext:value-type="float">
            <text:p>-47.3672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9" calcext:value-type="float">
            <text:p>-19</text:p>
          </table:table-cell>
          <table:table-cell office:value-type="float" office:value="-104" calcext:value-type="float">
            <text:p>-104</text:p>
          </table:table-cell>
          <table:table-cell office:value-type="float" office:value="-46.2208" calcext:value-type="float">
            <text:p>-46.2208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9" calcext:value-type="float">
            <text:p>-19</text:p>
          </table:table-cell>
          <table:table-cell office:value-type="float" office:value="-104" calcext:value-type="float">
            <text:p>-104</text:p>
          </table:table-cell>
          <table:table-cell office:value-type="float" office:value="-43.7684" calcext:value-type="float">
            <text:p>-43.7684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9" calcext:value-type="float">
            <text:p>-19</text:p>
          </table:table-cell>
          <table:table-cell office:value-type="float" office:value="-117" calcext:value-type="float">
            <text:p>-117</text:p>
          </table:table-cell>
          <table:table-cell office:value-type="float" office:value="-42.3" calcext:value-type="float">
            <text:p>-42.3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9" calcext:value-type="float">
            <text:p>-19</text:p>
          </table:table-cell>
          <table:table-cell office:value-type="float" office:value="-101" calcext:value-type="float">
            <text:p>-101</text:p>
          </table:table-cell>
          <table:table-cell office:value-type="float" office:value="-41.39" calcext:value-type="float">
            <text:p>-41.39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9" calcext:value-type="float">
            <text:p>-19</text:p>
          </table:table-cell>
          <table:table-cell office:value-type="float" office:value="-95" calcext:value-type="float">
            <text:p>-95</text:p>
          </table:table-cell>
          <table:table-cell office:value-type="float" office:value="-39.8404" calcext:value-type="float">
            <text:p>-39.8404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9" calcext:value-type="float">
            <text:p>-19</text:p>
          </table:table-cell>
          <table:table-cell office:value-type="float" office:value="-98" calcext:value-type="float">
            <text:p>-98</text:p>
          </table:table-cell>
          <table:table-cell office:value-type="float" office:value="-38.3476" calcext:value-type="float">
            <text:p>-38.3476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9" calcext:value-type="float">
            <text:p>-19</text:p>
          </table:table-cell>
          <table:table-cell office:value-type="float" office:value="-109" calcext:value-type="float">
            <text:p>-109</text:p>
          </table:table-cell>
          <table:table-cell office:value-type="float" office:value="-37.4096" calcext:value-type="float">
            <text:p>-37.4096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9" calcext:value-type="float">
            <text:p>-19</text:p>
          </table:table-cell>
          <table:table-cell office:value-type="float" office:value="-94" calcext:value-type="float">
            <text:p>-94</text:p>
          </table:table-cell>
          <table:table-cell office:value-type="float" office:value="-36.7712" calcext:value-type="float">
            <text:p>-36.7712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9" calcext:value-type="float">
            <text:p>-19</text:p>
          </table:table-cell>
          <table:table-cell office:value-type="float" office:value="-96" calcext:value-type="float">
            <text:p>-96</text:p>
          </table:table-cell>
          <table:table-cell office:value-type="float" office:value="-35.9704" calcext:value-type="float">
            <text:p>-35.9704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9" calcext:value-type="float">
            <text:p>-19</text:p>
          </table:table-cell>
          <table:table-cell office:value-type="float" office:value="-95" calcext:value-type="float">
            <text:p>-95</text:p>
          </table:table-cell>
          <table:table-cell office:value-type="float" office:value="-35.1312" calcext:value-type="float">
            <text:p>-35.1312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9" calcext:value-type="float">
            <text:p>-19</text:p>
          </table:table-cell>
          <table:table-cell office:value-type="float" office:value="-86" calcext:value-type="float">
            <text:p>-86</text:p>
          </table:table-cell>
          <table:table-cell office:value-type="float" office:value="-34.3604" calcext:value-type="float">
            <text:p>-34.3604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9" calcext:value-type="float">
            <text:p>-19</text:p>
          </table:table-cell>
          <table:table-cell office:value-type="float" office:value="-85" calcext:value-type="float">
            <text:p>-85</text:p>
          </table:table-cell>
          <table:table-cell office:value-type="float" office:value="-33.65" calcext:value-type="float">
            <text:p>-33.65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7" calcext:value-type="float">
            <text:p>-17</text:p>
          </table:table-cell>
          <table:table-cell office:value-type="float" office:value="-88" calcext:value-type="float">
            <text:p>-88</text:p>
          </table:table-cell>
          <table:table-cell office:value-type="float" office:value="-33.1488" calcext:value-type="float">
            <text:p>-33.1488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-92" calcext:value-type="float">
            <text:p>-92</text:p>
          </table:table-cell>
          <table:table-cell office:value-type="float" office:value="-32.6664" calcext:value-type="float">
            <text:p>-32.6664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5" calcext:value-type="float">
            <text:p>-15</text:p>
          </table:table-cell>
          <table:table-cell office:value-type="float" office:value="-96" calcext:value-type="float">
            <text:p>-96</text:p>
          </table:table-cell>
          <table:table-cell office:value-type="float" office:value="-32.2588" calcext:value-type="float">
            <text:p>-32.2588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5" calcext:value-type="float">
            <text:p>-15</text:p>
          </table:table-cell>
          <table:table-cell office:value-type="float" office:value="-80" calcext:value-type="float">
            <text:p>-80</text:p>
          </table:table-cell>
          <table:table-cell office:value-type="float" office:value="-32.2408" calcext:value-type="float">
            <text:p>-32.2408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5" calcext:value-type="float">
            <text:p>-15</text:p>
          </table:table-cell>
          <table:table-cell office:value-type="float" office:value="-93" calcext:value-type="float">
            <text:p>-93</text:p>
          </table:table-cell>
          <table:table-cell office:value-type="float" office:value="-31.708" calcext:value-type="float">
            <text:p>-31.708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5" calcext:value-type="float">
            <text:p>-15</text:p>
          </table:table-cell>
          <table:table-cell office:value-type="float" office:value="-85" calcext:value-type="float">
            <text:p>-85</text:p>
          </table:table-cell>
          <table:table-cell office:value-type="float" office:value="-31.1156" calcext:value-type="float">
            <text:p>-31.1156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5" calcext:value-type="float">
            <text:p>-15</text:p>
          </table:table-cell>
          <table:table-cell office:value-type="float" office:value="-85" calcext:value-type="float">
            <text:p>-85</text:p>
          </table:table-cell>
          <table:table-cell office:value-type="float" office:value="-30.842" calcext:value-type="float">
            <text:p>-30.842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5" calcext:value-type="float">
            <text:p>-15</text:p>
          </table:table-cell>
          <table:table-cell office:value-type="float" office:value="-94" calcext:value-type="float">
            <text:p>-94</text:p>
          </table:table-cell>
          <table:table-cell office:value-type="float" office:value="-30.5524" calcext:value-type="float">
            <text:p>-30.5524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2" calcext:value-type="float">
            <text:p>-12</text:p>
          </table:table-cell>
          <table:table-cell office:value-type="float" office:value="-76" calcext:value-type="float">
            <text:p>-76</text:p>
          </table:table-cell>
          <table:table-cell office:value-type="float" office:value="-30.06" calcext:value-type="float">
            <text:p>-30.06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2" calcext:value-type="float">
            <text:p>-12</text:p>
          </table:table-cell>
          <table:table-cell office:value-type="float" office:value="-83" calcext:value-type="float">
            <text:p>-83</text:p>
          </table:table-cell>
          <table:table-cell office:value-type="float" office:value="-29.6768" calcext:value-type="float">
            <text:p>-29.6768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1" calcext:value-type="float">
            <text:p>-11</text:p>
          </table:table-cell>
          <table:table-cell office:value-type="float" office:value="-78" calcext:value-type="float">
            <text:p>-78</text:p>
          </table:table-cell>
          <table:table-cell office:value-type="float" office:value="-29.3332" calcext:value-type="float">
            <text:p>-29.3332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office:value-type="float" office:value="-98" calcext:value-type="float">
            <text:p>-98</text:p>
          </table:table-cell>
          <table:table-cell office:value-type="float" office:value="-29.142" calcext:value-type="float">
            <text:p>-29.142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2" calcext:value-type="float">
            <text:p>-12</text:p>
          </table:table-cell>
          <table:table-cell office:value-type="float" office:value="-104" calcext:value-type="float">
            <text:p>-104</text:p>
          </table:table-cell>
          <table:table-cell office:value-type="float" office:value="-29.054" calcext:value-type="float">
            <text:p>-29.054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2" calcext:value-type="float">
            <text:p>-12</text:p>
          </table:table-cell>
          <table:table-cell office:value-type="float" office:value="-111" calcext:value-type="float">
            <text:p>-111</text:p>
          </table:table-cell>
          <table:table-cell office:value-type="float" office:value="-29.0388" calcext:value-type="float">
            <text:p>-29.0388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2" calcext:value-type="float">
            <text:p>-12</text:p>
          </table:table-cell>
          <table:table-cell office:value-type="float" office:value="-87" calcext:value-type="float">
            <text:p>-87</text:p>
          </table:table-cell>
          <table:table-cell office:value-type="float" office:value="-28.9044" calcext:value-type="float">
            <text:p>-28.9044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2" calcext:value-type="float">
            <text:p>-12</text:p>
          </table:table-cell>
          <table:table-cell office:value-type="float" office:value="-86" calcext:value-type="float">
            <text:p>-86</text:p>
          </table:table-cell>
          <table:table-cell office:value-type="float" office:value="-28.232" calcext:value-type="float">
            <text:p>-28.232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2" calcext:value-type="float">
            <text:p>-12</text:p>
          </table:table-cell>
          <table:table-cell office:value-type="float" office:value="-103" calcext:value-type="float">
            <text:p>-103</text:p>
          </table:table-cell>
          <table:table-cell office:value-type="float" office:value="-28.0168" calcext:value-type="float">
            <text:p>-28.0168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2" calcext:value-type="float">
            <text:p>-12</text:p>
          </table:table-cell>
          <table:table-cell office:value-type="float" office:value="-78" calcext:value-type="float">
            <text:p>-78</text:p>
          </table:table-cell>
          <table:table-cell office:value-type="float" office:value="-27.6032" calcext:value-type="float">
            <text:p>-27.6032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2" calcext:value-type="float">
            <text:p>-12</text:p>
          </table:table-cell>
          <table:table-cell office:value-type="float" office:value="-76" calcext:value-type="float">
            <text:p>-76</text:p>
          </table:table-cell>
          <table:table-cell office:value-type="float" office:value="-26.9828" calcext:value-type="float">
            <text:p>-26.9828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2" calcext:value-type="float">
            <text:p>-12</text:p>
          </table:table-cell>
          <table:table-cell office:value-type="float" office:value="-86" calcext:value-type="float">
            <text:p>-86</text:p>
          </table:table-cell>
          <table:table-cell office:value-type="float" office:value="-26.4596" calcext:value-type="float">
            <text:p>-26.4596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1" calcext:value-type="float">
            <text:p>-11</text:p>
          </table:table-cell>
          <table:table-cell office:value-type="float" office:value="-80" calcext:value-type="float">
            <text:p>-80</text:p>
          </table:table-cell>
          <table:table-cell office:value-type="float" office:value="-26.1876" calcext:value-type="float">
            <text:p>-26.1876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1" calcext:value-type="float">
            <text:p>-11</text:p>
          </table:table-cell>
          <table:table-cell office:value-type="float" office:value="-75" calcext:value-type="float">
            <text:p>-75</text:p>
          </table:table-cell>
          <table:table-cell office:value-type="float" office:value="-25.53" calcext:value-type="float">
            <text:p>-25.53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1" calcext:value-type="float">
            <text:p>-11</text:p>
          </table:table-cell>
          <table:table-cell office:value-type="float" office:value="-76" calcext:value-type="float">
            <text:p>-76</text:p>
          </table:table-cell>
          <table:table-cell office:value-type="float" office:value="-25.1316" calcext:value-type="float">
            <text:p>-25.1316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1" calcext:value-type="float">
            <text:p>-11</text:p>
          </table:table-cell>
          <table:table-cell office:value-type="float" office:value="-71" calcext:value-type="float">
            <text:p>-71</text:p>
          </table:table-cell>
          <table:table-cell office:value-type="float" office:value="-24.8236" calcext:value-type="float">
            <text:p>-24.8236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1" calcext:value-type="float">
            <text:p>-11</text:p>
          </table:table-cell>
          <table:table-cell office:value-type="float" office:value="-80" calcext:value-type="float">
            <text:p>-80</text:p>
          </table:table-cell>
          <table:table-cell office:value-type="float" office:value="-24.4184" calcext:value-type="float">
            <text:p>-24.4184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1" calcext:value-type="float">
            <text:p>-11</text:p>
          </table:table-cell>
          <table:table-cell office:value-type="float" office:value="-96" calcext:value-type="float">
            <text:p>-96</text:p>
          </table:table-cell>
          <table:table-cell office:value-type="float" office:value="-24.1808" calcext:value-type="float">
            <text:p>-24.1808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0" calcext:value-type="float">
            <text:p>-10</text:p>
          </table:table-cell>
          <table:table-cell office:value-type="float" office:value="-96" calcext:value-type="float">
            <text:p>-96</text:p>
          </table:table-cell>
          <table:table-cell office:value-type="float" office:value="-24.0836" calcext:value-type="float">
            <text:p>-24.0836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0" calcext:value-type="float">
            <text:p>-10</text:p>
          </table:table-cell>
          <table:table-cell office:value-type="float" office:value="-77" calcext:value-type="float">
            <text:p>-77</text:p>
          </table:table-cell>
          <table:table-cell office:value-type="float" office:value="-23.8404" calcext:value-type="float">
            <text:p>-23.8404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0" calcext:value-type="float">
            <text:p>-10</text:p>
          </table:table-cell>
          <table:table-cell office:value-type="float" office:value="-73" calcext:value-type="float">
            <text:p>-73</text:p>
          </table:table-cell>
          <table:table-cell office:value-type="float" office:value="-23.2432" calcext:value-type="float">
            <text:p>-23.2432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9" calcext:value-type="float">
            <text:p>-9</text:p>
          </table:table-cell>
          <table:table-cell office:value-type="float" office:value="-77" calcext:value-type="float">
            <text:p>-77</text:p>
          </table:table-cell>
          <table:table-cell office:value-type="float" office:value="-22.6316" calcext:value-type="float">
            <text:p>-22.6316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-74" calcext:value-type="float">
            <text:p>-74</text:p>
          </table:table-cell>
          <table:table-cell office:value-type="float" office:value="-22.5876" calcext:value-type="float">
            <text:p>-22.5876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1" calcext:value-type="float">
            <text:p>-11</text:p>
          </table:table-cell>
          <table:table-cell office:value-type="float" office:value="-79" calcext:value-type="float">
            <text:p>-79</text:p>
          </table:table-cell>
          <table:table-cell office:value-type="float" office:value="-22.4324" calcext:value-type="float">
            <text:p>-22.4324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1" calcext:value-type="float">
            <text:p>-11</text:p>
          </table:table-cell>
          <table:table-cell office:value-type="float" office:value="-97" calcext:value-type="float">
            <text:p>-97</text:p>
          </table:table-cell>
          <table:table-cell office:value-type="float" office:value="-22.0432" calcext:value-type="float">
            <text:p>-22.0432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1" calcext:value-type="float">
            <text:p>-11</text:p>
          </table:table-cell>
          <table:table-cell office:value-type="float" office:value="-81" calcext:value-type="float">
            <text:p>-81</text:p>
          </table:table-cell>
          <table:table-cell office:value-type="float" office:value="-22.0288" calcext:value-type="float">
            <text:p>-22.0288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1" calcext:value-type="float">
            <text:p>-11</text:p>
          </table:table-cell>
          <table:table-cell office:value-type="float" office:value="-86" calcext:value-type="float">
            <text:p>-86</text:p>
          </table:table-cell>
          <table:table-cell office:value-type="float" office:value="-21.7964" calcext:value-type="float">
            <text:p>-21.7964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1" calcext:value-type="float">
            <text:p>-11</text:p>
          </table:table-cell>
          <table:table-cell office:value-type="float" office:value="-83" calcext:value-type="float">
            <text:p>-83</text:p>
          </table:table-cell>
          <table:table-cell office:value-type="float" office:value="-21.6764" calcext:value-type="float">
            <text:p>-21.6764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1" calcext:value-type="float">
            <text:p>-11</text:p>
          </table:table-cell>
          <table:table-cell office:value-type="float" office:value="-85" calcext:value-type="float">
            <text:p>-85</text:p>
          </table:table-cell>
          <table:table-cell office:value-type="float" office:value="-21.4792" calcext:value-type="float">
            <text:p>-21.4792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8" calcext:value-type="float">
            <text:p>-8</text:p>
          </table:table-cell>
          <table:table-cell office:value-type="float" office:value="-73" calcext:value-type="float">
            <text:p>-73</text:p>
          </table:table-cell>
          <table:table-cell office:value-type="float" office:value="-21.322" calcext:value-type="float">
            <text:p>-21.322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8" calcext:value-type="float">
            <text:p>-8</text:p>
          </table:table-cell>
          <table:table-cell office:value-type="float" office:value="-70" calcext:value-type="float">
            <text:p>-70</text:p>
          </table:table-cell>
          <table:table-cell office:value-type="float" office:value="-21.0228" calcext:value-type="float">
            <text:p>-21.0228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8" calcext:value-type="float">
            <text:p>-8</text:p>
          </table:table-cell>
          <table:table-cell office:value-type="float" office:value="-90" calcext:value-type="float">
            <text:p>-90</text:p>
          </table:table-cell>
          <table:table-cell office:value-type="float" office:value="-20.6152" calcext:value-type="float">
            <text:p>-20.6152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0" calcext:value-type="float">
            <text:p>-10</text:p>
          </table:table-cell>
          <table:table-cell office:value-type="float" office:value="-93" calcext:value-type="float">
            <text:p>-93</text:p>
          </table:table-cell>
          <table:table-cell office:value-type="float" office:value="-20.876" calcext:value-type="float">
            <text:p>-20.876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0" calcext:value-type="float">
            <text:p>-10</text:p>
          </table:table-cell>
          <table:table-cell office:value-type="float" office:value="-79" calcext:value-type="float">
            <text:p>-79</text:p>
          </table:table-cell>
          <table:table-cell office:value-type="float" office:value="-20.6868" calcext:value-type="float">
            <text:p>-20.6868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office:value-type="float" office:value="-72" calcext:value-type="float">
            <text:p>-72</text:p>
          </table:table-cell>
          <table:table-cell office:value-type="float" office:value="-20.1632" calcext:value-type="float">
            <text:p>-20.1632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0" calcext:value-type="float">
            <text:p>-10</text:p>
          </table:table-cell>
          <table:table-cell office:value-type="float" office:value="-90" calcext:value-type="float">
            <text:p>-90</text:p>
          </table:table-cell>
          <table:table-cell office:value-type="float" office:value="-19.9248" calcext:value-type="float">
            <text:p>-19.9248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0" calcext:value-type="float">
            <text:p>-10</text:p>
          </table:table-cell>
          <table:table-cell office:value-type="float" office:value="-78" calcext:value-type="float">
            <text:p>-78</text:p>
          </table:table-cell>
          <table:table-cell office:value-type="float" office:value="-20.0172" calcext:value-type="float">
            <text:p>-20.0172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0" calcext:value-type="float">
            <text:p>-10</text:p>
          </table:table-cell>
          <table:table-cell office:value-type="float" office:value="-96" calcext:value-type="float">
            <text:p>-96</text:p>
          </table:table-cell>
          <table:table-cell office:value-type="float" office:value="-19.7904" calcext:value-type="float">
            <text:p>-19.7904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9" calcext:value-type="float">
            <text:p>-9</text:p>
          </table:table-cell>
          <table:table-cell office:value-type="float" office:value="-97" calcext:value-type="float">
            <text:p>-97</text:p>
          </table:table-cell>
          <table:table-cell office:value-type="float" office:value="-19.7764" calcext:value-type="float">
            <text:p>-19.7764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9" calcext:value-type="float">
            <text:p>-9</text:p>
          </table:table-cell>
          <table:table-cell office:value-type="float" office:value="-91" calcext:value-type="float">
            <text:p>-91</text:p>
          </table:table-cell>
          <table:table-cell office:value-type="float" office:value="-19.8564" calcext:value-type="float">
            <text:p>-19.8564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9" calcext:value-type="float">
            <text:p>-9</text:p>
          </table:table-cell>
          <table:table-cell office:value-type="float" office:value="-83" calcext:value-type="float">
            <text:p>-83</text:p>
          </table:table-cell>
          <table:table-cell office:value-type="float" office:value="-19.8276" calcext:value-type="float">
            <text:p>-19.8276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9" calcext:value-type="float">
            <text:p>-9</text:p>
          </table:table-cell>
          <table:table-cell office:value-type="float" office:value="-91" calcext:value-type="float">
            <text:p>-91</text:p>
          </table:table-cell>
          <table:table-cell office:value-type="float" office:value="-19.4952" calcext:value-type="float">
            <text:p>-19.4952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9" calcext:value-type="float">
            <text:p>-9</text:p>
          </table:table-cell>
          <table:table-cell office:value-type="float" office:value="-70" calcext:value-type="float">
            <text:p>-70</text:p>
          </table:table-cell>
          <table:table-cell office:value-type="float" office:value="-19.3888" calcext:value-type="float">
            <text:p>-19.3888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9" calcext:value-type="float">
            <text:p>-9</text:p>
          </table:table-cell>
          <table:table-cell office:value-type="float" office:value="-68" calcext:value-type="float">
            <text:p>-68</text:p>
          </table:table-cell>
          <table:table-cell office:value-type="float" office:value="-18.9948" calcext:value-type="float">
            <text:p>-18.9948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9" calcext:value-type="float">
            <text:p>-9</text:p>
          </table:table-cell>
          <table:table-cell office:value-type="float" office:value="-66" calcext:value-type="float">
            <text:p>-66</text:p>
          </table:table-cell>
          <table:table-cell office:value-type="float" office:value="-18.5184" calcext:value-type="float">
            <text:p>-18.5184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office:value-type="float" office:value="-79" calcext:value-type="float">
            <text:p>-79</text:p>
          </table:table-cell>
          <table:table-cell office:value-type="float" office:value="-18.376" calcext:value-type="float">
            <text:p>-18.376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9" calcext:value-type="float">
            <text:p>-9</text:p>
          </table:table-cell>
          <table:table-cell office:value-type="float" office:value="-100" calcext:value-type="float">
            <text:p>-100</text:p>
          </table:table-cell>
          <table:table-cell office:value-type="float" office:value="-18.3392" calcext:value-type="float">
            <text:p>-18.3392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8" calcext:value-type="float">
            <text:p>-8</text:p>
          </table:table-cell>
          <table:table-cell office:value-type="float" office:value="-71" calcext:value-type="float">
            <text:p>-71</text:p>
          </table:table-cell>
          <table:table-cell office:value-type="float" office:value="-18.5728" calcext:value-type="float">
            <text:p>-18.5728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8" calcext:value-type="float">
            <text:p>-8</text:p>
          </table:table-cell>
          <table:table-cell office:value-type="float" office:value="-86" calcext:value-type="float">
            <text:p>-86</text:p>
          </table:table-cell>
          <table:table-cell office:value-type="float" office:value="-18.2644" calcext:value-type="float">
            <text:p>-18.2644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8" calcext:value-type="float">
            <text:p>-8</text:p>
          </table:table-cell>
          <table:table-cell office:value-type="float" office:value="-73" calcext:value-type="float">
            <text:p>-73</text:p>
          </table:table-cell>
          <table:table-cell office:value-type="float" office:value="-18.1728" calcext:value-type="float">
            <text:p>-18.1728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8" calcext:value-type="float">
            <text:p>-8</text:p>
          </table:table-cell>
          <table:table-cell office:value-type="float" office:value="-79" calcext:value-type="float">
            <text:p>-79</text:p>
          </table:table-cell>
          <table:table-cell office:value-type="float" office:value="-18.0076" calcext:value-type="float">
            <text:p>-18.0076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8" calcext:value-type="float">
            <text:p>-8</text:p>
          </table:table-cell>
          <table:table-cell office:value-type="float" office:value="-96" calcext:value-type="float">
            <text:p>-96</text:p>
          </table:table-cell>
          <table:table-cell office:value-type="float" office:value="-17.7976" calcext:value-type="float">
            <text:p>-17.7976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8" calcext:value-type="float">
            <text:p>-8</text:p>
          </table:table-cell>
          <table:table-cell office:value-type="float" office:value="-77" calcext:value-type="float">
            <text:p>-77</text:p>
          </table:table-cell>
          <table:table-cell office:value-type="float" office:value="-18.0652" calcext:value-type="float">
            <text:p>-18.0652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8" calcext:value-type="float">
            <text:p>-8</text:p>
          </table:table-cell>
          <table:table-cell office:value-type="float" office:value="-73" calcext:value-type="float">
            <text:p>-73</text:p>
          </table:table-cell>
          <table:table-cell office:value-type="float" office:value="-17.8088" calcext:value-type="float">
            <text:p>-17.8088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8" calcext:value-type="float">
            <text:p>-8</text:p>
          </table:table-cell>
          <table:table-cell office:value-type="float" office:value="-81" calcext:value-type="float">
            <text:p>-81</text:p>
          </table:table-cell>
          <table:table-cell office:value-type="float" office:value="-17.5872" calcext:value-type="float">
            <text:p>-17.5872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8" calcext:value-type="float">
            <text:p>-8</text:p>
          </table:table-cell>
          <table:table-cell office:value-type="float" office:value="-90" calcext:value-type="float">
            <text:p>-90</text:p>
          </table:table-cell>
          <table:table-cell office:value-type="float" office:value="-17.424" calcext:value-type="float">
            <text:p>-17.424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8" calcext:value-type="float">
            <text:p>-8</text:p>
          </table:table-cell>
          <table:table-cell office:value-type="float" office:value="-70" calcext:value-type="float">
            <text:p>-70</text:p>
          </table:table-cell>
          <table:table-cell office:value-type="float" office:value="-17.4332" calcext:value-type="float">
            <text:p>-17.4332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8" calcext:value-type="float">
            <text:p>-8</text:p>
          </table:table-cell>
          <table:table-cell office:value-type="float" office:value="-66" calcext:value-type="float">
            <text:p>-66</text:p>
          </table:table-cell>
          <table:table-cell office:value-type="float" office:value="-17.0288" calcext:value-type="float">
            <text:p>-17.0288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8" calcext:value-type="float">
            <text:p>-8</text:p>
          </table:table-cell>
          <table:table-cell office:value-type="float" office:value="-85" calcext:value-type="float">
            <text:p>-85</text:p>
          </table:table-cell>
          <table:table-cell office:value-type="float" office:value="-16.7788" calcext:value-type="float">
            <text:p>-16.7788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8" calcext:value-type="float">
            <text:p>-8</text:p>
          </table:table-cell>
          <table:table-cell office:value-type="float" office:value="-72" calcext:value-type="float">
            <text:p>-72</text:p>
          </table:table-cell>
          <table:table-cell office:value-type="float" office:value="-16.9504" calcext:value-type="float">
            <text:p>-16.9504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8" calcext:value-type="float">
            <text:p>-8</text:p>
          </table:table-cell>
          <table:table-cell office:value-type="float" office:value="-71" calcext:value-type="float">
            <text:p>-71</text:p>
          </table:table-cell>
          <table:table-cell office:value-type="float" office:value="-16.6936" calcext:value-type="float">
            <text:p>-16.6936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8" calcext:value-type="float">
            <text:p>-8</text:p>
          </table:table-cell>
          <table:table-cell office:value-type="float" office:value="-80" calcext:value-type="float">
            <text:p>-80</text:p>
          </table:table-cell>
          <table:table-cell office:value-type="float" office:value="-16.618" calcext:value-type="float">
            <text:p>-16.618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8" calcext:value-type="float">
            <text:p>-8</text:p>
          </table:table-cell>
          <table:table-cell office:value-type="float" office:value="-83" calcext:value-type="float">
            <text:p>-83</text:p>
          </table:table-cell>
          <table:table-cell office:value-type="float" office:value="-16.5388" calcext:value-type="float">
            <text:p>-16.5388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8" calcext:value-type="float">
            <text:p>-8</text:p>
          </table:table-cell>
          <table:table-cell office:value-type="float" office:value="-65" calcext:value-type="float">
            <text:p>-65</text:p>
          </table:table-cell>
          <table:table-cell office:value-type="float" office:value="-16.5308" calcext:value-type="float">
            <text:p>-16.5308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8" calcext:value-type="float">
            <text:p>-8</text:p>
          </table:table-cell>
          <table:table-cell office:value-type="float" office:value="-81" calcext:value-type="float">
            <text:p>-81</text:p>
          </table:table-cell>
          <table:table-cell office:value-type="float" office:value="-16.032" calcext:value-type="float">
            <text:p>-16.032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7" calcext:value-type="float">
            <text:p>-7</text:p>
          </table:table-cell>
          <table:table-cell office:value-type="float" office:value="-78" calcext:value-type="float">
            <text:p>-78</text:p>
          </table:table-cell>
          <table:table-cell office:value-type="float" office:value="-16.06" calcext:value-type="float">
            <text:p>-16.06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7" calcext:value-type="float">
            <text:p>-7</text:p>
          </table:table-cell>
          <table:table-cell office:value-type="float" office:value="-68" calcext:value-type="float">
            <text:p>-68</text:p>
          </table:table-cell>
          <table:table-cell office:value-type="float" office:value="-16.0444" calcext:value-type="float">
            <text:p>-16.0444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7" calcext:value-type="float">
            <text:p>-7</text:p>
          </table:table-cell>
          <table:table-cell office:value-type="float" office:value="-64" calcext:value-type="float">
            <text:p>-64</text:p>
          </table:table-cell>
          <table:table-cell office:value-type="float" office:value="-15.7888" calcext:value-type="float">
            <text:p>-15.7888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7" calcext:value-type="float">
            <text:p>-7</text:p>
          </table:table-cell>
          <table:table-cell office:value-type="float" office:value="-76" calcext:value-type="float">
            <text:p>-76</text:p>
          </table:table-cell>
          <table:table-cell office:value-type="float" office:value="-15.582" calcext:value-type="float">
            <text:p>-15.582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7" calcext:value-type="float">
            <text:p>-7</text:p>
          </table:table-cell>
          <table:table-cell office:value-type="float" office:value="-80" calcext:value-type="float">
            <text:p>-80</text:p>
          </table:table-cell>
          <table:table-cell office:value-type="float" office:value="-15.5844" calcext:value-type="float">
            <text:p>-15.5844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-65" calcext:value-type="float">
            <text:p>-65</text:p>
          </table:table-cell>
          <table:table-cell office:value-type="float" office:value="-15.5288" calcext:value-type="float">
            <text:p>-15.5288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7" calcext:value-type="float">
            <text:p>-7</text:p>
          </table:table-cell>
          <table:table-cell office:value-type="float" office:value="-72" calcext:value-type="float">
            <text:p>-72</text:p>
          </table:table-cell>
          <table:table-cell office:value-type="float" office:value="-15.084" calcext:value-type="float">
            <text:p>-15.084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7" calcext:value-type="float">
            <text:p>-7</text:p>
          </table:table-cell>
          <table:table-cell office:value-type="float" office:value="-69" calcext:value-type="float">
            <text:p>-69</text:p>
          </table:table-cell>
          <table:table-cell office:value-type="float" office:value="-15.0688" calcext:value-type="float">
            <text:p>-15.0688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7" calcext:value-type="float">
            <text:p>-7</text:p>
          </table:table-cell>
          <table:table-cell office:value-type="float" office:value="-64" calcext:value-type="float">
            <text:p>-64</text:p>
          </table:table-cell>
          <table:table-cell office:value-type="float" office:value="-15.06" calcext:value-type="float">
            <text:p>-15.06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6" calcext:value-type="float">
            <text:p>-6</text:p>
          </table:table-cell>
          <table:table-cell office:value-type="float" office:value="-66" calcext:value-type="float">
            <text:p>-66</text:p>
          </table:table-cell>
          <table:table-cell office:value-type="float" office:value="-15.1848" calcext:value-type="float">
            <text:p>-15.1848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6" calcext:value-type="float">
            <text:p>-6</text:p>
          </table:table-cell>
          <table:table-cell office:value-type="float" office:value="-87" calcext:value-type="float">
            <text:p>-87</text:p>
          </table:table-cell>
          <table:table-cell office:value-type="float" office:value="-14.8324" calcext:value-type="float">
            <text:p>-14.8324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6" calcext:value-type="float">
            <text:p>-6</text:p>
          </table:table-cell>
          <table:table-cell office:value-type="float" office:value="-82" calcext:value-type="float">
            <text:p>-82</text:p>
          </table:table-cell>
          <table:table-cell office:value-type="float" office:value="-14.892" calcext:value-type="float">
            <text:p>-14.892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6" calcext:value-type="float">
            <text:p>-6</text:p>
          </table:table-cell>
          <table:table-cell office:value-type="float" office:value="-86" calcext:value-type="float">
            <text:p>-86</text:p>
          </table:table-cell>
          <table:table-cell office:value-type="float" office:value="-15.0572" calcext:value-type="float">
            <text:p>-15.0572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6" calcext:value-type="float">
            <text:p>-6</text:p>
          </table:table-cell>
          <table:table-cell office:value-type="float" office:value="-77" calcext:value-type="float">
            <text:p>-77</text:p>
          </table:table-cell>
          <table:table-cell office:value-type="float" office:value="-15.068" calcext:value-type="float">
            <text:p>-15.068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6" calcext:value-type="float">
            <text:p>-6</text:p>
          </table:table-cell>
          <table:table-cell office:value-type="float" office:value="-73" calcext:value-type="float">
            <text:p>-73</text:p>
          </table:table-cell>
          <table:table-cell office:value-type="float" office:value="-14.9572" calcext:value-type="float">
            <text:p>-14.9572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6" calcext:value-type="float">
            <text:p>-6</text:p>
          </table:table-cell>
          <table:table-cell office:value-type="float" office:value="-77" calcext:value-type="float">
            <text:p>-77</text:p>
          </table:table-cell>
          <table:table-cell office:value-type="float" office:value="-14.8188" calcext:value-type="float">
            <text:p>-14.8188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6" calcext:value-type="float">
            <text:p>-6</text:p>
          </table:table-cell>
          <table:table-cell office:value-type="float" office:value="-57" calcext:value-type="float">
            <text:p>-57</text:p>
          </table:table-cell>
          <table:table-cell office:value-type="float" office:value="-14.698" calcext:value-type="float">
            <text:p>-14.69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6" calcext:value-type="float">
            <text:p>-6</text:p>
          </table:table-cell>
          <table:table-cell office:value-type="float" office:value="-79" calcext:value-type="float">
            <text:p>-79</text:p>
          </table:table-cell>
          <table:table-cell office:value-type="float" office:value="-14.306" calcext:value-type="float">
            <text:p>-14.306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6" calcext:value-type="float">
            <text:p>-6</text:p>
          </table:table-cell>
          <table:table-cell office:value-type="float" office:value="-78" calcext:value-type="float">
            <text:p>-78</text:p>
          </table:table-cell>
          <table:table-cell office:value-type="float" office:value="-14.528" calcext:value-type="float">
            <text:p>-14.528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6" calcext:value-type="float">
            <text:p>-6</text:p>
          </table:table-cell>
          <table:table-cell office:value-type="float" office:value="-66" calcext:value-type="float">
            <text:p>-66</text:p>
          </table:table-cell>
          <table:table-cell office:value-type="float" office:value="-14.774" calcext:value-type="float">
            <text:p>-14.774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6" calcext:value-type="float">
            <text:p>-6</text:p>
          </table:table-cell>
          <table:table-cell office:value-type="float" office:value="-88" calcext:value-type="float">
            <text:p>-88</text:p>
          </table:table-cell>
          <table:table-cell office:value-type="float" office:value="-14.5172" calcext:value-type="float">
            <text:p>-14.5172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6" calcext:value-type="float">
            <text:p>-6</text:p>
          </table:table-cell>
          <table:table-cell office:value-type="float" office:value="-79" calcext:value-type="float">
            <text:p>-79</text:p>
          </table:table-cell>
          <table:table-cell office:value-type="float" office:value="-14.5548" calcext:value-type="float">
            <text:p>-14.5548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6" calcext:value-type="float">
            <text:p>-6</text:p>
          </table:table-cell>
          <table:table-cell office:value-type="float" office:value="-61" calcext:value-type="float">
            <text:p>-61</text:p>
          </table:table-cell>
          <table:table-cell office:value-type="float" office:value="-14.6024" calcext:value-type="float">
            <text:p>-14.6024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" calcext:value-type="float">
            <text:p>-6</text:p>
          </table:table-cell>
          <table:table-cell office:value-type="float" office:value="-60" calcext:value-type="float">
            <text:p>-60</text:p>
          </table:table-cell>
          <table:table-cell office:value-type="float" office:value="-14.1472" calcext:value-type="float">
            <text:p>-14.1472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5" calcext:value-type="float">
            <text:p>-5</text:p>
          </table:table-cell>
          <table:table-cell office:value-type="float" office:value="-57" calcext:value-type="float">
            <text:p>-57</text:p>
          </table:table-cell>
          <table:table-cell office:value-type="float" office:value="-13.9788" calcext:value-type="float">
            <text:p>-13.9788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5" calcext:value-type="float">
            <text:p>-5</text:p>
          </table:table-cell>
          <table:table-cell office:value-type="float" office:value="-57" calcext:value-type="float">
            <text:p>-57</text:p>
          </table:table-cell>
          <table:table-cell office:value-type="float" office:value="-13.75" calcext:value-type="float">
            <text:p>-13.75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5" calcext:value-type="float">
            <text:p>-5</text:p>
          </table:table-cell>
          <table:table-cell office:value-type="float" office:value="-74" calcext:value-type="float">
            <text:p>-74</text:p>
          </table:table-cell>
          <table:table-cell office:value-type="float" office:value="-13.6708" calcext:value-type="float">
            <text:p>-13.6708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5" calcext:value-type="float">
            <text:p>-5</text:p>
          </table:table-cell>
          <table:table-cell office:value-type="float" office:value="-67" calcext:value-type="float">
            <text:p>-67</text:p>
          </table:table-cell>
          <table:table-cell office:value-type="float" office:value="-13.7852" calcext:value-type="float">
            <text:p>-13.7852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5" calcext:value-type="float">
            <text:p>-5</text:p>
          </table:table-cell>
          <table:table-cell office:value-type="float" office:value="-78" calcext:value-type="float">
            <text:p>-78</text:p>
          </table:table-cell>
          <table:table-cell office:value-type="float" office:value="-13.9696" calcext:value-type="float">
            <text:p>-13.9696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5" calcext:value-type="float">
            <text:p>-5</text:p>
          </table:table-cell>
          <table:table-cell office:value-type="float" office:value="-65" calcext:value-type="float">
            <text:p>-65</text:p>
          </table:table-cell>
          <table:table-cell office:value-type="float" office:value="-13.9152" calcext:value-type="float">
            <text:p>-13.9152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float" office:value="-13.5628" calcext:value-type="float">
            <text:p>-13.5628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5" calcext:value-type="float">
            <text:p>-5</text:p>
          </table:table-cell>
          <table:table-cell office:value-type="float" office:value="-58" calcext:value-type="float">
            <text:p>-58</text:p>
          </table:table-cell>
          <table:table-cell office:value-type="float" office:value="-13.4752" calcext:value-type="float">
            <text:p>-13.4752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5" calcext:value-type="float">
            <text:p>-5</text:p>
          </table:table-cell>
          <table:table-cell office:value-type="float" office:value="-76" calcext:value-type="float">
            <text:p>-76</text:p>
          </table:table-cell>
          <table:table-cell office:value-type="float" office:value="-13.3208" calcext:value-type="float">
            <text:p>-13.3208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5" calcext:value-type="float">
            <text:p>-5</text:p>
          </table:table-cell>
          <table:table-cell office:value-type="float" office:value="-61" calcext:value-type="float">
            <text:p>-61</text:p>
          </table:table-cell>
          <table:table-cell office:value-type="float" office:value="-13.3868" calcext:value-type="float">
            <text:p>-13.3868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5" calcext:value-type="float">
            <text:p>-5</text:p>
          </table:table-cell>
          <table:table-cell office:value-type="float" office:value="-64" calcext:value-type="float">
            <text:p>-64</text:p>
          </table:table-cell>
          <table:table-cell office:value-type="float" office:value="-13.2192" calcext:value-type="float">
            <text:p>-13.2192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5" calcext:value-type="float">
            <text:p>-5</text:p>
          </table:table-cell>
          <table:table-cell office:value-type="float" office:value="-61" calcext:value-type="float">
            <text:p>-61</text:p>
          </table:table-cell>
          <table:table-cell office:value-type="float" office:value="-13.2816" calcext:value-type="float">
            <text:p>-13.2816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5" calcext:value-type="float">
            <text:p>-5</text:p>
          </table:table-cell>
          <table:table-cell office:value-type="float" office:value="-77" calcext:value-type="float">
            <text:p>-77</text:p>
          </table:table-cell>
          <table:table-cell office:value-type="float" office:value="-13.1772" calcext:value-type="float">
            <text:p>-13.1772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5" calcext:value-type="float">
            <text:p>-5</text:p>
          </table:table-cell>
          <table:table-cell office:value-type="float" office:value="-69" calcext:value-type="float">
            <text:p>-69</text:p>
          </table:table-cell>
          <table:table-cell office:value-type="float" office:value="-13.5804" calcext:value-type="float">
            <text:p>-13.5804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5" calcext:value-type="float">
            <text:p>-5</text:p>
          </table:table-cell>
          <table:table-cell office:value-type="float" office:value="-68" calcext:value-type="float">
            <text:p>-68</text:p>
          </table:table-cell>
          <table:table-cell office:value-type="float" office:value="-13.4168" calcext:value-type="float">
            <text:p>-13.4168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5" calcext:value-type="float">
            <text:p>-5</text:p>
          </table:table-cell>
          <table:table-cell office:value-type="float" office:value="-74" calcext:value-type="float">
            <text:p>-74</text:p>
          </table:table-cell>
          <table:table-cell office:value-type="float" office:value="-13.446" calcext:value-type="float">
            <text:p>-13.446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-64" calcext:value-type="float">
            <text:p>-64</text:p>
          </table:table-cell>
          <table:table-cell office:value-type="float" office:value="-13.2644" calcext:value-type="float">
            <text:p>-13.2644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5" calcext:value-type="float">
            <text:p>-5</text:p>
          </table:table-cell>
          <table:table-cell office:value-type="float" office:value="-57" calcext:value-type="float">
            <text:p>-57</text:p>
          </table:table-cell>
          <table:table-cell office:value-type="float" office:value="-12.9976" calcext:value-type="float">
            <text:p>-12.9976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5" calcext:value-type="float">
            <text:p>-5</text:p>
          </table:table-cell>
          <table:table-cell office:value-type="float" office:value="-86" calcext:value-type="float">
            <text:p>-86</text:p>
          </table:table-cell>
          <table:table-cell office:value-type="float" office:value="-13.0052" calcext:value-type="float">
            <text:p>-13.0052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5" calcext:value-type="float">
            <text:p>-5</text:p>
          </table:table-cell>
          <table:table-cell office:value-type="float" office:value="-75" calcext:value-type="float">
            <text:p>-75</text:p>
          </table:table-cell>
          <table:table-cell office:value-type="float" office:value="-13.1656" calcext:value-type="float">
            <text:p>-13.1656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5" calcext:value-type="float">
            <text:p>-5</text:p>
          </table:table-cell>
          <table:table-cell office:value-type="float" office:value="-87" calcext:value-type="float">
            <text:p>-87</text:p>
          </table:table-cell>
          <table:table-cell office:value-type="float" office:value="-13.3688" calcext:value-type="float">
            <text:p>-13.3688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5" calcext:value-type="float">
            <text:p>-5</text:p>
          </table:table-cell>
          <table:table-cell office:value-type="float" office:value="-62" calcext:value-type="float">
            <text:p>-62</text:p>
          </table:table-cell>
          <table:table-cell office:value-type="float" office:value="-13.5844" calcext:value-type="float">
            <text:p>-13.5844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5" calcext:value-type="float">
            <text:p>-5</text:p>
          </table:table-cell>
          <table:table-cell office:value-type="float" office:value="-77" calcext:value-type="float">
            <text:p>-77</text:p>
          </table:table-cell>
          <table:table-cell office:value-type="float" office:value="-13.3024" calcext:value-type="float">
            <text:p>-13.3024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5" calcext:value-type="float">
            <text:p>-5</text:p>
          </table:table-cell>
          <table:table-cell office:value-type="float" office:value="-80" calcext:value-type="float">
            <text:p>-80</text:p>
          </table:table-cell>
          <table:table-cell office:value-type="float" office:value="-13.3248" calcext:value-type="float">
            <text:p>-13.3248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5" calcext:value-type="float">
            <text:p>-5</text:p>
          </table:table-cell>
          <table:table-cell office:value-type="float" office:value="-63" calcext:value-type="float">
            <text:p>-63</text:p>
          </table:table-cell>
          <table:table-cell office:value-type="float" office:value="-13.3772" calcext:value-type="float">
            <text:p>-13.3772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5" calcext:value-type="float">
            <text:p>-5</text:p>
          </table:table-cell>
          <table:table-cell office:value-type="float" office:value="-81" calcext:value-type="float">
            <text:p>-81</text:p>
          </table:table-cell>
          <table:table-cell office:value-type="float" office:value="-13.0368" calcext:value-type="float">
            <text:p>-13.0368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5" calcext:value-type="float">
            <text:p>-5</text:p>
          </table:table-cell>
          <table:table-cell office:value-type="float" office:value="-67" calcext:value-type="float">
            <text:p>-67</text:p>
          </table:table-cell>
          <table:table-cell office:value-type="float" office:value="-13.3468" calcext:value-type="float">
            <text:p>-13.3468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5" calcext:value-type="float">
            <text:p>-5</text:p>
          </table:table-cell>
          <table:table-cell office:value-type="float" office:value="-77" calcext:value-type="float">
            <text:p>-77</text:p>
          </table:table-cell>
          <table:table-cell office:value-type="float" office:value="-13.482" calcext:value-type="float">
            <text:p>-13.482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float" office:value="-13.32" calcext:value-type="float">
            <text:p>-13.32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5" calcext:value-type="float">
            <text:p>-5</text:p>
          </table:table-cell>
          <table:table-cell office:value-type="float" office:value="-82" calcext:value-type="float">
            <text:p>-82</text:p>
          </table:table-cell>
          <table:table-cell office:value-type="float" office:value="-12.9088" calcext:value-type="float">
            <text:p>-12.9088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float" office:value="-12.9592" calcext:value-type="float">
            <text:p>-12.9592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5" calcext:value-type="float">
            <text:p>-5</text:p>
          </table:table-cell>
          <table:table-cell office:value-type="float" office:value="-68" calcext:value-type="float">
            <text:p>-68</text:p>
          </table:table-cell>
          <table:table-cell office:value-type="float" office:value="-12.6688" calcext:value-type="float">
            <text:p>-12.6688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5" calcext:value-type="float">
            <text:p>-5</text:p>
          </table:table-cell>
          <table:table-cell office:value-type="float" office:value="-71" calcext:value-type="float">
            <text:p>-71</text:p>
          </table:table-cell>
          <table:table-cell office:value-type="float" office:value="-12.8148" calcext:value-type="float">
            <text:p>-12.8148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4" calcext:value-type="float">
            <text:p>-4</text:p>
          </table:table-cell>
          <table:table-cell office:value-type="float" office:value="-62" calcext:value-type="float">
            <text:p>-62</text:p>
          </table:table-cell>
          <table:table-cell office:value-type="float" office:value="-12.6704" calcext:value-type="float">
            <text:p>-12.6704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4" calcext:value-type="float">
            <text:p>-4</text:p>
          </table:table-cell>
          <table:table-cell office:value-type="float" office:value="-68" calcext:value-type="float">
            <text:p>-68</text:p>
          </table:table-cell>
          <table:table-cell office:value-type="float" office:value="-12.7344" calcext:value-type="float">
            <text:p>-12.7344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4" calcext:value-type="float">
            <text:p>-4</text:p>
          </table:table-cell>
          <table:table-cell office:value-type="float" office:value="-61" calcext:value-type="float">
            <text:p>-61</text:p>
          </table:table-cell>
          <table:table-cell office:value-type="float" office:value="-12.5776" calcext:value-type="float">
            <text:p>-12.5776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4" calcext:value-type="float">
            <text:p>-4</text:p>
          </table:table-cell>
          <table:table-cell office:value-type="float" office:value="-58" calcext:value-type="float">
            <text:p>-58</text:p>
          </table:table-cell>
          <table:table-cell office:value-type="float" office:value="-12.5268" calcext:value-type="float">
            <text:p>-12.5268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4" calcext:value-type="float">
            <text:p>-4</text:p>
          </table:table-cell>
          <table:table-cell office:value-type="float" office:value="-63" calcext:value-type="float">
            <text:p>-63</text:p>
          </table:table-cell>
          <table:table-cell office:value-type="float" office:value="-12.2876" calcext:value-type="float">
            <text:p>-12.2876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4" calcext:value-type="float">
            <text:p>-4</text:p>
          </table:table-cell>
          <table:table-cell office:value-type="float" office:value="-78" calcext:value-type="float">
            <text:p>-78</text:p>
          </table:table-cell>
          <table:table-cell office:value-type="float" office:value="-12.2028" calcext:value-type="float">
            <text:p>-12.2028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4" calcext:value-type="float">
            <text:p>-4</text:p>
          </table:table-cell>
          <table:table-cell office:value-type="float" office:value="-68" calcext:value-type="float">
            <text:p>-68</text:p>
          </table:table-cell>
          <table:table-cell office:value-type="float" office:value="-12.2628" calcext:value-type="float">
            <text:p>-12.2628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4" calcext:value-type="float">
            <text:p>-4</text:p>
          </table:table-cell>
          <table:table-cell office:value-type="float" office:value="-64" calcext:value-type="float">
            <text:p>-64</text:p>
          </table:table-cell>
          <table:table-cell office:value-type="float" office:value="-12.21" calcext:value-type="float">
            <text:p>-12.21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4" calcext:value-type="float">
            <text:p>-4</text:p>
          </table:table-cell>
          <table:table-cell office:value-type="float" office:value="-74" calcext:value-type="float">
            <text:p>-74</text:p>
          </table:table-cell>
          <table:table-cell office:value-type="float" office:value="-12.0116" calcext:value-type="float">
            <text:p>-12.0116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4" calcext:value-type="float">
            <text:p>-4</text:p>
          </table:table-cell>
          <table:table-cell office:value-type="float" office:value="-70" calcext:value-type="float">
            <text:p>-70</text:p>
          </table:table-cell>
          <table:table-cell office:value-type="float" office:value="-12.2524" calcext:value-type="float">
            <text:p>-12.2524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4" calcext:value-type="float">
            <text:p>-4</text:p>
          </table:table-cell>
          <table:table-cell office:value-type="float" office:value="-58" calcext:value-type="float">
            <text:p>-58</text:p>
          </table:table-cell>
          <table:table-cell office:value-type="float" office:value="-12.2792" calcext:value-type="float">
            <text:p>-12.2792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11.9212" calcext:value-type="float">
            <text:p>-11.9212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4" calcext:value-type="float">
            <text:p>-4</text:p>
          </table:table-cell>
          <table:table-cell office:value-type="float" office:value="-73" calcext:value-type="float">
            <text:p>-73</text:p>
          </table:table-cell>
          <table:table-cell office:value-type="float" office:value="-11.9428" calcext:value-type="float">
            <text:p>-11.9428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11.932" calcext:value-type="float">
            <text:p>-11.932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4" calcext:value-type="float">
            <text:p>-4</text:p>
          </table:table-cell>
          <table:table-cell office:value-type="float" office:value="-61" calcext:value-type="float">
            <text:p>-61</text:p>
          </table:table-cell>
          <table:table-cell office:value-type="float" office:value="-11.6444" calcext:value-type="float">
            <text:p>-11.6444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4" calcext:value-type="float">
            <text:p>-4</text:p>
          </table:table-cell>
          <table:table-cell office:value-type="float" office:value="-56" calcext:value-type="float">
            <text:p>-56</text:p>
          </table:table-cell>
          <table:table-cell office:value-type="float" office:value="-11.6556" calcext:value-type="float">
            <text:p>-11.6556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4" calcext:value-type="float">
            <text:p>-4</text:p>
          </table:table-cell>
          <table:table-cell office:value-type="float" office:value="-68" calcext:value-type="float">
            <text:p>-68</text:p>
          </table:table-cell>
          <table:table-cell office:value-type="float" office:value="-11.3924" calcext:value-type="float">
            <text:p>-11.3924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11.4184" calcext:value-type="float">
            <text:p>-11.4184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11.4404" calcext:value-type="float">
            <text:p>-11.4404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11.3316" calcext:value-type="float">
            <text:p>-11.3316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4" calcext:value-type="float">
            <text:p>-4</text:p>
          </table:table-cell>
          <table:table-cell office:value-type="float" office:value="-62" calcext:value-type="float">
            <text:p>-62</text:p>
          </table:table-cell>
          <table:table-cell office:value-type="float" office:value="-11.2144" calcext:value-type="float">
            <text:p>-11.2144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4" calcext:value-type="float">
            <text:p>-4</text:p>
          </table:table-cell>
          <table:table-cell office:value-type="float" office:value="-66" calcext:value-type="float">
            <text:p>-66</text:p>
          </table:table-cell>
          <table:table-cell office:value-type="float" office:value="-11.1148" calcext:value-type="float">
            <text:p>-11.1148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4" calcext:value-type="float">
            <text:p>-4</text:p>
          </table:table-cell>
          <table:table-cell office:value-type="float" office:value="-63" calcext:value-type="float">
            <text:p>-63</text:p>
          </table:table-cell>
          <table:table-cell office:value-type="float" office:value="-11.0912" calcext:value-type="float">
            <text:p>-11.0912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4" calcext:value-type="float">
            <text:p>-4</text:p>
          </table:table-cell>
          <table:table-cell office:value-type="float" office:value="-62" calcext:value-type="float">
            <text:p>-62</text:p>
          </table:table-cell>
          <table:table-cell office:value-type="float" office:value="-11.1552" calcext:value-type="float">
            <text:p>-11.1552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11.2008" calcext:value-type="float">
            <text:p>-11.2008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10.7704" calcext:value-type="float">
            <text:p>-10.7704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3" calcext:value-type="float">
            <text:p>-3</text:p>
          </table:table-cell>
          <table:table-cell office:value-type="float" office:value="-67" calcext:value-type="float">
            <text:p>-67</text:p>
          </table:table-cell>
          <table:table-cell office:value-type="float" office:value="-10.8088" calcext:value-type="float">
            <text:p>-10.8088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3" calcext:value-type="float">
            <text:p>-3</text:p>
          </table:table-cell>
          <table:table-cell office:value-type="float" office:value="-87" calcext:value-type="float">
            <text:p>-87</text:p>
          </table:table-cell>
          <table:table-cell office:value-type="float" office:value="-10.7912" calcext:value-type="float">
            <text:p>-10.7912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3" calcext:value-type="float">
            <text:p>-3</text:p>
          </table:table-cell>
          <table:table-cell office:value-type="float" office:value="-92" calcext:value-type="float">
            <text:p>-92</text:p>
          </table:table-cell>
          <table:table-cell office:value-type="float" office:value="-11.1036" calcext:value-type="float">
            <text:p>-11.1036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3" calcext:value-type="float">
            <text:p>-3</text:p>
          </table:table-cell>
          <table:table-cell office:value-type="float" office:value="-82" calcext:value-type="float">
            <text:p>-82</text:p>
          </table:table-cell>
          <table:table-cell office:value-type="float" office:value="-11.2336" calcext:value-type="float">
            <text:p>-11.2336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3" calcext:value-type="float">
            <text:p>-3</text:p>
          </table:table-cell>
          <table:table-cell office:value-type="float" office:value="-91" calcext:value-type="float">
            <text:p>-91</text:p>
          </table:table-cell>
          <table:table-cell office:value-type="float" office:value="-11.4004" calcext:value-type="float">
            <text:p>-11.4004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3" calcext:value-type="float">
            <text:p>-3</text:p>
          </table:table-cell>
          <table:table-cell office:value-type="float" office:value="-71" calcext:value-type="float">
            <text:p>-71</text:p>
          </table:table-cell>
          <table:table-cell office:value-type="float" office:value="-11.2596" calcext:value-type="float">
            <text:p>-11.2596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10.9576" calcext:value-type="float">
            <text:p>-10.9576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10.7528" calcext:value-type="float">
            <text:p>-10.7528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10.504" calcext:value-type="float">
            <text:p>-10.504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10.5708" calcext:value-type="float">
            <text:p>-10.5708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3" calcext:value-type="float">
            <text:p>-3</text:p>
          </table:table-cell>
          <table:table-cell office:value-type="float" office:value="-70" calcext:value-type="float">
            <text:p>-70</text:p>
          </table:table-cell>
          <table:table-cell office:value-type="float" office:value="-10.5984" calcext:value-type="float">
            <text:p>-10.5984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3" calcext:value-type="float">
            <text:p>-3</text:p>
          </table:table-cell>
          <table:table-cell office:value-type="float" office:value="-70" calcext:value-type="float">
            <text:p>-70</text:p>
          </table:table-cell>
          <table:table-cell office:value-type="float" office:value="-10.4296" calcext:value-type="float">
            <text:p>-10.4296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10.5744" calcext:value-type="float">
            <text:p>-10.5744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10.5076" calcext:value-type="float">
            <text:p>-10.5076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3" calcext:value-type="float">
            <text:p>-3</text:p>
          </table:table-cell>
          <table:table-cell office:value-type="float" office:value="-74" calcext:value-type="float">
            <text:p>-74</text:p>
          </table:table-cell>
          <table:table-cell office:value-type="float" office:value="-10.4588" calcext:value-type="float">
            <text:p>-10.4588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3" calcext:value-type="float">
            <text:p>-3</text:p>
          </table:table-cell>
          <table:table-cell office:value-type="float" office:value="-70" calcext:value-type="float">
            <text:p>-70</text:p>
          </table:table-cell>
          <table:table-cell office:value-type="float" office:value="-10.3104" calcext:value-type="float">
            <text:p>-10.3104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3" calcext:value-type="float">
            <text:p>-3</text:p>
          </table:table-cell>
          <table:table-cell office:value-type="float" office:value="-62" calcext:value-type="float">
            <text:p>-62</text:p>
          </table:table-cell>
          <table:table-cell office:value-type="float" office:value="-10.3424" calcext:value-type="float">
            <text:p>-10.3424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3" calcext:value-type="float">
            <text:p>-3</text:p>
          </table:table-cell>
          <table:table-cell office:value-type="float" office:value="-77" calcext:value-type="float">
            <text:p>-77</text:p>
          </table:table-cell>
          <table:table-cell office:value-type="float" office:value="-10.168" calcext:value-type="float">
            <text:p>-10.168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3" calcext:value-type="float">
            <text:p>-3</text:p>
          </table:table-cell>
          <table:table-cell office:value-type="float" office:value="-72" calcext:value-type="float">
            <text:p>-72</text:p>
          </table:table-cell>
          <table:table-cell office:value-type="float" office:value="-9.9012" calcext:value-type="float">
            <text:p>-9.9012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3" calcext:value-type="float">
            <text:p>-3</text:p>
          </table:table-cell>
          <table:table-cell office:value-type="float" office:value="-72" calcext:value-type="float">
            <text:p>-72</text:p>
          </table:table-cell>
          <table:table-cell office:value-type="float" office:value="-10.152" calcext:value-type="float">
            <text:p>-10.152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9.9404" calcext:value-type="float">
            <text:p>-9.9404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3" calcext:value-type="float">
            <text:p>-3</text:p>
          </table:table-cell>
          <table:table-cell office:value-type="float" office:value="-62" calcext:value-type="float">
            <text:p>-62</text:p>
          </table:table-cell>
          <table:table-cell office:value-type="float" office:value="-9.7852" calcext:value-type="float">
            <text:p>-9.7852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3" calcext:value-type="float">
            <text:p>-3</text:p>
          </table:table-cell>
          <table:table-cell office:value-type="float" office:value="-62" calcext:value-type="float">
            <text:p>-62</text:p>
          </table:table-cell>
          <table:table-cell office:value-type="float" office:value="-9.8312" calcext:value-type="float">
            <text:p>-9.8312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3" calcext:value-type="float">
            <text:p>-3</text:p>
          </table:table-cell>
          <table:table-cell office:value-type="float" office:value="-55" calcext:value-type="float">
            <text:p>-55</text:p>
          </table:table-cell>
          <table:table-cell office:value-type="float" office:value="-9.5812" calcext:value-type="float">
            <text:p>-9.5812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3" calcext:value-type="float">
            <text:p>-3</text:p>
          </table:table-cell>
          <table:table-cell office:value-type="float" office:value="-71" calcext:value-type="float">
            <text:p>-71</text:p>
          </table:table-cell>
          <table:table-cell office:value-type="float" office:value="-9.3764" calcext:value-type="float">
            <text:p>-9.3764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9.5188" calcext:value-type="float">
            <text:p>-9.5188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9.5604" calcext:value-type="float">
            <text:p>-9.5604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3" calcext:value-type="float">
            <text:p>-3</text:p>
          </table:table-cell>
          <table:table-cell office:value-type="float" office:value="-70" calcext:value-type="float">
            <text:p>-70</text:p>
          </table:table-cell>
          <table:table-cell office:value-type="float" office:value="-9.3696" calcext:value-type="float">
            <text:p>-9.3696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9.4896" calcext:value-type="float">
            <text:p>-9.4896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2" calcext:value-type="float">
            <text:p>-2</text:p>
          </table:table-cell>
          <table:table-cell office:value-type="float" office:value="-77" calcext:value-type="float">
            <text:p>-77</text:p>
          </table:table-cell>
          <table:table-cell office:value-type="float" office:value="-9.326" calcext:value-type="float">
            <text:p>-9.326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9.2824" calcext:value-type="float">
            <text:p>-9.2824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9.1376" calcext:value-type="float">
            <text:p>-9.1376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8.912" calcext:value-type="float">
            <text:p>-8.912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8.632" calcext:value-type="float">
            <text:p>-8.632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8.7224" calcext:value-type="float">
            <text:p>-8.7224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8.7324" calcext:value-type="float">
            <text:p>-8.7324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" calcext:value-type="float">
            <text:p>-1</text:p>
          </table:table-cell>
          <table:table-cell office:value-type="float" office:value="-76" calcext:value-type="float">
            <text:p>-76</text:p>
          </table:table-cell>
          <table:table-cell office:value-type="float" office:value="-8.6732" calcext:value-type="float">
            <text:p>-8.6732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" calcext:value-type="float">
            <text:p>-1</text:p>
          </table:table-cell>
          <table:table-cell office:value-type="float" office:value="-81" calcext:value-type="float">
            <text:p>-81</text:p>
          </table:table-cell>
          <table:table-cell office:value-type="float" office:value="-8.9904" calcext:value-type="float">
            <text:p>-8.9904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9.2224" calcext:value-type="float">
            <text:p>-9.2224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8.9628" calcext:value-type="float">
            <text:p>-8.9628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" calcext:value-type="float">
            <text:p>-1</text:p>
          </table:table-cell>
          <table:table-cell office:value-type="float" office:value="-75" calcext:value-type="float">
            <text:p>-75</text:p>
          </table:table-cell>
          <table:table-cell office:value-type="float" office:value="-8.8616" calcext:value-type="float">
            <text:p>-8.8616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8.9676" calcext:value-type="float">
            <text:p>-8.9676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8.6856" calcext:value-type="float">
            <text:p>-8.6856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8.4408" calcext:value-type="float">
            <text:p>-8.4408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" calcext:value-type="float">
            <text:p>-1</text:p>
          </table:table-cell>
          <table:table-cell office:value-type="float" office:value="-84" calcext:value-type="float">
            <text:p>-84</text:p>
          </table:table-cell>
          <table:table-cell office:value-type="float" office:value="-8.474" calcext:value-type="float">
            <text:p>-8.474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8.6196" calcext:value-type="float">
            <text:p>-8.6196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" calcext:value-type="float">
            <text:p>-1</text:p>
          </table:table-cell>
          <table:table-cell office:value-type="float" office:value="-75" calcext:value-type="float">
            <text:p>-75</text:p>
          </table:table-cell>
          <table:table-cell office:value-type="float" office:value="-8.58" calcext:value-type="float">
            <text:p>-8.58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8.6096" calcext:value-type="float">
            <text:p>-8.6096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8.4532" calcext:value-type="float">
            <text:p>-8.4532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" calcext:value-type="float">
            <text:p>-1</text:p>
          </table:table-cell>
          <table:table-cell office:value-type="float" office:value="-85" calcext:value-type="float">
            <text:p>-85</text:p>
          </table:table-cell>
          <table:table-cell office:value-type="float" office:value="-8.568" calcext:value-type="float">
            <text:p>-8.568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" calcext:value-type="float">
            <text:p>-1</text:p>
          </table:table-cell>
          <table:table-cell office:value-type="float" office:value="-79" calcext:value-type="float">
            <text:p>-79</text:p>
          </table:table-cell>
          <table:table-cell office:value-type="float" office:value="-8.5968" calcext:value-type="float">
            <text:p>-8.5968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8.4604" calcext:value-type="float">
            <text:p>-8.4604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8.348" calcext:value-type="float">
            <text:p>-8.348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8.2536" calcext:value-type="float">
            <text:p>-8.2536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  <table:table-cell office:value-type="float" office:value="-8.2976" calcext:value-type="float">
            <text:p>-8.2976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47" calcext:value-type="float">
            <text:p>-47</text:p>
          </table:table-cell>
          <table:table-cell office:value-type="float" office:value="-306" calcext:value-type="float">
            <text:p>-306</text:p>
          </table:table-cell>
          <table:table-cell office:value-type="float" office:value="-175.5024" calcext:value-type="float">
            <text:p>-175.5024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47" calcext:value-type="float">
            <text:p>-47</text:p>
          </table:table-cell>
          <table:table-cell office:value-type="float" office:value="-300" calcext:value-type="float">
            <text:p>-300</text:p>
          </table:table-cell>
          <table:table-cell office:value-type="float" office:value="-163.524" calcext:value-type="float">
            <text:p>-163.524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46" calcext:value-type="float">
            <text:p>-46</text:p>
          </table:table-cell>
          <table:table-cell office:value-type="float" office:value="-262" calcext:value-type="float">
            <text:p>-262</text:p>
          </table:table-cell>
          <table:table-cell office:value-type="float" office:value="-152.9312" calcext:value-type="float">
            <text:p>-152.9312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46" calcext:value-type="float">
            <text:p>-46</text:p>
          </table:table-cell>
          <table:table-cell office:value-type="float" office:value="-261" calcext:value-type="float">
            <text:p>-261</text:p>
          </table:table-cell>
          <table:table-cell office:value-type="float" office:value="-143.5388" calcext:value-type="float">
            <text:p>-143.5388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4" calcext:value-type="float">
            <text:p>-44</text:p>
          </table:table-cell>
          <table:table-cell office:value-type="float" office:value="-237" calcext:value-type="float">
            <text:p>-237</text:p>
          </table:table-cell>
          <table:table-cell office:value-type="float" office:value="-132.7524" calcext:value-type="float">
            <text:p>-132.7524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44" calcext:value-type="float">
            <text:p>-44</text:p>
          </table:table-cell>
          <table:table-cell office:value-type="float" office:value="-233" calcext:value-type="float">
            <text:p>-233</text:p>
          </table:table-cell>
          <table:table-cell office:value-type="float" office:value="-122.3936" calcext:value-type="float">
            <text:p>-122.3936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6" calcext:value-type="float">
            <text:p>-36</text:p>
          </table:table-cell>
          <table:table-cell office:value-type="float" office:value="-217" calcext:value-type="float">
            <text:p>-217</text:p>
          </table:table-cell>
          <table:table-cell office:value-type="float" office:value="-114.9216" calcext:value-type="float">
            <text:p>-114.921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6" calcext:value-type="float">
            <text:p>-36</text:p>
          </table:table-cell>
          <table:table-cell office:value-type="float" office:value="-225" calcext:value-type="float">
            <text:p>-225</text:p>
          </table:table-cell>
          <table:table-cell office:value-type="float" office:value="-107.5024" calcext:value-type="float">
            <text:p>-107.5024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36" calcext:value-type="float">
            <text:p>-36</text:p>
          </table:table-cell>
          <table:table-cell office:value-type="float" office:value="-203" calcext:value-type="float">
            <text:p>-203</text:p>
          </table:table-cell>
          <table:table-cell office:value-type="float" office:value="-101.9756" calcext:value-type="float">
            <text:p>-101.975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36" calcext:value-type="float">
            <text:p>-36</text:p>
          </table:table-cell>
          <table:table-cell office:value-type="float" office:value="-203" calcext:value-type="float">
            <text:p>-203</text:p>
          </table:table-cell>
          <table:table-cell office:value-type="float" office:value="-95.4252" calcext:value-type="float">
            <text:p>-95.4252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36" calcext:value-type="float">
            <text:p>-36</text:p>
          </table:table-cell>
          <table:table-cell office:value-type="float" office:value="-191" calcext:value-type="float">
            <text:p>-191</text:p>
          </table:table-cell>
          <table:table-cell office:value-type="float" office:value="-90.6704" calcext:value-type="float">
            <text:p>-90.6704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35" calcext:value-type="float">
            <text:p>-35</text:p>
          </table:table-cell>
          <table:table-cell office:value-type="float" office:value="-167" calcext:value-type="float">
            <text:p>-167</text:p>
          </table:table-cell>
          <table:table-cell office:value-type="float" office:value="-86.3656" calcext:value-type="float">
            <text:p>-86.3656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35" calcext:value-type="float">
            <text:p>-35</text:p>
          </table:table-cell>
          <table:table-cell office:value-type="float" office:value="-165" calcext:value-type="float">
            <text:p>-165</text:p>
          </table:table-cell>
          <table:table-cell office:value-type="float" office:value="-80.58" calcext:value-type="float">
            <text:p>-80.58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33" calcext:value-type="float">
            <text:p>-33</text:p>
          </table:table-cell>
          <table:table-cell office:value-type="float" office:value="-162" calcext:value-type="float">
            <text:p>-162</text:p>
          </table:table-cell>
          <table:table-cell office:value-type="float" office:value="-75.8428" calcext:value-type="float">
            <text:p>-75.8428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33" calcext:value-type="float">
            <text:p>-33</text:p>
          </table:table-cell>
          <table:table-cell office:value-type="float" office:value="-146" calcext:value-type="float">
            <text:p>-146</text:p>
          </table:table-cell>
          <table:table-cell office:value-type="float" office:value="-71.8144" calcext:value-type="float">
            <text:p>-71.8144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33" calcext:value-type="float">
            <text:p>-33</text:p>
          </table:table-cell>
          <table:table-cell office:value-type="float" office:value="-134" calcext:value-type="float">
            <text:p>-134</text:p>
          </table:table-cell>
          <table:table-cell office:value-type="float" office:value="-68.4196" calcext:value-type="float">
            <text:p>-68.419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32" calcext:value-type="float">
            <text:p>-32</text:p>
          </table:table-cell>
          <table:table-cell office:value-type="float" office:value="-131" calcext:value-type="float">
            <text:p>-131</text:p>
          </table:table-cell>
          <table:table-cell office:value-type="float" office:value="-65.1204" calcext:value-type="float">
            <text:p>-65.1204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8" calcext:value-type="float">
            <text:p>-28</text:p>
          </table:table-cell>
          <table:table-cell office:value-type="float" office:value="-120" calcext:value-type="float">
            <text:p>-120</text:p>
          </table:table-cell>
          <table:table-cell office:value-type="float" office:value="-62.1576" calcext:value-type="float">
            <text:p>-62.1576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8" calcext:value-type="float">
            <text:p>-28</text:p>
          </table:table-cell>
          <table:table-cell office:value-type="float" office:value="-126" calcext:value-type="float">
            <text:p>-126</text:p>
          </table:table-cell>
          <table:table-cell office:value-type="float" office:value="-58.744" calcext:value-type="float">
            <text:p>-58.744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8" calcext:value-type="float">
            <text:p>-28</text:p>
          </table:table-cell>
          <table:table-cell office:value-type="float" office:value="-113" calcext:value-type="float">
            <text:p>-113</text:p>
          </table:table-cell>
          <table:table-cell office:value-type="float" office:value="-56.546" calcext:value-type="float">
            <text:p>-56.546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5" calcext:value-type="float">
            <text:p>-25</text:p>
          </table:table-cell>
          <table:table-cell office:value-type="float" office:value="-126" calcext:value-type="float">
            <text:p>-126</text:p>
          </table:table-cell>
          <table:table-cell office:value-type="float" office:value="-54.8412" calcext:value-type="float">
            <text:p>-54.8412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5" calcext:value-type="float">
            <text:p>-25</text:p>
          </table:table-cell>
          <table:table-cell office:value-type="float" office:value="-150" calcext:value-type="float">
            <text:p>-150</text:p>
          </table:table-cell>
          <table:table-cell office:value-type="float" office:value="-53.2452" calcext:value-type="float">
            <text:p>-53.2452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25" calcext:value-type="float">
            <text:p>-25</text:p>
          </table:table-cell>
          <table:table-cell office:value-type="float" office:value="-112" calcext:value-type="float">
            <text:p>-112</text:p>
          </table:table-cell>
          <table:table-cell office:value-type="float" office:value="-52.5536" calcext:value-type="float">
            <text:p>-52.5536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25" calcext:value-type="float">
            <text:p>-25</text:p>
          </table:table-cell>
          <table:table-cell office:value-type="float" office:value="-113" calcext:value-type="float">
            <text:p>-113</text:p>
          </table:table-cell>
          <table:table-cell office:value-type="float" office:value="-50.5588" calcext:value-type="float">
            <text:p>-50.5588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5" calcext:value-type="float">
            <text:p>-25</text:p>
          </table:table-cell>
          <table:table-cell office:value-type="float" office:value="-101" calcext:value-type="float">
            <text:p>-101</text:p>
          </table:table-cell>
          <table:table-cell office:value-type="float" office:value="-49.1176" calcext:value-type="float">
            <text:p>-49.1176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5" calcext:value-type="float">
            <text:p>-25</text:p>
          </table:table-cell>
          <table:table-cell office:value-type="float" office:value="-106" calcext:value-type="float">
            <text:p>-106</text:p>
          </table:table-cell>
          <table:table-cell office:value-type="float" office:value="-47.2888" calcext:value-type="float">
            <text:p>-47.2888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25" calcext:value-type="float">
            <text:p>-25</text:p>
          </table:table-cell>
          <table:table-cell office:value-type="float" office:value="-102" calcext:value-type="float">
            <text:p>-102</text:p>
          </table:table-cell>
          <table:table-cell office:value-type="float" office:value="-45.9172" calcext:value-type="float">
            <text:p>-45.9172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25" calcext:value-type="float">
            <text:p>-25</text:p>
          </table:table-cell>
          <table:table-cell office:value-type="float" office:value="-100" calcext:value-type="float">
            <text:p>-100</text:p>
          </table:table-cell>
          <table:table-cell office:value-type="float" office:value="-44.772" calcext:value-type="float">
            <text:p>-44.772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25" calcext:value-type="float">
            <text:p>-25</text:p>
          </table:table-cell>
          <table:table-cell office:value-type="float" office:value="-104" calcext:value-type="float">
            <text:p>-104</text:p>
          </table:table-cell>
          <table:table-cell office:value-type="float" office:value="-43.6332" calcext:value-type="float">
            <text:p>-43.6332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25" calcext:value-type="float">
            <text:p>-25</text:p>
          </table:table-cell>
          <table:table-cell office:value-type="float" office:value="-107" calcext:value-type="float">
            <text:p>-107</text:p>
          </table:table-cell>
          <table:table-cell office:value-type="float" office:value="-42.932" calcext:value-type="float">
            <text:p>-42.932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25" calcext:value-type="float">
            <text:p>-25</text:p>
          </table:table-cell>
          <table:table-cell office:value-type="float" office:value="-131" calcext:value-type="float">
            <text:p>-131</text:p>
          </table:table-cell>
          <table:table-cell office:value-type="float" office:value="-42.29" calcext:value-type="float">
            <text:p>-42.29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25" calcext:value-type="float">
            <text:p>-25</text:p>
          </table:table-cell>
          <table:table-cell office:value-type="float" office:value="-106" calcext:value-type="float">
            <text:p>-106</text:p>
          </table:table-cell>
          <table:table-cell office:value-type="float" office:value="-42.3024" calcext:value-type="float">
            <text:p>-42.3024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25" calcext:value-type="float">
            <text:p>-25</text:p>
          </table:table-cell>
          <table:table-cell office:value-type="float" office:value="-100" calcext:value-type="float">
            <text:p>-100</text:p>
          </table:table-cell>
          <table:table-cell office:value-type="float" office:value="-41.378" calcext:value-type="float">
            <text:p>-41.378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25" calcext:value-type="float">
            <text:p>-25</text:p>
          </table:table-cell>
          <table:table-cell office:value-type="float" office:value="-108" calcext:value-type="float">
            <text:p>-108</text:p>
          </table:table-cell>
          <table:table-cell office:value-type="float" office:value="-41.0004" calcext:value-type="float">
            <text:p>-41.0004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24" calcext:value-type="float">
            <text:p>-24</text:p>
          </table:table-cell>
          <table:table-cell office:value-type="float" office:value="-92" calcext:value-type="float">
            <text:p>-92</text:p>
          </table:table-cell>
          <table:table-cell office:value-type="float" office:value="-40.1228" calcext:value-type="float">
            <text:p>-40.1228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24" calcext:value-type="float">
            <text:p>-24</text:p>
          </table:table-cell>
          <table:table-cell office:value-type="float" office:value="-88" calcext:value-type="float">
            <text:p>-88</text:p>
          </table:table-cell>
          <table:table-cell office:value-type="float" office:value="-39.318" calcext:value-type="float">
            <text:p>-39.318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22" calcext:value-type="float">
            <text:p>-22</text:p>
          </table:table-cell>
          <table:table-cell office:value-type="float" office:value="-114" calcext:value-type="float">
            <text:p>-114</text:p>
          </table:table-cell>
          <table:table-cell office:value-type="float" office:value="-38.7376" calcext:value-type="float">
            <text:p>-38.7376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7" calcext:value-type="float">
            <text:p>-17</text:p>
          </table:table-cell>
          <table:table-cell office:value-type="float" office:value="-102" calcext:value-type="float">
            <text:p>-102</text:p>
          </table:table-cell>
          <table:table-cell office:value-type="float" office:value="-38.3416" calcext:value-type="float">
            <text:p>-38.3416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7" calcext:value-type="float">
            <text:p>-17</text:p>
          </table:table-cell>
          <table:table-cell office:value-type="float" office:value="-97" calcext:value-type="float">
            <text:p>-97</text:p>
          </table:table-cell>
          <table:table-cell office:value-type="float" office:value="-37.674" calcext:value-type="float">
            <text:p>-37.674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7" calcext:value-type="float">
            <text:p>-17</text:p>
          </table:table-cell>
          <table:table-cell office:value-type="float" office:value="-89" calcext:value-type="float">
            <text:p>-89</text:p>
          </table:table-cell>
          <table:table-cell office:value-type="float" office:value="-37.034" calcext:value-type="float">
            <text:p>-37.034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7" calcext:value-type="float">
            <text:p>-17</text:p>
          </table:table-cell>
          <table:table-cell office:value-type="float" office:value="-87" calcext:value-type="float">
            <text:p>-87</text:p>
          </table:table-cell>
          <table:table-cell office:value-type="float" office:value="-36.5004" calcext:value-type="float">
            <text:p>-36.5004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7" calcext:value-type="float">
            <text:p>-17</text:p>
          </table:table-cell>
          <table:table-cell office:value-type="float" office:value="-83" calcext:value-type="float">
            <text:p>-83</text:p>
          </table:table-cell>
          <table:table-cell office:value-type="float" office:value="-35.8824" calcext:value-type="float">
            <text:p>-35.8824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8" calcext:value-type="float">
            <text:p>-18</text:p>
          </table:table-cell>
          <table:table-cell office:value-type="float" office:value="-86" calcext:value-type="float">
            <text:p>-86</text:p>
          </table:table-cell>
          <table:table-cell office:value-type="float" office:value="-35.0032" calcext:value-type="float">
            <text:p>-35.0032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8" calcext:value-type="float">
            <text:p>-18</text:p>
          </table:table-cell>
          <table:table-cell office:value-type="float" office:value="-81" calcext:value-type="float">
            <text:p>-81</text:p>
          </table:table-cell>
          <table:table-cell office:value-type="float" office:value="-34.4348" calcext:value-type="float">
            <text:p>-34.4348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8" calcext:value-type="float">
            <text:p>-18</text:p>
          </table:table-cell>
          <table:table-cell office:value-type="float" office:value="-84" calcext:value-type="float">
            <text:p>-84</text:p>
          </table:table-cell>
          <table:table-cell office:value-type="float" office:value="-34.0212" calcext:value-type="float">
            <text:p>-34.0212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8" calcext:value-type="float">
            <text:p>-18</text:p>
          </table:table-cell>
          <table:table-cell office:value-type="float" office:value="-79" calcext:value-type="float">
            <text:p>-79</text:p>
          </table:table-cell>
          <table:table-cell office:value-type="float" office:value="-33.5976" calcext:value-type="float">
            <text:p>-33.5976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8" calcext:value-type="float">
            <text:p>-18</text:p>
          </table:table-cell>
          <table:table-cell office:value-type="float" office:value="-83" calcext:value-type="float">
            <text:p>-83</text:p>
          </table:table-cell>
          <table:table-cell office:value-type="float" office:value="-33.2684" calcext:value-type="float">
            <text:p>-33.2684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6" calcext:value-type="float">
            <text:p>-16</text:p>
          </table:table-cell>
          <table:table-cell office:value-type="float" office:value="-95" calcext:value-type="float">
            <text:p>-95</text:p>
          </table:table-cell>
          <table:table-cell office:value-type="float" office:value="-32.824" calcext:value-type="float">
            <text:p>-32.824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" calcext:value-type="float">
            <text:p>-16</text:p>
          </table:table-cell>
          <table:table-cell office:value-type="float" office:value="-93" calcext:value-type="float">
            <text:p>-93</text:p>
          </table:table-cell>
          <table:table-cell office:value-type="float" office:value="-32.4412" calcext:value-type="float">
            <text:p>-32.4412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6" calcext:value-type="float">
            <text:p>-16</text:p>
          </table:table-cell>
          <table:table-cell office:value-type="float" office:value="-79" calcext:value-type="float">
            <text:p>-79</text:p>
          </table:table-cell>
          <table:table-cell office:value-type="float" office:value="-32.1436" calcext:value-type="float">
            <text:p>-32.1436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" calcext:value-type="float">
            <text:p>-16</text:p>
          </table:table-cell>
          <table:table-cell office:value-type="float" office:value="-82" calcext:value-type="float">
            <text:p>-82</text:p>
          </table:table-cell>
          <table:table-cell office:value-type="float" office:value="-31.6436" calcext:value-type="float">
            <text:p>-31.6436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6" calcext:value-type="float">
            <text:p>-16</text:p>
          </table:table-cell>
          <table:table-cell office:value-type="float" office:value="-93" calcext:value-type="float">
            <text:p>-93</text:p>
          </table:table-cell>
          <table:table-cell office:value-type="float" office:value="-31.4208" calcext:value-type="float">
            <text:p>-31.4208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6" calcext:value-type="float">
            <text:p>-16</text:p>
          </table:table-cell>
          <table:table-cell office:value-type="float" office:value="-87" calcext:value-type="float">
            <text:p>-87</text:p>
          </table:table-cell>
          <table:table-cell office:value-type="float" office:value="-31.3164" calcext:value-type="float">
            <text:p>-31.3164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6" calcext:value-type="float">
            <text:p>-16</text:p>
          </table:table-cell>
          <table:table-cell office:value-type="float" office:value="-104" calcext:value-type="float">
            <text:p>-104</text:p>
          </table:table-cell>
          <table:table-cell office:value-type="float" office:value="-30.9912" calcext:value-type="float">
            <text:p>-30.9912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6" calcext:value-type="float">
            <text:p>-16</text:p>
          </table:table-cell>
          <table:table-cell office:value-type="float" office:value="-98" calcext:value-type="float">
            <text:p>-98</text:p>
          </table:table-cell>
          <table:table-cell office:value-type="float" office:value="-31.0212" calcext:value-type="float">
            <text:p>-31.0212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6" calcext:value-type="float">
            <text:p>-16</text:p>
          </table:table-cell>
          <table:table-cell office:value-type="float" office:value="-84" calcext:value-type="float">
            <text:p>-84</text:p>
          </table:table-cell>
          <table:table-cell office:value-type="float" office:value="-30.8072" calcext:value-type="float">
            <text:p>-30.8072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" calcext:value-type="float">
            <text:p>-16</text:p>
          </table:table-cell>
          <table:table-cell office:value-type="float" office:value="-83" calcext:value-type="float">
            <text:p>-83</text:p>
          </table:table-cell>
          <table:table-cell office:value-type="float" office:value="-30.4296" calcext:value-type="float">
            <text:p>-30.4296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6" calcext:value-type="float">
            <text:p>-16</text:p>
          </table:table-cell>
          <table:table-cell office:value-type="float" office:value="-95" calcext:value-type="float">
            <text:p>-95</text:p>
          </table:table-cell>
          <table:table-cell office:value-type="float" office:value="-30.0652" calcext:value-type="float">
            <text:p>-30.0652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6" calcext:value-type="float">
            <text:p>-16</text:p>
          </table:table-cell>
          <table:table-cell office:value-type="float" office:value="-80" calcext:value-type="float">
            <text:p>-80</text:p>
          </table:table-cell>
          <table:table-cell office:value-type="float" office:value="-29.862" calcext:value-type="float">
            <text:p>-29.862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5" calcext:value-type="float">
            <text:p>-15</text:p>
          </table:table-cell>
          <table:table-cell office:value-type="float" office:value="-85" calcext:value-type="float">
            <text:p>-85</text:p>
          </table:table-cell>
          <table:table-cell office:value-type="float" office:value="-29.6008" calcext:value-type="float">
            <text:p>-29.6008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-87" calcext:value-type="float">
            <text:p>-87</text:p>
          </table:table-cell>
          <table:table-cell office:value-type="float" office:value="-29.3856" calcext:value-type="float">
            <text:p>-29.3856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5" calcext:value-type="float">
            <text:p>-15</text:p>
          </table:table-cell>
          <table:table-cell office:value-type="float" office:value="-81" calcext:value-type="float">
            <text:p>-81</text:p>
          </table:table-cell>
          <table:table-cell office:value-type="float" office:value="-29.1436" calcext:value-type="float">
            <text:p>-29.1436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5" calcext:value-type="float">
            <text:p>-15</text:p>
          </table:table-cell>
          <table:table-cell office:value-type="float" office:value="-83" calcext:value-type="float">
            <text:p>-83</text:p>
          </table:table-cell>
          <table:table-cell office:value-type="float" office:value="-28.9228" calcext:value-type="float">
            <text:p>-28.9228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5" calcext:value-type="float">
            <text:p>-15</text:p>
          </table:table-cell>
          <table:table-cell office:value-type="float" office:value="-95" calcext:value-type="float">
            <text:p>-95</text:p>
          </table:table-cell>
          <table:table-cell office:value-type="float" office:value="-28.7064" calcext:value-type="float">
            <text:p>-28.706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5" calcext:value-type="float">
            <text:p>-15</text:p>
          </table:table-cell>
          <table:table-cell office:value-type="float" office:value="-75" calcext:value-type="float">
            <text:p>-75</text:p>
          </table:table-cell>
          <table:table-cell office:value-type="float" office:value="-28.4424" calcext:value-type="float">
            <text:p>-28.4424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5" calcext:value-type="float">
            <text:p>-15</text:p>
          </table:table-cell>
          <table:table-cell office:value-type="float" office:value="-75" calcext:value-type="float">
            <text:p>-75</text:p>
          </table:table-cell>
          <table:table-cell office:value-type="float" office:value="-28.0928" calcext:value-type="float">
            <text:p>-28.0928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5" calcext:value-type="float">
            <text:p>-15</text:p>
          </table:table-cell>
          <table:table-cell office:value-type="float" office:value="-74" calcext:value-type="float">
            <text:p>-74</text:p>
          </table:table-cell>
          <table:table-cell office:value-type="float" office:value="-27.7852" calcext:value-type="float">
            <text:p>-27.7852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5" calcext:value-type="float">
            <text:p>-15</text:p>
          </table:table-cell>
          <table:table-cell office:value-type="float" office:value="-85" calcext:value-type="float">
            <text:p>-85</text:p>
          </table:table-cell>
          <table:table-cell office:value-type="float" office:value="-27.7432" calcext:value-type="float">
            <text:p>-27.7432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5" calcext:value-type="float">
            <text:p>-15</text:p>
          </table:table-cell>
          <table:table-cell office:value-type="float" office:value="-98" calcext:value-type="float">
            <text:p>-98</text:p>
          </table:table-cell>
          <table:table-cell office:value-type="float" office:value="-27.6396" calcext:value-type="float">
            <text:p>-27.6396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5" calcext:value-type="float">
            <text:p>-15</text:p>
          </table:table-cell>
          <table:table-cell office:value-type="float" office:value="-93" calcext:value-type="float">
            <text:p>-93</text:p>
          </table:table-cell>
          <table:table-cell office:value-type="float" office:value="-27.706" calcext:value-type="float">
            <text:p>-27.706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3" calcext:value-type="float">
            <text:p>-13</text:p>
          </table:table-cell>
          <table:table-cell office:value-type="float" office:value="-78" calcext:value-type="float">
            <text:p>-78</text:p>
          </table:table-cell>
          <table:table-cell office:value-type="float" office:value="-27.5996" calcext:value-type="float">
            <text:p>-27.5996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3" calcext:value-type="float">
            <text:p>-13</text:p>
          </table:table-cell>
          <table:table-cell office:value-type="float" office:value="-87" calcext:value-type="float">
            <text:p>-87</text:p>
          </table:table-cell>
          <table:table-cell office:value-type="float" office:value="-27.222" calcext:value-type="float">
            <text:p>-27.222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3" calcext:value-type="float">
            <text:p>-13</text:p>
          </table:table-cell>
          <table:table-cell office:value-type="float" office:value="-82" calcext:value-type="float">
            <text:p>-82</text:p>
          </table:table-cell>
          <table:table-cell office:value-type="float" office:value="-26.9988" calcext:value-type="float">
            <text:p>-26.9988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3" calcext:value-type="float">
            <text:p>-13</text:p>
          </table:table-cell>
          <table:table-cell office:value-type="float" office:value="-91" calcext:value-type="float">
            <text:p>-91</text:p>
          </table:table-cell>
          <table:table-cell office:value-type="float" office:value="-26.77" calcext:value-type="float">
            <text:p>-26.77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3" calcext:value-type="float">
            <text:p>-13</text:p>
          </table:table-cell>
          <table:table-cell office:value-type="float" office:value="-75" calcext:value-type="float">
            <text:p>-75</text:p>
          </table:table-cell>
          <table:table-cell office:value-type="float" office:value="-26.7832" calcext:value-type="float">
            <text:p>-26.7832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3" calcext:value-type="float">
            <text:p>-13</text:p>
          </table:table-cell>
          <table:table-cell office:value-type="float" office:value="-73" calcext:value-type="float">
            <text:p>-73</text:p>
          </table:table-cell>
          <table:table-cell office:value-type="float" office:value="-26.1948" calcext:value-type="float">
            <text:p>-26.1948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3" calcext:value-type="float">
            <text:p>-13</text:p>
          </table:table-cell>
          <table:table-cell office:value-type="float" office:value="-82" calcext:value-type="float">
            <text:p>-82</text:p>
          </table:table-cell>
          <table:table-cell office:value-type="float" office:value="-25.9952" calcext:value-type="float">
            <text:p>-25.9952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3" calcext:value-type="float">
            <text:p>-13</text:p>
          </table:table-cell>
          <table:table-cell office:value-type="float" office:value="-78" calcext:value-type="float">
            <text:p>-78</text:p>
          </table:table-cell>
          <table:table-cell office:value-type="float" office:value="-25.764" calcext:value-type="float">
            <text:p>-25.764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3" calcext:value-type="float">
            <text:p>-13</text:p>
          </table:table-cell>
          <table:table-cell office:value-type="float" office:value="-73" calcext:value-type="float">
            <text:p>-73</text:p>
          </table:table-cell>
          <table:table-cell office:value-type="float" office:value="-25.646" calcext:value-type="float">
            <text:p>-25.646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3" calcext:value-type="float">
            <text:p>-13</text:p>
          </table:table-cell>
          <table:table-cell office:value-type="float" office:value="-72" calcext:value-type="float">
            <text:p>-72</text:p>
          </table:table-cell>
          <table:table-cell office:value-type="float" office:value="-25.3924" calcext:value-type="float">
            <text:p>-25.3924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3" calcext:value-type="float">
            <text:p>-13</text:p>
          </table:table-cell>
          <table:table-cell office:value-type="float" office:value="-75" calcext:value-type="float">
            <text:p>-75</text:p>
          </table:table-cell>
          <table:table-cell office:value-type="float" office:value="-25.2428" calcext:value-type="float">
            <text:p>-25.2428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3" calcext:value-type="float">
            <text:p>-13</text:p>
          </table:table-cell>
          <table:table-cell office:value-type="float" office:value="-75" calcext:value-type="float">
            <text:p>-75</text:p>
          </table:table-cell>
          <table:table-cell office:value-type="float" office:value="-25.1104" calcext:value-type="float">
            <text:p>-25.1104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3" calcext:value-type="float">
            <text:p>-13</text:p>
          </table:table-cell>
          <table:table-cell office:value-type="float" office:value="-75" calcext:value-type="float">
            <text:p>-75</text:p>
          </table:table-cell>
          <table:table-cell office:value-type="float" office:value="-24.962" calcext:value-type="float">
            <text:p>-24.962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3" calcext:value-type="float">
            <text:p>-13</text:p>
          </table:table-cell>
          <table:table-cell office:value-type="float" office:value="-80" calcext:value-type="float">
            <text:p>-80</text:p>
          </table:table-cell>
          <table:table-cell office:value-type="float" office:value="-24.854" calcext:value-type="float">
            <text:p>-24.854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3" calcext:value-type="float">
            <text:p>-13</text:p>
          </table:table-cell>
          <table:table-cell office:value-type="float" office:value="-89" calcext:value-type="float">
            <text:p>-89</text:p>
          </table:table-cell>
          <table:table-cell office:value-type="float" office:value="-24.5548" calcext:value-type="float">
            <text:p>-24.5548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3" calcext:value-type="float">
            <text:p>-13</text:p>
          </table:table-cell>
          <table:table-cell office:value-type="float" office:value="-78" calcext:value-type="float">
            <text:p>-78</text:p>
          </table:table-cell>
          <table:table-cell office:value-type="float" office:value="-24.532" calcext:value-type="float">
            <text:p>-24.532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3" calcext:value-type="float">
            <text:p>-13</text:p>
          </table:table-cell>
          <table:table-cell office:value-type="float" office:value="-78" calcext:value-type="float">
            <text:p>-78</text:p>
          </table:table-cell>
          <table:table-cell office:value-type="float" office:value="-24.2852" calcext:value-type="float">
            <text:p>-24.2852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2" calcext:value-type="float">
            <text:p>-12</text:p>
          </table:table-cell>
          <table:table-cell office:value-type="float" office:value="-70" calcext:value-type="float">
            <text:p>-70</text:p>
          </table:table-cell>
          <table:table-cell office:value-type="float" office:value="-24.2008" calcext:value-type="float">
            <text:p>-24.2008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2" calcext:value-type="float">
            <text:p>-12</text:p>
          </table:table-cell>
          <table:table-cell office:value-type="float" office:value="-76" calcext:value-type="float">
            <text:p>-76</text:p>
          </table:table-cell>
          <table:table-cell office:value-type="float" office:value="-23.7628" calcext:value-type="float">
            <text:p>-23.7628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2" calcext:value-type="float">
            <text:p>-12</text:p>
          </table:table-cell>
          <table:table-cell office:value-type="float" office:value="-75" calcext:value-type="float">
            <text:p>-75</text:p>
          </table:table-cell>
          <table:table-cell office:value-type="float" office:value="-23.4892" calcext:value-type="float">
            <text:p>-23.4892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2" calcext:value-type="float">
            <text:p>-12</text:p>
          </table:table-cell>
          <table:table-cell office:value-type="float" office:value="-78" calcext:value-type="float">
            <text:p>-78</text:p>
          </table:table-cell>
          <table:table-cell office:value-type="float" office:value="-23.1996" calcext:value-type="float">
            <text:p>-23.1996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2" calcext:value-type="float">
            <text:p>-12</text:p>
          </table:table-cell>
          <table:table-cell office:value-type="float" office:value="-71" calcext:value-type="float">
            <text:p>-71</text:p>
          </table:table-cell>
          <table:table-cell office:value-type="float" office:value="-23.0544" calcext:value-type="float">
            <text:p>-23.0544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2" calcext:value-type="float">
            <text:p>-12</text:p>
          </table:table-cell>
          <table:table-cell office:value-type="float" office:value="-68" calcext:value-type="float">
            <text:p>-68</text:p>
          </table:table-cell>
          <table:table-cell office:value-type="float" office:value="-22.732" calcext:value-type="float">
            <text:p>-22.732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0" calcext:value-type="float">
            <text:p>-10</text:p>
          </table:table-cell>
          <table:table-cell office:value-type="float" office:value="-90" calcext:value-type="float">
            <text:p>-90</text:p>
          </table:table-cell>
          <table:table-cell office:value-type="float" office:value="-22.5488" calcext:value-type="float">
            <text:p>-22.5488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0" calcext:value-type="float">
            <text:p>-10</text:p>
          </table:table-cell>
          <table:table-cell office:value-type="float" office:value="-73" calcext:value-type="float">
            <text:p>-73</text:p>
          </table:table-cell>
          <table:table-cell office:value-type="float" office:value="-22.7156" calcext:value-type="float">
            <text:p>-22.7156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2" calcext:value-type="float">
            <text:p>-12</text:p>
          </table:table-cell>
          <table:table-cell office:value-type="float" office:value="-70" calcext:value-type="float">
            <text:p>-70</text:p>
          </table:table-cell>
          <table:table-cell office:value-type="float" office:value="-22.4148" calcext:value-type="float">
            <text:p>-22.4148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2" calcext:value-type="float">
            <text:p>-12</text:p>
          </table:table-cell>
          <table:table-cell office:value-type="float" office:value="-77" calcext:value-type="float">
            <text:p>-77</text:p>
          </table:table-cell>
          <table:table-cell office:value-type="float" office:value="-22.0068" calcext:value-type="float">
            <text:p>-22.0068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2" calcext:value-type="float">
            <text:p>-12</text:p>
          </table:table-cell>
          <table:table-cell office:value-type="float" office:value="-76" calcext:value-type="float">
            <text:p>-76</text:p>
          </table:table-cell>
          <table:table-cell office:value-type="float" office:value="-21.7148" calcext:value-type="float">
            <text:p>-21.7148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1" calcext:value-type="float">
            <text:p>-11</text:p>
          </table:table-cell>
          <table:table-cell office:value-type="float" office:value="-80" calcext:value-type="float">
            <text:p>-80</text:p>
          </table:table-cell>
          <table:table-cell office:value-type="float" office:value="-21.4132" calcext:value-type="float">
            <text:p>-21.4132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1" calcext:value-type="float">
            <text:p>-11</text:p>
          </table:table-cell>
          <table:table-cell office:value-type="float" office:value="-70" calcext:value-type="float">
            <text:p>-70</text:p>
          </table:table-cell>
          <table:table-cell office:value-type="float" office:value="-21.414" calcext:value-type="float">
            <text:p>-21.414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1" calcext:value-type="float">
            <text:p>-11</text:p>
          </table:table-cell>
          <table:table-cell office:value-type="float" office:value="-67" calcext:value-type="float">
            <text:p>-67</text:p>
          </table:table-cell>
          <table:table-cell office:value-type="float" office:value="-21.168" calcext:value-type="float">
            <text:p>-21.168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0" calcext:value-type="float">
            <text:p>-10</text:p>
          </table:table-cell>
          <table:table-cell office:value-type="float" office:value="-71" calcext:value-type="float">
            <text:p>-71</text:p>
          </table:table-cell>
          <table:table-cell office:value-type="float" office:value="-20.9464" calcext:value-type="float">
            <text:p>-20.9464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0" calcext:value-type="float">
            <text:p>-10</text:p>
          </table:table-cell>
          <table:table-cell office:value-type="float" office:value="-70" calcext:value-type="float">
            <text:p>-70</text:p>
          </table:table-cell>
          <table:table-cell office:value-type="float" office:value="-20.6752" calcext:value-type="float">
            <text:p>-20.6752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0" calcext:value-type="float">
            <text:p>-10</text:p>
          </table:table-cell>
          <table:table-cell office:value-type="float" office:value="-70" calcext:value-type="float">
            <text:p>-70</text:p>
          </table:table-cell>
          <table:table-cell office:value-type="float" office:value="-20.4092" calcext:value-type="float">
            <text:p>-20.4092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0" calcext:value-type="float">
            <text:p>-10</text:p>
          </table:table-cell>
          <table:table-cell office:value-type="float" office:value="-65" calcext:value-type="float">
            <text:p>-65</text:p>
          </table:table-cell>
          <table:table-cell office:value-type="float" office:value="-20.3908" calcext:value-type="float">
            <text:p>-20.3908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0" calcext:value-type="float">
            <text:p>-10</text:p>
          </table:table-cell>
          <table:table-cell office:value-type="float" office:value="-89" calcext:value-type="float">
            <text:p>-89</text:p>
          </table:table-cell>
          <table:table-cell office:value-type="float" office:value="-20.2" calcext:value-type="float">
            <text:p>-20.2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0" calcext:value-type="float">
            <text:p>-10</text:p>
          </table:table-cell>
          <table:table-cell office:value-type="float" office:value="-92" calcext:value-type="float">
            <text:p>-92</text:p>
          </table:table-cell>
          <table:table-cell office:value-type="float" office:value="-20.3448" calcext:value-type="float">
            <text:p>-20.3448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0" calcext:value-type="float">
            <text:p>-10</text:p>
          </table:table-cell>
          <table:table-cell office:value-type="float" office:value="-69" calcext:value-type="float">
            <text:p>-69</text:p>
          </table:table-cell>
          <table:table-cell office:value-type="float" office:value="-20.3804" calcext:value-type="float">
            <text:p>-20.3804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0" calcext:value-type="float">
            <text:p>-10</text:p>
          </table:table-cell>
          <table:table-cell office:value-type="float" office:value="-91" calcext:value-type="float">
            <text:p>-91</text:p>
          </table:table-cell>
          <table:table-cell office:value-type="float" office:value="-20.0064" calcext:value-type="float">
            <text:p>-20.0064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0" calcext:value-type="float">
            <text:p>-10</text:p>
          </table:table-cell>
          <table:table-cell office:value-type="float" office:value="-89" calcext:value-type="float">
            <text:p>-89</text:p>
          </table:table-cell>
          <table:table-cell office:value-type="float" office:value="-20.1564" calcext:value-type="float">
            <text:p>-20.1564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-87" calcext:value-type="float">
            <text:p>-87</text:p>
          </table:table-cell>
          <table:table-cell office:value-type="float" office:value="-20.2996" calcext:value-type="float">
            <text:p>-20.2996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0" calcext:value-type="float">
            <text:p>-10</text:p>
          </table:table-cell>
          <table:table-cell office:value-type="float" office:value="-82" calcext:value-type="float">
            <text:p>-82</text:p>
          </table:table-cell>
          <table:table-cell office:value-type="float" office:value="-20.322" calcext:value-type="float">
            <text:p>-20.322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0" calcext:value-type="float">
            <text:p>-10</text:p>
          </table:table-cell>
          <table:table-cell office:value-type="float" office:value="-96" calcext:value-type="float">
            <text:p>-96</text:p>
          </table:table-cell>
          <table:table-cell office:value-type="float" office:value="-20.0064" calcext:value-type="float">
            <text:p>-20.0064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0" calcext:value-type="float">
            <text:p>-10</text:p>
          </table:table-cell>
          <table:table-cell office:value-type="float" office:value="-99" calcext:value-type="float">
            <text:p>-99</text:p>
          </table:table-cell>
          <table:table-cell office:value-type="float" office:value="-20.0528" calcext:value-type="float">
            <text:p>-20.0528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0" calcext:value-type="float">
            <text:p>-10</text:p>
          </table:table-cell>
          <table:table-cell office:value-type="float" office:value="-75" calcext:value-type="float">
            <text:p>-75</text:p>
          </table:table-cell>
          <table:table-cell office:value-type="float" office:value="-20.0084" calcext:value-type="float">
            <text:p>-20.0084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0" calcext:value-type="float">
            <text:p>-10</text:p>
          </table:table-cell>
          <table:table-cell office:value-type="float" office:value="-72" calcext:value-type="float">
            <text:p>-72</text:p>
          </table:table-cell>
          <table:table-cell office:value-type="float" office:value="-19.8124" calcext:value-type="float">
            <text:p>-19.8124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0" calcext:value-type="float">
            <text:p>-10</text:p>
          </table:table-cell>
          <table:table-cell office:value-type="float" office:value="-70" calcext:value-type="float">
            <text:p>-70</text:p>
          </table:table-cell>
          <table:table-cell office:value-type="float" office:value="-19.3576" calcext:value-type="float">
            <text:p>-19.3576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0" calcext:value-type="float">
            <text:p>-10</text:p>
          </table:table-cell>
          <table:table-cell office:value-type="float" office:value="-67" calcext:value-type="float">
            <text:p>-67</text:p>
          </table:table-cell>
          <table:table-cell office:value-type="float" office:value="-19.2628" calcext:value-type="float">
            <text:p>-19.2628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0" calcext:value-type="float">
            <text:p>-10</text:p>
          </table:table-cell>
          <table:table-cell office:value-type="float" office:value="-75" calcext:value-type="float">
            <text:p>-75</text:p>
          </table:table-cell>
          <table:table-cell office:value-type="float" office:value="-19.0764" calcext:value-type="float">
            <text:p>-19.0764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0" calcext:value-type="float">
            <text:p>-10</text:p>
          </table:table-cell>
          <table:table-cell office:value-type="float" office:value="-76" calcext:value-type="float">
            <text:p>-76</text:p>
          </table:table-cell>
          <table:table-cell office:value-type="float" office:value="-19.1844" calcext:value-type="float">
            <text:p>-19.1844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0" calcext:value-type="float">
            <text:p>-10</text:p>
          </table:table-cell>
          <table:table-cell office:value-type="float" office:value="-80" calcext:value-type="float">
            <text:p>-80</text:p>
          </table:table-cell>
          <table:table-cell office:value-type="float" office:value="-19.1212" calcext:value-type="float">
            <text:p>-19.1212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0" calcext:value-type="float">
            <text:p>-10</text:p>
          </table:table-cell>
          <table:table-cell office:value-type="float" office:value="-80" calcext:value-type="float">
            <text:p>-80</text:p>
          </table:table-cell>
          <table:table-cell office:value-type="float" office:value="-19.182" calcext:value-type="float">
            <text:p>-19.182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0" calcext:value-type="float">
            <text:p>-10</text:p>
          </table:table-cell>
          <table:table-cell office:value-type="float" office:value="-72" calcext:value-type="float">
            <text:p>-72</text:p>
          </table:table-cell>
          <table:table-cell office:value-type="float" office:value="-18.9396" calcext:value-type="float">
            <text:p>-18.9396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9" calcext:value-type="float">
            <text:p>-9</text:p>
          </table:table-cell>
          <table:table-cell office:value-type="float" office:value="-68" calcext:value-type="float">
            <text:p>-68</text:p>
          </table:table-cell>
          <table:table-cell office:value-type="float" office:value="-18.7364" calcext:value-type="float">
            <text:p>-18.7364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9" calcext:value-type="float">
            <text:p>-9</text:p>
          </table:table-cell>
          <table:table-cell office:value-type="float" office:value="-80" calcext:value-type="float">
            <text:p>-80</text:p>
          </table:table-cell>
          <table:table-cell office:value-type="float" office:value="-18.7312" calcext:value-type="float">
            <text:p>-18.7312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9" calcext:value-type="float">
            <text:p>-9</text:p>
          </table:table-cell>
          <table:table-cell office:value-type="float" office:value="-80" calcext:value-type="float">
            <text:p>-80</text:p>
          </table:table-cell>
          <table:table-cell office:value-type="float" office:value="-18.8392" calcext:value-type="float">
            <text:p>-18.8392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9" calcext:value-type="float">
            <text:p>-9</text:p>
          </table:table-cell>
          <table:table-cell office:value-type="float" office:value="-73" calcext:value-type="float">
            <text:p>-73</text:p>
          </table:table-cell>
          <table:table-cell office:value-type="float" office:value="-18.6644" calcext:value-type="float">
            <text:p>-18.6644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9" calcext:value-type="float">
            <text:p>-9</text:p>
          </table:table-cell>
          <table:table-cell office:value-type="float" office:value="-83" calcext:value-type="float">
            <text:p>-83</text:p>
          </table:table-cell>
          <table:table-cell office:value-type="float" office:value="-18.3968" calcext:value-type="float">
            <text:p>-18.3968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9" calcext:value-type="float">
            <text:p>-9</text:p>
          </table:table-cell>
          <table:table-cell office:value-type="float" office:value="-72" calcext:value-type="float">
            <text:p>-72</text:p>
          </table:table-cell>
          <table:table-cell office:value-type="float" office:value="-18.3208" calcext:value-type="float">
            <text:p>-18.3208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8" calcext:value-type="float">
            <text:p>-8</text:p>
          </table:table-cell>
          <table:table-cell office:value-type="float" office:value="-70" calcext:value-type="float">
            <text:p>-70</text:p>
          </table:table-cell>
          <table:table-cell office:value-type="float" office:value="-18.19" calcext:value-type="float">
            <text:p>-18.19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8" calcext:value-type="float">
            <text:p>-8</text:p>
          </table:table-cell>
          <table:table-cell office:value-type="float" office:value="-65" calcext:value-type="float">
            <text:p>-65</text:p>
          </table:table-cell>
          <table:table-cell office:value-type="float" office:value="-17.8112" calcext:value-type="float">
            <text:p>-17.8112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8" calcext:value-type="float">
            <text:p>-8</text:p>
          </table:table-cell>
          <table:table-cell office:value-type="float" office:value="-70" calcext:value-type="float">
            <text:p>-70</text:p>
          </table:table-cell>
          <table:table-cell office:value-type="float" office:value="-17.6896" calcext:value-type="float">
            <text:p>-17.6896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8" calcext:value-type="float">
            <text:p>-8</text:p>
          </table:table-cell>
          <table:table-cell office:value-type="float" office:value="-65" calcext:value-type="float">
            <text:p>-65</text:p>
          </table:table-cell>
          <table:table-cell office:value-type="float" office:value="-17.8056" calcext:value-type="float">
            <text:p>-17.8056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6" calcext:value-type="float">
            <text:p>-6</text:p>
          </table:table-cell>
          <table:table-cell office:value-type="float" office:value="-79" calcext:value-type="float">
            <text:p>-79</text:p>
          </table:table-cell>
          <table:table-cell office:value-type="float" office:value="-17.6736" calcext:value-type="float">
            <text:p>-17.6736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6" calcext:value-type="float">
            <text:p>-6</text:p>
          </table:table-cell>
          <table:table-cell office:value-type="float" office:value="-65" calcext:value-type="float">
            <text:p>-65</text:p>
          </table:table-cell>
          <table:table-cell office:value-type="float" office:value="-17.7788" calcext:value-type="float">
            <text:p>-17.7788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6" calcext:value-type="float">
            <text:p>-6</text:p>
          </table:table-cell>
          <table:table-cell office:value-type="float" office:value="-65" calcext:value-type="float">
            <text:p>-65</text:p>
          </table:table-cell>
          <table:table-cell office:value-type="float" office:value="-17.3752" calcext:value-type="float">
            <text:p>-17.3752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6" calcext:value-type="float">
            <text:p>-6</text:p>
          </table:table-cell>
          <table:table-cell office:value-type="float" office:value="-72" calcext:value-type="float">
            <text:p>-72</text:p>
          </table:table-cell>
          <table:table-cell office:value-type="float" office:value="-17.4156" calcext:value-type="float">
            <text:p>-17.4156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6" calcext:value-type="float">
            <text:p>-6</text:p>
          </table:table-cell>
          <table:table-cell office:value-type="float" office:value="-69" calcext:value-type="float">
            <text:p>-69</text:p>
          </table:table-cell>
          <table:table-cell office:value-type="float" office:value="-17.402" calcext:value-type="float">
            <text:p>-17.402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6" calcext:value-type="float">
            <text:p>-6</text:p>
          </table:table-cell>
          <table:table-cell office:value-type="float" office:value="-73" calcext:value-type="float">
            <text:p>-73</text:p>
          </table:table-cell>
          <table:table-cell office:value-type="float" office:value="-17.324" calcext:value-type="float">
            <text:p>-17.324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6" calcext:value-type="float">
            <text:p>-6</text:p>
          </table:table-cell>
          <table:table-cell office:value-type="float" office:value="-66" calcext:value-type="float">
            <text:p>-66</text:p>
          </table:table-cell>
          <table:table-cell office:value-type="float" office:value="-17.1712" calcext:value-type="float">
            <text:p>-17.1712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6" calcext:value-type="float">
            <text:p>-6</text:p>
          </table:table-cell>
          <table:table-cell office:value-type="float" office:value="-71" calcext:value-type="float">
            <text:p>-71</text:p>
          </table:table-cell>
          <table:table-cell office:value-type="float" office:value="-16.8564" calcext:value-type="float">
            <text:p>-16.8564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6" calcext:value-type="float">
            <text:p>-6</text:p>
          </table:table-cell>
          <table:table-cell office:value-type="float" office:value="-77" calcext:value-type="float">
            <text:p>-77</text:p>
          </table:table-cell>
          <table:table-cell office:value-type="float" office:value="-16.9788" calcext:value-type="float">
            <text:p>-16.9788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6" calcext:value-type="float">
            <text:p>-6</text:p>
          </table:table-cell>
          <table:table-cell office:value-type="float" office:value="-69" calcext:value-type="float">
            <text:p>-69</text:p>
          </table:table-cell>
          <table:table-cell office:value-type="float" office:value="-16.9748" calcext:value-type="float">
            <text:p>-16.9748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6" calcext:value-type="float">
            <text:p>-6</text:p>
          </table:table-cell>
          <table:table-cell office:value-type="float" office:value="-67" calcext:value-type="float">
            <text:p>-67</text:p>
          </table:table-cell>
          <table:table-cell office:value-type="float" office:value="-17.0248" calcext:value-type="float">
            <text:p>-17.0248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6" calcext:value-type="float">
            <text:p>-6</text:p>
          </table:table-cell>
          <table:table-cell office:value-type="float" office:value="-68" calcext:value-type="float">
            <text:p>-68</text:p>
          </table:table-cell>
          <table:table-cell office:value-type="float" office:value="-16.8496" calcext:value-type="float">
            <text:p>-16.8496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6" calcext:value-type="float">
            <text:p>-6</text:p>
          </table:table-cell>
          <table:table-cell office:value-type="float" office:value="-74" calcext:value-type="float">
            <text:p>-74</text:p>
          </table:table-cell>
          <table:table-cell office:value-type="float" office:value="-16.5832" calcext:value-type="float">
            <text:p>-16.5832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6" calcext:value-type="float">
            <text:p>-6</text:p>
          </table:table-cell>
          <table:table-cell office:value-type="float" office:value="-63" calcext:value-type="float">
            <text:p>-63</text:p>
          </table:table-cell>
          <table:table-cell office:value-type="float" office:value="-16.734" calcext:value-type="float">
            <text:p>-16.734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6" calcext:value-type="float">
            <text:p>-6</text:p>
          </table:table-cell>
          <table:table-cell office:value-type="float" office:value="-60" calcext:value-type="float">
            <text:p>-60</text:p>
          </table:table-cell>
          <table:table-cell office:value-type="float" office:value="-16.4776" calcext:value-type="float">
            <text:p>-16.4776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6" calcext:value-type="float">
            <text:p>-6</text:p>
          </table:table-cell>
          <table:table-cell office:value-type="float" office:value="-60" calcext:value-type="float">
            <text:p>-60</text:p>
          </table:table-cell>
          <table:table-cell office:value-type="float" office:value="-16.3564" calcext:value-type="float">
            <text:p>-16.3564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6" calcext:value-type="float">
            <text:p>-6</text:p>
          </table:table-cell>
          <table:table-cell office:value-type="float" office:value="-65" calcext:value-type="float">
            <text:p>-65</text:p>
          </table:table-cell>
          <table:table-cell office:value-type="float" office:value="-16.2348" calcext:value-type="float">
            <text:p>-16.2348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6" calcext:value-type="float">
            <text:p>-6</text:p>
          </table:table-cell>
          <table:table-cell office:value-type="float" office:value="-65" calcext:value-type="float">
            <text:p>-65</text:p>
          </table:table-cell>
          <table:table-cell office:value-type="float" office:value="-16.146" calcext:value-type="float">
            <text:p>-16.146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6" calcext:value-type="float">
            <text:p>-6</text:p>
          </table:table-cell>
          <table:table-cell office:value-type="float" office:value="-62" calcext:value-type="float">
            <text:p>-62</text:p>
          </table:table-cell>
          <table:table-cell office:value-type="float" office:value="-16.18" calcext:value-type="float">
            <text:p>-16.18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6" calcext:value-type="float">
            <text:p>-6</text:p>
          </table:table-cell>
          <table:table-cell office:value-type="float" office:value="-75" calcext:value-type="float">
            <text:p>-75</text:p>
          </table:table-cell>
          <table:table-cell office:value-type="float" office:value="-16.0292" calcext:value-type="float">
            <text:p>-16.0292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6" calcext:value-type="float">
            <text:p>-6</text:p>
          </table:table-cell>
          <table:table-cell office:value-type="float" office:value="-61" calcext:value-type="float">
            <text:p>-61</text:p>
          </table:table-cell>
          <table:table-cell office:value-type="float" office:value="-16.1576" calcext:value-type="float">
            <text:p>-16.1576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6" calcext:value-type="float">
            <text:p>-6</text:p>
          </table:table-cell>
          <table:table-cell office:value-type="float" office:value="-62" calcext:value-type="float">
            <text:p>-62</text:p>
          </table:table-cell>
          <table:table-cell office:value-type="float" office:value="-15.9404" calcext:value-type="float">
            <text:p>-15.9404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6" calcext:value-type="float">
            <text:p>-6</text:p>
          </table:table-cell>
          <table:table-cell office:value-type="float" office:value="-72" calcext:value-type="float">
            <text:p>-72</text:p>
          </table:table-cell>
          <table:table-cell office:value-type="float" office:value="-15.9192" calcext:value-type="float">
            <text:p>-15.9192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6" calcext:value-type="float">
            <text:p>-6</text:p>
          </table:table-cell>
          <table:table-cell office:value-type="float" office:value="-70" calcext:value-type="float">
            <text:p>-70</text:p>
          </table:table-cell>
          <table:table-cell office:value-type="float" office:value="-15.9308" calcext:value-type="float">
            <text:p>-15.9308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6" calcext:value-type="float">
            <text:p>-6</text:p>
          </table:table-cell>
          <table:table-cell office:value-type="float" office:value="-68" calcext:value-type="float">
            <text:p>-68</text:p>
          </table:table-cell>
          <table:table-cell office:value-type="float" office:value="-16.0028" calcext:value-type="float">
            <text:p>-16.0028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6" calcext:value-type="float">
            <text:p>-6</text:p>
          </table:table-cell>
          <table:table-cell office:value-type="float" office:value="-65" calcext:value-type="float">
            <text:p>-65</text:p>
          </table:table-cell>
          <table:table-cell office:value-type="float" office:value="-15.9004" calcext:value-type="float">
            <text:p>-15.9004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6" calcext:value-type="float">
            <text:p>-6</text:p>
          </table:table-cell>
          <table:table-cell office:value-type="float" office:value="-64" calcext:value-type="float">
            <text:p>-64</text:p>
          </table:table-cell>
          <table:table-cell office:value-type="float" office:value="-15.7008" calcext:value-type="float">
            <text:p>-15.7008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6" calcext:value-type="float">
            <text:p>-6</text:p>
          </table:table-cell>
          <table:table-cell office:value-type="float" office:value="-71" calcext:value-type="float">
            <text:p>-71</text:p>
          </table:table-cell>
          <table:table-cell office:value-type="float" office:value="-15.4144" calcext:value-type="float">
            <text:p>-15.4144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6" calcext:value-type="float">
            <text:p>-6</text:p>
          </table:table-cell>
          <table:table-cell office:value-type="float" office:value="-81" calcext:value-type="float">
            <text:p>-81</text:p>
          </table:table-cell>
          <table:table-cell office:value-type="float" office:value="-15.5064" calcext:value-type="float">
            <text:p>-15.5064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6" calcext:value-type="float">
            <text:p>-6</text:p>
          </table:table-cell>
          <table:table-cell office:value-type="float" office:value="-74" calcext:value-type="float">
            <text:p>-74</text:p>
          </table:table-cell>
          <table:table-cell office:value-type="float" office:value="-15.7884" calcext:value-type="float">
            <text:p>-15.7884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6" calcext:value-type="float">
            <text:p>-6</text:p>
          </table:table-cell>
          <table:table-cell office:value-type="float" office:value="-83" calcext:value-type="float">
            <text:p>-83</text:p>
          </table:table-cell>
          <table:table-cell office:value-type="float" office:value="-15.632" calcext:value-type="float">
            <text:p>-15.632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6" calcext:value-type="float">
            <text:p>-6</text:p>
          </table:table-cell>
          <table:table-cell office:value-type="float" office:value="-66" calcext:value-type="float">
            <text:p>-66</text:p>
          </table:table-cell>
          <table:table-cell office:value-type="float" office:value="-15.6012" calcext:value-type="float">
            <text:p>-15.6012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6" calcext:value-type="float">
            <text:p>-6</text:p>
          </table:table-cell>
          <table:table-cell office:value-type="float" office:value="-61" calcext:value-type="float">
            <text:p>-61</text:p>
          </table:table-cell>
          <table:table-cell office:value-type="float" office:value="-15.2376" calcext:value-type="float">
            <text:p>-15.2376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6" calcext:value-type="float">
            <text:p>-6</text:p>
          </table:table-cell>
          <table:table-cell office:value-type="float" office:value="-66" calcext:value-type="float">
            <text:p>-66</text:p>
          </table:table-cell>
          <table:table-cell office:value-type="float" office:value="-14.9644" calcext:value-type="float">
            <text:p>-14.9644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6" calcext:value-type="float">
            <text:p>-6</text:p>
          </table:table-cell>
          <table:table-cell office:value-type="float" office:value="-69" calcext:value-type="float">
            <text:p>-69</text:p>
          </table:table-cell>
          <table:table-cell office:value-type="float" office:value="-14.8292" calcext:value-type="float">
            <text:p>-14.8292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6" calcext:value-type="float">
            <text:p>-6</text:p>
          </table:table-cell>
          <table:table-cell office:value-type="float" office:value="-71" calcext:value-type="float">
            <text:p>-71</text:p>
          </table:table-cell>
          <table:table-cell office:value-type="float" office:value="-15.0168" calcext:value-type="float">
            <text:p>-15.0168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6" calcext:value-type="float">
            <text:p>-6</text:p>
          </table:table-cell>
          <table:table-cell office:value-type="float" office:value="-63" calcext:value-type="float">
            <text:p>-63</text:p>
          </table:table-cell>
          <table:table-cell office:value-type="float" office:value="-14.9964" calcext:value-type="float">
            <text:p>-14.9964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6" calcext:value-type="float">
            <text:p>-6</text:p>
          </table:table-cell>
          <table:table-cell office:value-type="float" office:value="-64" calcext:value-type="float">
            <text:p>-64</text:p>
          </table:table-cell>
          <table:table-cell office:value-type="float" office:value="-14.5808" calcext:value-type="float">
            <text:p>-14.5808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6" calcext:value-type="float">
            <text:p>-6</text:p>
          </table:table-cell>
          <table:table-cell office:value-type="float" office:value="-65" calcext:value-type="float">
            <text:p>-65</text:p>
          </table:table-cell>
          <table:table-cell office:value-type="float" office:value="-14.5956" calcext:value-type="float">
            <text:p>-14.5956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6" calcext:value-type="float">
            <text:p>-6</text:p>
          </table:table-cell>
          <table:table-cell office:value-type="float" office:value="-63" calcext:value-type="float">
            <text:p>-63</text:p>
          </table:table-cell>
          <table:table-cell office:value-type="float" office:value="-14.608" calcext:value-type="float">
            <text:p>-14.608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6" calcext:value-type="float">
            <text:p>-6</text:p>
          </table:table-cell>
          <table:table-cell office:value-type="float" office:value="-72" calcext:value-type="float">
            <text:p>-72</text:p>
          </table:table-cell>
          <table:table-cell office:value-type="float" office:value="-14.5316" calcext:value-type="float">
            <text:p>-14.5316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6" calcext:value-type="float">
            <text:p>-6</text:p>
          </table:table-cell>
          <table:table-cell office:value-type="float" office:value="-75" calcext:value-type="float">
            <text:p>-75</text:p>
          </table:table-cell>
          <table:table-cell office:value-type="float" office:value="-14.2908" calcext:value-type="float">
            <text:p>-14.2908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6" calcext:value-type="float">
            <text:p>-6</text:p>
          </table:table-cell>
          <table:table-cell office:value-type="float" office:value="-73" calcext:value-type="float">
            <text:p>-73</text:p>
          </table:table-cell>
          <table:table-cell office:value-type="float" office:value="-14.488" calcext:value-type="float">
            <text:p>-14.488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6" calcext:value-type="float">
            <text:p>-6</text:p>
          </table:table-cell>
          <table:table-cell office:value-type="float" office:value="-100" calcext:value-type="float">
            <text:p>-100</text:p>
          </table:table-cell>
          <table:table-cell office:value-type="float" office:value="-14.4248" calcext:value-type="float">
            <text:p>-14.4248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5" calcext:value-type="float">
            <text:p>-5</text:p>
          </table:table-cell>
          <table:table-cell office:value-type="float" office:value="-82" calcext:value-type="float">
            <text:p>-82</text:p>
          </table:table-cell>
          <table:table-cell office:value-type="float" office:value="-14.47" calcext:value-type="float">
            <text:p>-14.47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5" calcext:value-type="float">
            <text:p>-5</text:p>
          </table:table-cell>
          <table:table-cell office:value-type="float" office:value="-97" calcext:value-type="float">
            <text:p>-97</text:p>
          </table:table-cell>
          <table:table-cell office:value-type="float" office:value="-14.6384" calcext:value-type="float">
            <text:p>-14.6384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-70" calcext:value-type="float">
            <text:p>-70</text:p>
          </table:table-cell>
          <table:table-cell office:value-type="float" office:value="-14.492" calcext:value-type="float">
            <text:p>-14.492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5" calcext:value-type="float">
            <text:p>-5</text:p>
          </table:table-cell>
          <table:table-cell office:value-type="float" office:value="-63" calcext:value-type="float">
            <text:p>-63</text:p>
          </table:table-cell>
          <table:table-cell office:value-type="float" office:value="-13.9704" calcext:value-type="float">
            <text:p>-13.9704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5" calcext:value-type="float">
            <text:p>-5</text:p>
          </table:table-cell>
          <table:table-cell office:value-type="float" office:value="-65" calcext:value-type="float">
            <text:p>-65</text:p>
          </table:table-cell>
          <table:table-cell office:value-type="float" office:value="-13.7324" calcext:value-type="float">
            <text:p>-13.7324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5" calcext:value-type="float">
            <text:p>-5</text:p>
          </table:table-cell>
          <table:table-cell office:value-type="float" office:value="-83" calcext:value-type="float">
            <text:p>-83</text:p>
          </table:table-cell>
          <table:table-cell office:value-type="float" office:value="-13.7092" calcext:value-type="float">
            <text:p>-13.7092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5" calcext:value-type="float">
            <text:p>-5</text:p>
          </table:table-cell>
          <table:table-cell office:value-type="float" office:value="-63" calcext:value-type="float">
            <text:p>-63</text:p>
          </table:table-cell>
          <table:table-cell office:value-type="float" office:value="-13.8476" calcext:value-type="float">
            <text:p>-13.8476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5" calcext:value-type="float">
            <text:p>-5</text:p>
          </table:table-cell>
          <table:table-cell office:value-type="float" office:value="-65" calcext:value-type="float">
            <text:p>-65</text:p>
          </table:table-cell>
          <table:table-cell office:value-type="float" office:value="-13.7028" calcext:value-type="float">
            <text:p>-13.7028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5" calcext:value-type="float">
            <text:p>-5</text:p>
          </table:table-cell>
          <table:table-cell office:value-type="float" office:value="-85" calcext:value-type="float">
            <text:p>-85</text:p>
          </table:table-cell>
          <table:table-cell office:value-type="float" office:value="-13.676" calcext:value-type="float">
            <text:p>-13.676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5" calcext:value-type="float">
            <text:p>-5</text:p>
          </table:table-cell>
          <table:table-cell office:value-type="float" office:value="-78" calcext:value-type="float">
            <text:p>-78</text:p>
          </table:table-cell>
          <table:table-cell office:value-type="float" office:value="-13.8816" calcext:value-type="float">
            <text:p>-13.8816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5" calcext:value-type="float">
            <text:p>-5</text:p>
          </table:table-cell>
          <table:table-cell office:value-type="float" office:value="-92" calcext:value-type="float">
            <text:p>-92</text:p>
          </table:table-cell>
          <table:table-cell office:value-type="float" office:value="-13.7364" calcext:value-type="float">
            <text:p>-13.7364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4" calcext:value-type="float">
            <text:p>-4</text:p>
          </table:table-cell>
          <table:table-cell office:value-type="float" office:value="-68" calcext:value-type="float">
            <text:p>-68</text:p>
          </table:table-cell>
          <table:table-cell office:value-type="float" office:value="-13.7792" calcext:value-type="float">
            <text:p>-13.7792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13.4988" calcext:value-type="float">
            <text:p>-13.4988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4" calcext:value-type="float">
            <text:p>-4</text:p>
          </table:table-cell>
          <table:table-cell office:value-type="float" office:value="-73" calcext:value-type="float">
            <text:p>-73</text:p>
          </table:table-cell>
          <table:table-cell office:value-type="float" office:value="-13.2868" calcext:value-type="float">
            <text:p>-13.2868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4" calcext:value-type="float">
            <text:p>-4</text:p>
          </table:table-cell>
          <table:table-cell office:value-type="float" office:value="-65" calcext:value-type="float">
            <text:p>-65</text:p>
          </table:table-cell>
          <table:table-cell office:value-type="float" office:value="-13.0992" calcext:value-type="float">
            <text:p>-13.0992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4" calcext:value-type="float">
            <text:p>-4</text:p>
          </table:table-cell>
          <table:table-cell office:value-type="float" office:value="-85" calcext:value-type="float">
            <text:p>-85</text:p>
          </table:table-cell>
          <table:table-cell office:value-type="float" office:value="-12.8756" calcext:value-type="float">
            <text:p>-12.8756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4" calcext:value-type="float">
            <text:p>-4</text:p>
          </table:table-cell>
          <table:table-cell office:value-type="float" office:value="-70" calcext:value-type="float">
            <text:p>-70</text:p>
          </table:table-cell>
          <table:table-cell office:value-type="float" office:value="-12.9716" calcext:value-type="float">
            <text:p>-12.9716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4" calcext:value-type="float">
            <text:p>-4</text:p>
          </table:table-cell>
          <table:table-cell office:value-type="float" office:value="-74" calcext:value-type="float">
            <text:p>-74</text:p>
          </table:table-cell>
          <table:table-cell office:value-type="float" office:value="-12.8092" calcext:value-type="float">
            <text:p>-12.8092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4" calcext:value-type="float">
            <text:p>-4</text:p>
          </table:table-cell>
          <table:table-cell office:value-type="float" office:value="-80" calcext:value-type="float">
            <text:p>-80</text:p>
          </table:table-cell>
          <table:table-cell office:value-type="float" office:value="-12.8936" calcext:value-type="float">
            <text:p>-12.8936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4" calcext:value-type="float">
            <text:p>-4</text:p>
          </table:table-cell>
          <table:table-cell office:value-type="float" office:value="-73" calcext:value-type="float">
            <text:p>-73</text:p>
          </table:table-cell>
          <table:table-cell office:value-type="float" office:value="-12.9728" calcext:value-type="float">
            <text:p>-12.9728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4" calcext:value-type="float">
            <text:p>-4</text:p>
          </table:table-cell>
          <table:table-cell office:value-type="float" office:value="-62" calcext:value-type="float">
            <text:p>-62</text:p>
          </table:table-cell>
          <table:table-cell office:value-type="float" office:value="-12.5776" calcext:value-type="float">
            <text:p>-12.5776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4" calcext:value-type="float">
            <text:p>-4</text:p>
          </table:table-cell>
          <table:table-cell office:value-type="float" office:value="-71" calcext:value-type="float">
            <text:p>-71</text:p>
          </table:table-cell>
          <table:table-cell office:value-type="float" office:value="-12.3824" calcext:value-type="float">
            <text:p>-12.3824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4" calcext:value-type="float">
            <text:p>-4</text:p>
          </table:table-cell>
          <table:table-cell office:value-type="float" office:value="-74" calcext:value-type="float">
            <text:p>-74</text:p>
          </table:table-cell>
          <table:table-cell office:value-type="float" office:value="-12.392" calcext:value-type="float">
            <text:p>-12.392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4" calcext:value-type="float">
            <text:p>-4</text:p>
          </table:table-cell>
          <table:table-cell office:value-type="float" office:value="-82" calcext:value-type="float">
            <text:p>-82</text:p>
          </table:table-cell>
          <table:table-cell office:value-type="float" office:value="-12.446" calcext:value-type="float">
            <text:p>-12.446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4" calcext:value-type="float">
            <text:p>-4</text:p>
          </table:table-cell>
          <table:table-cell office:value-type="float" office:value="-75" calcext:value-type="float">
            <text:p>-75</text:p>
          </table:table-cell>
          <table:table-cell office:value-type="float" office:value="-12.216" calcext:value-type="float">
            <text:p>-12.216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4" calcext:value-type="float">
            <text:p>-4</text:p>
          </table:table-cell>
          <table:table-cell office:value-type="float" office:value="-72" calcext:value-type="float">
            <text:p>-72</text:p>
          </table:table-cell>
          <table:table-cell office:value-type="float" office:value="-12.2812" calcext:value-type="float">
            <text:p>-12.2812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4" calcext:value-type="float">
            <text:p>-4</text:p>
          </table:table-cell>
          <table:table-cell office:value-type="float" office:value="-63" calcext:value-type="float">
            <text:p>-63</text:p>
          </table:table-cell>
          <table:table-cell office:value-type="float" office:value="-12.2496" calcext:value-type="float">
            <text:p>-12.2496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4" calcext:value-type="float">
            <text:p>-4</text:p>
          </table:table-cell>
          <table:table-cell office:value-type="float" office:value="-69" calcext:value-type="float">
            <text:p>-69</text:p>
          </table:table-cell>
          <table:table-cell office:value-type="float" office:value="-11.8388" calcext:value-type="float">
            <text:p>-11.8388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4" calcext:value-type="float">
            <text:p>-4</text:p>
          </table:table-cell>
          <table:table-cell office:value-type="float" office:value="-86" calcext:value-type="float">
            <text:p>-86</text:p>
          </table:table-cell>
          <table:table-cell office:value-type="float" office:value="-11.714" calcext:value-type="float">
            <text:p>-11.714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4" calcext:value-type="float">
            <text:p>-4</text:p>
          </table:table-cell>
          <table:table-cell office:value-type="float" office:value="-57" calcext:value-type="float">
            <text:p>-57</text:p>
          </table:table-cell>
          <table:table-cell office:value-type="float" office:value="-11.7624" calcext:value-type="float">
            <text:p>-11.7624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4" calcext:value-type="float">
            <text:p>-4</text:p>
          </table:table-cell>
          <table:table-cell office:value-type="float" office:value="-82" calcext:value-type="float">
            <text:p>-82</text:p>
          </table:table-cell>
          <table:table-cell office:value-type="float" office:value="-11.5836" calcext:value-type="float">
            <text:p>-11.5836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4" calcext:value-type="float">
            <text:p>-4</text:p>
          </table:table-cell>
          <table:table-cell office:value-type="float" office:value="-80" calcext:value-type="float">
            <text:p>-80</text:p>
          </table:table-cell>
          <table:table-cell office:value-type="float" office:value="-11.506" calcext:value-type="float">
            <text:p>-11.506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4" calcext:value-type="float">
            <text:p>-4</text:p>
          </table:table-cell>
          <table:table-cell office:value-type="float" office:value="-69" calcext:value-type="float">
            <text:p>-69</text:p>
          </table:table-cell>
          <table:table-cell office:value-type="float" office:value="-11.7368" calcext:value-type="float">
            <text:p>-11.7368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4" calcext:value-type="float">
            <text:p>-4</text:p>
          </table:table-cell>
          <table:table-cell office:value-type="float" office:value="-79" calcext:value-type="float">
            <text:p>-79</text:p>
          </table:table-cell>
          <table:table-cell office:value-type="float" office:value="-11.724" calcext:value-type="float">
            <text:p>-11.724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4" calcext:value-type="float">
            <text:p>-4</text:p>
          </table:table-cell>
          <table:table-cell office:value-type="float" office:value="-81" calcext:value-type="float">
            <text:p>-81</text:p>
          </table:table-cell>
          <table:table-cell office:value-type="float" office:value="-11.7236" calcext:value-type="float">
            <text:p>-11.7236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4" calcext:value-type="float">
            <text:p>-4</text:p>
          </table:table-cell>
          <table:table-cell office:value-type="float" office:value="-69" calcext:value-type="float">
            <text:p>-69</text:p>
          </table:table-cell>
          <table:table-cell office:value-type="float" office:value="-11.7612" calcext:value-type="float">
            <text:p>-11.7612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4" calcext:value-type="float">
            <text:p>-4</text:p>
          </table:table-cell>
          <table:table-cell office:value-type="float" office:value="-89" calcext:value-type="float">
            <text:p>-89</text:p>
          </table:table-cell>
          <table:table-cell office:value-type="float" office:value="-11.4788" calcext:value-type="float">
            <text:p>-11.4788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4" calcext:value-type="float">
            <text:p>-4</text:p>
          </table:table-cell>
          <table:table-cell office:value-type="float" office:value="-69" calcext:value-type="float">
            <text:p>-69</text:p>
          </table:table-cell>
          <table:table-cell office:value-type="float" office:value="-11.5888" calcext:value-type="float">
            <text:p>-11.5888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4" calcext:value-type="float">
            <text:p>-4</text:p>
          </table:table-cell>
          <table:table-cell office:value-type="float" office:value="-80" calcext:value-type="float">
            <text:p>-80</text:p>
          </table:table-cell>
          <table:table-cell office:value-type="float" office:value="-11.4944" calcext:value-type="float">
            <text:p>-11.4944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4" calcext:value-type="float">
            <text:p>-4</text:p>
          </table:table-cell>
          <table:table-cell office:value-type="float" office:value="-82" calcext:value-type="float">
            <text:p>-82</text:p>
          </table:table-cell>
          <table:table-cell office:value-type="float" office:value="-11.3336" calcext:value-type="float">
            <text:p>-11.3336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4" calcext:value-type="float">
            <text:p>-4</text:p>
          </table:table-cell>
          <table:table-cell office:value-type="float" office:value="-81" calcext:value-type="float">
            <text:p>-81</text:p>
          </table:table-cell>
          <table:table-cell office:value-type="float" office:value="-11.3464" calcext:value-type="float">
            <text:p>-11.3464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4" calcext:value-type="float">
            <text:p>-4</text:p>
          </table:table-cell>
          <table:table-cell office:value-type="float" office:value="-62" calcext:value-type="float">
            <text:p>-62</text:p>
          </table:table-cell>
          <table:table-cell office:value-type="float" office:value="-11.5132" calcext:value-type="float">
            <text:p>-11.5132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4" calcext:value-type="float">
            <text:p>-4</text:p>
          </table:table-cell>
          <table:table-cell office:value-type="float" office:value="-74" calcext:value-type="float">
            <text:p>-74</text:p>
          </table:table-cell>
          <table:table-cell office:value-type="float" office:value="-11.4604" calcext:value-type="float">
            <text:p>-11.4604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4" calcext:value-type="float">
            <text:p>-4</text:p>
          </table:table-cell>
          <table:table-cell office:value-type="float" office:value="-68" calcext:value-type="float">
            <text:p>-68</text:p>
          </table:table-cell>
          <table:table-cell office:value-type="float" office:value="-11.2504" calcext:value-type="float">
            <text:p>-11.2504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11.1104" calcext:value-type="float">
            <text:p>-11.1104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3" calcext:value-type="float">
            <text:p>-3</text:p>
          </table:table-cell>
          <table:table-cell office:value-type="float" office:value="-94" calcext:value-type="float">
            <text:p>-94</text:p>
          </table:table-cell>
          <table:table-cell office:value-type="float" office:value="-10.8968" calcext:value-type="float">
            <text:p>-10.8968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3" calcext:value-type="float">
            <text:p>-3</text:p>
          </table:table-cell>
          <table:table-cell office:value-type="float" office:value="-72" calcext:value-type="float">
            <text:p>-72</text:p>
          </table:table-cell>
          <table:table-cell office:value-type="float" office:value="-11.0232" calcext:value-type="float">
            <text:p>-11.0232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10.9076" calcext:value-type="float">
            <text:p>-10.9076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3" calcext:value-type="float">
            <text:p>-3</text:p>
          </table:table-cell>
          <table:table-cell office:value-type="float" office:value="-67" calcext:value-type="float">
            <text:p>-67</text:p>
          </table:table-cell>
          <table:table-cell office:value-type="float" office:value="-10.724" calcext:value-type="float">
            <text:p>-10.724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3" calcext:value-type="float">
            <text:p>-3</text:p>
          </table:table-cell>
          <table:table-cell office:value-type="float" office:value="-72" calcext:value-type="float">
            <text:p>-72</text:p>
          </table:table-cell>
          <table:table-cell office:value-type="float" office:value="-10.68" calcext:value-type="float">
            <text:p>-10.68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3" calcext:value-type="float">
            <text:p>-3</text:p>
          </table:table-cell>
          <table:table-cell office:value-type="float" office:value="-69" calcext:value-type="float">
            <text:p>-69</text:p>
          </table:table-cell>
          <table:table-cell office:value-type="float" office:value="-10.6772" calcext:value-type="float">
            <text:p>-10.6772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10.4668" calcext:value-type="float">
            <text:p>-10.4668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10.4224" calcext:value-type="float">
            <text:p>-10.4224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3" calcext:value-type="float">
            <text:p>-3</text:p>
          </table:table-cell>
          <table:table-cell office:value-type="float" office:value="-72" calcext:value-type="float">
            <text:p>-72</text:p>
          </table:table-cell>
          <table:table-cell office:value-type="float" office:value="-10.3888" calcext:value-type="float">
            <text:p>-10.3888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10.1808" calcext:value-type="float">
            <text:p>-10.1808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3" calcext:value-type="float">
            <text:p>-3</text:p>
          </table:table-cell>
          <table:table-cell office:value-type="float" office:value="-68" calcext:value-type="float">
            <text:p>-68</text:p>
          </table:table-cell>
          <table:table-cell office:value-type="float" office:value="-10.0744" calcext:value-type="float">
            <text:p>-10.0744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10.2004" calcext:value-type="float">
            <text:p>-10.2004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3" calcext:value-type="float">
            <text:p>-3</text:p>
          </table:table-cell>
          <table:table-cell office:value-type="float" office:value="-71" calcext:value-type="float">
            <text:p>-71</text:p>
          </table:table-cell>
          <table:table-cell office:value-type="float" office:value="-9.9368" calcext:value-type="float">
            <text:p>-9.9368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3" calcext:value-type="float">
            <text:p>-3</text:p>
          </table:table-cell>
          <table:table-cell office:value-type="float" office:value="-77" calcext:value-type="float">
            <text:p>-77</text:p>
          </table:table-cell>
          <table:table-cell office:value-type="float" office:value="-10.1516" calcext:value-type="float">
            <text:p>-10.1516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10.2364" calcext:value-type="float">
            <text:p>-10.2364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10.1796" calcext:value-type="float">
            <text:p>-10.1796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3" calcext:value-type="float">
            <text:p>-3</text:p>
          </table:table-cell>
          <table:table-cell office:value-type="float" office:value="-72" calcext:value-type="float">
            <text:p>-72</text:p>
          </table:table-cell>
          <table:table-cell office:value-type="float" office:value="-9.866" calcext:value-type="float">
            <text:p>-9.866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3" calcext:value-type="float">
            <text:p>-3</text:p>
          </table:table-cell>
          <table:table-cell office:value-type="float" office:value="-77" calcext:value-type="float">
            <text:p>-77</text:p>
          </table:table-cell>
          <table:table-cell office:value-type="float" office:value="-9.8024" calcext:value-type="float">
            <text:p>-9.8024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3" calcext:value-type="float">
            <text:p>-3</text:p>
          </table:table-cell>
          <table:table-cell office:value-type="float" office:value="-68" calcext:value-type="float">
            <text:p>-68</text:p>
          </table:table-cell>
          <table:table-cell office:value-type="float" office:value="-9.7584" calcext:value-type="float">
            <text:p>-9.7584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9.9916" calcext:value-type="float">
            <text:p>-9.9916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9.626" calcext:value-type="float">
            <text:p>-9.626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9.9624" calcext:value-type="float">
            <text:p>-9.9624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9.4816" calcext:value-type="float">
            <text:p>-9.4816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3" calcext:value-type="float">
            <text:p>-3</text:p>
          </table:table-cell>
          <table:table-cell office:value-type="float" office:value="-53" calcext:value-type="float">
            <text:p>-53</text:p>
          </table:table-cell>
          <table:table-cell office:value-type="float" office:value="-9.5816" calcext:value-type="float">
            <text:p>-9.5816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3" calcext:value-type="float">
            <text:p>-3</text:p>
          </table:table-cell>
          <table:table-cell office:value-type="float" office:value="-82" calcext:value-type="float">
            <text:p>-82</text:p>
          </table:table-cell>
          <table:table-cell office:value-type="float" office:value="-9.4984" calcext:value-type="float">
            <text:p>-9.4984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3" calcext:value-type="float">
            <text:p>-3</text:p>
          </table:table-cell>
          <table:table-cell office:value-type="float" office:value="-89" calcext:value-type="float">
            <text:p>-89</text:p>
          </table:table-cell>
          <table:table-cell office:value-type="float" office:value="-9.7336" calcext:value-type="float">
            <text:p>-9.7336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3" calcext:value-type="float">
            <text:p>-3</text:p>
          </table:table-cell>
          <table:table-cell office:value-type="float" office:value="-71" calcext:value-type="float">
            <text:p>-71</text:p>
          </table:table-cell>
          <table:table-cell office:value-type="float" office:value="-9.9804" calcext:value-type="float">
            <text:p>-9.9804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9.758" calcext:value-type="float">
            <text:p>-9.758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9.5844" calcext:value-type="float">
            <text:p>-9.5844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9.5376" calcext:value-type="float">
            <text:p>-9.5376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3" calcext:value-type="float">
            <text:p>-3</text:p>
          </table:table-cell>
          <table:table-cell office:value-type="float" office:value="-69" calcext:value-type="float">
            <text:p>-69</text:p>
          </table:table-cell>
          <table:table-cell office:value-type="float" office:value="-9.258" calcext:value-type="float">
            <text:p>-9.258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9.276" calcext:value-type="float">
            <text:p>-9.276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3" calcext:value-type="float">
            <text:p>-3</text:p>
          </table:table-cell>
          <table:table-cell office:value-type="float" office:value="-70" calcext:value-type="float">
            <text:p>-70</text:p>
          </table:table-cell>
          <table:table-cell office:value-type="float" office:value="-9.1128" calcext:value-type="float">
            <text:p>-9.1128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9.3" calcext:value-type="float">
            <text:p>-9.3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9.1604" calcext:value-type="float">
            <text:p>-9.1604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3" calcext:value-type="float">
            <text:p>-3</text:p>
          </table:table-cell>
          <table:table-cell office:value-type="float" office:value="-76" calcext:value-type="float">
            <text:p>-76</text:p>
          </table:table-cell>
          <table:table-cell office:value-type="float" office:value="-9.2388" calcext:value-type="float">
            <text:p>-9.2388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3" calcext:value-type="float">
            <text:p>-3</text:p>
          </table:table-cell>
          <table:table-cell office:value-type="float" office:value="-55" calcext:value-type="float">
            <text:p>-55</text:p>
          </table:table-cell>
          <table:table-cell office:value-type="float" office:value="-9.296" calcext:value-type="float">
            <text:p>-9.296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9.1" calcext:value-type="float">
            <text:p>-9.1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3" calcext:value-type="float">
            <text:p>-3</text:p>
          </table:table-cell>
          <table:table-cell office:value-type="float" office:value="-70" calcext:value-type="float">
            <text:p>-70</text:p>
          </table:table-cell>
          <table:table-cell office:value-type="float" office:value="-9.244" calcext:value-type="float">
            <text:p>-9.244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3" calcext:value-type="float">
            <text:p>-3</text:p>
          </table:table-cell>
          <table:table-cell office:value-type="float" office:value="-78" calcext:value-type="float">
            <text:p>-78</text:p>
          </table:table-cell>
          <table:table-cell office:value-type="float" office:value="-9.3056" calcext:value-type="float">
            <text:p>-9.3056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2" calcext:value-type="float">
            <text:p>-2</text:p>
          </table:table-cell>
          <table:table-cell office:value-type="float" office:value="-76" calcext:value-type="float">
            <text:p>-76</text:p>
          </table:table-cell>
          <table:table-cell office:value-type="float" office:value="-9.388" calcext:value-type="float">
            <text:p>-9.388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9.3156" calcext:value-type="float">
            <text:p>-9.3156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9.21" calcext:value-type="float">
            <text:p>-9.21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2" calcext:value-type="float">
            <text:p>-2</text:p>
          </table:table-cell>
          <table:table-cell office:value-type="float" office:value="-70" calcext:value-type="float">
            <text:p>-70</text:p>
          </table:table-cell>
          <table:table-cell office:value-type="float" office:value="-9.0188" calcext:value-type="float">
            <text:p>-9.0188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2" calcext:value-type="float">
            <text:p>-2</text:p>
          </table:table-cell>
          <table:table-cell office:value-type="float" office:value="-76" calcext:value-type="float">
            <text:p>-76</text:p>
          </table:table-cell>
          <table:table-cell office:value-type="float" office:value="-9.0388" calcext:value-type="float">
            <text:p>-9.0388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2" calcext:value-type="float">
            <text:p>-2</text:p>
          </table:table-cell>
          <table:table-cell office:value-type="float" office:value="-80" calcext:value-type="float">
            <text:p>-80</text:p>
          </table:table-cell>
          <table:table-cell office:value-type="float" office:value="-8.9996" calcext:value-type="float">
            <text:p>-8.9996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9.1688" calcext:value-type="float">
            <text:p>-9.1688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2" calcext:value-type="float">
            <text:p>-2</text:p>
          </table:table-cell>
          <table:table-cell office:value-type="float" office:value="-76" calcext:value-type="float">
            <text:p>-76</text:p>
          </table:table-cell>
          <table:table-cell office:value-type="float" office:value="-8.7364" calcext:value-type="float">
            <text:p>-8.7364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2" calcext:value-type="float">
            <text:p>-2</text:p>
          </table:table-cell>
          <table:table-cell office:value-type="float" office:value="-81" calcext:value-type="float">
            <text:p>-81</text:p>
          </table:table-cell>
          <table:table-cell office:value-type="float" office:value="-8.7828" calcext:value-type="float">
            <text:p>-8.7828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2" calcext:value-type="float">
            <text:p>-2</text:p>
          </table:table-cell>
          <table:table-cell office:value-type="float" office:value="-78" calcext:value-type="float">
            <text:p>-78</text:p>
          </table:table-cell>
          <table:table-cell office:value-type="float" office:value="-9.0448" calcext:value-type="float">
            <text:p>-9.0448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2" calcext:value-type="float">
            <text:p>-2</text:p>
          </table:table-cell>
          <table:table-cell office:value-type="float" office:value="-91" calcext:value-type="float">
            <text:p>-91</text:p>
          </table:table-cell>
          <table:table-cell office:value-type="float" office:value="-9.192" calcext:value-type="float">
            <text:p>-9.192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2" calcext:value-type="float">
            <text:p>-2</text:p>
          </table:table-cell>
          <table:table-cell office:value-type="float" office:value="-80" calcext:value-type="float">
            <text:p>-80</text:p>
          </table:table-cell>
          <table:table-cell office:value-type="float" office:value="-9.1676" calcext:value-type="float">
            <text:p>-9.1676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8.9704" calcext:value-type="float">
            <text:p>-8.9704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2" calcext:value-type="float">
            <text:p>-2</text:p>
          </table:table-cell>
          <table:table-cell office:value-type="float" office:value="-77" calcext:value-type="float">
            <text:p>-77</text:p>
          </table:table-cell>
          <table:table-cell office:value-type="float" office:value="-8.7696" calcext:value-type="float">
            <text:p>-8.7696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8.9152" calcext:value-type="float">
            <text:p>-8.9152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8.8444" calcext:value-type="float">
            <text:p>-8.8444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2" calcext:value-type="float">
            <text:p>-2</text:p>
          </table:table-cell>
          <table:table-cell office:value-type="float" office:value="-70" calcext:value-type="float">
            <text:p>-70</text:p>
          </table:table-cell>
          <table:table-cell office:value-type="float" office:value="-8.8096" calcext:value-type="float">
            <text:p>-8.8096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2" calcext:value-type="float">
            <text:p>-2</text:p>
          </table:table-cell>
          <table:table-cell office:value-type="float" office:value="-80" calcext:value-type="float">
            <text:p>-80</text:p>
          </table:table-cell>
          <table:table-cell office:value-type="float" office:value="-8.6308" calcext:value-type="float">
            <text:p>-8.6308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2" calcext:value-type="float">
            <text:p>-2</text:p>
          </table:table-cell>
          <table:table-cell office:value-type="float" office:value="-79" calcext:value-type="float">
            <text:p>-79</text:p>
          </table:table-cell>
          <table:table-cell office:value-type="float" office:value="-8.7048" calcext:value-type="float">
            <text:p>-8.7048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8.7776" calcext:value-type="float">
            <text:p>-8.7776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" calcext:value-type="float">
            <text:p>-1</text:p>
          </table:table-cell>
          <table:table-cell office:value-type="float" office:value="-79" calcext:value-type="float">
            <text:p>-79</text:p>
          </table:table-cell>
          <table:table-cell office:value-type="float" office:value="-8.8396" calcext:value-type="float">
            <text:p>-8.8396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8.9324" calcext:value-type="float">
            <text:p>-8.9324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8.6088" calcext:value-type="float">
            <text:p>-8.6088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8.3212" calcext:value-type="float">
            <text:p>-8.3212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8.292" calcext:value-type="float">
            <text:p>-8.292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1" calcext:value-type="float">
            <text:p>-1</text:p>
          </table:table-cell>
          <table:table-cell office:value-type="float" office:value="-83" calcext:value-type="float">
            <text:p>-83</text:p>
          </table:table-cell>
          <table:table-cell office:value-type="float" office:value="-8.1932" calcext:value-type="float">
            <text:p>-8.1932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8.3732" calcext:value-type="float">
            <text:p>-8.3732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8.178" calcext:value-type="float">
            <text:p>-8.178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8.0656" calcext:value-type="float">
            <text:p>-8.0656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8.008" calcext:value-type="float">
            <text:p>-8.008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7.9492" calcext:value-type="float">
            <text:p>-7.9492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7.8896" calcext:value-type="float">
            <text:p>-7.8896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7.9788" calcext:value-type="float">
            <text:p>-7.9788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7.7184" calcext:value-type="float">
            <text:p>-7.7184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2" calcext:value-type="float">
            <text:p>-2</text:p>
          </table:table-cell>
          <table:table-cell office:value-type="float" office:value="-79" calcext:value-type="float">
            <text:p>-79</text:p>
          </table:table-cell>
          <table:table-cell office:value-type="float" office:value="-7.76" calcext:value-type="float">
            <text:p>-7.76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7.9612" calcext:value-type="float">
            <text:p>-7.9612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2" calcext:value-type="float">
            <text:p>-2</text:p>
          </table:table-cell>
          <table:table-cell office:value-type="float" office:value="-73" calcext:value-type="float">
            <text:p>-73</text:p>
          </table:table-cell>
          <table:table-cell office:value-type="float" office:value="-7.9388" calcext:value-type="float">
            <text:p>-7.9388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7.9556" calcext:value-type="float">
            <text:p>-7.9556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2" calcext:value-type="float">
            <text:p>-2</text:p>
          </table:table-cell>
          <table:table-cell office:value-type="float" office:value="-91" calcext:value-type="float">
            <text:p>-91</text:p>
          </table:table-cell>
          <table:table-cell office:value-type="float" office:value="-7.9556" calcext:value-type="float">
            <text:p>-7.9556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8.1068" calcext:value-type="float">
            <text:p>-8.1068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7.9204" calcext:value-type="float">
            <text:p>-7.9204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8.0076" calcext:value-type="float">
            <text:p>-8.0076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8.0944" calcext:value-type="float">
            <text:p>-8.0944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1" calcext:value-type="float">
            <text:p>-1</text:p>
          </table:table-cell>
          <table:table-cell office:value-type="float" office:value="-95" calcext:value-type="float">
            <text:p>-95</text:p>
          </table:table-cell>
          <table:table-cell office:value-type="float" office:value="-8.1804" calcext:value-type="float">
            <text:p>-8.1804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" calcext:value-type="float">
            <text:p>-1</text:p>
          </table:table-cell>
          <table:table-cell office:value-type="float" office:value="-82" calcext:value-type="float">
            <text:p>-82</text:p>
          </table:table-cell>
          <table:table-cell office:value-type="float" office:value="-8.4896" calcext:value-type="float">
            <text:p>-8.4896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8.2672" calcext:value-type="float">
            <text:p>-8.2672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2" calcext:value-type="float">
            <text:p>-2</text:p>
          </table:table-cell>
          <table:table-cell office:value-type="float" office:value="-73" calcext:value-type="float">
            <text:p>-73</text:p>
          </table:table-cell>
          <table:table-cell office:value-type="float" office:value="-7.7332" calcext:value-type="float">
            <text:p>-7.7332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2" calcext:value-type="float">
            <text:p>-2</text:p>
          </table:table-cell>
          <table:table-cell office:value-type="float" office:value="-74" calcext:value-type="float">
            <text:p>-74</text:p>
          </table:table-cell>
          <table:table-cell office:value-type="float" office:value="-7.5312" calcext:value-type="float">
            <text:p>-7.5312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7.652" calcext:value-type="float">
            <text:p>-7.652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1" calcext:value-type="float">
            <text:p>-1</text:p>
          </table:table-cell>
          <table:table-cell office:value-type="float" office:value="-77" calcext:value-type="float">
            <text:p>-77</text:p>
          </table:table-cell>
          <table:table-cell office:value-type="float" office:value="-7.644" calcext:value-type="float">
            <text:p>-7.644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7.7264" calcext:value-type="float">
            <text:p>-7.7264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7.6092" calcext:value-type="float">
            <text:p>-7.6092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7.3104" calcext:value-type="float">
            <text:p>-7.3104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7.0972" calcext:value-type="float">
            <text:p>-7.0972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7.138" calcext:value-type="float">
            <text:p>-7.138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7.2316" calcext:value-type="float">
            <text:p>-7.2316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2" calcext:value-type="float">
            <text:p>-2</text:p>
          </table:table-cell>
          <table:table-cell office:value-type="float" office:value="-79" calcext:value-type="float">
            <text:p>-79</text:p>
          </table:table-cell>
          <table:table-cell office:value-type="float" office:value="-7.148" calcext:value-type="float">
            <text:p>-7.148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7.3904" calcext:value-type="float">
            <text:p>-7.3904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7.33" calcext:value-type="float">
            <text:p>-7.33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7.3332" calcext:value-type="float">
            <text:p>-7.3332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7.208" calcext:value-type="float">
            <text:p>-7.208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7.2276" calcext:value-type="float">
            <text:p>-7.2276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7.1156" calcext:value-type="float">
            <text:p>-7.1156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1" calcext:value-type="float">
            <text:p>-1</text:p>
          </table:table-cell>
          <table:table-cell office:value-type="float" office:value="-77" calcext:value-type="float">
            <text:p>-77</text:p>
          </table:table-cell>
          <table:table-cell office:value-type="float" office:value="-7.0908" calcext:value-type="float">
            <text:p>-7.0908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7.5564" calcext:value-type="float">
            <text:p>-7.5564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1" calcext:value-type="float">
            <text:p>-1</text:p>
          </table:table-cell>
          <table:table-cell office:value-type="float" office:value="-84" calcext:value-type="float">
            <text:p>-84</text:p>
          </table:table-cell>
          <table:table-cell office:value-type="float" office:value="-7.3584" calcext:value-type="float">
            <text:p>-7.3584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7.3804" calcext:value-type="float">
            <text:p>-7.3804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7.1716" calcext:value-type="float">
            <text:p>-7.1716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7.1348" calcext:value-type="float">
            <text:p>-7.1348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7.156" calcext:value-type="float">
            <text:p>-7.156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7.1264" calcext:value-type="float">
            <text:p>-7.1264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6.6784" calcext:value-type="float">
            <text:p>-6.6784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6.6092" calcext:value-type="float">
            <text:p>-6.6092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6.3812" calcext:value-type="float">
            <text:p>-6.3812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" calcext:value-type="float">
            <text:p>-1</text:p>
          </table:table-cell>
          <table:table-cell office:value-type="float" office:value="-85" calcext:value-type="float">
            <text:p>-85</text:p>
          </table:table-cell>
          <table:table-cell office:value-type="float" office:value="-6.7868" calcext:value-type="float">
            <text:p>-6.7868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1" calcext:value-type="float">
            <text:p>-1</text:p>
          </table:table-cell>
          <table:table-cell office:value-type="float" office:value="-76" calcext:value-type="float">
            <text:p>-76</text:p>
          </table:table-cell>
          <table:table-cell office:value-type="float" office:value="-7.0004" calcext:value-type="float">
            <text:p>-7.0004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" calcext:value-type="float">
            <text:p>-1</text:p>
          </table:table-cell>
          <table:table-cell office:value-type="float" office:value="-84" calcext:value-type="float">
            <text:p>-84</text:p>
          </table:table-cell>
          <table:table-cell office:value-type="float" office:value="-6.98" calcext:value-type="float">
            <text:p>-6.98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6.9616" calcext:value-type="float">
            <text:p>-6.9616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6.6412" calcext:value-type="float">
            <text:p>-6.6412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6.6792" calcext:value-type="float">
            <text:p>-6.6792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6.6384" calcext:value-type="float">
            <text:p>-6.6384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6.6604" calcext:value-type="float">
            <text:p>-6.6604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6.268" calcext:value-type="float">
            <text:p>-6.268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6.288" calcext:value-type="float">
            <text:p>-6.288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6.2092" calcext:value-type="float">
            <text:p>-6.2092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6.2804" calcext:value-type="float">
            <text:p>-6.2804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6.364" calcext:value-type="float">
            <text:p>-6.364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6.3408" calcext:value-type="float">
            <text:p>-6.3408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6.4316" calcext:value-type="float">
            <text:p>-6.4316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6.618" calcext:value-type="float">
            <text:p>-6.618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6.3852" calcext:value-type="float">
            <text:p>-6.3852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6.4432" calcext:value-type="float">
            <text:p>-6.4432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6.0468" calcext:value-type="float">
            <text:p>-6.0468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1624" calcext:value-type="float">
            <text:p>-6.1624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2492" calcext:value-type="float">
            <text:p>-6.2492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6.3656" calcext:value-type="float">
            <text:p>-6.3656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6.1432" calcext:value-type="float">
            <text:p>-6.1432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0472" calcext:value-type="float">
            <text:p>-6.0472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6.0172" calcext:value-type="float">
            <text:p>-6.0172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5.8588" calcext:value-type="float">
            <text:p>-5.8588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7636" calcext:value-type="float">
            <text:p>-5.7636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5.704" calcext:value-type="float">
            <text:p>-5.704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5.8028" calcext:value-type="float">
            <text:p>-5.8028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8604" calcext:value-type="float">
            <text:p>-5.8604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" calcext:value-type="float">
            <text:p>-1</text:p>
          </table:table-cell>
          <table:table-cell office:value-type="float" office:value="-79" calcext:value-type="float">
            <text:p>-79</text:p>
          </table:table-cell>
          <table:table-cell office:value-type="float" office:value="-5.7308" calcext:value-type="float">
            <text:p>-5.7308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6.0028" calcext:value-type="float">
            <text:p>-6.0028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5.9712" calcext:value-type="float">
            <text:p>-5.9712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6.0104" calcext:value-type="float">
            <text:p>-6.0104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5.8092" calcext:value-type="float">
            <text:p>-5.8092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5.7812" calcext:value-type="float">
            <text:p>-5.7812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5.9272" calcext:value-type="float">
            <text:p>-5.9272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5.7492" calcext:value-type="float">
            <text:p>-5.7492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5.9112" calcext:value-type="float">
            <text:p>-5.9112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5.8944" calcext:value-type="float">
            <text:p>-5.8944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6.0468" calcext:value-type="float">
            <text:p>-6.0468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6.102" calcext:value-type="float">
            <text:p>-6.102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6.0544" calcext:value-type="float">
            <text:p>-6.0544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1" calcext:value-type="float">
            <text:p>-1</text:p>
          </table:table-cell>
          <table:table-cell office:value-type="float" office:value="-79" calcext:value-type="float">
            <text:p>-79</text:p>
          </table:table-cell>
          <table:table-cell office:value-type="float" office:value="-6.1668" calcext:value-type="float">
            <text:p>-6.1668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6.26" calcext:value-type="float">
            <text:p>-6.26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5.8972" calcext:value-type="float">
            <text:p>-5.8972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5.844" calcext:value-type="float">
            <text:p>-5.844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5.7204" calcext:value-type="float">
            <text:p>-5.7204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5.7628" calcext:value-type="float">
            <text:p>-5.7628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5.8168" calcext:value-type="float">
            <text:p>-5.8168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5.4972" calcext:value-type="float">
            <text:p>-5.4972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5.8116" calcext:value-type="float">
            <text:p>-5.8116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5.724" calcext:value-type="float">
            <text:p>-5.724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6.0288" calcext:value-type="float">
            <text:p>-6.0288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" calcext:value-type="float">
            <text:p>-1</text:p>
          </table:table-cell>
          <table:table-cell office:value-type="float" office:value="-78" calcext:value-type="float">
            <text:p>-78</text:p>
          </table:table-cell>
          <table:table-cell office:value-type="float" office:value="-5.8396" calcext:value-type="float">
            <text:p>-5.8396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6.0944" calcext:value-type="float">
            <text:p>-6.0944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6.1768" calcext:value-type="float">
            <text:p>-6.1768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5.972" calcext:value-type="float">
            <text:p>-5.972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5.864" calcext:value-type="float">
            <text:p>-5.864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5.6364" calcext:value-type="float">
            <text:p>-5.6364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5.548" calcext:value-type="float">
            <text:p>-5.548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5.6008" calcext:value-type="float">
            <text:p>-5.6008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" calcext:value-type="float">
            <text:p>0</text:p>
          </table:table-cell>
          <table:table-cell office:value-type="float" office:value="-66" calcext:value-type="float">
            <text:p>-66</text:p>
          </table:table-cell>
          <table:table-cell office:value-type="float" office:value="-5.5664" calcext:value-type="float">
            <text:p>-5.5664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2" calcext:value-type="float">
            <text:p>-52</text:p>
          </table:table-cell>
          <table:table-cell office:value-type="float" office:value="-325" calcext:value-type="float">
            <text:p>-325</text:p>
          </table:table-cell>
          <table:table-cell office:value-type="float" office:value="-176.0812" calcext:value-type="float">
            <text:p>-176.0812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2" calcext:value-type="float">
            <text:p>-52</text:p>
          </table:table-cell>
          <table:table-cell office:value-type="float" office:value="-289" calcext:value-type="float">
            <text:p>-289</text:p>
          </table:table-cell>
          <table:table-cell office:value-type="float" office:value="-164.688" calcext:value-type="float">
            <text:p>-164.688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3" calcext:value-type="float">
            <text:p>-53</text:p>
          </table:table-cell>
          <table:table-cell office:value-type="float" office:value="-297" calcext:value-type="float">
            <text:p>-297</text:p>
          </table:table-cell>
          <table:table-cell office:value-type="float" office:value="-152.4804" calcext:value-type="float">
            <text:p>-152.4804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34" calcext:value-type="float">
            <text:p>-34</text:p>
          </table:table-cell>
          <table:table-cell office:value-type="float" office:value="-270" calcext:value-type="float">
            <text:p>-270</text:p>
          </table:table-cell>
          <table:table-cell office:value-type="float" office:value="-142.9432" calcext:value-type="float">
            <text:p>-142.9432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34" calcext:value-type="float">
            <text:p>-34</text:p>
          </table:table-cell>
          <table:table-cell office:value-type="float" office:value="-257" calcext:value-type="float">
            <text:p>-257</text:p>
          </table:table-cell>
          <table:table-cell office:value-type="float" office:value="-134.096" calcext:value-type="float">
            <text:p>-134.096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34" calcext:value-type="float">
            <text:p>-34</text:p>
          </table:table-cell>
          <table:table-cell office:value-type="float" office:value="-262" calcext:value-type="float">
            <text:p>-262</text:p>
          </table:table-cell>
          <table:table-cell office:value-type="float" office:value="-123.5052" calcext:value-type="float">
            <text:p>-123.505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34" calcext:value-type="float">
            <text:p>-34</text:p>
          </table:table-cell>
          <table:table-cell office:value-type="float" office:value="-230" calcext:value-type="float">
            <text:p>-230</text:p>
          </table:table-cell>
          <table:table-cell office:value-type="float" office:value="-117.5036" calcext:value-type="float">
            <text:p>-117.5036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34" calcext:value-type="float">
            <text:p>-34</text:p>
          </table:table-cell>
          <table:table-cell office:value-type="float" office:value="-228" calcext:value-type="float">
            <text:p>-228</text:p>
          </table:table-cell>
          <table:table-cell office:value-type="float" office:value="-107.6036" calcext:value-type="float">
            <text:p>-107.603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-211" calcext:value-type="float">
            <text:p>-211</text:p>
          </table:table-cell>
          <table:table-cell office:value-type="float" office:value="-100.1312" calcext:value-type="float">
            <text:p>-100.131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5" calcext:value-type="float">
            <text:p>-25</text:p>
          </table:table-cell>
          <table:table-cell office:value-type="float" office:value="-184" calcext:value-type="float">
            <text:p>-184</text:p>
          </table:table-cell>
          <table:table-cell office:value-type="float" office:value="-93.4044" calcext:value-type="float">
            <text:p>-93.4044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9" calcext:value-type="float">
            <text:p>-29</text:p>
          </table:table-cell>
          <table:table-cell office:value-type="float" office:value="-183" calcext:value-type="float">
            <text:p>-183</text:p>
          </table:table-cell>
          <table:table-cell office:value-type="float" office:value="-86.3184" calcext:value-type="float">
            <text:p>-86.3184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5" calcext:value-type="float">
            <text:p>-25</text:p>
          </table:table-cell>
          <table:table-cell office:value-type="float" office:value="-180" calcext:value-type="float">
            <text:p>-180</text:p>
          </table:table-cell>
          <table:table-cell office:value-type="float" office:value="-79.7312" calcext:value-type="float">
            <text:p>-79.7312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4" calcext:value-type="float">
            <text:p>-24</text:p>
          </table:table-cell>
          <table:table-cell office:value-type="float" office:value="-167" calcext:value-type="float">
            <text:p>-167</text:p>
          </table:table-cell>
          <table:table-cell office:value-type="float" office:value="-74.3808" calcext:value-type="float">
            <text:p>-74.3808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4" calcext:value-type="float">
            <text:p>-24</text:p>
          </table:table-cell>
          <table:table-cell office:value-type="float" office:value="-151" calcext:value-type="float">
            <text:p>-151</text:p>
          </table:table-cell>
          <table:table-cell office:value-type="float" office:value="-70.1712" calcext:value-type="float">
            <text:p>-70.1712</text:p>
          </table:table-cell>
          <table:table-cell table:number-columns-repeated="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4" calcext:value-type="float">
            <text:p>-24</text:p>
          </table:table-cell>
          <table:table-cell office:value-type="float" office:value="-149" calcext:value-type="float">
            <text:p>-149</text:p>
          </table:table-cell>
          <table:table-cell office:value-type="float" office:value="-64.8492" calcext:value-type="float">
            <text:p>-64.8492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0" calcext:value-type="float">
            <text:p>-20</text:p>
          </table:table-cell>
          <table:table-cell office:value-type="float" office:value="-142" calcext:value-type="float">
            <text:p>-142</text:p>
          </table:table-cell>
          <table:table-cell office:value-type="float" office:value="-60.2612" calcext:value-type="float">
            <text:p>-60.2612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0" calcext:value-type="float">
            <text:p>-20</text:p>
          </table:table-cell>
          <table:table-cell office:value-type="float" office:value="-147" calcext:value-type="float">
            <text:p>-147</text:p>
          </table:table-cell>
          <table:table-cell office:value-type="float" office:value="-56.6824" calcext:value-type="float">
            <text:p>-56.6824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0" calcext:value-type="float">
            <text:p>-20</text:p>
          </table:table-cell>
          <table:table-cell office:value-type="float" office:value="-127" calcext:value-type="float">
            <text:p>-127</text:p>
          </table:table-cell>
          <table:table-cell office:value-type="float" office:value="-54.0556" calcext:value-type="float">
            <text:p>-54.0556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0" calcext:value-type="float">
            <text:p>-20</text:p>
          </table:table-cell>
          <table:table-cell office:value-type="float" office:value="-118" calcext:value-type="float">
            <text:p>-118</text:p>
          </table:table-cell>
          <table:table-cell office:value-type="float" office:value="-50.8068" calcext:value-type="float">
            <text:p>-50.8068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-99" calcext:value-type="float">
            <text:p>-99</text:p>
          </table:table-cell>
          <table:table-cell office:value-type="float" office:value="-47.174" calcext:value-type="float">
            <text:p>-47.174</text:p>
          </table:table-cell>
          <table:table-cell table:number-columns-repeated="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-108" calcext:value-type="float">
            <text:p>-108</text:p>
          </table:table-cell>
          <table:table-cell office:value-type="float" office:value="-44.144" calcext:value-type="float">
            <text:p>-44.144</text:p>
          </table:table-cell>
          <table:table-cell table:number-columns-repeated="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20" calcext:value-type="float">
            <text:p>-20</text:p>
          </table:table-cell>
          <table:table-cell office:value-type="float" office:value="-120" calcext:value-type="float">
            <text:p>-120</text:p>
          </table:table-cell>
          <table:table-cell office:value-type="float" office:value="-42.2528" calcext:value-type="float">
            <text:p>-42.2528</text:p>
          </table:table-cell>
          <table:table-cell table:number-columns-repeated="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9" calcext:value-type="float">
            <text:p>-19</text:p>
          </table:table-cell>
          <table:table-cell office:value-type="float" office:value="-100" calcext:value-type="float">
            <text:p>-100</text:p>
          </table:table-cell>
          <table:table-cell office:value-type="float" office:value="-41.468" calcext:value-type="float">
            <text:p>-41.468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9" calcext:value-type="float">
            <text:p>-19</text:p>
          </table:table-cell>
          <table:table-cell office:value-type="float" office:value="-106" calcext:value-type="float">
            <text:p>-106</text:p>
          </table:table-cell>
          <table:table-cell office:value-type="float" office:value="-40.0348" calcext:value-type="float">
            <text:p>-40.0348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9" calcext:value-type="float">
            <text:p>-19</text:p>
          </table:table-cell>
          <table:table-cell office:value-type="float" office:value="-93" calcext:value-type="float">
            <text:p>-93</text:p>
          </table:table-cell>
          <table:table-cell office:value-type="float" office:value="-38.8864" calcext:value-type="float">
            <text:p>-38.8864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9" calcext:value-type="float">
            <text:p>-19</text:p>
          </table:table-cell>
          <table:table-cell office:value-type="float" office:value="-94" calcext:value-type="float">
            <text:p>-94</text:p>
          </table:table-cell>
          <table:table-cell office:value-type="float" office:value="-37.6352" calcext:value-type="float">
            <text:p>-37.6352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9" calcext:value-type="float">
            <text:p>-19</text:p>
          </table:table-cell>
          <table:table-cell office:value-type="float" office:value="-118" calcext:value-type="float">
            <text:p>-118</text:p>
          </table:table-cell>
          <table:table-cell office:value-type="float" office:value="-36.6936" calcext:value-type="float">
            <text:p>-36.6936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9" calcext:value-type="float">
            <text:p>-19</text:p>
          </table:table-cell>
          <table:table-cell office:value-type="float" office:value="-91" calcext:value-type="float">
            <text:p>-91</text:p>
          </table:table-cell>
          <table:table-cell office:value-type="float" office:value="-36.4012" calcext:value-type="float">
            <text:p>-36.4012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9" calcext:value-type="float">
            <text:p>-19</text:p>
          </table:table-cell>
          <table:table-cell office:value-type="float" office:value="-115" calcext:value-type="float">
            <text:p>-115</text:p>
          </table:table-cell>
          <table:table-cell office:value-type="float" office:value="-35.6188" calcext:value-type="float">
            <text:p>-35.6188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9" calcext:value-type="float">
            <text:p>-19</text:p>
          </table:table-cell>
          <table:table-cell office:value-type="float" office:value="-88" calcext:value-type="float">
            <text:p>-88</text:p>
          </table:table-cell>
          <table:table-cell office:value-type="float" office:value="-35.2276" calcext:value-type="float">
            <text:p>-35.2276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9" calcext:value-type="float">
            <text:p>-19</text:p>
          </table:table-cell>
          <table:table-cell office:value-type="float" office:value="-89" calcext:value-type="float">
            <text:p>-89</text:p>
          </table:table-cell>
          <table:table-cell office:value-type="float" office:value="-34.2232" calcext:value-type="float">
            <text:p>-34.2232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9" calcext:value-type="float">
            <text:p>-19</text:p>
          </table:table-cell>
          <table:table-cell office:value-type="float" office:value="-100" calcext:value-type="float">
            <text:p>-100</text:p>
          </table:table-cell>
          <table:table-cell office:value-type="float" office:value="-33.6664" calcext:value-type="float">
            <text:p>-33.6664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9" calcext:value-type="float">
            <text:p>-19</text:p>
          </table:table-cell>
          <table:table-cell office:value-type="float" office:value="-85" calcext:value-type="float">
            <text:p>-85</text:p>
          </table:table-cell>
          <table:table-cell office:value-type="float" office:value="-33.0324" calcext:value-type="float">
            <text:p>-33.0324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9" calcext:value-type="float">
            <text:p>-19</text:p>
          </table:table-cell>
          <table:table-cell office:value-type="float" office:value="-100" calcext:value-type="float">
            <text:p>-100</text:p>
          </table:table-cell>
          <table:table-cell office:value-type="float" office:value="-32.54" calcext:value-type="float">
            <text:p>-32.54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9" calcext:value-type="float">
            <text:p>-19</text:p>
          </table:table-cell>
          <table:table-cell office:value-type="float" office:value="-85" calcext:value-type="float">
            <text:p>-85</text:p>
          </table:table-cell>
          <table:table-cell office:value-type="float" office:value="-32.2944" calcext:value-type="float">
            <text:p>-32.2944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9" calcext:value-type="float">
            <text:p>-19</text:p>
          </table:table-cell>
          <table:table-cell office:value-type="float" office:value="-97" calcext:value-type="float">
            <text:p>-97</text:p>
          </table:table-cell>
          <table:table-cell office:value-type="float" office:value="-31.6312" calcext:value-type="float">
            <text:p>-31.6312</text:p>
          </table:table-cell>
          <table:table-cell table:number-columns-repeated="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9" calcext:value-type="float">
            <text:p>-19</text:p>
          </table:table-cell>
          <table:table-cell office:value-type="float" office:value="-109" calcext:value-type="float">
            <text:p>-109</text:p>
          </table:table-cell>
          <table:table-cell office:value-type="float" office:value="-31.324" calcext:value-type="float">
            <text:p>-31.324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9" calcext:value-type="float">
            <text:p>-19</text:p>
          </table:table-cell>
          <table:table-cell office:value-type="float" office:value="-92" calcext:value-type="float">
            <text:p>-92</text:p>
          </table:table-cell>
          <table:table-cell office:value-type="float" office:value="-31.3532" calcext:value-type="float">
            <text:p>-31.3532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9" calcext:value-type="float">
            <text:p>-19</text:p>
          </table:table-cell>
          <table:table-cell office:value-type="float" office:value="-84" calcext:value-type="float">
            <text:p>-84</text:p>
          </table:table-cell>
          <table:table-cell office:value-type="float" office:value="-30.7996" calcext:value-type="float">
            <text:p>-30.7996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9" calcext:value-type="float">
            <text:p>-19</text:p>
          </table:table-cell>
          <table:table-cell office:value-type="float" office:value="-83" calcext:value-type="float">
            <text:p>-83</text:p>
          </table:table-cell>
          <table:table-cell office:value-type="float" office:value="-30.3356" calcext:value-type="float">
            <text:p>-30.3356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9" calcext:value-type="float">
            <text:p>-19</text:p>
          </table:table-cell>
          <table:table-cell office:value-type="float" office:value="-74" calcext:value-type="float">
            <text:p>-74</text:p>
          </table:table-cell>
          <table:table-cell office:value-type="float" office:value="-29.8196" calcext:value-type="float">
            <text:p>-29.8196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5" calcext:value-type="float">
            <text:p>-15</text:p>
          </table:table-cell>
          <table:table-cell office:value-type="float" office:value="-84" calcext:value-type="float">
            <text:p>-84</text:p>
          </table:table-cell>
          <table:table-cell office:value-type="float" office:value="-29.344" calcext:value-type="float">
            <text:p>-29.344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5" calcext:value-type="float">
            <text:p>-15</text:p>
          </table:table-cell>
          <table:table-cell office:value-type="float" office:value="-74" calcext:value-type="float">
            <text:p>-74</text:p>
          </table:table-cell>
          <table:table-cell office:value-type="float" office:value="-29.3456" calcext:value-type="float">
            <text:p>-29.3456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8" calcext:value-type="float">
            <text:p>-18</text:p>
          </table:table-cell>
          <table:table-cell office:value-type="float" office:value="-83" calcext:value-type="float">
            <text:p>-83</text:p>
          </table:table-cell>
          <table:table-cell office:value-type="float" office:value="-28.7328" calcext:value-type="float">
            <text:p>-28.7328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7" calcext:value-type="float">
            <text:p>-17</text:p>
          </table:table-cell>
          <table:table-cell office:value-type="float" office:value="-77" calcext:value-type="float">
            <text:p>-77</text:p>
          </table:table-cell>
          <table:table-cell office:value-type="float" office:value="-28.6288" calcext:value-type="float">
            <text:p>-28.6288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7" calcext:value-type="float">
            <text:p>-17</text:p>
          </table:table-cell>
          <table:table-cell office:value-type="float" office:value="-78" calcext:value-type="float">
            <text:p>-78</text:p>
          </table:table-cell>
          <table:table-cell office:value-type="float" office:value="-28.476" calcext:value-type="float">
            <text:p>-28.476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7" calcext:value-type="float">
            <text:p>-17</text:p>
          </table:table-cell>
          <table:table-cell office:value-type="float" office:value="-81" calcext:value-type="float">
            <text:p>-81</text:p>
          </table:table-cell>
          <table:table-cell office:value-type="float" office:value="-28.3408" calcext:value-type="float">
            <text:p>-28.3408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7" calcext:value-type="float">
            <text:p>-17</text:p>
          </table:table-cell>
          <table:table-cell office:value-type="float" office:value="-88" calcext:value-type="float">
            <text:p>-88</text:p>
          </table:table-cell>
          <table:table-cell office:value-type="float" office:value="-27.954" calcext:value-type="float">
            <text:p>-27.954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7" calcext:value-type="float">
            <text:p>-17</text:p>
          </table:table-cell>
          <table:table-cell office:value-type="float" office:value="-76" calcext:value-type="float">
            <text:p>-76</text:p>
          </table:table-cell>
          <table:table-cell office:value-type="float" office:value="-27.8024" calcext:value-type="float">
            <text:p>-27.8024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4" calcext:value-type="float">
            <text:p>-14</text:p>
          </table:table-cell>
          <table:table-cell office:value-type="float" office:value="-81" calcext:value-type="float">
            <text:p>-81</text:p>
          </table:table-cell>
          <table:table-cell office:value-type="float" office:value="-27.4364" calcext:value-type="float">
            <text:p>-27.4364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4" calcext:value-type="float">
            <text:p>-14</text:p>
          </table:table-cell>
          <table:table-cell office:value-type="float" office:value="-73" calcext:value-type="float">
            <text:p>-73</text:p>
          </table:table-cell>
          <table:table-cell office:value-type="float" office:value="-27.3192" calcext:value-type="float">
            <text:p>-27.3192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4" calcext:value-type="float">
            <text:p>-14</text:p>
          </table:table-cell>
          <table:table-cell office:value-type="float" office:value="-68" calcext:value-type="float">
            <text:p>-68</text:p>
          </table:table-cell>
          <table:table-cell office:value-type="float" office:value="-26.6328" calcext:value-type="float">
            <text:p>-26.6328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4" calcext:value-type="float">
            <text:p>-14</text:p>
          </table:table-cell>
          <table:table-cell office:value-type="float" office:value="-72" calcext:value-type="float">
            <text:p>-72</text:p>
          </table:table-cell>
          <table:table-cell office:value-type="float" office:value="-26.4772" calcext:value-type="float">
            <text:p>-26.4772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4" calcext:value-type="float">
            <text:p>-14</text:p>
          </table:table-cell>
          <table:table-cell office:value-type="float" office:value="-77" calcext:value-type="float">
            <text:p>-77</text:p>
          </table:table-cell>
          <table:table-cell office:value-type="float" office:value="-26.1592" calcext:value-type="float">
            <text:p>-26.1592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4" calcext:value-type="float">
            <text:p>-14</text:p>
          </table:table-cell>
          <table:table-cell office:value-type="float" office:value="-70" calcext:value-type="float">
            <text:p>-70</text:p>
          </table:table-cell>
          <table:table-cell office:value-type="float" office:value="-25.9352" calcext:value-type="float">
            <text:p>-25.9352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4" calcext:value-type="float">
            <text:p>-14</text:p>
          </table:table-cell>
          <table:table-cell office:value-type="float" office:value="-74" calcext:value-type="float">
            <text:p>-74</text:p>
          </table:table-cell>
          <table:table-cell office:value-type="float" office:value="-25.8092" calcext:value-type="float">
            <text:p>-25.8092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4" calcext:value-type="float">
            <text:p>-14</text:p>
          </table:table-cell>
          <table:table-cell office:value-type="float" office:value="-75" calcext:value-type="float">
            <text:p>-75</text:p>
          </table:table-cell>
          <table:table-cell office:value-type="float" office:value="-25.6344" calcext:value-type="float">
            <text:p>-25.6344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2" calcext:value-type="float">
            <text:p>-12</text:p>
          </table:table-cell>
          <table:table-cell office:value-type="float" office:value="-74" calcext:value-type="float">
            <text:p>-74</text:p>
          </table:table-cell>
          <table:table-cell office:value-type="float" office:value="-25.6452" calcext:value-type="float">
            <text:p>-25.6452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2" calcext:value-type="float">
            <text:p>-12</text:p>
          </table:table-cell>
          <table:table-cell office:value-type="float" office:value="-87" calcext:value-type="float">
            <text:p>-87</text:p>
          </table:table-cell>
          <table:table-cell office:value-type="float" office:value="-25.3828" calcext:value-type="float">
            <text:p>-25.3828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2" calcext:value-type="float">
            <text:p>-12</text:p>
          </table:table-cell>
          <table:table-cell office:value-type="float" office:value="-108" calcext:value-type="float">
            <text:p>-108</text:p>
          </table:table-cell>
          <table:table-cell office:value-type="float" office:value="-25.318" calcext:value-type="float">
            <text:p>-25.318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2" calcext:value-type="float">
            <text:p>-12</text:p>
          </table:table-cell>
          <table:table-cell office:value-type="float" office:value="-90" calcext:value-type="float">
            <text:p>-90</text:p>
          </table:table-cell>
          <table:table-cell office:value-type="float" office:value="-25.5132" calcext:value-type="float">
            <text:p>-25.5132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2" calcext:value-type="float">
            <text:p>-12</text:p>
          </table:table-cell>
          <table:table-cell office:value-type="float" office:value="-81" calcext:value-type="float">
            <text:p>-81</text:p>
          </table:table-cell>
          <table:table-cell office:value-type="float" office:value="-25.4408" calcext:value-type="float">
            <text:p>-25.4408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2" calcext:value-type="float">
            <text:p>-12</text:p>
          </table:table-cell>
          <table:table-cell office:value-type="float" office:value="-86" calcext:value-type="float">
            <text:p>-86</text:p>
          </table:table-cell>
          <table:table-cell office:value-type="float" office:value="-25.1728" calcext:value-type="float">
            <text:p>-25.1728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2" calcext:value-type="float">
            <text:p>-12</text:p>
          </table:table-cell>
          <table:table-cell office:value-type="float" office:value="-86" calcext:value-type="float">
            <text:p>-86</text:p>
          </table:table-cell>
          <table:table-cell office:value-type="float" office:value="-25.0884" calcext:value-type="float">
            <text:p>-25.0884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2" calcext:value-type="float">
            <text:p>-12</text:p>
          </table:table-cell>
          <table:table-cell office:value-type="float" office:value="-81" calcext:value-type="float">
            <text:p>-81</text:p>
          </table:table-cell>
          <table:table-cell office:value-type="float" office:value="-25.036" calcext:value-type="float">
            <text:p>-25.036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2" calcext:value-type="float">
            <text:p>-12</text:p>
          </table:table-cell>
          <table:table-cell office:value-type="float" office:value="-88" calcext:value-type="float">
            <text:p>-88</text:p>
          </table:table-cell>
          <table:table-cell office:value-type="float" office:value="-24.9148" calcext:value-type="float">
            <text:p>-24.9148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2" calcext:value-type="float">
            <text:p>-12</text:p>
          </table:table-cell>
          <table:table-cell office:value-type="float" office:value="-69" calcext:value-type="float">
            <text:p>-69</text:p>
          </table:table-cell>
          <table:table-cell office:value-type="float" office:value="-24.6512" calcext:value-type="float">
            <text:p>-24.6512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2" calcext:value-type="float">
            <text:p>-12</text:p>
          </table:table-cell>
          <table:table-cell office:value-type="float" office:value="-73" calcext:value-type="float">
            <text:p>-73</text:p>
          </table:table-cell>
          <table:table-cell office:value-type="float" office:value="-24.3684" calcext:value-type="float">
            <text:p>-24.3684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2" calcext:value-type="float">
            <text:p>-12</text:p>
          </table:table-cell>
          <table:table-cell office:value-type="float" office:value="-82" calcext:value-type="float">
            <text:p>-82</text:p>
          </table:table-cell>
          <table:table-cell office:value-type="float" office:value="-24.204" calcext:value-type="float">
            <text:p>-24.204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2" calcext:value-type="float">
            <text:p>-12</text:p>
          </table:table-cell>
          <table:table-cell office:value-type="float" office:value="-81" calcext:value-type="float">
            <text:p>-81</text:p>
          </table:table-cell>
          <table:table-cell office:value-type="float" office:value="-24.06" calcext:value-type="float">
            <text:p>-24.06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2" calcext:value-type="float">
            <text:p>-12</text:p>
          </table:table-cell>
          <table:table-cell office:value-type="float" office:value="-96" calcext:value-type="float">
            <text:p>-96</text:p>
          </table:table-cell>
          <table:table-cell office:value-type="float" office:value="-24.1488" calcext:value-type="float">
            <text:p>-24.1488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2" calcext:value-type="float">
            <text:p>-12</text:p>
          </table:table-cell>
          <table:table-cell office:value-type="float" office:value="-85" calcext:value-type="float">
            <text:p>-85</text:p>
          </table:table-cell>
          <table:table-cell office:value-type="float" office:value="-24.1428" calcext:value-type="float">
            <text:p>-24.1428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2" calcext:value-type="float">
            <text:p>-12</text:p>
          </table:table-cell>
          <table:table-cell office:value-type="float" office:value="-92" calcext:value-type="float">
            <text:p>-92</text:p>
          </table:table-cell>
          <table:table-cell office:value-type="float" office:value="-23.8716" calcext:value-type="float">
            <text:p>-23.8716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2" calcext:value-type="float">
            <text:p>-12</text:p>
          </table:table-cell>
          <table:table-cell office:value-type="float" office:value="-73" calcext:value-type="float">
            <text:p>-73</text:p>
          </table:table-cell>
          <table:table-cell office:value-type="float" office:value="-23.7628" calcext:value-type="float">
            <text:p>-23.7628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0" calcext:value-type="float">
            <text:p>-10</text:p>
          </table:table-cell>
          <table:table-cell office:value-type="float" office:value="-78" calcext:value-type="float">
            <text:p>-78</text:p>
          </table:table-cell>
          <table:table-cell office:value-type="float" office:value="-23.3296" calcext:value-type="float">
            <text:p>-23.3296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0" calcext:value-type="float">
            <text:p>-10</text:p>
          </table:table-cell>
          <table:table-cell office:value-type="float" office:value="-92" calcext:value-type="float">
            <text:p>-92</text:p>
          </table:table-cell>
          <table:table-cell office:value-type="float" office:value="-22.9916" calcext:value-type="float">
            <text:p>-22.9916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0" calcext:value-type="float">
            <text:p>-10</text:p>
          </table:table-cell>
          <table:table-cell office:value-type="float" office:value="-83" calcext:value-type="float">
            <text:p>-83</text:p>
          </table:table-cell>
          <table:table-cell office:value-type="float" office:value="-23.12" calcext:value-type="float">
            <text:p>-23.12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9" calcext:value-type="float">
            <text:p>-9</text:p>
          </table:table-cell>
          <table:table-cell office:value-type="float" office:value="-83" calcext:value-type="float">
            <text:p>-83</text:p>
          </table:table-cell>
          <table:table-cell office:value-type="float" office:value="-22.5824" calcext:value-type="float">
            <text:p>-22.5824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9" calcext:value-type="float">
            <text:p>-9</text:p>
          </table:table-cell>
          <table:table-cell office:value-type="float" office:value="-75" calcext:value-type="float">
            <text:p>-75</text:p>
          </table:table-cell>
          <table:table-cell office:value-type="float" office:value="-22.588" calcext:value-type="float">
            <text:p>-22.588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9" calcext:value-type="float">
            <text:p>-9</text:p>
          </table:table-cell>
          <table:table-cell office:value-type="float" office:value="-70" calcext:value-type="float">
            <text:p>-70</text:p>
          </table:table-cell>
          <table:table-cell office:value-type="float" office:value="-22.2968" calcext:value-type="float">
            <text:p>-22.2968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9" calcext:value-type="float">
            <text:p>-9</text:p>
          </table:table-cell>
          <table:table-cell office:value-type="float" office:value="-75" calcext:value-type="float">
            <text:p>-75</text:p>
          </table:table-cell>
          <table:table-cell office:value-type="float" office:value="-21.8524" calcext:value-type="float">
            <text:p>-21.8524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8" calcext:value-type="float">
            <text:p>-8</text:p>
          </table:table-cell>
          <table:table-cell office:value-type="float" office:value="-74" calcext:value-type="float">
            <text:p>-74</text:p>
          </table:table-cell>
          <table:table-cell office:value-type="float" office:value="-21.5748" calcext:value-type="float">
            <text:p>-21.5748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8" calcext:value-type="float">
            <text:p>-8</text:p>
          </table:table-cell>
          <table:table-cell office:value-type="float" office:value="-74" calcext:value-type="float">
            <text:p>-74</text:p>
          </table:table-cell>
          <table:table-cell office:value-type="float" office:value="-21.3624" calcext:value-type="float">
            <text:p>-21.3624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8" calcext:value-type="float">
            <text:p>-8</text:p>
          </table:table-cell>
          <table:table-cell office:value-type="float" office:value="-76" calcext:value-type="float">
            <text:p>-76</text:p>
          </table:table-cell>
          <table:table-cell office:value-type="float" office:value="-21.2524" calcext:value-type="float">
            <text:p>-21.2524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8" calcext:value-type="float">
            <text:p>-8</text:p>
          </table:table-cell>
          <table:table-cell office:value-type="float" office:value="-65" calcext:value-type="float">
            <text:p>-65</text:p>
          </table:table-cell>
          <table:table-cell office:value-type="float" office:value="-21.1136" calcext:value-type="float">
            <text:p>-21.1136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8" calcext:value-type="float">
            <text:p>-8</text:p>
          </table:table-cell>
          <table:table-cell office:value-type="float" office:value="-69" calcext:value-type="float">
            <text:p>-69</text:p>
          </table:table-cell>
          <table:table-cell office:value-type="float" office:value="-20.7684" calcext:value-type="float">
            <text:p>-20.7684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8" calcext:value-type="float">
            <text:p>-8</text:p>
          </table:table-cell>
          <table:table-cell office:value-type="float" office:value="-79" calcext:value-type="float">
            <text:p>-79</text:p>
          </table:table-cell>
          <table:table-cell office:value-type="float" office:value="-20.562" calcext:value-type="float">
            <text:p>-20.562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8" calcext:value-type="float">
            <text:p>-8</text:p>
          </table:table-cell>
          <table:table-cell office:value-type="float" office:value="-72" calcext:value-type="float">
            <text:p>-72</text:p>
          </table:table-cell>
          <table:table-cell office:value-type="float" office:value="-20.6976" calcext:value-type="float">
            <text:p>-20.6976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7" calcext:value-type="float">
            <text:p>-7</text:p>
          </table:table-cell>
          <table:table-cell office:value-type="float" office:value="-73" calcext:value-type="float">
            <text:p>-73</text:p>
          </table:table-cell>
          <table:table-cell office:value-type="float" office:value="-20.4712" calcext:value-type="float">
            <text:p>-20.4712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7" calcext:value-type="float">
            <text:p>-7</text:p>
          </table:table-cell>
          <table:table-cell office:value-type="float" office:value="-71" calcext:value-type="float">
            <text:p>-71</text:p>
          </table:table-cell>
          <table:table-cell office:value-type="float" office:value="-20.168" calcext:value-type="float">
            <text:p>-20.168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7" calcext:value-type="float">
            <text:p>-7</text:p>
          </table:table-cell>
          <table:table-cell office:value-type="float" office:value="-92" calcext:value-type="float">
            <text:p>-92</text:p>
          </table:table-cell>
          <table:table-cell office:value-type="float" office:value="-20.0204" calcext:value-type="float">
            <text:p>-20.0204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7" calcext:value-type="float">
            <text:p>-7</text:p>
          </table:table-cell>
          <table:table-cell office:value-type="float" office:value="-92" calcext:value-type="float">
            <text:p>-92</text:p>
          </table:table-cell>
          <table:table-cell office:value-type="float" office:value="-20.0316" calcext:value-type="float">
            <text:p>-20.0316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7" calcext:value-type="float">
            <text:p>-7</text:p>
          </table:table-cell>
          <table:table-cell office:value-type="float" office:value="-84" calcext:value-type="float">
            <text:p>-84</text:p>
          </table:table-cell>
          <table:table-cell office:value-type="float" office:value="-20.062" calcext:value-type="float">
            <text:p>-20.062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7" calcext:value-type="float">
            <text:p>-7</text:p>
          </table:table-cell>
          <table:table-cell office:value-type="float" office:value="-68" calcext:value-type="float">
            <text:p>-68</text:p>
          </table:table-cell>
          <table:table-cell office:value-type="float" office:value="-19.7196" calcext:value-type="float">
            <text:p>-19.7196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7" calcext:value-type="float">
            <text:p>-7</text:p>
          </table:table-cell>
          <table:table-cell office:value-type="float" office:value="-86" calcext:value-type="float">
            <text:p>-86</text:p>
          </table:table-cell>
          <table:table-cell office:value-type="float" office:value="-19.3364" calcext:value-type="float">
            <text:p>-19.3364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8" calcext:value-type="float">
            <text:p>-8</text:p>
          </table:table-cell>
          <table:table-cell office:value-type="float" office:value="-88" calcext:value-type="float">
            <text:p>-88</text:p>
          </table:table-cell>
          <table:table-cell office:value-type="float" office:value="-19.1068" calcext:value-type="float">
            <text:p>-19.1068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8" calcext:value-type="float">
            <text:p>-8</text:p>
          </table:table-cell>
          <table:table-cell office:value-type="float" office:value="-77" calcext:value-type="float">
            <text:p>-77</text:p>
          </table:table-cell>
          <table:table-cell office:value-type="float" office:value="-19.1304" calcext:value-type="float">
            <text:p>-19.1304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7" calcext:value-type="float">
            <text:p>-7</text:p>
          </table:table-cell>
          <table:table-cell office:value-type="float" office:value="-76" calcext:value-type="float">
            <text:p>-76</text:p>
          </table:table-cell>
          <table:table-cell office:value-type="float" office:value="-18.8712" calcext:value-type="float">
            <text:p>-18.8712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7" calcext:value-type="float">
            <text:p>-7</text:p>
          </table:table-cell>
          <table:table-cell office:value-type="float" office:value="-84" calcext:value-type="float">
            <text:p>-84</text:p>
          </table:table-cell>
          <table:table-cell office:value-type="float" office:value="-18.7684" calcext:value-type="float">
            <text:p>-18.7684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8" calcext:value-type="float">
            <text:p>-8</text:p>
          </table:table-cell>
          <table:table-cell office:value-type="float" office:value="-88" calcext:value-type="float">
            <text:p>-88</text:p>
          </table:table-cell>
          <table:table-cell office:value-type="float" office:value="-18.5368" calcext:value-type="float">
            <text:p>-18.5368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7" calcext:value-type="float">
            <text:p>-7</text:p>
          </table:table-cell>
          <table:table-cell office:value-type="float" office:value="-80" calcext:value-type="float">
            <text:p>-80</text:p>
          </table:table-cell>
          <table:table-cell office:value-type="float" office:value="-18.4184" calcext:value-type="float">
            <text:p>-18.4184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7" calcext:value-type="float">
            <text:p>-7</text:p>
          </table:table-cell>
          <table:table-cell office:value-type="float" office:value="-61" calcext:value-type="float">
            <text:p>-61</text:p>
          </table:table-cell>
          <table:table-cell office:value-type="float" office:value="-17.976" calcext:value-type="float">
            <text:p>-17.976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7" calcext:value-type="float">
            <text:p>-7</text:p>
          </table:table-cell>
          <table:table-cell office:value-type="float" office:value="-68" calcext:value-type="float">
            <text:p>-68</text:p>
          </table:table-cell>
          <table:table-cell office:value-type="float" office:value="-17.5392" calcext:value-type="float">
            <text:p>-17.5392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7" calcext:value-type="float">
            <text:p>-7</text:p>
          </table:table-cell>
          <table:table-cell office:value-type="float" office:value="-74" calcext:value-type="float">
            <text:p>-74</text:p>
          </table:table-cell>
          <table:table-cell office:value-type="float" office:value="-17.4304" calcext:value-type="float">
            <text:p>-17.4304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7" calcext:value-type="float">
            <text:p>-7</text:p>
          </table:table-cell>
          <table:table-cell office:value-type="float" office:value="-88" calcext:value-type="float">
            <text:p>-88</text:p>
          </table:table-cell>
          <table:table-cell office:value-type="float" office:value="-17.1464" calcext:value-type="float">
            <text:p>-17.1464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7" calcext:value-type="float">
            <text:p>-7</text:p>
          </table:table-cell>
          <table:table-cell office:value-type="float" office:value="-68" calcext:value-type="float">
            <text:p>-68</text:p>
          </table:table-cell>
          <table:table-cell office:value-type="float" office:value="-17.0236" calcext:value-type="float">
            <text:p>-17.0236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7" calcext:value-type="float">
            <text:p>-7</text:p>
          </table:table-cell>
          <table:table-cell office:value-type="float" office:value="-70" calcext:value-type="float">
            <text:p>-70</text:p>
          </table:table-cell>
          <table:table-cell office:value-type="float" office:value="-16.846" calcext:value-type="float">
            <text:p>-16.846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7" calcext:value-type="float">
            <text:p>-7</text:p>
          </table:table-cell>
          <table:table-cell office:value-type="float" office:value="-74" calcext:value-type="float">
            <text:p>-74</text:p>
          </table:table-cell>
          <table:table-cell office:value-type="float" office:value="-16.5636" calcext:value-type="float">
            <text:p>-16.5636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7" calcext:value-type="float">
            <text:p>-7</text:p>
          </table:table-cell>
          <table:table-cell office:value-type="float" office:value="-78" calcext:value-type="float">
            <text:p>-78</text:p>
          </table:table-cell>
          <table:table-cell office:value-type="float" office:value="-16.3644" calcext:value-type="float">
            <text:p>-16.3644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7" calcext:value-type="float">
            <text:p>-7</text:p>
          </table:table-cell>
          <table:table-cell office:value-type="float" office:value="-71" calcext:value-type="float">
            <text:p>-71</text:p>
          </table:table-cell>
          <table:table-cell office:value-type="float" office:value="-16.3548" calcext:value-type="float">
            <text:p>-16.3548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7" calcext:value-type="float">
            <text:p>-7</text:p>
          </table:table-cell>
          <table:table-cell office:value-type="float" office:value="-81" calcext:value-type="float">
            <text:p>-81</text:p>
          </table:table-cell>
          <table:table-cell office:value-type="float" office:value="-16.1188" calcext:value-type="float">
            <text:p>-16.1188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7" calcext:value-type="float">
            <text:p>-7</text:p>
          </table:table-cell>
          <table:table-cell office:value-type="float" office:value="-102" calcext:value-type="float">
            <text:p>-102</text:p>
          </table:table-cell>
          <table:table-cell office:value-type="float" office:value="-16.248" calcext:value-type="float">
            <text:p>-16.248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7" calcext:value-type="float">
            <text:p>-7</text:p>
          </table:table-cell>
          <table:table-cell office:value-type="float" office:value="-86" calcext:value-type="float">
            <text:p>-86</text:p>
          </table:table-cell>
          <table:table-cell office:value-type="float" office:value="-16.5128" calcext:value-type="float">
            <text:p>-16.5128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7" calcext:value-type="float">
            <text:p>-7</text:p>
          </table:table-cell>
          <table:table-cell office:value-type="float" office:value="-85" calcext:value-type="float">
            <text:p>-85</text:p>
          </table:table-cell>
          <table:table-cell office:value-type="float" office:value="-16.2796" calcext:value-type="float">
            <text:p>-16.2796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7" calcext:value-type="float">
            <text:p>-7</text:p>
          </table:table-cell>
          <table:table-cell office:value-type="float" office:value="-75" calcext:value-type="float">
            <text:p>-75</text:p>
          </table:table-cell>
          <table:table-cell office:value-type="float" office:value="-16.2224" calcext:value-type="float">
            <text:p>-16.2224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7" calcext:value-type="float">
            <text:p>-7</text:p>
          </table:table-cell>
          <table:table-cell office:value-type="float" office:value="-71" calcext:value-type="float">
            <text:p>-71</text:p>
          </table:table-cell>
          <table:table-cell office:value-type="float" office:value="-15.9976" calcext:value-type="float">
            <text:p>-15.9976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6" calcext:value-type="float">
            <text:p>-6</text:p>
          </table:table-cell>
          <table:table-cell office:value-type="float" office:value="-93" calcext:value-type="float">
            <text:p>-93</text:p>
          </table:table-cell>
          <table:table-cell office:value-type="float" office:value="-15.782" calcext:value-type="float">
            <text:p>-15.782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6" calcext:value-type="float">
            <text:p>-6</text:p>
          </table:table-cell>
          <table:table-cell office:value-type="float" office:value="-96" calcext:value-type="float">
            <text:p>-96</text:p>
          </table:table-cell>
          <table:table-cell office:value-type="float" office:value="-15.8444" calcext:value-type="float">
            <text:p>-15.8444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5" calcext:value-type="float">
            <text:p>-5</text:p>
          </table:table-cell>
          <table:table-cell office:value-type="float" office:value="-67" calcext:value-type="float">
            <text:p>-67</text:p>
          </table:table-cell>
          <table:table-cell office:value-type="float" office:value="-15.594" calcext:value-type="float">
            <text:p>-15.594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5" calcext:value-type="float">
            <text:p>-5</text:p>
          </table:table-cell>
          <table:table-cell office:value-type="float" office:value="-82" calcext:value-type="float">
            <text:p>-82</text:p>
          </table:table-cell>
          <table:table-cell office:value-type="float" office:value="-15.1212" calcext:value-type="float">
            <text:p>-15.1212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5" calcext:value-type="float">
            <text:p>-5</text:p>
          </table:table-cell>
          <table:table-cell office:value-type="float" office:value="-63" calcext:value-type="float">
            <text:p>-63</text:p>
          </table:table-cell>
          <table:table-cell office:value-type="float" office:value="-15.0752" calcext:value-type="float">
            <text:p>-15.0752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5" calcext:value-type="float">
            <text:p>-5</text:p>
          </table:table-cell>
          <table:table-cell office:value-type="float" office:value="-62" calcext:value-type="float">
            <text:p>-62</text:p>
          </table:table-cell>
          <table:table-cell office:value-type="float" office:value="-14.9056" calcext:value-type="float">
            <text:p>-14.9056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5" calcext:value-type="float">
            <text:p>-5</text:p>
          </table:table-cell>
          <table:table-cell office:value-type="float" office:value="-73" calcext:value-type="float">
            <text:p>-73</text:p>
          </table:table-cell>
          <table:table-cell office:value-type="float" office:value="-14.69" calcext:value-type="float">
            <text:p>-14.69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5" calcext:value-type="float">
            <text:p>-5</text:p>
          </table:table-cell>
          <table:table-cell office:value-type="float" office:value="-70" calcext:value-type="float">
            <text:p>-70</text:p>
          </table:table-cell>
          <table:table-cell office:value-type="float" office:value="-14.6232" calcext:value-type="float">
            <text:p>-14.6232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5" calcext:value-type="float">
            <text:p>-5</text:p>
          </table:table-cell>
          <table:table-cell office:value-type="float" office:value="-60" calcext:value-type="float">
            <text:p>-60</text:p>
          </table:table-cell>
          <table:table-cell office:value-type="float" office:value="-14.4776" calcext:value-type="float">
            <text:p>-14.4776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5" calcext:value-type="float">
            <text:p>-5</text:p>
          </table:table-cell>
          <table:table-cell office:value-type="float" office:value="-77" calcext:value-type="float">
            <text:p>-77</text:p>
          </table:table-cell>
          <table:table-cell office:value-type="float" office:value="-14.2108" calcext:value-type="float">
            <text:p>-14.2108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5" calcext:value-type="float">
            <text:p>-5</text:p>
          </table:table-cell>
          <table:table-cell office:value-type="float" office:value="-67" calcext:value-type="float">
            <text:p>-67</text:p>
          </table:table-cell>
          <table:table-cell office:value-type="float" office:value="-14.2348" calcext:value-type="float">
            <text:p>-14.2348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5" calcext:value-type="float">
            <text:p>-5</text:p>
          </table:table-cell>
          <table:table-cell office:value-type="float" office:value="-58" calcext:value-type="float">
            <text:p>-58</text:p>
          </table:table-cell>
          <table:table-cell office:value-type="float" office:value="-13.9476" calcext:value-type="float">
            <text:p>-13.9476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5" calcext:value-type="float">
            <text:p>-5</text:p>
          </table:table-cell>
          <table:table-cell office:value-type="float" office:value="-75" calcext:value-type="float">
            <text:p>-75</text:p>
          </table:table-cell>
          <table:table-cell office:value-type="float" office:value="-13.822" calcext:value-type="float">
            <text:p>-13.822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5" calcext:value-type="float">
            <text:p>-5</text:p>
          </table:table-cell>
          <table:table-cell office:value-type="float" office:value="-66" calcext:value-type="float">
            <text:p>-66</text:p>
          </table:table-cell>
          <table:table-cell office:value-type="float" office:value="-13.708" calcext:value-type="float">
            <text:p>-13.708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5" calcext:value-type="float">
            <text:p>-5</text:p>
          </table:table-cell>
          <table:table-cell office:value-type="float" office:value="-62" calcext:value-type="float">
            <text:p>-62</text:p>
          </table:table-cell>
          <table:table-cell office:value-type="float" office:value="-13.822" calcext:value-type="float">
            <text:p>-13.822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5" calcext:value-type="float">
            <text:p>-5</text:p>
          </table:table-cell>
          <table:table-cell office:value-type="float" office:value="-63" calcext:value-type="float">
            <text:p>-63</text:p>
          </table:table-cell>
          <table:table-cell office:value-type="float" office:value="-13.6424" calcext:value-type="float">
            <text:p>-13.6424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5" calcext:value-type="float">
            <text:p>-5</text:p>
          </table:table-cell>
          <table:table-cell office:value-type="float" office:value="-87" calcext:value-type="float">
            <text:p>-87</text:p>
          </table:table-cell>
          <table:table-cell office:value-type="float" office:value="-13.4124" calcext:value-type="float">
            <text:p>-13.4124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5" calcext:value-type="float">
            <text:p>-5</text:p>
          </table:table-cell>
          <table:table-cell office:value-type="float" office:value="-75" calcext:value-type="float">
            <text:p>-75</text:p>
          </table:table-cell>
          <table:table-cell office:value-type="float" office:value="-13.526" calcext:value-type="float">
            <text:p>-13.526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5" calcext:value-type="float">
            <text:p>-5</text:p>
          </table:table-cell>
          <table:table-cell office:value-type="float" office:value="-66" calcext:value-type="float">
            <text:p>-66</text:p>
          </table:table-cell>
          <table:table-cell office:value-type="float" office:value="-13.5888" calcext:value-type="float">
            <text:p>-13.5888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5" calcext:value-type="float">
            <text:p>-5</text:p>
          </table:table-cell>
          <table:table-cell office:value-type="float" office:value="-69" calcext:value-type="float">
            <text:p>-69</text:p>
          </table:table-cell>
          <table:table-cell office:value-type="float" office:value="-13.3428" calcext:value-type="float">
            <text:p>-13.3428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5" calcext:value-type="float">
            <text:p>-5</text:p>
          </table:table-cell>
          <table:table-cell office:value-type="float" office:value="-72" calcext:value-type="float">
            <text:p>-72</text:p>
          </table:table-cell>
          <table:table-cell office:value-type="float" office:value="-13.3196" calcext:value-type="float">
            <text:p>-13.3196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5" calcext:value-type="float">
            <text:p>-5</text:p>
          </table:table-cell>
          <table:table-cell office:value-type="float" office:value="-75" calcext:value-type="float">
            <text:p>-75</text:p>
          </table:table-cell>
          <table:table-cell office:value-type="float" office:value="-13.2988" calcext:value-type="float">
            <text:p>-13.2988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5" calcext:value-type="float">
            <text:p>-5</text:p>
          </table:table-cell>
          <table:table-cell office:value-type="float" office:value="-61" calcext:value-type="float">
            <text:p>-61</text:p>
          </table:table-cell>
          <table:table-cell office:value-type="float" office:value="-13.0124" calcext:value-type="float">
            <text:p>-13.0124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5" calcext:value-type="float">
            <text:p>-5</text:p>
          </table:table-cell>
          <table:table-cell office:value-type="float" office:value="-59" calcext:value-type="float">
            <text:p>-59</text:p>
          </table:table-cell>
          <table:table-cell office:value-type="float" office:value="-12.9304" calcext:value-type="float">
            <text:p>-12.9304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5" calcext:value-type="float">
            <text:p>-5</text:p>
          </table:table-cell>
          <table:table-cell office:value-type="float" office:value="-72" calcext:value-type="float">
            <text:p>-72</text:p>
          </table:table-cell>
          <table:table-cell office:value-type="float" office:value="-12.5516" calcext:value-type="float">
            <text:p>-12.5516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5" calcext:value-type="float">
            <text:p>-5</text:p>
          </table:table-cell>
          <table:table-cell office:value-type="float" office:value="-71" calcext:value-type="float">
            <text:p>-71</text:p>
          </table:table-cell>
          <table:table-cell office:value-type="float" office:value="-12.7936" calcext:value-type="float">
            <text:p>-12.7936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5" calcext:value-type="float">
            <text:p>-5</text:p>
          </table:table-cell>
          <table:table-cell office:value-type="float" office:value="-64" calcext:value-type="float">
            <text:p>-64</text:p>
          </table:table-cell>
          <table:table-cell office:value-type="float" office:value="-12.814" calcext:value-type="float">
            <text:p>-12.814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5" calcext:value-type="float">
            <text:p>-5</text:p>
          </table:table-cell>
          <table:table-cell office:value-type="float" office:value="-73" calcext:value-type="float">
            <text:p>-73</text:p>
          </table:table-cell>
          <table:table-cell office:value-type="float" office:value="-12.7992" calcext:value-type="float">
            <text:p>-12.7992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5" calcext:value-type="float">
            <text:p>-5</text:p>
          </table:table-cell>
          <table:table-cell office:value-type="float" office:value="-61" calcext:value-type="float">
            <text:p>-61</text:p>
          </table:table-cell>
          <table:table-cell office:value-type="float" office:value="-12.6816" calcext:value-type="float">
            <text:p>-12.6816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5" calcext:value-type="float">
            <text:p>-5</text:p>
          </table:table-cell>
          <table:table-cell office:value-type="float" office:value="-84" calcext:value-type="float">
            <text:p>-84</text:p>
          </table:table-cell>
          <table:table-cell office:value-type="float" office:value="-12.1928" calcext:value-type="float">
            <text:p>-12.1928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5" calcext:value-type="float">
            <text:p>-5</text:p>
          </table:table-cell>
          <table:table-cell office:value-type="float" office:value="-74" calcext:value-type="float">
            <text:p>-74</text:p>
          </table:table-cell>
          <table:table-cell office:value-type="float" office:value="-12.462" calcext:value-type="float">
            <text:p>-12.462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5" calcext:value-type="float">
            <text:p>-5</text:p>
          </table:table-cell>
          <table:table-cell office:value-type="float" office:value="-58" calcext:value-type="float">
            <text:p>-58</text:p>
          </table:table-cell>
          <table:table-cell office:value-type="float" office:value="-12.7192" calcext:value-type="float">
            <text:p>-12.7192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5" calcext:value-type="float">
            <text:p>-5</text:p>
          </table:table-cell>
          <table:table-cell office:value-type="float" office:value="-64" calcext:value-type="float">
            <text:p>-64</text:p>
          </table:table-cell>
          <table:table-cell office:value-type="float" office:value="-12.3552" calcext:value-type="float">
            <text:p>-12.3552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5" calcext:value-type="float">
            <text:p>-5</text:p>
          </table:table-cell>
          <table:table-cell office:value-type="float" office:value="-81" calcext:value-type="float">
            <text:p>-81</text:p>
          </table:table-cell>
          <table:table-cell office:value-type="float" office:value="-12.2244" calcext:value-type="float">
            <text:p>-12.2244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-66" calcext:value-type="float">
            <text:p>-66</text:p>
          </table:table-cell>
          <table:table-cell office:value-type="float" office:value="-12.314" calcext:value-type="float">
            <text:p>-12.314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5" calcext:value-type="float">
            <text:p>-5</text:p>
          </table:table-cell>
          <table:table-cell office:value-type="float" office:value="-61" calcext:value-type="float">
            <text:p>-61</text:p>
          </table:table-cell>
          <table:table-cell office:value-type="float" office:value="-12.1484" calcext:value-type="float">
            <text:p>-12.1484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4" calcext:value-type="float">
            <text:p>-4</text:p>
          </table:table-cell>
          <table:table-cell office:value-type="float" office:value="-69" calcext:value-type="float">
            <text:p>-69</text:p>
          </table:table-cell>
          <table:table-cell office:value-type="float" office:value="-12.0076" calcext:value-type="float">
            <text:p>-12.0076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4" calcext:value-type="float">
            <text:p>-4</text:p>
          </table:table-cell>
          <table:table-cell office:value-type="float" office:value="-64" calcext:value-type="float">
            <text:p>-64</text:p>
          </table:table-cell>
          <table:table-cell office:value-type="float" office:value="-12.038" calcext:value-type="float">
            <text:p>-12.038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4" calcext:value-type="float">
            <text:p>-4</text:p>
          </table:table-cell>
          <table:table-cell office:value-type="float" office:value="-77" calcext:value-type="float">
            <text:p>-77</text:p>
          </table:table-cell>
          <table:table-cell office:value-type="float" office:value="-12.0044" calcext:value-type="float">
            <text:p>-12.0044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4" calcext:value-type="float">
            <text:p>-4</text:p>
          </table:table-cell>
          <table:table-cell office:value-type="float" office:value="-60" calcext:value-type="float">
            <text:p>-60</text:p>
          </table:table-cell>
          <table:table-cell office:value-type="float" office:value="-12.0884" calcext:value-type="float">
            <text:p>-12.0884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3" calcext:value-type="float">
            <text:p>-3</text:p>
          </table:table-cell>
          <table:table-cell office:value-type="float" office:value="-89" calcext:value-type="float">
            <text:p>-89</text:p>
          </table:table-cell>
          <table:table-cell office:value-type="float" office:value="-11.8604" calcext:value-type="float">
            <text:p>-11.8604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3" calcext:value-type="float">
            <text:p>-3</text:p>
          </table:table-cell>
          <table:table-cell office:value-type="float" office:value="-80" calcext:value-type="float">
            <text:p>-80</text:p>
          </table:table-cell>
          <table:table-cell office:value-type="float" office:value="-12.14" calcext:value-type="float">
            <text:p>-12.14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3" calcext:value-type="float">
            <text:p>-3</text:p>
          </table:table-cell>
          <table:table-cell office:value-type="float" office:value="-89" calcext:value-type="float">
            <text:p>-89</text:p>
          </table:table-cell>
          <table:table-cell office:value-type="float" office:value="-11.9264" calcext:value-type="float">
            <text:p>-11.9264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12.0772" calcext:value-type="float">
            <text:p>-12.0772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3" calcext:value-type="float">
            <text:p>-3</text:p>
          </table:table-cell>
          <table:table-cell office:value-type="float" office:value="-87" calcext:value-type="float">
            <text:p>-87</text:p>
          </table:table-cell>
          <table:table-cell office:value-type="float" office:value="-11.786" calcext:value-type="float">
            <text:p>-11.786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3" calcext:value-type="float">
            <text:p>-3</text:p>
          </table:table-cell>
          <table:table-cell office:value-type="float" office:value="-87" calcext:value-type="float">
            <text:p>-87</text:p>
          </table:table-cell>
          <table:table-cell office:value-type="float" office:value="-12.1356" calcext:value-type="float">
            <text:p>-12.1356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12.256" calcext:value-type="float">
            <text:p>-12.256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3" calcext:value-type="float">
            <text:p>-3</text:p>
          </table:table-cell>
          <table:table-cell office:value-type="float" office:value="-69" calcext:value-type="float">
            <text:p>-69</text:p>
          </table:table-cell>
          <table:table-cell office:value-type="float" office:value="-12.1056" calcext:value-type="float">
            <text:p>-12.1056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3" calcext:value-type="float">
            <text:p>-3</text:p>
          </table:table-cell>
          <table:table-cell office:value-type="float" office:value="-74" calcext:value-type="float">
            <text:p>-74</text:p>
          </table:table-cell>
          <table:table-cell office:value-type="float" office:value="-11.882" calcext:value-type="float">
            <text:p>-11.882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3" calcext:value-type="float">
            <text:p>-3</text:p>
          </table:table-cell>
          <table:table-cell office:value-type="float" office:value="-82" calcext:value-type="float">
            <text:p>-82</text:p>
          </table:table-cell>
          <table:table-cell office:value-type="float" office:value="-11.8772" calcext:value-type="float">
            <text:p>-11.8772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3" calcext:value-type="float">
            <text:p>-3</text:p>
          </table:table-cell>
          <table:table-cell office:value-type="float" office:value="-86" calcext:value-type="float">
            <text:p>-86</text:p>
          </table:table-cell>
          <table:table-cell office:value-type="float" office:value="-11.7064" calcext:value-type="float">
            <text:p>-11.7064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3" calcext:value-type="float">
            <text:p>-3</text:p>
          </table:table-cell>
          <table:table-cell office:value-type="float" office:value="-74" calcext:value-type="float">
            <text:p>-74</text:p>
          </table:table-cell>
          <table:table-cell office:value-type="float" office:value="-11.9348" calcext:value-type="float">
            <text:p>-11.9348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3" calcext:value-type="float">
            <text:p>-3</text:p>
          </table:table-cell>
          <table:table-cell office:value-type="float" office:value="-71" calcext:value-type="float">
            <text:p>-71</text:p>
          </table:table-cell>
          <table:table-cell office:value-type="float" office:value="-11.9232" calcext:value-type="float">
            <text:p>-11.9232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11.794" calcext:value-type="float">
            <text:p>-11.794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11.6016" calcext:value-type="float">
            <text:p>-11.6016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11.4276" calcext:value-type="float">
            <text:p>-11.4276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3" calcext:value-type="float">
            <text:p>-3</text:p>
          </table:table-cell>
          <table:table-cell office:value-type="float" office:value="-75" calcext:value-type="float">
            <text:p>-75</text:p>
          </table:table-cell>
          <table:table-cell office:value-type="float" office:value="-11.49" calcext:value-type="float">
            <text:p>-11.49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3" calcext:value-type="float">
            <text:p>-3</text:p>
          </table:table-cell>
          <table:table-cell office:value-type="float" office:value="-83" calcext:value-type="float">
            <text:p>-83</text:p>
          </table:table-cell>
          <table:table-cell office:value-type="float" office:value="-11.4504" calcext:value-type="float">
            <text:p>-11.4504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11.4772" calcext:value-type="float">
            <text:p>-11.4772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3" calcext:value-type="float">
            <text:p>-3</text:p>
          </table:table-cell>
          <table:table-cell office:value-type="float" office:value="-71" calcext:value-type="float">
            <text:p>-71</text:p>
          </table:table-cell>
          <table:table-cell office:value-type="float" office:value="-11.1004" calcext:value-type="float">
            <text:p>-11.1004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3" calcext:value-type="float">
            <text:p>-3</text:p>
          </table:table-cell>
          <table:table-cell office:value-type="float" office:value="-62" calcext:value-type="float">
            <text:p>-62</text:p>
          </table:table-cell>
          <table:table-cell office:value-type="float" office:value="-11.2332" calcext:value-type="float">
            <text:p>-11.2332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10.9664" calcext:value-type="float">
            <text:p>-10.9664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10.8012" calcext:value-type="float">
            <text:p>-10.8012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3" calcext:value-type="float">
            <text:p>-3</text:p>
          </table:table-cell>
          <table:table-cell office:value-type="float" office:value="-75" calcext:value-type="float">
            <text:p>-75</text:p>
          </table:table-cell>
          <table:table-cell office:value-type="float" office:value="-10.872" calcext:value-type="float">
            <text:p>-10.872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10.9212" calcext:value-type="float">
            <text:p>-10.9212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11.038" calcext:value-type="float">
            <text:p>-11.038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3" calcext:value-type="float">
            <text:p>-3</text:p>
          </table:table-cell>
          <table:table-cell office:value-type="float" office:value="-58" calcext:value-type="float">
            <text:p>-58</text:p>
          </table:table-cell>
          <table:table-cell office:value-type="float" office:value="-10.774" calcext:value-type="float">
            <text:p>-10.774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10.602" calcext:value-type="float">
            <text:p>-10.602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3" calcext:value-type="float">
            <text:p>-3</text:p>
          </table:table-cell>
          <table:table-cell office:value-type="float" office:value="-74" calcext:value-type="float">
            <text:p>-74</text:p>
          </table:table-cell>
          <table:table-cell office:value-type="float" office:value="-10.5328" calcext:value-type="float">
            <text:p>-10.5328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3" calcext:value-type="float">
            <text:p>-3</text:p>
          </table:table-cell>
          <table:table-cell office:value-type="float" office:value="-81" calcext:value-type="float">
            <text:p>-81</text:p>
          </table:table-cell>
          <table:table-cell office:value-type="float" office:value="-10.746" calcext:value-type="float">
            <text:p>-10.746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10.8228" calcext:value-type="float">
            <text:p>-10.8228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3" calcext:value-type="float">
            <text:p>-3</text:p>
          </table:table-cell>
          <table:table-cell office:value-type="float" office:value="-71" calcext:value-type="float">
            <text:p>-71</text:p>
          </table:table-cell>
          <table:table-cell office:value-type="float" office:value="-10.5224" calcext:value-type="float">
            <text:p>-10.5224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10.4716" calcext:value-type="float">
            <text:p>-10.4716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3" calcext:value-type="float">
            <text:p>-3</text:p>
          </table:table-cell>
          <table:table-cell office:value-type="float" office:value="-75" calcext:value-type="float">
            <text:p>-75</text:p>
          </table:table-cell>
          <table:table-cell office:value-type="float" office:value="-10.486" calcext:value-type="float">
            <text:p>-10.486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3" calcext:value-type="float">
            <text:p>-3</text:p>
          </table:table-cell>
          <table:table-cell office:value-type="float" office:value="-85" calcext:value-type="float">
            <text:p>-85</text:p>
          </table:table-cell>
          <table:table-cell office:value-type="float" office:value="-10.6248" calcext:value-type="float">
            <text:p>-10.6248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3" calcext:value-type="float">
            <text:p>-3</text:p>
          </table:table-cell>
          <table:table-cell office:value-type="float" office:value="-72" calcext:value-type="float">
            <text:p>-72</text:p>
          </table:table-cell>
          <table:table-cell office:value-type="float" office:value="-10.7596" calcext:value-type="float">
            <text:p>-10.7596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3" calcext:value-type="float">
            <text:p>-3</text:p>
          </table:table-cell>
          <table:table-cell office:value-type="float" office:value="-67" calcext:value-type="float">
            <text:p>-67</text:p>
          </table:table-cell>
          <table:table-cell office:value-type="float" office:value="-10.3864" calcext:value-type="float">
            <text:p>-10.3864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10.4916" calcext:value-type="float">
            <text:p>-10.4916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4" calcext:value-type="float">
            <text:p>-4</text:p>
          </table:table-cell>
          <table:table-cell office:value-type="float" office:value="-70" calcext:value-type="float">
            <text:p>-70</text:p>
          </table:table-cell>
          <table:table-cell office:value-type="float" office:value="-10.3212" calcext:value-type="float">
            <text:p>-10.3212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4" calcext:value-type="float">
            <text:p>-4</text:p>
          </table:table-cell>
          <table:table-cell office:value-type="float" office:value="-74" calcext:value-type="float">
            <text:p>-74</text:p>
          </table:table-cell>
          <table:table-cell office:value-type="float" office:value="-10.3924" calcext:value-type="float">
            <text:p>-10.3924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4" calcext:value-type="float">
            <text:p>-4</text:p>
          </table:table-cell>
          <table:table-cell office:value-type="float" office:value="-93" calcext:value-type="float">
            <text:p>-93</text:p>
          </table:table-cell>
          <table:table-cell office:value-type="float" office:value="-10.428" calcext:value-type="float">
            <text:p>-10.428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4" calcext:value-type="float">
            <text:p>-4</text:p>
          </table:table-cell>
          <table:table-cell office:value-type="float" office:value="-70" calcext:value-type="float">
            <text:p>-70</text:p>
          </table:table-cell>
          <table:table-cell office:value-type="float" office:value="-10.7068" calcext:value-type="float">
            <text:p>-10.7068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4" calcext:value-type="float">
            <text:p>-4</text:p>
          </table:table-cell>
          <table:table-cell office:value-type="float" office:value="-92" calcext:value-type="float">
            <text:p>-92</text:p>
          </table:table-cell>
          <table:table-cell office:value-type="float" office:value="-10.62" calcext:value-type="float">
            <text:p>-10.62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4" calcext:value-type="float">
            <text:p>-4</text:p>
          </table:table-cell>
          <table:table-cell office:value-type="float" office:value="-88" calcext:value-type="float">
            <text:p>-88</text:p>
          </table:table-cell>
          <table:table-cell office:value-type="float" office:value="-10.702" calcext:value-type="float">
            <text:p>-10.702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4" calcext:value-type="float">
            <text:p>-4</text:p>
          </table:table-cell>
          <table:table-cell office:value-type="float" office:value="-72" calcext:value-type="float">
            <text:p>-72</text:p>
          </table:table-cell>
          <table:table-cell office:value-type="float" office:value="-10.8416" calcext:value-type="float">
            <text:p>-10.8416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4" calcext:value-type="float">
            <text:p>-4</text:p>
          </table:table-cell>
          <table:table-cell office:value-type="float" office:value="-87" calcext:value-type="float">
            <text:p>-87</text:p>
          </table:table-cell>
          <table:table-cell office:value-type="float" office:value="-10.7208" calcext:value-type="float">
            <text:p>-10.7208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4" calcext:value-type="float">
            <text:p>-4</text:p>
          </table:table-cell>
          <table:table-cell office:value-type="float" office:value="-75" calcext:value-type="float">
            <text:p>-75</text:p>
          </table:table-cell>
          <table:table-cell office:value-type="float" office:value="-10.922" calcext:value-type="float">
            <text:p>-10.922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4" calcext:value-type="float">
            <text:p>-4</text:p>
          </table:table-cell>
          <table:table-cell office:value-type="float" office:value="-81" calcext:value-type="float">
            <text:p>-81</text:p>
          </table:table-cell>
          <table:table-cell office:value-type="float" office:value="-10.8528" calcext:value-type="float">
            <text:p>-10.8528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4" calcext:value-type="float">
            <text:p>-4</text:p>
          </table:table-cell>
          <table:table-cell office:value-type="float" office:value="-76" calcext:value-type="float">
            <text:p>-76</text:p>
          </table:table-cell>
          <table:table-cell office:value-type="float" office:value="-10.8712" calcext:value-type="float">
            <text:p>-10.8712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4" calcext:value-type="float">
            <text:p>-4</text:p>
          </table:table-cell>
          <table:table-cell office:value-type="float" office:value="-92" calcext:value-type="float">
            <text:p>-92</text:p>
          </table:table-cell>
          <table:table-cell office:value-type="float" office:value="-10.8388" calcext:value-type="float">
            <text:p>-10.8388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4" calcext:value-type="float">
            <text:p>-4</text:p>
          </table:table-cell>
          <table:table-cell office:value-type="float" office:value="-82" calcext:value-type="float">
            <text:p>-82</text:p>
          </table:table-cell>
          <table:table-cell office:value-type="float" office:value="-10.8176" calcext:value-type="float">
            <text:p>-10.8176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4" calcext:value-type="float">
            <text:p>-4</text:p>
          </table:table-cell>
          <table:table-cell office:value-type="float" office:value="-57" calcext:value-type="float">
            <text:p>-57</text:p>
          </table:table-cell>
          <table:table-cell office:value-type="float" office:value="-10.6272" calcext:value-type="float">
            <text:p>-10.6272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10.17" calcext:value-type="float">
            <text:p>-10.17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10.1116" calcext:value-type="float">
            <text:p>-10.1116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10.1104" calcext:value-type="float">
            <text:p>-10.1104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4" calcext:value-type="float">
            <text:p>-4</text:p>
          </table:table-cell>
          <table:table-cell office:value-type="float" office:value="-72" calcext:value-type="float">
            <text:p>-72</text:p>
          </table:table-cell>
          <table:table-cell office:value-type="float" office:value="-10.0568" calcext:value-type="float">
            <text:p>-10.0568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4" calcext:value-type="float">
            <text:p>-4</text:p>
          </table:table-cell>
          <table:table-cell office:value-type="float" office:value="-57" calcext:value-type="float">
            <text:p>-57</text:p>
          </table:table-cell>
          <table:table-cell office:value-type="float" office:value="-10.2284" calcext:value-type="float">
            <text:p>-10.2284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4" calcext:value-type="float">
            <text:p>-4</text:p>
          </table:table-cell>
          <table:table-cell office:value-type="float" office:value="-81" calcext:value-type="float">
            <text:p>-81</text:p>
          </table:table-cell>
          <table:table-cell office:value-type="float" office:value="-9.8412" calcext:value-type="float">
            <text:p>-9.8412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4" calcext:value-type="float">
            <text:p>-4</text:p>
          </table:table-cell>
          <table:table-cell office:value-type="float" office:value="-65" calcext:value-type="float">
            <text:p>-65</text:p>
          </table:table-cell>
          <table:table-cell office:value-type="float" office:value="-10.1444" calcext:value-type="float">
            <text:p>-10.1444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4" calcext:value-type="float">
            <text:p>-4</text:p>
          </table:table-cell>
          <table:table-cell office:value-type="float" office:value="-68" calcext:value-type="float">
            <text:p>-68</text:p>
          </table:table-cell>
          <table:table-cell office:value-type="float" office:value="-9.952" calcext:value-type="float">
            <text:p>-9.952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10.0032" calcext:value-type="float">
            <text:p>-10.0032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9.896" calcext:value-type="float">
            <text:p>-9.896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9.938" calcext:value-type="float">
            <text:p>-9.938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4" calcext:value-type="float">
            <text:p>-4</text:p>
          </table:table-cell>
          <table:table-cell office:value-type="float" office:value="-66" calcext:value-type="float">
            <text:p>-66</text:p>
          </table:table-cell>
          <table:table-cell office:value-type="float" office:value="-9.682" calcext:value-type="float">
            <text:p>-9.682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4" calcext:value-type="float">
            <text:p>-4</text:p>
          </table:table-cell>
          <table:table-cell office:value-type="float" office:value="-66" calcext:value-type="float">
            <text:p>-66</text:p>
          </table:table-cell>
          <table:table-cell office:value-type="float" office:value="-9.676" calcext:value-type="float">
            <text:p>-9.676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4" calcext:value-type="float">
            <text:p>-4</text:p>
          </table:table-cell>
          <table:table-cell office:value-type="float" office:value="-76" calcext:value-type="float">
            <text:p>-76</text:p>
          </table:table-cell>
          <table:table-cell office:value-type="float" office:value="-9.6684" calcext:value-type="float">
            <text:p>-9.6684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9.9908" calcext:value-type="float">
            <text:p>-9.9908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4" calcext:value-type="float">
            <text:p>-4</text:p>
          </table:table-cell>
          <table:table-cell office:value-type="float" office:value="-93" calcext:value-type="float">
            <text:p>-93</text:p>
          </table:table-cell>
          <table:table-cell office:value-type="float" office:value="-9.8192" calcext:value-type="float">
            <text:p>-9.8192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4" calcext:value-type="float">
            <text:p>-4</text:p>
          </table:table-cell>
          <table:table-cell office:value-type="float" office:value="-84" calcext:value-type="float">
            <text:p>-84</text:p>
          </table:table-cell>
          <table:table-cell office:value-type="float" office:value="-10.2112" calcext:value-type="float">
            <text:p>-10.2112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4" calcext:value-type="float">
            <text:p>-4</text:p>
          </table:table-cell>
          <table:table-cell office:value-type="float" office:value="-84" calcext:value-type="float">
            <text:p>-84</text:p>
          </table:table-cell>
          <table:table-cell office:value-type="float" office:value="-10.0024" calcext:value-type="float">
            <text:p>-10.0024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4" calcext:value-type="float">
            <text:p>-4</text:p>
          </table:table-cell>
          <table:table-cell office:value-type="float" office:value="-92" calcext:value-type="float">
            <text:p>-92</text:p>
          </table:table-cell>
          <table:table-cell office:value-type="float" office:value="-10.1004" calcext:value-type="float">
            <text:p>-10.1004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4" calcext:value-type="float">
            <text:p>-4</text:p>
          </table:table-cell>
          <table:table-cell office:value-type="float" office:value="-77" calcext:value-type="float">
            <text:p>-77</text:p>
          </table:table-cell>
          <table:table-cell office:value-type="float" office:value="-10.2076" calcext:value-type="float">
            <text:p>-10.2076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4" calcext:value-type="float">
            <text:p>-4</text:p>
          </table:table-cell>
          <table:table-cell office:value-type="float" office:value="-66" calcext:value-type="float">
            <text:p>-66</text:p>
          </table:table-cell>
          <table:table-cell office:value-type="float" office:value="-10.0168" calcext:value-type="float">
            <text:p>-10.0168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4" calcext:value-type="float">
            <text:p>-4</text:p>
          </table:table-cell>
          <table:table-cell office:value-type="float" office:value="-62" calcext:value-type="float">
            <text:p>-62</text:p>
          </table:table-cell>
          <table:table-cell office:value-type="float" office:value="-9.7876" calcext:value-type="float">
            <text:p>-9.7876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4" calcext:value-type="float">
            <text:p>-4</text:p>
          </table:table-cell>
          <table:table-cell office:value-type="float" office:value="-71" calcext:value-type="float">
            <text:p>-71</text:p>
          </table:table-cell>
          <table:table-cell office:value-type="float" office:value="-9.5504" calcext:value-type="float">
            <text:p>-9.5504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4" calcext:value-type="float">
            <text:p>-4</text:p>
          </table:table-cell>
          <table:table-cell office:value-type="float" office:value="-65" calcext:value-type="float">
            <text:p>-65</text:p>
          </table:table-cell>
          <table:table-cell office:value-type="float" office:value="-9.6252" calcext:value-type="float">
            <text:p>-9.6252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4" calcext:value-type="float">
            <text:p>-4</text:p>
          </table:table-cell>
          <table:table-cell office:value-type="float" office:value="-69" calcext:value-type="float">
            <text:p>-69</text:p>
          </table:table-cell>
          <table:table-cell office:value-type="float" office:value="-9.5756" calcext:value-type="float">
            <text:p>-9.5756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4" calcext:value-type="float">
            <text:p>-4</text:p>
          </table:table-cell>
          <table:table-cell office:value-type="float" office:value="-76" calcext:value-type="float">
            <text:p>-76</text:p>
          </table:table-cell>
          <table:table-cell office:value-type="float" office:value="-9.6244" calcext:value-type="float">
            <text:p>-9.6244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4" calcext:value-type="float">
            <text:p>-4</text:p>
          </table:table-cell>
          <table:table-cell office:value-type="float" office:value="-83" calcext:value-type="float">
            <text:p>-83</text:p>
          </table:table-cell>
          <table:table-cell office:value-type="float" office:value="-9.6204" calcext:value-type="float">
            <text:p>-9.6204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4" calcext:value-type="float">
            <text:p>-4</text:p>
          </table:table-cell>
          <table:table-cell office:value-type="float" office:value="-83" calcext:value-type="float">
            <text:p>-83</text:p>
          </table:table-cell>
          <table:table-cell office:value-type="float" office:value="-9.8492" calcext:value-type="float">
            <text:p>-9.8492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4" calcext:value-type="float">
            <text:p>-4</text:p>
          </table:table-cell>
          <table:table-cell office:value-type="float" office:value="-87" calcext:value-type="float">
            <text:p>-87</text:p>
          </table:table-cell>
          <table:table-cell office:value-type="float" office:value="-9.9888" calcext:value-type="float">
            <text:p>-9.9888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4" calcext:value-type="float">
            <text:p>-4</text:p>
          </table:table-cell>
          <table:table-cell office:value-type="float" office:value="-70" calcext:value-type="float">
            <text:p>-70</text:p>
          </table:table-cell>
          <table:table-cell office:value-type="float" office:value="-9.9264" calcext:value-type="float">
            <text:p>-9.9264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4" calcext:value-type="float">
            <text:p>-4</text:p>
          </table:table-cell>
          <table:table-cell office:value-type="float" office:value="-76" calcext:value-type="float">
            <text:p>-76</text:p>
          </table:table-cell>
          <table:table-cell office:value-type="float" office:value="-9.76" calcext:value-type="float">
            <text:p>-9.76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4" calcext:value-type="float">
            <text:p>-4</text:p>
          </table:table-cell>
          <table:table-cell office:value-type="float" office:value="-71" calcext:value-type="float">
            <text:p>-71</text:p>
          </table:table-cell>
          <table:table-cell office:value-type="float" office:value="-9.876" calcext:value-type="float">
            <text:p>-9.876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4" calcext:value-type="float">
            <text:p>-4</text:p>
          </table:table-cell>
          <table:table-cell office:value-type="float" office:value="-86" calcext:value-type="float">
            <text:p>-86</text:p>
          </table:table-cell>
          <table:table-cell office:value-type="float" office:value="-9.7024" calcext:value-type="float">
            <text:p>-9.7024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4" calcext:value-type="float">
            <text:p>-4</text:p>
          </table:table-cell>
          <table:table-cell office:value-type="float" office:value="-65" calcext:value-type="float">
            <text:p>-65</text:p>
          </table:table-cell>
          <table:table-cell office:value-type="float" office:value="-9.6664" calcext:value-type="float">
            <text:p>-9.6664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4" calcext:value-type="float">
            <text:p>-4</text:p>
          </table:table-cell>
          <table:table-cell office:value-type="float" office:value="-62" calcext:value-type="float">
            <text:p>-62</text:p>
          </table:table-cell>
          <table:table-cell office:value-type="float" office:value="-9.486" calcext:value-type="float">
            <text:p>-9.486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4" calcext:value-type="float">
            <text:p>-4</text:p>
          </table:table-cell>
          <table:table-cell office:value-type="float" office:value="-75" calcext:value-type="float">
            <text:p>-75</text:p>
          </table:table-cell>
          <table:table-cell office:value-type="float" office:value="-9.2408" calcext:value-type="float">
            <text:p>-9.2408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4" calcext:value-type="float">
            <text:p>-4</text:p>
          </table:table-cell>
          <table:table-cell office:value-type="float" office:value="-67" calcext:value-type="float">
            <text:p>-67</text:p>
          </table:table-cell>
          <table:table-cell office:value-type="float" office:value="-9.4156" calcext:value-type="float">
            <text:p>-9.4156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4" calcext:value-type="float">
            <text:p>-4</text:p>
          </table:table-cell>
          <table:table-cell office:value-type="float" office:value="-59" calcext:value-type="float">
            <text:p>-59</text:p>
          </table:table-cell>
          <table:table-cell office:value-type="float" office:value="-9.2268" calcext:value-type="float">
            <text:p>-9.2268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4" calcext:value-type="float">
            <text:p>-4</text:p>
          </table:table-cell>
          <table:table-cell office:value-type="float" office:value="-60" calcext:value-type="float">
            <text:p>-60</text:p>
          </table:table-cell>
          <table:table-cell office:value-type="float" office:value="-9.1168" calcext:value-type="float">
            <text:p>-9.1168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4" calcext:value-type="float">
            <text:p>-4</text:p>
          </table:table-cell>
          <table:table-cell office:value-type="float" office:value="-68" calcext:value-type="float">
            <text:p>-68</text:p>
          </table:table-cell>
          <table:table-cell office:value-type="float" office:value="-9.2396" calcext:value-type="float">
            <text:p>-9.2396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4" calcext:value-type="float">
            <text:p>-4</text:p>
          </table:table-cell>
          <table:table-cell office:value-type="float" office:value="-60" calcext:value-type="float">
            <text:p>-60</text:p>
          </table:table-cell>
          <table:table-cell office:value-type="float" office:value="-9.33" calcext:value-type="float">
            <text:p>-9.33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4" calcext:value-type="float">
            <text:p>-4</text:p>
          </table:table-cell>
          <table:table-cell office:value-type="float" office:value="-69" calcext:value-type="float">
            <text:p>-69</text:p>
          </table:table-cell>
          <table:table-cell office:value-type="float" office:value="-9.0908" calcext:value-type="float">
            <text:p>-9.0908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4" calcext:value-type="float">
            <text:p>-4</text:p>
          </table:table-cell>
          <table:table-cell office:value-type="float" office:value="-73" calcext:value-type="float">
            <text:p>-73</text:p>
          </table:table-cell>
          <table:table-cell office:value-type="float" office:value="-9.1184" calcext:value-type="float">
            <text:p>-9.1184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-4" calcext:value-type="float">
            <text:p>-4</text:p>
          </table:table-cell>
          <table:table-cell office:value-type="float" office:value="-68" calcext:value-type="float">
            <text:p>-68</text:p>
          </table:table-cell>
          <table:table-cell office:value-type="float" office:value="-9.078" calcext:value-type="float">
            <text:p>-9.078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4" calcext:value-type="float">
            <text:p>-4</text:p>
          </table:table-cell>
          <table:table-cell office:value-type="float" office:value="-77" calcext:value-type="float">
            <text:p>-77</text:p>
          </table:table-cell>
          <table:table-cell office:value-type="float" office:value="-9.356" calcext:value-type="float">
            <text:p>-9.356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9.4932" calcext:value-type="float">
            <text:p>-9.4932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3" calcext:value-type="float">
            <text:p>-3</text:p>
          </table:table-cell>
          <table:table-cell office:value-type="float" office:value="-59" calcext:value-type="float">
            <text:p>-59</text:p>
          </table:table-cell>
          <table:table-cell office:value-type="float" office:value="-9.3476" calcext:value-type="float">
            <text:p>-9.3476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9.2708" calcext:value-type="float">
            <text:p>-9.2708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9.1076" calcext:value-type="float">
            <text:p>-9.1076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8.9544" calcext:value-type="float">
            <text:p>-8.9544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3" calcext:value-type="float">
            <text:p>-3</text:p>
          </table:table-cell>
          <table:table-cell office:value-type="float" office:value="-87" calcext:value-type="float">
            <text:p>-87</text:p>
          </table:table-cell>
          <table:table-cell office:value-type="float" office:value="-8.99" calcext:value-type="float">
            <text:p>-8.99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-3" calcext:value-type="float">
            <text:p>-3</text:p>
          </table:table-cell>
          <table:table-cell office:value-type="float" office:value="-56" calcext:value-type="float">
            <text:p>-56</text:p>
          </table:table-cell>
          <table:table-cell office:value-type="float" office:value="-9.0616" calcext:value-type="float">
            <text:p>-9.0616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3" calcext:value-type="float">
            <text:p>-3</text:p>
          </table:table-cell>
          <table:table-cell office:value-type="float" office:value="-69" calcext:value-type="float">
            <text:p>-69</text:p>
          </table:table-cell>
          <table:table-cell office:value-type="float" office:value="-8.6888" calcext:value-type="float">
            <text:p>-8.6888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3" calcext:value-type="float">
            <text:p>-3</text:p>
          </table:table-cell>
          <table:table-cell office:value-type="float" office:value="-83" calcext:value-type="float">
            <text:p>-83</text:p>
          </table:table-cell>
          <table:table-cell office:value-type="float" office:value="-8.6584" calcext:value-type="float">
            <text:p>-8.6584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8.8712" calcext:value-type="float">
            <text:p>-8.8712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-3" calcext:value-type="float">
            <text:p>-3</text:p>
          </table:table-cell>
          <table:table-cell office:value-type="float" office:value="-60" calcext:value-type="float">
            <text:p>-60</text:p>
          </table:table-cell>
          <table:table-cell office:value-type="float" office:value="-8.772" calcext:value-type="float">
            <text:p>-8.772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3" calcext:value-type="float">
            <text:p>-3</text:p>
          </table:table-cell>
          <table:table-cell office:value-type="float" office:value="-54" calcext:value-type="float">
            <text:p>-54</text:p>
          </table:table-cell>
          <table:table-cell office:value-type="float" office:value="-8.67" calcext:value-type="float">
            <text:p>-8.67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-3" calcext:value-type="float">
            <text:p>-3</text:p>
          </table:table-cell>
          <table:table-cell office:value-type="float" office:value="-76" calcext:value-type="float">
            <text:p>-76</text:p>
          </table:table-cell>
          <table:table-cell office:value-type="float" office:value="-8.4424" calcext:value-type="float">
            <text:p>-8.4424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3" calcext:value-type="float">
            <text:p>-3</text:p>
          </table:table-cell>
          <table:table-cell office:value-type="float" office:value="-64" calcext:value-type="float">
            <text:p>-64</text:p>
          </table:table-cell>
          <table:table-cell office:value-type="float" office:value="-8.674" calcext:value-type="float">
            <text:p>-8.674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-3" calcext:value-type="float">
            <text:p>-3</text:p>
          </table:table-cell>
          <table:table-cell office:value-type="float" office:value="-61" calcext:value-type="float">
            <text:p>-61</text:p>
          </table:table-cell>
          <table:table-cell office:value-type="float" office:value="-8.6592" calcext:value-type="float">
            <text:p>-8.6592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3" calcext:value-type="float">
            <text:p>-3</text:p>
          </table:table-cell>
          <table:table-cell office:value-type="float" office:value="-74" calcext:value-type="float">
            <text:p>-74</text:p>
          </table:table-cell>
          <table:table-cell office:value-type="float" office:value="-8.518" calcext:value-type="float">
            <text:p>-8.518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8.6464" calcext:value-type="float">
            <text:p>-8.6464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3" calcext:value-type="float">
            <text:p>-3</text:p>
          </table:table-cell>
          <table:table-cell office:value-type="float" office:value="-84" calcext:value-type="float">
            <text:p>-84</text:p>
          </table:table-cell>
          <table:table-cell office:value-type="float" office:value="-8.702" calcext:value-type="float">
            <text:p>-8.702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9.05" calcext:value-type="float">
            <text:p>-9.05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8.7512" calcext:value-type="float">
            <text:p>-8.7512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-3" calcext:value-type="float">
            <text:p>-3</text:p>
          </table:table-cell>
          <table:table-cell office:value-type="float" office:value="-65" calcext:value-type="float">
            <text:p>-65</text:p>
          </table:table-cell>
          <table:table-cell office:value-type="float" office:value="-8.4432" calcext:value-type="float">
            <text:p>-8.4432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3" calcext:value-type="float">
            <text:p>-3</text:p>
          </table:table-cell>
          <table:table-cell office:value-type="float" office:value="-81" calcext:value-type="float">
            <text:p>-81</text:p>
          </table:table-cell>
          <table:table-cell office:value-type="float" office:value="-8.3908" calcext:value-type="float">
            <text:p>-8.3908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-3" calcext:value-type="float">
            <text:p>-3</text:p>
          </table:table-cell>
          <table:table-cell office:value-type="float" office:value="-66" calcext:value-type="float">
            <text:p>-66</text:p>
          </table:table-cell>
          <table:table-cell office:value-type="float" office:value="-8.5352" calcext:value-type="float">
            <text:p>-8.5352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3" calcext:value-type="float">
            <text:p>-3</text:p>
          </table:table-cell>
          <table:table-cell office:value-type="float" office:value="-69" calcext:value-type="float">
            <text:p>-69</text:p>
          </table:table-cell>
          <table:table-cell office:value-type="float" office:value="-8.454" calcext:value-type="float">
            <text:p>-8.454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-3" calcext:value-type="float">
            <text:p>-3</text:p>
          </table:table-cell>
          <table:table-cell office:value-type="float" office:value="-53" calcext:value-type="float">
            <text:p>-53</text:p>
          </table:table-cell>
          <table:table-cell office:value-type="float" office:value="-8.4208" calcext:value-type="float">
            <text:p>-8.4208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7.9896" calcext:value-type="float">
            <text:p>-7.9896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3" calcext:value-type="float">
            <text:p>-3</text:p>
          </table:table-cell>
          <table:table-cell office:value-type="float" office:value="-62" calcext:value-type="float">
            <text:p>-62</text:p>
          </table:table-cell>
          <table:table-cell office:value-type="float" office:value="-8.1432" calcext:value-type="float">
            <text:p>-8.1432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3" calcext:value-type="float">
            <text:p>-3</text:p>
          </table:table-cell>
          <table:table-cell office:value-type="float" office:value="-62" calcext:value-type="float">
            <text:p>-62</text:p>
          </table:table-cell>
          <table:table-cell office:value-type="float" office:value="-8.014" calcext:value-type="float">
            <text:p>-8.014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-3" calcext:value-type="float">
            <text:p>-3</text:p>
          </table:table-cell>
          <table:table-cell office:value-type="float" office:value="-57" calcext:value-type="float">
            <text:p>-57</text:p>
          </table:table-cell>
          <table:table-cell office:value-type="float" office:value="-8.144" calcext:value-type="float">
            <text:p>-8.144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3" calcext:value-type="float">
            <text:p>-3</text:p>
          </table:table-cell>
          <table:table-cell office:value-type="float" office:value="-63" calcext:value-type="float">
            <text:p>-63</text:p>
          </table:table-cell>
          <table:table-cell office:value-type="float" office:value="-7.836" calcext:value-type="float">
            <text:p>-7.836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-2" calcext:value-type="float">
            <text:p>-2</text:p>
          </table:table-cell>
          <table:table-cell office:value-type="float" office:value="-70" calcext:value-type="float">
            <text:p>-70</text:p>
          </table:table-cell>
          <table:table-cell office:value-type="float" office:value="-7.8376" calcext:value-type="float">
            <text:p>-7.8376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7.9336" calcext:value-type="float">
            <text:p>-7.9336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-2" calcext:value-type="float">
            <text:p>-2</text:p>
          </table:table-cell>
          <table:table-cell office:value-type="float" office:value="-74" calcext:value-type="float">
            <text:p>-74</text:p>
          </table:table-cell>
          <table:table-cell office:value-type="float" office:value="-7.7728" calcext:value-type="float">
            <text:p>-7.7728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2" calcext:value-type="float">
            <text:p>-2</text:p>
          </table:table-cell>
          <table:table-cell office:value-type="float" office:value="-81" calcext:value-type="float">
            <text:p>-81</text:p>
          </table:table-cell>
          <table:table-cell office:value-type="float" office:value="-7.9192" calcext:value-type="float">
            <text:p>-7.9192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-2" calcext:value-type="float">
            <text:p>-2</text:p>
          </table:table-cell>
          <table:table-cell office:value-type="float" office:value="-83" calcext:value-type="float">
            <text:p>-83</text:p>
          </table:table-cell>
          <table:table-cell office:value-type="float" office:value="-8.3404" calcext:value-type="float">
            <text:p>-8.3404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8.358" calcext:value-type="float">
            <text:p>-8.358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8.274" calcext:value-type="float">
            <text:p>-8.274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2" calcext:value-type="float">
            <text:p>-2</text:p>
          </table:table-cell>
          <table:table-cell office:value-type="float" office:value="-76" calcext:value-type="float">
            <text:p>-76</text:p>
          </table:table-cell>
          <table:table-cell office:value-type="float" office:value="-7.8844" calcext:value-type="float">
            <text:p>-7.8844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-2" calcext:value-type="float">
            <text:p>-2</text:p>
          </table:table-cell>
          <table:table-cell office:value-type="float" office:value="-86" calcext:value-type="float">
            <text:p>-86</text:p>
          </table:table-cell>
          <table:table-cell office:value-type="float" office:value="-7.9324" calcext:value-type="float">
            <text:p>-7.9324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8.0696" calcext:value-type="float">
            <text:p>-8.0696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7.9504" calcext:value-type="float">
            <text:p>-7.9504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2" calcext:value-type="float">
            <text:p>-2</text:p>
          </table:table-cell>
          <table:table-cell office:value-type="float" office:value="-81" calcext:value-type="float">
            <text:p>-81</text:p>
          </table:table-cell>
          <table:table-cell office:value-type="float" office:value="-7.7424" calcext:value-type="float">
            <text:p>-7.7424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7.9372" calcext:value-type="float">
            <text:p>-7.9372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8.2384" calcext:value-type="float">
            <text:p>-8.2384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7.7528" calcext:value-type="float">
            <text:p>-7.7528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7.9024" calcext:value-type="float">
            <text:p>-7.9024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7.6236" calcext:value-type="float">
            <text:p>-7.6236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2" calcext:value-type="float">
            <text:p>-2</text:p>
          </table:table-cell>
          <table:table-cell office:value-type="float" office:value="-86" calcext:value-type="float">
            <text:p>-86</text:p>
          </table:table-cell>
          <table:table-cell office:value-type="float" office:value="-7.6096" calcext:value-type="float">
            <text:p>-7.6096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7.8488" calcext:value-type="float">
            <text:p>-7.8488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7.8376" calcext:value-type="float">
            <text:p>-7.8376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-2" calcext:value-type="float">
            <text:p>-2</text:p>
          </table:table-cell>
          <table:table-cell office:value-type="float" office:value="-80" calcext:value-type="float">
            <text:p>-80</text:p>
          </table:table-cell>
          <table:table-cell office:value-type="float" office:value="-8.0112" calcext:value-type="float">
            <text:p>-8.0112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2" calcext:value-type="float">
            <text:p>-2</text:p>
          </table:table-cell>
          <table:table-cell office:value-type="float" office:value="-83" calcext:value-type="float">
            <text:p>-83</text:p>
          </table:table-cell>
          <table:table-cell office:value-type="float" office:value="-8.0772" calcext:value-type="float">
            <text:p>-8.0772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-2" calcext:value-type="float">
            <text:p>-2</text:p>
          </table:table-cell>
          <table:table-cell office:value-type="float" office:value="-79" calcext:value-type="float">
            <text:p>-79</text:p>
          </table:table-cell>
          <table:table-cell office:value-type="float" office:value="-8.148" calcext:value-type="float">
            <text:p>-8.148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2" calcext:value-type="float">
            <text:p>-2</text:p>
          </table:table-cell>
          <table:table-cell office:value-type="float" office:value="-70" calcext:value-type="float">
            <text:p>-70</text:p>
          </table:table-cell>
          <table:table-cell office:value-type="float" office:value="-8.0964" calcext:value-type="float">
            <text:p>-8.0964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8.0648" calcext:value-type="float">
            <text:p>-8.0648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2" calcext:value-type="float">
            <text:p>-2</text:p>
          </table:table-cell>
          <table:table-cell office:value-type="float" office:value="-76" calcext:value-type="float">
            <text:p>-76</text:p>
          </table:table-cell>
          <table:table-cell office:value-type="float" office:value="-7.8296" calcext:value-type="float">
            <text:p>-7.8296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-2" calcext:value-type="float">
            <text:p>-2</text:p>
          </table:table-cell>
          <table:table-cell office:value-type="float" office:value="-79" calcext:value-type="float">
            <text:p>-79</text:p>
          </table:table-cell>
          <table:table-cell office:value-type="float" office:value="-7.8592" calcext:value-type="float">
            <text:p>-7.8592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7.9968" calcext:value-type="float">
            <text:p>-7.9968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7.8432" calcext:value-type="float">
            <text:p>-7.8432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2" calcext:value-type="float">
            <text:p>-2</text:p>
          </table:table-cell>
          <table:table-cell office:value-type="float" office:value="-68" calcext:value-type="float">
            <text:p>-68</text:p>
          </table:table-cell>
          <table:table-cell office:value-type="float" office:value="-7.588" calcext:value-type="float">
            <text:p>-7.588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7.6848" calcext:value-type="float">
            <text:p>-7.6848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7.7356" calcext:value-type="float">
            <text:p>-7.7356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7.7376" calcext:value-type="float">
            <text:p>-7.7376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7.4508" calcext:value-type="float">
            <text:p>-7.4508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7.5" calcext:value-type="float">
            <text:p>-7.5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7.5128" calcext:value-type="float">
            <text:p>-7.5128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7.4104" calcext:value-type="float">
            <text:p>-7.4104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7.5536" calcext:value-type="float">
            <text:p>-7.5536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7.3584" calcext:value-type="float">
            <text:p>-7.3584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7.3052" calcext:value-type="float">
            <text:p>-7.3052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-2" calcext:value-type="float">
            <text:p>-2</text:p>
          </table:table-cell>
          <table:table-cell office:value-type="float" office:value="-55" calcext:value-type="float">
            <text:p>-55</text:p>
          </table:table-cell>
          <table:table-cell office:value-type="float" office:value="-7.1048" calcext:value-type="float">
            <text:p>-7.1048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7.1636" calcext:value-type="float">
            <text:p>-7.1636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6.96" calcext:value-type="float">
            <text:p>-6.96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7.142" calcext:value-type="float">
            <text:p>-7.142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-2" calcext:value-type="float">
            <text:p>-2</text:p>
          </table:table-cell>
          <table:table-cell office:value-type="float" office:value="-72" calcext:value-type="float">
            <text:p>-72</text:p>
          </table:table-cell>
          <table:table-cell office:value-type="float" office:value="-6.936" calcext:value-type="float">
            <text:p>-6.936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2" calcext:value-type="float">
            <text:p>-2</text:p>
          </table:table-cell>
          <table:table-cell office:value-type="float" office:value="-69" calcext:value-type="float">
            <text:p>-69</text:p>
          </table:table-cell>
          <table:table-cell office:value-type="float" office:value="-7.0984" calcext:value-type="float">
            <text:p>-7.0984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-2" calcext:value-type="float">
            <text:p>-2</text:p>
          </table:table-cell>
          <table:table-cell office:value-type="float" office:value="-72" calcext:value-type="float">
            <text:p>-72</text:p>
          </table:table-cell>
          <table:table-cell office:value-type="float" office:value="-7.2152" calcext:value-type="float">
            <text:p>-7.2152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7.4232" calcext:value-type="float">
            <text:p>-7.4232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7.2212" calcext:value-type="float">
            <text:p>-7.2212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2" calcext:value-type="float">
            <text:p>-2</text:p>
          </table:table-cell>
          <table:table-cell office:value-type="float" office:value="-67" calcext:value-type="float">
            <text:p>-67</text:p>
          </table:table-cell>
          <table:table-cell office:value-type="float" office:value="-7.0116" calcext:value-type="float">
            <text:p>-7.0116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7.1476" calcext:value-type="float">
            <text:p>-7.1476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7.3576" calcext:value-type="float">
            <text:p>-7.3576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7.3908" calcext:value-type="float">
            <text:p>-7.3908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2" calcext:value-type="float">
            <text:p>-2</text:p>
          </table:table-cell>
          <table:table-cell office:value-type="float" office:value="-67" calcext:value-type="float">
            <text:p>-67</text:p>
          </table:table-cell>
          <table:table-cell office:value-type="float" office:value="-7.32" calcext:value-type="float">
            <text:p>-7.32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7.3988" calcext:value-type="float">
            <text:p>-7.3988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7.136" calcext:value-type="float">
            <text:p>-7.136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6.984" calcext:value-type="float">
            <text:p>-6.984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7.0908" calcext:value-type="float">
            <text:p>-7.0908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-2" calcext:value-type="float">
            <text:p>-2</text:p>
          </table:table-cell>
          <table:table-cell office:value-type="float" office:value="-74" calcext:value-type="float">
            <text:p>-74</text:p>
          </table:table-cell>
          <table:table-cell office:value-type="float" office:value="-7.026" calcext:value-type="float">
            <text:p>-7.026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2" calcext:value-type="float">
            <text:p>-2</text:p>
          </table:table-cell>
          <table:table-cell office:value-type="float" office:value="-50" calcext:value-type="float">
            <text:p>-50</text:p>
          </table:table-cell>
          <table:table-cell office:value-type="float" office:value="-7.102" calcext:value-type="float">
            <text:p>-7.102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-2" calcext:value-type="float">
            <text:p>-2</text:p>
          </table:table-cell>
          <table:table-cell office:value-type="float" office:value="-69" calcext:value-type="float">
            <text:p>-69</text:p>
          </table:table-cell>
          <table:table-cell office:value-type="float" office:value="-6.952" calcext:value-type="float">
            <text:p>-6.952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2" calcext:value-type="float">
            <text:p>-2</text:p>
          </table:table-cell>
          <table:table-cell office:value-type="float" office:value="-69" calcext:value-type="float">
            <text:p>-69</text:p>
          </table:table-cell>
          <table:table-cell office:value-type="float" office:value="-7.06" calcext:value-type="float">
            <text:p>-7.06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-2" calcext:value-type="float">
            <text:p>-2</text:p>
          </table:table-cell>
          <table:table-cell office:value-type="float" office:value="-77" calcext:value-type="float">
            <text:p>-77</text:p>
          </table:table-cell>
          <table:table-cell office:value-type="float" office:value="-7.0768" calcext:value-type="float">
            <text:p>-7.0768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2" calcext:value-type="float">
            <text:p>-2</text:p>
          </table:table-cell>
          <table:table-cell office:value-type="float" office:value="-67" calcext:value-type="float">
            <text:p>-67</text:p>
          </table:table-cell>
          <table:table-cell office:value-type="float" office:value="-7.5228" calcext:value-type="float">
            <text:p>-7.5228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7.3152" calcext:value-type="float">
            <text:p>-7.3152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7.0904" calcext:value-type="float">
            <text:p>-7.0904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6.9896" calcext:value-type="float">
            <text:p>-6.9896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6.7608" calcext:value-type="float">
            <text:p>-6.7608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6.8708" calcext:value-type="float">
            <text:p>-6.8708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6.83" calcext:value-type="float">
            <text:p>-6.83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6.8532" calcext:value-type="float">
            <text:p>-6.8532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2" calcext:value-type="float">
            <text:p>-2</text:p>
          </table:table-cell>
          <table:table-cell office:value-type="float" office:value="-72" calcext:value-type="float">
            <text:p>-72</text:p>
          </table:table-cell>
          <table:table-cell office:value-type="float" office:value="-6.7464" calcext:value-type="float">
            <text:p>-6.7464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6.8864" calcext:value-type="float">
            <text:p>-6.8864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6.766" calcext:value-type="float">
            <text:p>-6.766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-2" calcext:value-type="float">
            <text:p>-2</text:p>
          </table:table-cell>
          <table:table-cell office:value-type="float" office:value="-67" calcext:value-type="float">
            <text:p>-67</text:p>
          </table:table-cell>
          <table:table-cell office:value-type="float" office:value="-6.8716" calcext:value-type="float">
            <text:p>-6.8716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2" calcext:value-type="float">
            <text:p>-2</text:p>
          </table:table-cell>
          <table:table-cell office:value-type="float" office:value="-83" calcext:value-type="float">
            <text:p>-83</text:p>
          </table:table-cell>
          <table:table-cell office:value-type="float" office:value="-7.0452" calcext:value-type="float">
            <text:p>-7.0452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2" calcext:value-type="float">
            <text:p>-2</text:p>
          </table:table-cell>
          <table:table-cell office:value-type="float" office:value="-91" calcext:value-type="float">
            <text:p>-91</text:p>
          </table:table-cell>
          <table:table-cell office:value-type="float" office:value="-7.358" calcext:value-type="float">
            <text:p>-7.358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2" calcext:value-type="float">
            <text:p>-2</text:p>
          </table:table-cell>
          <table:table-cell office:value-type="float" office:value="-79" calcext:value-type="float">
            <text:p>-79</text:p>
          </table:table-cell>
          <table:table-cell office:value-type="float" office:value="-7.35" calcext:value-type="float">
            <text:p>-7.35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-2" calcext:value-type="float">
            <text:p>-2</text:p>
          </table:table-cell>
          <table:table-cell office:value-type="float" office:value="-52" calcext:value-type="float">
            <text:p>-52</text:p>
          </table:table-cell>
          <table:table-cell office:value-type="float" office:value="-7.3356" calcext:value-type="float">
            <text:p>-7.3356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2" calcext:value-type="float">
            <text:p>-2</text:p>
          </table:table-cell>
          <table:table-cell office:value-type="float" office:value="-67" calcext:value-type="float">
            <text:p>-67</text:p>
          </table:table-cell>
          <table:table-cell office:value-type="float" office:value="-7.0524" calcext:value-type="float">
            <text:p>-7.0524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-2" calcext:value-type="float">
            <text:p>-2</text:p>
          </table:table-cell>
          <table:table-cell office:value-type="float" office:value="-81" calcext:value-type="float">
            <text:p>-81</text:p>
          </table:table-cell>
          <table:table-cell office:value-type="float" office:value="-7.0732" calcext:value-type="float">
            <text:p>-7.0732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2" calcext:value-type="float">
            <text:p>-2</text:p>
          </table:table-cell>
          <table:table-cell office:value-type="float" office:value="-72" calcext:value-type="float">
            <text:p>-72</text:p>
          </table:table-cell>
          <table:table-cell office:value-type="float" office:value="-7.3068" calcext:value-type="float">
            <text:p>-7.3068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2" calcext:value-type="float">
            <text:p>-2</text:p>
          </table:table-cell>
          <table:table-cell office:value-type="float" office:value="-76" calcext:value-type="float">
            <text:p>-76</text:p>
          </table:table-cell>
          <table:table-cell office:value-type="float" office:value="-7.2536" calcext:value-type="float">
            <text:p>-7.2536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2" calcext:value-type="float">
            <text:p>-2</text:p>
          </table:table-cell>
          <table:table-cell office:value-type="float" office:value="-79" calcext:value-type="float">
            <text:p>-79</text:p>
          </table:table-cell>
          <table:table-cell office:value-type="float" office:value="-7.2348" calcext:value-type="float">
            <text:p>-7.2348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7.2964" calcext:value-type="float">
            <text:p>-7.2964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7.0244" calcext:value-type="float">
            <text:p>-7.0244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-2" calcext:value-type="float">
            <text:p>-2</text:p>
          </table:table-cell>
          <table:table-cell office:value-type="float" office:value="-77" calcext:value-type="float">
            <text:p>-77</text:p>
          </table:table-cell>
          <table:table-cell office:value-type="float" office:value="-7.1012" calcext:value-type="float">
            <text:p>-7.1012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7.0868" calcext:value-type="float">
            <text:p>-7.0868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6.7628" calcext:value-type="float">
            <text:p>-6.7628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2" calcext:value-type="float">
            <text:p>-2</text:p>
          </table:table-cell>
          <table:table-cell office:value-type="float" office:value="-67" calcext:value-type="float">
            <text:p>-67</text:p>
          </table:table-cell>
          <table:table-cell office:value-type="float" office:value="-6.8172" calcext:value-type="float">
            <text:p>-6.8172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-2" calcext:value-type="float">
            <text:p>-2</text:p>
          </table:table-cell>
          <table:table-cell office:value-type="float" office:value="-86" calcext:value-type="float">
            <text:p>-86</text:p>
          </table:table-cell>
          <table:table-cell office:value-type="float" office:value="-6.9528" calcext:value-type="float">
            <text:p>-6.9528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2" calcext:value-type="float">
            <text:p>-2</text:p>
          </table:table-cell>
          <table:table-cell office:value-type="float" office:value="-56" calcext:value-type="float">
            <text:p>-56</text:p>
          </table:table-cell>
          <table:table-cell office:value-type="float" office:value="-7.0316" calcext:value-type="float">
            <text:p>-7.0316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6.866" calcext:value-type="float">
            <text:p>-6.866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7.0804" calcext:value-type="float">
            <text:p>-7.0804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-2" calcext:value-type="float">
            <text:p>-2</text:p>
          </table:table-cell>
          <table:table-cell office:value-type="float" office:value="-79" calcext:value-type="float">
            <text:p>-79</text:p>
          </table:table-cell>
          <table:table-cell office:value-type="float" office:value="-6.8364" calcext:value-type="float">
            <text:p>-6.8364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7.1072" calcext:value-type="float">
            <text:p>-7.1072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7.018" calcext:value-type="float">
            <text:p>-7.018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2" calcext:value-type="float">
            <text:p>-2</text:p>
          </table:table-cell>
          <table:table-cell office:value-type="float" office:value="-51" calcext:value-type="float">
            <text:p>-51</text:p>
          </table:table-cell>
          <table:table-cell office:value-type="float" office:value="-6.754" calcext:value-type="float">
            <text:p>-6.754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-2" calcext:value-type="float">
            <text:p>-2</text:p>
          </table:table-cell>
          <table:table-cell office:value-type="float" office:value="-74" calcext:value-type="float">
            <text:p>-74</text:p>
          </table:table-cell>
          <table:table-cell office:value-type="float" office:value="-6.68" calcext:value-type="float">
            <text:p>-6.68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2" calcext:value-type="float">
            <text:p>-2</text:p>
          </table:table-cell>
          <table:table-cell office:value-type="float" office:value="-70" calcext:value-type="float">
            <text:p>-70</text:p>
          </table:table-cell>
          <table:table-cell office:value-type="float" office:value="-6.9848" calcext:value-type="float">
            <text:p>-6.9848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7.0184" calcext:value-type="float">
            <text:p>-7.0184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2" calcext:value-type="float">
            <text:p>-2</text:p>
          </table:table-cell>
          <table:table-cell office:value-type="float" office:value="-81" calcext:value-type="float">
            <text:p>-81</text:p>
          </table:table-cell>
          <table:table-cell office:value-type="float" office:value="-6.9388" calcext:value-type="float">
            <text:p>-6.9388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7.0872" calcext:value-type="float">
            <text:p>-7.0872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2" calcext:value-type="float">
            <text:p>-2</text:p>
          </table:table-cell>
          <table:table-cell office:value-type="float" office:value="-72" calcext:value-type="float">
            <text:p>-72</text:p>
          </table:table-cell>
          <table:table-cell office:value-type="float" office:value="-6.8276" calcext:value-type="float">
            <text:p>-6.8276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-1" calcext:value-type="float">
            <text:p>-1</text:p>
          </table:table-cell>
          <table:table-cell office:value-type="float" office:value="-72" calcext:value-type="float">
            <text:p>-72</text:p>
          </table:table-cell>
          <table:table-cell office:value-type="float" office:value="-6.9068" calcext:value-type="float">
            <text:p>-6.9068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6.8268" calcext:value-type="float">
            <text:p>-6.8268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6.6912" calcext:value-type="float">
            <text:p>-6.6912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6.8844" calcext:value-type="float">
            <text:p>-6.8844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-2" calcext:value-type="float">
            <text:p>-2</text:p>
          </table:table-cell>
          <table:table-cell office:value-type="float" office:value="-59" calcext:value-type="float">
            <text:p>-59</text:p>
          </table:table-cell>
          <table:table-cell office:value-type="float" office:value="-6.6628" calcext:value-type="float">
            <text:p>-6.6628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2" calcext:value-type="float">
            <text:p>-2</text:p>
          </table:table-cell>
          <table:table-cell office:value-type="float" office:value="-61" calcext:value-type="float">
            <text:p>-61</text:p>
          </table:table-cell>
          <table:table-cell office:value-type="float" office:value="-6.7332" calcext:value-type="float">
            <text:p>-6.7332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-2" calcext:value-type="float">
            <text:p>-2</text:p>
          </table:table-cell>
          <table:table-cell office:value-type="float" office:value="-77" calcext:value-type="float">
            <text:p>-77</text:p>
          </table:table-cell>
          <table:table-cell office:value-type="float" office:value="-6.7508" calcext:value-type="float">
            <text:p>-6.7508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2" calcext:value-type="float">
            <text:p>-2</text:p>
          </table:table-cell>
          <table:table-cell office:value-type="float" office:value="-72" calcext:value-type="float">
            <text:p>-72</text:p>
          </table:table-cell>
          <table:table-cell office:value-type="float" office:value="-7.0428" calcext:value-type="float">
            <text:p>-7.0428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-2" calcext:value-type="float">
            <text:p>-2</text:p>
          </table:table-cell>
          <table:table-cell office:value-type="float" office:value="-62" calcext:value-type="float">
            <text:p>-62</text:p>
          </table:table-cell>
          <table:table-cell office:value-type="float" office:value="-7.0476" calcext:value-type="float">
            <text:p>-7.0476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2" calcext:value-type="float">
            <text:p>-2</text:p>
          </table:table-cell>
          <table:table-cell office:value-type="float" office:value="-58" calcext:value-type="float">
            <text:p>-58</text:p>
          </table:table-cell>
          <table:table-cell office:value-type="float" office:value="-6.7684" calcext:value-type="float">
            <text:p>-6.7684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-2" calcext:value-type="float">
            <text:p>-2</text:p>
          </table:table-cell>
          <table:table-cell office:value-type="float" office:value="-54" calcext:value-type="float">
            <text:p>-54</text:p>
          </table:table-cell>
          <table:table-cell office:value-type="float" office:value="-6.6696" calcext:value-type="float">
            <text:p>-6.6696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2" calcext:value-type="float">
            <text:p>-2</text:p>
          </table:table-cell>
          <table:table-cell office:value-type="float" office:value="-49" calcext:value-type="float">
            <text:p>-49</text:p>
          </table:table-cell>
          <table:table-cell office:value-type="float" office:value="-6.458" calcext:value-type="float">
            <text:p>-6.458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6.2712" calcext:value-type="float">
            <text:p>-6.2712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6.3028" calcext:value-type="float">
            <text:p>-6.3028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6.4392" calcext:value-type="float">
            <text:p>-6.4392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2" calcext:value-type="float">
            <text:p>-2</text:p>
          </table:table-cell>
          <table:table-cell office:value-type="float" office:value="-65" calcext:value-type="float">
            <text:p>-65</text:p>
          </table:table-cell>
          <table:table-cell office:value-type="float" office:value="-6.4748" calcext:value-type="float">
            <text:p>-6.4748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6.5464" calcext:value-type="float">
            <text:p>-6.5464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2" calcext:value-type="float">
            <text:p>-2</text:p>
          </table:table-cell>
          <table:table-cell office:value-type="float" office:value="-67" calcext:value-type="float">
            <text:p>-67</text:p>
          </table:table-cell>
          <table:table-cell office:value-type="float" office:value="-6.3632" calcext:value-type="float">
            <text:p>-6.3632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-2" calcext:value-type="float">
            <text:p>-2</text:p>
          </table:table-cell>
          <table:table-cell office:value-type="float" office:value="-53" calcext:value-type="float">
            <text:p>-53</text:p>
          </table:table-cell>
          <table:table-cell office:value-type="float" office:value="-6.5836" calcext:value-type="float">
            <text:p>-6.5836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2" calcext:value-type="float">
            <text:p>-2</text:p>
          </table:table-cell>
          <table:table-cell office:value-type="float" office:value="-86" calcext:value-type="float">
            <text:p>-86</text:p>
          </table:table-cell>
          <table:table-cell office:value-type="float" office:value="-6.3032" calcext:value-type="float">
            <text:p>-6.3032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6.6716" calcext:value-type="float">
            <text:p>-6.6716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2" calcext:value-type="float">
            <text:p>-2</text:p>
          </table:table-cell>
          <table:table-cell office:value-type="float" office:value="-81" calcext:value-type="float">
            <text:p>-81</text:p>
          </table:table-cell>
          <table:table-cell office:value-type="float" office:value="-6.76" calcext:value-type="float">
            <text:p>-6.76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6.916" calcext:value-type="float">
            <text:p>-6.916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2" calcext:value-type="float">
            <text:p>-2</text:p>
          </table:table-cell>
          <table:table-cell office:value-type="float" office:value="-71" calcext:value-type="float">
            <text:p>-71</text:p>
          </table:table-cell>
          <table:table-cell office:value-type="float" office:value="-6.9228" calcext:value-type="float">
            <text:p>-6.9228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-2" calcext:value-type="float">
            <text:p>-2</text:p>
          </table:table-cell>
          <table:table-cell office:value-type="float" office:value="-63" calcext:value-type="float">
            <text:p>-63</text:p>
          </table:table-cell>
          <table:table-cell office:value-type="float" office:value="-6.8076" calcext:value-type="float">
            <text:p>-6.8076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6.4872" calcext:value-type="float">
            <text:p>-6.4872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-2" calcext:value-type="float">
            <text:p>-2</text:p>
          </table:table-cell>
          <table:table-cell office:value-type="float" office:value="-57" calcext:value-type="float">
            <text:p>-57</text:p>
          </table:table-cell>
          <table:table-cell office:value-type="float" office:value="-6.5924" calcext:value-type="float">
            <text:p>-6.5924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2" calcext:value-type="float">
            <text:p>-2</text:p>
          </table:table-cell>
          <table:table-cell office:value-type="float" office:value="-79" calcext:value-type="float">
            <text:p>-79</text:p>
          </table:table-cell>
          <table:table-cell office:value-type="float" office:value="-6.5576" calcext:value-type="float">
            <text:p>-6.5576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-2" calcext:value-type="float">
            <text:p>-2</text:p>
          </table:table-cell>
          <table:table-cell office:value-type="float" office:value="-70" calcext:value-type="float">
            <text:p>-70</text:p>
          </table:table-cell>
          <table:table-cell office:value-type="float" office:value="-6.678" calcext:value-type="float">
            <text:p>-6.678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2" calcext:value-type="float">
            <text:p>-2</text:p>
          </table:table-cell>
          <table:table-cell office:value-type="float" office:value="-75" calcext:value-type="float">
            <text:p>-75</text:p>
          </table:table-cell>
          <table:table-cell office:value-type="float" office:value="-7.0172" calcext:value-type="float">
            <text:p>-7.0172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-2" calcext:value-type="float">
            <text:p>-2</text:p>
          </table:table-cell>
          <table:table-cell office:value-type="float" office:value="-64" calcext:value-type="float">
            <text:p>-64</text:p>
          </table:table-cell>
          <table:table-cell office:value-type="float" office:value="-7.1048" calcext:value-type="float">
            <text:p>-7.1048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2" calcext:value-type="float">
            <text:p>-2</text:p>
          </table:table-cell>
          <table:table-cell office:value-type="float" office:value="-73" calcext:value-type="float">
            <text:p>-73</text:p>
          </table:table-cell>
          <table:table-cell office:value-type="float" office:value="-6.7752" calcext:value-type="float">
            <text:p>-6.7752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-2" calcext:value-type="float">
            <text:p>-2</text:p>
          </table:table-cell>
          <table:table-cell office:value-type="float" office:value="-66" calcext:value-type="float">
            <text:p>-66</text:p>
          </table:table-cell>
          <table:table-cell office:value-type="float" office:value="-6.7304" calcext:value-type="float">
            <text:p>-6.7304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2" calcext:value-type="float">
            <text:p>-2</text:p>
          </table:table-cell>
          <table:table-cell office:value-type="float" office:value="-79" calcext:value-type="float">
            <text:p>-79</text:p>
          </table:table-cell>
          <table:table-cell office:value-type="float" office:value="-6.7904" calcext:value-type="float">
            <text:p>-6.7904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-2" calcext:value-type="float">
            <text:p>-2</text:p>
          </table:table-cell>
          <table:table-cell office:value-type="float" office:value="-60" calcext:value-type="float">
            <text:p>-60</text:p>
          </table:table-cell>
          <table:table-cell office:value-type="float" office:value="-7.0148" calcext:value-type="float">
            <text:p>-7.0148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6.5484" calcext:value-type="float">
            <text:p>-6.5484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2256" calcext:value-type="float">
            <text:p>-6.2256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" calcext:value-type="float">
            <text:p>-1</text:p>
          </table:table-cell>
          <table:table-cell office:value-type="float" office:value="-74" calcext:value-type="float">
            <text:p>-74</text:p>
          </table:table-cell>
          <table:table-cell office:value-type="float" office:value="-6.3644" calcext:value-type="float">
            <text:p>-6.3644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6.478" calcext:value-type="float">
            <text:p>-6.478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6.5872" calcext:value-type="float">
            <text:p>-6.5872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484" calcext:value-type="float">
            <text:p>-6.484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6.2904" calcext:value-type="float">
            <text:p>-6.2904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6.2728" calcext:value-type="float">
            <text:p>-6.2728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6.1528" calcext:value-type="float">
            <text:p>-6.1528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-1" calcext:value-type="float">
            <text:p>-1</text:p>
          </table:table-cell>
          <table:table-cell office:value-type="float" office:value="-79" calcext:value-type="float">
            <text:p>-79</text:p>
          </table:table-cell>
          <table:table-cell office:value-type="float" office:value="-6.1608" calcext:value-type="float">
            <text:p>-6.1608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" calcext:value-type="float">
            <text:p>-1</text:p>
          </table:table-cell>
          <table:table-cell office:value-type="float" office:value="-81" calcext:value-type="float">
            <text:p>-81</text:p>
          </table:table-cell>
          <table:table-cell office:value-type="float" office:value="-6.4196" calcext:value-type="float">
            <text:p>-6.4196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6.4808" calcext:value-type="float">
            <text:p>-6.4808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6.0912" calcext:value-type="float">
            <text:p>-6.0912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6.2008" calcext:value-type="float">
            <text:p>-6.2008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6.1864" calcext:value-type="float">
            <text:p>-6.1864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6.2236" calcext:value-type="float">
            <text:p>-6.2236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6.3112" calcext:value-type="float">
            <text:p>-6.3112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6.1856" calcext:value-type="float">
            <text:p>-6.1856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6.222" calcext:value-type="float">
            <text:p>-6.222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6.478" calcext:value-type="float">
            <text:p>-6.478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6.362" calcext:value-type="float">
            <text:p>-6.362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6.284" calcext:value-type="float">
            <text:p>-6.284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6.3656" calcext:value-type="float">
            <text:p>-6.3656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6.4236" calcext:value-type="float">
            <text:p>-6.4236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" calcext:value-type="float">
            <text:p>-1</text:p>
          </table:table-cell>
          <table:table-cell office:value-type="float" office:value="-85" calcext:value-type="float">
            <text:p>-85</text:p>
          </table:table-cell>
          <table:table-cell office:value-type="float" office:value="-6.3716" calcext:value-type="float">
            <text:p>-6.3716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-1" calcext:value-type="float">
            <text:p>-1</text:p>
          </table:table-cell>
          <table:table-cell office:value-type="float" office:value="-89" calcext:value-type="float">
            <text:p>-89</text:p>
          </table:table-cell>
          <table:table-cell office:value-type="float" office:value="-6.5736" calcext:value-type="float">
            <text:p>-6.5736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6.8164" calcext:value-type="float">
            <text:p>-6.8164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-1" calcext:value-type="float">
            <text:p>-1</text:p>
          </table:table-cell>
          <table:table-cell office:value-type="float" office:value="-75" calcext:value-type="float">
            <text:p>-75</text:p>
          </table:table-cell>
          <table:table-cell office:value-type="float" office:value="-6.5692" calcext:value-type="float">
            <text:p>-6.5692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" calcext:value-type="float">
            <text:p>-1</text:p>
          </table:table-cell>
          <table:table-cell office:value-type="float" office:value="-86" calcext:value-type="float">
            <text:p>-86</text:p>
          </table:table-cell>
          <table:table-cell office:value-type="float" office:value="-6.5744" calcext:value-type="float">
            <text:p>-6.5744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6.788" calcext:value-type="float">
            <text:p>-6.788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6.556" calcext:value-type="float">
            <text:p>-6.556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6.2152" calcext:value-type="float">
            <text:p>-6.2152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" calcext:value-type="float">
            <text:p>-1</text:p>
          </table:table-cell>
          <table:table-cell office:value-type="float" office:value="-50" calcext:value-type="float">
            <text:p>-50</text:p>
          </table:table-cell>
          <table:table-cell office:value-type="float" office:value="-6.1768" calcext:value-type="float">
            <text:p>-6.1768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6.1456" calcext:value-type="float">
            <text:p>-6.1456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5.8276" calcext:value-type="float">
            <text:p>-5.8276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6.008" calcext:value-type="float">
            <text:p>-6.008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6.1112" calcext:value-type="float">
            <text:p>-6.1112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-1" calcext:value-type="float">
            <text:p>-1</text:p>
          </table:table-cell>
          <table:table-cell office:value-type="float" office:value="-77" calcext:value-type="float">
            <text:p>-77</text:p>
          </table:table-cell>
          <table:table-cell office:value-type="float" office:value="-5.9528" calcext:value-type="float">
            <text:p>-5.9528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6.0928" calcext:value-type="float">
            <text:p>-6.0928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6.1792" calcext:value-type="float">
            <text:p>-6.1792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6.3532" calcext:value-type="float">
            <text:p>-6.3532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6.0968" calcext:value-type="float">
            <text:p>-6.0968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5.956" calcext:value-type="float">
            <text:p>-5.956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6.014" calcext:value-type="float">
            <text:p>-6.014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5.9424" calcext:value-type="float">
            <text:p>-5.9424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6.1644" calcext:value-type="float">
            <text:p>-6.1644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9612" calcext:value-type="float">
            <text:p>-5.9612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5.798" calcext:value-type="float">
            <text:p>-5.798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" calcext:value-type="float">
            <text:p>-1</text:p>
          </table:table-cell>
          <table:table-cell office:value-type="float" office:value="-68" calcext:value-type="float">
            <text:p>-68</text:p>
          </table:table-cell>
          <table:table-cell office:value-type="float" office:value="-5.7588" calcext:value-type="float">
            <text:p>-5.7588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6.1672" calcext:value-type="float">
            <text:p>-6.1672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" calcext:value-type="float">
            <text:p>-1</text:p>
          </table:table-cell>
          <table:table-cell office:value-type="float" office:value="-58" calcext:value-type="float">
            <text:p>-58</text:p>
          </table:table-cell>
          <table:table-cell office:value-type="float" office:value="-6.1692" calcext:value-type="float">
            <text:p>-6.1692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5.94" calcext:value-type="float">
            <text:p>-5.94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6.0552" calcext:value-type="float">
            <text:p>-6.0552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-1" calcext:value-type="float">
            <text:p>-1</text:p>
          </table:table-cell>
          <table:table-cell office:value-type="float" office:value="-74" calcext:value-type="float">
            <text:p>-74</text:p>
          </table:table-cell>
          <table:table-cell office:value-type="float" office:value="-6.07" calcext:value-type="float">
            <text:p>-6.07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" calcext:value-type="float">
            <text:p>-1</text:p>
          </table:table-cell>
          <table:table-cell office:value-type="float" office:value="-62" calcext:value-type="float">
            <text:p>-62</text:p>
          </table:table-cell>
          <table:table-cell office:value-type="float" office:value="-6.0364" calcext:value-type="float">
            <text:p>-6.0364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6.3284" calcext:value-type="float">
            <text:p>-6.3284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" calcext:value-type="float">
            <text:p>-1</text:p>
          </table:table-cell>
          <table:table-cell office:value-type="float" office:value="-49" calcext:value-type="float">
            <text:p>-49</text:p>
          </table:table-cell>
          <table:table-cell office:value-type="float" office:value="-5.9728" calcext:value-type="float">
            <text:p>-5.9728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5.788" calcext:value-type="float">
            <text:p>-5.788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5.96" calcext:value-type="float">
            <text:p>-5.96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-1" calcext:value-type="float">
            <text:p>-1</text:p>
          </table:table-cell>
          <table:table-cell office:value-type="float" office:value="-74" calcext:value-type="float">
            <text:p>-74</text:p>
          </table:table-cell>
          <table:table-cell office:value-type="float" office:value="-6.1608" calcext:value-type="float">
            <text:p>-6.1608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" calcext:value-type="float">
            <text:p>-1</text:p>
          </table:table-cell>
          <table:table-cell office:value-type="float" office:value="-76" calcext:value-type="float">
            <text:p>-76</text:p>
          </table:table-cell>
          <table:table-cell office:value-type="float" office:value="-6.1964" calcext:value-type="float">
            <text:p>-6.1964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-1" calcext:value-type="float">
            <text:p>-1</text:p>
          </table:table-cell>
          <table:table-cell office:value-type="float" office:value="-76" calcext:value-type="float">
            <text:p>-76</text:p>
          </table:table-cell>
          <table:table-cell office:value-type="float" office:value="-6.2364" calcext:value-type="float">
            <text:p>-6.2364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6.1932" calcext:value-type="float">
            <text:p>-6.1932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-1" calcext:value-type="float">
            <text:p>-1</text:p>
          </table:table-cell>
          <table:table-cell office:value-type="float" office:value="-87" calcext:value-type="float">
            <text:p>-87</text:p>
          </table:table-cell>
          <table:table-cell office:value-type="float" office:value="-6.024" calcext:value-type="float">
            <text:p>-6.024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6.3324" calcext:value-type="float">
            <text:p>-6.3324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6.376" calcext:value-type="float">
            <text:p>-6.376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6.0572" calcext:value-type="float">
            <text:p>-6.0572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-1" calcext:value-type="float">
            <text:p>-1</text:p>
          </table:table-cell>
          <table:table-cell office:value-type="float" office:value="-79" calcext:value-type="float">
            <text:p>-79</text:p>
          </table:table-cell>
          <table:table-cell office:value-type="float" office:value="-5.8796" calcext:value-type="float">
            <text:p>-5.8796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" calcext:value-type="float">
            <text:p>-1</text:p>
          </table:table-cell>
          <table:table-cell office:value-type="float" office:value="-66" calcext:value-type="float">
            <text:p>-66</text:p>
          </table:table-cell>
          <table:table-cell office:value-type="float" office:value="-6.2928" calcext:value-type="float">
            <text:p>-6.2928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6.2752" calcext:value-type="float">
            <text:p>-6.2752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5.92" calcext:value-type="float">
            <text:p>-5.92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-1" calcext:value-type="float">
            <text:p>-1</text:p>
          </table:table-cell>
          <table:table-cell office:value-type="float" office:value="-51" calcext:value-type="float">
            <text:p>-51</text:p>
          </table:table-cell>
          <table:table-cell office:value-type="float" office:value="-5.7528" calcext:value-type="float">
            <text:p>-5.7528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5.8488" calcext:value-type="float">
            <text:p>-5.8488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-1" calcext:value-type="float">
            <text:p>-1</text:p>
          </table:table-cell>
          <table:table-cell office:value-type="float" office:value="-54" calcext:value-type="float">
            <text:p>-54</text:p>
          </table:table-cell>
          <table:table-cell office:value-type="float" office:value="-5.7056" calcext:value-type="float">
            <text:p>-5.7056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" calcext:value-type="float">
            <text:p>-1</text:p>
          </table:table-cell>
          <table:table-cell office:value-type="float" office:value="-73" calcext:value-type="float">
            <text:p>-73</text:p>
          </table:table-cell>
          <table:table-cell office:value-type="float" office:value="-5.8084" calcext:value-type="float">
            <text:p>-5.8084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5.9896" calcext:value-type="float">
            <text:p>-5.9896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5.974" calcext:value-type="float">
            <text:p>-5.974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office:value-type="float" office:value="-59" calcext:value-type="float">
            <text:p>-59</text:p>
          </table:table-cell>
          <table:table-cell office:value-type="float" office:value="-5.762" calcext:value-type="float">
            <text:p>-5.762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5624" calcext:value-type="float">
            <text:p>-5.562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-1" calcext:value-type="float">
            <text:p>-1</text:p>
          </table:table-cell>
          <table:table-cell office:value-type="float" office:value="-70" calcext:value-type="float">
            <text:p>-70</text:p>
          </table:table-cell>
          <table:table-cell office:value-type="float" office:value="-5.5932" calcext:value-type="float">
            <text:p>-5.5932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" calcext:value-type="float">
            <text:p>-1</text:p>
          </table:table-cell>
          <table:table-cell office:value-type="float" office:value="-56" calcext:value-type="float">
            <text:p>-56</text:p>
          </table:table-cell>
          <table:table-cell office:value-type="float" office:value="-5.756" calcext:value-type="float">
            <text:p>-5.756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5.6016" calcext:value-type="float">
            <text:p>-5.6016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" calcext:value-type="float">
            <text:p>-1</text:p>
          </table:table-cell>
          <table:table-cell office:value-type="float" office:value="-81" calcext:value-type="float">
            <text:p>-81</text:p>
          </table:table-cell>
          <table:table-cell office:value-type="float" office:value="-5.7396" calcext:value-type="float">
            <text:p>-5.7396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6.162" calcext:value-type="float">
            <text:p>-6.162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6.1584" calcext:value-type="float">
            <text:p>-6.1584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6.16" calcext:value-type="float">
            <text:p>-6.16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6.1296" calcext:value-type="float">
            <text:p>-6.1296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6.0812" calcext:value-type="float">
            <text:p>-6.0812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5.7084" calcext:value-type="float">
            <text:p>-5.7084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5.8512" calcext:value-type="float">
            <text:p>-5.8512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5.8304" calcext:value-type="float">
            <text:p>-5.8304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-1" calcext:value-type="float">
            <text:p>-1</text:p>
          </table:table-cell>
          <table:table-cell office:value-type="float" office:value="-85" calcext:value-type="float">
            <text:p>-85</text:p>
          </table:table-cell>
          <table:table-cell office:value-type="float" office:value="-5.964" calcext:value-type="float">
            <text:p>-5.964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" calcext:value-type="float">
            <text:p>-1</text:p>
          </table:table-cell>
          <table:table-cell office:value-type="float" office:value="-71" calcext:value-type="float">
            <text:p>-71</text:p>
          </table:table-cell>
          <table:table-cell office:value-type="float" office:value="-6.1428" calcext:value-type="float">
            <text:p>-6.142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-1" calcext:value-type="float">
            <text:p>-1</text:p>
          </table:table-cell>
          <table:table-cell office:value-type="float" office:value="-52" calcext:value-type="float">
            <text:p>-52</text:p>
          </table:table-cell>
          <table:table-cell office:value-type="float" office:value="-6.116" calcext:value-type="float">
            <text:p>-6.116</text:p>
          </table:table-cell>
          <table:table-cell table:number-columns-repeated="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5.8648" calcext:value-type="float">
            <text:p>-5.8648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-1" calcext:value-type="float">
            <text:p>-1</text:p>
          </table:table-cell>
          <table:table-cell office:value-type="float" office:value="-65" calcext:value-type="float">
            <text:p>-65</text:p>
          </table:table-cell>
          <table:table-cell office:value-type="float" office:value="-5.8008" calcext:value-type="float">
            <text:p>-5.800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" calcext:value-type="float">
            <text:p>-1</text:p>
          </table:table-cell>
          <table:table-cell office:value-type="float" office:value="-74" calcext:value-type="float">
            <text:p>-74</text:p>
          </table:table-cell>
          <table:table-cell office:value-type="float" office:value="-5.8368" calcext:value-type="float">
            <text:p>-5.8368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6.074" calcext:value-type="float">
            <text:p>-6.074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" calcext:value-type="float">
            <text:p>-1</text:p>
          </table:table-cell>
          <table:table-cell office:value-type="float" office:value="-80" calcext:value-type="float">
            <text:p>-80</text:p>
          </table:table-cell>
          <table:table-cell office:value-type="float" office:value="-5.79" calcext:value-type="float">
            <text:p>-5.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-1" calcext:value-type="float">
            <text:p>-1</text:p>
          </table:table-cell>
          <table:table-cell office:value-type="float" office:value="-77" calcext:value-type="float">
            <text:p>-77</text:p>
          </table:table-cell>
          <table:table-cell office:value-type="float" office:value="-5.9492" calcext:value-type="float">
            <text:p>-5.949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" calcext:value-type="float">
            <text:p>-1</text:p>
          </table:table-cell>
          <table:table-cell office:value-type="float" office:value="-57" calcext:value-type="float">
            <text:p>-57</text:p>
          </table:table-cell>
          <table:table-cell office:value-type="float" office:value="-6.12" calcext:value-type="float">
            <text:p>-6.1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-60" calcext:value-type="float">
            <text:p>-60</text:p>
          </table:table-cell>
          <table:table-cell office:value-type="float" office:value="-5.9124" calcext:value-type="float">
            <text:p>-5.9124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5.6516" calcext:value-type="float">
            <text:p>-5.6516</text:p>
          </table:table-cell>
          <table:table-cell table:number-columns-repeated="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5.6028" calcext:value-type="float">
            <text:p>-5.6028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5.5412" calcext:value-type="float">
            <text:p>-5.541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1" calcext:value-type="float">
            <text:p>-1</text:p>
          </table:table-cell>
          <table:table-cell office:value-type="float" office:value="-55" calcext:value-type="float">
            <text:p>-55</text:p>
          </table:table-cell>
          <table:table-cell office:value-type="float" office:value="-5.3364" calcext:value-type="float">
            <text:p>-5.3364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" calcext:value-type="float">
            <text:p>-1</text:p>
          </table:table-cell>
          <table:table-cell office:value-type="float" office:value="-61" calcext:value-type="float">
            <text:p>-61</text:p>
          </table:table-cell>
          <table:table-cell office:value-type="float" office:value="-5.2004" calcext:value-type="float">
            <text:p>-5.2004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5084" calcext:value-type="float">
            <text:p>-5.5084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" calcext:value-type="float">
            <text:p>-1</text:p>
          </table:table-cell>
          <table:table-cell office:value-type="float" office:value="-64" calcext:value-type="float">
            <text:p>-64</text:p>
          </table:table-cell>
          <table:table-cell office:value-type="float" office:value="-5.4512" calcext:value-type="float">
            <text:p>-5.4512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5.4304" calcext:value-type="float">
            <text:p>-5.4304</text:p>
          </table:table-cell>
          <table:table-cell table:number-columns-repeated="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" calcext:value-type="float">
            <text:p>-1</text:p>
          </table:table-cell>
          <table:table-cell office:value-type="float" office:value="-63" calcext:value-type="float">
            <text:p>-63</text:p>
          </table:table-cell>
          <table:table-cell office:value-type="float" office:value="-5.5204" calcext:value-type="float">
            <text:p>-5.5204</text:p>
          </table:table-cell>
          <table:table-cell table:number-columns-repeated="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-1" calcext:value-type="float">
            <text:p>-1</text:p>
          </table:table-cell>
          <table:table-cell office:value-type="float" office:value="-53" calcext:value-type="float">
            <text:p>-53</text:p>
          </table:table-cell>
          <table:table-cell office:value-type="float" office:value="-5.7616" calcext:value-type="float">
            <text:p>-5.7616</text:p>
          </table:table-cell>
          <table:table-cell table:number-columns-repeated="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" calcext:value-type="float">
            <text:p>-1</text:p>
          </table:table-cell>
          <table:table-cell office:value-type="float" office:value="-67" calcext:value-type="float">
            <text:p>-67</text:p>
          </table:table-cell>
          <table:table-cell office:value-type="float" office:value="-5.4692" calcext:value-type="float">
            <text:p>-5.4692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5.4944" calcext:value-type="float">
            <text:p>-5.4944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" calcext:value-type="float">
            <text:p>-1</text:p>
          </table:table-cell>
          <table:table-cell office:value-type="float" office:value="-69" calcext:value-type="float">
            <text:p>-69</text:p>
          </table:table-cell>
          <table:table-cell office:value-type="float" office:value="-5.5556" calcext:value-type="float">
            <text:p>-5.5556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" calcext:value-type="float">
            <text:p>0</text:p>
          </table:table-cell>
          <table:table-cell office:value-type="float" office:value="-67" calcext:value-type="float">
            <text:p>-67</text:p>
          </table:table-cell>
          <table:table-cell office:value-type="float" office:value="-5.642" calcext:value-type="float">
            <text:p>-5.64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8T12:32:58.094000000</dc:date>
    <meta:editing-duration>PT1M19S</meta:editing-duration>
    <meta:editing-cycles>1</meta:editing-cycles>
    <meta:document-statistic meta:table-count="1" meta:cell-count="19240" meta:object-count="0"/>
    <meta:generator>LibreOffice/4.4.3.2$Windows_x86 LibreOffice_project/88805f81e9fe61362df02b9941de8e38a9b5fd16</meta:generator>
  </office:meta>
</office:document-meta>
</file>